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5.399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5.209cm"/>
    </style:style>
    <style:style style:name="co14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map style:condition="cell-content()=[.$M2]" style:apply-style-name="Good" style:base-cell-address="results_2_raw.B2"/>
      <style:map style:condition="cell-content()=[.$N2]" style:apply-style-name="Bad" style:base-cell-address="results_2_raw.B2"/>
    </style:style>
    <style:style style:name="ce4" style:family="table-cell" style:parent-style-name="Default" style:data-style-name="N2">
      <style:text-properties fo:font-weight="bold" style:font-weight-asian="bold" style:font-weight-complex="bold"/>
      <style:map style:condition="cell-content()=[.$M2]" style:apply-style-name="Good" style:base-cell-address="results_2_raw.B2"/>
      <style:map style:condition="cell-content()=[.$N2]" style:apply-style-name="Bad" style:base-cell-address="results_2_raw.B2"/>
    </style:style>
    <style:style style:name="ce2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1.02" style:apply-style-name="Good" style:base-cell-address="results_2.B5"/>
      <style:map style:condition="cell-content()&gt;1.2" style:apply-style-name="Bad" style:base-cell-address="results_2.B5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1.02" style:apply-style-name="Good" style:base-cell-address="results_2.B5"/>
      <style:map style:condition="cell-content()&gt;1.2" style:apply-style-name="Bad" style:base-cell-address="results_2.B5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1.02" style:apply-style-name="Good" style:base-cell-address="results_3.B5"/>
      <style:map style:condition="cell-content()&gt;1.2" style:apply-style-name="Bad" style:base-cell-address="results_3.B5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5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5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_2_raw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number-columns-repeated="3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BigLFSR&lt;N, std::uint16_t, false&gt;</text:p>
          </table:table-cell>
          <table:table-cell table:style-name="Default" office:value-type="string" calcext:value-type="string">
            <text:p>BigLFSR&lt;N, std::uint16_t, true&gt;</text:p>
          </table:table-cell>
          <table:table-cell table:style-name="Default" office:value-type="string" calcext:value-type="string">
            <text:p>BigLFSR&lt;N, std::uint32_t, false&gt;</text:p>
          </table:table-cell>
          <table:table-cell table:style-name="Default" office:value-type="string" calcext:value-type="string">
            <text:p>BigLFSR&lt;N, std::uint32_t, true&gt;</text:p>
          </table:table-cell>
          <table:table-cell table:style-name="Default" office:value-type="string" calcext:value-type="string">
            <text:p>BigLFSR&lt;N, std::uint64_t, false&gt;</text:p>
          </table:table-cell>
          <table:table-cell table:style-name="Default" office:value-type="string" calcext:value-type="string">
            <text:p>BigLFSR&lt;N, std::uint64_t, true&gt;</text:p>
          </table:table-cell>
          <table:table-cell table:style-name="Default" office:value-type="string" calcext:value-type="string">
            <text:p>BigLFSR&lt;N, std::uint8_t, false&gt;</text:p>
          </table:table-cell>
          <table:table-cell table:style-name="Default" office:value-type="string" calcext:value-type="string">
            <text:p>BigLFSR&lt;N, std::uint8_t, true&gt;</text:p>
          </table:table-cell>
          <table:table-cell table:style-name="Default" office:value-type="string" calcext:value-type="string">
            <text:p>SmallLFSR&lt;N, false&gt;</text:p>
          </table:table-cell>
          <table:table-cell table:style-name="Default" office:value-type="string" calcext:value-type="string">
            <text:p>SmallLFSR&lt;N, true&gt;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worst/best ratio</text:p>
          </table:table-cell>
          <table:table-cell/>
          <table:table-cell office:value-type="string" calcext:value-type="string">
            <text:p>SmallLFSR true/fals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.30197" calcext:value-type="float">
            <text:p>1,30</text:p>
          </table:table-cell>
          <table:table-cell table:style-name="ce3" office:value-type="float" office:value="1.06388" calcext:value-type="float">
            <text:p>1,06</text:p>
          </table:table-cell>
          <table:table-cell table:style-name="ce3" office:value-type="float" office:value="1.30172" calcext:value-type="float">
            <text:p>1,30</text:p>
          </table:table-cell>
          <table:table-cell table:style-name="ce3" office:value-type="float" office:value="1.06042" calcext:value-type="float">
            <text:p>1,06</text:p>
          </table:table-cell>
          <table:table-cell table:style-name="ce3" office:value-type="float" office:value="1.29065" calcext:value-type="float">
            <text:p>1,29</text:p>
          </table:table-cell>
          <table:table-cell table:style-name="ce3" office:value-type="float" office:value="1.06214" calcext:value-type="float">
            <text:p>1,06</text:p>
          </table:table-cell>
          <table:table-cell table:style-name="ce3" office:value-type="float" office:value="1.31362" calcext:value-type="float">
            <text:p>1,31</text:p>
          </table:table-cell>
          <table:table-cell table:style-name="ce3" office:value-type="float" office:value="1.05617" calcext:value-type="float">
            <text:p>1,06</text:p>
          </table:table-cell>
          <table:table-cell table:style-name="ce3" office:value-type="float" office:value="1.28819" calcext:value-type="float">
            <text:p>1,29</text:p>
          </table:table-cell>
          <table:table-cell table:style-name="ce3" office:value-type="float" office:value="1.13558" calcext:value-type="float">
            <text:p>1,14</text:p>
          </table:table-cell>
          <table:table-cell/>
          <table:table-cell table:formula="of:=MIN([.B2:.K2])" office:value-type="float" office:value="1.05617" calcext:value-type="float">
            <text:p>1,06</text:p>
          </table:table-cell>
          <table:table-cell table:formula="of:=MAX([.B2:.K2])" office:value-type="float" office:value="1.31362" calcext:value-type="float">
            <text:p>1,31</text:p>
          </table:table-cell>
          <table:table-cell table:style-name="ce2" table:formula="of:=[.N2]/[.M2]" office:value-type="float" office:value="1.24375810712291" calcext:value-type="float">
            <text:p>1,24</text:p>
          </table:table-cell>
          <table:table-cell/>
          <table:table-cell table:formula="of:=[.K2]/[.F2]" office:value-type="float" office:value="0.879851237748421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.29023" calcext:value-type="float">
            <text:p>1,29</text:p>
          </table:table-cell>
          <table:table-cell table:style-name="ce3" office:value-type="float" office:value="1.13729" calcext:value-type="float">
            <text:p>1,14</text:p>
          </table:table-cell>
          <table:table-cell table:style-name="ce3" office:value-type="float" office:value="1.29486" calcext:value-type="float">
            <text:p>1,29</text:p>
          </table:table-cell>
          <table:table-cell table:style-name="ce3" office:value-type="float" office:value="1.06095" calcext:value-type="float">
            <text:p>1,06</text:p>
          </table:table-cell>
          <table:table-cell table:style-name="ce3" office:value-type="float" office:value="1.29081" calcext:value-type="float">
            <text:p>1,29</text:p>
          </table:table-cell>
          <table:table-cell table:style-name="ce3" office:value-type="float" office:value="1.11208" calcext:value-type="float">
            <text:p>1,11</text:p>
          </table:table-cell>
          <table:table-cell table:style-name="ce3" office:value-type="float" office:value="1.29298" calcext:value-type="float">
            <text:p>1,29</text:p>
          </table:table-cell>
          <table:table-cell table:style-name="ce3" office:value-type="float" office:value="1.06036" calcext:value-type="float">
            <text:p>1,06</text:p>
          </table:table-cell>
          <table:table-cell table:style-name="ce3" office:value-type="float" office:value="1.30474" calcext:value-type="float">
            <text:p>1,30</text:p>
          </table:table-cell>
          <table:table-cell table:style-name="ce3" office:value-type="float" office:value="1.19274" calcext:value-type="float">
            <text:p>1,19</text:p>
          </table:table-cell>
          <table:table-cell/>
          <table:table-cell table:formula="of:=MIN([.B3:.K3])" office:value-type="float" office:value="1.06036" calcext:value-type="float">
            <text:p>1,06</text:p>
          </table:table-cell>
          <table:table-cell table:formula="of:=MAX([.B3:.K3])" office:value-type="float" office:value="1.30474" calcext:value-type="float">
            <text:p>1,30</text:p>
          </table:table-cell>
          <table:table-cell table:style-name="ce2" table:formula="of:=[.N3]/[.M3]" office:value-type="float" office:value="1.23046889735562" calcext:value-type="float">
            <text:p>1,23</text:p>
          </table:table-cell>
          <table:table-cell/>
          <table:table-cell table:formula="of:=[.K3]/[.F3]" office:value-type="float" office:value="0.92402444976410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.31292" calcext:value-type="float">
            <text:p>1,31</text:p>
          </table:table-cell>
          <table:table-cell table:style-name="ce3" office:value-type="float" office:value="1.04043" calcext:value-type="float">
            <text:p>1,04</text:p>
          </table:table-cell>
          <table:table-cell table:style-name="ce3" office:value-type="float" office:value="1.33043" calcext:value-type="float">
            <text:p>1,33</text:p>
          </table:table-cell>
          <table:table-cell table:style-name="ce3" office:value-type="float" office:value="1.07208" calcext:value-type="float">
            <text:p>1,07</text:p>
          </table:table-cell>
          <table:table-cell table:style-name="ce3" office:value-type="float" office:value="1.40543" calcext:value-type="float">
            <text:p>1,41</text:p>
          </table:table-cell>
          <table:table-cell table:style-name="ce3" office:value-type="float" office:value="1.07031" calcext:value-type="float">
            <text:p>1,07</text:p>
          </table:table-cell>
          <table:table-cell table:style-name="ce3" office:value-type="float" office:value="1.39712" calcext:value-type="float">
            <text:p>1,40</text:p>
          </table:table-cell>
          <table:table-cell table:style-name="ce3" office:value-type="float" office:value="1.06262" calcext:value-type="float">
            <text:p>1,06</text:p>
          </table:table-cell>
          <table:table-cell table:style-name="ce3" office:value-type="float" office:value="1.32672" calcext:value-type="float">
            <text:p>1,33</text:p>
          </table:table-cell>
          <table:table-cell table:style-name="ce3" office:value-type="float" office:value="1.25932" calcext:value-type="float">
            <text:p>1,26</text:p>
          </table:table-cell>
          <table:table-cell/>
          <table:table-cell table:formula="of:=MIN([.B4:.K4])" office:value-type="float" office:value="1.04043" calcext:value-type="float">
            <text:p>1,04</text:p>
          </table:table-cell>
          <table:table-cell table:formula="of:=MAX([.B4:.K4])" office:value-type="float" office:value="1.40543" calcext:value-type="float">
            <text:p>1,41</text:p>
          </table:table-cell>
          <table:table-cell table:style-name="ce2" table:formula="of:=[.N4]/[.M4]" office:value-type="float" office:value="1.35081648933614" calcext:value-type="float">
            <text:p>1,35</text:p>
          </table:table-cell>
          <table:table-cell/>
          <table:table-cell table:formula="of:=[.K4]/[.F4]" office:value-type="float" office:value="0.896038934703258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.28944" calcext:value-type="float">
            <text:p>1,29</text:p>
          </table:table-cell>
          <table:table-cell table:style-name="ce3" office:value-type="float" office:value="1.30776" calcext:value-type="float">
            <text:p>1,31</text:p>
          </table:table-cell>
          <table:table-cell table:style-name="ce3" office:value-type="float" office:value="1.31784" calcext:value-type="float">
            <text:p>1,32</text:p>
          </table:table-cell>
          <table:table-cell table:style-name="ce3" office:value-type="float" office:value="1.27894" calcext:value-type="float">
            <text:p>1,28</text:p>
          </table:table-cell>
          <table:table-cell table:style-name="ce3" office:value-type="float" office:value="1.2908" calcext:value-type="float">
            <text:p>1,29</text:p>
          </table:table-cell>
          <table:table-cell table:style-name="ce3" office:value-type="float" office:value="1.29385" calcext:value-type="float">
            <text:p>1,29</text:p>
          </table:table-cell>
          <table:table-cell table:style-name="ce3" office:value-type="float" office:value="1.29032" calcext:value-type="float">
            <text:p>1,29</text:p>
          </table:table-cell>
          <table:table-cell table:style-name="ce3" office:value-type="float" office:value="1.28062" calcext:value-type="float">
            <text:p>1,28</text:p>
          </table:table-cell>
          <table:table-cell table:style-name="ce3" office:value-type="float" office:value="1.29675" calcext:value-type="float">
            <text:p>1,30</text:p>
          </table:table-cell>
          <table:table-cell table:style-name="ce3" office:value-type="float" office:value="1.27178" calcext:value-type="float">
            <text:p>1,27</text:p>
          </table:table-cell>
          <table:table-cell/>
          <table:table-cell table:formula="of:=MIN([.B5:.K5])" office:value-type="float" office:value="1.27178" calcext:value-type="float">
            <text:p>1,27</text:p>
          </table:table-cell>
          <table:table-cell table:formula="of:=MAX([.B5:.K5])" office:value-type="float" office:value="1.31784" calcext:value-type="float">
            <text:p>1,32</text:p>
          </table:table-cell>
          <table:table-cell table:style-name="ce2" table:formula="of:=[.N5]/[.M5]" office:value-type="float" office:value="1.03621695576279" calcext:value-type="float">
            <text:p>1,04</text:p>
          </table:table-cell>
          <table:table-cell/>
          <table:table-cell table:formula="of:=[.K5]/[.F5]" office:value-type="float" office:value="0.985264951967772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.29028" calcext:value-type="float">
            <text:p>1,29</text:p>
          </table:table-cell>
          <table:table-cell table:style-name="ce3" office:value-type="float" office:value="1.334" calcext:value-type="float">
            <text:p>1,33</text:p>
          </table:table-cell>
          <table:table-cell table:style-name="ce3" office:value-type="float" office:value="1.31452" calcext:value-type="float">
            <text:p>1,31</text:p>
          </table:table-cell>
          <table:table-cell table:style-name="ce3" office:value-type="float" office:value="1.29421" calcext:value-type="float">
            <text:p>1,29</text:p>
          </table:table-cell>
          <table:table-cell table:style-name="ce3" office:value-type="float" office:value="1.30375" calcext:value-type="float">
            <text:p>1,30</text:p>
          </table:table-cell>
          <table:table-cell table:style-name="ce3" office:value-type="float" office:value="1.31173" calcext:value-type="float">
            <text:p>1,31</text:p>
          </table:table-cell>
          <table:table-cell table:style-name="ce3" office:value-type="float" office:value="1.29386" calcext:value-type="float">
            <text:p>1,29</text:p>
          </table:table-cell>
          <table:table-cell table:style-name="ce3" office:value-type="float" office:value="1.27784" calcext:value-type="float">
            <text:p>1,28</text:p>
          </table:table-cell>
          <table:table-cell table:style-name="ce3" office:value-type="float" office:value="1.29667" calcext:value-type="float">
            <text:p>1,30</text:p>
          </table:table-cell>
          <table:table-cell table:style-name="ce3" office:value-type="float" office:value="1.25944" calcext:value-type="float">
            <text:p>1,26</text:p>
          </table:table-cell>
          <table:table-cell/>
          <table:table-cell table:formula="of:=MIN([.B6:.K6])" office:value-type="float" office:value="1.25944" calcext:value-type="float">
            <text:p>1,26</text:p>
          </table:table-cell>
          <table:table-cell table:formula="of:=MAX([.B6:.K6])" office:value-type="float" office:value="1.334" calcext:value-type="float">
            <text:p>1,33</text:p>
          </table:table-cell>
          <table:table-cell table:style-name="ce2" table:formula="of:=[.N6]/[.M6]" office:value-type="float" office:value="1.05920091469224" calcext:value-type="float">
            <text:p>1,06</text:p>
          </table:table-cell>
          <table:table-cell/>
          <table:table-cell table:formula="of:=[.K6]/[.F6]" office:value-type="float" office:value="0.966013422818792" calcext:value-type="float">
            <text:p>0,97</text:p>
          </table:table-cell>
          <table:table-cell table:number-columns-repeated="2"/>
          <table:table-cell office:value-type="string" calcext:value-type="string">
            <text:p>This shows the results from the extensive benchmark. Running times are in seconds, lower is better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1.92092" calcext:value-type="float">
            <text:p>1,92</text:p>
          </table:table-cell>
          <table:table-cell table:style-name="ce4" office:value-type="float" office:value="1.64125" calcext:value-type="float">
            <text:p>1,64</text:p>
          </table:table-cell>
          <table:table-cell table:style-name="ce4" office:value-type="float" office:value="1.8643" calcext:value-type="float">
            <text:p>1,86</text:p>
          </table:table-cell>
          <table:table-cell table:style-name="ce4" office:value-type="float" office:value="1.65282" calcext:value-type="float">
            <text:p>1,65</text:p>
          </table:table-cell>
          <table:table-cell table:style-name="ce4" office:value-type="float" office:value="1.92527" calcext:value-type="float">
            <text:p>1,93</text:p>
          </table:table-cell>
          <table:table-cell table:style-name="ce4" office:value-type="float" office:value="1.64926" calcext:value-type="float">
            <text:p>1,65</text:p>
          </table:table-cell>
          <table:table-cell table:style-name="ce4" office:value-type="float" office:value="1.62299" calcext:value-type="float">
            <text:p>1,62</text:p>
          </table:table-cell>
          <table:table-cell table:style-name="ce4" office:value-type="float" office:value="1.65124" calcext:value-type="float">
            <text:p>1,65</text:p>
          </table:table-cell>
          <table:table-cell table:style-name="ce4" office:value-type="float" office:value="1.59756" calcext:value-type="float">
            <text:p>1,60</text:p>
          </table:table-cell>
          <table:table-cell table:style-name="ce4" office:value-type="float" office:value="1.9959" calcext:value-type="float">
            <text:p>2,00</text:p>
          </table:table-cell>
          <table:table-cell table:style-name="ce5"/>
          <table:table-cell table:style-name="ce5" table:formula="of:=MIN([.B7:.K7])" office:value-type="float" office:value="1.59756" calcext:value-type="float">
            <text:p>1,60</text:p>
          </table:table-cell>
          <table:table-cell table:style-name="ce5" table:formula="of:=MAX([.B7:.K7])" office:value-type="float" office:value="1.9959" calcext:value-type="float">
            <text:p>2,00</text:p>
          </table:table-cell>
          <table:table-cell table:style-name="ce5" table:formula="of:=[.N7]/[.M7]" office:value-type="float" office:value="1.24934274769023" calcext:value-type="float">
            <text:p>1,25</text:p>
          </table:table-cell>
          <table:table-cell table:style-name="ce1"/>
          <table:table-cell table:style-name="ce5" table:formula="of:=[.K7]/[.F7]" office:value-type="float" office:value="1.03668576355524" calcext:value-type="float">
            <text:p>1,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.39621" calcext:value-type="float">
            <text:p>1,40</text:p>
          </table:table-cell>
          <table:table-cell table:style-name="ce3" office:value-type="float" office:value="1.85625" calcext:value-type="float">
            <text:p>1,86</text:p>
          </table:table-cell>
          <table:table-cell table:style-name="ce3" office:value-type="float" office:value="1.30911" calcext:value-type="float">
            <text:p>1,31</text:p>
          </table:table-cell>
          <table:table-cell table:style-name="ce3" office:value-type="float" office:value="1.28345" calcext:value-type="float">
            <text:p>1,28</text:p>
          </table:table-cell>
          <table:table-cell table:style-name="ce3" office:value-type="float" office:value="1.34655" calcext:value-type="float">
            <text:p>1,35</text:p>
          </table:table-cell>
          <table:table-cell table:style-name="ce3" office:value-type="float" office:value="1.27816" calcext:value-type="float">
            <text:p>1,28</text:p>
          </table:table-cell>
          <table:table-cell table:style-name="ce3" office:value-type="float" office:value="0.890612" calcext:value-type="float">
            <text:p>0,89</text:p>
          </table:table-cell>
          <table:table-cell table:style-name="ce3" office:value-type="float" office:value="0.8464" calcext:value-type="float">
            <text:p>0,85</text:p>
          </table:table-cell>
          <table:table-cell table:style-name="ce3" office:value-type="float" office:value="1.40238" calcext:value-type="float">
            <text:p>1,40</text:p>
          </table:table-cell>
          <table:table-cell table:style-name="ce3" office:value-type="float" office:value="1.37943" calcext:value-type="float">
            <text:p>1,38</text:p>
          </table:table-cell>
          <table:table-cell/>
          <table:table-cell table:formula="of:=MIN([.B8:.K8])" office:value-type="float" office:value="0.8464" calcext:value-type="float">
            <text:p>0,85</text:p>
          </table:table-cell>
          <table:table-cell table:formula="of:=MAX([.B8:.K8])" office:value-type="float" office:value="1.85625" calcext:value-type="float">
            <text:p>1,86</text:p>
          </table:table-cell>
          <table:table-cell table:style-name="ce2" table:formula="of:=[.N8]/[.M8]" office:value-type="float" office:value="2.19311200378072" calcext:value-type="float">
            <text:p>2,19</text:p>
          </table:table-cell>
          <table:table-cell/>
          <table:table-cell table:formula="of:=[.K8]/[.F8]" office:value-type="float" office:value="1.02441795700123" calcext:value-type="float">
            <text:p>1,02</text:p>
          </table:table-cell>
          <table:table-cell table:number-columns-repeated="2"/>
          <table:table-cell office:value-type="string" calcext:value-type="string">
            <text:p>Each row is a diffferent size of the LFS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.32428" calcext:value-type="float">
            <text:p>1,32</text:p>
          </table:table-cell>
          <table:table-cell table:style-name="ce3" office:value-type="float" office:value="1.86151" calcext:value-type="float">
            <text:p>1,86</text:p>
          </table:table-cell>
          <table:table-cell table:style-name="ce3" office:value-type="float" office:value="1.3247" calcext:value-type="float">
            <text:p>1,32</text:p>
          </table:table-cell>
          <table:table-cell table:style-name="ce3" office:value-type="float" office:value="1.28456" calcext:value-type="float">
            <text:p>1,28</text:p>
          </table:table-cell>
          <table:table-cell table:style-name="ce3" office:value-type="float" office:value="1.37343" calcext:value-type="float">
            <text:p>1,37</text:p>
          </table:table-cell>
          <table:table-cell table:style-name="ce3" office:value-type="float" office:value="1.29533" calcext:value-type="float">
            <text:p>1,30</text:p>
          </table:table-cell>
          <table:table-cell table:style-name="ce3" office:value-type="float" office:value="1.1635" calcext:value-type="float">
            <text:p>1,16</text:p>
          </table:table-cell>
          <table:table-cell table:style-name="ce3" office:value-type="float" office:value="1.09272" calcext:value-type="float">
            <text:p>1,09</text:p>
          </table:table-cell>
          <table:table-cell table:style-name="ce3" office:value-type="float" office:value="1.39091" calcext:value-type="float">
            <text:p>1,39</text:p>
          </table:table-cell>
          <table:table-cell table:style-name="ce3" office:value-type="float" office:value="1.37591" calcext:value-type="float">
            <text:p>1,38</text:p>
          </table:table-cell>
          <table:table-cell/>
          <table:table-cell table:formula="of:=MIN([.B9:.K9])" office:value-type="float" office:value="1.09272" calcext:value-type="float">
            <text:p>1,09</text:p>
          </table:table-cell>
          <table:table-cell table:formula="of:=MAX([.B9:.K9])" office:value-type="float" office:value="1.86151" calcext:value-type="float">
            <text:p>1,86</text:p>
          </table:table-cell>
          <table:table-cell table:style-name="ce2" table:formula="of:=[.N9]/[.M9]" office:value-type="float" office:value="1.70355626326964" calcext:value-type="float">
            <text:p>1,70</text:p>
          </table:table-cell>
          <table:table-cell/>
          <table:table-cell table:formula="of:=[.K9]/[.F9]" office:value-type="float" office:value="1.0018056981426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.32675" calcext:value-type="float">
            <text:p>1,33</text:p>
          </table:table-cell>
          <table:table-cell table:style-name="ce3" office:value-type="float" office:value="1.8532" calcext:value-type="float">
            <text:p>1,85</text:p>
          </table:table-cell>
          <table:table-cell table:style-name="ce3" office:value-type="float" office:value="1.34049" calcext:value-type="float">
            <text:p>1,34</text:p>
          </table:table-cell>
          <table:table-cell table:style-name="ce3" office:value-type="float" office:value="1.28149" calcext:value-type="float">
            <text:p>1,28</text:p>
          </table:table-cell>
          <table:table-cell table:style-name="ce3" office:value-type="float" office:value="1.39073" calcext:value-type="float">
            <text:p>1,39</text:p>
          </table:table-cell>
          <table:table-cell table:style-name="ce3" office:value-type="float" office:value="1.27916" calcext:value-type="float">
            <text:p>1,28</text:p>
          </table:table-cell>
          <table:table-cell table:style-name="ce3" office:value-type="float" office:value="1.36019" calcext:value-type="float">
            <text:p>1,36</text:p>
          </table:table-cell>
          <table:table-cell table:style-name="ce3" office:value-type="float" office:value="1.09978" calcext:value-type="float">
            <text:p>1,10</text:p>
          </table:table-cell>
          <table:table-cell table:style-name="ce3" office:value-type="float" office:value="1.39371" calcext:value-type="float">
            <text:p>1,39</text:p>
          </table:table-cell>
          <table:table-cell table:style-name="ce3" office:value-type="float" office:value="1.37222" calcext:value-type="float">
            <text:p>1,37</text:p>
          </table:table-cell>
          <table:table-cell/>
          <table:table-cell table:formula="of:=MIN([.B10:.K10])" office:value-type="float" office:value="1.09978" calcext:value-type="float">
            <text:p>1,10</text:p>
          </table:table-cell>
          <table:table-cell table:formula="of:=MAX([.B10:.K10])" office:value-type="float" office:value="1.8532" calcext:value-type="float">
            <text:p>1,85</text:p>
          </table:table-cell>
          <table:table-cell table:style-name="ce2" table:formula="of:=[.N10]/[.M10]" office:value-type="float" office:value="1.68506428558439" calcext:value-type="float">
            <text:p>1,69</text:p>
          </table:table-cell>
          <table:table-cell/>
          <table:table-cell table:formula="of:=[.K10]/[.F10]" office:value-type="float" office:value="0.986690443148562" calcext:value-type="float">
            <text:p>0,99</text:p>
          </table:table-cell>
          <table:table-cell table:number-columns-repeated="2"/>
          <table:table-cell office:value-type="string" calcext:value-type="string">
            <text:p>Each implementation has its own column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.92942" calcext:value-type="float">
            <text:p>1,93</text:p>
          </table:table-cell>
          <table:table-cell table:style-name="ce3" office:value-type="float" office:value="1.59046" calcext:value-type="float">
            <text:p>1,59</text:p>
          </table:table-cell>
          <table:table-cell table:style-name="ce3" office:value-type="float" office:value="1.85923" calcext:value-type="float">
            <text:p>1,86</text:p>
          </table:table-cell>
          <table:table-cell table:style-name="ce3" office:value-type="float" office:value="1.61321" calcext:value-type="float">
            <text:p>1,61</text:p>
          </table:table-cell>
          <table:table-cell table:style-name="ce3" office:value-type="float" office:value="1.92383" calcext:value-type="float">
            <text:p>1,92</text:p>
          </table:table-cell>
          <table:table-cell table:style-name="ce3" office:value-type="float" office:value="1.63324" calcext:value-type="float">
            <text:p>1,63</text:p>
          </table:table-cell>
          <table:table-cell table:style-name="ce3" office:value-type="float" office:value="1.60135" calcext:value-type="float">
            <text:p>1,60</text:p>
          </table:table-cell>
          <table:table-cell table:style-name="ce3" office:value-type="float" office:value="1.46044" calcext:value-type="float">
            <text:p>1,46</text:p>
          </table:table-cell>
          <table:table-cell table:style-name="ce3" office:value-type="float" office:value="1.85322" calcext:value-type="float">
            <text:p>1,85</text:p>
          </table:table-cell>
          <table:table-cell table:style-name="ce3" office:value-type="float" office:value="1.93587" calcext:value-type="float">
            <text:p>1,94</text:p>
          </table:table-cell>
          <table:table-cell/>
          <table:table-cell table:formula="of:=MIN([.B11:.K11])" office:value-type="float" office:value="1.46044" calcext:value-type="float">
            <text:p>1,46</text:p>
          </table:table-cell>
          <table:table-cell table:formula="of:=MAX([.B11:.K11])" office:value-type="float" office:value="1.93587" calcext:value-type="float">
            <text:p>1,94</text:p>
          </table:table-cell>
          <table:table-cell table:style-name="ce2" table:formula="of:=[.N11]/[.M11]" office:value-type="float" office:value="1.32553887869409" calcext:value-type="float">
            <text:p>1,33</text:p>
          </table:table-cell>
          <table:table-cell/>
          <table:table-cell table:formula="of:=[.K11]/[.F11]" office:value-type="float" office:value="1.00625834923044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.95789" calcext:value-type="float">
            <text:p>1,96</text:p>
          </table:table-cell>
          <table:table-cell table:style-name="ce3" office:value-type="float" office:value="1.58608" calcext:value-type="float">
            <text:p>1,59</text:p>
          </table:table-cell>
          <table:table-cell table:style-name="ce3" office:value-type="float" office:value="1.85503" calcext:value-type="float">
            <text:p>1,86</text:p>
          </table:table-cell>
          <table:table-cell table:style-name="ce3" office:value-type="float" office:value="1.57733" calcext:value-type="float">
            <text:p>1,58</text:p>
          </table:table-cell>
          <table:table-cell table:style-name="ce3" office:value-type="float" office:value="1.96487" calcext:value-type="float">
            <text:p>1,96</text:p>
          </table:table-cell>
          <table:table-cell table:style-name="ce3" office:value-type="float" office:value="1.63783" calcext:value-type="float">
            <text:p>1,64</text:p>
          </table:table-cell>
          <table:table-cell table:style-name="ce3" office:value-type="float" office:value="2.20034" calcext:value-type="float">
            <text:p>2,20</text:p>
          </table:table-cell>
          <table:table-cell table:style-name="ce3" office:value-type="float" office:value="1.62383" calcext:value-type="float">
            <text:p>1,62</text:p>
          </table:table-cell>
          <table:table-cell table:style-name="ce3" office:value-type="float" office:value="1.86024" calcext:value-type="float">
            <text:p>1,86</text:p>
          </table:table-cell>
          <table:table-cell table:style-name="ce3" office:value-type="float" office:value="1.85762" calcext:value-type="float">
            <text:p>1,86</text:p>
          </table:table-cell>
          <table:table-cell/>
          <table:table-cell table:formula="of:=MIN([.B12:.K12])" office:value-type="float" office:value="1.57733" calcext:value-type="float">
            <text:p>1,58</text:p>
          </table:table-cell>
          <table:table-cell table:formula="of:=MAX([.B12:.K12])" office:value-type="float" office:value="2.20034" calcext:value-type="float">
            <text:p>2,20</text:p>
          </table:table-cell>
          <table:table-cell table:style-name="ce2" table:formula="of:=[.N12]/[.M12]" office:value-type="float" office:value="1.39497758871004" calcext:value-type="float">
            <text:p>1,39</text:p>
          </table:table-cell>
          <table:table-cell/>
          <table:table-cell table:formula="of:=[.K12]/[.F12]" office:value-type="float" office:value="0.945416236188654" calcext:value-type="float">
            <text:p>0,95</text:p>
          </table:table-cell>
          <table:table-cell table:number-columns-repeated="2"/>
          <table:table-cell office:value-type="string" calcext:value-type="string">
            <text:p>Green items are the best, red are the wors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.92925" calcext:value-type="float">
            <text:p>1,93</text:p>
          </table:table-cell>
          <table:table-cell table:style-name="ce3" office:value-type="float" office:value="1.58321" calcext:value-type="float">
            <text:p>1,58</text:p>
          </table:table-cell>
          <table:table-cell table:style-name="ce3" office:value-type="float" office:value="1.85094" calcext:value-type="float">
            <text:p>1,85</text:p>
          </table:table-cell>
          <table:table-cell table:style-name="ce3" office:value-type="float" office:value="1.58161" calcext:value-type="float">
            <text:p>1,58</text:p>
          </table:table-cell>
          <table:table-cell table:style-name="ce3" office:value-type="float" office:value="1.93712" calcext:value-type="float">
            <text:p>1,94</text:p>
          </table:table-cell>
          <table:table-cell table:style-name="ce3" office:value-type="float" office:value="1.63633" calcext:value-type="float">
            <text:p>1,64</text:p>
          </table:table-cell>
          <table:table-cell table:style-name="ce3" office:value-type="float" office:value="2.18439" calcext:value-type="float">
            <text:p>2,18</text:p>
          </table:table-cell>
          <table:table-cell table:style-name="ce3" office:value-type="float" office:value="1.65873" calcext:value-type="float">
            <text:p>1,66</text:p>
          </table:table-cell>
          <table:table-cell table:style-name="ce3" office:value-type="float" office:value="1.86362" calcext:value-type="float">
            <text:p>1,86</text:p>
          </table:table-cell>
          <table:table-cell table:style-name="ce3" office:value-type="float" office:value="1.92925" calcext:value-type="float">
            <text:p>1,93</text:p>
          </table:table-cell>
          <table:table-cell/>
          <table:table-cell table:formula="of:=MIN([.B13:.K13])" office:value-type="float" office:value="1.58161" calcext:value-type="float">
            <text:p>1,58</text:p>
          </table:table-cell>
          <table:table-cell table:formula="of:=MAX([.B13:.K13])" office:value-type="float" office:value="2.18439" calcext:value-type="float">
            <text:p>2,18</text:p>
          </table:table-cell>
          <table:table-cell table:style-name="ce2" table:formula="of:=[.N13]/[.M13]" office:value-type="float" office:value="1.38111797472196" calcext:value-type="float">
            <text:p>1,38</text:p>
          </table:table-cell>
          <table:table-cell/>
          <table:table-cell table:formula="of:=[.K13]/[.F13]" office:value-type="float" office:value="0.995937267696374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.2929" calcext:value-type="float">
            <text:p>1,29</text:p>
          </table:table-cell>
          <table:table-cell table:style-name="ce3" office:value-type="float" office:value="1.3069" calcext:value-type="float">
            <text:p>1,31</text:p>
          </table:table-cell>
          <table:table-cell table:style-name="ce3" office:value-type="float" office:value="1.29739" calcext:value-type="float">
            <text:p>1,30</text:p>
          </table:table-cell>
          <table:table-cell table:style-name="ce3" office:value-type="float" office:value="1.32077" calcext:value-type="float">
            <text:p>1,32</text:p>
          </table:table-cell>
          <table:table-cell table:style-name="ce3" office:value-type="float" office:value="1.29166" calcext:value-type="float">
            <text:p>1,29</text:p>
          </table:table-cell>
          <table:table-cell table:style-name="ce3" office:value-type="float" office:value="1.27949" calcext:value-type="float">
            <text:p>1,28</text:p>
          </table:table-cell>
          <table:table-cell table:style-name="ce3" office:value-type="float" office:value="1.37087" calcext:value-type="float">
            <text:p>1,37</text:p>
          </table:table-cell>
          <table:table-cell table:style-name="ce3" office:value-type="float" office:value="1.28586" calcext:value-type="float">
            <text:p>1,29</text:p>
          </table:table-cell>
          <table:table-cell table:style-name="ce3" office:value-type="float" office:value="1.29912" calcext:value-type="float">
            <text:p>1,30</text:p>
          </table:table-cell>
          <table:table-cell table:style-name="ce3" office:value-type="float" office:value="1.36703" calcext:value-type="float">
            <text:p>1,37</text:p>
          </table:table-cell>
          <table:table-cell/>
          <table:table-cell table:formula="of:=MIN([.B14:.K14])" office:value-type="float" office:value="1.27949" calcext:value-type="float">
            <text:p>1,28</text:p>
          </table:table-cell>
          <table:table-cell table:formula="of:=MAX([.B14:.K14])" office:value-type="float" office:value="1.37087" calcext:value-type="float">
            <text:p>1,37</text:p>
          </table:table-cell>
          <table:table-cell table:style-name="ce2" table:formula="of:=[.N14]/[.M14]" office:value-type="float" office:value="1.0714190810401" calcext:value-type="float">
            <text:p>1,07</text:p>
          </table:table-cell>
          <table:table-cell/>
          <table:table-cell table:formula="of:=[.K14]/[.F14]" office:value-type="float" office:value="1.05835126890978" calcext:value-type="float">
            <text:p>1,06</text:p>
          </table:table-cell>
          <table:table-cell table:number-columns-repeated="2"/>
          <table:table-cell office:value-type="string" calcext:value-type="string">
            <text:p>The results were generated with: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float" office:value="1.60075" calcext:value-type="float">
            <text:p>1,60</text:p>
          </table:table-cell>
          <table:table-cell table:style-name="ce4" office:value-type="float" office:value="1.64471" calcext:value-type="float">
            <text:p>1,64</text:p>
          </table:table-cell>
          <table:table-cell table:style-name="ce4" office:value-type="float" office:value="1.84702" calcext:value-type="float">
            <text:p>1,85</text:p>
          </table:table-cell>
          <table:table-cell table:style-name="ce4" office:value-type="float" office:value="1.64602" calcext:value-type="float">
            <text:p>1,65</text:p>
          </table:table-cell>
          <table:table-cell table:style-name="ce4" office:value-type="float" office:value="1.93167" calcext:value-type="float">
            <text:p>1,93</text:p>
          </table:table-cell>
          <table:table-cell table:style-name="ce4" office:value-type="float" office:value="1.61398" calcext:value-type="float">
            <text:p>1,61</text:p>
          </table:table-cell>
          <table:table-cell table:style-name="ce4" office:value-type="float" office:value="1.37645" calcext:value-type="float">
            <text:p>1,38</text:p>
          </table:table-cell>
          <table:table-cell table:style-name="ce4" office:value-type="float" office:value="1.45645" calcext:value-type="float">
            <text:p>1,46</text:p>
          </table:table-cell>
          <table:table-cell table:style-name="ce4" office:value-type="float" office:value="1.65742" calcext:value-type="float">
            <text:p>1,66</text:p>
          </table:table-cell>
          <table:table-cell table:style-name="ce4" office:value-type="float" office:value="2.01229" calcext:value-type="float">
            <text:p>2,01</text:p>
          </table:table-cell>
          <table:table-cell table:style-name="ce5"/>
          <table:table-cell table:style-name="ce5" table:formula="of:=MIN([.B15:.K15])" office:value-type="float" office:value="1.37645" calcext:value-type="float">
            <text:p>1,38</text:p>
          </table:table-cell>
          <table:table-cell table:style-name="ce5" table:formula="of:=MAX([.B15:.K15])" office:value-type="float" office:value="2.01229" calcext:value-type="float">
            <text:p>2,01</text:p>
          </table:table-cell>
          <table:table-cell table:style-name="ce5" table:formula="of:=[.N15]/[.M15]" office:value-type="float" office:value="1.46194195212322" calcext:value-type="float">
            <text:p>1,46</text:p>
          </table:table-cell>
          <table:table-cell table:style-name="ce1"/>
          <table:table-cell table:style-name="ce5" table:formula="of:=[.K15]/[.F15]" office:value-type="float" office:value="1.04173590727195" calcext:value-type="float">
            <text:p>1,04</text:p>
          </table:table-cell>
          <table:table-cell table:number-columns-repeated="2"/>
          <table:table-cell office:value-type="string" calcext:value-type="string">
            <text:p>benchmark/extensive_benchmark <text:s/>--reporter XML &gt;extensiveresults.x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895934" calcext:value-type="float">
            <text:p>0,90</text:p>
          </table:table-cell>
          <table:table-cell table:style-name="ce3" office:value-type="float" office:value="0.851587" calcext:value-type="float">
            <text:p>0,85</text:p>
          </table:table-cell>
          <table:table-cell table:style-name="ce3" office:value-type="float" office:value="1.33533" calcext:value-type="float">
            <text:p>1,34</text:p>
          </table:table-cell>
          <table:table-cell table:style-name="ce3" office:value-type="float" office:value="1.3083" calcext:value-type="float">
            <text:p>1,31</text:p>
          </table:table-cell>
          <table:table-cell table:style-name="ce3" office:value-type="float" office:value="1.39248" calcext:value-type="float">
            <text:p>1,39</text:p>
          </table:table-cell>
          <table:table-cell table:style-name="ce3" office:value-type="float" office:value="1.2851" calcext:value-type="float">
            <text:p>1,29</text:p>
          </table:table-cell>
          <table:table-cell table:style-name="ce3" office:value-type="float" office:value="1.05272" calcext:value-type="float">
            <text:p>1,05</text:p>
          </table:table-cell>
          <table:table-cell table:style-name="ce3" office:value-type="float" office:value="1.40011" calcext:value-type="float">
            <text:p>1,40</text:p>
          </table:table-cell>
          <table:table-cell table:style-name="ce3" office:value-type="float" office:value="1.35964" calcext:value-type="float">
            <text:p>1,36</text:p>
          </table:table-cell>
          <table:table-cell table:style-name="ce3" office:value-type="float" office:value="1.32054" calcext:value-type="float">
            <text:p>1,32</text:p>
          </table:table-cell>
          <table:table-cell/>
          <table:table-cell table:formula="of:=MIN([.B16:.K16])" office:value-type="float" office:value="0.851587" calcext:value-type="float">
            <text:p>0,85</text:p>
          </table:table-cell>
          <table:table-cell table:formula="of:=MAX([.B16:.K16])" office:value-type="float" office:value="1.40011" calcext:value-type="float">
            <text:p>1,40</text:p>
          </table:table-cell>
          <table:table-cell table:style-name="ce2" table:formula="of:=[.N16]/[.M16]" office:value-type="float" office:value="1.64411856921254" calcext:value-type="float">
            <text:p>1,64</text:p>
          </table:table-cell>
          <table:table-cell/>
          <table:table-cell table:formula="of:=[.K16]/[.F16]" office:value-type="float" office:value="0.948336780420545" calcext:value-type="float">
            <text:p>0,95</text:p>
          </table:table-cell>
          <table:table-cell table:number-columns-repeated="2"/>
          <table:table-cell office:value-type="string" calcext:value-type="string">
            <text:p>./parse_benchmark_xml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.24284" calcext:value-type="float">
            <text:p>1,24</text:p>
          </table:table-cell>
          <table:table-cell table:style-name="ce3" office:value-type="float" office:value="1.13459" calcext:value-type="float">
            <text:p>1,13</text:p>
          </table:table-cell>
          <table:table-cell table:style-name="ce3" office:value-type="float" office:value="1.34205" calcext:value-type="float">
            <text:p>1,34</text:p>
          </table:table-cell>
          <table:table-cell table:style-name="ce3" office:value-type="float" office:value="1.3424" calcext:value-type="float">
            <text:p>1,34</text:p>
          </table:table-cell>
          <table:table-cell table:style-name="ce3" office:value-type="float" office:value="1.34888" calcext:value-type="float">
            <text:p>1,35</text:p>
          </table:table-cell>
          <table:table-cell table:style-name="ce3" office:value-type="float" office:value="1.31367" calcext:value-type="float">
            <text:p>1,31</text:p>
          </table:table-cell>
          <table:table-cell table:style-name="ce3" office:value-type="float" office:value="1.18602" calcext:value-type="float">
            <text:p>1,19</text:p>
          </table:table-cell>
          <table:table-cell table:style-name="ce3" office:value-type="float" office:value="1.09887" calcext:value-type="float">
            <text:p>1,10</text:p>
          </table:table-cell>
          <table:table-cell table:style-name="ce3" office:value-type="float" office:value="1.32683" calcext:value-type="float">
            <text:p>1,33</text:p>
          </table:table-cell>
          <table:table-cell table:style-name="ce3" office:value-type="float" office:value="1.30596" calcext:value-type="float">
            <text:p>1,31</text:p>
          </table:table-cell>
          <table:table-cell/>
          <table:table-cell table:formula="of:=MIN([.B17:.K17])" office:value-type="float" office:value="1.09887" calcext:value-type="float">
            <text:p>1,10</text:p>
          </table:table-cell>
          <table:table-cell table:formula="of:=MAX([.B17:.K17])" office:value-type="float" office:value="1.34888" calcext:value-type="float">
            <text:p>1,35</text:p>
          </table:table-cell>
          <table:table-cell table:style-name="ce2" table:formula="of:=[.N17]/[.M17]" office:value-type="float" office:value="1.22751553868974" calcext:value-type="float">
            <text:p>1,23</text:p>
          </table:table-cell>
          <table:table-cell/>
          <table:table-cell table:formula="of:=[.K17]/[.F17]" office:value-type="float" office:value="0.968181009430046" calcext:value-type="float">
            <text:p>0,97</text:p>
          </table:table-cell>
          <table:table-cell table:number-columns-repeated="2"/>
          <table:table-cell office:value-type="string" calcext:value-type="string">
            <text:p>open output.csv with libreoff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.98594" calcext:value-type="float">
            <text:p>1,99</text:p>
          </table:table-cell>
          <table:table-cell table:style-name="ce3" office:value-type="float" office:value="1.45847" calcext:value-type="float">
            <text:p>1,46</text:p>
          </table:table-cell>
          <table:table-cell table:style-name="ce3" office:value-type="float" office:value="1.89926" calcext:value-type="float">
            <text:p>1,90</text:p>
          </table:table-cell>
          <table:table-cell table:style-name="ce3" office:value-type="float" office:value="1.58257" calcext:value-type="float">
            <text:p>1,58</text:p>
          </table:table-cell>
          <table:table-cell table:style-name="ce3" office:value-type="float" office:value="1.92394" calcext:value-type="float">
            <text:p>1,92</text:p>
          </table:table-cell>
          <table:table-cell table:style-name="ce3" office:value-type="float" office:value="1.6078" calcext:value-type="float">
            <text:p>1,61</text:p>
          </table:table-cell>
          <table:table-cell table:style-name="ce3" office:value-type="float" office:value="1.94646" calcext:value-type="float">
            <text:p>1,95</text:p>
          </table:table-cell>
          <table:table-cell table:style-name="ce3" office:value-type="float" office:value="1.41273" calcext:value-type="float">
            <text:p>1,41</text:p>
          </table:table-cell>
          <table:table-cell table:style-name="ce3" office:value-type="float" office:value="1.85085" calcext:value-type="float">
            <text:p>1,85</text:p>
          </table:table-cell>
          <table:table-cell table:style-name="ce3" office:value-type="float" office:value="1.59257" calcext:value-type="float">
            <text:p>1,59</text:p>
          </table:table-cell>
          <table:table-cell/>
          <table:table-cell table:formula="of:=MIN([.B18:.K18])" office:value-type="float" office:value="1.41273" calcext:value-type="float">
            <text:p>1,41</text:p>
          </table:table-cell>
          <table:table-cell table:formula="of:=MAX([.B18:.K18])" office:value-type="float" office:value="1.98594" calcext:value-type="float">
            <text:p>1,99</text:p>
          </table:table-cell>
          <table:table-cell table:style-name="ce2" table:formula="of:=[.N18]/[.M18]" office:value-type="float" office:value="1.40574632095305" calcext:value-type="float">
            <text:p>1,41</text:p>
          </table:table-cell>
          <table:table-cell/>
          <table:table-cell table:formula="of:=[.K18]/[.F18]" office:value-type="float" office:value="0.827764899113278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1.09715" calcext:value-type="float">
            <text:p>1,10</text:p>
          </table:table-cell>
          <table:table-cell table:style-name="ce3" office:value-type="float" office:value="1.11099" calcext:value-type="float">
            <text:p>1,11</text:p>
          </table:table-cell>
          <table:table-cell table:style-name="ce3" office:value-type="float" office:value="1.32422" calcext:value-type="float">
            <text:p>1,32</text:p>
          </table:table-cell>
          <table:table-cell table:style-name="ce3" office:value-type="float" office:value="1.28961" calcext:value-type="float">
            <text:p>1,29</text:p>
          </table:table-cell>
          <table:table-cell table:style-name="ce3" office:value-type="float" office:value="1.37293" calcext:value-type="float">
            <text:p>1,37</text:p>
          </table:table-cell>
          <table:table-cell table:style-name="ce3" office:value-type="float" office:value="1.31354" calcext:value-type="float">
            <text:p>1,31</text:p>
          </table:table-cell>
          <table:table-cell table:style-name="ce3" office:value-type="float" office:value="1.43472" calcext:value-type="float">
            <text:p>1,43</text:p>
          </table:table-cell>
          <table:table-cell table:style-name="ce3" office:value-type="float" office:value="1.07516" calcext:value-type="float">
            <text:p>1,08</text:p>
          </table:table-cell>
          <table:table-cell table:style-name="ce3" office:value-type="float" office:value="1.34208" calcext:value-type="float">
            <text:p>1,34</text:p>
          </table:table-cell>
          <table:table-cell table:style-name="ce3" office:value-type="float" office:value="1.32853" calcext:value-type="float">
            <text:p>1,33</text:p>
          </table:table-cell>
          <table:table-cell/>
          <table:table-cell table:formula="of:=MIN([.B19:.K19])" office:value-type="float" office:value="1.07516" calcext:value-type="float">
            <text:p>1,08</text:p>
          </table:table-cell>
          <table:table-cell table:formula="of:=MAX([.B19:.K19])" office:value-type="float" office:value="1.43472" calcext:value-type="float">
            <text:p>1,43</text:p>
          </table:table-cell>
          <table:table-cell table:style-name="ce2" table:formula="of:=[.N19]/[.M19]" office:value-type="float" office:value="1.33442464377395" calcext:value-type="float">
            <text:p>1,33</text:p>
          </table:table-cell>
          <table:table-cell/>
          <table:table-cell table:formula="of:=[.K19]/[.F19]" office:value-type="float" office:value="0.967660405118979" calcext:value-type="float">
            <text:p>0,97</text:p>
          </table:table-cell>
          <table:table-cell table:number-columns-repeated="2"/>
          <table:table-cell office:value-type="string" calcext:value-type="string">
            <text:p>This is on an amd64 system (intel i7-10710U) using gcc 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1.09174" calcext:value-type="float">
            <text:p>1,09</text:p>
          </table:table-cell>
          <table:table-cell table:style-name="ce3" office:value-type="float" office:value="1.1225" calcext:value-type="float">
            <text:p>1,12</text:p>
          </table:table-cell>
          <table:table-cell table:style-name="ce3" office:value-type="float" office:value="1.3772" calcext:value-type="float">
            <text:p>1,38</text:p>
          </table:table-cell>
          <table:table-cell table:style-name="ce3" office:value-type="float" office:value="1.31957" calcext:value-type="float">
            <text:p>1,32</text:p>
          </table:table-cell>
          <table:table-cell table:style-name="ce3" office:value-type="float" office:value="1.36184" calcext:value-type="float">
            <text:p>1,36</text:p>
          </table:table-cell>
          <table:table-cell table:style-name="ce3" office:value-type="float" office:value="1.27613" calcext:value-type="float">
            <text:p>1,28</text:p>
          </table:table-cell>
          <table:table-cell table:style-name="ce3" office:value-type="float" office:value="1.12751" calcext:value-type="float">
            <text:p>1,13</text:p>
          </table:table-cell>
          <table:table-cell table:style-name="ce3" office:value-type="float" office:value="1.10158" calcext:value-type="float">
            <text:p>1,10</text:p>
          </table:table-cell>
          <table:table-cell table:style-name="ce3" office:value-type="float" office:value="1.31844" calcext:value-type="float">
            <text:p>1,32</text:p>
          </table:table-cell>
          <table:table-cell table:style-name="ce3" office:value-type="float" office:value="1.31191" calcext:value-type="float">
            <text:p>1,31</text:p>
          </table:table-cell>
          <table:table-cell/>
          <table:table-cell table:formula="of:=MIN([.B20:.K20])" office:value-type="float" office:value="1.09174" calcext:value-type="float">
            <text:p>1,09</text:p>
          </table:table-cell>
          <table:table-cell table:formula="of:=MAX([.B20:.K20])" office:value-type="float" office:value="1.3772" calcext:value-type="float">
            <text:p>1,38</text:p>
          </table:table-cell>
          <table:table-cell table:style-name="ce2" table:formula="of:=[.N20]/[.M20]" office:value-type="float" office:value="1.2614725117702" calcext:value-type="float">
            <text:p>1,26</text:p>
          </table:table-cell>
          <table:table-cell/>
          <table:table-cell table:formula="of:=[.K20]/[.F20]" office:value-type="float" office:value="0.963336368442695" calcext:value-type="float">
            <text:p>0,96</text:p>
          </table:table-cell>
          <table:table-cell table:number-columns-repeated="2"/>
          <table:table-cell office:value-type="string" calcext:value-type="string">
            <text:p>The compilation flags were cmake release defaul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1.40169" calcext:value-type="float">
            <text:p>1,40</text:p>
          </table:table-cell>
          <table:table-cell table:style-name="ce3" office:value-type="float" office:value="1.28808" calcext:value-type="float">
            <text:p>1,29</text:p>
          </table:table-cell>
          <table:table-cell table:style-name="ce3" office:value-type="float" office:value="1.30097" calcext:value-type="float">
            <text:p>1,30</text:p>
          </table:table-cell>
          <table:table-cell table:style-name="ce3" office:value-type="float" office:value="1.28177" calcext:value-type="float">
            <text:p>1,28</text:p>
          </table:table-cell>
          <table:table-cell table:style-name="ce3" office:value-type="float" office:value="1.2996" calcext:value-type="float">
            <text:p>1,30</text:p>
          </table:table-cell>
          <table:table-cell table:style-name="ce3" office:value-type="float" office:value="1.28355" calcext:value-type="float">
            <text:p>1,28</text:p>
          </table:table-cell>
          <table:table-cell table:style-name="ce3" office:value-type="float" office:value="1.43116" calcext:value-type="float">
            <text:p>1,43</text:p>
          </table:table-cell>
          <table:table-cell table:style-name="ce3" office:value-type="float" office:value="1.42711" calcext:value-type="float">
            <text:p>1,43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1.33616" calcext:value-type="float">
            <text:p>1,34</text:p>
          </table:table-cell>
          <table:table-cell/>
          <table:table-cell table:formula="of:=MIN([.B21:.K21])" office:value-type="float" office:value="1.28177" calcext:value-type="float">
            <text:p>1,28</text:p>
          </table:table-cell>
          <table:table-cell table:formula="of:=MAX([.B21:.K21])" office:value-type="float" office:value="1.43116" calcext:value-type="float">
            <text:p>1,43</text:p>
          </table:table-cell>
          <table:table-cell table:style-name="ce2" table:formula="of:=[.N21]/[.M21]" office:value-type="float" office:value="1.11654977101976" calcext:value-type="float">
            <text:p>1,12</text:p>
          </table:table-cell>
          <table:table-cell/>
          <table:table-cell table:formula="of:=[.K21]/[.F21]" office:value-type="float" office:value="1.02813173284087" calcext:value-type="float">
            <text:p>1,0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1.09262" calcext:value-type="float">
            <text:p>1,09</text:p>
          </table:table-cell>
          <table:table-cell table:style-name="ce3" office:value-type="float" office:value="1.0899" calcext:value-type="float">
            <text:p>1,09</text:p>
          </table:table-cell>
          <table:table-cell table:style-name="ce3" office:value-type="float" office:value="1.39532" calcext:value-type="float">
            <text:p>1,40</text:p>
          </table:table-cell>
          <table:table-cell table:style-name="ce3" office:value-type="float" office:value="1.32617" calcext:value-type="float">
            <text:p>1,33</text:p>
          </table:table-cell>
          <table:table-cell table:style-name="ce3" office:value-type="float" office:value="1.3971" calcext:value-type="float">
            <text:p>1,40</text:p>
          </table:table-cell>
          <table:table-cell table:style-name="ce3" office:value-type="float" office:value="1.38856" calcext:value-type="float">
            <text:p>1,39</text:p>
          </table:table-cell>
          <table:table-cell table:style-name="ce3" office:value-type="float" office:value="1.42844" calcext:value-type="float">
            <text:p>1,43</text:p>
          </table:table-cell>
          <table:table-cell table:style-name="ce3" office:value-type="float" office:value="1.10526" calcext:value-type="float">
            <text:p>1,11</text:p>
          </table:table-cell>
          <table:table-cell table:style-name="ce3" office:value-type="float" office:value="1.33329" calcext:value-type="float">
            <text:p>1,33</text:p>
          </table:table-cell>
          <table:table-cell table:style-name="ce3" office:value-type="float" office:value="1.30734" calcext:value-type="float">
            <text:p>1,31</text:p>
          </table:table-cell>
          <table:table-cell/>
          <table:table-cell table:formula="of:=MIN([.B22:.K22])" office:value-type="float" office:value="1.0899" calcext:value-type="float">
            <text:p>1,09</text:p>
          </table:table-cell>
          <table:table-cell table:formula="of:=MAX([.B22:.K22])" office:value-type="float" office:value="1.42844" calcext:value-type="float">
            <text:p>1,43</text:p>
          </table:table-cell>
          <table:table-cell table:style-name="ce2" table:formula="of:=[.N22]/[.M22]" office:value-type="float" office:value="1.31061565281218" calcext:value-type="float">
            <text:p>1,31</text:p>
          </table:table-cell>
          <table:table-cell/>
          <table:table-cell table:formula="of:=[.K22]/[.F22]" office:value-type="float" office:value="0.935752630448787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1.53768" calcext:value-type="float">
            <text:p>1,54</text:p>
          </table:table-cell>
          <table:table-cell table:style-name="ce3" office:value-type="float" office:value="1.52608" calcext:value-type="float">
            <text:p>1,53</text:p>
          </table:table-cell>
          <table:table-cell table:style-name="ce3" office:value-type="float" office:value="1.93945" calcext:value-type="float">
            <text:p>1,94</text:p>
          </table:table-cell>
          <table:table-cell table:style-name="ce3" office:value-type="float" office:value="1.65817" calcext:value-type="float">
            <text:p>1,66</text:p>
          </table:table-cell>
          <table:table-cell table:style-name="ce3" office:value-type="float" office:value="1.89759" calcext:value-type="float">
            <text:p>1,90</text:p>
          </table:table-cell>
          <table:table-cell table:style-name="ce3" office:value-type="float" office:value="1.6714" calcext:value-type="float">
            <text:p>1,67</text:p>
          </table:table-cell>
          <table:table-cell table:style-name="ce3" office:value-type="float" office:value="1.34296" calcext:value-type="float">
            <text:p>1,34</text:p>
          </table:table-cell>
          <table:table-cell table:style-name="ce3" office:value-type="float" office:value="1.75261" calcext:value-type="float">
            <text:p>1,75</text:p>
          </table:table-cell>
          <table:table-cell table:style-name="ce3" office:value-type="float" office:value="1.95686" calcext:value-type="float">
            <text:p>1,96</text:p>
          </table:table-cell>
          <table:table-cell table:style-name="ce3" office:value-type="float" office:value="1.6668" calcext:value-type="float">
            <text:p>1,67</text:p>
          </table:table-cell>
          <table:table-cell/>
          <table:table-cell table:formula="of:=MIN([.B23:.K23])" office:value-type="float" office:value="1.34296" calcext:value-type="float">
            <text:p>1,34</text:p>
          </table:table-cell>
          <table:table-cell table:formula="of:=MAX([.B23:.K23])" office:value-type="float" office:value="1.95686" calcext:value-type="float">
            <text:p>1,96</text:p>
          </table:table-cell>
          <table:table-cell table:style-name="ce2" table:formula="of:=[.N23]/[.M23]" office:value-type="float" office:value="1.45712456067195" calcext:value-type="float">
            <text:p>1,46</text:p>
          </table:table-cell>
          <table:table-cell/>
          <table:table-cell table:formula="of:=[.K23]/[.F23]" office:value-type="float" office:value="0.878377310167107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.14899" calcext:value-type="float">
            <text:p>1,15</text:p>
          </table:table-cell>
          <table:table-cell table:style-name="ce3" office:value-type="float" office:value="1.31874" calcext:value-type="float">
            <text:p>1,32</text:p>
          </table:table-cell>
          <table:table-cell table:style-name="ce3" office:value-type="float" office:value="1.34194" calcext:value-type="float">
            <text:p>1,34</text:p>
          </table:table-cell>
          <table:table-cell table:style-name="ce3" office:value-type="float" office:value="1.32036" calcext:value-type="float">
            <text:p>1,32</text:p>
          </table:table-cell>
          <table:table-cell table:style-name="ce3" office:value-type="float" office:value="1.39088" calcext:value-type="float">
            <text:p>1,39</text:p>
          </table:table-cell>
          <table:table-cell table:style-name="ce3" office:value-type="float" office:value="1.31964" calcext:value-type="float">
            <text:p>1,32</text:p>
          </table:table-cell>
          <table:table-cell table:style-name="ce3" office:value-type="float" office:value="1.46577" calcext:value-type="float">
            <text:p>1,47</text:p>
          </table:table-cell>
          <table:table-cell table:style-name="ce3" office:value-type="float" office:value="1.19505" calcext:value-type="float">
            <text:p>1,20</text:p>
          </table:table-cell>
          <table:table-cell table:style-name="ce3" office:value-type="float" office:value="1.4061" calcext:value-type="float">
            <text:p>1,41</text:p>
          </table:table-cell>
          <table:table-cell table:style-name="ce3" office:value-type="float" office:value="1.36718" calcext:value-type="float">
            <text:p>1,37</text:p>
          </table:table-cell>
          <table:table-cell/>
          <table:table-cell table:formula="of:=MIN([.B24:.K24])" office:value-type="float" office:value="1.14899" calcext:value-type="float">
            <text:p>1,15</text:p>
          </table:table-cell>
          <table:table-cell table:formula="of:=MAX([.B24:.K24])" office:value-type="float" office:value="1.46577" calcext:value-type="float">
            <text:p>1,47</text:p>
          </table:table-cell>
          <table:table-cell table:style-name="ce2" table:formula="of:=[.N24]/[.M24]" office:value-type="float" office:value="1.27570300872941" calcext:value-type="float">
            <text:p>1,28</text:p>
          </table:table-cell>
          <table:table-cell/>
          <table:table-cell table:formula="of:=[.K24]/[.F24]" office:value-type="float" office:value="0.982960427930519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1.90353" calcext:value-type="float">
            <text:p>1,90</text:p>
          </table:table-cell>
          <table:table-cell table:style-name="ce3" office:value-type="float" office:value="1.96763" calcext:value-type="float">
            <text:p>1,97</text:p>
          </table:table-cell>
          <table:table-cell table:style-name="ce3" office:value-type="float" office:value="1.85765" calcext:value-type="float">
            <text:p>1,86</text:p>
          </table:table-cell>
          <table:table-cell table:style-name="ce3" office:value-type="float" office:value="1.6467" calcext:value-type="float">
            <text:p>1,65</text:p>
          </table:table-cell>
          <table:table-cell table:style-name="ce3" office:value-type="float" office:value="1.94813" calcext:value-type="float">
            <text:p>1,95</text:p>
          </table:table-cell>
          <table:table-cell table:style-name="ce3" office:value-type="float" office:value="1.61702" calcext:value-type="float">
            <text:p>1,62</text:p>
          </table:table-cell>
          <table:table-cell table:style-name="ce3" office:value-type="float" office:value="1.76893" calcext:value-type="float">
            <text:p>1,77</text:p>
          </table:table-cell>
          <table:table-cell table:style-name="ce3" office:value-type="float" office:value="2.02248" calcext:value-type="float">
            <text:p>2,02</text:p>
          </table:table-cell>
          <table:table-cell table:style-name="ce3" office:value-type="float" office:value="1.85765" calcext:value-type="float">
            <text:p>1,86</text:p>
          </table:table-cell>
          <table:table-cell table:style-name="ce3" office:value-type="float" office:value="1.62314" calcext:value-type="float">
            <text:p>1,62</text:p>
          </table:table-cell>
          <table:table-cell/>
          <table:table-cell table:formula="of:=MIN([.B25:.K25])" office:value-type="float" office:value="1.61702" calcext:value-type="float">
            <text:p>1,62</text:p>
          </table:table-cell>
          <table:table-cell table:formula="of:=MAX([.B25:.K25])" office:value-type="float" office:value="2.02248" calcext:value-type="float">
            <text:p>2,02</text:p>
          </table:table-cell>
          <table:table-cell table:style-name="ce2" table:formula="of:=[.N25]/[.M25]" office:value-type="float" office:value="1.25074519795674" calcext:value-type="float">
            <text:p>1,25</text:p>
          </table:table-cell>
          <table:table-cell/>
          <table:table-cell table:formula="of:=[.K25]/[.F25]" office:value-type="float" office:value="0.833178483982075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1.90937" calcext:value-type="float">
            <text:p>1,91</text:p>
          </table:table-cell>
          <table:table-cell table:style-name="ce3" office:value-type="float" office:value="1.68895" calcext:value-type="float">
            <text:p>1,69</text:p>
          </table:table-cell>
          <table:table-cell table:style-name="ce3" office:value-type="float" office:value="1.93872" calcext:value-type="float">
            <text:p>1,94</text:p>
          </table:table-cell>
          <table:table-cell table:style-name="ce3" office:value-type="float" office:value="1.64362" calcext:value-type="float">
            <text:p>1,64</text:p>
          </table:table-cell>
          <table:table-cell table:style-name="ce3" office:value-type="float" office:value="1.94115" calcext:value-type="float">
            <text:p>1,94</text:p>
          </table:table-cell>
          <table:table-cell table:style-name="ce3" office:value-type="float" office:value="1.62786" calcext:value-type="float">
            <text:p>1,63</text:p>
          </table:table-cell>
          <table:table-cell table:style-name="ce3" office:value-type="float" office:value="2.02314" calcext:value-type="float">
            <text:p>2,02</text:p>
          </table:table-cell>
          <table:table-cell table:style-name="ce3" office:value-type="float" office:value="1.62356" calcext:value-type="float">
            <text:p>1,62</text:p>
          </table:table-cell>
          <table:table-cell table:style-name="ce3" office:value-type="float" office:value="1.9368" calcext:value-type="float">
            <text:p>1,94</text:p>
          </table:table-cell>
          <table:table-cell table:style-name="ce3" office:value-type="float" office:value="1.6304" calcext:value-type="float">
            <text:p>1,63</text:p>
          </table:table-cell>
          <table:table-cell/>
          <table:table-cell table:formula="of:=MIN([.B26:.K26])" office:value-type="float" office:value="1.62356" calcext:value-type="float">
            <text:p>1,62</text:p>
          </table:table-cell>
          <table:table-cell table:formula="of:=MAX([.B26:.K26])" office:value-type="float" office:value="2.02314" calcext:value-type="float">
            <text:p>2,02</text:p>
          </table:table-cell>
          <table:table-cell table:style-name="ce2" table:formula="of:=[.N26]/[.M26]" office:value-type="float" office:value="1.24611347902141" calcext:value-type="float">
            <text:p>1,25</text:p>
          </table:table-cell>
          <table:table-cell/>
          <table:table-cell table:formula="of:=[.K26]/[.F26]" office:value-type="float" office:value="0.839914483682353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1.11445" calcext:value-type="float">
            <text:p>1,11</text:p>
          </table:table-cell>
          <table:table-cell table:style-name="ce3" office:value-type="float" office:value="1.30017" calcext:value-type="float">
            <text:p>1,30</text:p>
          </table:table-cell>
          <table:table-cell table:style-name="ce3" office:value-type="float" office:value="1.37955" calcext:value-type="float">
            <text:p>1,38</text:p>
          </table:table-cell>
          <table:table-cell table:style-name="ce3" office:value-type="float" office:value="1.37766" calcext:value-type="float">
            <text:p>1,38</text:p>
          </table:table-cell>
          <table:table-cell table:style-name="ce3" office:value-type="float" office:value="1.35767" calcext:value-type="float">
            <text:p>1,36</text:p>
          </table:table-cell>
          <table:table-cell table:style-name="ce3" office:value-type="float" office:value="1.30395" calcext:value-type="float">
            <text:p>1,30</text:p>
          </table:table-cell>
          <table:table-cell table:style-name="ce3" office:value-type="float" office:value="1.41244" calcext:value-type="float">
            <text:p>1,41</text:p>
          </table:table-cell>
          <table:table-cell table:style-name="ce3" office:value-type="float" office:value="2.0196" calcext:value-type="float">
            <text:p>2,02</text:p>
          </table:table-cell>
          <table:table-cell table:style-name="ce3" office:value-type="float" office:value="1.36441" calcext:value-type="float">
            <text:p>1,36</text:p>
          </table:table-cell>
          <table:table-cell table:style-name="ce3" office:value-type="float" office:value="1.29955" calcext:value-type="float">
            <text:p>1,30</text:p>
          </table:table-cell>
          <table:table-cell/>
          <table:table-cell table:formula="of:=MIN([.B27:.K27])" office:value-type="float" office:value="1.11445" calcext:value-type="float">
            <text:p>1,11</text:p>
          </table:table-cell>
          <table:table-cell table:formula="of:=MAX([.B27:.K27])" office:value-type="float" office:value="2.0196" calcext:value-type="float">
            <text:p>2,02</text:p>
          </table:table-cell>
          <table:table-cell table:style-name="ce2" table:formula="of:=[.N27]/[.M27]" office:value-type="float" office:value="1.81219435596034" calcext:value-type="float">
            <text:p>1,81</text:p>
          </table:table-cell>
          <table:table-cell/>
          <table:table-cell table:formula="of:=[.K27]/[.F27]" office:value-type="float" office:value="0.957191364617322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.10503" calcext:value-type="float">
            <text:p>1,11</text:p>
          </table:table-cell>
          <table:table-cell table:style-name="ce3" office:value-type="float" office:value="1.30207" calcext:value-type="float">
            <text:p>1,30</text:p>
          </table:table-cell>
          <table:table-cell table:style-name="ce3" office:value-type="float" office:value="1.34298" calcext:value-type="float">
            <text:p>1,34</text:p>
          </table:table-cell>
          <table:table-cell table:style-name="ce3" office:value-type="float" office:value="1.31357" calcext:value-type="float">
            <text:p>1,31</text:p>
          </table:table-cell>
          <table:table-cell table:style-name="ce3" office:value-type="float" office:value="1.3656" calcext:value-type="float">
            <text:p>1,37</text:p>
          </table:table-cell>
          <table:table-cell table:style-name="ce3" office:value-type="float" office:value="1.31922" calcext:value-type="float">
            <text:p>1,32</text:p>
          </table:table-cell>
          <table:table-cell table:style-name="ce3" office:value-type="float" office:value="1.42414" calcext:value-type="float">
            <text:p>1,42</text:p>
          </table:table-cell>
          <table:table-cell table:style-name="ce3" office:value-type="float" office:value="1.39969" calcext:value-type="float">
            <text:p>1,40</text:p>
          </table:table-cell>
          <table:table-cell table:style-name="ce3" office:value-type="float" office:value="1.38453" calcext:value-type="float">
            <text:p>1,38</text:p>
          </table:table-cell>
          <table:table-cell table:style-name="ce3" office:value-type="float" office:value="1.35471" calcext:value-type="float">
            <text:p>1,35</text:p>
          </table:table-cell>
          <table:table-cell/>
          <table:table-cell table:formula="of:=MIN([.B28:.K28])" office:value-type="float" office:value="1.10503" calcext:value-type="float">
            <text:p>1,11</text:p>
          </table:table-cell>
          <table:table-cell table:formula="of:=MAX([.B28:.K28])" office:value-type="float" office:value="1.42414" calcext:value-type="float">
            <text:p>1,42</text:p>
          </table:table-cell>
          <table:table-cell table:style-name="ce2" table:formula="of:=[.N28]/[.M28]" office:value-type="float" office:value="1.28877949014959" calcext:value-type="float">
            <text:p>1,29</text:p>
          </table:table-cell>
          <table:table-cell/>
          <table:table-cell table:formula="of:=[.K28]/[.F28]" office:value-type="float" office:value="0.992025483304042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.83988" calcext:value-type="float">
            <text:p>1,84</text:p>
          </table:table-cell>
          <table:table-cell table:style-name="ce3" office:value-type="float" office:value="1.64688" calcext:value-type="float">
            <text:p>1,65</text:p>
          </table:table-cell>
          <table:table-cell table:style-name="ce3" office:value-type="float" office:value="1.85215" calcext:value-type="float">
            <text:p>1,85</text:p>
          </table:table-cell>
          <table:table-cell table:style-name="ce3" office:value-type="float" office:value="1.59587" calcext:value-type="float">
            <text:p>1,60</text:p>
          </table:table-cell>
          <table:table-cell table:style-name="ce3" office:value-type="float" office:value="1.95552" calcext:value-type="float">
            <text:p>1,96</text:p>
          </table:table-cell>
          <table:table-cell table:style-name="ce3" office:value-type="float" office:value="1.57957" calcext:value-type="float">
            <text:p>1,58</text:p>
          </table:table-cell>
          <table:table-cell table:style-name="ce3" office:value-type="float" office:value="1.81382" calcext:value-type="float">
            <text:p>1,81</text:p>
          </table:table-cell>
          <table:table-cell table:style-name="ce3" office:value-type="float" office:value="1.62187" calcext:value-type="float">
            <text:p>1,62</text:p>
          </table:table-cell>
          <table:table-cell table:style-name="ce3" office:value-type="float" office:value="1.84545" calcext:value-type="float">
            <text:p>1,85</text:p>
          </table:table-cell>
          <table:table-cell table:style-name="ce3" office:value-type="float" office:value="1.60225" calcext:value-type="float">
            <text:p>1,60</text:p>
          </table:table-cell>
          <table:table-cell/>
          <table:table-cell table:formula="of:=MIN([.B29:.K29])" office:value-type="float" office:value="1.57957" calcext:value-type="float">
            <text:p>1,58</text:p>
          </table:table-cell>
          <table:table-cell table:formula="of:=MAX([.B29:.K29])" office:value-type="float" office:value="1.95552" calcext:value-type="float">
            <text:p>1,96</text:p>
          </table:table-cell>
          <table:table-cell table:style-name="ce2" table:formula="of:=[.N29]/[.M29]" office:value-type="float" office:value="1.2380078122527" calcext:value-type="float">
            <text:p>1,24</text:p>
          </table:table-cell>
          <table:table-cell/>
          <table:table-cell table:formula="of:=[.K29]/[.F29]" office:value-type="float" office:value="0.819347283586974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1.08746" calcext:value-type="float">
            <text:p>1,09</text:p>
          </table:table-cell>
          <table:table-cell table:style-name="ce3" office:value-type="float" office:value="1.2723" calcext:value-type="float">
            <text:p>1,27</text:p>
          </table:table-cell>
          <table:table-cell table:style-name="ce3" office:value-type="float" office:value="1.33029" calcext:value-type="float">
            <text:p>1,33</text:p>
          </table:table-cell>
          <table:table-cell table:style-name="ce3" office:value-type="float" office:value="1.3324" calcext:value-type="float">
            <text:p>1,33</text:p>
          </table:table-cell>
          <table:table-cell table:style-name="ce3" office:value-type="float" office:value="1.35615" calcext:value-type="float">
            <text:p>1,36</text:p>
          </table:table-cell>
          <table:table-cell table:style-name="ce3" office:value-type="float" office:value="1.33725" calcext:value-type="float">
            <text:p>1,34</text:p>
          </table:table-cell>
          <table:table-cell table:style-name="ce3" office:value-type="float" office:value="1.37059" calcext:value-type="float">
            <text:p>1,37</text:p>
          </table:table-cell>
          <table:table-cell table:style-name="ce3" office:value-type="float" office:value="1.36997" calcext:value-type="float">
            <text:p>1,37</text:p>
          </table:table-cell>
          <table:table-cell table:style-name="ce3" office:value-type="float" office:value="1.35455" calcext:value-type="float">
            <text:p>1,35</text:p>
          </table:table-cell>
          <table:table-cell table:style-name="ce3" office:value-type="float" office:value="1.28558" calcext:value-type="float">
            <text:p>1,29</text:p>
          </table:table-cell>
          <table:table-cell/>
          <table:table-cell table:formula="of:=MIN([.B30:.K30])" office:value-type="float" office:value="1.08746" calcext:value-type="float">
            <text:p>1,09</text:p>
          </table:table-cell>
          <table:table-cell table:formula="of:=MAX([.B30:.K30])" office:value-type="float" office:value="1.37059" calcext:value-type="float">
            <text:p>1,37</text:p>
          </table:table-cell>
          <table:table-cell table:style-name="ce2" table:formula="of:=[.N30]/[.M30]" office:value-type="float" office:value="1.26035900171041" calcext:value-type="float">
            <text:p>1,26</text:p>
          </table:table-cell>
          <table:table-cell/>
          <table:table-cell table:formula="of:=[.K30]/[.F30]" office:value-type="float" office:value="0.947962983445784" calcext:value-type="float">
            <text:p>0,95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float" office:value="1.58211" calcext:value-type="float">
            <text:p>1,58</text:p>
          </table:table-cell>
          <table:table-cell table:style-name="ce4" office:value-type="float" office:value="1.54622" calcext:value-type="float">
            <text:p>1,55</text:p>
          </table:table-cell>
          <table:table-cell table:style-name="ce4" office:value-type="float" office:value="1.61423" calcext:value-type="float">
            <text:p>1,61</text:p>
          </table:table-cell>
          <table:table-cell table:style-name="ce4" office:value-type="float" office:value="1.59841" calcext:value-type="float">
            <text:p>1,60</text:p>
          </table:table-cell>
          <table:table-cell table:style-name="ce4" office:value-type="float" office:value="1.92177" calcext:value-type="float">
            <text:p>1,92</text:p>
          </table:table-cell>
          <table:table-cell table:style-name="ce4" office:value-type="float" office:value="1.58986" calcext:value-type="float">
            <text:p>1,59</text:p>
          </table:table-cell>
          <table:table-cell table:style-name="ce4" office:value-type="float" office:value="2.51229" calcext:value-type="float">
            <text:p>2,51</text:p>
          </table:table-cell>
          <table:table-cell table:style-name="ce4" office:value-type="float" office:value="1.63453" calcext:value-type="float">
            <text:p>1,63</text:p>
          </table:table-cell>
          <table:table-cell table:style-name="ce4" office:value-type="float" office:value="1.58785" calcext:value-type="float">
            <text:p>1,59</text:p>
          </table:table-cell>
          <table:table-cell table:style-name="ce4" office:value-type="float" office:value="1.60346" calcext:value-type="float">
            <text:p>1,60</text:p>
          </table:table-cell>
          <table:table-cell table:style-name="ce5"/>
          <table:table-cell table:style-name="ce5" table:formula="of:=MIN([.B31:.K31])" office:value-type="float" office:value="1.54622" calcext:value-type="float">
            <text:p>1,55</text:p>
          </table:table-cell>
          <table:table-cell table:style-name="ce5" table:formula="of:=MAX([.B31:.K31])" office:value-type="float" office:value="2.51229" calcext:value-type="float">
            <text:p>2,51</text:p>
          </table:table-cell>
          <table:table-cell table:style-name="ce5" table:formula="of:=[.N31]/[.M31]" office:value-type="float" office:value="1.62479466052696" calcext:value-type="float">
            <text:p>1,62</text:p>
          </table:table-cell>
          <table:table-cell table:style-name="ce1"/>
          <table:table-cell table:style-name="ce5" table:formula="of:=[.K31]/[.F31]" office:value-type="float" office:value="0.834366235293505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0.997295" calcext:value-type="float">
            <text:p>1,00</text:p>
          </table:table-cell>
          <table:table-cell table:style-name="ce3" office:value-type="float" office:value="0.956105" calcext:value-type="float">
            <text:p>0,96</text:p>
          </table:table-cell>
          <table:table-cell table:style-name="ce3" office:value-type="float" office:value="0.895816" calcext:value-type="float">
            <text:p>0,90</text:p>
          </table:table-cell>
          <table:table-cell table:style-name="ce3" office:value-type="float" office:value="0.862711" calcext:value-type="float">
            <text:p>0,86</text:p>
          </table:table-cell>
          <table:table-cell table:style-name="ce3" office:value-type="float" office:value="1.3435" calcext:value-type="float">
            <text:p>1,34</text:p>
          </table:table-cell>
          <table:table-cell table:style-name="ce3" office:value-type="float" office:value="1.08368" calcext:value-type="float">
            <text:p>1,08</text:p>
          </table:table-cell>
          <table:table-cell table:style-name="ce3" office:value-type="float" office:value="1.43688" calcext:value-type="float">
            <text:p>1,44</text:p>
          </table:table-cell>
          <table:table-cell table:style-name="ce3" office:value-type="float" office:value="1.45797" calcext:value-type="float">
            <text:p>1,46</text:p>
          </table:table-cell>
          <table:table-cell table:style-name="ce3" office:value-type="float" office:value="1.32987" calcext:value-type="float">
            <text:p>1,33</text:p>
          </table:table-cell>
          <table:table-cell table:style-name="ce3" office:value-type="float" office:value="1.08154" calcext:value-type="float">
            <text:p>1,08</text:p>
          </table:table-cell>
          <table:table-cell/>
          <table:table-cell table:formula="of:=MIN([.B32:.K32])" office:value-type="float" office:value="0.862711" calcext:value-type="float">
            <text:p>0,86</text:p>
          </table:table-cell>
          <table:table-cell table:formula="of:=MAX([.B32:.K32])" office:value-type="float" office:value="1.45797" calcext:value-type="float">
            <text:p>1,46</text:p>
          </table:table-cell>
          <table:table-cell table:style-name="ce2" table:formula="of:=[.N32]/[.M32]" office:value-type="float" office:value="1.6899865656054" calcext:value-type="float">
            <text:p>1,69</text:p>
          </table:table-cell>
          <table:table-cell/>
          <table:table-cell table:formula="of:=[.K32]/[.F32]" office:value-type="float" office:value="0.805016747301824" calcext:value-type="float">
            <text:p>0,8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1.78985" calcext:value-type="float">
            <text:p>1,79</text:p>
          </table:table-cell>
          <table:table-cell table:style-name="ce3" office:value-type="float" office:value="1.69398" calcext:value-type="float">
            <text:p>1,69</text:p>
          </table:table-cell>
          <table:table-cell table:style-name="ce3" office:value-type="float" office:value="1.64559" calcext:value-type="float">
            <text:p>1,65</text:p>
          </table:table-cell>
          <table:table-cell table:style-name="ce3" office:value-type="float" office:value="1.4632" calcext:value-type="float">
            <text:p>1,46</text:p>
          </table:table-cell>
          <table:table-cell table:style-name="ce3" office:value-type="float" office:value="1.92277" calcext:value-type="float">
            <text:p>1,92</text:p>
          </table:table-cell>
          <table:table-cell table:style-name="ce3" office:value-type="float" office:value="1.6572" calcext:value-type="float">
            <text:p>1,66</text:p>
          </table:table-cell>
          <table:table-cell table:style-name="ce3" office:value-type="float" office:value="2.23054" calcext:value-type="float">
            <text:p>2,23</text:p>
          </table:table-cell>
          <table:table-cell table:style-name="ce3" office:value-type="float" office:value="1.85259" calcext:value-type="float">
            <text:p>1,85</text:p>
          </table:table-cell>
          <table:table-cell table:style-name="ce3" office:value-type="float" office:value="1.84649" calcext:value-type="float">
            <text:p>1,85</text:p>
          </table:table-cell>
          <table:table-cell table:style-name="ce3" office:value-type="float" office:value="1.5957" calcext:value-type="float">
            <text:p>1,60</text:p>
          </table:table-cell>
          <table:table-cell/>
          <table:table-cell table:formula="of:=MIN([.B33:.K33])" office:value-type="float" office:value="1.4632" calcext:value-type="float">
            <text:p>1,46</text:p>
          </table:table-cell>
          <table:table-cell table:formula="of:=MAX([.B33:.K33])" office:value-type="float" office:value="2.23054" calcext:value-type="float">
            <text:p>2,23</text:p>
          </table:table-cell>
          <table:table-cell table:style-name="ce2" table:formula="of:=[.N33]/[.M33]" office:value-type="float" office:value="1.52442591580098" calcext:value-type="float">
            <text:p>1,52</text:p>
          </table:table-cell>
          <table:table-cell/>
          <table:table-cell table:formula="of:=[.K33]/[.F33]" office:value-type="float" office:value="0.829896451473655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1.68931" calcext:value-type="float">
            <text:p>1,69</text:p>
          </table:table-cell>
          <table:table-cell table:style-name="ce3" office:value-type="float" office:value="1.43826" calcext:value-type="float">
            <text:p>1,44</text:p>
          </table:table-cell>
          <table:table-cell table:style-name="ce3" office:value-type="float" office:value="1.09783" calcext:value-type="float">
            <text:p>1,10</text:p>
          </table:table-cell>
          <table:table-cell table:style-name="ce3" office:value-type="float" office:value="1.09766" calcext:value-type="float">
            <text:p>1,10</text:p>
          </table:table-cell>
          <table:table-cell table:style-name="ce3" office:value-type="float" office:value="1.37979" calcext:value-type="float">
            <text:p>1,38</text:p>
          </table:table-cell>
          <table:table-cell table:style-name="ce3" office:value-type="float" office:value="1.29616" calcext:value-type="float">
            <text:p>1,30</text:p>
          </table:table-cell>
          <table:table-cell table:style-name="ce3" office:value-type="float" office:value="1.76307" calcext:value-type="float">
            <text:p>1,76</text:p>
          </table:table-cell>
          <table:table-cell table:style-name="ce3" office:value-type="float" office:value="1.49935" calcext:value-type="float">
            <text:p>1,50</text:p>
          </table:table-cell>
          <table:table-cell table:style-name="ce3" office:value-type="float" office:value="1.39386" calcext:value-type="float">
            <text:p>1,39</text:p>
          </table:table-cell>
          <table:table-cell table:style-name="ce3" office:value-type="float" office:value="1.28956" calcext:value-type="float">
            <text:p>1,29</text:p>
          </table:table-cell>
          <table:table-cell/>
          <table:table-cell table:formula="of:=MIN([.B34:.K34])" office:value-type="float" office:value="1.09766" calcext:value-type="float">
            <text:p>1,10</text:p>
          </table:table-cell>
          <table:table-cell table:formula="of:=MAX([.B34:.K34])" office:value-type="float" office:value="1.76307" calcext:value-type="float">
            <text:p>1,76</text:p>
          </table:table-cell>
          <table:table-cell table:style-name="ce2" table:formula="of:=[.N34]/[.M34]" office:value-type="float" office:value="1.60620775103402" calcext:value-type="float">
            <text:p>1,61</text:p>
          </table:table-cell>
          <table:table-cell/>
          <table:table-cell table:formula="of:=[.K34]/[.F34]" office:value-type="float" office:value="0.934605990766711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.11451" calcext:value-type="float">
            <text:p>1,11</text:p>
          </table:table-cell>
          <table:table-cell table:style-name="ce3" office:value-type="float" office:value="1.10062" calcext:value-type="float">
            <text:p>1,10</text:p>
          </table:table-cell>
          <table:table-cell table:style-name="ce3" office:value-type="float" office:value="1.12695" calcext:value-type="float">
            <text:p>1,13</text:p>
          </table:table-cell>
          <table:table-cell table:style-name="ce3" office:value-type="float" office:value="1.08196" calcext:value-type="float">
            <text:p>1,08</text:p>
          </table:table-cell>
          <table:table-cell table:style-name="ce3" office:value-type="float" office:value="1.35643" calcext:value-type="float">
            <text:p>1,36</text:p>
          </table:table-cell>
          <table:table-cell table:style-name="ce3" office:value-type="float" office:value="1.28824" calcext:value-type="float">
            <text:p>1,29</text:p>
          </table:table-cell>
          <table:table-cell table:style-name="ce3" office:value-type="float" office:value="1.66631" calcext:value-type="float">
            <text:p>1,67</text:p>
          </table:table-cell>
          <table:table-cell table:style-name="ce3" office:value-type="float" office:value="1.50725" calcext:value-type="float">
            <text:p>1,51</text:p>
          </table:table-cell>
          <table:table-cell table:style-name="ce3" office:value-type="float" office:value="1.36278" calcext:value-type="float">
            <text:p>1,36</text:p>
          </table:table-cell>
          <table:table-cell table:style-name="ce3" office:value-type="float" office:value="1.29157" calcext:value-type="float">
            <text:p>1,29</text:p>
          </table:table-cell>
          <table:table-cell/>
          <table:table-cell table:formula="of:=MIN([.B35:.K35])" office:value-type="float" office:value="1.08196" calcext:value-type="float">
            <text:p>1,08</text:p>
          </table:table-cell>
          <table:table-cell table:formula="of:=MAX([.B35:.K35])" office:value-type="float" office:value="1.66631" calcext:value-type="float">
            <text:p>1,67</text:p>
          </table:table-cell>
          <table:table-cell table:style-name="ce2" table:formula="of:=[.N35]/[.M35]" office:value-type="float" office:value="1.54008466117047" calcext:value-type="float">
            <text:p>1,54</text:p>
          </table:table-cell>
          <table:table-cell/>
          <table:table-cell table:formula="of:=[.K35]/[.F35]" office:value-type="float" office:value="0.95218330470426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1.6772" calcext:value-type="float">
            <text:p>1,68</text:p>
          </table:table-cell>
          <table:table-cell table:style-name="ce3" office:value-type="float" office:value="1.68696" calcext:value-type="float">
            <text:p>1,69</text:p>
          </table:table-cell>
          <table:table-cell table:style-name="ce3" office:value-type="float" office:value="1.51004" calcext:value-type="float">
            <text:p>1,51</text:p>
          </table:table-cell>
          <table:table-cell table:style-name="ce3" office:value-type="float" office:value="1.37586" calcext:value-type="float">
            <text:p>1,38</text:p>
          </table:table-cell>
          <table:table-cell table:style-name="ce3" office:value-type="float" office:value="1.8887" calcext:value-type="float">
            <text:p>1,89</text:p>
          </table:table-cell>
          <table:table-cell table:style-name="ce3" office:value-type="float" office:value="1.63478" calcext:value-type="float">
            <text:p>1,63</text:p>
          </table:table-cell>
          <table:table-cell table:style-name="ce3" office:value-type="float" office:value="2.48636" calcext:value-type="float">
            <text:p>2,49</text:p>
          </table:table-cell>
          <table:table-cell table:style-name="ce3" office:value-type="float" office:value="2.52909" calcext:value-type="float">
            <text:p>2,53</text:p>
          </table:table-cell>
          <table:table-cell table:style-name="ce3" office:value-type="float" office:value="1.93243" calcext:value-type="float">
            <text:p>1,93</text:p>
          </table:table-cell>
          <table:table-cell table:style-name="ce3" office:value-type="float" office:value="1.60916" calcext:value-type="float">
            <text:p>1,61</text:p>
          </table:table-cell>
          <table:table-cell/>
          <table:table-cell table:formula="of:=MIN([.B36:.K36])" office:value-type="float" office:value="1.37586" calcext:value-type="float">
            <text:p>1,38</text:p>
          </table:table-cell>
          <table:table-cell table:formula="of:=MAX([.B36:.K36])" office:value-type="float" office:value="2.52909" calcext:value-type="float">
            <text:p>2,53</text:p>
          </table:table-cell>
          <table:table-cell table:style-name="ce2" table:formula="of:=[.N36]/[.M36]" office:value-type="float" office:value="1.83818847847892" calcext:value-type="float">
            <text:p>1,84</text:p>
          </table:table-cell>
          <table:table-cell/>
          <table:table-cell table:formula="of:=[.K36]/[.F36]" office:value-type="float" office:value="0.85199343463758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1.86108" calcext:value-type="float">
            <text:p>1,86</text:p>
          </table:table-cell>
          <table:table-cell table:style-name="ce3" office:value-type="float" office:value="1.62549" calcext:value-type="float">
            <text:p>1,63</text:p>
          </table:table-cell>
          <table:table-cell table:style-name="ce3" office:value-type="float" office:value="1.7865" calcext:value-type="float">
            <text:p>1,79</text:p>
          </table:table-cell>
          <table:table-cell table:style-name="ce3" office:value-type="float" office:value="1.67258" calcext:value-type="float">
            <text:p>1,67</text:p>
          </table:table-cell>
          <table:table-cell table:style-name="ce3" office:value-type="float" office:value="1.93207" calcext:value-type="float">
            <text:p>1,93</text:p>
          </table:table-cell>
          <table:table-cell table:style-name="ce3" office:value-type="float" office:value="1.66053" calcext:value-type="float">
            <text:p>1,66</text:p>
          </table:table-cell>
          <table:table-cell table:style-name="ce3" office:value-type="float" office:value="2.04873" calcext:value-type="float">
            <text:p>2,05</text:p>
          </table:table-cell>
          <table:table-cell table:style-name="ce3" office:value-type="float" office:value="1.86077" calcext:value-type="float">
            <text:p>1,86</text:p>
          </table:table-cell>
          <table:table-cell table:style-name="ce3" office:value-type="float" office:value="1.91533" calcext:value-type="float">
            <text:p>1,92</text:p>
          </table:table-cell>
          <table:table-cell table:style-name="ce3" office:value-type="float" office:value="1.70192" calcext:value-type="float">
            <text:p>1,70</text:p>
          </table:table-cell>
          <table:table-cell/>
          <table:table-cell table:formula="of:=MIN([.B37:.K37])" office:value-type="float" office:value="1.62549" calcext:value-type="float">
            <text:p>1,63</text:p>
          </table:table-cell>
          <table:table-cell table:formula="of:=MAX([.B37:.K37])" office:value-type="float" office:value="2.04873" calcext:value-type="float">
            <text:p>2,05</text:p>
          </table:table-cell>
          <table:table-cell table:style-name="ce2" table:formula="of:=[.N37]/[.M37]" office:value-type="float" office:value="1.26037687097429" calcext:value-type="float">
            <text:p>1,26</text:p>
          </table:table-cell>
          <table:table-cell/>
          <table:table-cell table:formula="of:=[.K37]/[.F37]" office:value-type="float" office:value="0.880879057177017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1.12036" calcext:value-type="float">
            <text:p>1,12</text:p>
          </table:table-cell>
          <table:table-cell table:style-name="ce3" office:value-type="float" office:value="1.11627" calcext:value-type="float">
            <text:p>1,12</text:p>
          </table:table-cell>
          <table:table-cell table:style-name="ce3" office:value-type="float" office:value="1.11674" calcext:value-type="float">
            <text:p>1,12</text:p>
          </table:table-cell>
          <table:table-cell table:style-name="ce3" office:value-type="float" office:value="1.10445" calcext:value-type="float">
            <text:p>1,10</text:p>
          </table:table-cell>
          <table:table-cell table:style-name="ce3" office:value-type="float" office:value="1.37656" calcext:value-type="float">
            <text:p>1,38</text:p>
          </table:table-cell>
          <table:table-cell table:style-name="ce3" office:value-type="float" office:value="1.3223" calcext:value-type="float">
            <text:p>1,32</text:p>
          </table:table-cell>
          <table:table-cell table:style-name="ce3" office:value-type="float" office:value="1.76499" calcext:value-type="float">
            <text:p>1,76</text:p>
          </table:table-cell>
          <table:table-cell table:style-name="ce3" office:value-type="float" office:value="1.62722" calcext:value-type="float">
            <text:p>1,63</text:p>
          </table:table-cell>
          <table:table-cell table:style-name="ce3" office:value-type="float" office:value="1.41213" calcext:value-type="float">
            <text:p>1,41</text:p>
          </table:table-cell>
          <table:table-cell table:style-name="ce3" office:value-type="float" office:value="1.29531" calcext:value-type="float">
            <text:p>1,30</text:p>
          </table:table-cell>
          <table:table-cell/>
          <table:table-cell table:formula="of:=MIN([.B38:.K38])" office:value-type="float" office:value="1.10445" calcext:value-type="float">
            <text:p>1,10</text:p>
          </table:table-cell>
          <table:table-cell table:formula="of:=MAX([.B38:.K38])" office:value-type="float" office:value="1.76499" calcext:value-type="float">
            <text:p>1,76</text:p>
          </table:table-cell>
          <table:table-cell table:style-name="ce2" table:formula="of:=[.N38]/[.M38]" office:value-type="float" office:value="1.59807143827244" calcext:value-type="float">
            <text:p>1,60</text:p>
          </table:table-cell>
          <table:table-cell/>
          <table:table-cell table:formula="of:=[.K38]/[.F38]" office:value-type="float" office:value="0.940976056256175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1.6053" calcext:value-type="float">
            <text:p>1,61</text:p>
          </table:table-cell>
          <table:table-cell table:style-name="ce3" office:value-type="float" office:value="1.51554" calcext:value-type="float">
            <text:p>1,52</text:p>
          </table:table-cell>
          <table:table-cell table:style-name="ce3" office:value-type="float" office:value="1.55045" calcext:value-type="float">
            <text:p>1,55</text:p>
          </table:table-cell>
          <table:table-cell table:style-name="ce3" office:value-type="float" office:value="1.55925" calcext:value-type="float">
            <text:p>1,56</text:p>
          </table:table-cell>
          <table:table-cell table:style-name="ce3" office:value-type="float" office:value="1.91797" calcext:value-type="float">
            <text:p>1,92</text:p>
          </table:table-cell>
          <table:table-cell table:style-name="ce3" office:value-type="float" office:value="1.6001" calcext:value-type="float">
            <text:p>1,60</text:p>
          </table:table-cell>
          <table:table-cell table:style-name="ce3" office:value-type="float" office:value="2.03647" calcext:value-type="float">
            <text:p>2,04</text:p>
          </table:table-cell>
          <table:table-cell table:style-name="ce3" office:value-type="float" office:value="2.07944" calcext:value-type="float">
            <text:p>2,08</text:p>
          </table:table-cell>
          <table:table-cell table:style-name="ce3" office:value-type="float" office:value="1.85928" calcext:value-type="float">
            <text:p>1,86</text:p>
          </table:table-cell>
          <table:table-cell table:style-name="ce3" office:value-type="float" office:value="1.61499" calcext:value-type="float">
            <text:p>1,61</text:p>
          </table:table-cell>
          <table:table-cell/>
          <table:table-cell table:formula="of:=MIN([.B39:.K39])" office:value-type="float" office:value="1.51554" calcext:value-type="float">
            <text:p>1,52</text:p>
          </table:table-cell>
          <table:table-cell table:formula="of:=MAX([.B39:.K39])" office:value-type="float" office:value="2.07944" calcext:value-type="float">
            <text:p>2,08</text:p>
          </table:table-cell>
          <table:table-cell table:style-name="ce2" table:formula="of:=[.N39]/[.M39]" office:value-type="float" office:value="1.3720785990472" calcext:value-type="float">
            <text:p>1,37</text:p>
          </table:table-cell>
          <table:table-cell/>
          <table:table-cell table:formula="of:=[.K39]/[.F39]" office:value-type="float" office:value="0.842030897250739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1.67216" calcext:value-type="float">
            <text:p>1,67</text:p>
          </table:table-cell>
          <table:table-cell table:style-name="ce3" office:value-type="float" office:value="1.14711" calcext:value-type="float">
            <text:p>1,15</text:p>
          </table:table-cell>
          <table:table-cell table:style-name="ce3" office:value-type="float" office:value="1.0958" calcext:value-type="float">
            <text:p>1,10</text:p>
          </table:table-cell>
          <table:table-cell table:style-name="ce3" office:value-type="float" office:value="1.25405" calcext:value-type="float">
            <text:p>1,25</text:p>
          </table:table-cell>
          <table:table-cell table:style-name="ce3" office:value-type="float" office:value="1.34192" calcext:value-type="float">
            <text:p>1,34</text:p>
          </table:table-cell>
          <table:table-cell table:style-name="ce3" office:value-type="float" office:value="1.28853" calcext:value-type="float">
            <text:p>1,29</text:p>
          </table:table-cell>
          <table:table-cell table:style-name="ce3" office:value-type="float" office:value="1.66832" calcext:value-type="float">
            <text:p>1,67</text:p>
          </table:table-cell>
          <table:table-cell table:style-name="ce3" office:value-type="float" office:value="1.66979" calcext:value-type="float">
            <text:p>1,67</text:p>
          </table:table-cell>
          <table:table-cell table:style-name="ce3" office:value-type="float" office:value="1.31358" calcext:value-type="float">
            <text:p>1,31</text:p>
          </table:table-cell>
          <table:table-cell table:style-name="ce3" office:value-type="float" office:value="1.28441" calcext:value-type="float">
            <text:p>1,28</text:p>
          </table:table-cell>
          <table:table-cell/>
          <table:table-cell table:formula="of:=MIN([.B40:.K40])" office:value-type="float" office:value="1.0958" calcext:value-type="float">
            <text:p>1,10</text:p>
          </table:table-cell>
          <table:table-cell table:formula="of:=MAX([.B40:.K40])" office:value-type="float" office:value="1.67216" calcext:value-type="float">
            <text:p>1,67</text:p>
          </table:table-cell>
          <table:table-cell table:style-name="ce2" table:formula="of:=[.N40]/[.M40]" office:value-type="float" office:value="1.52597189268115" calcext:value-type="float">
            <text:p>1,53</text:p>
          </table:table-cell>
          <table:table-cell/>
          <table:table-cell table:formula="of:=[.K40]/[.F40]" office:value-type="float" office:value="0.957143495886491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1.50558" calcext:value-type="float">
            <text:p>1,51</text:p>
          </table:table-cell>
          <table:table-cell table:style-name="ce3" office:value-type="float" office:value="1.42773" calcext:value-type="float">
            <text:p>1,43</text:p>
          </table:table-cell>
          <table:table-cell table:style-name="ce3" office:value-type="float" office:value="1.48643" calcext:value-type="float">
            <text:p>1,49</text:p>
          </table:table-cell>
          <table:table-cell table:style-name="ce3" office:value-type="float" office:value="1.5474" calcext:value-type="float">
            <text:p>1,55</text:p>
          </table:table-cell>
          <table:table-cell table:style-name="ce3" office:value-type="float" office:value="1.87699" calcext:value-type="float">
            <text:p>1,88</text:p>
          </table:table-cell>
          <table:table-cell table:style-name="ce3" office:value-type="float" office:value="1.58972" calcext:value-type="float">
            <text:p>1,59</text:p>
          </table:table-cell>
          <table:table-cell table:style-name="ce3" office:value-type="float" office:value="2.21057" calcext:value-type="float">
            <text:p>2,21</text:p>
          </table:table-cell>
          <table:table-cell table:style-name="ce3" office:value-type="float" office:value="2.13057" calcext:value-type="float">
            <text:p>2,13</text:p>
          </table:table-cell>
          <table:table-cell table:style-name="ce3" office:value-type="float" office:value="1.92529" calcext:value-type="float">
            <text:p>1,93</text:p>
          </table:table-cell>
          <table:table-cell table:style-name="ce3" office:value-type="float" office:value="1.62552" calcext:value-type="float">
            <text:p>1,63</text:p>
          </table:table-cell>
          <table:table-cell/>
          <table:table-cell table:formula="of:=MIN([.B41:.K41])" office:value-type="float" office:value="1.42773" calcext:value-type="float">
            <text:p>1,43</text:p>
          </table:table-cell>
          <table:table-cell table:formula="of:=MAX([.B41:.K41])" office:value-type="float" office:value="2.21057" calcext:value-type="float">
            <text:p>2,21</text:p>
          </table:table-cell>
          <table:table-cell table:style-name="ce2" table:formula="of:=[.N41]/[.M41]" office:value-type="float" office:value="1.54831095515258" calcext:value-type="float">
            <text:p>1,55</text:p>
          </table:table-cell>
          <table:table-cell/>
          <table:table-cell table:formula="of:=[.K41]/[.F41]" office:value-type="float" office:value="0.866024858949701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1.38651" calcext:value-type="float">
            <text:p>1,39</text:p>
          </table:table-cell>
          <table:table-cell table:style-name="ce3" office:value-type="float" office:value="1.52943" calcext:value-type="float">
            <text:p>1,53</text:p>
          </table:table-cell>
          <table:table-cell table:style-name="ce3" office:value-type="float" office:value="1.48588" calcext:value-type="float">
            <text:p>1,49</text:p>
          </table:table-cell>
          <table:table-cell table:style-name="ce3" office:value-type="float" office:value="1.54278" calcext:value-type="float">
            <text:p>1,54</text:p>
          </table:table-cell>
          <table:table-cell table:style-name="ce3" office:value-type="float" office:value="1.88364" calcext:value-type="float">
            <text:p>1,88</text:p>
          </table:table-cell>
          <table:table-cell table:style-name="ce3" office:value-type="float" office:value="1.61501" calcext:value-type="float">
            <text:p>1,62</text:p>
          </table:table-cell>
          <table:table-cell table:style-name="ce3" office:value-type="float" office:value="2.1337" calcext:value-type="float">
            <text:p>2,13</text:p>
          </table:table-cell>
          <table:table-cell table:style-name="ce3" office:value-type="float" office:value="2.19909" calcext:value-type="float">
            <text:p>2,20</text:p>
          </table:table-cell>
          <table:table-cell table:style-name="ce3" office:value-type="float" office:value="1.94055" calcext:value-type="float">
            <text:p>1,94</text:p>
          </table:table-cell>
          <table:table-cell table:style-name="ce3" office:value-type="float" office:value="1.64916" calcext:value-type="float">
            <text:p>1,65</text:p>
          </table:table-cell>
          <table:table-cell/>
          <table:table-cell table:formula="of:=MIN([.B42:.K42])" office:value-type="float" office:value="1.38651" calcext:value-type="float">
            <text:p>1,39</text:p>
          </table:table-cell>
          <table:table-cell table:formula="of:=MAX([.B42:.K42])" office:value-type="float" office:value="2.19909" calcext:value-type="float">
            <text:p>2,20</text:p>
          </table:table-cell>
          <table:table-cell table:style-name="ce2" table:formula="of:=[.N42]/[.M42]" office:value-type="float" office:value="1.58606140597616" calcext:value-type="float">
            <text:p>1,59</text:p>
          </table:table-cell>
          <table:table-cell/>
          <table:table-cell table:formula="of:=[.K42]/[.F42]" office:value-type="float" office:value="0.875517614830859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1.47193" calcext:value-type="float">
            <text:p>1,47</text:p>
          </table:table-cell>
          <table:table-cell table:style-name="ce3" office:value-type="float" office:value="2.18073" calcext:value-type="float">
            <text:p>2,18</text:p>
          </table:table-cell>
          <table:table-cell table:style-name="ce3" office:value-type="float" office:value="1.53036" calcext:value-type="float">
            <text:p>1,53</text:p>
          </table:table-cell>
          <table:table-cell table:style-name="ce3" office:value-type="float" office:value="1.53142" calcext:value-type="float">
            <text:p>1,53</text:p>
          </table:table-cell>
          <table:table-cell table:style-name="ce3" office:value-type="float" office:value="1.88351" calcext:value-type="float">
            <text:p>1,88</text:p>
          </table:table-cell>
          <table:table-cell table:style-name="ce3" office:value-type="float" office:value="1.61374" calcext:value-type="float">
            <text:p>1,61</text:p>
          </table:table-cell>
          <table:table-cell table:style-name="ce3" office:value-type="float" office:value="2.18374" calcext:value-type="float">
            <text:p>2,18</text:p>
          </table:table-cell>
          <table:table-cell table:style-name="ce3" office:value-type="float" office:value="2.02275" calcext:value-type="float">
            <text:p>2,02</text:p>
          </table:table-cell>
          <table:table-cell table:style-name="ce3" office:value-type="float" office:value="1.91713" calcext:value-type="float">
            <text:p>1,92</text:p>
          </table:table-cell>
          <table:table-cell table:style-name="ce3" office:value-type="float" office:value="1.61142" calcext:value-type="float">
            <text:p>1,61</text:p>
          </table:table-cell>
          <table:table-cell/>
          <table:table-cell table:formula="of:=MIN([.B43:.K43])" office:value-type="float" office:value="1.47193" calcext:value-type="float">
            <text:p>1,47</text:p>
          </table:table-cell>
          <table:table-cell table:formula="of:=MAX([.B43:.K43])" office:value-type="float" office:value="2.18374" calcext:value-type="float">
            <text:p>2,18</text:p>
          </table:table-cell>
          <table:table-cell table:style-name="ce2" table:formula="of:=[.N43]/[.M43]" office:value-type="float" office:value="1.48358957287371" calcext:value-type="float">
            <text:p>1,48</text:p>
          </table:table-cell>
          <table:table-cell/>
          <table:table-cell table:formula="of:=[.K43]/[.F43]" office:value-type="float" office:value="0.855540984650997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1.40047" calcext:value-type="float">
            <text:p>1,40</text:p>
          </table:table-cell>
          <table:table-cell table:style-name="ce3" office:value-type="float" office:value="1.54463" calcext:value-type="float">
            <text:p>1,54</text:p>
          </table:table-cell>
          <table:table-cell table:style-name="ce3" office:value-type="float" office:value="1.4789" calcext:value-type="float">
            <text:p>1,48</text:p>
          </table:table-cell>
          <table:table-cell table:style-name="ce3" office:value-type="float" office:value="1.54834" calcext:value-type="float">
            <text:p>1,55</text:p>
          </table:table-cell>
          <table:table-cell table:style-name="ce3" office:value-type="float" office:value="1.87951" calcext:value-type="float">
            <text:p>1,88</text:p>
          </table:table-cell>
          <table:table-cell table:style-name="ce3" office:value-type="float" office:value="1.63051" calcext:value-type="float">
            <text:p>1,63</text:p>
          </table:table-cell>
          <table:table-cell table:style-name="ce3" office:value-type="float" office:value="2.14929" calcext:value-type="float">
            <text:p>2,15</text:p>
          </table:table-cell>
          <table:table-cell table:style-name="ce3" office:value-type="float" office:value="2.06824" calcext:value-type="float">
            <text:p>2,07</text:p>
          </table:table-cell>
          <table:table-cell table:style-name="ce3" office:value-type="float" office:value="1.92811" calcext:value-type="float">
            <text:p>1,93</text:p>
          </table:table-cell>
          <table:table-cell table:style-name="ce3" office:value-type="float" office:value="1.63226" calcext:value-type="float">
            <text:p>1,63</text:p>
          </table:table-cell>
          <table:table-cell/>
          <table:table-cell table:formula="of:=MIN([.B44:.K44])" office:value-type="float" office:value="1.40047" calcext:value-type="float">
            <text:p>1,40</text:p>
          </table:table-cell>
          <table:table-cell table:formula="of:=MAX([.B44:.K44])" office:value-type="float" office:value="2.14929" calcext:value-type="float">
            <text:p>2,15</text:p>
          </table:table-cell>
          <table:table-cell table:style-name="ce2" table:formula="of:=[.N44]/[.M44]" office:value-type="float" office:value="1.5346919248538" calcext:value-type="float">
            <text:p>1,53</text:p>
          </table:table-cell>
          <table:table-cell/>
          <table:table-cell table:formula="of:=[.K44]/[.F44]" office:value-type="float" office:value="0.868449755521386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1.52184" calcext:value-type="float">
            <text:p>1,52</text:p>
          </table:table-cell>
          <table:table-cell table:style-name="ce3" office:value-type="float" office:value="1.58381" calcext:value-type="float">
            <text:p>1,58</text:p>
          </table:table-cell>
          <table:table-cell table:style-name="ce3" office:value-type="float" office:value="1.48195" calcext:value-type="float">
            <text:p>1,48</text:p>
          </table:table-cell>
          <table:table-cell table:style-name="ce3" office:value-type="float" office:value="1.55606" calcext:value-type="float">
            <text:p>1,56</text:p>
          </table:table-cell>
          <table:table-cell table:style-name="ce3" office:value-type="float" office:value="1.91349" calcext:value-type="float">
            <text:p>1,91</text:p>
          </table:table-cell>
          <table:table-cell table:style-name="ce3" office:value-type="float" office:value="1.60265" calcext:value-type="float">
            <text:p>1,60</text:p>
          </table:table-cell>
          <table:table-cell table:style-name="ce3" office:value-type="float" office:value="2.20636" calcext:value-type="float">
            <text:p>2,21</text:p>
          </table:table-cell>
          <table:table-cell table:style-name="ce3" office:value-type="float" office:value="2.15114" calcext:value-type="float">
            <text:p>2,15</text:p>
          </table:table-cell>
          <table:table-cell table:style-name="ce3" office:value-type="float" office:value="1.9166" calcext:value-type="float">
            <text:p>1,92</text:p>
          </table:table-cell>
          <table:table-cell table:style-name="ce3" office:value-type="float" office:value="1.62415" calcext:value-type="float">
            <text:p>1,62</text:p>
          </table:table-cell>
          <table:table-cell/>
          <table:table-cell table:formula="of:=MIN([.B45:.K45])" office:value-type="float" office:value="1.48195" calcext:value-type="float">
            <text:p>1,48</text:p>
          </table:table-cell>
          <table:table-cell table:formula="of:=MAX([.B45:.K45])" office:value-type="float" office:value="2.20636" calcext:value-type="float">
            <text:p>2,21</text:p>
          </table:table-cell>
          <table:table-cell table:style-name="ce2" table:formula="of:=[.N45]/[.M45]" office:value-type="float" office:value="1.4888221599919" calcext:value-type="float">
            <text:p>1,49</text:p>
          </table:table-cell>
          <table:table-cell/>
          <table:table-cell table:formula="of:=[.K45]/[.F45]" office:value-type="float" office:value="0.84878938484131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1.63552" calcext:value-type="float">
            <text:p>1,64</text:p>
          </table:table-cell>
          <table:table-cell table:style-name="ce3" office:value-type="float" office:value="1.15642" calcext:value-type="float">
            <text:p>1,16</text:p>
          </table:table-cell>
          <table:table-cell table:style-name="ce3" office:value-type="float" office:value="1.10455" calcext:value-type="float">
            <text:p>1,10</text:p>
          </table:table-cell>
          <table:table-cell table:style-name="ce3" office:value-type="float" office:value="1.28236" calcext:value-type="float">
            <text:p>1,28</text:p>
          </table:table-cell>
          <table:table-cell table:style-name="ce3" office:value-type="float" office:value="1.3762" calcext:value-type="float">
            <text:p>1,38</text:p>
          </table:table-cell>
          <table:table-cell table:style-name="ce3" office:value-type="float" office:value="1.27977" calcext:value-type="float">
            <text:p>1,28</text:p>
          </table:table-cell>
          <table:table-cell table:style-name="ce3" office:value-type="float" office:value="1.87807" calcext:value-type="float">
            <text:p>1,88</text:p>
          </table:table-cell>
          <table:table-cell table:style-name="ce3" office:value-type="float" office:value="1.88522" calcext:value-type="float">
            <text:p>1,89</text:p>
          </table:table-cell>
          <table:table-cell table:style-name="ce3" office:value-type="float" office:value="1.39169" calcext:value-type="float">
            <text:p>1,39</text:p>
          </table:table-cell>
          <table:table-cell table:style-name="ce3" office:value-type="float" office:value="1.33173" calcext:value-type="float">
            <text:p>1,33</text:p>
          </table:table-cell>
          <table:table-cell/>
          <table:table-cell table:formula="of:=MIN([.B46:.K46])" office:value-type="float" office:value="1.10455" calcext:value-type="float">
            <text:p>1,10</text:p>
          </table:table-cell>
          <table:table-cell table:formula="of:=MAX([.B46:.K46])" office:value-type="float" office:value="1.88522" calcext:value-type="float">
            <text:p>1,89</text:p>
          </table:table-cell>
          <table:table-cell table:style-name="ce2" table:formula="of:=[.N46]/[.M46]" office:value-type="float" office:value="1.70677651532298" calcext:value-type="float">
            <text:p>1,71</text:p>
          </table:table-cell>
          <table:table-cell/>
          <table:table-cell table:formula="of:=[.K46]/[.F46]" office:value-type="float" office:value="0.967686382793199" calcext:value-type="float">
            <text:p>0,9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1.66721" calcext:value-type="float">
            <text:p>1,67</text:p>
          </table:table-cell>
          <table:table-cell table:style-name="ce3" office:value-type="float" office:value="1.48354" calcext:value-type="float">
            <text:p>1,48</text:p>
          </table:table-cell>
          <table:table-cell table:style-name="ce3" office:value-type="float" office:value="1.4867" calcext:value-type="float">
            <text:p>1,49</text:p>
          </table:table-cell>
          <table:table-cell table:style-name="ce3" office:value-type="float" office:value="1.55097" calcext:value-type="float">
            <text:p>1,55</text:p>
          </table:table-cell>
          <table:table-cell table:style-name="ce3" office:value-type="float" office:value="1.91435" calcext:value-type="float">
            <text:p>1,91</text:p>
          </table:table-cell>
          <table:table-cell table:style-name="ce3" office:value-type="float" office:value="1.61487" calcext:value-type="float">
            <text:p>1,61</text:p>
          </table:table-cell>
          <table:table-cell table:style-name="ce3" office:value-type="float" office:value="2.19758" calcext:value-type="float">
            <text:p>2,20</text:p>
          </table:table-cell>
          <table:table-cell table:style-name="ce3" office:value-type="float" office:value="2.45945" calcext:value-type="float">
            <text:p>2,46</text:p>
          </table:table-cell>
          <table:table-cell table:style-name="ce3" office:value-type="float" office:value="1.92258" calcext:value-type="float">
            <text:p>1,92</text:p>
          </table:table-cell>
          <table:table-cell table:style-name="ce3" office:value-type="float" office:value="1.60505" calcext:value-type="float">
            <text:p>1,61</text:p>
          </table:table-cell>
          <table:table-cell/>
          <table:table-cell table:formula="of:=MIN([.B47:.K47])" office:value-type="float" office:value="1.48354" calcext:value-type="float">
            <text:p>1,48</text:p>
          </table:table-cell>
          <table:table-cell table:formula="of:=MAX([.B47:.K47])" office:value-type="float" office:value="2.45945" calcext:value-type="float">
            <text:p>2,46</text:p>
          </table:table-cell>
          <table:table-cell table:style-name="ce2" table:formula="of:=[.N47]/[.M47]" office:value-type="float" office:value="1.65782520188199" calcext:value-type="float">
            <text:p>1,66</text:p>
          </table:table-cell>
          <table:table-cell/>
          <table:table-cell table:formula="of:=[.K47]/[.F47]" office:value-type="float" office:value="0.838430798965706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1.16373" calcext:value-type="float">
            <text:p>1,16</text:p>
          </table:table-cell>
          <table:table-cell table:style-name="ce3" office:value-type="float" office:value="1.22028" calcext:value-type="float">
            <text:p>1,22</text:p>
          </table:table-cell>
          <table:table-cell table:style-name="ce3" office:value-type="float" office:value="1.319" calcext:value-type="float">
            <text:p>1,32</text:p>
          </table:table-cell>
          <table:table-cell table:style-name="ce3" office:value-type="float" office:value="1.12602" calcext:value-type="float">
            <text:p>1,13</text:p>
          </table:table-cell>
          <table:table-cell table:style-name="ce3" office:value-type="float" office:value="1.34912" calcext:value-type="float">
            <text:p>1,35</text:p>
          </table:table-cell>
          <table:table-cell table:style-name="ce3" office:value-type="float" office:value="1.08641" calcext:value-type="float">
            <text:p>1,09</text:p>
          </table:table-cell>
          <table:table-cell table:style-name="ce3" office:value-type="float" office:value="1.94549" calcext:value-type="float">
            <text:p>1,95</text:p>
          </table:table-cell>
          <table:table-cell table:style-name="ce3" office:value-type="float" office:value="1.96316" calcext:value-type="float">
            <text:p>1,96</text:p>
          </table:table-cell>
          <table:table-cell table:style-name="ce3" office:value-type="float" office:value="1.33777" calcext:value-type="float">
            <text:p>1,34</text:p>
          </table:table-cell>
          <table:table-cell table:style-name="ce3" office:value-type="float" office:value="1.08271" calcext:value-type="float">
            <text:p>1,08</text:p>
          </table:table-cell>
          <table:table-cell/>
          <table:table-cell table:formula="of:=MIN([.B48:.K48])" office:value-type="float" office:value="1.08271" calcext:value-type="float">
            <text:p>1,08</text:p>
          </table:table-cell>
          <table:table-cell table:formula="of:=MAX([.B48:.K48])" office:value-type="float" office:value="1.96316" calcext:value-type="float">
            <text:p>1,96</text:p>
          </table:table-cell>
          <table:table-cell table:style-name="ce2" table:formula="of:=[.N48]/[.M48]" office:value-type="float" office:value="1.81319097449917" calcext:value-type="float">
            <text:p>1,81</text:p>
          </table:table-cell>
          <table:table-cell/>
          <table:table-cell table:formula="of:=[.K48]/[.F48]" office:value-type="float" office:value="0.80253053842504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.69797" calcext:value-type="float">
            <text:p>1,70</text:p>
          </table:table-cell>
          <table:table-cell table:style-name="ce3" office:value-type="float" office:value="1.64412" calcext:value-type="float">
            <text:p>1,64</text:p>
          </table:table-cell>
          <table:table-cell table:style-name="ce3" office:value-type="float" office:value="1.48483" calcext:value-type="float">
            <text:p>1,48</text:p>
          </table:table-cell>
          <table:table-cell table:style-name="ce3" office:value-type="float" office:value="1.55735" calcext:value-type="float">
            <text:p>1,56</text:p>
          </table:table-cell>
          <table:table-cell table:style-name="ce3" office:value-type="float" office:value="1.89148" calcext:value-type="float">
            <text:p>1,89</text:p>
          </table:table-cell>
          <table:table-cell table:style-name="ce3" office:value-type="float" office:value="1.60711" calcext:value-type="float">
            <text:p>1,61</text:p>
          </table:table-cell>
          <table:table-cell table:style-name="ce3" office:value-type="float" office:value="2.74555" calcext:value-type="float">
            <text:p>2,75</text:p>
          </table:table-cell>
          <table:table-cell table:style-name="ce3" office:value-type="float" office:value="2.33233" calcext:value-type="float">
            <text:p>2,33</text:p>
          </table:table-cell>
          <table:table-cell table:style-name="ce3" office:value-type="float" office:value="1.91639" calcext:value-type="float">
            <text:p>1,92</text:p>
          </table:table-cell>
          <table:table-cell table:style-name="ce3" office:value-type="float" office:value="1.61182" calcext:value-type="float">
            <text:p>1,61</text:p>
          </table:table-cell>
          <table:table-cell/>
          <table:table-cell table:formula="of:=MIN([.B49:.K49])" office:value-type="float" office:value="1.48483" calcext:value-type="float">
            <text:p>1,48</text:p>
          </table:table-cell>
          <table:table-cell table:formula="of:=MAX([.B49:.K49])" office:value-type="float" office:value="2.74555" calcext:value-type="float">
            <text:p>2,75</text:p>
          </table:table-cell>
          <table:table-cell table:style-name="ce2" table:formula="of:=[.N49]/[.M49]" office:value-type="float" office:value="1.84906689654708" calcext:value-type="float">
            <text:p>1,85</text:p>
          </table:table-cell>
          <table:table-cell/>
          <table:table-cell table:formula="of:=[.K49]/[.F49]" office:value-type="float" office:value="0.85214752468966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.57425" calcext:value-type="float">
            <text:p>1,57</text:p>
          </table:table-cell>
          <table:table-cell table:style-name="ce3" office:value-type="float" office:value="1.937" calcext:value-type="float">
            <text:p>1,94</text:p>
          </table:table-cell>
          <table:table-cell table:style-name="ce3" office:value-type="float" office:value="1.50688" calcext:value-type="float">
            <text:p>1,51</text:p>
          </table:table-cell>
          <table:table-cell table:style-name="ce3" office:value-type="float" office:value="1.43073" calcext:value-type="float">
            <text:p>1,43</text:p>
          </table:table-cell>
          <table:table-cell table:style-name="ce3" office:value-type="float" office:value="1.91142" calcext:value-type="float">
            <text:p>1,91</text:p>
          </table:table-cell>
          <table:table-cell table:style-name="ce3" office:value-type="float" office:value="1.68033" calcext:value-type="float">
            <text:p>1,68</text:p>
          </table:table-cell>
          <table:table-cell table:style-name="ce3" office:value-type="float" office:value="2.50887" calcext:value-type="float">
            <text:p>2,51</text:p>
          </table:table-cell>
          <table:table-cell table:style-name="ce3" office:value-type="float" office:value="2.4362" calcext:value-type="float">
            <text:p>2,44</text:p>
          </table:table-cell>
          <table:table-cell table:style-name="ce3" office:value-type="float" office:value="1.91266" calcext:value-type="float">
            <text:p>1,91</text:p>
          </table:table-cell>
          <table:table-cell table:style-name="ce3" office:value-type="float" office:value="1.63149" calcext:value-type="float">
            <text:p>1,63</text:p>
          </table:table-cell>
          <table:table-cell/>
          <table:table-cell table:formula="of:=MIN([.B50:.K50])" office:value-type="float" office:value="1.43073" calcext:value-type="float">
            <text:p>1,43</text:p>
          </table:table-cell>
          <table:table-cell table:formula="of:=MAX([.B50:.K50])" office:value-type="float" office:value="2.50887" calcext:value-type="float">
            <text:p>2,51</text:p>
          </table:table-cell>
          <table:table-cell table:style-name="ce2" table:formula="of:=[.N50]/[.M50]" office:value-type="float" office:value="1.75355937178923" calcext:value-type="float">
            <text:p>1,75</text:p>
          </table:table-cell>
          <table:table-cell/>
          <table:table-cell table:formula="of:=[.K50]/[.F50]" office:value-type="float" office:value="0.85354867062184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1.3697" calcext:value-type="float">
            <text:p>1,37</text:p>
          </table:table-cell>
          <table:table-cell table:style-name="ce3" office:value-type="float" office:value="1.31729" calcext:value-type="float">
            <text:p>1,32</text:p>
          </table:table-cell>
          <table:table-cell table:style-name="ce3" office:value-type="float" office:value="1.11594" calcext:value-type="float">
            <text:p>1,12</text:p>
          </table:table-cell>
          <table:table-cell table:style-name="ce3" office:value-type="float" office:value="1.26363" calcext:value-type="float">
            <text:p>1,26</text:p>
          </table:table-cell>
          <table:table-cell table:style-name="ce3" office:value-type="float" office:value="1.40537" calcext:value-type="float">
            <text:p>1,41</text:p>
          </table:table-cell>
          <table:table-cell table:style-name="ce3" office:value-type="float" office:value="1.30271" calcext:value-type="float">
            <text:p>1,30</text:p>
          </table:table-cell>
          <table:table-cell table:style-name="ce3" office:value-type="float" office:value="2.1962" calcext:value-type="float">
            <text:p>2,20</text:p>
          </table:table-cell>
          <table:table-cell table:style-name="ce3" office:value-type="float" office:value="2.18594" calcext:value-type="float">
            <text:p>2,19</text:p>
          </table:table-cell>
          <table:table-cell table:style-name="ce3" office:value-type="float" office:value="1.41349" calcext:value-type="float">
            <text:p>1,41</text:p>
          </table:table-cell>
          <table:table-cell table:style-name="ce3" office:value-type="float" office:value="1.29704" calcext:value-type="float">
            <text:p>1,30</text:p>
          </table:table-cell>
          <table:table-cell/>
          <table:table-cell table:formula="of:=MIN([.B51:.K51])" office:value-type="float" office:value="1.11594" calcext:value-type="float">
            <text:p>1,12</text:p>
          </table:table-cell>
          <table:table-cell table:formula="of:=MAX([.B51:.K51])" office:value-type="float" office:value="2.1962" calcext:value-type="float">
            <text:p>2,20</text:p>
          </table:table-cell>
          <table:table-cell table:style-name="ce2" table:formula="of:=[.N51]/[.M51]" office:value-type="float" office:value="1.9680269548542" calcext:value-type="float">
            <text:p>1,97</text:p>
          </table:table-cell>
          <table:table-cell/>
          <table:table-cell table:formula="of:=[.K51]/[.F51]" office:value-type="float" office:value="0.922917096565317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1.62948" calcext:value-type="float">
            <text:p>1,63</text:p>
          </table:table-cell>
          <table:table-cell table:style-name="ce3" office:value-type="float" office:value="1.78153" calcext:value-type="float">
            <text:p>1,78</text:p>
          </table:table-cell>
          <table:table-cell table:style-name="ce3" office:value-type="float" office:value="1.49705" calcext:value-type="float">
            <text:p>1,50</text:p>
          </table:table-cell>
          <table:table-cell table:style-name="ce3" office:value-type="float" office:value="1.53626" calcext:value-type="float">
            <text:p>1,54</text:p>
          </table:table-cell>
          <table:table-cell table:style-name="ce3" office:value-type="float" office:value="1.88063" calcext:value-type="float">
            <text:p>1,88</text:p>
          </table:table-cell>
          <table:table-cell table:style-name="ce3" office:value-type="float" office:value="1.66146" calcext:value-type="float">
            <text:p>1,66</text:p>
          </table:table-cell>
          <table:table-cell table:style-name="ce3" office:value-type="float" office:value="2.42768" calcext:value-type="float">
            <text:p>2,43</text:p>
          </table:table-cell>
          <table:table-cell table:style-name="ce3" office:value-type="float" office:value="2.5482" calcext:value-type="float">
            <text:p>2,55</text:p>
          </table:table-cell>
          <table:table-cell table:style-name="ce3" office:value-type="float" office:value="1.92086" calcext:value-type="float">
            <text:p>1,92</text:p>
          </table:table-cell>
          <table:table-cell table:style-name="ce3" office:value-type="float" office:value="1.65947" calcext:value-type="float">
            <text:p>1,66</text:p>
          </table:table-cell>
          <table:table-cell/>
          <table:table-cell table:formula="of:=MIN([.B52:.K52])" office:value-type="float" office:value="1.49705" calcext:value-type="float">
            <text:p>1,50</text:p>
          </table:table-cell>
          <table:table-cell table:formula="of:=MAX([.B52:.K52])" office:value-type="float" office:value="2.5482" calcext:value-type="float">
            <text:p>2,55</text:p>
          </table:table-cell>
          <table:table-cell table:style-name="ce2" table:formula="of:=[.N52]/[.M52]" office:value-type="float" office:value="1.70214755686183" calcext:value-type="float">
            <text:p>1,70</text:p>
          </table:table-cell>
          <table:table-cell/>
          <table:table-cell table:formula="of:=[.K52]/[.F52]" office:value-type="float" office:value="0.882401110266241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1.70488" calcext:value-type="float">
            <text:p>1,70</text:p>
          </table:table-cell>
          <table:table-cell table:style-name="ce3" office:value-type="float" office:value="1.64146" calcext:value-type="float">
            <text:p>1,64</text:p>
          </table:table-cell>
          <table:table-cell table:style-name="ce3" office:value-type="float" office:value="1.90834" calcext:value-type="float">
            <text:p>1,91</text:p>
          </table:table-cell>
          <table:table-cell table:style-name="ce3" office:value-type="float" office:value="1.62976" calcext:value-type="float">
            <text:p>1,63</text:p>
          </table:table-cell>
          <table:table-cell table:style-name="ce3" office:value-type="float" office:value="1.88071" calcext:value-type="float">
            <text:p>1,88</text:p>
          </table:table-cell>
          <table:table-cell table:style-name="ce3" office:value-type="float" office:value="1.6326" calcext:value-type="float">
            <text:p>1,63</text:p>
          </table:table-cell>
          <table:table-cell table:style-name="ce3" office:value-type="float" office:value="2.56096" calcext:value-type="float">
            <text:p>2,56</text:p>
          </table:table-cell>
          <table:table-cell table:style-name="ce3" office:value-type="float" office:value="2.45851" calcext:value-type="float">
            <text:p>2,46</text:p>
          </table:table-cell>
          <table:table-cell table:style-name="ce3" office:value-type="float" office:value="1.92323" calcext:value-type="float">
            <text:p>1,92</text:p>
          </table:table-cell>
          <table:table-cell table:style-name="ce3" office:value-type="float" office:value="1.60804" calcext:value-type="float">
            <text:p>1,61</text:p>
          </table:table-cell>
          <table:table-cell/>
          <table:table-cell table:formula="of:=MIN([.B53:.K53])" office:value-type="float" office:value="1.60804" calcext:value-type="float">
            <text:p>1,61</text:p>
          </table:table-cell>
          <table:table-cell table:formula="of:=MAX([.B53:.K53])" office:value-type="float" office:value="2.56096" calcext:value-type="float">
            <text:p>2,56</text:p>
          </table:table-cell>
          <table:table-cell table:style-name="ce2" table:formula="of:=[.N53]/[.M53]" office:value-type="float" office:value="1.59259719907465" calcext:value-type="float">
            <text:p>1,59</text:p>
          </table:table-cell>
          <table:table-cell/>
          <table:table-cell table:formula="of:=[.K53]/[.F53]" office:value-type="float" office:value="0.855017519979157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1.35856" calcext:value-type="float">
            <text:p>1,36</text:p>
          </table:table-cell>
          <table:table-cell table:style-name="ce3" office:value-type="float" office:value="1.44221" calcext:value-type="float">
            <text:p>1,44</text:p>
          </table:table-cell>
          <table:table-cell table:style-name="ce3" office:value-type="float" office:value="1.08536" calcext:value-type="float">
            <text:p>1,09</text:p>
          </table:table-cell>
          <table:table-cell table:style-name="ce3" office:value-type="float" office:value="1.28685" calcext:value-type="float">
            <text:p>1,29</text:p>
          </table:table-cell>
          <table:table-cell table:style-name="ce3" office:value-type="float" office:value="1.3989" calcext:value-type="float">
            <text:p>1,40</text:p>
          </table:table-cell>
          <table:table-cell table:style-name="ce3" office:value-type="float" office:value="1.30062" calcext:value-type="float">
            <text:p>1,30</text:p>
          </table:table-cell>
          <table:table-cell table:style-name="ce3" office:value-type="float" office:value="2.2676" calcext:value-type="float">
            <text:p>2,27</text:p>
          </table:table-cell>
          <table:table-cell table:style-name="ce3" office:value-type="float" office:value="2.15388" calcext:value-type="float">
            <text:p>2,15</text:p>
          </table:table-cell>
          <table:table-cell table:style-name="ce3" office:value-type="float" office:value="1.33731" calcext:value-type="float">
            <text:p>1,34</text:p>
          </table:table-cell>
          <table:table-cell table:style-name="ce3" office:value-type="float" office:value="1.28428" calcext:value-type="float">
            <text:p>1,28</text:p>
          </table:table-cell>
          <table:table-cell/>
          <table:table-cell table:formula="of:=MIN([.B54:.K54])" office:value-type="float" office:value="1.08536" calcext:value-type="float">
            <text:p>1,09</text:p>
          </table:table-cell>
          <table:table-cell table:formula="of:=MAX([.B54:.K54])" office:value-type="float" office:value="2.2676" calcext:value-type="float">
            <text:p>2,27</text:p>
          </table:table-cell>
          <table:table-cell table:style-name="ce2" table:formula="of:=[.N54]/[.M54]" office:value-type="float" office:value="2.08926070612516" calcext:value-type="float">
            <text:p>2,09</text:p>
          </table:table-cell>
          <table:table-cell/>
          <table:table-cell table:formula="of:=[.K54]/[.F54]" office:value-type="float" office:value="0.918064193294731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.70621" calcext:value-type="float">
            <text:p>1,71</text:p>
          </table:table-cell>
          <table:table-cell table:style-name="ce3" office:value-type="float" office:value="1.73951" calcext:value-type="float">
            <text:p>1,74</text:p>
          </table:table-cell>
          <table:table-cell table:style-name="ce3" office:value-type="float" office:value="1.50683" calcext:value-type="float">
            <text:p>1,51</text:p>
          </table:table-cell>
          <table:table-cell table:style-name="ce3" office:value-type="float" office:value="1.45051" calcext:value-type="float">
            <text:p>1,45</text:p>
          </table:table-cell>
          <table:table-cell table:style-name="ce3" office:value-type="float" office:value="1.88936" calcext:value-type="float">
            <text:p>1,89</text:p>
          </table:table-cell>
          <table:table-cell table:style-name="ce3" office:value-type="float" office:value="1.7343" calcext:value-type="float">
            <text:p>1,73</text:p>
          </table:table-cell>
          <table:table-cell table:style-name="ce3" office:value-type="float" office:value="2.42341" calcext:value-type="float">
            <text:p>2,42</text:p>
          </table:table-cell>
          <table:table-cell table:style-name="ce3" office:value-type="float" office:value="2.51845" calcext:value-type="float">
            <text:p>2,52</text:p>
          </table:table-cell>
          <table:table-cell table:style-name="ce3" office:value-type="float" office:value="1.92782" calcext:value-type="float">
            <text:p>1,93</text:p>
          </table:table-cell>
          <table:table-cell table:style-name="ce3" office:value-type="float" office:value="1.62196" calcext:value-type="float">
            <text:p>1,62</text:p>
          </table:table-cell>
          <table:table-cell/>
          <table:table-cell table:formula="of:=MIN([.B55:.K55])" office:value-type="float" office:value="1.45051" calcext:value-type="float">
            <text:p>1,45</text:p>
          </table:table-cell>
          <table:table-cell table:formula="of:=MAX([.B55:.K55])" office:value-type="float" office:value="2.51845" calcext:value-type="float">
            <text:p>2,52</text:p>
          </table:table-cell>
          <table:table-cell table:style-name="ce2" table:formula="of:=[.N55]/[.M55]" office:value-type="float" office:value="1.73625138744304" calcext:value-type="float">
            <text:p>1,74</text:p>
          </table:table-cell>
          <table:table-cell/>
          <table:table-cell table:formula="of:=[.K55]/[.F55]" office:value-type="float" office:value="0.858470593216751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.42471" calcext:value-type="float">
            <text:p>1,42</text:p>
          </table:table-cell>
          <table:table-cell table:style-name="ce3" office:value-type="float" office:value="1.4785" calcext:value-type="float">
            <text:p>1,48</text:p>
          </table:table-cell>
          <table:table-cell table:style-name="ce3" office:value-type="float" office:value="1.36426" calcext:value-type="float">
            <text:p>1,36</text:p>
          </table:table-cell>
          <table:table-cell table:style-name="ce3" office:value-type="float" office:value="1.43281" calcext:value-type="float">
            <text:p>1,43</text:p>
          </table:table-cell>
          <table:table-cell table:style-name="ce3" office:value-type="float" office:value="1.33725" calcext:value-type="float">
            <text:p>1,34</text:p>
          </table:table-cell>
          <table:table-cell table:style-name="ce3" office:value-type="float" office:value="1.333" calcext:value-type="float">
            <text:p>1,33</text:p>
          </table:table-cell>
          <table:table-cell table:style-name="ce3" office:value-type="float" office:value="2.80066" calcext:value-type="float">
            <text:p>2,80</text:p>
          </table:table-cell>
          <table:table-cell table:style-name="ce3" office:value-type="float" office:value="2.54085" calcext:value-type="float">
            <text:p>2,54</text:p>
          </table:table-cell>
          <table:table-cell table:style-name="ce3" office:value-type="float" office:value="1.40605" calcext:value-type="float">
            <text:p>1,41</text:p>
          </table:table-cell>
          <table:table-cell table:style-name="ce3" office:value-type="float" office:value="1.31416" calcext:value-type="float">
            <text:p>1,31</text:p>
          </table:table-cell>
          <table:table-cell/>
          <table:table-cell table:formula="of:=MIN([.B56:.K56])" office:value-type="float" office:value="1.31416" calcext:value-type="float">
            <text:p>1,31</text:p>
          </table:table-cell>
          <table:table-cell table:formula="of:=MAX([.B56:.K56])" office:value-type="float" office:value="2.80066" calcext:value-type="float">
            <text:p>2,80</text:p>
          </table:table-cell>
          <table:table-cell table:style-name="ce2" table:formula="of:=[.N56]/[.M56]" office:value-type="float" office:value="2.13114080477263" calcext:value-type="float">
            <text:p>2,13</text:p>
          </table:table-cell>
          <table:table-cell/>
          <table:table-cell table:formula="of:=[.K56]/[.F56]" office:value-type="float" office:value="0.982733221162834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.41722" calcext:value-type="float">
            <text:p>1,42</text:p>
          </table:table-cell>
          <table:table-cell table:style-name="ce3" office:value-type="float" office:value="1.45609" calcext:value-type="float">
            <text:p>1,46</text:p>
          </table:table-cell>
          <table:table-cell table:style-name="ce3" office:value-type="float" office:value="1.14188" calcext:value-type="float">
            <text:p>1,14</text:p>
          </table:table-cell>
          <table:table-cell table:style-name="ce3" office:value-type="float" office:value="1.29475" calcext:value-type="float">
            <text:p>1,29</text:p>
          </table:table-cell>
          <table:table-cell table:style-name="ce3" office:value-type="float" office:value="1.37838" calcext:value-type="float">
            <text:p>1,38</text:p>
          </table:table-cell>
          <table:table-cell table:style-name="ce3" office:value-type="float" office:value="1.30388" calcext:value-type="float">
            <text:p>1,30</text:p>
          </table:table-cell>
          <table:table-cell table:style-name="ce3" office:value-type="float" office:value="2.66414" calcext:value-type="float">
            <text:p>2,66</text:p>
          </table:table-cell>
          <table:table-cell table:style-name="ce3" office:value-type="float" office:value="2.45447" calcext:value-type="float">
            <text:p>2,45</text:p>
          </table:table-cell>
          <table:table-cell table:style-name="ce3" office:value-type="float" office:value="1.36744" calcext:value-type="float">
            <text:p>1,37</text:p>
          </table:table-cell>
          <table:table-cell table:style-name="ce3" office:value-type="float" office:value="1.30167" calcext:value-type="float">
            <text:p>1,30</text:p>
          </table:table-cell>
          <table:table-cell/>
          <table:table-cell table:formula="of:=MIN([.B57:.K57])" office:value-type="float" office:value="1.14188" calcext:value-type="float">
            <text:p>1,14</text:p>
          </table:table-cell>
          <table:table-cell table:formula="of:=MAX([.B57:.K57])" office:value-type="float" office:value="2.66414" calcext:value-type="float">
            <text:p>2,66</text:p>
          </table:table-cell>
          <table:table-cell table:style-name="ce2" table:formula="of:=[.N57]/[.M57]" office:value-type="float" office:value="2.33311731530459" calcext:value-type="float">
            <text:p>2,33</text:p>
          </table:table-cell>
          <table:table-cell/>
          <table:table-cell table:formula="of:=[.K57]/[.F57]" office:value-type="float" office:value="0.944347712532103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.80641" calcext:value-type="float">
            <text:p>1,81</text:p>
          </table:table-cell>
          <table:table-cell table:style-name="ce3" office:value-type="float" office:value="1.85936" calcext:value-type="float">
            <text:p>1,86</text:p>
          </table:table-cell>
          <table:table-cell table:style-name="ce3" office:value-type="float" office:value="1.51317" calcext:value-type="float">
            <text:p>1,51</text:p>
          </table:table-cell>
          <table:table-cell table:style-name="ce3" office:value-type="float" office:value="1.59693" calcext:value-type="float">
            <text:p>1,60</text:p>
          </table:table-cell>
          <table:table-cell table:style-name="ce3" office:value-type="float" office:value="1.90262" calcext:value-type="float">
            <text:p>1,90</text:p>
          </table:table-cell>
          <table:table-cell table:style-name="ce3" office:value-type="float" office:value="1.6547" calcext:value-type="float">
            <text:p>1,65</text:p>
          </table:table-cell>
          <table:table-cell table:style-name="ce3" office:value-type="float" office:value="2.79522" calcext:value-type="float">
            <text:p>2,80</text:p>
          </table:table-cell>
          <table:table-cell table:style-name="ce3" office:value-type="float" office:value="2.7926" calcext:value-type="float">
            <text:p>2,79</text:p>
          </table:table-cell>
          <table:table-cell table:style-name="ce3" office:value-type="float" office:value="1.99415" calcext:value-type="float">
            <text:p>1,99</text:p>
          </table:table-cell>
          <table:table-cell table:style-name="ce3" office:value-type="float" office:value="1.64393" calcext:value-type="float">
            <text:p>1,64</text:p>
          </table:table-cell>
          <table:table-cell/>
          <table:table-cell table:formula="of:=MIN([.B58:.K58])" office:value-type="float" office:value="1.51317" calcext:value-type="float">
            <text:p>1,51</text:p>
          </table:table-cell>
          <table:table-cell table:formula="of:=MAX([.B58:.K58])" office:value-type="float" office:value="2.79522" calcext:value-type="float">
            <text:p>2,80</text:p>
          </table:table-cell>
          <table:table-cell table:style-name="ce2" table:formula="of:=[.N58]/[.M58]" office:value-type="float" office:value="1.84726104799857" calcext:value-type="float">
            <text:p>1,85</text:p>
          </table:table-cell>
          <table:table-cell/>
          <table:table-cell table:formula="of:=[.K58]/[.F58]" office:value-type="float" office:value="0.864034857196918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.38712" calcext:value-type="float">
            <text:p>1,39</text:p>
          </table:table-cell>
          <table:table-cell table:style-name="ce3" office:value-type="float" office:value="1.4492" calcext:value-type="float">
            <text:p>1,45</text:p>
          </table:table-cell>
          <table:table-cell table:style-name="ce3" office:value-type="float" office:value="1.1457" calcext:value-type="float">
            <text:p>1,15</text:p>
          </table:table-cell>
          <table:table-cell table:style-name="ce3" office:value-type="float" office:value="1.29961" calcext:value-type="float">
            <text:p>1,30</text:p>
          </table:table-cell>
          <table:table-cell table:style-name="ce3" office:value-type="float" office:value="1.29583" calcext:value-type="float">
            <text:p>1,30</text:p>
          </table:table-cell>
          <table:table-cell table:style-name="ce3" office:value-type="float" office:value="1.29825" calcext:value-type="float">
            <text:p>1,30</text:p>
          </table:table-cell>
          <table:table-cell table:style-name="ce3" office:value-type="float" office:value="2.43755" calcext:value-type="float">
            <text:p>2,44</text:p>
          </table:table-cell>
          <table:table-cell table:style-name="ce3" office:value-type="float" office:value="2.38976" calcext:value-type="float">
            <text:p>2,39</text:p>
          </table:table-cell>
          <table:table-cell table:style-name="ce3" office:value-type="float" office:value="1.3241" calcext:value-type="float">
            <text:p>1,32</text:p>
          </table:table-cell>
          <table:table-cell table:style-name="ce3" office:value-type="float" office:value="1.34491" calcext:value-type="float">
            <text:p>1,34</text:p>
          </table:table-cell>
          <table:table-cell/>
          <table:table-cell table:formula="of:=MIN([.B59:.K59])" office:value-type="float" office:value="1.1457" calcext:value-type="float">
            <text:p>1,15</text:p>
          </table:table-cell>
          <table:table-cell table:formula="of:=MAX([.B59:.K59])" office:value-type="float" office:value="2.43755" calcext:value-type="float">
            <text:p>2,44</text:p>
          </table:table-cell>
          <table:table-cell table:style-name="ce2" table:formula="of:=[.N59]/[.M59]" office:value-type="float" office:value="2.1275639347124" calcext:value-type="float">
            <text:p>2,13</text:p>
          </table:table-cell>
          <table:table-cell/>
          <table:table-cell table:formula="of:=[.K59]/[.F59]" office:value-type="float" office:value="1.03787533858608" calcext:value-type="float">
            <text:p>1,0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1.96989" calcext:value-type="float">
            <text:p>1,97</text:p>
          </table:table-cell>
          <table:table-cell table:style-name="ce3" office:value-type="float" office:value="1.89345" calcext:value-type="float">
            <text:p>1,89</text:p>
          </table:table-cell>
          <table:table-cell table:style-name="ce3" office:value-type="float" office:value="1.51194" calcext:value-type="float">
            <text:p>1,51</text:p>
          </table:table-cell>
          <table:table-cell table:style-name="ce3" office:value-type="float" office:value="1.55606" calcext:value-type="float">
            <text:p>1,56</text:p>
          </table:table-cell>
          <table:table-cell table:style-name="ce3" office:value-type="float" office:value="1.88067" calcext:value-type="float">
            <text:p>1,88</text:p>
          </table:table-cell>
          <table:table-cell table:style-name="ce3" office:value-type="float" office:value="1.64153" calcext:value-type="float">
            <text:p>1,64</text:p>
          </table:table-cell>
          <table:table-cell table:style-name="ce3" office:value-type="float" office:value="2.74153" calcext:value-type="float">
            <text:p>2,74</text:p>
          </table:table-cell>
          <table:table-cell table:style-name="ce3" office:value-type="float" office:value="2.95719" calcext:value-type="float">
            <text:p>2,96</text:p>
          </table:table-cell>
          <table:table-cell table:style-name="ce3" office:value-type="float" office:value="1.97118" calcext:value-type="float">
            <text:p>1,97</text:p>
          </table:table-cell>
          <table:table-cell table:style-name="ce3" office:value-type="float" office:value="1.65633" calcext:value-type="float">
            <text:p>1,66</text:p>
          </table:table-cell>
          <table:table-cell/>
          <table:table-cell table:formula="of:=MIN([.B60:.K60])" office:value-type="float" office:value="1.51194" calcext:value-type="float">
            <text:p>1,51</text:p>
          </table:table-cell>
          <table:table-cell table:formula="of:=MAX([.B60:.K60])" office:value-type="float" office:value="2.95719" calcext:value-type="float">
            <text:p>2,96</text:p>
          </table:table-cell>
          <table:table-cell table:style-name="ce2" table:formula="of:=[.N60]/[.M60]" office:value-type="float" office:value="1.95589110678995" calcext:value-type="float">
            <text:p>1,96</text:p>
          </table:table-cell>
          <table:table-cell/>
          <table:table-cell table:formula="of:=[.K60]/[.F60]" office:value-type="float" office:value="0.880712724720445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1.95705" calcext:value-type="float">
            <text:p>1,96</text:p>
          </table:table-cell>
          <table:table-cell table:style-name="ce3" office:value-type="float" office:value="1.88425" calcext:value-type="float">
            <text:p>1,88</text:p>
          </table:table-cell>
          <table:table-cell table:style-name="ce3" office:value-type="float" office:value="1.91743" calcext:value-type="float">
            <text:p>1,92</text:p>
          </table:table-cell>
          <table:table-cell table:style-name="ce3" office:value-type="float" office:value="1.64919" calcext:value-type="float">
            <text:p>1,65</text:p>
          </table:table-cell>
          <table:table-cell table:style-name="ce3" office:value-type="float" office:value="1.89143" calcext:value-type="float">
            <text:p>1,89</text:p>
          </table:table-cell>
          <table:table-cell table:style-name="ce3" office:value-type="float" office:value="1.65317" calcext:value-type="float">
            <text:p>1,65</text:p>
          </table:table-cell>
          <table:table-cell table:style-name="ce3" office:value-type="float" office:value="2.6561" calcext:value-type="float">
            <text:p>2,66</text:p>
          </table:table-cell>
          <table:table-cell table:style-name="ce3" office:value-type="float" office:value="2.92748" calcext:value-type="float">
            <text:p>2,93</text:p>
          </table:table-cell>
          <table:table-cell table:style-name="ce3" office:value-type="float" office:value="1.98444" calcext:value-type="float">
            <text:p>1,98</text:p>
          </table:table-cell>
          <table:table-cell table:style-name="ce3" office:value-type="float" office:value="1.65595" calcext:value-type="float">
            <text:p>1,66</text:p>
          </table:table-cell>
          <table:table-cell/>
          <table:table-cell table:formula="of:=MIN([.B61:.K61])" office:value-type="float" office:value="1.64919" calcext:value-type="float">
            <text:p>1,65</text:p>
          </table:table-cell>
          <table:table-cell table:formula="of:=MAX([.B61:.K61])" office:value-type="float" office:value="2.92748" calcext:value-type="float">
            <text:p>2,93</text:p>
          </table:table-cell>
          <table:table-cell table:style-name="ce2" table:formula="of:=[.N61]/[.M61]" office:value-type="float" office:value="1.77510171660027" calcext:value-type="float">
            <text:p>1,78</text:p>
          </table:table-cell>
          <table:table-cell/>
          <table:table-cell table:formula="of:=[.K61]/[.F61]" office:value-type="float" office:value="0.875501604606039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1.39608" calcext:value-type="float">
            <text:p>1,40</text:p>
          </table:table-cell>
          <table:table-cell table:style-name="ce3" office:value-type="float" office:value="1.44043" calcext:value-type="float">
            <text:p>1,44</text:p>
          </table:table-cell>
          <table:table-cell table:style-name="ce3" office:value-type="float" office:value="1.13716" calcext:value-type="float">
            <text:p>1,14</text:p>
          </table:table-cell>
          <table:table-cell table:style-name="ce3" office:value-type="float" office:value="1.27716" calcext:value-type="float">
            <text:p>1,28</text:p>
          </table:table-cell>
          <table:table-cell table:style-name="ce3" office:value-type="float" office:value="1.29384" calcext:value-type="float">
            <text:p>1,29</text:p>
          </table:table-cell>
          <table:table-cell table:style-name="ce3" office:value-type="float" office:value="1.30675" calcext:value-type="float">
            <text:p>1,31</text:p>
          </table:table-cell>
          <table:table-cell table:style-name="ce3" office:value-type="float" office:value="2.45631" calcext:value-type="float">
            <text:p>2,46</text:p>
          </table:table-cell>
          <table:table-cell table:style-name="ce3" office:value-type="float" office:value="2.77454" calcext:value-type="float">
            <text:p>2,77</text:p>
          </table:table-cell>
          <table:table-cell table:style-name="ce3" office:value-type="float" office:value="1.29805" calcext:value-type="float">
            <text:p>1,30</text:p>
          </table:table-cell>
          <table:table-cell table:style-name="ce3" office:value-type="float" office:value="1.29126" calcext:value-type="float">
            <text:p>1,29</text:p>
          </table:table-cell>
          <table:table-cell/>
          <table:table-cell table:formula="of:=MIN([.B62:.K62])" office:value-type="float" office:value="1.13716" calcext:value-type="float">
            <text:p>1,14</text:p>
          </table:table-cell>
          <table:table-cell table:formula="of:=MAX([.B62:.K62])" office:value-type="float" office:value="2.77454" calcext:value-type="float">
            <text:p>2,77</text:p>
          </table:table-cell>
          <table:table-cell table:style-name="ce2" table:formula="of:=[.N62]/[.M62]" office:value-type="float" office:value="2.43988532836188" calcext:value-type="float">
            <text:p>2,44</text:p>
          </table:table-cell>
          <table:table-cell/>
          <table:table-cell table:formula="of:=[.K62]/[.F62]" office:value-type="float" office:value="0.998005935818958" calcext:value-type="float">
            <text:p>1,00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float" office:value="1.95454" calcext:value-type="float">
            <text:p>1,95</text:p>
          </table:table-cell>
          <table:table-cell table:style-name="ce4" office:value-type="float" office:value="1.91584" calcext:value-type="float">
            <text:p>1,92</text:p>
          </table:table-cell>
          <table:table-cell table:style-name="ce4" office:value-type="float" office:value="1.32254" calcext:value-type="float">
            <text:p>1,32</text:p>
          </table:table-cell>
          <table:table-cell table:style-name="ce4" office:value-type="float" office:value="1.58485" calcext:value-type="float">
            <text:p>1,58</text:p>
          </table:table-cell>
          <table:table-cell table:style-name="ce4" office:value-type="float" office:value="1.68734" calcext:value-type="float">
            <text:p>1,69</text:p>
          </table:table-cell>
          <table:table-cell table:style-name="ce4" office:value-type="float" office:value="1.62652" calcext:value-type="float">
            <text:p>1,63</text:p>
          </table:table-cell>
          <table:table-cell table:style-name="ce4" office:value-type="float" office:value="2.64486" calcext:value-type="float">
            <text:p>2,64</text:p>
          </table:table-cell>
          <table:table-cell table:style-name="ce4" office:value-type="float" office:value="2.86501" calcext:value-type="float">
            <text:p>2,87</text:p>
          </table:table-cell>
          <table:table-cell table:style-name="ce4" office:value-type="float" office:value="1.65968" calcext:value-type="float">
            <text:p>1,66</text:p>
          </table:table-cell>
          <table:table-cell table:style-name="ce4" office:value-type="float" office:value="1.6515" calcext:value-type="float">
            <text:p>1,65</text:p>
          </table:table-cell>
          <table:table-cell table:style-name="ce5"/>
          <table:table-cell table:style-name="ce5" table:formula="of:=MIN([.B63:.K63])" office:value-type="float" office:value="1.32254" calcext:value-type="float">
            <text:p>1,32</text:p>
          </table:table-cell>
          <table:table-cell table:style-name="ce5" table:formula="of:=MAX([.B63:.K63])" office:value-type="float" office:value="2.86501" calcext:value-type="float">
            <text:p>2,87</text:p>
          </table:table-cell>
          <table:table-cell table:style-name="ce5" table:formula="of:=[.N63]/[.M63]" office:value-type="float" office:value="2.16629364707306" calcext:value-type="float">
            <text:p>2,17</text:p>
          </table:table-cell>
          <table:table-cell table:style-name="ce1"/>
          <table:table-cell table:style-name="ce5" table:formula="of:=[.K63]/[.F63]" office:value-type="float" office:value="0.978759467564332" calcext:value-type="float">
            <text:p>0,98</text:p>
          </table:table-cell>
          <table:table-cell table:number-columns-repeated="3"/>
        </table:table-row>
        <table:table-row table:style-name="ro1" table:number-rows-repeated="1048512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results_2_raw.B2:results_2_raw.K63">
            <calcext:condition calcext:apply-style-name="Good" calcext:value="=[.$M2]" calcext:base-cell-address="results_2_raw.B2"/>
            <calcext:condition calcext:apply-style-name="Bad" calcext:value="=[.$N2]" calcext:base-cell-address="results_2_raw.B2"/>
          </calcext:conditional-format>
        </calcext:conditional-formats>
      </table:table>
      <table:table table:name="results_2" table:style-name="ta1">
        <table:table-column table:style-name="co1" table:default-cell-style-name="Default"/>
        <table:table-column table:style-name="co7" table:number-columns-repeated="4" table:default-cell-style-name="ce14"/>
        <table:table-column table:style-name="co8" table:default-cell-style-name="ce14"/>
        <table:table-column table:style-name="co7" table:number-columns-repeated="5" table:default-cell-style-name="ce14"/>
        <table:table-column table:style-name="co6" table:number-columns-repeated="3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/>
          <table:table-cell table:number-columns-repeated="8" table:style-name="ce11" office:value-type="string" calcext:value-type="string">
            <text:p>Big</text:p>
          </table:table-cell>
          <table:table-cell table:number-columns-repeated="2" table:style-name="ce11" office:value-type="string" calcext:value-type="string">
            <text:p>Small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style-name="ce11" table:formula="of:=[$results_2_raw.B1]" office:value-type="string" office:string-value="BigLFSR&lt;N, std::uint16_t, false&gt;" calcext:value-type="string">
            <text:p>BigLFSR&lt;N, std::uint16_t, false&gt;</text:p>
          </table:table-cell>
          <table:table-cell table:style-name="ce11" table:formula="of:=[$results_2_raw.C1]" office:value-type="string" office:string-value="BigLFSR&lt;N, std::uint16_t, true&gt;" calcext:value-type="string">
            <text:p>BigLFSR&lt;N, std::uint16_t, true&gt;</text:p>
          </table:table-cell>
          <table:table-cell table:style-name="ce11" table:formula="of:=[$results_2_raw.D1]" office:value-type="string" office:string-value="BigLFSR&lt;N, std::uint32_t, false&gt;" calcext:value-type="string">
            <text:p>BigLFSR&lt;N, std::uint32_t, false&gt;</text:p>
          </table:table-cell>
          <table:table-cell table:style-name="ce11" table:formula="of:=[$results_2_raw.E1]" office:value-type="string" office:string-value="BigLFSR&lt;N, std::uint32_t, true&gt;" calcext:value-type="string">
            <text:p>BigLFSR&lt;N, std::uint32_t, true&gt;</text:p>
          </table:table-cell>
          <table:table-cell table:style-name="ce11" table:formula="of:=[$results_2_raw.F1]" office:value-type="string" office:string-value="BigLFSR&lt;N, std::uint64_t, false&gt;" calcext:value-type="string">
            <text:p>BigLFSR&lt;N, std::uint64_t, false&gt;</text:p>
          </table:table-cell>
          <table:table-cell table:style-name="ce11" table:formula="of:=[$results_2_raw.G1]" office:value-type="string" office:string-value="BigLFSR&lt;N, std::uint64_t, true&gt;" calcext:value-type="string">
            <text:p>BigLFSR&lt;N, std::uint64_t, true&gt;</text:p>
          </table:table-cell>
          <table:table-cell table:style-name="ce11" table:formula="of:=[$results_2_raw.H1]" office:value-type="string" office:string-value="BigLFSR&lt;N, std::uint8_t, false&gt;" calcext:value-type="string">
            <text:p>BigLFSR&lt;N, std::uint8_t, false&gt;</text:p>
          </table:table-cell>
          <table:table-cell table:style-name="ce11" table:formula="of:=[$results_2_raw.I1]" office:value-type="string" office:string-value="BigLFSR&lt;N, std::uint8_t, true&gt;" calcext:value-type="string">
            <text:p>BigLFSR&lt;N, std::uint8_t, true&gt;</text:p>
          </table:table-cell>
          <table:table-cell table:style-name="ce11" table:formula="of:=[$results_2_raw.J1]" office:value-type="string" office:string-value="SmallLFSR&lt;N, false&gt;" calcext:value-type="string">
            <text:p>SmallLFSR&lt;N, false&gt;</text:p>
          </table:table-cell>
          <table:table-cell table:style-name="ce11" table:formula="of:=[$results_2_raw.K1]" office:value-type="string" office:string-value="SmallLFSR&lt;N, true&gt;" calcext:value-type="string">
            <text:p>SmallLFSR&lt;N, true&gt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worst/best ratio</text:p>
          </table:table-cell>
          <table:table-cell/>
          <table:table-cell office:value-type="string" calcext:value-type="string">
            <text:p>SmallLFSR true/fals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[$results_2_raw.B2]/[$results_2_raw.$M2]" office:value-type="float" office:value="1.2327276858839" calcext:value-type="float">
            <text:p>1,23</text:p>
          </table:table-cell>
          <table:table-cell table:style-name="ce12" table:formula="of:=[$results_2_raw.C2]/[$results_2_raw.$M2]" office:value-type="float" office:value="1.00729996118049" calcext:value-type="float">
            <text:p>1,01</text:p>
          </table:table-cell>
          <table:table-cell table:style-name="ce12" table:formula="of:=[$results_2_raw.D2]/[$results_2_raw.$M2]" office:value-type="float" office:value="1.23249098156547" calcext:value-type="float">
            <text:p>1,23</text:p>
          </table:table-cell>
          <table:table-cell table:style-name="ce12" table:formula="of:=[$results_2_raw.E2]/[$results_2_raw.$M2]" office:value-type="float" office:value="1.00402397341337" calcext:value-type="float">
            <text:p>1,00</text:p>
          </table:table-cell>
          <table:table-cell table:style-name="ce12" table:formula="of:=[$results_2_raw.F2]/[$results_2_raw.$M2]" office:value-type="float" office:value="1.22200971434523" calcext:value-type="float">
            <text:p>1,22</text:p>
          </table:table-cell>
          <table:table-cell table:style-name="ce12" table:formula="of:=[$results_2_raw.G2]/[$results_2_raw.$M2]" office:value-type="float" office:value="1.00565249912419" calcext:value-type="float">
            <text:p>1,01</text:p>
          </table:table-cell>
          <table:table-cell table:style-name="ce12" table:formula="of:=[$results_2_raw.H2]/[$results_2_raw.$M2]" office:value-type="float" office:value="1.24375810712291" calcext:value-type="float">
            <text:p>1,24</text:p>
          </table:table-cell>
          <table:table-cell table:style-name="ce12" table:formula="of:=[$results_2_raw.I2]/[$results_2_raw.$M2]" office:value-type="float" office:value="1" calcext:value-type="float">
            <text:p>1,00</text:p>
          </table:table-cell>
          <table:table-cell table:style-name="ce12" table:formula="of:=[$results_2_raw.J2]/[$results_2_raw.$M2]" office:value-type="float" office:value="1.21968054385184" calcext:value-type="float">
            <text:p>1,22</text:p>
          </table:table-cell>
          <table:table-cell table:style-name="ce12" table:formula="of:=[$results_2_raw.K2]/[$results_2_raw.$M2]" office:value-type="float" office:value="1.07518675970724" calcext:value-type="float">
            <text:p>1,08</text:p>
          </table:table-cell>
          <table:table-cell table:formula="of:=MEDIAN([.B5:.K5])" office:value-type="float" office:value="1.14743365177954" calcext:value-type="float">
            <text:p>1,15</text:p>
          </table:table-cell>
          <table:table-cell table:formula="of:=MIN([.B5:.K5])" office:value-type="float" office:value="1" calcext:value-type="float">
            <text:p>1,00</text:p>
          </table:table-cell>
          <table:table-cell table:formula="of:=MAX([.B5:.K5])" office:value-type="float" office:value="1.24375810712291" calcext:value-type="float">
            <text:p>1,24</text:p>
          </table:table-cell>
          <table:table-cell table:style-name="ce2" table:formula="of:=[.N5]/[.M5]" office:value-type="float" office:value="1.24375810712291" calcext:value-type="float">
            <text:p>1,24</text:p>
          </table:table-cell>
          <table:table-cell/>
          <table:table-cell table:formula="of:=[.K5]/[.F5]" office:value-type="float" office:value="0.879851237748421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formula="of:=[$results_2_raw.B3]/[$results_2_raw.$M3]" office:value-type="float" office:value="1.21678486551737" calcext:value-type="float">
            <text:p>1,22</text:p>
          </table:table-cell>
          <table:table-cell table:style-name="ce12" table:formula="of:=[$results_2_raw.C3]/[$results_2_raw.$M3]" office:value-type="float" office:value="1.07255083179298" calcext:value-type="float">
            <text:p>1,07</text:p>
          </table:table-cell>
          <table:table-cell table:style-name="ce12" table:formula="of:=[$results_2_raw.D3]/[$results_2_raw.$M3]" office:value-type="float" office:value="1.22115130710325" calcext:value-type="float">
            <text:p>1,22</text:p>
          </table:table-cell>
          <table:table-cell table:style-name="ce12" table:formula="of:=[$results_2_raw.E3]/[$results_2_raw.$M3]" office:value-type="float" office:value="1.00055641480252" calcext:value-type="float">
            <text:p>1,00</text:p>
          </table:table-cell>
          <table:table-cell table:style-name="ce12" table:formula="of:=[$results_2_raw.F3]/[$results_2_raw.$M3]" office:value-type="float" office:value="1.21733184956053" calcext:value-type="float">
            <text:p>1,22</text:p>
          </table:table-cell>
          <table:table-cell table:style-name="ce12" table:formula="of:=[$results_2_raw.G3]/[$results_2_raw.$M3]" office:value-type="float" office:value="1.04877588743446" calcext:value-type="float">
            <text:p>1,05</text:p>
          </table:table-cell>
          <table:table-cell table:style-name="ce12" table:formula="of:=[$results_2_raw.H3]/[$results_2_raw.$M3]" office:value-type="float" office:value="1.21937832434268" calcext:value-type="float">
            <text:p>1,22</text:p>
          </table:table-cell>
          <table:table-cell table:style-name="ce12" table:formula="of:=[$results_2_raw.I3]/[$results_2_raw.$M3]" office:value-type="float" office:value="1" calcext:value-type="float">
            <text:p>1,00</text:p>
          </table:table-cell>
          <table:table-cell table:style-name="ce12" table:formula="of:=[$results_2_raw.J3]/[$results_2_raw.$M3]" office:value-type="float" office:value="1.23046889735562" calcext:value-type="float">
            <text:p>1,23</text:p>
          </table:table-cell>
          <table:table-cell table:style-name="ce12" table:formula="of:=[$results_2_raw.K3]/[$results_2_raw.$M3]" office:value-type="float" office:value="1.12484439247048" calcext:value-type="float">
            <text:p>1,12</text:p>
          </table:table-cell>
          <table:table-cell table:formula="of:=MEDIAN([.B6:.K6])" office:value-type="float" office:value="1.17081462899393" calcext:value-type="float">
            <text:p>1,17</text:p>
          </table:table-cell>
          <table:table-cell table:formula="of:=MIN([.B6:.K6])" office:value-type="float" office:value="1" calcext:value-type="float">
            <text:p>1,00</text:p>
          </table:table-cell>
          <table:table-cell table:formula="of:=MAX([.B6:.K6])" office:value-type="float" office:value="1.23046889735562" calcext:value-type="float">
            <text:p>1,23</text:p>
          </table:table-cell>
          <table:table-cell table:style-name="ce2" table:formula="of:=[.N6]/[.M6]" office:value-type="float" office:value="1.23046889735562" calcext:value-type="float">
            <text:p>1,23</text:p>
          </table:table-cell>
          <table:table-cell/>
          <table:table-cell table:formula="of:=[.K6]/[.F6]" office:value-type="float" office:value="0.924024449764102" calcext:value-type="float">
            <text:p>0,92</text:p>
          </table:table-cell>
          <table:table-cell table:number-columns-repeated="2"/>
          <table:table-cell office:value-type="string" calcext:value-type="string">
            <text:p>Run 2 – 100 samples per measurem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[$results_2_raw.B4]/[$results_2_raw.$M4]" office:value-type="float" office:value="1.2619013292581" calcext:value-type="float">
            <text:p>1,26</text:p>
          </table:table-cell>
          <table:table-cell table:style-name="ce12" table:formula="of:=[$results_2_raw.C4]/[$results_2_raw.$M4]" office:value-type="float" office:value="1" calcext:value-type="float">
            <text:p>1,00</text:p>
          </table:table-cell>
          <table:table-cell table:style-name="ce12" table:formula="of:=[$results_2_raw.D4]/[$results_2_raw.$M4]" office:value-type="float" office:value="1.27873090933556" calcext:value-type="float">
            <text:p>1,28</text:p>
          </table:table-cell>
          <table:table-cell table:style-name="ce12" table:formula="of:=[$results_2_raw.E4]/[$results_2_raw.$M4]" office:value-type="float" office:value="1.03042011476024" calcext:value-type="float">
            <text:p>1,03</text:p>
          </table:table-cell>
          <table:table-cell table:style-name="ce12" table:formula="of:=[$results_2_raw.F4]/[$results_2_raw.$M4]" office:value-type="float" office:value="1.35081648933614" calcext:value-type="float">
            <text:p>1,35</text:p>
          </table:table-cell>
          <table:table-cell table:style-name="ce12" table:formula="of:=[$results_2_raw.G4]/[$results_2_raw.$M4]" office:value-type="float" office:value="1.02871889507223" calcext:value-type="float">
            <text:p>1,03</text:p>
          </table:table-cell>
          <table:table-cell table:style-name="ce12" table:formula="of:=[$results_2_raw.H4]/[$results_2_raw.$M4]" office:value-type="float" office:value="1.34282940707208" calcext:value-type="float">
            <text:p>1,34</text:p>
          </table:table-cell>
          <table:table-cell table:style-name="ce12" table:formula="of:=[$results_2_raw.I4]/[$results_2_raw.$M4]" office:value-type="float" office:value="1.0213277202695" calcext:value-type="float">
            <text:p>1,02</text:p>
          </table:table-cell>
          <table:table-cell table:style-name="ce12" table:formula="of:=[$results_2_raw.J4]/[$results_2_raw.$M4]" office:value-type="float" office:value="1.2751650759782" calcext:value-type="float">
            <text:p>1,28</text:p>
          </table:table-cell>
          <table:table-cell table:style-name="ce12" table:formula="of:=[$results_2_raw.K4]/[$results_2_raw.$M4]" office:value-type="float" office:value="1.21038416808435" calcext:value-type="float">
            <text:p>1,21</text:p>
          </table:table-cell>
          <table:table-cell table:formula="of:=MEDIAN([.B7:.K7])" office:value-type="float" office:value="1.23614274867122" calcext:value-type="float">
            <text:p>1,24</text:p>
          </table:table-cell>
          <table:table-cell table:formula="of:=MIN([.B7:.K7])" office:value-type="float" office:value="1" calcext:value-type="float">
            <text:p>1,00</text:p>
          </table:table-cell>
          <table:table-cell table:formula="of:=MAX([.B7:.K7])" office:value-type="float" office:value="1.35081648933614" calcext:value-type="float">
            <text:p>1,35</text:p>
          </table:table-cell>
          <table:table-cell table:style-name="ce2" table:formula="of:=[.N7]/[.M7]" office:value-type="float" office:value="1.35081648933614" calcext:value-type="float">
            <text:p>1,35</text:p>
          </table:table-cell>
          <table:table-cell/>
          <table:table-cell table:formula="of:=[.K7]/[.F7]" office:value-type="float" office:value="0.896038934703258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$results_2_raw.B5]/[$results_2_raw.$M5]" office:value-type="float" office:value="1.01388604947397" calcext:value-type="float">
            <text:p>1,01</text:p>
          </table:table-cell>
          <table:table-cell table:style-name="ce12" table:formula="of:=[$results_2_raw.C5]/[$results_2_raw.$M5]" office:value-type="float" office:value="1.02829105662929" calcext:value-type="float">
            <text:p>1,03</text:p>
          </table:table-cell>
          <table:table-cell table:style-name="ce12" table:formula="of:=[$results_2_raw.D5]/[$results_2_raw.$M5]" office:value-type="float" office:value="1.03621695576279" calcext:value-type="float">
            <text:p>1,04</text:p>
          </table:table-cell>
          <table:table-cell table:style-name="ce12" table:formula="of:=[$results_2_raw.E5]/[$results_2_raw.$M5]" office:value-type="float" office:value="1.00562990454324" calcext:value-type="float">
            <text:p>1,01</text:p>
          </table:table-cell>
          <table:table-cell table:style-name="ce12" table:formula="of:=[$results_2_raw.F5]/[$results_2_raw.$M5]" office:value-type="float" office:value="1.01495541681737" calcext:value-type="float">
            <text:p>1,01</text:p>
          </table:table-cell>
          <table:table-cell table:style-name="ce12" table:formula="of:=[$results_2_raw.G5]/[$results_2_raw.$M5]" office:value-type="float" office:value="1.01735363034487" calcext:value-type="float">
            <text:p>1,02</text:p>
          </table:table-cell>
          <table:table-cell table:style-name="ce12" table:formula="of:=[$results_2_raw.H5]/[$results_2_raw.$M5]" office:value-type="float" office:value="1.01457799304911" calcext:value-type="float">
            <text:p>1,01</text:p>
          </table:table-cell>
          <table:table-cell table:style-name="ce12" table:formula="of:=[$results_2_raw.I5]/[$results_2_raw.$M5]" office:value-type="float" office:value="1.00695088773216" calcext:value-type="float">
            <text:p>1,01</text:p>
          </table:table-cell>
          <table:table-cell table:style-name="ce12" table:formula="of:=[$results_2_raw.J5]/[$results_2_raw.$M5]" office:value-type="float" office:value="1.01963389894479" calcext:value-type="float">
            <text:p>1,02</text:p>
          </table:table-cell>
          <table:table-cell table:style-name="ce12" table:formula="of:=[$results_2_raw.K5]/[$results_2_raw.$M5]" office:value-type="float" office:value="1" calcext:value-type="float">
            <text:p>1,00</text:p>
          </table:table-cell>
          <table:table-cell table:formula="of:=MEDIAN([.B8:.K8])" office:value-type="float" office:value="1.01476670493324" calcext:value-type="float">
            <text:p>1,01</text:p>
          </table:table-cell>
          <table:table-cell table:formula="of:=MIN([.B8:.K8])" office:value-type="float" office:value="1" calcext:value-type="float">
            <text:p>1,00</text:p>
          </table:table-cell>
          <table:table-cell table:formula="of:=MAX([.B8:.K8])" office:value-type="float" office:value="1.03621695576279" calcext:value-type="float">
            <text:p>1,04</text:p>
          </table:table-cell>
          <table:table-cell table:style-name="ce2" table:formula="of:=[.N8]/[.M8]" office:value-type="float" office:value="1.03621695576279" calcext:value-type="float">
            <text:p>1,04</text:p>
          </table:table-cell>
          <table:table-cell/>
          <table:table-cell table:formula="of:=[.K8]/[.F8]" office:value-type="float" office:value="0.985264951967772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table:formula="of:=[$results_2_raw.B6]/[$results_2_raw.$M6]" office:value-type="float" office:value="1.02448707362002" calcext:value-type="float">
            <text:p>1,02</text:p>
          </table:table-cell>
          <table:table-cell table:style-name="ce12" table:formula="of:=[$results_2_raw.C6]/[$results_2_raw.$M6]" office:value-type="float" office:value="1.05920091469224" calcext:value-type="float">
            <text:p>1,06</text:p>
          </table:table-cell>
          <table:table-cell table:style-name="ce12" table:formula="of:=[$results_2_raw.D6]/[$results_2_raw.$M6]" office:value-type="float" office:value="1.04373372292447" calcext:value-type="float">
            <text:p>1,04</text:p>
          </table:table-cell>
          <table:table-cell table:style-name="ce12" table:formula="of:=[$results_2_raw.E6]/[$results_2_raw.$M6]" office:value-type="float" office:value="1.02760750809884" calcext:value-type="float">
            <text:p>1,03</text:p>
          </table:table-cell>
          <table:table-cell table:style-name="ce12" table:formula="of:=[$results_2_raw.F6]/[$results_2_raw.$M6]" office:value-type="float" office:value="1.03518230324589" calcext:value-type="float">
            <text:p>1,04</text:p>
          </table:table-cell>
          <table:table-cell table:style-name="ce12" table:formula="of:=[$results_2_raw.G6]/[$results_2_raw.$M6]" office:value-type="float" office:value="1.04151845264562" calcext:value-type="float">
            <text:p>1,04</text:p>
          </table:table-cell>
          <table:table-cell table:style-name="ce12" table:formula="of:=[$results_2_raw.H6]/[$results_2_raw.$M6]" office:value-type="float" office:value="1.02732960680938" calcext:value-type="float">
            <text:p>1,03</text:p>
          </table:table-cell>
          <table:table-cell table:style-name="ce12" table:formula="of:=[$results_2_raw.I6]/[$results_2_raw.$M6]" office:value-type="float" office:value="1.01460966778886" calcext:value-type="float">
            <text:p>1,01</text:p>
          </table:table-cell>
          <table:table-cell table:style-name="ce12" table:formula="of:=[$results_2_raw.J6]/[$results_2_raw.$M6]" office:value-type="float" office:value="1.02956075716191" calcext:value-type="float">
            <text:p>1,03</text:p>
          </table:table-cell>
          <table:table-cell table:style-name="ce12" table:formula="of:=[$results_2_raw.K6]/[$results_2_raw.$M6]" office:value-type="float" office:value="1" calcext:value-type="float">
            <text:p>1,00</text:p>
          </table:table-cell>
          <table:table-cell table:formula="of:=MEDIAN([.B9:.K9])" office:value-type="float" office:value="1.02858413263038" calcext:value-type="float">
            <text:p>1,03</text:p>
          </table:table-cell>
          <table:table-cell table:formula="of:=MIN([.B9:.K9])" office:value-type="float" office:value="1" calcext:value-type="float">
            <text:p>1,00</text:p>
          </table:table-cell>
          <table:table-cell table:formula="of:=MAX([.B9:.K9])" office:value-type="float" office:value="1.05920091469224" calcext:value-type="float">
            <text:p>1,06</text:p>
          </table:table-cell>
          <table:table-cell table:style-name="ce2" table:formula="of:=[.N9]/[.M9]" office:value-type="float" office:value="1.05920091469224" calcext:value-type="float">
            <text:p>1,06</text:p>
          </table:table-cell>
          <table:table-cell/>
          <table:table-cell table:formula="of:=[.K9]/[.F9]" office:value-type="float" office:value="0.966013422818792" calcext:value-type="float">
            <text:p>0,97</text:p>
          </table:table-cell>
          <table:table-cell table:number-columns-repeated="2"/>
          <table:table-cell office:value-type="string" calcext:value-type="string">
            <text:p>This shows the results from the extensive benchmark. Running times are in seconds, lower is better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3" table:formula="of:=[$results_2_raw.B7]/[$results_2_raw.$M7]" office:value-type="float" office:value="1.20240867322667" calcext:value-type="float">
            <text:p>1,20</text:p>
          </table:table-cell>
          <table:table-cell table:style-name="ce13" table:formula="of:=[$results_2_raw.C7]/[$results_2_raw.$M7]" office:value-type="float" office:value="1.02734795563234" calcext:value-type="float">
            <text:p>1,03</text:p>
          </table:table-cell>
          <table:table-cell table:style-name="ce13" table:formula="of:=[$results_2_raw.D7]/[$results_2_raw.$M7]" office:value-type="float" office:value="1.16696712486542" calcext:value-type="float">
            <text:p>1,17</text:p>
          </table:table-cell>
          <table:table-cell table:style-name="ce13" table:formula="of:=[$results_2_raw.E7]/[$results_2_raw.$M7]" office:value-type="float" office:value="1.03459025013145" calcext:value-type="float">
            <text:p>1,03</text:p>
          </table:table-cell>
          <table:table-cell table:style-name="ce13" table:formula="of:=[$results_2_raw.F7]/[$results_2_raw.$M7]" office:value-type="float" office:value="1.20513157565287" calcext:value-type="float">
            <text:p>1,21</text:p>
          </table:table-cell>
          <table:table-cell table:style-name="ce13" table:formula="of:=[$results_2_raw.G7]/[$results_2_raw.$M7]" office:value-type="float" office:value="1.03236185182403" calcext:value-type="float">
            <text:p>1,03</text:p>
          </table:table-cell>
          <table:table-cell table:style-name="ce13" table:formula="of:=[$results_2_raw.H7]/[$results_2_raw.$M7]" office:value-type="float" office:value="1.01591802498811" calcext:value-type="float">
            <text:p>1,02</text:p>
          </table:table-cell>
          <table:table-cell table:style-name="ce13" table:formula="of:=[$results_2_raw.I7]/[$results_2_raw.$M7]" office:value-type="float" office:value="1.03360124189389" calcext:value-type="float">
            <text:p>1,03</text:p>
          </table:table-cell>
          <table:table-cell table:style-name="ce13" table:formula="of:=[$results_2_raw.J7]/[$results_2_raw.$M7]" office:value-type="float" office:value="1" calcext:value-type="float">
            <text:p>1,00</text:p>
          </table:table-cell>
          <table:table-cell table:style-name="ce13" table:formula="of:=[$results_2_raw.K7]/[$results_2_raw.$M7]" office:value-type="float" office:value="1.24934274769023" calcext:value-type="float">
            <text:p>1,25</text:p>
          </table:table-cell>
          <table:table-cell table:formula="of:=MEDIAN([.B10:.K10])" office:value-type="float" office:value="1.03409574601267" calcext:value-type="float">
            <text:p>1,03</text:p>
          </table:table-cell>
          <table:table-cell table:style-name="ce5" table:formula="of:=MIN([.B10:.K10])" office:value-type="float" office:value="1" calcext:value-type="float">
            <text:p>1,00</text:p>
          </table:table-cell>
          <table:table-cell table:style-name="ce5" table:formula="of:=MAX([.B10:.K10])" office:value-type="float" office:value="1.24934274769023" calcext:value-type="float">
            <text:p>1,25</text:p>
          </table:table-cell>
          <table:table-cell table:style-name="ce5" table:formula="of:=[.N10]/[.M10]" office:value-type="float" office:value="1.24934274769023" calcext:value-type="float">
            <text:p>1,25</text:p>
          </table:table-cell>
          <table:table-cell table:style-name="ce1"/>
          <table:table-cell table:style-name="ce5" table:formula="of:=[.K10]/[.F10]" office:value-type="float" office:value="1.03668576355524" calcext:value-type="float">
            <text:p>1,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table:formula="of:=[$results_2_raw.B8]/[$results_2_raw.$M8]" office:value-type="float" office:value="1.64958648393195" calcext:value-type="float">
            <text:p>1,65</text:p>
          </table:table-cell>
          <table:table-cell table:style-name="ce12" table:formula="of:=[$results_2_raw.C8]/[$results_2_raw.$M8]" office:value-type="float" office:value="2.19311200378072" calcext:value-type="float">
            <text:p>2,19</text:p>
          </table:table-cell>
          <table:table-cell table:style-name="ce12" table:formula="of:=[$results_2_raw.D8]/[$results_2_raw.$M8]" office:value-type="float" office:value="1.54668005671078" calcext:value-type="float">
            <text:p>1,55</text:p>
          </table:table-cell>
          <table:table-cell table:style-name="ce12" table:formula="of:=[$results_2_raw.E8]/[$results_2_raw.$M8]" office:value-type="float" office:value="1.51636342155009" calcext:value-type="float">
            <text:p>1,52</text:p>
          </table:table-cell>
          <table:table-cell table:style-name="ce12" table:formula="of:=[$results_2_raw.F8]/[$results_2_raw.$M8]" office:value-type="float" office:value="1.59091446124764" calcext:value-type="float">
            <text:p>1,59</text:p>
          </table:table-cell>
          <table:table-cell table:style-name="ce12" table:formula="of:=[$results_2_raw.G8]/[$results_2_raw.$M8]" office:value-type="float" office:value="1.51011342155009" calcext:value-type="float">
            <text:p>1,51</text:p>
          </table:table-cell>
          <table:table-cell table:style-name="ce12" table:formula="of:=[$results_2_raw.H8]/[$results_2_raw.$M8]" office:value-type="float" office:value="1.05223534971645" calcext:value-type="float">
            <text:p>1,05</text:p>
          </table:table-cell>
          <table:table-cell table:style-name="ce12" table:formula="of:=[$results_2_raw.I8]/[$results_2_raw.$M8]" office:value-type="float" office:value="1" calcext:value-type="float">
            <text:p>1,00</text:p>
          </table:table-cell>
          <table:table-cell table:style-name="ce12" table:formula="of:=[$results_2_raw.J8]/[$results_2_raw.$M8]" office:value-type="float" office:value="1.65687618147448" calcext:value-type="float">
            <text:p>1,66</text:p>
          </table:table-cell>
          <table:table-cell table:style-name="ce12" table:formula="of:=[$results_2_raw.K8]/[$results_2_raw.$M8]" office:value-type="float" office:value="1.62976134215501" calcext:value-type="float">
            <text:p>1,63</text:p>
          </table:table-cell>
          <table:table-cell table:formula="of:=MEDIAN([.B11:.K11])" office:value-type="float" office:value="1.56879725897921" calcext:value-type="float">
            <text:p>1,57</text:p>
          </table:table-cell>
          <table:table-cell table:formula="of:=MIN([.B11:.K11])" office:value-type="float" office:value="1" calcext:value-type="float">
            <text:p>1,00</text:p>
          </table:table-cell>
          <table:table-cell table:formula="of:=MAX([.B11:.K11])" office:value-type="float" office:value="2.19311200378072" calcext:value-type="float">
            <text:p>2,19</text:p>
          </table:table-cell>
          <table:table-cell table:style-name="ce2" table:formula="of:=[.N11]/[.M11]" office:value-type="float" office:value="2.19311200378072" calcext:value-type="float">
            <text:p>2,19</text:p>
          </table:table-cell>
          <table:table-cell/>
          <table:table-cell table:formula="of:=[.K11]/[.F11]" office:value-type="float" office:value="1.02441795700123" calcext:value-type="float">
            <text:p>1,02</text:p>
          </table:table-cell>
          <table:table-cell table:number-columns-repeated="2"/>
          <table:table-cell office:value-type="string" calcext:value-type="string">
            <text:p>Each row is a diffferent size of the LFS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[$results_2_raw.B9]/[$results_2_raw.$M9]" office:value-type="float" office:value="1.2119115601435" calcext:value-type="float">
            <text:p>1,21</text:p>
          </table:table-cell>
          <table:table-cell table:style-name="ce12" table:formula="of:=[$results_2_raw.C9]/[$results_2_raw.$M9]" office:value-type="float" office:value="1.70355626326964" calcext:value-type="float">
            <text:p>1,70</text:p>
          </table:table-cell>
          <table:table-cell table:style-name="ce12" table:formula="of:=[$results_2_raw.D9]/[$results_2_raw.$M9]" office:value-type="float" office:value="1.21229592210264" calcext:value-type="float">
            <text:p>1,21</text:p>
          </table:table-cell>
          <table:table-cell table:style-name="ce12" table:formula="of:=[$results_2_raw.E9]/[$results_2_raw.$M9]" office:value-type="float" office:value="1.17556190057837" calcext:value-type="float">
            <text:p>1,18</text:p>
          </table:table-cell>
          <table:table-cell table:style-name="ce12" table:formula="of:=[$results_2_raw.F9]/[$results_2_raw.$M9]" office:value-type="float" office:value="1.25689106083901" calcext:value-type="float">
            <text:p>1,26</text:p>
          </table:table-cell>
          <table:table-cell table:style-name="ce12" table:formula="of:=[$results_2_raw.G9]/[$results_2_raw.$M9]" office:value-type="float" office:value="1.18541803938795" calcext:value-type="float">
            <text:p>1,19</text:p>
          </table:table-cell>
          <table:table-cell table:style-name="ce12" table:formula="of:=[$results_2_raw.H9]/[$results_2_raw.$M9]" office:value-type="float" office:value="1.06477414159162" calcext:value-type="float">
            <text:p>1,06</text:p>
          </table:table-cell>
          <table:table-cell table:style-name="ce12" table:formula="of:=[$results_2_raw.I9]/[$results_2_raw.$M9]" office:value-type="float" office:value="1" calcext:value-type="float">
            <text:p>1,00</text:p>
          </table:table-cell>
          <table:table-cell table:style-name="ce12" table:formula="of:=[$results_2_raw.J9]/[$results_2_raw.$M9]" office:value-type="float" office:value="1.27288783951973" calcext:value-type="float">
            <text:p>1,27</text:p>
          </table:table-cell>
          <table:table-cell table:style-name="ce12" table:formula="of:=[$results_2_raw.K9]/[$results_2_raw.$M9]" office:value-type="float" office:value="1.25916062669302" calcext:value-type="float">
            <text:p>1,26</text:p>
          </table:table-cell>
          <table:table-cell table:formula="of:=MEDIAN([.B12:.K12])" office:value-type="float" office:value="1.21210374112307" calcext:value-type="float">
            <text:p>1,21</text:p>
          </table:table-cell>
          <table:table-cell table:formula="of:=MIN([.B12:.K12])" office:value-type="float" office:value="1" calcext:value-type="float">
            <text:p>1,00</text:p>
          </table:table-cell>
          <table:table-cell table:formula="of:=MAX([.B12:.K12])" office:value-type="float" office:value="1.70355626326964" calcext:value-type="float">
            <text:p>1,70</text:p>
          </table:table-cell>
          <table:table-cell table:style-name="ce2" table:formula="of:=[.N12]/[.M12]" office:value-type="float" office:value="1.70355626326964" calcext:value-type="float">
            <text:p>1,70</text:p>
          </table:table-cell>
          <table:table-cell/>
          <table:table-cell table:formula="of:=[.K12]/[.F12]" office:value-type="float" office:value="1.0018056981426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table:formula="of:=[$results_2_raw.B10]/[$results_2_raw.$M10]" office:value-type="float" office:value="1.2063776391642" calcext:value-type="float">
            <text:p>1,21</text:p>
          </table:table-cell>
          <table:table-cell table:style-name="ce12" table:formula="of:=[$results_2_raw.C10]/[$results_2_raw.$M10]" office:value-type="float" office:value="1.68506428558439" calcext:value-type="float">
            <text:p>1,69</text:p>
          </table:table-cell>
          <table:table-cell table:style-name="ce12" table:formula="of:=[$results_2_raw.D10]/[$results_2_raw.$M10]" office:value-type="float" office:value="1.21887104693666" calcext:value-type="float">
            <text:p>1,22</text:p>
          </table:table-cell>
          <table:table-cell table:style-name="ce12" table:formula="of:=[$results_2_raw.E10]/[$results_2_raw.$M10]" office:value-type="float" office:value="1.16522395388169" calcext:value-type="float">
            <text:p>1,17</text:p>
          </table:table-cell>
          <table:table-cell table:style-name="ce12" table:formula="of:=[$results_2_raw.F10]/[$results_2_raw.$M10]" office:value-type="float" office:value="1.26455291058212" calcext:value-type="float">
            <text:p>1,26</text:p>
          </table:table-cell>
          <table:table-cell table:style-name="ce12" table:formula="of:=[$results_2_raw.G10]/[$results_2_raw.$M10]" office:value-type="float" office:value="1.1631053483424" calcext:value-type="float">
            <text:p>1,16</text:p>
          </table:table-cell>
          <table:table-cell table:style-name="ce12" table:formula="of:=[$results_2_raw.H10]/[$results_2_raw.$M10]" office:value-type="float" office:value="1.23678372038044" calcext:value-type="float">
            <text:p>1,24</text:p>
          </table:table-cell>
          <table:table-cell table:style-name="ce12" table:formula="of:=[$results_2_raw.I10]/[$results_2_raw.$M10]" office:value-type="float" office:value="1" calcext:value-type="float">
            <text:p>1,00</text:p>
          </table:table-cell>
          <table:table-cell table:style-name="ce12" table:formula="of:=[$results_2_raw.J10]/[$results_2_raw.$M10]" office:value-type="float" office:value="1.26726254341777" calcext:value-type="float">
            <text:p>1,27</text:p>
          </table:table-cell>
          <table:table-cell table:style-name="ce12" table:formula="of:=[$results_2_raw.K10]/[$results_2_raw.$M10]" office:value-type="float" office:value="1.24772227172707" calcext:value-type="float">
            <text:p>1,25</text:p>
          </table:table-cell>
          <table:table-cell table:formula="of:=MEDIAN([.B13:.K13])" office:value-type="float" office:value="1.22782738365855" calcext:value-type="float">
            <text:p>1,23</text:p>
          </table:table-cell>
          <table:table-cell table:formula="of:=MIN([.B13:.K13])" office:value-type="float" office:value="1" calcext:value-type="float">
            <text:p>1,00</text:p>
          </table:table-cell>
          <table:table-cell table:formula="of:=MAX([.B13:.K13])" office:value-type="float" office:value="1.68506428558439" calcext:value-type="float">
            <text:p>1,69</text:p>
          </table:table-cell>
          <table:table-cell table:style-name="ce2" table:formula="of:=[.N13]/[.M13]" office:value-type="float" office:value="1.68506428558439" calcext:value-type="float">
            <text:p>1,69</text:p>
          </table:table-cell>
          <table:table-cell/>
          <table:table-cell table:formula="of:=[.K13]/[.F13]" office:value-type="float" office:value="0.986690443148562" calcext:value-type="float">
            <text:p>0,99</text:p>
          </table:table-cell>
          <table:table-cell table:number-columns-repeated="2"/>
          <table:table-cell office:value-type="string" calcext:value-type="string">
            <text:p>Each implementation has its own column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table:formula="of:=[$results_2_raw.B11]/[$results_2_raw.$M11]" office:value-type="float" office:value="1.32112240146805" calcext:value-type="float">
            <text:p>1,32</text:p>
          </table:table-cell>
          <table:table-cell table:style-name="ce12" table:formula="of:=[$results_2_raw.C11]/[$results_2_raw.$M11]" office:value-type="float" office:value="1.08902796417518" calcext:value-type="float">
            <text:p>1,09</text:p>
          </table:table-cell>
          <table:table-cell table:style-name="ce12" table:formula="of:=[$results_2_raw.D11]/[$results_2_raw.$M11]" office:value-type="float" office:value="1.2730615430966" calcext:value-type="float">
            <text:p>1,27</text:p>
          </table:table-cell>
          <table:table-cell table:style-name="ce12" table:formula="of:=[$results_2_raw.E11]/[$results_2_raw.$M11]" office:value-type="float" office:value="1.10460546136781" calcext:value-type="float">
            <text:p>1,10</text:p>
          </table:table-cell>
          <table:table-cell table:style-name="ce12" table:formula="of:=[$results_2_raw.F11]/[$results_2_raw.$M11]" office:value-type="float" office:value="1.31729478787215" calcext:value-type="float">
            <text:p>1,32</text:p>
          </table:table-cell>
          <table:table-cell table:style-name="ce12" table:formula="of:=[$results_2_raw.G11]/[$results_2_raw.$M11]" office:value-type="float" office:value="1.11832050614883" calcext:value-type="float">
            <text:p>1,12</text:p>
          </table:table-cell>
          <table:table-cell table:style-name="ce12" table:formula="of:=[$results_2_raw.H11]/[$results_2_raw.$M11]" office:value-type="float" office:value="1.0964846210731" calcext:value-type="float">
            <text:p>1,10</text:p>
          </table:table-cell>
          <table:table-cell table:style-name="ce12" table:formula="of:=[$results_2_raw.I11]/[$results_2_raw.$M11]" office:value-type="float" office:value="1" calcext:value-type="float">
            <text:p>1,00</text:p>
          </table:table-cell>
          <table:table-cell table:style-name="ce12" table:formula="of:=[$results_2_raw.J11]/[$results_2_raw.$M11]" office:value-type="float" office:value="1.26894634493714" calcext:value-type="float">
            <text:p>1,27</text:p>
          </table:table-cell>
          <table:table-cell table:style-name="ce12" table:formula="of:=[$results_2_raw.K11]/[$results_2_raw.$M11]" office:value-type="float" office:value="1.32553887869409" calcext:value-type="float">
            <text:p>1,33</text:p>
          </table:table-cell>
          <table:table-cell table:formula="of:=MEDIAN([.B14:.K14])" office:value-type="float" office:value="1.19363342554299" calcext:value-type="float">
            <text:p>1,19</text:p>
          </table:table-cell>
          <table:table-cell table:formula="of:=MIN([.B14:.K14])" office:value-type="float" office:value="1" calcext:value-type="float">
            <text:p>1,00</text:p>
          </table:table-cell>
          <table:table-cell table:formula="of:=MAX([.B14:.K14])" office:value-type="float" office:value="1.32553887869409" calcext:value-type="float">
            <text:p>1,33</text:p>
          </table:table-cell>
          <table:table-cell table:style-name="ce2" table:formula="of:=[.N14]/[.M14]" office:value-type="float" office:value="1.32553887869409" calcext:value-type="float">
            <text:p>1,33</text:p>
          </table:table-cell>
          <table:table-cell/>
          <table:table-cell table:formula="of:=[.K14]/[.F14]" office:value-type="float" office:value="1.00625834923044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table:formula="of:=[$results_2_raw.B12]/[$results_2_raw.$M12]" office:value-type="float" office:value="1.24126847267217" calcext:value-type="float">
            <text:p>1,24</text:p>
          </table:table-cell>
          <table:table-cell table:style-name="ce12" table:formula="of:=[$results_2_raw.C12]/[$results_2_raw.$M12]" office:value-type="float" office:value="1.00554734900116" calcext:value-type="float">
            <text:p>1,01</text:p>
          </table:table-cell>
          <table:table-cell table:style-name="ce12" table:formula="of:=[$results_2_raw.D12]/[$results_2_raw.$M12]" office:value-type="float" office:value="1.17605700772825" calcext:value-type="float">
            <text:p>1,18</text:p>
          </table:table-cell>
          <table:table-cell table:style-name="ce12" table:formula="of:=[$results_2_raw.E12]/[$results_2_raw.$M12]" office:value-type="float" office:value="1" calcext:value-type="float">
            <text:p>1,00</text:p>
          </table:table-cell>
          <table:table-cell table:style-name="ce12" table:formula="of:=[$results_2_raw.F12]/[$results_2_raw.$M12]" office:value-type="float" office:value="1.24569367221824" calcext:value-type="float">
            <text:p>1,25</text:p>
          </table:table-cell>
          <table:table-cell table:style-name="ce12" table:formula="of:=[$results_2_raw.G12]/[$results_2_raw.$M12]" office:value-type="float" office:value="1.03835595595088" calcext:value-type="float">
            <text:p>1,04</text:p>
          </table:table-cell>
          <table:table-cell table:style-name="ce12" table:formula="of:=[$results_2_raw.H12]/[$results_2_raw.$M12]" office:value-type="float" office:value="1.39497758871004" calcext:value-type="float">
            <text:p>1,39</text:p>
          </table:table-cell>
          <table:table-cell table:style-name="ce12" table:formula="of:=[$results_2_raw.I12]/[$results_2_raw.$M12]" office:value-type="float" office:value="1.02948019754902" calcext:value-type="float">
            <text:p>1,03</text:p>
          </table:table-cell>
          <table:table-cell table:style-name="ce12" table:formula="of:=[$results_2_raw.J12]/[$results_2_raw.$M12]" office:value-type="float" office:value="1.17936005781923" calcext:value-type="float">
            <text:p>1,18</text:p>
          </table:table-cell>
          <table:table-cell table:style-name="ce12" table:formula="of:=[$results_2_raw.K12]/[$results_2_raw.$M12]" office:value-type="float" office:value="1.17769902303259" calcext:value-type="float">
            <text:p>1,18</text:p>
          </table:table-cell>
          <table:table-cell table:formula="of:=MEDIAN([.B15:.K15])" office:value-type="float" office:value="1.17687801538042" calcext:value-type="float">
            <text:p>1,18</text:p>
          </table:table-cell>
          <table:table-cell table:formula="of:=MIN([.B15:.K15])" office:value-type="float" office:value="1" calcext:value-type="float">
            <text:p>1,00</text:p>
          </table:table-cell>
          <table:table-cell table:formula="of:=MAX([.B15:.K15])" office:value-type="float" office:value="1.39497758871004" calcext:value-type="float">
            <text:p>1,39</text:p>
          </table:table-cell>
          <table:table-cell table:style-name="ce2" table:formula="of:=[.N15]/[.M15]" office:value-type="float" office:value="1.39497758871004" calcext:value-type="float">
            <text:p>1,39</text:p>
          </table:table-cell>
          <table:table-cell/>
          <table:table-cell table:formula="of:=[.K15]/[.F15]" office:value-type="float" office:value="0.945416236188654" calcext:value-type="float">
            <text:p>0,95</text:p>
          </table:table-cell>
          <table:table-cell table:number-columns-repeated="2"/>
          <table:table-cell office:value-type="string" calcext:value-type="string">
            <text:p>Green items are the best, red are the wors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table:formula="of:=[$results_2_raw.B13]/[$results_2_raw.$M13]" office:value-type="float" office:value="1.21980134167083" calcext:value-type="float">
            <text:p>1,22</text:p>
          </table:table-cell>
          <table:table-cell table:style-name="ce12" table:formula="of:=[$results_2_raw.C13]/[$results_2_raw.$M13]" office:value-type="float" office:value="1.00101162739234" calcext:value-type="float">
            <text:p>1,00</text:p>
          </table:table-cell>
          <table:table-cell table:style-name="ce12" table:formula="of:=[$results_2_raw.D13]/[$results_2_raw.$M13]" office:value-type="float" office:value="1.17028850348695" calcext:value-type="float">
            <text:p>1,17</text:p>
          </table:table-cell>
          <table:table-cell table:style-name="ce12" table:formula="of:=[$results_2_raw.E13]/[$results_2_raw.$M13]" office:value-type="float" office:value="1" calcext:value-type="float">
            <text:p>1,00</text:p>
          </table:table-cell>
          <table:table-cell table:style-name="ce12" table:formula="of:=[$results_2_raw.F13]/[$results_2_raw.$M13]" office:value-type="float" office:value="1.22477728390691" calcext:value-type="float">
            <text:p>1,22</text:p>
          </table:table-cell>
          <table:table-cell table:style-name="ce12" table:formula="of:=[$results_2_raw.G13]/[$results_2_raw.$M13]" office:value-type="float" office:value="1.03459765681805" calcext:value-type="float">
            <text:p>1,03</text:p>
          </table:table-cell>
          <table:table-cell table:style-name="ce12" table:formula="of:=[$results_2_raw.H13]/[$results_2_raw.$M13]" office:value-type="float" office:value="1.38111797472196" calcext:value-type="float">
            <text:p>1,38</text:p>
          </table:table-cell>
          <table:table-cell table:style-name="ce12" table:formula="of:=[$results_2_raw.I13]/[$results_2_raw.$M13]" office:value-type="float" office:value="1.04876044031082" calcext:value-type="float">
            <text:p>1,05</text:p>
          </table:table-cell>
          <table:table-cell table:style-name="ce12" table:formula="of:=[$results_2_raw.J13]/[$results_2_raw.$M13]" office:value-type="float" office:value="1.17830565057125" calcext:value-type="float">
            <text:p>1,18</text:p>
          </table:table-cell>
          <table:table-cell table:style-name="ce12" table:formula="of:=[$results_2_raw.K13]/[$results_2_raw.$M13]" office:value-type="float" office:value="1.21980134167083" calcext:value-type="float">
            <text:p>1,22</text:p>
          </table:table-cell>
          <table:table-cell table:formula="of:=MEDIAN([.B16:.K16])" office:value-type="float" office:value="1.1742970770291" calcext:value-type="float">
            <text:p>1,17</text:p>
          </table:table-cell>
          <table:table-cell table:formula="of:=MIN([.B16:.K16])" office:value-type="float" office:value="1" calcext:value-type="float">
            <text:p>1,00</text:p>
          </table:table-cell>
          <table:table-cell table:formula="of:=MAX([.B16:.K16])" office:value-type="float" office:value="1.38111797472196" calcext:value-type="float">
            <text:p>1,38</text:p>
          </table:table-cell>
          <table:table-cell table:style-name="ce2" table:formula="of:=[.N16]/[.M16]" office:value-type="float" office:value="1.38111797472196" calcext:value-type="float">
            <text:p>1,38</text:p>
          </table:table-cell>
          <table:table-cell/>
          <table:table-cell table:formula="of:=[.K16]/[.F16]" office:value-type="float" office:value="0.995937267696374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table:formula="of:=[$results_2_raw.B14]/[$results_2_raw.$M14]" office:value-type="float" office:value="1.01048073841921" calcext:value-type="float">
            <text:p>1,01</text:p>
          </table:table-cell>
          <table:table-cell table:style-name="ce12" table:formula="of:=[$results_2_raw.C14]/[$results_2_raw.$M14]" office:value-type="float" office:value="1.02142259806642" calcext:value-type="float">
            <text:p>1,02</text:p>
          </table:table-cell>
          <table:table-cell table:style-name="ce12" table:formula="of:=[$results_2_raw.D14]/[$results_2_raw.$M14]" office:value-type="float" office:value="1.01398994912035" calcext:value-type="float">
            <text:p>1,01</text:p>
          </table:table-cell>
          <table:table-cell table:style-name="ce12" table:formula="of:=[$results_2_raw.E14]/[$results_2_raw.$M14]" office:value-type="float" office:value="1.03226285473118" calcext:value-type="float">
            <text:p>1,03</text:p>
          </table:table-cell>
          <table:table-cell table:style-name="ce12" table:formula="of:=[$results_2_raw.F14]/[$results_2_raw.$M14]" office:value-type="float" office:value="1.00951160227903" calcext:value-type="float">
            <text:p>1,01</text:p>
          </table:table-cell>
          <table:table-cell table:style-name="ce12" table:formula="of:=[$results_2_raw.G14]/[$results_2_raw.$M14]" office:value-type="float" office:value="1" calcext:value-type="float">
            <text:p>1,00</text:p>
          </table:table-cell>
          <table:table-cell table:style-name="ce12" table:formula="of:=[$results_2_raw.H14]/[$results_2_raw.$M14]" office:value-type="float" office:value="1.0714190810401" calcext:value-type="float">
            <text:p>1,07</text:p>
          </table:table-cell>
          <table:table-cell table:style-name="ce12" table:formula="of:=[$results_2_raw.I14]/[$results_2_raw.$M14]" office:value-type="float" office:value="1.00497854613948" calcext:value-type="float">
            <text:p>1,00</text:p>
          </table:table-cell>
          <table:table-cell table:style-name="ce12" table:formula="of:=[$results_2_raw.J14]/[$results_2_raw.$M14]" office:value-type="float" office:value="1.01534205034819" calcext:value-type="float">
            <text:p>1,02</text:p>
          </table:table-cell>
          <table:table-cell table:style-name="ce12" table:formula="of:=[$results_2_raw.K14]/[$results_2_raw.$M14]" office:value-type="float" office:value="1.06841788525115" calcext:value-type="float">
            <text:p>1,07</text:p>
          </table:table-cell>
          <table:table-cell table:formula="of:=MEDIAN([.B17:.K17])" office:value-type="float" office:value="1.01466599973427" calcext:value-type="float">
            <text:p>1,01</text:p>
          </table:table-cell>
          <table:table-cell table:formula="of:=MIN([.B17:.K17])" office:value-type="float" office:value="1" calcext:value-type="float">
            <text:p>1,00</text:p>
          </table:table-cell>
          <table:table-cell table:formula="of:=MAX([.B17:.K17])" office:value-type="float" office:value="1.0714190810401" calcext:value-type="float">
            <text:p>1,07</text:p>
          </table:table-cell>
          <table:table-cell table:style-name="ce2" table:formula="of:=[.N17]/[.M17]" office:value-type="float" office:value="1.0714190810401" calcext:value-type="float">
            <text:p>1,07</text:p>
          </table:table-cell>
          <table:table-cell/>
          <table:table-cell table:formula="of:=[.K17]/[.F17]" office:value-type="float" office:value="1.05835126890978" calcext:value-type="float">
            <text:p>1,06</text:p>
          </table:table-cell>
          <table:table-cell table:number-columns-repeated="2"/>
          <table:table-cell office:value-type="string" calcext:value-type="string">
            <text:p>The results were generated with: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3" table:formula="of:=[$results_2_raw.B15]/[$results_2_raw.$M15]" office:value-type="float" office:value="1.16295542882052" calcext:value-type="float">
            <text:p>1,16</text:p>
          </table:table-cell>
          <table:table-cell table:style-name="ce13" table:formula="of:=[$results_2_raw.C15]/[$results_2_raw.$M15]" office:value-type="float" office:value="1.19489265865088" calcext:value-type="float">
            <text:p>1,19</text:p>
          </table:table-cell>
          <table:table-cell table:style-name="ce13" table:formula="of:=[$results_2_raw.D15]/[$results_2_raw.$M15]" office:value-type="float" office:value="1.34187220749028" calcext:value-type="float">
            <text:p>1,34</text:p>
          </table:table-cell>
          <table:table-cell table:style-name="ce13" table:formula="of:=[$results_2_raw.E15]/[$results_2_raw.$M15]" office:value-type="float" office:value="1.19584438228777" calcext:value-type="float">
            <text:p>1,20</text:p>
          </table:table-cell>
          <table:table-cell table:style-name="ce13" table:formula="of:=[$results_2_raw.F15]/[$results_2_raw.$M15]" office:value-type="float" office:value="1.40337099059174" calcext:value-type="float">
            <text:p>1,40</text:p>
          </table:table-cell>
          <table:table-cell table:style-name="ce13" table:formula="of:=[$results_2_raw.G15]/[$results_2_raw.$M15]" office:value-type="float" office:value="1.17256711104653" calcext:value-type="float">
            <text:p>1,17</text:p>
          </table:table-cell>
          <table:table-cell table:style-name="ce13" table:formula="of:=[$results_2_raw.H15]/[$results_2_raw.$M15]" office:value-type="float" office:value="1" calcext:value-type="float">
            <text:p>1,00</text:p>
          </table:table-cell>
          <table:table-cell table:style-name="ce13" table:formula="of:=[$results_2_raw.I15]/[$results_2_raw.$M15]" office:value-type="float" office:value="1.05812052744379" calcext:value-type="float">
            <text:p>1,06</text:p>
          </table:table-cell>
          <table:table-cell table:style-name="ce13" table:formula="of:=[$results_2_raw.J15]/[$results_2_raw.$M15]" office:value-type="float" office:value="1.20412655744851" calcext:value-type="float">
            <text:p>1,20</text:p>
          </table:table-cell>
          <table:table-cell table:style-name="ce13" table:formula="of:=[$results_2_raw.K15]/[$results_2_raw.$M15]" office:value-type="float" office:value="1.46194195212322" calcext:value-type="float">
            <text:p>1,46</text:p>
          </table:table-cell>
          <table:table-cell table:formula="of:=MEDIAN([.B18:.K18])" office:value-type="float" office:value="1.19536852046932" calcext:value-type="float">
            <text:p>1,20</text:p>
          </table:table-cell>
          <table:table-cell table:style-name="ce5" table:formula="of:=MIN([.B18:.K18])" office:value-type="float" office:value="1" calcext:value-type="float">
            <text:p>1,00</text:p>
          </table:table-cell>
          <table:table-cell table:style-name="ce5" table:formula="of:=MAX([.B18:.K18])" office:value-type="float" office:value="1.46194195212322" calcext:value-type="float">
            <text:p>1,46</text:p>
          </table:table-cell>
          <table:table-cell table:style-name="ce5" table:formula="of:=[.N18]/[.M18]" office:value-type="float" office:value="1.46194195212322" calcext:value-type="float">
            <text:p>1,46</text:p>
          </table:table-cell>
          <table:table-cell table:style-name="ce1"/>
          <table:table-cell table:style-name="ce5" table:formula="of:=[.K18]/[.F18]" office:value-type="float" office:value="1.04173590727195" calcext:value-type="float">
            <text:p>1,04</text:p>
          </table:table-cell>
          <table:table-cell table:number-columns-repeated="2"/>
          <table:table-cell office:value-type="string" calcext:value-type="string">
            <text:p>benchmark/extensive_benchmark <text:s/>--reporter XML &gt;extensiveresults.x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table:formula="of:=[$results_2_raw.B16]/[$results_2_raw.$M16]" office:value-type="float" office:value="1.05207571275748" calcext:value-type="float">
            <text:p>1,05</text:p>
          </table:table-cell>
          <table:table-cell table:style-name="ce12" table:formula="of:=[$results_2_raw.C16]/[$results_2_raw.$M16]" office:value-type="float" office:value="1" calcext:value-type="float">
            <text:p>1,00</text:p>
          </table:table-cell>
          <table:table-cell table:style-name="ce12" table:formula="of:=[$results_2_raw.D16]/[$results_2_raw.$M16]" office:value-type="float" office:value="1.56804883118225" calcext:value-type="float">
            <text:p>1,57</text:p>
          </table:table-cell>
          <table:table-cell table:style-name="ce12" table:formula="of:=[$results_2_raw.E16]/[$results_2_raw.$M16]" office:value-type="float" office:value="1.53630809300753" calcext:value-type="float">
            <text:p>1,54</text:p>
          </table:table-cell>
          <table:table-cell table:style-name="ce12" table:formula="of:=[$results_2_raw.F16]/[$results_2_raw.$M16]" office:value-type="float" office:value="1.63515882699008" calcext:value-type="float">
            <text:p>1,64</text:p>
          </table:table-cell>
          <table:table-cell table:style-name="ce12" table:formula="of:=[$results_2_raw.G16]/[$results_2_raw.$M16]" office:value-type="float" office:value="1.50906484011616" calcext:value-type="float">
            <text:p>1,51</text:p>
          </table:table-cell>
          <table:table-cell table:style-name="ce12" table:formula="of:=[$results_2_raw.H16]/[$results_2_raw.$M16]" office:value-type="float" office:value="1.23618608550859" calcext:value-type="float">
            <text:p>1,24</text:p>
          </table:table-cell>
          <table:table-cell table:style-name="ce12" table:formula="of:=[$results_2_raw.I16]/[$results_2_raw.$M16]" office:value-type="float" office:value="1.64411856921254" calcext:value-type="float">
            <text:p>1,64</text:p>
          </table:table-cell>
          <table:table-cell table:style-name="ce12" table:formula="of:=[$results_2_raw.J16]/[$results_2_raw.$M16]" office:value-type="float" office:value="1.59659553281109" calcext:value-type="float">
            <text:p>1,60</text:p>
          </table:table-cell>
          <table:table-cell table:style-name="ce12" table:formula="of:=[$results_2_raw.K16]/[$results_2_raw.$M16]" office:value-type="float" office:value="1.55068125746401" calcext:value-type="float">
            <text:p>1,55</text:p>
          </table:table-cell>
          <table:table-cell table:formula="of:=MEDIAN([.B19:.K19])" office:value-type="float" office:value="1.54349467523577" calcext:value-type="float">
            <text:p>1,54</text:p>
          </table:table-cell>
          <table:table-cell table:formula="of:=MIN([.B19:.K19])" office:value-type="float" office:value="1" calcext:value-type="float">
            <text:p>1,00</text:p>
          </table:table-cell>
          <table:table-cell table:formula="of:=MAX([.B19:.K19])" office:value-type="float" office:value="1.64411856921254" calcext:value-type="float">
            <text:p>1,64</text:p>
          </table:table-cell>
          <table:table-cell table:style-name="ce2" table:formula="of:=[.N19]/[.M19]" office:value-type="float" office:value="1.64411856921254" calcext:value-type="float">
            <text:p>1,64</text:p>
          </table:table-cell>
          <table:table-cell/>
          <table:table-cell table:formula="of:=[.K19]/[.F19]" office:value-type="float" office:value="0.948336780420545" calcext:value-type="float">
            <text:p>0,95</text:p>
          </table:table-cell>
          <table:table-cell table:number-columns-repeated="2"/>
          <table:table-cell office:value-type="string" calcext:value-type="string">
            <text:p>./parse_benchmark_xml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" table:formula="of:=[$results_2_raw.B17]/[$results_2_raw.$M17]" office:value-type="float" office:value="1.13101640776434" calcext:value-type="float">
            <text:p>1,13</text:p>
          </table:table-cell>
          <table:table-cell table:style-name="ce12" table:formula="of:=[$results_2_raw.C17]/[$results_2_raw.$M17]" office:value-type="float" office:value="1.03250611992319" calcext:value-type="float">
            <text:p>1,03</text:p>
          </table:table-cell>
          <table:table-cell table:style-name="ce12" table:formula="of:=[$results_2_raw.D17]/[$results_2_raw.$M17]" office:value-type="float" office:value="1.22130006279178" calcext:value-type="float">
            <text:p>1,22</text:p>
          </table:table-cell>
          <table:table-cell table:style-name="ce12" table:formula="of:=[$results_2_raw.E17]/[$results_2_raw.$M17]" office:value-type="float" office:value="1.22161857180558" calcext:value-type="float">
            <text:p>1,22</text:p>
          </table:table-cell>
          <table:table-cell table:style-name="ce12" table:formula="of:=[$results_2_raw.F17]/[$results_2_raw.$M17]" office:value-type="float" office:value="1.22751553868974" calcext:value-type="float">
            <text:p>1,23</text:p>
          </table:table-cell>
          <table:table-cell table:style-name="ce12" table:formula="of:=[$results_2_raw.G17]/[$results_2_raw.$M17]" office:value-type="float" office:value="1.19547353190095" calcext:value-type="float">
            <text:p>1,20</text:p>
          </table:table-cell>
          <table:table-cell table:style-name="ce12" table:formula="of:=[$results_2_raw.H17]/[$results_2_raw.$M17]" office:value-type="float" office:value="1.07930874443747" calcext:value-type="float">
            <text:p>1,08</text:p>
          </table:table-cell>
          <table:table-cell table:style-name="ce12" table:formula="of:=[$results_2_raw.I17]/[$results_2_raw.$M17]" office:value-type="float" office:value="1" calcext:value-type="float">
            <text:p>1,00</text:p>
          </table:table-cell>
          <table:table-cell table:style-name="ce12" table:formula="of:=[$results_2_raw.J17]/[$results_2_raw.$M17]" office:value-type="float" office:value="1.20744947082002" calcext:value-type="float">
            <text:p>1,21</text:p>
          </table:table-cell>
          <table:table-cell table:style-name="ce12" table:formula="of:=[$results_2_raw.K17]/[$results_2_raw.$M17]" office:value-type="float" office:value="1.1884572333397" calcext:value-type="float">
            <text:p>1,19</text:p>
          </table:table-cell>
          <table:table-cell table:formula="of:=MEDIAN([.B20:.K20])" office:value-type="float" office:value="1.19196538262033" calcext:value-type="float">
            <text:p>1,19</text:p>
          </table:table-cell>
          <table:table-cell table:formula="of:=MIN([.B20:.K20])" office:value-type="float" office:value="1" calcext:value-type="float">
            <text:p>1,00</text:p>
          </table:table-cell>
          <table:table-cell table:formula="of:=MAX([.B20:.K20])" office:value-type="float" office:value="1.22751553868974" calcext:value-type="float">
            <text:p>1,23</text:p>
          </table:table-cell>
          <table:table-cell table:style-name="ce2" table:formula="of:=[.N20]/[.M20]" office:value-type="float" office:value="1.22751553868974" calcext:value-type="float">
            <text:p>1,23</text:p>
          </table:table-cell>
          <table:table-cell/>
          <table:table-cell table:formula="of:=[.K20]/[.F20]" office:value-type="float" office:value="0.968181009430046" calcext:value-type="float">
            <text:p>0,97</text:p>
          </table:table-cell>
          <table:table-cell table:number-columns-repeated="2"/>
          <table:table-cell office:value-type="string" calcext:value-type="string">
            <text:p>open output.csv with libreoff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table:formula="of:=[$results_2_raw.B18]/[$results_2_raw.$M18]" office:value-type="float" office:value="1.40574632095305" calcext:value-type="float">
            <text:p>1,41</text:p>
          </table:table-cell>
          <table:table-cell table:style-name="ce12" table:formula="of:=[$results_2_raw.C18]/[$results_2_raw.$M18]" office:value-type="float" office:value="1.03237702887317" calcext:value-type="float">
            <text:p>1,03</text:p>
          </table:table-cell>
          <table:table-cell table:style-name="ce12" table:formula="of:=[$results_2_raw.D18]/[$results_2_raw.$M18]" office:value-type="float" office:value="1.34438994004516" calcext:value-type="float">
            <text:p>1,34</text:p>
          </table:table-cell>
          <table:table-cell table:style-name="ce12" table:formula="of:=[$results_2_raw.E18]/[$results_2_raw.$M18]" office:value-type="float" office:value="1.12022113213424" calcext:value-type="float">
            <text:p>1,12</text:p>
          </table:table-cell>
          <table:table-cell table:style-name="ce12" table:formula="of:=[$results_2_raw.F18]/[$results_2_raw.$M18]" office:value-type="float" office:value="1.36185966178958" calcext:value-type="float">
            <text:p>1,36</text:p>
          </table:table-cell>
          <table:table-cell table:style-name="ce12" table:formula="of:=[$results_2_raw.G18]/[$results_2_raw.$M18]" office:value-type="float" office:value="1.1380801710164" calcext:value-type="float">
            <text:p>1,14</text:p>
          </table:table-cell>
          <table:table-cell table:style-name="ce12" table:formula="of:=[$results_2_raw.H18]/[$results_2_raw.$M18]" office:value-type="float" office:value="1.3778004289567" calcext:value-type="float">
            <text:p>1,38</text:p>
          </table:table-cell>
          <table:table-cell table:style-name="ce12" table:formula="of:=[$results_2_raw.I18]/[$results_2_raw.$M18]" office:value-type="float" office:value="1" calcext:value-type="float">
            <text:p>1,00</text:p>
          </table:table-cell>
          <table:table-cell table:style-name="ce12" table:formula="of:=[$results_2_raw.J18]/[$results_2_raw.$M18]" office:value-type="float" office:value="1.31012295343059" calcext:value-type="float">
            <text:p>1,31</text:p>
          </table:table-cell>
          <table:table-cell table:style-name="ce12" table:formula="of:=[$results_2_raw.K18]/[$results_2_raw.$M18]" office:value-type="float" office:value="1.1272996255477" calcext:value-type="float">
            <text:p>1,13</text:p>
          </table:table-cell>
          <table:table-cell table:formula="of:=MEDIAN([.B21:.K21])" office:value-type="float" office:value="1.2241015622235" calcext:value-type="float">
            <text:p>1,22</text:p>
          </table:table-cell>
          <table:table-cell table:formula="of:=MIN([.B21:.K21])" office:value-type="float" office:value="1" calcext:value-type="float">
            <text:p>1,00</text:p>
          </table:table-cell>
          <table:table-cell table:formula="of:=MAX([.B21:.K21])" office:value-type="float" office:value="1.40574632095305" calcext:value-type="float">
            <text:p>1,41</text:p>
          </table:table-cell>
          <table:table-cell table:style-name="ce2" table:formula="of:=[.N21]/[.M21]" office:value-type="float" office:value="1.40574632095305" calcext:value-type="float">
            <text:p>1,41</text:p>
          </table:table-cell>
          <table:table-cell/>
          <table:table-cell table:formula="of:=[.K21]/[.F21]" office:value-type="float" office:value="0.827764899113278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table:formula="of:=[$results_2_raw.B19]/[$results_2_raw.$M19]" office:value-type="float" office:value="1.02045276982031" calcext:value-type="float">
            <text:p>1,02</text:p>
          </table:table-cell>
          <table:table-cell table:style-name="ce12" table:formula="of:=[$results_2_raw.C19]/[$results_2_raw.$M19]" office:value-type="float" office:value="1.03332527251758" calcext:value-type="float">
            <text:p>1,03</text:p>
          </table:table-cell>
          <table:table-cell table:style-name="ce12" table:formula="of:=[$results_2_raw.D19]/[$results_2_raw.$M19]" office:value-type="float" office:value="1.23164924290338" calcext:value-type="float">
            <text:p>1,23</text:p>
          </table:table-cell>
          <table:table-cell table:style-name="ce12" table:formula="of:=[$results_2_raw.E19]/[$results_2_raw.$M19]" office:value-type="float" office:value="1.19945868521894" calcext:value-type="float">
            <text:p>1,20</text:p>
          </table:table-cell>
          <table:table-cell table:style-name="ce12" table:formula="of:=[$results_2_raw.F19]/[$results_2_raw.$M19]" office:value-type="float" office:value="1.27695412775773" calcext:value-type="float">
            <text:p>1,28</text:p>
          </table:table-cell>
          <table:table-cell table:style-name="ce12" table:formula="of:=[$results_2_raw.G19]/[$results_2_raw.$M19]" office:value-type="float" office:value="1.22171583764277" calcext:value-type="float">
            <text:p>1,22</text:p>
          </table:table-cell>
          <table:table-cell table:style-name="ce12" table:formula="of:=[$results_2_raw.H19]/[$results_2_raw.$M19]" office:value-type="float" office:value="1.33442464377395" calcext:value-type="float">
            <text:p>1,33</text:p>
          </table:table-cell>
          <table:table-cell table:style-name="ce12" table:formula="of:=[$results_2_raw.I19]/[$results_2_raw.$M19]" office:value-type="float" office:value="1" calcext:value-type="float">
            <text:p>1,00</text:p>
          </table:table-cell>
          <table:table-cell table:style-name="ce12" table:formula="of:=[$results_2_raw.J19]/[$results_2_raw.$M19]" office:value-type="float" office:value="1.24826072398527" calcext:value-type="float">
            <text:p>1,25</text:p>
          </table:table-cell>
          <table:table-cell table:style-name="ce12" table:formula="of:=[$results_2_raw.K19]/[$results_2_raw.$M19]" office:value-type="float" office:value="1.2356579485844" calcext:value-type="float">
            <text:p>1,24</text:p>
          </table:table-cell>
          <table:table-cell table:formula="of:=MEDIAN([.B22:.K22])" office:value-type="float" office:value="1.22668254027308" calcext:value-type="float">
            <text:p>1,23</text:p>
          </table:table-cell>
          <table:table-cell table:formula="of:=MIN([.B22:.K22])" office:value-type="float" office:value="1" calcext:value-type="float">
            <text:p>1,00</text:p>
          </table:table-cell>
          <table:table-cell table:formula="of:=MAX([.B22:.K22])" office:value-type="float" office:value="1.33442464377395" calcext:value-type="float">
            <text:p>1,33</text:p>
          </table:table-cell>
          <table:table-cell table:style-name="ce2" table:formula="of:=[.N22]/[.M22]" office:value-type="float" office:value="1.33442464377395" calcext:value-type="float">
            <text:p>1,33</text:p>
          </table:table-cell>
          <table:table-cell/>
          <table:table-cell table:formula="of:=[.K22]/[.F22]" office:value-type="float" office:value="0.967660405118979" calcext:value-type="float">
            <text:p>0,97</text:p>
          </table:table-cell>
          <table:table-cell table:number-columns-repeated="2"/>
          <table:table-cell office:value-type="string" calcext:value-type="string">
            <text:p>This is on an amd64 system (intel i7-10710U) using gcc 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$results_2_raw.B20]/[$results_2_raw.$M20]" office:value-type="float" office:value="1" calcext:value-type="float">
            <text:p>1,00</text:p>
          </table:table-cell>
          <table:table-cell table:style-name="ce12" table:formula="of:=[$results_2_raw.C20]/[$results_2_raw.$M20]" office:value-type="float" office:value="1.02817520655101" calcext:value-type="float">
            <text:p>1,03</text:p>
          </table:table-cell>
          <table:table-cell table:style-name="ce12" table:formula="of:=[$results_2_raw.D20]/[$results_2_raw.$M20]" office:value-type="float" office:value="1.2614725117702" calcext:value-type="float">
            <text:p>1,26</text:p>
          </table:table-cell>
          <table:table-cell table:style-name="ce12" table:formula="of:=[$results_2_raw.E20]/[$results_2_raw.$M20]" office:value-type="float" office:value="1.20868521809222" calcext:value-type="float">
            <text:p>1,21</text:p>
          </table:table-cell>
          <table:table-cell table:style-name="ce12" table:formula="of:=[$results_2_raw.F20]/[$results_2_raw.$M20]" office:value-type="float" office:value="1.24740322787477" calcext:value-type="float">
            <text:p>1,25</text:p>
          </table:table-cell>
          <table:table-cell table:style-name="ce12" table:formula="of:=[$results_2_raw.G20]/[$results_2_raw.$M20]" office:value-type="float" office:value="1.16889552457545" calcext:value-type="float">
            <text:p>1,17</text:p>
          </table:table-cell>
          <table:table-cell table:style-name="ce12" table:formula="of:=[$results_2_raw.H20]/[$results_2_raw.$M20]" office:value-type="float" office:value="1.03276421125909" calcext:value-type="float">
            <text:p>1,03</text:p>
          </table:table-cell>
          <table:table-cell table:style-name="ce12" table:formula="of:=[$results_2_raw.I20]/[$results_2_raw.$M20]" office:value-type="float" office:value="1.00901313499551" calcext:value-type="float">
            <text:p>1,01</text:p>
          </table:table-cell>
          <table:table-cell table:style-name="ce12" table:formula="of:=[$results_2_raw.J20]/[$results_2_raw.$M20]" office:value-type="float" office:value="1.20765017311814" calcext:value-type="float">
            <text:p>1,21</text:p>
          </table:table-cell>
          <table:table-cell table:style-name="ce12" table:formula="of:=[$results_2_raw.K20]/[$results_2_raw.$M20]" office:value-type="float" office:value="1.20166889552458" calcext:value-type="float">
            <text:p>1,20</text:p>
          </table:table-cell>
          <table:table-cell table:formula="of:=MEDIAN([.B23:.K23])" office:value-type="float" office:value="1.18528221005001" calcext:value-type="float">
            <text:p>1,19</text:p>
          </table:table-cell>
          <table:table-cell table:formula="of:=MIN([.B23:.K23])" office:value-type="float" office:value="1" calcext:value-type="float">
            <text:p>1,00</text:p>
          </table:table-cell>
          <table:table-cell table:formula="of:=MAX([.B23:.K23])" office:value-type="float" office:value="1.2614725117702" calcext:value-type="float">
            <text:p>1,26</text:p>
          </table:table-cell>
          <table:table-cell table:style-name="ce2" table:formula="of:=[.N23]/[.M23]" office:value-type="float" office:value="1.2614725117702" calcext:value-type="float">
            <text:p>1,26</text:p>
          </table:table-cell>
          <table:table-cell/>
          <table:table-cell table:formula="of:=[.K23]/[.F23]" office:value-type="float" office:value="0.963336368442695" calcext:value-type="float">
            <text:p>0,96</text:p>
          </table:table-cell>
          <table:table-cell table:number-columns-repeated="2"/>
          <table:table-cell office:value-type="string" calcext:value-type="string">
            <text:p>The compilation flags were cmake release defaul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table:formula="of:=[$results_2_raw.B21]/[$results_2_raw.$M21]" office:value-type="float" office:value="1.09355812665299" calcext:value-type="float">
            <text:p>1,09</text:p>
          </table:table-cell>
          <table:table-cell table:style-name="ce12" table:formula="of:=[$results_2_raw.C21]/[$results_2_raw.$M21]" office:value-type="float" office:value="1.00492288007989" calcext:value-type="float">
            <text:p>1,00</text:p>
          </table:table-cell>
          <table:table-cell table:style-name="ce12" table:formula="of:=[$results_2_raw.D21]/[$results_2_raw.$M21]" office:value-type="float" office:value="1.01497928645545" calcext:value-type="float">
            <text:p>1,01</text:p>
          </table:table-cell>
          <table:table-cell table:style-name="ce12" table:formula="of:=[$results_2_raw.E21]/[$results_2_raw.$M21]" office:value-type="float" office:value="1" calcext:value-type="float">
            <text:p>1,00</text:p>
          </table:table-cell>
          <table:table-cell table:style-name="ce12" table:formula="of:=[$results_2_raw.F21]/[$results_2_raw.$M21]" office:value-type="float" office:value="1.01391045195316" calcext:value-type="float">
            <text:p>1,01</text:p>
          </table:table-cell>
          <table:table-cell table:style-name="ce12" table:formula="of:=[$results_2_raw.G21]/[$results_2_raw.$M21]" office:value-type="float" office:value="1.00138870468181" calcext:value-type="float">
            <text:p>1,00</text:p>
          </table:table-cell>
          <table:table-cell table:style-name="ce12" table:formula="of:=[$results_2_raw.H21]/[$results_2_raw.$M21]" office:value-type="float" office:value="1.11654977101976" calcext:value-type="float">
            <text:p>1,12</text:p>
          </table:table-cell>
          <table:table-cell table:style-name="ce12" table:formula="of:=[$results_2_raw.I21]/[$results_2_raw.$M21]" office:value-type="float" office:value="1.11339007778307" calcext:value-type="float">
            <text:p>1,11</text:p>
          </table:table-cell>
          <table:table-cell table:style-name="ce12" table:formula="of:=[$results_2_raw.J21]/[$results_2_raw.$M21]" office:value-type="float" office:value="1.00642080872543" calcext:value-type="float">
            <text:p>1,01</text:p>
          </table:table-cell>
          <table:table-cell table:style-name="ce12" table:formula="of:=[$results_2_raw.K21]/[$results_2_raw.$M21]" office:value-type="float" office:value="1.04243350991207" calcext:value-type="float">
            <text:p>1,04</text:p>
          </table:table-cell>
          <table:table-cell table:formula="of:=MEDIAN([.B24:.K24])" office:value-type="float" office:value="1.0144448692043" calcext:value-type="float">
            <text:p>1,01</text:p>
          </table:table-cell>
          <table:table-cell table:formula="of:=MIN([.B24:.K24])" office:value-type="float" office:value="1" calcext:value-type="float">
            <text:p>1,00</text:p>
          </table:table-cell>
          <table:table-cell table:formula="of:=MAX([.B24:.K24])" office:value-type="float" office:value="1.11654977101976" calcext:value-type="float">
            <text:p>1,12</text:p>
          </table:table-cell>
          <table:table-cell table:style-name="ce2" table:formula="of:=[.N24]/[.M24]" office:value-type="float" office:value="1.11654977101976" calcext:value-type="float">
            <text:p>1,12</text:p>
          </table:table-cell>
          <table:table-cell/>
          <table:table-cell table:formula="of:=[.K24]/[.F24]" office:value-type="float" office:value="1.02813173284087" calcext:value-type="float">
            <text:p>1,0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2" table:formula="of:=[$results_2_raw.B22]/[$results_2_raw.$M22]" office:value-type="float" office:value="1.002495641802" calcext:value-type="float">
            <text:p>1,00</text:p>
          </table:table-cell>
          <table:table-cell table:style-name="ce12" table:formula="of:=[$results_2_raw.C22]/[$results_2_raw.$M22]" office:value-type="float" office:value="1" calcext:value-type="float">
            <text:p>1,00</text:p>
          </table:table-cell>
          <table:table-cell table:style-name="ce12" table:formula="of:=[$results_2_raw.D22]/[$results_2_raw.$M22]" office:value-type="float" office:value="1.28022754381136" calcext:value-type="float">
            <text:p>1,28</text:p>
          </table:table-cell>
          <table:table-cell table:style-name="ce12" table:formula="of:=[$results_2_raw.E22]/[$results_2_raw.$M22]" office:value-type="float" office:value="1.21678135608771" calcext:value-type="float">
            <text:p>1,22</text:p>
          </table:table-cell>
          <table:table-cell table:style-name="ce12" table:formula="of:=[$results_2_raw.F22]/[$results_2_raw.$M22]" office:value-type="float" office:value="1.28186072116708" calcext:value-type="float">
            <text:p>1,28</text:p>
          </table:table-cell>
          <table:table-cell table:style-name="ce12" table:formula="of:=[$results_2_raw.G22]/[$results_2_raw.$M22]" office:value-type="float" office:value="1.27402513992109" calcext:value-type="float">
            <text:p>1,27</text:p>
          </table:table-cell>
          <table:table-cell table:style-name="ce12" table:formula="of:=[$results_2_raw.H22]/[$results_2_raw.$M22]" office:value-type="float" office:value="1.31061565281218" calcext:value-type="float">
            <text:p>1,31</text:p>
          </table:table-cell>
          <table:table-cell table:style-name="ce12" table:formula="of:=[$results_2_raw.I22]/[$results_2_raw.$M22]" office:value-type="float" office:value="1.01409303605835" calcext:value-type="float">
            <text:p>1,01</text:p>
          </table:table-cell>
          <table:table-cell table:style-name="ce12" table:formula="of:=[$results_2_raw.J22]/[$results_2_raw.$M22]" office:value-type="float" office:value="1.2233140655106" calcext:value-type="float">
            <text:p>1,22</text:p>
          </table:table-cell>
          <table:table-cell table:style-name="ce12" table:formula="of:=[$results_2_raw.K22]/[$results_2_raw.$M22]" office:value-type="float" office:value="1.19950454170107" calcext:value-type="float">
            <text:p>1,20</text:p>
          </table:table-cell>
          <table:table-cell table:formula="of:=MEDIAN([.B25:.K25])" office:value-type="float" office:value="1.22004771079916" calcext:value-type="float">
            <text:p>1,22</text:p>
          </table:table-cell>
          <table:table-cell table:formula="of:=MIN([.B25:.K25])" office:value-type="float" office:value="1" calcext:value-type="float">
            <text:p>1,00</text:p>
          </table:table-cell>
          <table:table-cell table:formula="of:=MAX([.B25:.K25])" office:value-type="float" office:value="1.31061565281218" calcext:value-type="float">
            <text:p>1,31</text:p>
          </table:table-cell>
          <table:table-cell table:style-name="ce2" table:formula="of:=[.N25]/[.M25]" office:value-type="float" office:value="1.31061565281218" calcext:value-type="float">
            <text:p>1,31</text:p>
          </table:table-cell>
          <table:table-cell/>
          <table:table-cell table:formula="of:=[.K25]/[.F25]" office:value-type="float" office:value="0.935752630448787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table:formula="of:=[$results_2_raw.B23]/[$results_2_raw.$M23]" office:value-type="float" office:value="1.14499314946089" calcext:value-type="float">
            <text:p>1,14</text:p>
          </table:table-cell>
          <table:table-cell table:style-name="ce12" table:formula="of:=[$results_2_raw.C23]/[$results_2_raw.$M23]" office:value-type="float" office:value="1.13635551319473" calcext:value-type="float">
            <text:p>1,14</text:p>
          </table:table-cell>
          <table:table-cell table:style-name="ce12" table:formula="of:=[$results_2_raw.D23]/[$results_2_raw.$M23]" office:value-type="float" office:value="1.44416066003455" calcext:value-type="float">
            <text:p>1,44</text:p>
          </table:table-cell>
          <table:table-cell table:style-name="ce12" table:formula="of:=[$results_2_raw.E23]/[$results_2_raw.$M23]" office:value-type="float" office:value="1.23471287305653" calcext:value-type="float">
            <text:p>1,23</text:p>
          </table:table-cell>
          <table:table-cell table:style-name="ce12" table:formula="of:=[$results_2_raw.F23]/[$results_2_raw.$M23]" office:value-type="float" office:value="1.41299070709478" calcext:value-type="float">
            <text:p>1,41</text:p>
          </table:table-cell>
          <table:table-cell table:style-name="ce12" table:formula="of:=[$results_2_raw.G23]/[$results_2_raw.$M23]" office:value-type="float" office:value="1.24456424614285" calcext:value-type="float">
            <text:p>1,24</text:p>
          </table:table-cell>
          <table:table-cell table:style-name="ce12" table:formula="of:=[$results_2_raw.H23]/[$results_2_raw.$M23]" office:value-type="float" office:value="1" calcext:value-type="float">
            <text:p>1,00</text:p>
          </table:table-cell>
          <table:table-cell table:style-name="ce12" table:formula="of:=[$results_2_raw.I23]/[$results_2_raw.$M23]" office:value-type="float" office:value="1.30503514624412" calcext:value-type="float">
            <text:p>1,31</text:p>
          </table:table-cell>
          <table:table-cell table:style-name="ce12" table:formula="of:=[$results_2_raw.J23]/[$results_2_raw.$M23]" office:value-type="float" office:value="1.45712456067195" calcext:value-type="float">
            <text:p>1,46</text:p>
          </table:table-cell>
          <table:table-cell table:style-name="ce12" table:formula="of:=[$results_2_raw.K23]/[$results_2_raw.$M23]" office:value-type="float" office:value="1.24113897658903" calcext:value-type="float">
            <text:p>1,24</text:p>
          </table:table-cell>
          <table:table-cell table:formula="of:=MEDIAN([.B26:.K26])" office:value-type="float" office:value="1.24285161136594" calcext:value-type="float">
            <text:p>1,24</text:p>
          </table:table-cell>
          <table:table-cell table:formula="of:=MIN([.B26:.K26])" office:value-type="float" office:value="1" calcext:value-type="float">
            <text:p>1,00</text:p>
          </table:table-cell>
          <table:table-cell table:formula="of:=MAX([.B26:.K26])" office:value-type="float" office:value="1.45712456067195" calcext:value-type="float">
            <text:p>1,46</text:p>
          </table:table-cell>
          <table:table-cell table:style-name="ce2" table:formula="of:=[.N26]/[.M26]" office:value-type="float" office:value="1.45712456067195" calcext:value-type="float">
            <text:p>1,46</text:p>
          </table:table-cell>
          <table:table-cell/>
          <table:table-cell table:formula="of:=[.K26]/[.F26]" office:value-type="float" office:value="0.878377310167107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table:formula="of:=[$results_2_raw.B24]/[$results_2_raw.$M24]" office:value-type="float" office:value="1" calcext:value-type="float">
            <text:p>1,00</text:p>
          </table:table-cell>
          <table:table-cell table:style-name="ce12" table:formula="of:=[$results_2_raw.C24]/[$results_2_raw.$M24]" office:value-type="float" office:value="1.14773844855047" calcext:value-type="float">
            <text:p>1,15</text:p>
          </table:table-cell>
          <table:table-cell table:style-name="ce12" table:formula="of:=[$results_2_raw.D24]/[$results_2_raw.$M24]" office:value-type="float" office:value="1.16793009512702" calcext:value-type="float">
            <text:p>1,17</text:p>
          </table:table-cell>
          <table:table-cell table:style-name="ce12" table:formula="of:=[$results_2_raw.E24]/[$results_2_raw.$M24]" office:value-type="float" office:value="1.14914838249245" calcext:value-type="float">
            <text:p>1,15</text:p>
          </table:table-cell>
          <table:table-cell table:style-name="ce12" table:formula="of:=[$results_2_raw.F24]/[$results_2_raw.$M24]" office:value-type="float" office:value="1.21052402544844" calcext:value-type="float">
            <text:p>1,21</text:p>
          </table:table-cell>
          <table:table-cell table:style-name="ce12" table:formula="of:=[$results_2_raw.G24]/[$results_2_raw.$M24]" office:value-type="float" office:value="1.1485217451849" calcext:value-type="float">
            <text:p>1,15</text:p>
          </table:table-cell>
          <table:table-cell table:style-name="ce12" table:formula="of:=[$results_2_raw.H24]/[$results_2_raw.$M24]" office:value-type="float" office:value="1.27570300872941" calcext:value-type="float">
            <text:p>1,28</text:p>
          </table:table-cell>
          <table:table-cell table:style-name="ce12" table:formula="of:=[$results_2_raw.I24]/[$results_2_raw.$M24]" office:value-type="float" office:value="1.04008738109122" calcext:value-type="float">
            <text:p>1,04</text:p>
          </table:table-cell>
          <table:table-cell table:style-name="ce12" table:formula="of:=[$results_2_raw.J24]/[$results_2_raw.$M24]" office:value-type="float" office:value="1.22377044186633" calcext:value-type="float">
            <text:p>1,22</text:p>
          </table:table-cell>
          <table:table-cell table:style-name="ce12" table:formula="of:=[$results_2_raw.K24]/[$results_2_raw.$M24]" office:value-type="float" office:value="1.18989721407497" calcext:value-type="float">
            <text:p>1,19</text:p>
          </table:table-cell>
          <table:table-cell table:formula="of:=MEDIAN([.B27:.K27])" office:value-type="float" office:value="1.15853923880974" calcext:value-type="float">
            <text:p>1,16</text:p>
          </table:table-cell>
          <table:table-cell table:formula="of:=MIN([.B27:.K27])" office:value-type="float" office:value="1" calcext:value-type="float">
            <text:p>1,00</text:p>
          </table:table-cell>
          <table:table-cell table:formula="of:=MAX([.B27:.K27])" office:value-type="float" office:value="1.27570300872941" calcext:value-type="float">
            <text:p>1,28</text:p>
          </table:table-cell>
          <table:table-cell table:style-name="ce2" table:formula="of:=[.N27]/[.M27]" office:value-type="float" office:value="1.27570300872941" calcext:value-type="float">
            <text:p>1,28</text:p>
          </table:table-cell>
          <table:table-cell/>
          <table:table-cell table:formula="of:=[.K27]/[.F27]" office:value-type="float" office:value="0.982960427930519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table:formula="of:=[$results_2_raw.B25]/[$results_2_raw.$M25]" office:value-type="float" office:value="1.17718395567154" calcext:value-type="float">
            <text:p>1,18</text:p>
          </table:table-cell>
          <table:table-cell table:style-name="ce12" table:formula="of:=[$results_2_raw.C25]/[$results_2_raw.$M25]" office:value-type="float" office:value="1.21682477644061" calcext:value-type="float">
            <text:p>1,22</text:p>
          </table:table-cell>
          <table:table-cell table:style-name="ce12" table:formula="of:=[$results_2_raw.D25]/[$results_2_raw.$M25]" office:value-type="float" office:value="1.14881077537693" calcext:value-type="float">
            <text:p>1,15</text:p>
          </table:table-cell>
          <table:table-cell table:style-name="ce12" table:formula="of:=[$results_2_raw.E25]/[$results_2_raw.$M25]" office:value-type="float" office:value="1.0183547513327" calcext:value-type="float">
            <text:p>1,02</text:p>
          </table:table-cell>
          <table:table-cell table:style-name="ce12" table:formula="of:=[$results_2_raw.F25]/[$results_2_raw.$M25]" office:value-type="float" office:value="1.20476555639386" calcext:value-type="float">
            <text:p>1,20</text:p>
          </table:table-cell>
          <table:table-cell table:style-name="ce12" table:formula="of:=[$results_2_raw.G25]/[$results_2_raw.$M25]" office:value-type="float" office:value="1" calcext:value-type="float">
            <text:p>1,00</text:p>
          </table:table-cell>
          <table:table-cell table:style-name="ce12" table:formula="of:=[$results_2_raw.H25]/[$results_2_raw.$M25]" office:value-type="float" office:value="1.09394441627191" calcext:value-type="float">
            <text:p>1,09</text:p>
          </table:table-cell>
          <table:table-cell table:style-name="ce12" table:formula="of:=[$results_2_raw.I25]/[$results_2_raw.$M25]" office:value-type="float" office:value="1.25074519795674" calcext:value-type="float">
            <text:p>1,25</text:p>
          </table:table-cell>
          <table:table-cell table:style-name="ce12" table:formula="of:=[$results_2_raw.J25]/[$results_2_raw.$M25]" office:value-type="float" office:value="1.14881077537693" calcext:value-type="float">
            <text:p>1,15</text:p>
          </table:table-cell>
          <table:table-cell table:style-name="ce12" table:formula="of:=[$results_2_raw.K25]/[$results_2_raw.$M25]" office:value-type="float" office:value="1.00378473983006" calcext:value-type="float">
            <text:p>1,00</text:p>
          </table:table-cell>
          <table:table-cell table:formula="of:=MEDIAN([.B28:.K28])" office:value-type="float" office:value="1.14881077537693" calcext:value-type="float">
            <text:p>1,15</text:p>
          </table:table-cell>
          <table:table-cell table:formula="of:=MIN([.B28:.K28])" office:value-type="float" office:value="1" calcext:value-type="float">
            <text:p>1,00</text:p>
          </table:table-cell>
          <table:table-cell table:formula="of:=MAX([.B28:.K28])" office:value-type="float" office:value="1.25074519795674" calcext:value-type="float">
            <text:p>1,25</text:p>
          </table:table-cell>
          <table:table-cell table:style-name="ce2" table:formula="of:=[.N28]/[.M28]" office:value-type="float" office:value="1.25074519795674" calcext:value-type="float">
            <text:p>1,25</text:p>
          </table:table-cell>
          <table:table-cell/>
          <table:table-cell table:formula="of:=[.K28]/[.F28]" office:value-type="float" office:value="0.833178483982075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table:formula="of:=[$results_2_raw.B26]/[$results_2_raw.$M26]" office:value-type="float" office:value="1.17603907462613" calcext:value-type="float">
            <text:p>1,18</text:p>
          </table:table-cell>
          <table:table-cell table:style-name="ce12" table:formula="of:=[$results_2_raw.C26]/[$results_2_raw.$M26]" office:value-type="float" office:value="1.04027569045801" calcext:value-type="float">
            <text:p>1,04</text:p>
          </table:table-cell>
          <table:table-cell table:style-name="ce12" table:formula="of:=[$results_2_raw.D26]/[$results_2_raw.$M26]" office:value-type="float" office:value="1.19411663258518" calcext:value-type="float">
            <text:p>1,19</text:p>
          </table:table-cell>
          <table:table-cell table:style-name="ce12" table:formula="of:=[$results_2_raw.E26]/[$results_2_raw.$M26]" office:value-type="float" office:value="1.01235556431546" calcext:value-type="float">
            <text:p>1,01</text:p>
          </table:table-cell>
          <table:table-cell table:style-name="ce12" table:formula="of:=[$results_2_raw.F26]/[$results_2_raw.$M26]" office:value-type="float" office:value="1.19561334351672" calcext:value-type="float">
            <text:p>1,20</text:p>
          </table:table-cell>
          <table:table-cell table:style-name="ce12" table:formula="of:=[$results_2_raw.G26]/[$results_2_raw.$M26]" office:value-type="float" office:value="1.00264850082535" calcext:value-type="float">
            <text:p>1,00</text:p>
          </table:table-cell>
          <table:table-cell table:style-name="ce12" table:formula="of:=[$results_2_raw.H26]/[$results_2_raw.$M26]" office:value-type="float" office:value="1.24611347902141" calcext:value-type="float">
            <text:p>1,25</text:p>
          </table:table-cell>
          <table:table-cell table:style-name="ce12" table:formula="of:=[$results_2_raw.I26]/[$results_2_raw.$M26]" office:value-type="float" office:value="1" calcext:value-type="float">
            <text:p>1,00</text:p>
          </table:table-cell>
          <table:table-cell table:style-name="ce12" table:formula="of:=[$results_2_raw.J26]/[$results_2_raw.$M26]" office:value-type="float" office:value="1.19293404617014" calcext:value-type="float">
            <text:p>1,19</text:p>
          </table:table-cell>
          <table:table-cell table:style-name="ce12" table:formula="of:=[$results_2_raw.K26]/[$results_2_raw.$M26]" office:value-type="float" office:value="1.00421296410357" calcext:value-type="float">
            <text:p>1,00</text:p>
          </table:table-cell>
          <table:table-cell table:formula="of:=MEDIAN([.B29:.K29])" office:value-type="float" office:value="1.10815738254207" calcext:value-type="float">
            <text:p>1,11</text:p>
          </table:table-cell>
          <table:table-cell table:formula="of:=MIN([.B29:.K29])" office:value-type="float" office:value="1" calcext:value-type="float">
            <text:p>1,00</text:p>
          </table:table-cell>
          <table:table-cell table:formula="of:=MAX([.B29:.K29])" office:value-type="float" office:value="1.24611347902141" calcext:value-type="float">
            <text:p>1,25</text:p>
          </table:table-cell>
          <table:table-cell table:style-name="ce2" table:formula="of:=[.N29]/[.M29]" office:value-type="float" office:value="1.24611347902141" calcext:value-type="float">
            <text:p>1,25</text:p>
          </table:table-cell>
          <table:table-cell/>
          <table:table-cell table:formula="of:=[.K29]/[.F29]" office:value-type="float" office:value="0.839914483682353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table:formula="of:=[$results_2_raw.B27]/[$results_2_raw.$M27]" office:value-type="float" office:value="1" calcext:value-type="float">
            <text:p>1,00</text:p>
          </table:table-cell>
          <table:table-cell table:style-name="ce12" table:formula="of:=[$results_2_raw.C27]/[$results_2_raw.$M27]" office:value-type="float" office:value="1.16664722508861" calcext:value-type="float">
            <text:p>1,17</text:p>
          </table:table-cell>
          <table:table-cell table:style-name="ce12" table:formula="of:=[$results_2_raw.D27]/[$results_2_raw.$M27]" office:value-type="float" office:value="1.23787518506887" calcext:value-type="float">
            <text:p>1,24</text:p>
          </table:table-cell>
          <table:table-cell table:style-name="ce12" table:formula="of:=[$results_2_raw.E27]/[$results_2_raw.$M27]" office:value-type="float" office:value="1.23617928125981" calcext:value-type="float">
            <text:p>1,24</text:p>
          </table:table-cell>
          <table:table-cell table:style-name="ce12" table:formula="of:=[$results_2_raw.F27]/[$results_2_raw.$M27]" office:value-type="float" office:value="1.21824218224236" calcext:value-type="float">
            <text:p>1,22</text:p>
          </table:table-cell>
          <table:table-cell table:style-name="ce12" table:formula="of:=[$results_2_raw.G27]/[$results_2_raw.$M27]" office:value-type="float" office:value="1.17003903270672" calcext:value-type="float">
            <text:p>1,17</text:p>
          </table:table-cell>
          <table:table-cell table:style-name="ce12" table:formula="of:=[$results_2_raw.H27]/[$results_2_raw.$M27]" office:value-type="float" office:value="1.26738750056081" calcext:value-type="float">
            <text:p>1,27</text:p>
          </table:table-cell>
          <table:table-cell table:style-name="ce12" table:formula="of:=[$results_2_raw.I27]/[$results_2_raw.$M27]" office:value-type="float" office:value="1.81219435596034" calcext:value-type="float">
            <text:p>1,81</text:p>
          </table:table-cell>
          <table:table-cell table:style-name="ce12" table:formula="of:=[$results_2_raw.J27]/[$results_2_raw.$M27]" office:value-type="float" office:value="1.22429000852438" calcext:value-type="float">
            <text:p>1,22</text:p>
          </table:table-cell>
          <table:table-cell table:style-name="ce12" table:formula="of:=[$results_2_raw.K27]/[$results_2_raw.$M27]" office:value-type="float" office:value="1.16609089685495" calcext:value-type="float">
            <text:p>1,17</text:p>
          </table:table-cell>
          <table:table-cell table:formula="of:=MEDIAN([.B30:.K30])" office:value-type="float" office:value="1.22126609538337" calcext:value-type="float">
            <text:p>1,22</text:p>
          </table:table-cell>
          <table:table-cell table:formula="of:=MIN([.B30:.K30])" office:value-type="float" office:value="1" calcext:value-type="float">
            <text:p>1,00</text:p>
          </table:table-cell>
          <table:table-cell table:formula="of:=MAX([.B30:.K30])" office:value-type="float" office:value="1.81219435596034" calcext:value-type="float">
            <text:p>1,81</text:p>
          </table:table-cell>
          <table:table-cell table:style-name="ce2" table:formula="of:=[.N30]/[.M30]" office:value-type="float" office:value="1.81219435596034" calcext:value-type="float">
            <text:p>1,81</text:p>
          </table:table-cell>
          <table:table-cell/>
          <table:table-cell table:formula="of:=[.K30]/[.F30]" office:value-type="float" office:value="0.957191364617322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table:formula="of:=[$results_2_raw.B28]/[$results_2_raw.$M28]" office:value-type="float" office:value="1" calcext:value-type="float">
            <text:p>1,00</text:p>
          </table:table-cell>
          <table:table-cell table:style-name="ce12" table:formula="of:=[$results_2_raw.C28]/[$results_2_raw.$M28]" office:value-type="float" office:value="1.17831190103436" calcext:value-type="float">
            <text:p>1,18</text:p>
          </table:table-cell>
          <table:table-cell table:style-name="ce12" table:formula="of:=[$results_2_raw.D28]/[$results_2_raw.$M28]" office:value-type="float" office:value="1.21533352035691" calcext:value-type="float">
            <text:p>1,22</text:p>
          </table:table-cell>
          <table:table-cell table:style-name="ce12" table:formula="of:=[$results_2_raw.E28]/[$results_2_raw.$M28]" office:value-type="float" office:value="1.18871885831154" calcext:value-type="float">
            <text:p>1,19</text:p>
          </table:table-cell>
          <table:table-cell table:style-name="ce12" table:formula="of:=[$results_2_raw.F28]/[$results_2_raw.$M28]" office:value-type="float" office:value="1.23580355284472" calcext:value-type="float">
            <text:p>1,24</text:p>
          </table:table-cell>
          <table:table-cell table:style-name="ce12" table:formula="of:=[$results_2_raw.G28]/[$results_2_raw.$M28]" office:value-type="float" office:value="1.19383184166946" calcext:value-type="float">
            <text:p>1,19</text:p>
          </table:table-cell>
          <table:table-cell table:style-name="ce12" table:formula="of:=[$results_2_raw.H28]/[$results_2_raw.$M28]" office:value-type="float" office:value="1.28877949014959" calcext:value-type="float">
            <text:p>1,29</text:p>
          </table:table-cell>
          <table:table-cell table:style-name="ce12" table:formula="of:=[$results_2_raw.I28]/[$results_2_raw.$M28]" office:value-type="float" office:value="1.2666533940255" calcext:value-type="float">
            <text:p>1,27</text:p>
          </table:table-cell>
          <table:table-cell table:style-name="ce12" table:formula="of:=[$results_2_raw.J28]/[$results_2_raw.$M28]" office:value-type="float" office:value="1.25293430947576" calcext:value-type="float">
            <text:p>1,25</text:p>
          </table:table-cell>
          <table:table-cell table:style-name="ce12" table:formula="of:=[$results_2_raw.K28]/[$results_2_raw.$M28]" office:value-type="float" office:value="1.22594861677964" calcext:value-type="float">
            <text:p>1,23</text:p>
          </table:table-cell>
          <table:table-cell table:formula="of:=MEDIAN([.B31:.K31])" office:value-type="float" office:value="1.22064106856827" calcext:value-type="float">
            <text:p>1,22</text:p>
          </table:table-cell>
          <table:table-cell table:formula="of:=MIN([.B31:.K31])" office:value-type="float" office:value="1" calcext:value-type="float">
            <text:p>1,00</text:p>
          </table:table-cell>
          <table:table-cell table:formula="of:=MAX([.B31:.K31])" office:value-type="float" office:value="1.28877949014959" calcext:value-type="float">
            <text:p>1,29</text:p>
          </table:table-cell>
          <table:table-cell table:style-name="ce2" table:formula="of:=[.N31]/[.M31]" office:value-type="float" office:value="1.28877949014959" calcext:value-type="float">
            <text:p>1,29</text:p>
          </table:table-cell>
          <table:table-cell/>
          <table:table-cell table:formula="of:=[.K31]/[.F31]" office:value-type="float" office:value="0.992025483304042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table:formula="of:=[$results_2_raw.B29]/[$results_2_raw.$M29]" office:value-type="float" office:value="1.16479801464956" calcext:value-type="float">
            <text:p>1,16</text:p>
          </table:table-cell>
          <table:table-cell table:style-name="ce12" table:formula="of:=[$results_2_raw.C29]/[$results_2_raw.$M29]" office:value-type="float" office:value="1.04261286299436" calcext:value-type="float">
            <text:p>1,04</text:p>
          </table:table-cell>
          <table:table-cell table:style-name="ce12" table:formula="of:=[$results_2_raw.D29]/[$results_2_raw.$M29]" office:value-type="float" office:value="1.17256595149313" calcext:value-type="float">
            <text:p>1,17</text:p>
          </table:table-cell>
          <table:table-cell table:style-name="ce12" table:formula="of:=[$results_2_raw.E29]/[$results_2_raw.$M29]" office:value-type="float" office:value="1.01031926410352" calcext:value-type="float">
            <text:p>1,01</text:p>
          </table:table-cell>
          <table:table-cell table:style-name="ce12" table:formula="of:=[$results_2_raw.F29]/[$results_2_raw.$M29]" office:value-type="float" office:value="1.2380078122527" calcext:value-type="float">
            <text:p>1,24</text:p>
          </table:table-cell>
          <table:table-cell table:style-name="ce12" table:formula="of:=[$results_2_raw.G29]/[$results_2_raw.$M29]" office:value-type="float" office:value="1" calcext:value-type="float">
            <text:p>1,00</text:p>
          </table:table-cell>
          <table:table-cell table:style-name="ce12" table:formula="of:=[$results_2_raw.H29]/[$results_2_raw.$M29]" office:value-type="float" office:value="1.14829985375767" calcext:value-type="float">
            <text:p>1,15</text:p>
          </table:table-cell>
          <table:table-cell table:style-name="ce12" table:formula="of:=[$results_2_raw.I29]/[$results_2_raw.$M29]" office:value-type="float" office:value="1.02677943997417" calcext:value-type="float">
            <text:p>1,03</text:p>
          </table:table-cell>
          <table:table-cell table:style-name="ce12" table:formula="of:=[$results_2_raw.J29]/[$results_2_raw.$M29]" office:value-type="float" office:value="1.168324290788" calcext:value-type="float">
            <text:p>1,17</text:p>
          </table:table-cell>
          <table:table-cell table:style-name="ce12" table:formula="of:=[$results_2_raw.K29]/[$results_2_raw.$M29]" office:value-type="float" office:value="1.0143583380287" calcext:value-type="float">
            <text:p>1,01</text:p>
          </table:table-cell>
          <table:table-cell table:formula="of:=MEDIAN([.B32:.K32])" office:value-type="float" office:value="1.09545635837601" calcext:value-type="float">
            <text:p>1,10</text:p>
          </table:table-cell>
          <table:table-cell table:formula="of:=MIN([.B32:.K32])" office:value-type="float" office:value="1" calcext:value-type="float">
            <text:p>1,00</text:p>
          </table:table-cell>
          <table:table-cell table:formula="of:=MAX([.B32:.K32])" office:value-type="float" office:value="1.2380078122527" calcext:value-type="float">
            <text:p>1,24</text:p>
          </table:table-cell>
          <table:table-cell table:style-name="ce2" table:formula="of:=[.N32]/[.M32]" office:value-type="float" office:value="1.2380078122527" calcext:value-type="float">
            <text:p>1,24</text:p>
          </table:table-cell>
          <table:table-cell/>
          <table:table-cell table:formula="of:=[.K32]/[.F32]" office:value-type="float" office:value="0.819347283586974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" table:formula="of:=[$results_2_raw.B30]/[$results_2_raw.$M30]" office:value-type="float" office:value="1" calcext:value-type="float">
            <text:p>1,00</text:p>
          </table:table-cell>
          <table:table-cell table:style-name="ce12" table:formula="of:=[$results_2_raw.C30]/[$results_2_raw.$M30]" office:value-type="float" office:value="1.1699740680117" calcext:value-type="float">
            <text:p>1,17</text:p>
          </table:table-cell>
          <table:table-cell table:style-name="ce12" table:formula="of:=[$results_2_raw.D30]/[$results_2_raw.$M30]" office:value-type="float" office:value="1.22330016736248" calcext:value-type="float">
            <text:p>1,22</text:p>
          </table:table-cell>
          <table:table-cell table:style-name="ce12" table:formula="of:=[$results_2_raw.E30]/[$results_2_raw.$M30]" office:value-type="float" office:value="1.22524046861494" calcext:value-type="float">
            <text:p>1,23</text:p>
          </table:table-cell>
          <table:table-cell table:style-name="ce12" table:formula="of:=[$results_2_raw.F30]/[$results_2_raw.$M30]" office:value-type="float" office:value="1.24708035238078" calcext:value-type="float">
            <text:p>1,25</text:p>
          </table:table-cell>
          <table:table-cell table:style-name="ce12" table:formula="of:=[$results_2_raw.G30]/[$results_2_raw.$M30]" office:value-type="float" office:value="1.22970040277344" calcext:value-type="float">
            <text:p>1,23</text:p>
          </table:table-cell>
          <table:table-cell table:style-name="ce12" table:formula="of:=[$results_2_raw.H30]/[$results_2_raw.$M30]" office:value-type="float" office:value="1.26035900171041" calcext:value-type="float">
            <text:p>1,26</text:p>
          </table:table-cell>
          <table:table-cell table:style-name="ce12" table:formula="of:=[$results_2_raw.I30]/[$results_2_raw.$M30]" office:value-type="float" office:value="1.25978886579736" calcext:value-type="float">
            <text:p>1,26</text:p>
          </table:table-cell>
          <table:table-cell table:style-name="ce12" table:formula="of:=[$results_2_raw.J30]/[$results_2_raw.$M30]" office:value-type="float" office:value="1.2456090338955" calcext:value-type="float">
            <text:p>1,25</text:p>
          </table:table-cell>
          <table:table-cell table:style-name="ce12" table:formula="of:=[$results_2_raw.K30]/[$results_2_raw.$M30]" office:value-type="float" office:value="1.1821860114395" calcext:value-type="float">
            <text:p>1,18</text:p>
          </table:table-cell>
          <table:table-cell table:formula="of:=MEDIAN([.B33:.K33])" office:value-type="float" office:value="1.22747043569419" calcext:value-type="float">
            <text:p>1,23</text:p>
          </table:table-cell>
          <table:table-cell table:formula="of:=MIN([.B33:.K33])" office:value-type="float" office:value="1" calcext:value-type="float">
            <text:p>1,00</text:p>
          </table:table-cell>
          <table:table-cell table:formula="of:=MAX([.B33:.K33])" office:value-type="float" office:value="1.26035900171041" calcext:value-type="float">
            <text:p>1,26</text:p>
          </table:table-cell>
          <table:table-cell table:style-name="ce2" table:formula="of:=[.N33]/[.M33]" office:value-type="float" office:value="1.26035900171041" calcext:value-type="float">
            <text:p>1,26</text:p>
          </table:table-cell>
          <table:table-cell/>
          <table:table-cell table:formula="of:=[.K33]/[.F33]" office:value-type="float" office:value="0.947962983445784" calcext:value-type="float">
            <text:p>0,95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3" table:formula="of:=[$results_2_raw.B31]/[$results_2_raw.$M31]" office:value-type="float" office:value="1.02321144468446" calcext:value-type="float">
            <text:p>1,02</text:p>
          </table:table-cell>
          <table:table-cell table:style-name="ce13" table:formula="of:=[$results_2_raw.C31]/[$results_2_raw.$M31]" office:value-type="float" office:value="1" calcext:value-type="float">
            <text:p>1,00</text:p>
          </table:table-cell>
          <table:table-cell table:style-name="ce13" table:formula="of:=[$results_2_raw.D31]/[$results_2_raw.$M31]" office:value-type="float" office:value="1.04398468523237" calcext:value-type="float">
            <text:p>1,04</text:p>
          </table:table-cell>
          <table:table-cell table:style-name="ce13" table:formula="of:=[$results_2_raw.E31]/[$results_2_raw.$M31]" office:value-type="float" office:value="1.03375328219788" calcext:value-type="float">
            <text:p>1,03</text:p>
          </table:table-cell>
          <table:table-cell table:style-name="ce13" table:formula="of:=[$results_2_raw.F31]/[$results_2_raw.$M31]" office:value-type="float" office:value="1.2428826428322" calcext:value-type="float">
            <text:p>1,24</text:p>
          </table:table-cell>
          <table:table-cell table:style-name="ce13" table:formula="of:=[$results_2_raw.G31]/[$results_2_raw.$M31]" office:value-type="float" office:value="1.02822366804206" calcext:value-type="float">
            <text:p>1,03</text:p>
          </table:table-cell>
          <table:table-cell table:style-name="ce13" table:formula="of:=[$results_2_raw.H31]/[$results_2_raw.$M31]" office:value-type="float" office:value="1.62479466052696" calcext:value-type="float">
            <text:p>1,62</text:p>
          </table:table-cell>
          <table:table-cell table:style-name="ce13" table:formula="of:=[$results_2_raw.I31]/[$results_2_raw.$M31]" office:value-type="float" office:value="1.05711347673682" calcext:value-type="float">
            <text:p>1,06</text:p>
          </table:table-cell>
          <table:table-cell table:style-name="ce13" table:formula="of:=[$results_2_raw.J31]/[$results_2_raw.$M31]" office:value-type="float" office:value="1.02692372366157" calcext:value-type="float">
            <text:p>1,03</text:p>
          </table:table-cell>
          <table:table-cell table:style-name="ce13" table:formula="of:=[$results_2_raw.K31]/[$results_2_raw.$M31]" office:value-type="float" office:value="1.03701931161154" calcext:value-type="float">
            <text:p>1,04</text:p>
          </table:table-cell>
          <table:table-cell table:formula="of:=MEDIAN([.B34:.K34])" office:value-type="float" office:value="1.03538629690471" calcext:value-type="float">
            <text:p>1,04</text:p>
          </table:table-cell>
          <table:table-cell table:style-name="ce5" table:formula="of:=MIN([.B34:.K34])" office:value-type="float" office:value="1" calcext:value-type="float">
            <text:p>1,00</text:p>
          </table:table-cell>
          <table:table-cell table:style-name="ce5" table:formula="of:=MAX([.B34:.K34])" office:value-type="float" office:value="1.62479466052696" calcext:value-type="float">
            <text:p>1,62</text:p>
          </table:table-cell>
          <table:table-cell table:style-name="ce5" table:formula="of:=[.N34]/[.M34]" office:value-type="float" office:value="1.62479466052696" calcext:value-type="float">
            <text:p>1,62</text:p>
          </table:table-cell>
          <table:table-cell table:style-name="ce1"/>
          <table:table-cell table:style-name="ce5" table:formula="of:=[.K34]/[.F34]" office:value-type="float" office:value="0.834366235293505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" table:formula="of:=[$results_2_raw.B32]/[$results_2_raw.$M32]" office:value-type="float" office:value="1.15600125650421" calcext:value-type="float">
            <text:p>1,16</text:p>
          </table:table-cell>
          <table:table-cell table:style-name="ce12" table:formula="of:=[$results_2_raw.C32]/[$results_2_raw.$M32]" office:value-type="float" office:value="1.1082564149524" calcext:value-type="float">
            <text:p>1,11</text:p>
          </table:table-cell>
          <table:table-cell table:style-name="ce12" table:formula="of:=[$results_2_raw.D32]/[$results_2_raw.$M32]" office:value-type="float" office:value="1.03837322115981" calcext:value-type="float">
            <text:p>1,04</text:p>
          </table:table-cell>
          <table:table-cell table:style-name="ce12" table:formula="of:=[$results_2_raw.E32]/[$results_2_raw.$M32]" office:value-type="float" office:value="1" calcext:value-type="float">
            <text:p>1,00</text:p>
          </table:table-cell>
          <table:table-cell table:style-name="ce12" table:formula="of:=[$results_2_raw.F32]/[$results_2_raw.$M32]" office:value-type="float" office:value="1.55730018511413" calcext:value-type="float">
            <text:p>1,56</text:p>
          </table:table-cell>
          <table:table-cell table:style-name="ce12" table:formula="of:=[$results_2_raw.G32]/[$results_2_raw.$M32]" office:value-type="float" office:value="1.25613328217677" calcext:value-type="float">
            <text:p>1,26</text:p>
          </table:table-cell>
          <table:table-cell table:style-name="ce12" table:formula="of:=[$results_2_raw.H32]/[$results_2_raw.$M32]" office:value-type="float" office:value="1.66554037215244" calcext:value-type="float">
            <text:p>1,67</text:p>
          </table:table-cell>
          <table:table-cell table:style-name="ce12" table:formula="of:=[$results_2_raw.I32]/[$results_2_raw.$M32]" office:value-type="float" office:value="1.6899865656054" calcext:value-type="float">
            <text:p>1,69</text:p>
          </table:table-cell>
          <table:table-cell table:style-name="ce12" table:formula="of:=[$results_2_raw.J32]/[$results_2_raw.$M32]" office:value-type="float" office:value="1.54150115160233" calcext:value-type="float">
            <text:p>1,54</text:p>
          </table:table-cell>
          <table:table-cell table:style-name="ce12" table:formula="of:=[$results_2_raw.K32]/[$results_2_raw.$M32]" office:value-type="float" office:value="1.25365272959311" calcext:value-type="float">
            <text:p>1,25</text:p>
          </table:table-cell>
          <table:table-cell table:formula="of:=MEDIAN([.B35:.K35])" office:value-type="float" office:value="1.25489300588494" calcext:value-type="float">
            <text:p>1,25</text:p>
          </table:table-cell>
          <table:table-cell table:formula="of:=MIN([.B35:.K35])" office:value-type="float" office:value="1" calcext:value-type="float">
            <text:p>1,00</text:p>
          </table:table-cell>
          <table:table-cell table:formula="of:=MAX([.B35:.K35])" office:value-type="float" office:value="1.6899865656054" calcext:value-type="float">
            <text:p>1,69</text:p>
          </table:table-cell>
          <table:table-cell table:style-name="ce2" table:formula="of:=[.N35]/[.M35]" office:value-type="float" office:value="1.6899865656054" calcext:value-type="float">
            <text:p>1,69</text:p>
          </table:table-cell>
          <table:table-cell/>
          <table:table-cell table:formula="of:=[.K35]/[.F35]" office:value-type="float" office:value="0.805016747301824" calcext:value-type="float">
            <text:p>0,8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" table:formula="of:=[$results_2_raw.B33]/[$results_2_raw.$M33]" office:value-type="float" office:value="1.22324357572444" calcext:value-type="float">
            <text:p>1,22</text:p>
          </table:table-cell>
          <table:table-cell table:style-name="ce12" table:formula="of:=[$results_2_raw.C33]/[$results_2_raw.$M33]" office:value-type="float" office:value="1.1577227993439" calcext:value-type="float">
            <text:p>1,16</text:p>
          </table:table-cell>
          <table:table-cell table:style-name="ce12" table:formula="of:=[$results_2_raw.D33]/[$results_2_raw.$M33]" office:value-type="float" office:value="1.12465144887917" calcext:value-type="float">
            <text:p>1,12</text:p>
          </table:table-cell>
          <table:table-cell table:style-name="ce12" table:formula="of:=[$results_2_raw.E33]/[$results_2_raw.$M33]" office:value-type="float" office:value="1" calcext:value-type="float">
            <text:p>1,00</text:p>
          </table:table-cell>
          <table:table-cell table:style-name="ce12" table:formula="of:=[$results_2_raw.F33]/[$results_2_raw.$M33]" office:value-type="float" office:value="1.314085565883" calcext:value-type="float">
            <text:p>1,31</text:p>
          </table:table-cell>
          <table:table-cell table:style-name="ce12" table:formula="of:=[$results_2_raw.G33]/[$results_2_raw.$M33]" office:value-type="float" office:value="1.13258611262985" calcext:value-type="float">
            <text:p>1,13</text:p>
          </table:table-cell>
          <table:table-cell table:style-name="ce12" table:formula="of:=[$results_2_raw.H33]/[$results_2_raw.$M33]" office:value-type="float" office:value="1.52442591580098" calcext:value-type="float">
            <text:p>1,52</text:p>
          </table:table-cell>
          <table:table-cell table:style-name="ce12" table:formula="of:=[$results_2_raw.I33]/[$results_2_raw.$M33]" office:value-type="float" office:value="1.26612219792236" calcext:value-type="float">
            <text:p>1,27</text:p>
          </table:table-cell>
          <table:table-cell table:style-name="ce12" table:formula="of:=[$results_2_raw.J33]/[$results_2_raw.$M33]" office:value-type="float" office:value="1.26195325314379" calcext:value-type="float">
            <text:p>1,26</text:p>
          </table:table-cell>
          <table:table-cell table:style-name="ce12" table:formula="of:=[$results_2_raw.K33]/[$results_2_raw.$M33]" office:value-type="float" office:value="1.09055494805905" calcext:value-type="float">
            <text:p>1,09</text:p>
          </table:table-cell>
          <table:table-cell table:formula="of:=MEDIAN([.B36:.K36])" office:value-type="float" office:value="1.19048318753417" calcext:value-type="float">
            <text:p>1,19</text:p>
          </table:table-cell>
          <table:table-cell table:formula="of:=MIN([.B36:.K36])" office:value-type="float" office:value="1" calcext:value-type="float">
            <text:p>1,00</text:p>
          </table:table-cell>
          <table:table-cell table:formula="of:=MAX([.B36:.K36])" office:value-type="float" office:value="1.52442591580098" calcext:value-type="float">
            <text:p>1,52</text:p>
          </table:table-cell>
          <table:table-cell table:style-name="ce2" table:formula="of:=[.N36]/[.M36]" office:value-type="float" office:value="1.52442591580098" calcext:value-type="float">
            <text:p>1,52</text:p>
          </table:table-cell>
          <table:table-cell/>
          <table:table-cell table:formula="of:=[.K36]/[.F36]" office:value-type="float" office:value="0.829896451473655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table:formula="of:=[$results_2_raw.B34]/[$results_2_raw.$M34]" office:value-type="float" office:value="1.5390102581856" calcext:value-type="float">
            <text:p>1,54</text:p>
          </table:table-cell>
          <table:table-cell table:style-name="ce12" table:formula="of:=[$results_2_raw.C34]/[$results_2_raw.$M34]" office:value-type="float" office:value="1.31029644880929" calcext:value-type="float">
            <text:p>1,31</text:p>
          </table:table-cell>
          <table:table-cell table:style-name="ce12" table:formula="of:=[$results_2_raw.D34]/[$results_2_raw.$M34]" office:value-type="float" office:value="1.00015487491573" calcext:value-type="float">
            <text:p>1,00</text:p>
          </table:table-cell>
          <table:table-cell table:style-name="ce12" table:formula="of:=[$results_2_raw.E34]/[$results_2_raw.$M34]" office:value-type="float" office:value="1" calcext:value-type="float">
            <text:p>1,00</text:p>
          </table:table-cell>
          <table:table-cell table:style-name="ce12" table:formula="of:=[$results_2_raw.F34]/[$results_2_raw.$M34]" office:value-type="float" office:value="1.25702858808739" calcext:value-type="float">
            <text:p>1,26</text:p>
          </table:table-cell>
          <table:table-cell table:style-name="ce12" table:formula="of:=[$results_2_raw.G34]/[$results_2_raw.$M34]" office:value-type="float" office:value="1.18083923983747" calcext:value-type="float">
            <text:p>1,18</text:p>
          </table:table-cell>
          <table:table-cell table:style-name="ce12" table:formula="of:=[$results_2_raw.H34]/[$results_2_raw.$M34]" office:value-type="float" office:value="1.60620775103402" calcext:value-type="float">
            <text:p>1,61</text:p>
          </table:table-cell>
          <table:table-cell table:style-name="ce12" table:formula="of:=[$results_2_raw.I34]/[$results_2_raw.$M34]" office:value-type="float" office:value="1.36595120529126" calcext:value-type="float">
            <text:p>1,37</text:p>
          </table:table-cell>
          <table:table-cell table:style-name="ce12" table:formula="of:=[$results_2_raw.J34]/[$results_2_raw.$M34]" office:value-type="float" office:value="1.26984676493632" calcext:value-type="float">
            <text:p>1,27</text:p>
          </table:table-cell>
          <table:table-cell table:style-name="ce12" table:formula="of:=[$results_2_raw.K34]/[$results_2_raw.$M34]" office:value-type="float" office:value="1.17482644899149" calcext:value-type="float">
            <text:p>1,17</text:p>
          </table:table-cell>
          <table:table-cell table:formula="of:=MEDIAN([.B37:.K37])" office:value-type="float" office:value="1.26343767651185" calcext:value-type="float">
            <text:p>1,26</text:p>
          </table:table-cell>
          <table:table-cell table:formula="of:=MIN([.B37:.K37])" office:value-type="float" office:value="1" calcext:value-type="float">
            <text:p>1,00</text:p>
          </table:table-cell>
          <table:table-cell table:formula="of:=MAX([.B37:.K37])" office:value-type="float" office:value="1.60620775103402" calcext:value-type="float">
            <text:p>1,61</text:p>
          </table:table-cell>
          <table:table-cell table:style-name="ce2" table:formula="of:=[.N37]/[.M37]" office:value-type="float" office:value="1.60620775103402" calcext:value-type="float">
            <text:p>1,61</text:p>
          </table:table-cell>
          <table:table-cell/>
          <table:table-cell table:formula="of:=[.K37]/[.F37]" office:value-type="float" office:value="0.934605990766711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2" table:formula="of:=[$results_2_raw.B35]/[$results_2_raw.$M35]" office:value-type="float" office:value="1.03008429147103" calcext:value-type="float">
            <text:p>1,03</text:p>
          </table:table-cell>
          <table:table-cell table:style-name="ce12" table:formula="of:=[$results_2_raw.C35]/[$results_2_raw.$M35]" office:value-type="float" office:value="1.01724647861289" calcext:value-type="float">
            <text:p>1,02</text:p>
          </table:table-cell>
          <table:table-cell table:style-name="ce12" table:formula="of:=[$results_2_raw.D35]/[$results_2_raw.$M35]" office:value-type="float" office:value="1.04158194387963" calcext:value-type="float">
            <text:p>1,04</text:p>
          </table:table-cell>
          <table:table-cell table:style-name="ce12" table:formula="of:=[$results_2_raw.E35]/[$results_2_raw.$M35]" office:value-type="float" office:value="1" calcext:value-type="float">
            <text:p>1,00</text:p>
          </table:table-cell>
          <table:table-cell table:style-name="ce12" table:formula="of:=[$results_2_raw.F35]/[$results_2_raw.$M35]" office:value-type="float" office:value="1.25367850937188" calcext:value-type="float">
            <text:p>1,25</text:p>
          </table:table-cell>
          <table:table-cell table:style-name="ce12" table:formula="of:=[$results_2_raw.G35]/[$results_2_raw.$M35]" office:value-type="float" office:value="1.19065399829938" calcext:value-type="float">
            <text:p>1,19</text:p>
          </table:table-cell>
          <table:table-cell table:style-name="ce12" table:formula="of:=[$results_2_raw.H35]/[$results_2_raw.$M35]" office:value-type="float" office:value="1.54008466117047" calcext:value-type="float">
            <text:p>1,54</text:p>
          </table:table-cell>
          <table:table-cell table:style-name="ce12" table:formula="of:=[$results_2_raw.I35]/[$results_2_raw.$M35]" office:value-type="float" office:value="1.39307368109727" calcext:value-type="float">
            <text:p>1,39</text:p>
          </table:table-cell>
          <table:table-cell table:style-name="ce12" table:formula="of:=[$results_2_raw.J35]/[$results_2_raw.$M35]" office:value-type="float" office:value="1.25954748789234" calcext:value-type="float">
            <text:p>1,26</text:p>
          </table:table-cell>
          <table:table-cell table:style-name="ce12" table:formula="of:=[$results_2_raw.K35]/[$results_2_raw.$M35]" office:value-type="float" office:value="1.19373174609043" calcext:value-type="float">
            <text:p>1,19</text:p>
          </table:table-cell>
          <table:table-cell table:formula="of:=MEDIAN([.B38:.K38])" office:value-type="float" office:value="1.19219287219491" calcext:value-type="float">
            <text:p>1,19</text:p>
          </table:table-cell>
          <table:table-cell table:formula="of:=MIN([.B38:.K38])" office:value-type="float" office:value="1" calcext:value-type="float">
            <text:p>1,00</text:p>
          </table:table-cell>
          <table:table-cell table:formula="of:=MAX([.B38:.K38])" office:value-type="float" office:value="1.54008466117047" calcext:value-type="float">
            <text:p>1,54</text:p>
          </table:table-cell>
          <table:table-cell table:style-name="ce2" table:formula="of:=[.N38]/[.M38]" office:value-type="float" office:value="1.54008466117047" calcext:value-type="float">
            <text:p>1,54</text:p>
          </table:table-cell>
          <table:table-cell/>
          <table:table-cell table:formula="of:=[.K38]/[.F38]" office:value-type="float" office:value="0.95218330470426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" table:formula="of:=[$results_2_raw.B36]/[$results_2_raw.$M36]" office:value-type="float" office:value="1.21901937697149" calcext:value-type="float">
            <text:p>1,22</text:p>
          </table:table-cell>
          <table:table-cell table:style-name="ce12" table:formula="of:=[$results_2_raw.C36]/[$results_2_raw.$M36]" office:value-type="float" office:value="1.22611312197462" calcext:value-type="float">
            <text:p>1,23</text:p>
          </table:table-cell>
          <table:table-cell table:style-name="ce12" table:formula="of:=[$results_2_raw.D36]/[$results_2_raw.$M36]" office:value-type="float" office:value="1.09752445743026" calcext:value-type="float">
            <text:p>1,10</text:p>
          </table:table-cell>
          <table:table-cell table:style-name="ce12" table:formula="of:=[$results_2_raw.E36]/[$results_2_raw.$M36]" office:value-type="float" office:value="1" calcext:value-type="float">
            <text:p>1,00</text:p>
          </table:table-cell>
          <table:table-cell table:style-name="ce12" table:formula="of:=[$results_2_raw.F36]/[$results_2_raw.$M36]" office:value-type="float" office:value="1.37274141264373" calcext:value-type="float">
            <text:p>1,37</text:p>
          </table:table-cell>
          <table:table-cell table:style-name="ce12" table:formula="of:=[$results_2_raw.G36]/[$results_2_raw.$M36]" office:value-type="float" office:value="1.18818775166078" calcext:value-type="float">
            <text:p>1,19</text:p>
          </table:table-cell>
          <table:table-cell table:style-name="ce12" table:formula="of:=[$results_2_raw.H36]/[$results_2_raw.$M36]" office:value-type="float" office:value="1.80713153954618" calcext:value-type="float">
            <text:p>1,81</text:p>
          </table:table-cell>
          <table:table-cell table:style-name="ce12" table:formula="of:=[$results_2_raw.I36]/[$results_2_raw.$M36]" office:value-type="float" office:value="1.83818847847892" calcext:value-type="float">
            <text:p>1,84</text:p>
          </table:table-cell>
          <table:table-cell table:style-name="ce12" table:formula="of:=[$results_2_raw.J36]/[$results_2_raw.$M36]" office:value-type="float" office:value="1.40452516971203" calcext:value-type="float">
            <text:p>1,40</text:p>
          </table:table-cell>
          <table:table-cell table:style-name="ce12" table:formula="of:=[$results_2_raw.K36]/[$results_2_raw.$M36]" office:value-type="float" office:value="1.16956667102758" calcext:value-type="float">
            <text:p>1,17</text:p>
          </table:table-cell>
          <table:table-cell table:formula="of:=MEDIAN([.B39:.K39])" office:value-type="float" office:value="1.22256624947306" calcext:value-type="float">
            <text:p>1,22</text:p>
          </table:table-cell>
          <table:table-cell table:formula="of:=MIN([.B39:.K39])" office:value-type="float" office:value="1" calcext:value-type="float">
            <text:p>1,00</text:p>
          </table:table-cell>
          <table:table-cell table:formula="of:=MAX([.B39:.K39])" office:value-type="float" office:value="1.83818847847892" calcext:value-type="float">
            <text:p>1,84</text:p>
          </table:table-cell>
          <table:table-cell table:style-name="ce2" table:formula="of:=[.N39]/[.M39]" office:value-type="float" office:value="1.83818847847892" calcext:value-type="float">
            <text:p>1,84</text:p>
          </table:table-cell>
          <table:table-cell/>
          <table:table-cell table:formula="of:=[.K39]/[.F39]" office:value-type="float" office:value="0.85199343463758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2" table:formula="of:=[$results_2_raw.B37]/[$results_2_raw.$M37]" office:value-type="float" office:value="1.14493475813447" calcext:value-type="float">
            <text:p>1,14</text:p>
          </table:table-cell>
          <table:table-cell table:style-name="ce12" table:formula="of:=[$results_2_raw.C37]/[$results_2_raw.$M37]" office:value-type="float" office:value="1" calcext:value-type="float">
            <text:p>1,00</text:p>
          </table:table-cell>
          <table:table-cell table:style-name="ce12" table:formula="of:=[$results_2_raw.D37]/[$results_2_raw.$M37]" office:value-type="float" office:value="1.09905320857095" calcext:value-type="float">
            <text:p>1,10</text:p>
          </table:table-cell>
          <table:table-cell table:style-name="ce12" table:formula="of:=[$results_2_raw.E37]/[$results_2_raw.$M37]" office:value-type="float" office:value="1.02896972605184" calcext:value-type="float">
            <text:p>1,03</text:p>
          </table:table-cell>
          <table:table-cell table:style-name="ce12" table:formula="of:=[$results_2_raw.F37]/[$results_2_raw.$M37]" office:value-type="float" office:value="1.18860774289599" calcext:value-type="float">
            <text:p>1,19</text:p>
          </table:table-cell>
          <table:table-cell table:style-name="ce12" table:formula="of:=[$results_2_raw.G37]/[$results_2_raw.$M37]" office:value-type="float" office:value="1.02155657678608" calcext:value-type="float">
            <text:p>1,02</text:p>
          </table:table-cell>
          <table:table-cell table:style-name="ce12" table:formula="of:=[$results_2_raw.H37]/[$results_2_raw.$M37]" office:value-type="float" office:value="1.26037687097429" calcext:value-type="float">
            <text:p>1,26</text:p>
          </table:table-cell>
          <table:table-cell table:style-name="ce12" table:formula="of:=[$results_2_raw.I37]/[$results_2_raw.$M37]" office:value-type="float" office:value="1.14474404641062" calcext:value-type="float">
            <text:p>1,14</text:p>
          </table:table-cell>
          <table:table-cell table:style-name="ce12" table:formula="of:=[$results_2_raw.J37]/[$results_2_raw.$M37]" office:value-type="float" office:value="1.17830930980812" calcext:value-type="float">
            <text:p>1,18</text:p>
          </table:table-cell>
          <table:table-cell table:style-name="ce12" table:formula="of:=[$results_2_raw.K37]/[$results_2_raw.$M37]" office:value-type="float" office:value="1.04701966791552" calcext:value-type="float">
            <text:p>1,05</text:p>
          </table:table-cell>
          <table:table-cell table:formula="of:=MEDIAN([.B40:.K40])" office:value-type="float" office:value="1.12189862749079" calcext:value-type="float">
            <text:p>1,12</text:p>
          </table:table-cell>
          <table:table-cell table:formula="of:=MIN([.B40:.K40])" office:value-type="float" office:value="1" calcext:value-type="float">
            <text:p>1,00</text:p>
          </table:table-cell>
          <table:table-cell table:formula="of:=MAX([.B40:.K40])" office:value-type="float" office:value="1.26037687097429" calcext:value-type="float">
            <text:p>1,26</text:p>
          </table:table-cell>
          <table:table-cell table:style-name="ce2" table:formula="of:=[.N40]/[.M40]" office:value-type="float" office:value="1.26037687097429" calcext:value-type="float">
            <text:p>1,26</text:p>
          </table:table-cell>
          <table:table-cell/>
          <table:table-cell table:formula="of:=[.K40]/[.F40]" office:value-type="float" office:value="0.880879057177017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" table:formula="of:=[$results_2_raw.B38]/[$results_2_raw.$M38]" office:value-type="float" office:value="1.014405360134" calcext:value-type="float">
            <text:p>1,01</text:p>
          </table:table-cell>
          <table:table-cell table:style-name="ce12" table:formula="of:=[$results_2_raw.C38]/[$results_2_raw.$M38]" office:value-type="float" office:value="1.01070215944588" calcext:value-type="float">
            <text:p>1,01</text:p>
          </table:table-cell>
          <table:table-cell table:style-name="ce12" table:formula="of:=[$results_2_raw.D38]/[$results_2_raw.$M38]" office:value-type="float" office:value="1.0111277106252" calcext:value-type="float">
            <text:p>1,01</text:p>
          </table:table-cell>
          <table:table-cell table:style-name="ce12" table:formula="of:=[$results_2_raw.E38]/[$results_2_raw.$M38]" office:value-type="float" office:value="1" calcext:value-type="float">
            <text:p>1,00</text:p>
          </table:table-cell>
          <table:table-cell table:style-name="ce12" table:formula="of:=[$results_2_raw.F38]/[$results_2_raw.$M38]" office:value-type="float" office:value="1.24637602426547" calcext:value-type="float">
            <text:p>1,25</text:p>
          </table:table-cell>
          <table:table-cell table:style-name="ce12" table:formula="of:=[$results_2_raw.G38]/[$results_2_raw.$M38]" office:value-type="float" office:value="1.19724749875504" calcext:value-type="float">
            <text:p>1,20</text:p>
          </table:table-cell>
          <table:table-cell table:style-name="ce12" table:formula="of:=[$results_2_raw.H38]/[$results_2_raw.$M38]" office:value-type="float" office:value="1.59807143827244" calcext:value-type="float">
            <text:p>1,60</text:p>
          </table:table-cell>
          <table:table-cell table:style-name="ce12" table:formula="of:=[$results_2_raw.I38]/[$results_2_raw.$M38]" office:value-type="float" office:value="1.47333061704921" calcext:value-type="float">
            <text:p>1,47</text:p>
          </table:table-cell>
          <table:table-cell table:style-name="ce12" table:formula="of:=[$results_2_raw.J38]/[$results_2_raw.$M38]" office:value-type="float" office:value="1.27858209968763" calcext:value-type="float">
            <text:p>1,28</text:p>
          </table:table-cell>
          <table:table-cell table:style-name="ce12" table:formula="of:=[$results_2_raw.K38]/[$results_2_raw.$M38]" office:value-type="float" office:value="1.17280999592557" calcext:value-type="float">
            <text:p>1,17</text:p>
          </table:table-cell>
          <table:table-cell table:formula="of:=MEDIAN([.B41:.K41])" office:value-type="float" office:value="1.18502874734031" calcext:value-type="float">
            <text:p>1,19</text:p>
          </table:table-cell>
          <table:table-cell table:formula="of:=MIN([.B41:.K41])" office:value-type="float" office:value="1" calcext:value-type="float">
            <text:p>1,00</text:p>
          </table:table-cell>
          <table:table-cell table:formula="of:=MAX([.B41:.K41])" office:value-type="float" office:value="1.59807143827244" calcext:value-type="float">
            <text:p>1,60</text:p>
          </table:table-cell>
          <table:table-cell table:style-name="ce2" table:formula="of:=[.N41]/[.M41]" office:value-type="float" office:value="1.59807143827244" calcext:value-type="float">
            <text:p>1,60</text:p>
          </table:table-cell>
          <table:table-cell/>
          <table:table-cell table:formula="of:=[.K41]/[.F41]" office:value-type="float" office:value="0.940976056256175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table:formula="of:=[$results_2_raw.B39]/[$results_2_raw.$M39]" office:value-type="float" office:value="1.05922641434736" calcext:value-type="float">
            <text:p>1,06</text:p>
          </table:table-cell>
          <table:table-cell table:style-name="ce12" table:formula="of:=[$results_2_raw.C39]/[$results_2_raw.$M39]" office:value-type="float" office:value="1" calcext:value-type="float">
            <text:p>1,00</text:p>
          </table:table-cell>
          <table:table-cell table:style-name="ce12" table:formula="of:=[$results_2_raw.D39]/[$results_2_raw.$M39]" office:value-type="float" office:value="1.02303469390448" calcext:value-type="float">
            <text:p>1,02</text:p>
          </table:table-cell>
          <table:table-cell table:style-name="ce12" table:formula="of:=[$results_2_raw.E39]/[$results_2_raw.$M39]" office:value-type="float" office:value="1.02884120511501" calcext:value-type="float">
            <text:p>1,03</text:p>
          </table:table-cell>
          <table:table-cell table:style-name="ce12" table:formula="of:=[$results_2_raw.F39]/[$results_2_raw.$M39]" office:value-type="float" office:value="1.26553571664225" calcext:value-type="float">
            <text:p>1,27</text:p>
          </table:table-cell>
          <table:table-cell table:style-name="ce12" table:formula="of:=[$results_2_raw.G39]/[$results_2_raw.$M39]" office:value-type="float" office:value="1.0557952940866" calcext:value-type="float">
            <text:p>1,06</text:p>
          </table:table-cell>
          <table:table-cell table:style-name="ce12" table:formula="of:=[$results_2_raw.H39]/[$results_2_raw.$M39]" office:value-type="float" office:value="1.34372566873854" calcext:value-type="float">
            <text:p>1,34</text:p>
          </table:table-cell>
          <table:table-cell table:style-name="ce12" table:formula="of:=[$results_2_raw.I39]/[$results_2_raw.$M39]" office:value-type="float" office:value="1.3720785990472" calcext:value-type="float">
            <text:p>1,37</text:p>
          </table:table-cell>
          <table:table-cell table:style-name="ce12" table:formula="of:=[$results_2_raw.J39]/[$results_2_raw.$M39]" office:value-type="float" office:value="1.22681024585296" calcext:value-type="float">
            <text:p>1,23</text:p>
          </table:table-cell>
          <table:table-cell table:style-name="ce12" table:formula="of:=[$results_2_raw.K39]/[$results_2_raw.$M39]" office:value-type="float" office:value="1.06562017498713" calcext:value-type="float">
            <text:p>1,07</text:p>
          </table:table-cell>
          <table:table-cell table:formula="of:=MEDIAN([.B42:.K42])" office:value-type="float" office:value="1.06242329466725" calcext:value-type="float">
            <text:p>1,06</text:p>
          </table:table-cell>
          <table:table-cell table:formula="of:=MIN([.B42:.K42])" office:value-type="float" office:value="1" calcext:value-type="float">
            <text:p>1,00</text:p>
          </table:table-cell>
          <table:table-cell table:formula="of:=MAX([.B42:.K42])" office:value-type="float" office:value="1.3720785990472" calcext:value-type="float">
            <text:p>1,37</text:p>
          </table:table-cell>
          <table:table-cell table:style-name="ce2" table:formula="of:=[.N42]/[.M42]" office:value-type="float" office:value="1.3720785990472" calcext:value-type="float">
            <text:p>1,37</text:p>
          </table:table-cell>
          <table:table-cell/>
          <table:table-cell table:formula="of:=[.K42]/[.F42]" office:value-type="float" office:value="0.842030897250739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" table:formula="of:=[$results_2_raw.B40]/[$results_2_raw.$M40]" office:value-type="float" office:value="1.52597189268115" calcext:value-type="float">
            <text:p>1,53</text:p>
          </table:table-cell>
          <table:table-cell table:style-name="ce12" table:formula="of:=[$results_2_raw.C40]/[$results_2_raw.$M40]" office:value-type="float" office:value="1.04682423799963" calcext:value-type="float">
            <text:p>1,05</text:p>
          </table:table-cell>
          <table:table-cell table:style-name="ce12" table:formula="of:=[$results_2_raw.D40]/[$results_2_raw.$M40]" office:value-type="float" office:value="1" calcext:value-type="float">
            <text:p>1,00</text:p>
          </table:table-cell>
          <table:table-cell table:style-name="ce12" table:formula="of:=[$results_2_raw.E40]/[$results_2_raw.$M40]" office:value-type="float" office:value="1.14441503924074" calcext:value-type="float">
            <text:p>1,14</text:p>
          </table:table-cell>
          <table:table-cell table:style-name="ce12" table:formula="of:=[$results_2_raw.F40]/[$results_2_raw.$M40]" office:value-type="float" office:value="1.22460302974995" calcext:value-type="float">
            <text:p>1,22</text:p>
          </table:table-cell>
          <table:table-cell table:style-name="ce12" table:formula="of:=[$results_2_raw.G40]/[$results_2_raw.$M40]" office:value-type="float" office:value="1.1758806351524" calcext:value-type="float">
            <text:p>1,18</text:p>
          </table:table-cell>
          <table:table-cell table:style-name="ce12" table:formula="of:=[$results_2_raw.H40]/[$results_2_raw.$M40]" office:value-type="float" office:value="1.5224676035773" calcext:value-type="float">
            <text:p>1,52</text:p>
          </table:table-cell>
          <table:table-cell table:style-name="ce12" table:formula="of:=[$results_2_raw.I40]/[$results_2_raw.$M40]" office:value-type="float" office:value="1.52380908924986" calcext:value-type="float">
            <text:p>1,52</text:p>
          </table:table-cell>
          <table:table-cell table:style-name="ce12" table:formula="of:=[$results_2_raw.J40]/[$results_2_raw.$M40]" office:value-type="float" office:value="1.1987406461033" calcext:value-type="float">
            <text:p>1,20</text:p>
          </table:table-cell>
          <table:table-cell table:style-name="ce12" table:formula="of:=[$results_2_raw.K40]/[$results_2_raw.$M40]" office:value-type="float" office:value="1.17212082496806" calcext:value-type="float">
            <text:p>1,17</text:p>
          </table:table-cell>
          <table:table-cell table:formula="of:=MEDIAN([.B43:.K43])" office:value-type="float" office:value="1.18731064062785" calcext:value-type="float">
            <text:p>1,19</text:p>
          </table:table-cell>
          <table:table-cell table:formula="of:=MIN([.B43:.K43])" office:value-type="float" office:value="1" calcext:value-type="float">
            <text:p>1,00</text:p>
          </table:table-cell>
          <table:table-cell table:formula="of:=MAX([.B43:.K43])" office:value-type="float" office:value="1.52597189268115" calcext:value-type="float">
            <text:p>1,53</text:p>
          </table:table-cell>
          <table:table-cell table:style-name="ce2" table:formula="of:=[.N43]/[.M43]" office:value-type="float" office:value="1.52597189268115" calcext:value-type="float">
            <text:p>1,53</text:p>
          </table:table-cell>
          <table:table-cell/>
          <table:table-cell table:formula="of:=[.K43]/[.F43]" office:value-type="float" office:value="0.957143495886491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" table:formula="of:=[$results_2_raw.B41]/[$results_2_raw.$M41]" office:value-type="float" office:value="1.0545271164716" calcext:value-type="float">
            <text:p>1,05</text:p>
          </table:table-cell>
          <table:table-cell table:style-name="ce12" table:formula="of:=[$results_2_raw.C41]/[$results_2_raw.$M41]" office:value-type="float" office:value="1" calcext:value-type="float">
            <text:p>1,00</text:p>
          </table:table-cell>
          <table:table-cell table:style-name="ce12" table:formula="of:=[$results_2_raw.D41]/[$results_2_raw.$M41]" office:value-type="float" office:value="1.04111421627339" calcext:value-type="float">
            <text:p>1,04</text:p>
          </table:table-cell>
          <table:table-cell table:style-name="ce12" table:formula="of:=[$results_2_raw.E41]/[$results_2_raw.$M41]" office:value-type="float" office:value="1.08381836901935" calcext:value-type="float">
            <text:p>1,08</text:p>
          </table:table-cell>
          <table:table-cell table:style-name="ce12" table:formula="of:=[$results_2_raw.F41]/[$results_2_raw.$M41]" office:value-type="float" office:value="1.31466733906271" calcext:value-type="float">
            <text:p>1,31</text:p>
          </table:table-cell>
          <table:table-cell table:style-name="ce12" table:formula="of:=[$results_2_raw.G41]/[$results_2_raw.$M41]" office:value-type="float" office:value="1.1134598278386" calcext:value-type="float">
            <text:p>1,11</text:p>
          </table:table-cell>
          <table:table-cell table:style-name="ce12" table:formula="of:=[$results_2_raw.H41]/[$results_2_raw.$M41]" office:value-type="float" office:value="1.54831095515258" calcext:value-type="float">
            <text:p>1,55</text:p>
          </table:table-cell>
          <table:table-cell table:style-name="ce12" table:formula="of:=[$results_2_raw.I41]/[$results_2_raw.$M41]" office:value-type="float" office:value="1.49227795171356" calcext:value-type="float">
            <text:p>1,49</text:p>
          </table:table-cell>
          <table:table-cell table:style-name="ce12" table:formula="of:=[$results_2_raw.J41]/[$results_2_raw.$M41]" office:value-type="float" office:value="1.34849726488902" calcext:value-type="float">
            <text:p>1,35</text:p>
          </table:table-cell>
          <table:table-cell table:style-name="ce12" table:formula="of:=[$results_2_raw.K41]/[$results_2_raw.$M41]" office:value-type="float" office:value="1.13853459687756" calcext:value-type="float">
            <text:p>1,14</text:p>
          </table:table-cell>
          <table:table-cell table:formula="of:=MEDIAN([.B44:.K44])" office:value-type="float" office:value="1.12599721235808" calcext:value-type="float">
            <text:p>1,13</text:p>
          </table:table-cell>
          <table:table-cell table:formula="of:=MIN([.B44:.K44])" office:value-type="float" office:value="1" calcext:value-type="float">
            <text:p>1,00</text:p>
          </table:table-cell>
          <table:table-cell table:formula="of:=MAX([.B44:.K44])" office:value-type="float" office:value="1.54831095515258" calcext:value-type="float">
            <text:p>1,55</text:p>
          </table:table-cell>
          <table:table-cell table:style-name="ce2" table:formula="of:=[.N44]/[.M44]" office:value-type="float" office:value="1.54831095515258" calcext:value-type="float">
            <text:p>1,55</text:p>
          </table:table-cell>
          <table:table-cell/>
          <table:table-cell table:formula="of:=[.K44]/[.F44]" office:value-type="float" office:value="0.866024858949701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" table:formula="of:=[$results_2_raw.B42]/[$results_2_raw.$M42]" office:value-type="float" office:value="1" calcext:value-type="float">
            <text:p>1,00</text:p>
          </table:table-cell>
          <table:table-cell table:style-name="ce12" table:formula="of:=[$results_2_raw.C42]/[$results_2_raw.$M42]" office:value-type="float" office:value="1.10307895363178" calcext:value-type="float">
            <text:p>1,10</text:p>
          </table:table-cell>
          <table:table-cell table:style-name="ce12" table:formula="of:=[$results_2_raw.D42]/[$results_2_raw.$M42]" office:value-type="float" office:value="1.07166915492856" calcext:value-type="float">
            <text:p>1,07</text:p>
          </table:table-cell>
          <table:table-cell table:style-name="ce12" table:formula="of:=[$results_2_raw.E42]/[$results_2_raw.$M42]" office:value-type="float" office:value="1.11270744531233" calcext:value-type="float">
            <text:p>1,11</text:p>
          </table:table-cell>
          <table:table-cell table:style-name="ce12" table:formula="of:=[$results_2_raw.F42]/[$results_2_raw.$M42]" office:value-type="float" office:value="1.35854772053573" calcext:value-type="float">
            <text:p>1,36</text:p>
          </table:table-cell>
          <table:table-cell table:style-name="ce12" table:formula="of:=[$results_2_raw.G42]/[$results_2_raw.$M42]" office:value-type="float" office:value="1.16480227333377" calcext:value-type="float">
            <text:p>1,16</text:p>
          </table:table-cell>
          <table:table-cell table:style-name="ce12" table:formula="of:=[$results_2_raw.H42]/[$results_2_raw.$M42]" office:value-type="float" office:value="1.53889982762476" calcext:value-type="float">
            <text:p>1,54</text:p>
          </table:table-cell>
          <table:table-cell table:style-name="ce12" table:formula="of:=[$results_2_raw.I42]/[$results_2_raw.$M42]" office:value-type="float" office:value="1.58606140597616" calcext:value-type="float">
            <text:p>1,59</text:p>
          </table:table-cell>
          <table:table-cell table:style-name="ce12" table:formula="of:=[$results_2_raw.J42]/[$results_2_raw.$M42]" office:value-type="float" office:value="1.39959322327282" calcext:value-type="float">
            <text:p>1,40</text:p>
          </table:table-cell>
          <table:table-cell table:style-name="ce12" table:formula="of:=[$results_2_raw.K42]/[$results_2_raw.$M42]" office:value-type="float" office:value="1.18943245991735" calcext:value-type="float">
            <text:p>1,19</text:p>
          </table:table-cell>
          <table:table-cell table:formula="of:=MEDIAN([.B45:.K45])" office:value-type="float" office:value="1.17711736662556" calcext:value-type="float">
            <text:p>1,18</text:p>
          </table:table-cell>
          <table:table-cell table:formula="of:=MIN([.B45:.K45])" office:value-type="float" office:value="1" calcext:value-type="float">
            <text:p>1,00</text:p>
          </table:table-cell>
          <table:table-cell table:formula="of:=MAX([.B45:.K45])" office:value-type="float" office:value="1.58606140597616" calcext:value-type="float">
            <text:p>1,59</text:p>
          </table:table-cell>
          <table:table-cell table:style-name="ce2" table:formula="of:=[.N45]/[.M45]" office:value-type="float" office:value="1.58606140597616" calcext:value-type="float">
            <text:p>1,59</text:p>
          </table:table-cell>
          <table:table-cell/>
          <table:table-cell table:formula="of:=[.K45]/[.F45]" office:value-type="float" office:value="0.875517614830859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2" table:formula="of:=[$results_2_raw.B43]/[$results_2_raw.$M43]" office:value-type="float" office:value="1" calcext:value-type="float">
            <text:p>1,00</text:p>
          </table:table-cell>
          <table:table-cell table:style-name="ce12" table:formula="of:=[$results_2_raw.C43]/[$results_2_raw.$M43]" office:value-type="float" office:value="1.48154463867168" calcext:value-type="float">
            <text:p>1,48</text:p>
          </table:table-cell>
          <table:table-cell table:style-name="ce12" table:formula="of:=[$results_2_raw.D43]/[$results_2_raw.$M43]" office:value-type="float" office:value="1.03969618120427" calcext:value-type="float">
            <text:p>1,04</text:p>
          </table:table-cell>
          <table:table-cell table:style-name="ce12" table:formula="of:=[$results_2_raw.E43]/[$results_2_raw.$M43]" office:value-type="float" office:value="1.04041632414585" calcext:value-type="float">
            <text:p>1,04</text:p>
          </table:table-cell>
          <table:table-cell table:style-name="ce12" table:formula="of:=[$results_2_raw.F43]/[$results_2_raw.$M43]" office:value-type="float" office:value="1.27961927537315" calcext:value-type="float">
            <text:p>1,28</text:p>
          </table:table-cell>
          <table:table-cell table:style-name="ce12" table:formula="of:=[$results_2_raw.G43]/[$results_2_raw.$M43]" office:value-type="float" office:value="1.09634289674101" calcext:value-type="float">
            <text:p>1,10</text:p>
          </table:table-cell>
          <table:table-cell table:style-name="ce12" table:formula="of:=[$results_2_raw.H43]/[$results_2_raw.$M43]" office:value-type="float" office:value="1.48358957287371" calcext:value-type="float">
            <text:p>1,48</text:p>
          </table:table-cell>
          <table:table-cell table:style-name="ce12" table:formula="of:=[$results_2_raw.I43]/[$results_2_raw.$M43]" office:value-type="float" office:value="1.3742161651709" calcext:value-type="float">
            <text:p>1,37</text:p>
          </table:table-cell>
          <table:table-cell table:style-name="ce12" table:formula="of:=[$results_2_raw.J43]/[$results_2_raw.$M43]" office:value-type="float" office:value="1.30246003546364" calcext:value-type="float">
            <text:p>1,30</text:p>
          </table:table-cell>
          <table:table-cell table:style-name="ce12" table:formula="of:=[$results_2_raw.K43]/[$results_2_raw.$M43]" office:value-type="float" office:value="1.09476673483114" calcext:value-type="float">
            <text:p>1,09</text:p>
          </table:table-cell>
          <table:table-cell table:formula="of:=MEDIAN([.B46:.K46])" office:value-type="float" office:value="1.18798108605708" calcext:value-type="float">
            <text:p>1,19</text:p>
          </table:table-cell>
          <table:table-cell table:formula="of:=MIN([.B46:.K46])" office:value-type="float" office:value="1" calcext:value-type="float">
            <text:p>1,00</text:p>
          </table:table-cell>
          <table:table-cell table:formula="of:=MAX([.B46:.K46])" office:value-type="float" office:value="1.48358957287371" calcext:value-type="float">
            <text:p>1,48</text:p>
          </table:table-cell>
          <table:table-cell table:style-name="ce2" table:formula="of:=[.N46]/[.M46]" office:value-type="float" office:value="1.48358957287371" calcext:value-type="float">
            <text:p>1,48</text:p>
          </table:table-cell>
          <table:table-cell/>
          <table:table-cell table:formula="of:=[.K46]/[.F46]" office:value-type="float" office:value="0.855540984650997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" table:formula="of:=[$results_2_raw.B44]/[$results_2_raw.$M44]" office:value-type="float" office:value="1" calcext:value-type="float">
            <text:p>1,00</text:p>
          </table:table-cell>
          <table:table-cell table:style-name="ce12" table:formula="of:=[$results_2_raw.C44]/[$results_2_raw.$M44]" office:value-type="float" office:value="1.10293687119324" calcext:value-type="float">
            <text:p>1,10</text:p>
          </table:table-cell>
          <table:table-cell table:style-name="ce12" table:formula="of:=[$results_2_raw.D44]/[$results_2_raw.$M44]" office:value-type="float" office:value="1.05600262768928" calcext:value-type="float">
            <text:p>1,06</text:p>
          </table:table-cell>
          <table:table-cell table:style-name="ce12" table:formula="of:=[$results_2_raw.E44]/[$results_2_raw.$M44]" office:value-type="float" office:value="1.10558598184895" calcext:value-type="float">
            <text:p>1,11</text:p>
          </table:table-cell>
          <table:table-cell table:style-name="ce12" table:formula="of:=[$results_2_raw.F44]/[$results_2_raw.$M44]" office:value-type="float" office:value="1.34205659528587" calcext:value-type="float">
            <text:p>1,34</text:p>
          </table:table-cell>
          <table:table-cell table:style-name="ce12" table:formula="of:=[$results_2_raw.G44]/[$results_2_raw.$M44]" office:value-type="float" office:value="1.1642591415739" calcext:value-type="float">
            <text:p>1,16</text:p>
          </table:table-cell>
          <table:table-cell table:style-name="ce12" table:formula="of:=[$results_2_raw.H44]/[$results_2_raw.$M44]" office:value-type="float" office:value="1.5346919248538" calcext:value-type="float">
            <text:p>1,53</text:p>
          </table:table-cell>
          <table:table-cell table:style-name="ce12" table:formula="of:=[$results_2_raw.I44]/[$results_2_raw.$M44]" office:value-type="float" office:value="1.47681849664755" calcext:value-type="float">
            <text:p>1,48</text:p>
          </table:table-cell>
          <table:table-cell table:style-name="ce12" table:formula="of:=[$results_2_raw.J44]/[$results_2_raw.$M44]" office:value-type="float" office:value="1.37675923082965" calcext:value-type="float">
            <text:p>1,38</text:p>
          </table:table-cell>
          <table:table-cell table:style-name="ce12" table:formula="of:=[$results_2_raw.K44]/[$results_2_raw.$M44]" office:value-type="float" office:value="1.16550872207188" calcext:value-type="float">
            <text:p>1,17</text:p>
          </table:table-cell>
          <table:table-cell table:formula="of:=MEDIAN([.B47:.K47])" office:value-type="float" office:value="1.16488393182289" calcext:value-type="float">
            <text:p>1,16</text:p>
          </table:table-cell>
          <table:table-cell table:formula="of:=MIN([.B47:.K47])" office:value-type="float" office:value="1" calcext:value-type="float">
            <text:p>1,00</text:p>
          </table:table-cell>
          <table:table-cell table:formula="of:=MAX([.B47:.K47])" office:value-type="float" office:value="1.5346919248538" calcext:value-type="float">
            <text:p>1,53</text:p>
          </table:table-cell>
          <table:table-cell table:style-name="ce2" table:formula="of:=[.N47]/[.M47]" office:value-type="float" office:value="1.5346919248538" calcext:value-type="float">
            <text:p>1,53</text:p>
          </table:table-cell>
          <table:table-cell/>
          <table:table-cell table:formula="of:=[.K47]/[.F47]" office:value-type="float" office:value="0.868449755521386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2" table:formula="of:=[$results_2_raw.B45]/[$results_2_raw.$M45]" office:value-type="float" office:value="1.02691723742366" calcext:value-type="float">
            <text:p>1,03</text:p>
          </table:table-cell>
          <table:table-cell table:style-name="ce12" table:formula="of:=[$results_2_raw.C45]/[$results_2_raw.$M45]" office:value-type="float" office:value="1.06873376294747" calcext:value-type="float">
            <text:p>1,07</text:p>
          </table:table-cell>
          <table:table-cell table:style-name="ce12" table:formula="of:=[$results_2_raw.D45]/[$results_2_raw.$M45]" office:value-type="float" office:value="1" calcext:value-type="float">
            <text:p>1,00</text:p>
          </table:table-cell>
          <table:table-cell table:style-name="ce12" table:formula="of:=[$results_2_raw.E45]/[$results_2_raw.$M45]" office:value-type="float" office:value="1.05000843483248" calcext:value-type="float">
            <text:p>1,05</text:p>
          </table:table-cell>
          <table:table-cell table:style-name="ce12" table:formula="of:=[$results_2_raw.F45]/[$results_2_raw.$M45]" office:value-type="float" office:value="1.29119740881946" calcext:value-type="float">
            <text:p>1,29</text:p>
          </table:table-cell>
          <table:table-cell table:style-name="ce12" table:formula="of:=[$results_2_raw.G45]/[$results_2_raw.$M45]" office:value-type="float" office:value="1.08144674246769" calcext:value-type="float">
            <text:p>1,08</text:p>
          </table:table-cell>
          <table:table-cell table:style-name="ce12" table:formula="of:=[$results_2_raw.H45]/[$results_2_raw.$M45]" office:value-type="float" office:value="1.4888221599919" calcext:value-type="float">
            <text:p>1,49</text:p>
          </table:table-cell>
          <table:table-cell table:style-name="ce12" table:formula="of:=[$results_2_raw.I45]/[$results_2_raw.$M45]" office:value-type="float" office:value="1.45156044400958" calcext:value-type="float">
            <text:p>1,45</text:p>
          </table:table-cell>
          <table:table-cell table:style-name="ce12" table:formula="of:=[$results_2_raw.J45]/[$results_2_raw.$M45]" office:value-type="float" office:value="1.29329599514154" calcext:value-type="float">
            <text:p>1,29</text:p>
          </table:table-cell>
          <table:table-cell table:style-name="ce12" table:formula="of:=[$results_2_raw.K45]/[$results_2_raw.$M45]" office:value-type="float" office:value="1.09595465434057" calcext:value-type="float">
            <text:p>1,10</text:p>
          </table:table-cell>
          <table:table-cell table:formula="of:=MEDIAN([.B48:.K48])" office:value-type="float" office:value="1.08870069840413" calcext:value-type="float">
            <text:p>1,09</text:p>
          </table:table-cell>
          <table:table-cell table:formula="of:=MIN([.B48:.K48])" office:value-type="float" office:value="1" calcext:value-type="float">
            <text:p>1,00</text:p>
          </table:table-cell>
          <table:table-cell table:formula="of:=MAX([.B48:.K48])" office:value-type="float" office:value="1.4888221599919" calcext:value-type="float">
            <text:p>1,49</text:p>
          </table:table-cell>
          <table:table-cell table:style-name="ce2" table:formula="of:=[.N48]/[.M48]" office:value-type="float" office:value="1.4888221599919" calcext:value-type="float">
            <text:p>1,49</text:p>
          </table:table-cell>
          <table:table-cell/>
          <table:table-cell table:formula="of:=[.K48]/[.F48]" office:value-type="float" office:value="0.84878938484131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2" table:formula="of:=[$results_2_raw.B46]/[$results_2_raw.$M46]" office:value-type="float" office:value="1.48071160200987" calcext:value-type="float">
            <text:p>1,48</text:p>
          </table:table-cell>
          <table:table-cell table:style-name="ce12" table:formula="of:=[$results_2_raw.C46]/[$results_2_raw.$M46]" office:value-type="float" office:value="1.04696030057489" calcext:value-type="float">
            <text:p>1,05</text:p>
          </table:table-cell>
          <table:table-cell table:style-name="ce12" table:formula="of:=[$results_2_raw.D46]/[$results_2_raw.$M46]" office:value-type="float" office:value="1" calcext:value-type="float">
            <text:p>1,00</text:p>
          </table:table-cell>
          <table:table-cell table:style-name="ce12" table:formula="of:=[$results_2_raw.E46]/[$results_2_raw.$M46]" office:value-type="float" office:value="1.16097958444615" calcext:value-type="float">
            <text:p>1,16</text:p>
          </table:table-cell>
          <table:table-cell table:style-name="ce12" table:formula="of:=[$results_2_raw.F46]/[$results_2_raw.$M46]" office:value-type="float" office:value="1.24593725951745" calcext:value-type="float">
            <text:p>1,25</text:p>
          </table:table-cell>
          <table:table-cell table:style-name="ce12" table:formula="of:=[$results_2_raw.G46]/[$results_2_raw.$M46]" office:value-type="float" office:value="1.15863473812865" calcext:value-type="float">
            <text:p>1,16</text:p>
          </table:table-cell>
          <table:table-cell table:style-name="ce12" table:formula="of:=[$results_2_raw.H46]/[$results_2_raw.$M46]" office:value-type="float" office:value="1.70030329093296" calcext:value-type="float">
            <text:p>1,70</text:p>
          </table:table-cell>
          <table:table-cell table:style-name="ce12" table:formula="of:=[$results_2_raw.I46]/[$results_2_raw.$M46]" office:value-type="float" office:value="1.70677651532298" calcext:value-type="float">
            <text:p>1,71</text:p>
          </table:table-cell>
          <table:table-cell table:style-name="ce12" table:formula="of:=[$results_2_raw.J46]/[$results_2_raw.$M46]" office:value-type="float" office:value="1.25996107011905" calcext:value-type="float">
            <text:p>1,26</text:p>
          </table:table-cell>
          <table:table-cell table:style-name="ce12" table:formula="of:=[$results_2_raw.K46]/[$results_2_raw.$M46]" office:value-type="float" office:value="1.20567651984971" calcext:value-type="float">
            <text:p>1,21</text:p>
          </table:table-cell>
          <table:table-cell table:formula="of:=MEDIAN([.B49:.K49])" office:value-type="float" office:value="1.22580688968358" calcext:value-type="float">
            <text:p>1,23</text:p>
          </table:table-cell>
          <table:table-cell table:formula="of:=MIN([.B49:.K49])" office:value-type="float" office:value="1" calcext:value-type="float">
            <text:p>1,00</text:p>
          </table:table-cell>
          <table:table-cell table:formula="of:=MAX([.B49:.K49])" office:value-type="float" office:value="1.70677651532298" calcext:value-type="float">
            <text:p>1,71</text:p>
          </table:table-cell>
          <table:table-cell table:style-name="ce2" table:formula="of:=[.N49]/[.M49]" office:value-type="float" office:value="1.70677651532298" calcext:value-type="float">
            <text:p>1,71</text:p>
          </table:table-cell>
          <table:table-cell/>
          <table:table-cell table:formula="of:=[.K49]/[.F49]" office:value-type="float" office:value="0.967686382793199" calcext:value-type="float">
            <text:p>0,9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2" table:formula="of:=[$results_2_raw.B47]/[$results_2_raw.$M47]" office:value-type="float" office:value="1.12380522264314" calcext:value-type="float">
            <text:p>1,12</text:p>
          </table:table-cell>
          <table:table-cell table:style-name="ce12" table:formula="of:=[$results_2_raw.C47]/[$results_2_raw.$M47]" office:value-type="float" office:value="1" calcext:value-type="float">
            <text:p>1,00</text:p>
          </table:table-cell>
          <table:table-cell table:style-name="ce12" table:formula="of:=[$results_2_raw.D47]/[$results_2_raw.$M47]" office:value-type="float" office:value="1.00213004030899" calcext:value-type="float">
            <text:p>1,00</text:p>
          </table:table-cell>
          <table:table-cell table:style-name="ce12" table:formula="of:=[$results_2_raw.E47]/[$results_2_raw.$M47]" office:value-type="float" office:value="1.04545209431495" calcext:value-type="float">
            <text:p>1,05</text:p>
          </table:table-cell>
          <table:table-cell table:style-name="ce12" table:formula="of:=[$results_2_raw.F47]/[$results_2_raw.$M47]" office:value-type="float" office:value="1.2903932485811" calcext:value-type="float">
            <text:p>1,29</text:p>
          </table:table-cell>
          <table:table-cell table:style-name="ce12" table:formula="of:=[$results_2_raw.G47]/[$results_2_raw.$M47]" office:value-type="float" office:value="1.08852474486701" calcext:value-type="float">
            <text:p>1,09</text:p>
          </table:table-cell>
          <table:table-cell table:style-name="ce12" table:formula="of:=[$results_2_raw.H47]/[$results_2_raw.$M47]" office:value-type="float" office:value="1.48130822222522" calcext:value-type="float">
            <text:p>1,48</text:p>
          </table:table-cell>
          <table:table-cell table:style-name="ce12" table:formula="of:=[$results_2_raw.I47]/[$results_2_raw.$M47]" office:value-type="float" office:value="1.65782520188199" calcext:value-type="float">
            <text:p>1,66</text:p>
          </table:table-cell>
          <table:table-cell table:style-name="ce12" table:formula="of:=[$results_2_raw.J47]/[$results_2_raw.$M47]" office:value-type="float" office:value="1.29594079027192" calcext:value-type="float">
            <text:p>1,30</text:p>
          </table:table-cell>
          <table:table-cell table:style-name="ce12" table:formula="of:=[$results_2_raw.K47]/[$results_2_raw.$M47]" office:value-type="float" office:value="1.0819054423878" calcext:value-type="float">
            <text:p>1,08</text:p>
          </table:table-cell>
          <table:table-cell table:formula="of:=MEDIAN([.B50:.K50])" office:value-type="float" office:value="1.10616498375507" calcext:value-type="float">
            <text:p>1,11</text:p>
          </table:table-cell>
          <table:table-cell table:formula="of:=MIN([.B50:.K50])" office:value-type="float" office:value="1" calcext:value-type="float">
            <text:p>1,00</text:p>
          </table:table-cell>
          <table:table-cell table:formula="of:=MAX([.B50:.K50])" office:value-type="float" office:value="1.65782520188199" calcext:value-type="float">
            <text:p>1,66</text:p>
          </table:table-cell>
          <table:table-cell table:style-name="ce2" table:formula="of:=[.N50]/[.M50]" office:value-type="float" office:value="1.65782520188199" calcext:value-type="float">
            <text:p>1,66</text:p>
          </table:table-cell>
          <table:table-cell/>
          <table:table-cell table:formula="of:=[.K50]/[.F50]" office:value-type="float" office:value="0.838430798965706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2" table:formula="of:=[$results_2_raw.B48]/[$results_2_raw.$M48]" office:value-type="float" office:value="1.07483074876929" calcext:value-type="float">
            <text:p>1,07</text:p>
          </table:table-cell>
          <table:table-cell table:style-name="ce12" table:formula="of:=[$results_2_raw.C48]/[$results_2_raw.$M48]" office:value-type="float" office:value="1.12706080113789" calcext:value-type="float">
            <text:p>1,13</text:p>
          </table:table-cell>
          <table:table-cell table:style-name="ce12" table:formula="of:=[$results_2_raw.D48]/[$results_2_raw.$M48]" office:value-type="float" office:value="1.21823941775729" calcext:value-type="float">
            <text:p>1,22</text:p>
          </table:table-cell>
          <table:table-cell table:style-name="ce12" table:formula="of:=[$results_2_raw.E48]/[$results_2_raw.$M48]" office:value-type="float" office:value="1.04000147777337" calcext:value-type="float">
            <text:p>1,04</text:p>
          </table:table-cell>
          <table:table-cell table:style-name="ce12" table:formula="of:=[$results_2_raw.F48]/[$results_2_raw.$M48]" office:value-type="float" office:value="1.24605850135309" calcext:value-type="float">
            <text:p>1,25</text:p>
          </table:table-cell>
          <table:table-cell table:style-name="ce12" table:formula="of:=[$results_2_raw.G48]/[$results_2_raw.$M48]" office:value-type="float" office:value="1.00341735090652" calcext:value-type="float">
            <text:p>1,00</text:p>
          </table:table-cell>
          <table:table-cell table:style-name="ce12" table:formula="of:=[$results_2_raw.H48]/[$results_2_raw.$M48]" office:value-type="float" office:value="1.79687081489965" calcext:value-type="float">
            <text:p>1,80</text:p>
          </table:table-cell>
          <table:table-cell table:style-name="ce12" table:formula="of:=[$results_2_raw.I48]/[$results_2_raw.$M48]" office:value-type="float" office:value="1.81319097449917" calcext:value-type="float">
            <text:p>1,81</text:p>
          </table:table-cell>
          <table:table-cell table:style-name="ce12" table:formula="of:=[$results_2_raw.J48]/[$results_2_raw.$M48]" office:value-type="float" office:value="1.23557554654524" calcext:value-type="float">
            <text:p>1,24</text:p>
          </table:table-cell>
          <table:table-cell table:style-name="ce12" table:formula="of:=[$results_2_raw.K48]/[$results_2_raw.$M48]" office:value-type="float" office:value="1" calcext:value-type="float">
            <text:p>1,00</text:p>
          </table:table-cell>
          <table:table-cell table:formula="of:=MEDIAN([.B51:.K51])" office:value-type="float" office:value="1.17265010944759" calcext:value-type="float">
            <text:p>1,17</text:p>
          </table:table-cell>
          <table:table-cell table:formula="of:=MIN([.B51:.K51])" office:value-type="float" office:value="1" calcext:value-type="float">
            <text:p>1,00</text:p>
          </table:table-cell>
          <table:table-cell table:formula="of:=MAX([.B51:.K51])" office:value-type="float" office:value="1.81319097449917" calcext:value-type="float">
            <text:p>1,81</text:p>
          </table:table-cell>
          <table:table-cell table:style-name="ce2" table:formula="of:=[.N51]/[.M51]" office:value-type="float" office:value="1.81319097449917" calcext:value-type="float">
            <text:p>1,81</text:p>
          </table:table-cell>
          <table:table-cell/>
          <table:table-cell table:formula="of:=[.K51]/[.F51]" office:value-type="float" office:value="0.80253053842504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2" table:formula="of:=[$results_2_raw.B49]/[$results_2_raw.$M49]" office:value-type="float" office:value="1.14354505229555" calcext:value-type="float">
            <text:p>1,14</text:p>
          </table:table-cell>
          <table:table-cell table:style-name="ce12" table:formula="of:=[$results_2_raw.C49]/[$results_2_raw.$M49]" office:value-type="float" office:value="1.10727827428056" calcext:value-type="float">
            <text:p>1,11</text:p>
          </table:table-cell>
          <table:table-cell table:style-name="ce12" table:formula="of:=[$results_2_raw.D49]/[$results_2_raw.$M49]" office:value-type="float" office:value="1" calcext:value-type="float">
            <text:p>1,00</text:p>
          </table:table-cell>
          <table:table-cell table:style-name="ce12" table:formula="of:=[$results_2_raw.E49]/[$results_2_raw.$M49]" office:value-type="float" office:value="1.04884060801573" calcext:value-type="float">
            <text:p>1,05</text:p>
          </table:table-cell>
          <table:table-cell table:style-name="ce12" table:formula="of:=[$results_2_raw.F49]/[$results_2_raw.$M49]" office:value-type="float" office:value="1.27386973592937" calcext:value-type="float">
            <text:p>1,27</text:p>
          </table:table-cell>
          <table:table-cell table:style-name="ce12" table:formula="of:=[$results_2_raw.G49]/[$results_2_raw.$M49]" office:value-type="float" office:value="1.08235286194379" calcext:value-type="float">
            <text:p>1,08</text:p>
          </table:table-cell>
          <table:table-cell table:style-name="ce12" table:formula="of:=[$results_2_raw.H49]/[$results_2_raw.$M49]" office:value-type="float" office:value="1.84906689654708" calcext:value-type="float">
            <text:p>1,85</text:p>
          </table:table-cell>
          <table:table-cell table:style-name="ce12" table:formula="of:=[$results_2_raw.I49]/[$results_2_raw.$M49]" office:value-type="float" office:value="1.57077241165655" calcext:value-type="float">
            <text:p>1,57</text:p>
          </table:table-cell>
          <table:table-cell table:style-name="ce12" table:formula="of:=[$results_2_raw.J49]/[$results_2_raw.$M49]" office:value-type="float" office:value="1.29064606722655" calcext:value-type="float">
            <text:p>1,29</text:p>
          </table:table-cell>
          <table:table-cell table:style-name="ce12" table:formula="of:=[$results_2_raw.K49]/[$results_2_raw.$M49]" office:value-type="float" office:value="1.08552494224928" calcext:value-type="float">
            <text:p>1,09</text:p>
          </table:table-cell>
          <table:table-cell table:formula="of:=MEDIAN([.B52:.K52])" office:value-type="float" office:value="1.12541166328805" calcext:value-type="float">
            <text:p>1,13</text:p>
          </table:table-cell>
          <table:table-cell table:formula="of:=MIN([.B52:.K52])" office:value-type="float" office:value="1" calcext:value-type="float">
            <text:p>1,00</text:p>
          </table:table-cell>
          <table:table-cell table:formula="of:=MAX([.B52:.K52])" office:value-type="float" office:value="1.84906689654708" calcext:value-type="float">
            <text:p>1,85</text:p>
          </table:table-cell>
          <table:table-cell table:style-name="ce2" table:formula="of:=[.N52]/[.M52]" office:value-type="float" office:value="1.84906689654708" calcext:value-type="float">
            <text:p>1,85</text:p>
          </table:table-cell>
          <table:table-cell/>
          <table:table-cell table:formula="of:=[.K52]/[.F52]" office:value-type="float" office:value="0.85214752468966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2" table:formula="of:=[$results_2_raw.B50]/[$results_2_raw.$M50]" office:value-type="float" office:value="1.10031242792141" calcext:value-type="float">
            <text:p>1,10</text:p>
          </table:table-cell>
          <table:table-cell table:style-name="ce12" table:formula="of:=[$results_2_raw.C50]/[$results_2_raw.$M50]" office:value-type="float" office:value="1.35385432611324" calcext:value-type="float">
            <text:p>1,35</text:p>
          </table:table-cell>
          <table:table-cell table:style-name="ce12" table:formula="of:=[$results_2_raw.D50]/[$results_2_raw.$M50]" office:value-type="float" office:value="1.05322457766315" calcext:value-type="float">
            <text:p>1,05</text:p>
          </table:table-cell>
          <table:table-cell table:style-name="ce12" table:formula="of:=[$results_2_raw.E50]/[$results_2_raw.$M50]" office:value-type="float" office:value="1" calcext:value-type="float">
            <text:p>1,00</text:p>
          </table:table-cell>
          <table:table-cell table:style-name="ce12" table:formula="of:=[$results_2_raw.F50]/[$results_2_raw.$M50]" office:value-type="float" office:value="1.33597534125936" calcext:value-type="float">
            <text:p>1,34</text:p>
          </table:table-cell>
          <table:table-cell table:style-name="ce12" table:formula="of:=[$results_2_raw.G50]/[$results_2_raw.$M50]" office:value-type="float" office:value="1.17445639638506" calcext:value-type="float">
            <text:p>1,17</text:p>
          </table:table-cell>
          <table:table-cell table:style-name="ce12" table:formula="of:=[$results_2_raw.H50]/[$results_2_raw.$M50]" office:value-type="float" office:value="1.75355937178923" calcext:value-type="float">
            <text:p>1,75</text:p>
          </table:table-cell>
          <table:table-cell table:style-name="ce12" table:formula="of:=[$results_2_raw.I50]/[$results_2_raw.$M50]" office:value-type="float" office:value="1.70276711888337" calcext:value-type="float">
            <text:p>1,70</text:p>
          </table:table-cell>
          <table:table-cell table:style-name="ce12" table:formula="of:=[$results_2_raw.J50]/[$results_2_raw.$M50]" office:value-type="float" office:value="1.33684203169012" calcext:value-type="float">
            <text:p>1,34</text:p>
          </table:table-cell>
          <table:table-cell table:style-name="ce12" table:formula="of:=[$results_2_raw.K50]/[$results_2_raw.$M50]" office:value-type="float" office:value="1.14031997651549" calcext:value-type="float">
            <text:p>1,14</text:p>
          </table:table-cell>
          <table:table-cell table:formula="of:=MEDIAN([.B53:.K53])" office:value-type="float" office:value="1.25521586882221" calcext:value-type="float">
            <text:p>1,26</text:p>
          </table:table-cell>
          <table:table-cell table:formula="of:=MIN([.B53:.K53])" office:value-type="float" office:value="1" calcext:value-type="float">
            <text:p>1,00</text:p>
          </table:table-cell>
          <table:table-cell table:formula="of:=MAX([.B53:.K53])" office:value-type="float" office:value="1.75355937178923" calcext:value-type="float">
            <text:p>1,75</text:p>
          </table:table-cell>
          <table:table-cell table:style-name="ce2" table:formula="of:=[.N53]/[.M53]" office:value-type="float" office:value="1.75355937178923" calcext:value-type="float">
            <text:p>1,75</text:p>
          </table:table-cell>
          <table:table-cell/>
          <table:table-cell table:formula="of:=[.K53]/[.F53]" office:value-type="float" office:value="0.85354867062184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2" table:formula="of:=[$results_2_raw.B51]/[$results_2_raw.$M51]" office:value-type="float" office:value="1.22739573812212" calcext:value-type="float">
            <text:p>1,23</text:p>
          </table:table-cell>
          <table:table-cell table:style-name="ce12" table:formula="of:=[$results_2_raw.C51]/[$results_2_raw.$M51]" office:value-type="float" office:value="1.18043084753661" calcext:value-type="float">
            <text:p>1,18</text:p>
          </table:table-cell>
          <table:table-cell table:style-name="ce12" table:formula="of:=[$results_2_raw.D51]/[$results_2_raw.$M51]" office:value-type="float" office:value="1" calcext:value-type="float">
            <text:p>1,00</text:p>
          </table:table-cell>
          <table:table-cell table:style-name="ce12" table:formula="of:=[$results_2_raw.E51]/[$results_2_raw.$M51]" office:value-type="float" office:value="1.13234582504436" calcext:value-type="float">
            <text:p>1,13</text:p>
          </table:table-cell>
          <table:table-cell table:style-name="ce12" table:formula="of:=[$results_2_raw.F51]/[$results_2_raw.$M51]" office:value-type="float" office:value="1.25935982221266" calcext:value-type="float">
            <text:p>1,26</text:p>
          </table:table-cell>
          <table:table-cell table:style-name="ce12" table:formula="of:=[$results_2_raw.G51]/[$results_2_raw.$M51]" office:value-type="float" office:value="1.16736562897647" calcext:value-type="float">
            <text:p>1,17</text:p>
          </table:table-cell>
          <table:table-cell table:style-name="ce12" table:formula="of:=[$results_2_raw.H51]/[$results_2_raw.$M51]" office:value-type="float" office:value="1.9680269548542" calcext:value-type="float">
            <text:p>1,97</text:p>
          </table:table-cell>
          <table:table-cell table:style-name="ce12" table:formula="of:=[$results_2_raw.I51]/[$results_2_raw.$M51]" office:value-type="float" office:value="1.95883291216374" calcext:value-type="float">
            <text:p>1,96</text:p>
          </table:table-cell>
          <table:table-cell table:style-name="ce12" table:formula="of:=[$results_2_raw.J51]/[$results_2_raw.$M51]" office:value-type="float" office:value="1.2666361990788" calcext:value-type="float">
            <text:p>1,27</text:p>
          </table:table-cell>
          <table:table-cell table:style-name="ce12" table:formula="of:=[$results_2_raw.K51]/[$results_2_raw.$M51]" office:value-type="float" office:value="1.16228471064753" calcext:value-type="float">
            <text:p>1,16</text:p>
          </table:table-cell>
          <table:table-cell table:formula="of:=MEDIAN([.B54:.K54])" office:value-type="float" office:value="1.20391329282936" calcext:value-type="float">
            <text:p>1,20</text:p>
          </table:table-cell>
          <table:table-cell table:formula="of:=MIN([.B54:.K54])" office:value-type="float" office:value="1" calcext:value-type="float">
            <text:p>1,00</text:p>
          </table:table-cell>
          <table:table-cell table:formula="of:=MAX([.B54:.K54])" office:value-type="float" office:value="1.9680269548542" calcext:value-type="float">
            <text:p>1,97</text:p>
          </table:table-cell>
          <table:table-cell table:style-name="ce2" table:formula="of:=[.N54]/[.M54]" office:value-type="float" office:value="1.9680269548542" calcext:value-type="float">
            <text:p>1,97</text:p>
          </table:table-cell>
          <table:table-cell/>
          <table:table-cell table:formula="of:=[.K54]/[.F54]" office:value-type="float" office:value="0.922917096565317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2" table:formula="of:=[$results_2_raw.B52]/[$results_2_raw.$M52]" office:value-type="float" office:value="1.08846063925721" calcext:value-type="float">
            <text:p>1,09</text:p>
          </table:table-cell>
          <table:table-cell table:style-name="ce12" table:formula="of:=[$results_2_raw.C52]/[$results_2_raw.$M52]" office:value-type="float" office:value="1.19002705320464" calcext:value-type="float">
            <text:p>1,19</text:p>
          </table:table-cell>
          <table:table-cell table:style-name="ce12" table:formula="of:=[$results_2_raw.D52]/[$results_2_raw.$M52]" office:value-type="float" office:value="1" calcext:value-type="float">
            <text:p>1,00</text:p>
          </table:table-cell>
          <table:table-cell table:style-name="ce12" table:formula="of:=[$results_2_raw.E52]/[$results_2_raw.$M52]" office:value-type="float" office:value="1.02619150996961" calcext:value-type="float">
            <text:p>1,03</text:p>
          </table:table-cell>
          <table:table-cell table:style-name="ce12" table:formula="of:=[$results_2_raw.F52]/[$results_2_raw.$M52]" office:value-type="float" office:value="1.25622390701713" calcext:value-type="float">
            <text:p>1,26</text:p>
          </table:table-cell>
          <table:table-cell table:style-name="ce12" table:formula="of:=[$results_2_raw.G52]/[$results_2_raw.$M52]" office:value-type="float" office:value="1.10982265121405" calcext:value-type="float">
            <text:p>1,11</text:p>
          </table:table-cell>
          <table:table-cell table:style-name="ce12" table:formula="of:=[$results_2_raw.H52]/[$results_2_raw.$M52]" office:value-type="float" office:value="1.62164256370863" calcext:value-type="float">
            <text:p>1,62</text:p>
          </table:table-cell>
          <table:table-cell table:style-name="ce12" table:formula="of:=[$results_2_raw.I52]/[$results_2_raw.$M52]" office:value-type="float" office:value="1.70214755686183" calcext:value-type="float">
            <text:p>1,70</text:p>
          </table:table-cell>
          <table:table-cell table:style-name="ce12" table:formula="of:=[$results_2_raw.J52]/[$results_2_raw.$M52]" office:value-type="float" office:value="1.28309675695535" calcext:value-type="float">
            <text:p>1,28</text:p>
          </table:table-cell>
          <table:table-cell table:style-name="ce12" table:formula="of:=[$results_2_raw.K52]/[$results_2_raw.$M52]" office:value-type="float" office:value="1.10849337029491" calcext:value-type="float">
            <text:p>1,11</text:p>
          </table:table-cell>
          <table:table-cell table:formula="of:=MEDIAN([.B55:.K55])" office:value-type="float" office:value="1.14992485220935" calcext:value-type="float">
            <text:p>1,15</text:p>
          </table:table-cell>
          <table:table-cell table:formula="of:=MIN([.B55:.K55])" office:value-type="float" office:value="1" calcext:value-type="float">
            <text:p>1,00</text:p>
          </table:table-cell>
          <table:table-cell table:formula="of:=MAX([.B55:.K55])" office:value-type="float" office:value="1.70214755686183" calcext:value-type="float">
            <text:p>1,70</text:p>
          </table:table-cell>
          <table:table-cell table:style-name="ce2" table:formula="of:=[.N55]/[.M55]" office:value-type="float" office:value="1.70214755686183" calcext:value-type="float">
            <text:p>1,70</text:p>
          </table:table-cell>
          <table:table-cell/>
          <table:table-cell table:formula="of:=[.K55]/[.F55]" office:value-type="float" office:value="0.882401110266241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2" table:formula="of:=[$results_2_raw.B53]/[$results_2_raw.$M53]" office:value-type="float" office:value="1.0602223825278" calcext:value-type="float">
            <text:p>1,06</text:p>
          </table:table-cell>
          <table:table-cell table:style-name="ce12" table:formula="of:=[$results_2_raw.C53]/[$results_2_raw.$M53]" office:value-type="float" office:value="1.02078306509788" calcext:value-type="float">
            <text:p>1,02</text:p>
          </table:table-cell>
          <table:table-cell table:style-name="ce12" table:formula="of:=[$results_2_raw.D53]/[$results_2_raw.$M53]" office:value-type="float" office:value="1.18674908584364" calcext:value-type="float">
            <text:p>1,19</text:p>
          </table:table-cell>
          <table:table-cell table:style-name="ce12" table:formula="of:=[$results_2_raw.E53]/[$results_2_raw.$M53]" office:value-type="float" office:value="1.01350712668839" calcext:value-type="float">
            <text:p>1,01</text:p>
          </table:table-cell>
          <table:table-cell table:style-name="ce12" table:formula="of:=[$results_2_raw.F53]/[$results_2_raw.$M53]" office:value-type="float" office:value="1.16956667744583" calcext:value-type="float">
            <text:p>1,17</text:p>
          </table:table-cell>
          <table:table-cell table:style-name="ce12" table:formula="of:=[$results_2_raw.G53]/[$results_2_raw.$M53]" office:value-type="float" office:value="1.01527325190916" calcext:value-type="float">
            <text:p>1,02</text:p>
          </table:table-cell>
          <table:table-cell table:style-name="ce12" table:formula="of:=[$results_2_raw.H53]/[$results_2_raw.$M53]" office:value-type="float" office:value="1.59259719907465" calcext:value-type="float">
            <text:p>1,59</text:p>
          </table:table-cell>
          <table:table-cell table:style-name="ce12" table:formula="of:=[$results_2_raw.I53]/[$results_2_raw.$M53]" office:value-type="float" office:value="1.52888609736076" calcext:value-type="float">
            <text:p>1,53</text:p>
          </table:table-cell>
          <table:table-cell table:style-name="ce12" table:formula="of:=[$results_2_raw.J53]/[$results_2_raw.$M53]" office:value-type="float" office:value="1.1960088057511" calcext:value-type="float">
            <text:p>1,20</text:p>
          </table:table-cell>
          <table:table-cell table:style-name="ce12" table:formula="of:=[$results_2_raw.K53]/[$results_2_raw.$M53]" office:value-type="float" office:value="1" calcext:value-type="float">
            <text:p>1,00</text:p>
          </table:table-cell>
          <table:table-cell table:formula="of:=MEDIAN([.B56:.K56])" office:value-type="float" office:value="1.11489452998682" calcext:value-type="float">
            <text:p>1,11</text:p>
          </table:table-cell>
          <table:table-cell table:formula="of:=MIN([.B56:.K56])" office:value-type="float" office:value="1" calcext:value-type="float">
            <text:p>1,00</text:p>
          </table:table-cell>
          <table:table-cell table:formula="of:=MAX([.B56:.K56])" office:value-type="float" office:value="1.59259719907465" calcext:value-type="float">
            <text:p>1,59</text:p>
          </table:table-cell>
          <table:table-cell table:style-name="ce2" table:formula="of:=[.N56]/[.M56]" office:value-type="float" office:value="1.59259719907465" calcext:value-type="float">
            <text:p>1,59</text:p>
          </table:table-cell>
          <table:table-cell/>
          <table:table-cell table:formula="of:=[.K56]/[.F56]" office:value-type="float" office:value="0.855017519979157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2" table:formula="of:=[$results_2_raw.B54]/[$results_2_raw.$M54]" office:value-type="float" office:value="1.25171371710769" calcext:value-type="float">
            <text:p>1,25</text:p>
          </table:table-cell>
          <table:table-cell table:style-name="ce12" table:formula="of:=[$results_2_raw.C54]/[$results_2_raw.$M54]" office:value-type="float" office:value="1.32878491928945" calcext:value-type="float">
            <text:p>1,33</text:p>
          </table:table-cell>
          <table:table-cell table:style-name="ce12" table:formula="of:=[$results_2_raw.D54]/[$results_2_raw.$M54]" office:value-type="float" office:value="1" calcext:value-type="float">
            <text:p>1,00</text:p>
          </table:table-cell>
          <table:table-cell table:style-name="ce12" table:formula="of:=[$results_2_raw.E54]/[$results_2_raw.$M54]" office:value-type="float" office:value="1.18564347313334" calcext:value-type="float">
            <text:p>1,19</text:p>
          </table:table-cell>
          <table:table-cell table:style-name="ce12" table:formula="of:=[$results_2_raw.F54]/[$results_2_raw.$M54]" office:value-type="float" office:value="1.28888110857227" calcext:value-type="float">
            <text:p>1,29</text:p>
          </table:table-cell>
          <table:table-cell table:style-name="ce12" table:formula="of:=[$results_2_raw.G54]/[$results_2_raw.$M54]" office:value-type="float" office:value="1.19833050784993" calcext:value-type="float">
            <text:p>1,20</text:p>
          </table:table-cell>
          <table:table-cell table:style-name="ce12" table:formula="of:=[$results_2_raw.H54]/[$results_2_raw.$M54]" office:value-type="float" office:value="2.08926070612516" calcext:value-type="float">
            <text:p>2,09</text:p>
          </table:table-cell>
          <table:table-cell table:style-name="ce12" table:formula="of:=[$results_2_raw.I54]/[$results_2_raw.$M54]" office:value-type="float" office:value="1.98448441070244" calcext:value-type="float">
            <text:p>1,98</text:p>
          </table:table-cell>
          <table:table-cell table:style-name="ce12" table:formula="of:=[$results_2_raw.J54]/[$results_2_raw.$M54]" office:value-type="float" office:value="1.232134959829" calcext:value-type="float">
            <text:p>1,23</text:p>
          </table:table-cell>
          <table:table-cell table:style-name="ce12" table:formula="of:=[$results_2_raw.K54]/[$results_2_raw.$M54]" office:value-type="float" office:value="1.18327559519422" calcext:value-type="float">
            <text:p>1,18</text:p>
          </table:table-cell>
          <table:table-cell table:formula="of:=MEDIAN([.B57:.K57])" office:value-type="float" office:value="1.24192433846834" calcext:value-type="float">
            <text:p>1,24</text:p>
          </table:table-cell>
          <table:table-cell table:formula="of:=MIN([.B57:.K57])" office:value-type="float" office:value="1" calcext:value-type="float">
            <text:p>1,00</text:p>
          </table:table-cell>
          <table:table-cell table:formula="of:=MAX([.B57:.K57])" office:value-type="float" office:value="2.08926070612516" calcext:value-type="float">
            <text:p>2,09</text:p>
          </table:table-cell>
          <table:table-cell table:style-name="ce2" table:formula="of:=[.N57]/[.M57]" office:value-type="float" office:value="2.08926070612516" calcext:value-type="float">
            <text:p>2,09</text:p>
          </table:table-cell>
          <table:table-cell/>
          <table:table-cell table:formula="of:=[.K57]/[.F57]" office:value-type="float" office:value="0.918064193294732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2" table:formula="of:=[$results_2_raw.B55]/[$results_2_raw.$M55]" office:value-type="float" office:value="1.17628282466167" calcext:value-type="float">
            <text:p>1,18</text:p>
          </table:table-cell>
          <table:table-cell table:style-name="ce12" table:formula="of:=[$results_2_raw.C55]/[$results_2_raw.$M55]" office:value-type="float" office:value="1.19924026721636" calcext:value-type="float">
            <text:p>1,20</text:p>
          </table:table-cell>
          <table:table-cell table:style-name="ce12" table:formula="of:=[$results_2_raw.D55]/[$results_2_raw.$M55]" office:value-type="float" office:value="1.03882772266306" calcext:value-type="float">
            <text:p>1,04</text:p>
          </table:table-cell>
          <table:table-cell table:style-name="ce12" table:formula="of:=[$results_2_raw.E55]/[$results_2_raw.$M55]" office:value-type="float" office:value="1" calcext:value-type="float">
            <text:p>1,00</text:p>
          </table:table-cell>
          <table:table-cell table:style-name="ce12" table:formula="of:=[$results_2_raw.F55]/[$results_2_raw.$M55]" office:value-type="float" office:value="1.30254875871245" calcext:value-type="float">
            <text:p>1,30</text:p>
          </table:table-cell>
          <table:table-cell table:style-name="ce12" table:formula="of:=[$results_2_raw.G55]/[$results_2_raw.$M55]" office:value-type="float" office:value="1.19564842710495" calcext:value-type="float">
            <text:p>1,20</text:p>
          </table:table-cell>
          <table:table-cell table:style-name="ce12" table:formula="of:=[$results_2_raw.H55]/[$results_2_raw.$M55]" office:value-type="float" office:value="1.67072960544912" calcext:value-type="float">
            <text:p>1,67</text:p>
          </table:table-cell>
          <table:table-cell table:style-name="ce12" table:formula="of:=[$results_2_raw.I55]/[$results_2_raw.$M55]" office:value-type="float" office:value="1.73625138744304" calcext:value-type="float">
            <text:p>1,74</text:p>
          </table:table-cell>
          <table:table-cell table:style-name="ce12" table:formula="of:=[$results_2_raw.J55]/[$results_2_raw.$M55]" office:value-type="float" office:value="1.32906357074408" calcext:value-type="float">
            <text:p>1,33</text:p>
          </table:table-cell>
          <table:table-cell table:style-name="ce12" table:formula="of:=[$results_2_raw.K55]/[$results_2_raw.$M55]" office:value-type="float" office:value="1.11819980558562" calcext:value-type="float">
            <text:p>1,12</text:p>
          </table:table-cell>
          <table:table-cell table:formula="of:=MEDIAN([.B58:.K58])" office:value-type="float" office:value="1.19744434716065" calcext:value-type="float">
            <text:p>1,20</text:p>
          </table:table-cell>
          <table:table-cell table:formula="of:=MIN([.B58:.K58])" office:value-type="float" office:value="1" calcext:value-type="float">
            <text:p>1,00</text:p>
          </table:table-cell>
          <table:table-cell table:formula="of:=MAX([.B58:.K58])" office:value-type="float" office:value="1.73625138744304" calcext:value-type="float">
            <text:p>1,74</text:p>
          </table:table-cell>
          <table:table-cell table:style-name="ce2" table:formula="of:=[.N58]/[.M58]" office:value-type="float" office:value="1.73625138744304" calcext:value-type="float">
            <text:p>1,74</text:p>
          </table:table-cell>
          <table:table-cell/>
          <table:table-cell table:formula="of:=[.K58]/[.F58]" office:value-type="float" office:value="0.858470593216751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2" table:formula="of:=[$results_2_raw.B56]/[$results_2_raw.$M56]" office:value-type="float" office:value="1.08412217690388" calcext:value-type="float">
            <text:p>1,08</text:p>
          </table:table-cell>
          <table:table-cell table:style-name="ce12" table:formula="of:=[$results_2_raw.C56]/[$results_2_raw.$M56]" office:value-type="float" office:value="1.12505326596457" calcext:value-type="float">
            <text:p>1,13</text:p>
          </table:table-cell>
          <table:table-cell table:style-name="ce12" table:formula="of:=[$results_2_raw.D56]/[$results_2_raw.$M56]" office:value-type="float" office:value="1.03812321178548" calcext:value-type="float">
            <text:p>1,04</text:p>
          </table:table-cell>
          <table:table-cell table:style-name="ce12" table:formula="of:=[$results_2_raw.E56]/[$results_2_raw.$M56]" office:value-type="float" office:value="1.09028580994704" calcext:value-type="float">
            <text:p>1,09</text:p>
          </table:table-cell>
          <table:table-cell table:style-name="ce12" table:formula="of:=[$results_2_raw.F56]/[$results_2_raw.$M56]" office:value-type="float" office:value="1.01757015888476" calcext:value-type="float">
            <text:p>1,02</text:p>
          </table:table-cell>
          <table:table-cell table:style-name="ce12" table:formula="of:=[$results_2_raw.G56]/[$results_2_raw.$M56]" office:value-type="float" office:value="1.01433615389298" calcext:value-type="float">
            <text:p>1,01</text:p>
          </table:table-cell>
          <table:table-cell table:style-name="ce12" table:formula="of:=[$results_2_raw.H56]/[$results_2_raw.$M56]" office:value-type="float" office:value="2.13114080477263" calcext:value-type="float">
            <text:p>2,13</text:p>
          </table:table-cell>
          <table:table-cell table:style-name="ce12" table:formula="of:=[$results_2_raw.I56]/[$results_2_raw.$M56]" office:value-type="float" office:value="1.93344037255738" calcext:value-type="float">
            <text:p>1,93</text:p>
          </table:table-cell>
          <table:table-cell table:style-name="ce12" table:formula="of:=[$results_2_raw.J56]/[$results_2_raw.$M56]" office:value-type="float" office:value="1.06992299263408" calcext:value-type="float">
            <text:p>1,07</text:p>
          </table:table-cell>
          <table:table-cell table:style-name="ce12" table:formula="of:=[$results_2_raw.K56]/[$results_2_raw.$M56]" office:value-type="float" office:value="1" calcext:value-type="float">
            <text:p>1,00</text:p>
          </table:table-cell>
          <table:table-cell table:formula="of:=MEDIAN([.B59:.K59])" office:value-type="float" office:value="1.07702258476898" calcext:value-type="float">
            <text:p>1,08</text:p>
          </table:table-cell>
          <table:table-cell table:formula="of:=MIN([.B59:.K59])" office:value-type="float" office:value="1" calcext:value-type="float">
            <text:p>1,00</text:p>
          </table:table-cell>
          <table:table-cell table:formula="of:=MAX([.B59:.K59])" office:value-type="float" office:value="2.13114080477263" calcext:value-type="float">
            <text:p>2,13</text:p>
          </table:table-cell>
          <table:table-cell table:style-name="ce2" table:formula="of:=[.N59]/[.M59]" office:value-type="float" office:value="2.13114080477263" calcext:value-type="float">
            <text:p>2,13</text:p>
          </table:table-cell>
          <table:table-cell/>
          <table:table-cell table:formula="of:=[.K59]/[.F59]" office:value-type="float" office:value="0.982733221162834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2" table:formula="of:=[$results_2_raw.B57]/[$results_2_raw.$M57]" office:value-type="float" office:value="1.24112866500858" calcext:value-type="float">
            <text:p>1,24</text:p>
          </table:table-cell>
          <table:table-cell table:style-name="ce12" table:formula="of:=[$results_2_raw.C57]/[$results_2_raw.$M57]" office:value-type="float" office:value="1.27516901951168" calcext:value-type="float">
            <text:p>1,28</text:p>
          </table:table-cell>
          <table:table-cell table:style-name="ce12" table:formula="of:=[$results_2_raw.D57]/[$results_2_raw.$M57]" office:value-type="float" office:value="1" calcext:value-type="float">
            <text:p>1,00</text:p>
          </table:table-cell>
          <table:table-cell table:style-name="ce12" table:formula="of:=[$results_2_raw.E57]/[$results_2_raw.$M57]" office:value-type="float" office:value="1.13387571373524" calcext:value-type="float">
            <text:p>1,13</text:p>
          </table:table-cell>
          <table:table-cell table:style-name="ce12" table:formula="of:=[$results_2_raw.F57]/[$results_2_raw.$M57]" office:value-type="float" office:value="1.20711458296844" calcext:value-type="float">
            <text:p>1,21</text:p>
          </table:table-cell>
          <table:table-cell table:style-name="ce12" table:formula="of:=[$results_2_raw.G57]/[$results_2_raw.$M57]" office:value-type="float" office:value="1.14187129996147" calcext:value-type="float">
            <text:p>1,14</text:p>
          </table:table-cell>
          <table:table-cell table:style-name="ce12" table:formula="of:=[$results_2_raw.H57]/[$results_2_raw.$M57]" office:value-type="float" office:value="2.33311731530459" calcext:value-type="float">
            <text:p>2,33</text:p>
          </table:table-cell>
          <table:table-cell table:style-name="ce12" table:formula="of:=[$results_2_raw.I57]/[$results_2_raw.$M57]" office:value-type="float" office:value="2.14949907170631" calcext:value-type="float">
            <text:p>2,15</text:p>
          </table:table-cell>
          <table:table-cell table:style-name="ce12" table:formula="of:=[$results_2_raw.J57]/[$results_2_raw.$M57]" office:value-type="float" office:value="1.19753389147721" calcext:value-type="float">
            <text:p>1,20</text:p>
          </table:table-cell>
          <table:table-cell table:style-name="ce12" table:formula="of:=[$results_2_raw.K57]/[$results_2_raw.$M57]" office:value-type="float" office:value="1.13993589519039" calcext:value-type="float">
            <text:p>1,14</text:p>
          </table:table-cell>
          <table:table-cell table:formula="of:=MEDIAN([.B60:.K60])" office:value-type="float" office:value="1.20232423722283" calcext:value-type="float">
            <text:p>1,20</text:p>
          </table:table-cell>
          <table:table-cell table:formula="of:=MIN([.B60:.K60])" office:value-type="float" office:value="1" calcext:value-type="float">
            <text:p>1,00</text:p>
          </table:table-cell>
          <table:table-cell table:formula="of:=MAX([.B60:.K60])" office:value-type="float" office:value="2.33311731530459" calcext:value-type="float">
            <text:p>2,33</text:p>
          </table:table-cell>
          <table:table-cell table:style-name="ce2" table:formula="of:=[.N60]/[.M60]" office:value-type="float" office:value="2.33311731530459" calcext:value-type="float">
            <text:p>2,33</text:p>
          </table:table-cell>
          <table:table-cell/>
          <table:table-cell table:formula="of:=[.K60]/[.F60]" office:value-type="float" office:value="0.944347712532103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2" table:formula="of:=[$results_2_raw.B58]/[$results_2_raw.$M58]" office:value-type="float" office:value="1.19379184096962" calcext:value-type="float">
            <text:p>1,19</text:p>
          </table:table-cell>
          <table:table-cell table:style-name="ce12" table:formula="of:=[$results_2_raw.C58]/[$results_2_raw.$M58]" office:value-type="float" office:value="1.22878460450577" calcext:value-type="float">
            <text:p>1,23</text:p>
          </table:table-cell>
          <table:table-cell table:style-name="ce12" table:formula="of:=[$results_2_raw.D58]/[$results_2_raw.$M58]" office:value-type="float" office:value="1" calcext:value-type="float">
            <text:p>1,00</text:p>
          </table:table-cell>
          <table:table-cell table:style-name="ce12" table:formula="of:=[$results_2_raw.E58]/[$results_2_raw.$M58]" office:value-type="float" office:value="1.05535399195067" calcext:value-type="float">
            <text:p>1,06</text:p>
          </table:table-cell>
          <table:table-cell table:style-name="ce12" table:formula="of:=[$results_2_raw.F58]/[$results_2_raw.$M58]" office:value-type="float" office:value="1.25737359318517" calcext:value-type="float">
            <text:p>1,26</text:p>
          </table:table-cell>
          <table:table-cell table:style-name="ce12" table:formula="of:=[$results_2_raw.G58]/[$results_2_raw.$M58]" office:value-type="float" office:value="1.09353212130825" calcext:value-type="float">
            <text:p>1,09</text:p>
          </table:table-cell>
          <table:table-cell table:style-name="ce12" table:formula="of:=[$results_2_raw.H58]/[$results_2_raw.$M58]" office:value-type="float" office:value="1.84726104799857" calcext:value-type="float">
            <text:p>1,85</text:p>
          </table:table-cell>
          <table:table-cell table:style-name="ce12" table:formula="of:=[$results_2_raw.I58]/[$results_2_raw.$M58]" office:value-type="float" office:value="1.84552958358942" calcext:value-type="float">
            <text:p>1,85</text:p>
          </table:table-cell>
          <table:table-cell table:style-name="ce12" table:formula="of:=[$results_2_raw.J58]/[$results_2_raw.$M58]" office:value-type="float" office:value="1.31786250057826" calcext:value-type="float">
            <text:p>1,32</text:p>
          </table:table-cell>
          <table:table-cell table:style-name="ce12" table:formula="of:=[$results_2_raw.K58]/[$results_2_raw.$M58]" office:value-type="float" office:value="1.08641461303092" calcext:value-type="float">
            <text:p>1,09</text:p>
          </table:table-cell>
          <table:table-cell table:formula="of:=MEDIAN([.B61:.K61])" office:value-type="float" office:value="1.2112882227377" calcext:value-type="float">
            <text:p>1,21</text:p>
          </table:table-cell>
          <table:table-cell table:formula="of:=MIN([.B61:.K61])" office:value-type="float" office:value="1" calcext:value-type="float">
            <text:p>1,00</text:p>
          </table:table-cell>
          <table:table-cell table:formula="of:=MAX([.B61:.K61])" office:value-type="float" office:value="1.84726104799857" calcext:value-type="float">
            <text:p>1,85</text:p>
          </table:table-cell>
          <table:table-cell table:style-name="ce2" table:formula="of:=[.N61]/[.M61]" office:value-type="float" office:value="1.84726104799857" calcext:value-type="float">
            <text:p>1,85</text:p>
          </table:table-cell>
          <table:table-cell/>
          <table:table-cell table:formula="of:=[.K61]/[.F61]" office:value-type="float" office:value="0.864034857196918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table:formula="of:=[$results_2_raw.B59]/[$results_2_raw.$M59]" office:value-type="float" office:value="1.21071833813389" calcext:value-type="float">
            <text:p>1,21</text:p>
          </table:table-cell>
          <table:table-cell table:style-name="ce12" table:formula="of:=[$results_2_raw.C59]/[$results_2_raw.$M59]" office:value-type="float" office:value="1.26490355241337" calcext:value-type="float">
            <text:p>1,26</text:p>
          </table:table-cell>
          <table:table-cell table:style-name="ce12" table:formula="of:=[$results_2_raw.D59]/[$results_2_raw.$M59]" office:value-type="float" office:value="1" calcext:value-type="float">
            <text:p>1,00</text:p>
          </table:table-cell>
          <table:table-cell table:style-name="ce12" table:formula="of:=[$results_2_raw.E59]/[$results_2_raw.$M59]" office:value-type="float" office:value="1.13433708649734" calcext:value-type="float">
            <text:p>1,13</text:p>
          </table:table-cell>
          <table:table-cell table:style-name="ce12" table:formula="of:=[$results_2_raw.F59]/[$results_2_raw.$M59]" office:value-type="float" office:value="1.1310377934887" calcext:value-type="float">
            <text:p>1,13</text:p>
          </table:table-cell>
          <table:table-cell table:style-name="ce12" table:formula="of:=[$results_2_raw.G59]/[$results_2_raw.$M59]" office:value-type="float" office:value="1.1331500392773" calcext:value-type="float">
            <text:p>1,13</text:p>
          </table:table-cell>
          <table:table-cell table:style-name="ce12" table:formula="of:=[$results_2_raw.H59]/[$results_2_raw.$M59]" office:value-type="float" office:value="2.1275639347124" calcext:value-type="float">
            <text:p>2,13</text:p>
          </table:table-cell>
          <table:table-cell table:style-name="ce12" table:formula="of:=[$results_2_raw.I59]/[$results_2_raw.$M59]" office:value-type="float" office:value="2.08585144453173" calcext:value-type="float">
            <text:p>2,09</text:p>
          </table:table-cell>
          <table:table-cell table:style-name="ce12" table:formula="of:=[$results_2_raw.J59]/[$results_2_raw.$M59]" office:value-type="float" office:value="1.15571266474644" calcext:value-type="float">
            <text:p>1,16</text:p>
          </table:table-cell>
          <table:table-cell table:style-name="ce12" table:formula="of:=[$results_2_raw.K59]/[$results_2_raw.$M59]" office:value-type="float" office:value="1.17387623287073" calcext:value-type="float">
            <text:p>1,17</text:p>
          </table:table-cell>
          <table:table-cell table:formula="of:=MEDIAN([.B62:.K62])" office:value-type="float" office:value="1.16479444880859" calcext:value-type="float">
            <text:p>1,16</text:p>
          </table:table-cell>
          <table:table-cell table:formula="of:=MIN([.B62:.K62])" office:value-type="float" office:value="1" calcext:value-type="float">
            <text:p>1,00</text:p>
          </table:table-cell>
          <table:table-cell table:formula="of:=MAX([.B62:.K62])" office:value-type="float" office:value="2.1275639347124" calcext:value-type="float">
            <text:p>2,13</text:p>
          </table:table-cell>
          <table:table-cell table:style-name="ce2" table:formula="of:=[.N62]/[.M62]" office:value-type="float" office:value="2.1275639347124" calcext:value-type="float">
            <text:p>2,13</text:p>
          </table:table-cell>
          <table:table-cell/>
          <table:table-cell table:formula="of:=[.K62]/[.F62]" office:value-type="float" office:value="1.03787533858608" calcext:value-type="float">
            <text:p>1,0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2" table:formula="of:=[$results_2_raw.B60]/[$results_2_raw.$M60]" office:value-type="float" office:value="1.30288900353189" calcext:value-type="float">
            <text:p>1,30</text:p>
          </table:table-cell>
          <table:table-cell table:style-name="ce12" table:formula="of:=[$results_2_raw.C60]/[$results_2_raw.$M60]" office:value-type="float" office:value="1.25233144172388" calcext:value-type="float">
            <text:p>1,25</text:p>
          </table:table-cell>
          <table:table-cell table:style-name="ce12" table:formula="of:=[$results_2_raw.D60]/[$results_2_raw.$M60]" office:value-type="float" office:value="1" calcext:value-type="float">
            <text:p>1,00</text:p>
          </table:table-cell>
          <table:table-cell table:style-name="ce12" table:formula="of:=[$results_2_raw.E60]/[$results_2_raw.$M60]" office:value-type="float" office:value="1.02918105215815" calcext:value-type="float">
            <text:p>1,03</text:p>
          </table:table-cell>
          <table:table-cell table:style-name="ce12" table:formula="of:=[$results_2_raw.F60]/[$results_2_raw.$M60]" office:value-type="float" office:value="1.24387872534624" calcext:value-type="float">
            <text:p>1,24</text:p>
          </table:table-cell>
          <table:table-cell table:style-name="ce12" table:formula="of:=[$results_2_raw.G60]/[$results_2_raw.$M60]" office:value-type="float" office:value="1.08571107319074" calcext:value-type="float">
            <text:p>1,09</text:p>
          </table:table-cell>
          <table:table-cell table:style-name="ce12" table:formula="of:=[$results_2_raw.H60]/[$results_2_raw.$M60]" office:value-type="float" office:value="1.81325317142215" calcext:value-type="float">
            <text:p>1,81</text:p>
          </table:table-cell>
          <table:table-cell table:style-name="ce12" table:formula="of:=[$results_2_raw.I60]/[$results_2_raw.$M60]" office:value-type="float" office:value="1.95589110678995" calcext:value-type="float">
            <text:p>1,96</text:p>
          </table:table-cell>
          <table:table-cell table:style-name="ce12" table:formula="of:=[$results_2_raw.J60]/[$results_2_raw.$M60]" office:value-type="float" office:value="1.30374221199254" calcext:value-type="float">
            <text:p>1,30</text:p>
          </table:table-cell>
          <table:table-cell table:style-name="ce12" table:formula="of:=[$results_2_raw.K60]/[$results_2_raw.$M60]" office:value-type="float" office:value="1.09549982142149" calcext:value-type="float">
            <text:p>1,10</text:p>
          </table:table-cell>
          <table:table-cell table:formula="of:=MEDIAN([.B63:.K63])" office:value-type="float" office:value="1.24810508353506" calcext:value-type="float">
            <text:p>1,25</text:p>
          </table:table-cell>
          <table:table-cell table:formula="of:=MIN([.B63:.K63])" office:value-type="float" office:value="1" calcext:value-type="float">
            <text:p>1,00</text:p>
          </table:table-cell>
          <table:table-cell table:formula="of:=MAX([.B63:.K63])" office:value-type="float" office:value="1.95589110678995" calcext:value-type="float">
            <text:p>1,96</text:p>
          </table:table-cell>
          <table:table-cell table:style-name="ce2" table:formula="of:=[.N63]/[.M63]" office:value-type="float" office:value="1.95589110678995" calcext:value-type="float">
            <text:p>1,96</text:p>
          </table:table-cell>
          <table:table-cell/>
          <table:table-cell table:formula="of:=[.K63]/[.F63]" office:value-type="float" office:value="0.880712724720445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2" table:formula="of:=[$results_2_raw.B61]/[$results_2_raw.$M61]" office:value-type="float" office:value="1.18667345787932" calcext:value-type="float">
            <text:p>1,19</text:p>
          </table:table-cell>
          <table:table-cell table:style-name="ce12" table:formula="of:=[$results_2_raw.C61]/[$results_2_raw.$M61]" office:value-type="float" office:value="1.14253057561591" calcext:value-type="float">
            <text:p>1,14</text:p>
          </table:table-cell>
          <table:table-cell table:style-name="ce12" table:formula="of:=[$results_2_raw.D61]/[$results_2_raw.$M61]" office:value-type="float" office:value="1.16264954310904" calcext:value-type="float">
            <text:p>1,16</text:p>
          </table:table-cell>
          <table:table-cell table:style-name="ce12" table:formula="of:=[$results_2_raw.E61]/[$results_2_raw.$M61]" office:value-type="float" office:value="1" calcext:value-type="float">
            <text:p>1,00</text:p>
          </table:table-cell>
          <table:table-cell table:style-name="ce12" table:formula="of:=[$results_2_raw.F61]/[$results_2_raw.$M61]" office:value-type="float" office:value="1.14688422801497" calcext:value-type="float">
            <text:p>1,15</text:p>
          </table:table-cell>
          <table:table-cell table:style-name="ce12" table:formula="of:=[$results_2_raw.G61]/[$results_2_raw.$M61]" office:value-type="float" office:value="1.00241330592594" calcext:value-type="float">
            <text:p>1,00</text:p>
          </table:table-cell>
          <table:table-cell table:style-name="ce12" table:formula="of:=[$results_2_raw.H61]/[$results_2_raw.$M61]" office:value-type="float" office:value="1.61054820851448" calcext:value-type="float">
            <text:p>1,61</text:p>
          </table:table-cell>
          <table:table-cell table:style-name="ce12" table:formula="of:=[$results_2_raw.I61]/[$results_2_raw.$M61]" office:value-type="float" office:value="1.77510171660027" calcext:value-type="float">
            <text:p>1,78</text:p>
          </table:table-cell>
          <table:table-cell table:style-name="ce12" table:formula="of:=[$results_2_raw.J61]/[$results_2_raw.$M61]" office:value-type="float" office:value="1.20328161097266" calcext:value-type="float">
            <text:p>1,20</text:p>
          </table:table-cell>
          <table:table-cell table:style-name="ce12" table:formula="of:=[$results_2_raw.K61]/[$results_2_raw.$M61]" office:value-type="float" office:value="1.00409898192446" calcext:value-type="float">
            <text:p>1,00</text:p>
          </table:table-cell>
          <table:table-cell table:formula="of:=MEDIAN([.B64:.K64])" office:value-type="float" office:value="1.154766885562" calcext:value-type="float">
            <text:p>1,15</text:p>
          </table:table-cell>
          <table:table-cell table:formula="of:=MIN([.B64:.K64])" office:value-type="float" office:value="1" calcext:value-type="float">
            <text:p>1,00</text:p>
          </table:table-cell>
          <table:table-cell table:formula="of:=MAX([.B64:.K64])" office:value-type="float" office:value="1.77510171660027" calcext:value-type="float">
            <text:p>1,78</text:p>
          </table:table-cell>
          <table:table-cell table:style-name="ce2" table:formula="of:=[.N64]/[.M64]" office:value-type="float" office:value="1.77510171660027" calcext:value-type="float">
            <text:p>1,78</text:p>
          </table:table-cell>
          <table:table-cell/>
          <table:table-cell table:formula="of:=[.K64]/[.F64]" office:value-type="float" office:value="0.875501604606039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2" table:formula="of:=[$results_2_raw.B62]/[$results_2_raw.$M62]" office:value-type="float" office:value="1.2276900348236" calcext:value-type="float">
            <text:p>1,23</text:p>
          </table:table-cell>
          <table:table-cell table:style-name="ce12" table:formula="of:=[$results_2_raw.C62]/[$results_2_raw.$M62]" office:value-type="float" office:value="1.26669070315523" calcext:value-type="float">
            <text:p>1,27</text:p>
          </table:table-cell>
          <table:table-cell table:style-name="ce12" table:formula="of:=[$results_2_raw.D62]/[$results_2_raw.$M62]" office:value-type="float" office:value="1" calcext:value-type="float">
            <text:p>1,00</text:p>
          </table:table-cell>
          <table:table-cell table:style-name="ce12" table:formula="of:=[$results_2_raw.E62]/[$results_2_raw.$M62]" office:value-type="float" office:value="1.12311372190369" calcext:value-type="float">
            <text:p>1,12</text:p>
          </table:table-cell>
          <table:table-cell table:style-name="ce12" table:formula="of:=[$results_2_raw.F62]/[$results_2_raw.$M62]" office:value-type="float" office:value="1.13778184248479" calcext:value-type="float">
            <text:p>1,14</text:p>
          </table:table-cell>
          <table:table-cell table:style-name="ce12" table:formula="of:=[$results_2_raw.G62]/[$results_2_raw.$M62]" office:value-type="float" office:value="1.14913468641176" calcext:value-type="float">
            <text:p>1,15</text:p>
          </table:table-cell>
          <table:table-cell table:style-name="ce12" table:formula="of:=[$results_2_raw.H62]/[$results_2_raw.$M62]" office:value-type="float" office:value="2.16003904463752" calcext:value-type="float">
            <text:p>2,16</text:p>
          </table:table-cell>
          <table:table-cell table:style-name="ce12" table:formula="of:=[$results_2_raw.I62]/[$results_2_raw.$M62]" office:value-type="float" office:value="2.43988532836188" calcext:value-type="float">
            <text:p>2,44</text:p>
          </table:table-cell>
          <table:table-cell table:style-name="ce12" table:formula="of:=[$results_2_raw.J62]/[$results_2_raw.$M62]" office:value-type="float" office:value="1.14148404797918" calcext:value-type="float">
            <text:p>1,14</text:p>
          </table:table-cell>
          <table:table-cell table:style-name="ce12" table:formula="of:=[$results_2_raw.K62]/[$results_2_raw.$M62]" office:value-type="float" office:value="1.13551303246685" calcext:value-type="float">
            <text:p>1,14</text:p>
          </table:table-cell>
          <table:table-cell table:formula="of:=MEDIAN([.B65:.K65])" office:value-type="float" office:value="1.14530936719547" calcext:value-type="float">
            <text:p>1,15</text:p>
          </table:table-cell>
          <table:table-cell table:formula="of:=MIN([.B65:.K65])" office:value-type="float" office:value="1" calcext:value-type="float">
            <text:p>1,00</text:p>
          </table:table-cell>
          <table:table-cell table:formula="of:=MAX([.B65:.K65])" office:value-type="float" office:value="2.43988532836188" calcext:value-type="float">
            <text:p>2,44</text:p>
          </table:table-cell>
          <table:table-cell table:style-name="ce2" table:formula="of:=[.N65]/[.M65]" office:value-type="float" office:value="2.43988532836188" calcext:value-type="float">
            <text:p>2,44</text:p>
          </table:table-cell>
          <table:table-cell/>
          <table:table-cell table:formula="of:=[.K65]/[.F65]" office:value-type="float" office:value="0.998005935818958" calcext:value-type="float">
            <text:p>1,00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3" table:formula="of:=[$results_2_raw.B63]/[$results_2_raw.$M63]" office:value-type="float" office:value="1.47786834424668" calcext:value-type="float">
            <text:p>1,48</text:p>
          </table:table-cell>
          <table:table-cell table:style-name="ce13" table:formula="of:=[$results_2_raw.C63]/[$results_2_raw.$M63]" office:value-type="float" office:value="1.44860646936955" calcext:value-type="float">
            <text:p>1,45</text:p>
          </table:table-cell>
          <table:table-cell table:style-name="ce13" table:formula="of:=[$results_2_raw.D63]/[$results_2_raw.$M63]" office:value-type="float" office:value="1" calcext:value-type="float">
            <text:p>1,00</text:p>
          </table:table-cell>
          <table:table-cell table:style-name="ce13" table:formula="of:=[$results_2_raw.E63]/[$results_2_raw.$M63]" office:value-type="float" office:value="1.19833804648631" calcext:value-type="float">
            <text:p>1,20</text:p>
          </table:table-cell>
          <table:table-cell table:style-name="ce13" table:formula="of:=[$results_2_raw.F63]/[$results_2_raw.$M63]" office:value-type="float" office:value="1.27583286705884" calcext:value-type="float">
            <text:p>1,28</text:p>
          </table:table-cell>
          <table:table-cell table:style-name="ce13" table:formula="of:=[$results_2_raw.G63]/[$results_2_raw.$M63]" office:value-type="float" office:value="1.22984560013308" calcext:value-type="float">
            <text:p>1,23</text:p>
          </table:table-cell>
          <table:table-cell table:style-name="ce13" table:formula="of:=[$results_2_raw.H63]/[$results_2_raw.$M63]" office:value-type="float" office:value="1.99983365342447" calcext:value-type="float">
            <text:p>2,00</text:p>
          </table:table-cell>
          <table:table-cell table:style-name="ce13" table:formula="of:=[$results_2_raw.I63]/[$results_2_raw.$M63]" office:value-type="float" office:value="2.16629364707306" calcext:value-type="float">
            <text:p>2,17</text:p>
          </table:table-cell>
          <table:table-cell table:style-name="ce13" table:formula="of:=[$results_2_raw.J63]/[$results_2_raw.$M63]" office:value-type="float" office:value="1.25491856579007" calcext:value-type="float">
            <text:p>1,25</text:p>
          </table:table-cell>
          <table:table-cell table:style-name="ce13" table:formula="of:=[$results_2_raw.K63]/[$results_2_raw.$M63]" office:value-type="float" office:value="1.24873349766359" calcext:value-type="float">
            <text:p>1,25</text:p>
          </table:table-cell>
          <table:table-cell table:formula="of:=MEDIAN([.B66:.K66])" office:value-type="float" office:value="1.26537571642446" calcext:value-type="float">
            <text:p>1,27</text:p>
          </table:table-cell>
          <table:table-cell table:style-name="ce5" table:formula="of:=MIN([.B66:.K66])" office:value-type="float" office:value="1" calcext:value-type="float">
            <text:p>1,00</text:p>
          </table:table-cell>
          <table:table-cell table:style-name="ce5" table:formula="of:=MAX([.B66:.K66])" office:value-type="float" office:value="2.16629364707306" calcext:value-type="float">
            <text:p>2,17</text:p>
          </table:table-cell>
          <table:table-cell table:style-name="ce5" table:formula="of:=[.N66]/[.M66]" office:value-type="float" office:value="2.16629364707306" calcext:value-type="float">
            <text:p>2,17</text:p>
          </table:table-cell>
          <table:table-cell table:style-name="ce1"/>
          <table:table-cell table:style-name="ce5" table:formula="of:=[.K66]/[.F66]" office:value-type="float" office:value="0.978759467564332" calcext:value-type="float">
            <text:p>0,98</text:p>
          </table:table-cell>
          <table:table-cell table:number-columns-repeated="3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results_2.B5:results_2.K66">
            <calcext:condition calcext:apply-style-name="Good" calcext:value="&lt;1.02" calcext:base-cell-address="results_2.B5"/>
            <calcext:condition calcext:apply-style-name="Bad" calcext:value="&gt;1.2" calcext:base-cell-address="results_2.B5"/>
          </calcext:conditional-format>
        </calcext:conditional-formats>
      </table:table>
      <table:table table:name="results_3_raw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3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igLFSR&lt;N, std::uint16_t, false&gt;</text:p>
          </table:table-cell>
          <table:table-cell office:value-type="string" calcext:value-type="string">
            <text:p>BigLFSR&lt;N, std::uint16_t, true&gt;</text:p>
          </table:table-cell>
          <table:table-cell office:value-type="string" calcext:value-type="string">
            <text:p>BigLFSR&lt;N, std::uint32_t, false&gt;</text:p>
          </table:table-cell>
          <table:table-cell office:value-type="string" calcext:value-type="string">
            <text:p>BigLFSR&lt;N, std::uint32_t, true&gt;</text:p>
          </table:table-cell>
          <table:table-cell office:value-type="string" calcext:value-type="string">
            <text:p>BigLFSR&lt;N, std::uint64_t, false&gt;</text:p>
          </table:table-cell>
          <table:table-cell office:value-type="string" calcext:value-type="string">
            <text:p>BigLFSR&lt;N, std::uint64_t, true&gt;</text:p>
          </table:table-cell>
          <table:table-cell office:value-type="string" calcext:value-type="string">
            <text:p>BigLFSR&lt;N, std::uint8_t, false&gt;</text:p>
          </table:table-cell>
          <table:table-cell office:value-type="string" calcext:value-type="string">
            <text:p>BigLFSR&lt;N, std::uint8_t, true&gt;</text:p>
          </table:table-cell>
          <table:table-cell office:value-type="string" calcext:value-type="string">
            <text:p>SmallLFSR&lt;N, false&gt;</text:p>
          </table:table-cell>
          <table:table-cell office:value-type="string" calcext:value-type="string">
            <text:p>SmallLFSR&lt;N, true&gt;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style-name="Default" office:value-type="string" calcext:value-type="string">
            <text:p>worst/best rat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893" calcext:value-type="float">
            <text:p>1,28893</text:p>
          </table:table-cell>
          <table:table-cell office:value-type="float" office:value="1.09461" calcext:value-type="float">
            <text:p>1,09461</text:p>
          </table:table-cell>
          <table:table-cell office:value-type="float" office:value="1.26396" calcext:value-type="float">
            <text:p>1,26396</text:p>
          </table:table-cell>
          <table:table-cell office:value-type="float" office:value="1.04134" calcext:value-type="float">
            <text:p>1,04134</text:p>
          </table:table-cell>
          <table:table-cell office:value-type="float" office:value="1.27457" calcext:value-type="float">
            <text:p>1,27457</text:p>
          </table:table-cell>
          <table:table-cell office:value-type="float" office:value="1.03699" calcext:value-type="float">
            <text:p>1,03699</text:p>
          </table:table-cell>
          <table:table-cell office:value-type="float" office:value="1.29895" calcext:value-type="float">
            <text:p>1,29895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1.27896" calcext:value-type="float">
            <text:p>1,27896</text:p>
          </table:table-cell>
          <table:table-cell office:value-type="float" office:value="1.12916" calcext:value-type="float">
            <text:p>1,12916</text:p>
          </table:table-cell>
          <table:table-cell/>
          <table:table-cell table:formula="of:=MIN([.B2:.K2])" office:value-type="float" office:value="1.03699" calcext:value-type="float">
            <text:p>1,04</text:p>
          </table:table-cell>
          <table:table-cell table:formula="of:=MAX([.B2:.K2])" office:value-type="float" office:value="1.29895" calcext:value-type="float">
            <text:p>1,30</text:p>
          </table:table-cell>
          <table:table-cell table:formula="of:=[.N2]/[.M2]" office:value-type="float" office:value="1.25261574364266" calcext:value-type="float">
            <text:p>1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033" calcext:value-type="float">
            <text:p>1,29033</text:p>
          </table:table-cell>
          <table:table-cell office:value-type="float" office:value="1.04985" calcext:value-type="float">
            <text:p>1,04985</text:p>
          </table:table-cell>
          <table:table-cell office:value-type="float" office:value="1.30894" calcext:value-type="float">
            <text:p>1,30894</text:p>
          </table:table-cell>
          <table:table-cell office:value-type="float" office:value="1.05669" calcext:value-type="float">
            <text:p>1,05669</text:p>
          </table:table-cell>
          <table:table-cell office:value-type="float" office:value="1.29421" calcext:value-type="float">
            <text:p>1,29421</text:p>
          </table:table-cell>
          <table:table-cell office:value-type="float" office:value="1.03985" calcext:value-type="float">
            <text:p>1,03985</text:p>
          </table:table-cell>
          <table:table-cell office:value-type="float" office:value="1.28544" calcext:value-type="float">
            <text:p>1,28544</text:p>
          </table:table-cell>
          <table:table-cell office:value-type="float" office:value="1.04838" calcext:value-type="float">
            <text:p>1,04838</text:p>
          </table:table-cell>
          <table:table-cell office:value-type="float" office:value="1.28263" calcext:value-type="float">
            <text:p>1,28263</text:p>
          </table:table-cell>
          <table:table-cell office:value-type="float" office:value="1.16256" calcext:value-type="float">
            <text:p>1,16256</text:p>
          </table:table-cell>
          <table:table-cell/>
          <table:table-cell table:formula="of:=MIN([.B3:.K3])" office:value-type="float" office:value="1.03985" calcext:value-type="float">
            <text:p>1,04</text:p>
          </table:table-cell>
          <table:table-cell table:formula="of:=MAX([.B3:.K3])" office:value-type="float" office:value="1.30894" calcext:value-type="float">
            <text:p>1,31</text:p>
          </table:table-cell>
          <table:table-cell table:formula="of:=[.N3]/[.M3]" office:value-type="float" office:value="1.25877770832332" calcext:value-type="float">
            <text:p>1,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723" calcext:value-type="float">
            <text:p>1,31723</text:p>
          </table:table-cell>
          <table:table-cell office:value-type="float" office:value="1.03707" calcext:value-type="float">
            <text:p>1,03707</text:p>
          </table:table-cell>
          <table:table-cell office:value-type="float" office:value="1.33567" calcext:value-type="float">
            <text:p>1,33567</text:p>
          </table:table-cell>
          <table:table-cell office:value-type="float" office:value="1.05541" calcext:value-type="float">
            <text:p>1,05541</text:p>
          </table:table-cell>
          <table:table-cell office:value-type="float" office:value="1.36341" calcext:value-type="float">
            <text:p>1,36341</text:p>
          </table:table-cell>
          <table:table-cell office:value-type="float" office:value="1.05706" calcext:value-type="float">
            <text:p>1,05706</text:p>
          </table:table-cell>
          <table:table-cell office:value-type="float" office:value="1.35159" calcext:value-type="float">
            <text:p>1,35159</text:p>
          </table:table-cell>
          <table:table-cell office:value-type="float" office:value="1.05171" calcext:value-type="float">
            <text:p>1,05171</text:p>
          </table:table-cell>
          <table:table-cell office:value-type="float" office:value="1.31965" calcext:value-type="float">
            <text:p>1,31965</text:p>
          </table:table-cell>
          <table:table-cell office:value-type="float" office:value="1.26129" calcext:value-type="float">
            <text:p>1,26129</text:p>
          </table:table-cell>
          <table:table-cell/>
          <table:table-cell table:formula="of:=MIN([.B4:.K4])" office:value-type="float" office:value="1.03707" calcext:value-type="float">
            <text:p>1,04</text:p>
          </table:table-cell>
          <table:table-cell table:formula="of:=MAX([.B4:.K4])" office:value-type="float" office:value="1.36341" calcext:value-type="float">
            <text:p>1,36</text:p>
          </table:table-cell>
          <table:table-cell table:formula="of:=[.N4]/[.M4]" office:value-type="float" office:value="1.31467499783043" calcext:value-type="float">
            <text:p>1,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83" calcext:value-type="float">
            <text:p>1,2883</text:p>
          </table:table-cell>
          <table:table-cell office:value-type="float" office:value="1.27787" calcext:value-type="float">
            <text:p>1,27787</text:p>
          </table:table-cell>
          <table:table-cell office:value-type="float" office:value="1.29403" calcext:value-type="float">
            <text:p>1,29403</text:p>
          </table:table-cell>
          <table:table-cell office:value-type="float" office:value="1.27189" calcext:value-type="float">
            <text:p>1,27189</text:p>
          </table:table-cell>
          <table:table-cell office:value-type="float" office:value="1.30574" calcext:value-type="float">
            <text:p>1,30574</text:p>
          </table:table-cell>
          <table:table-cell office:value-type="float" office:value="1.30415" calcext:value-type="float">
            <text:p>1,30415</text:p>
          </table:table-cell>
          <table:table-cell office:value-type="float" office:value="1.28867" calcext:value-type="float">
            <text:p>1,28867</text:p>
          </table:table-cell>
          <table:table-cell office:value-type="float" office:value="1.27234" calcext:value-type="float">
            <text:p>1,27234</text:p>
          </table:table-cell>
          <table:table-cell office:value-type="float" office:value="1.28958" calcext:value-type="float">
            <text:p>1,28958</text:p>
          </table:table-cell>
          <table:table-cell office:value-type="float" office:value="1.24353" calcext:value-type="float">
            <text:p>1,24353</text:p>
          </table:table-cell>
          <table:table-cell/>
          <table:table-cell table:formula="of:=MIN([.B5:.K5])" office:value-type="float" office:value="1.24353" calcext:value-type="float">
            <text:p>1,24</text:p>
          </table:table-cell>
          <table:table-cell table:formula="of:=MAX([.B5:.K5])" office:value-type="float" office:value="1.30574" calcext:value-type="float">
            <text:p>1,31</text:p>
          </table:table-cell>
          <table:table-cell table:formula="of:=[.N5]/[.M5]" office:value-type="float" office:value="1.05002693943853" calcext:value-type="float">
            <text:p>1,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9287" calcext:value-type="float">
            <text:p>1,49287</text:p>
          </table:table-cell>
          <table:table-cell office:value-type="float" office:value="1.30911" calcext:value-type="float">
            <text:p>1,30911</text:p>
          </table:table-cell>
          <table:table-cell office:value-type="float" office:value="1.29297" calcext:value-type="float">
            <text:p>1,29297</text:p>
          </table:table-cell>
          <table:table-cell office:value-type="float" office:value="1.34675" calcext:value-type="float">
            <text:p>1,34675</text:p>
          </table:table-cell>
          <table:table-cell office:value-type="float" office:value="1.29714" calcext:value-type="float">
            <text:p>1,29714</text:p>
          </table:table-cell>
          <table:table-cell office:value-type="float" office:value="1.2868" calcext:value-type="float">
            <text:p>1,2868</text:p>
          </table:table-cell>
          <table:table-cell office:value-type="float" office:value="1.32538" calcext:value-type="float">
            <text:p>1,32538</text:p>
          </table:table-cell>
          <table:table-cell office:value-type="float" office:value="1.33075" calcext:value-type="float">
            <text:p>1,33075</text:p>
          </table:table-cell>
          <table:table-cell office:value-type="float" office:value="1.30816" calcext:value-type="float">
            <text:p>1,30816</text:p>
          </table:table-cell>
          <table:table-cell office:value-type="float" office:value="1.27031" calcext:value-type="float">
            <text:p>1,27031</text:p>
          </table:table-cell>
          <table:table-cell/>
          <table:table-cell table:formula="of:=MIN([.B6:.K6])" office:value-type="float" office:value="1.27031" calcext:value-type="float">
            <text:p>1,27</text:p>
          </table:table-cell>
          <table:table-cell table:formula="of:=MAX([.B6:.K6])" office:value-type="float" office:value="1.49287" calcext:value-type="float">
            <text:p>1,49</text:p>
          </table:table-cell>
          <table:table-cell table:formula="of:=[.N6]/[.M6]" office:value-type="float" office:value="1.1752013288095" calcext:value-type="float">
            <text:p>1,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3167" calcext:value-type="float">
            <text:p>1,93167</text:p>
          </table:table-cell>
          <table:table-cell office:value-type="float" office:value="1.64591" calcext:value-type="float">
            <text:p>1,64591</text:p>
          </table:table-cell>
          <table:table-cell office:value-type="float" office:value="1.89867" calcext:value-type="float">
            <text:p>1,89867</text:p>
          </table:table-cell>
          <table:table-cell office:value-type="float" office:value="1.61719" calcext:value-type="float">
            <text:p>1,61719</text:p>
          </table:table-cell>
          <table:table-cell office:value-type="float" office:value="1.93164" calcext:value-type="float">
            <text:p>1,93164</text:p>
          </table:table-cell>
          <table:table-cell office:value-type="float" office:value="1.63332" calcext:value-type="float">
            <text:p>1,63332</text:p>
          </table:table-cell>
          <table:table-cell office:value-type="float" office:value="1.59434" calcext:value-type="float">
            <text:p>1,59434</text:p>
          </table:table-cell>
          <table:table-cell office:value-type="float" office:value="1.63641" calcext:value-type="float">
            <text:p>1,63641</text:p>
          </table:table-cell>
          <table:table-cell office:value-type="float" office:value="1.60057" calcext:value-type="float">
            <text:p>1,60057</text:p>
          </table:table-cell>
          <table:table-cell office:value-type="float" office:value="1.83621" calcext:value-type="float">
            <text:p>1,83621</text:p>
          </table:table-cell>
          <table:table-cell/>
          <table:table-cell table:style-name="ce5" table:formula="of:=MIN([.B7:.K7])" office:value-type="float" office:value="1.59434" calcext:value-type="float">
            <text:p>1,59</text:p>
          </table:table-cell>
          <table:table-cell table:style-name="ce5" table:formula="of:=MAX([.B7:.K7])" office:value-type="float" office:value="1.93167" calcext:value-type="float">
            <text:p>1,93</text:p>
          </table:table-cell>
          <table:table-cell table:style-name="ce5" table:formula="of:=[.N7]/[.M7]" office:value-type="float" office:value="1.21157971323557" calcext:value-type="float">
            <text:p>1,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793" calcext:value-type="float">
            <text:p>1,34793</text:p>
          </table:table-cell>
          <table:table-cell office:value-type="float" office:value="1.82079" calcext:value-type="float">
            <text:p>1,82079</text:p>
          </table:table-cell>
          <table:table-cell office:value-type="float" office:value="1.33592" calcext:value-type="float">
            <text:p>1,33592</text:p>
          </table:table-cell>
          <table:table-cell office:value-type="float" office:value="1.29208" calcext:value-type="float">
            <text:p>1,29208</text:p>
          </table:table-cell>
          <table:table-cell office:value-type="float" office:value="1.34237" calcext:value-type="float">
            <text:p>1,34237</text:p>
          </table:table-cell>
          <table:table-cell office:value-type="float" office:value="1.2829" calcext:value-type="float">
            <text:p>1,2829</text:p>
          </table:table-cell>
          <table:table-cell office:value-type="float" office:value="0.868817" calcext:value-type="float">
            <text:p>0,868817</text:p>
          </table:table-cell>
          <table:table-cell office:value-type="float" office:value="0.819922" calcext:value-type="float">
            <text:p>0,819922</text:p>
          </table:table-cell>
          <table:table-cell office:value-type="float" office:value="1.36818" calcext:value-type="float">
            <text:p>1,36818</text:p>
          </table:table-cell>
          <table:table-cell office:value-type="float" office:value="1.37163" calcext:value-type="float">
            <text:p>1,37163</text:p>
          </table:table-cell>
          <table:table-cell/>
          <table:table-cell table:formula="of:=MIN([.B8:.K8])" office:value-type="float" office:value="0.819922" calcext:value-type="float">
            <text:p>0,82</text:p>
          </table:table-cell>
          <table:table-cell table:formula="of:=MAX([.B8:.K8])" office:value-type="float" office:value="1.82079" calcext:value-type="float">
            <text:p>1,82</text:p>
          </table:table-cell>
          <table:table-cell table:formula="of:=[.N8]/[.M8]" office:value-type="float" office:value="2.22068684582192" calcext:value-type="float">
            <text:p>2,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244" calcext:value-type="float">
            <text:p>1,30244</text:p>
          </table:table-cell>
          <table:table-cell office:value-type="float" office:value="1.80956" calcext:value-type="float">
            <text:p>1,80956</text:p>
          </table:table-cell>
          <table:table-cell office:value-type="float" office:value="1.33997" calcext:value-type="float">
            <text:p>1,33997</text:p>
          </table:table-cell>
          <table:table-cell office:value-type="float" office:value="1.27723" calcext:value-type="float">
            <text:p>1,27723</text:p>
          </table:table-cell>
          <table:table-cell office:value-type="float" office:value="1.3607" calcext:value-type="float">
            <text:p>1,3607</text:p>
          </table:table-cell>
          <table:table-cell office:value-type="float" office:value="1.29564" calcext:value-type="float">
            <text:p>1,29564</text:p>
          </table:table-cell>
          <table:table-cell office:value-type="float" office:value="1.14308" calcext:value-type="float">
            <text:p>1,14308</text:p>
          </table:table-cell>
          <table:table-cell office:value-type="float" office:value="1.11873" calcext:value-type="float">
            <text:p>1,11873</text:p>
          </table:table-cell>
          <table:table-cell office:value-type="float" office:value="1.39074" calcext:value-type="float">
            <text:p>1,39074</text:p>
          </table:table-cell>
          <table:table-cell office:value-type="float" office:value="1.37537" calcext:value-type="float">
            <text:p>1,37537</text:p>
          </table:table-cell>
          <table:table-cell/>
          <table:table-cell table:formula="of:=MIN([.B9:.K9])" office:value-type="float" office:value="1.11873" calcext:value-type="float">
            <text:p>1,12</text:p>
          </table:table-cell>
          <table:table-cell table:formula="of:=MAX([.B9:.K9])" office:value-type="float" office:value="1.80956" calcext:value-type="float">
            <text:p>1,81</text:p>
          </table:table-cell>
          <table:table-cell table:formula="of:=[.N9]/[.M9]" office:value-type="float" office:value="1.61751271531111" calcext:value-type="float">
            <text:p>1,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587" calcext:value-type="float">
            <text:p>1,3587</text:p>
          </table:table-cell>
          <table:table-cell office:value-type="float" office:value="1.8221" calcext:value-type="float">
            <text:p>1,8221</text:p>
          </table:table-cell>
          <table:table-cell office:value-type="float" office:value="1.33708" calcext:value-type="float">
            <text:p>1,33708</text:p>
          </table:table-cell>
          <table:table-cell office:value-type="float" office:value="1.3103" calcext:value-type="float">
            <text:p>1,3103</text:p>
          </table:table-cell>
          <table:table-cell office:value-type="float" office:value="1.35462" calcext:value-type="float">
            <text:p>1,35462</text:p>
          </table:table-cell>
          <table:table-cell office:value-type="float" office:value="1.28757" calcext:value-type="float">
            <text:p>1,28757</text:p>
          </table:table-cell>
          <table:table-cell office:value-type="float" office:value="1.30739" calcext:value-type="float">
            <text:p>1,30739</text:p>
          </table:table-cell>
          <table:table-cell office:value-type="float" office:value="1.05498" calcext:value-type="float">
            <text:p>1,05498</text:p>
          </table:table-cell>
          <table:table-cell office:value-type="float" office:value="1.36099" calcext:value-type="float">
            <text:p>1,36099</text:p>
          </table:table-cell>
          <table:table-cell office:value-type="float" office:value="1.37319" calcext:value-type="float">
            <text:p>1,37319</text:p>
          </table:table-cell>
          <table:table-cell/>
          <table:table-cell table:formula="of:=MIN([.B10:.K10])" office:value-type="float" office:value="1.05498" calcext:value-type="float">
            <text:p>1,05</text:p>
          </table:table-cell>
          <table:table-cell table:formula="of:=MAX([.B10:.K10])" office:value-type="float" office:value="1.8221" calcext:value-type="float">
            <text:p>1,82</text:p>
          </table:table-cell>
          <table:table-cell table:formula="of:=[.N10]/[.M10]" office:value-type="float" office:value="1.72714174676297" calcext:value-type="float">
            <text:p>1,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3905" calcext:value-type="float">
            <text:p>1,93905</text:p>
          </table:table-cell>
          <table:table-cell office:value-type="float" office:value="1.58962" calcext:value-type="float">
            <text:p>1,58962</text:p>
          </table:table-cell>
          <table:table-cell office:value-type="float" office:value="1.85066" calcext:value-type="float">
            <text:p>1,85066</text:p>
          </table:table-cell>
          <table:table-cell office:value-type="float" office:value="1.59856" calcext:value-type="float">
            <text:p>1,59856</text:p>
          </table:table-cell>
          <table:table-cell office:value-type="float" office:value="1.9236" calcext:value-type="float">
            <text:p>1,9236</text:p>
          </table:table-cell>
          <table:table-cell office:value-type="float" office:value="1.59465" calcext:value-type="float">
            <text:p>1,59465</text:p>
          </table:table-cell>
          <table:table-cell office:value-type="float" office:value="1.5702" calcext:value-type="float">
            <text:p>1,5702</text:p>
          </table:table-cell>
          <table:table-cell office:value-type="float" office:value="1.42545" calcext:value-type="float">
            <text:p>1,42545</text:p>
          </table:table-cell>
          <table:table-cell office:value-type="float" office:value="1.8525" calcext:value-type="float">
            <text:p>1,8525</text:p>
          </table:table-cell>
          <table:table-cell office:value-type="float" office:value="1.92852" calcext:value-type="float">
            <text:p>1,92852</text:p>
          </table:table-cell>
          <table:table-cell/>
          <table:table-cell table:formula="of:=MIN([.B11:.K11])" office:value-type="float" office:value="1.42545" calcext:value-type="float">
            <text:p>1,43</text:p>
          </table:table-cell>
          <table:table-cell table:formula="of:=MAX([.B11:.K11])" office:value-type="float" office:value="1.93905" calcext:value-type="float">
            <text:p>1,94</text:p>
          </table:table-cell>
          <table:table-cell table:formula="of:=[.N11]/[.M11]" office:value-type="float" office:value="1.36030727138798" calcext:value-type="float">
            <text:p>1,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3136" calcext:value-type="float">
            <text:p>1,93136</text:p>
          </table:table-cell>
          <table:table-cell office:value-type="float" office:value="1.58895" calcext:value-type="float">
            <text:p>1,58895</text:p>
          </table:table-cell>
          <table:table-cell office:value-type="float" office:value="1.85812" calcext:value-type="float">
            <text:p>1,85812</text:p>
          </table:table-cell>
          <table:table-cell office:value-type="float" office:value="1.58102" calcext:value-type="float">
            <text:p>1,58102</text:p>
          </table:table-cell>
          <table:table-cell office:value-type="float" office:value="1.93358" calcext:value-type="float">
            <text:p>1,93358</text:p>
          </table:table-cell>
          <table:table-cell office:value-type="float" office:value="1.57987" calcext:value-type="float">
            <text:p>1,57987</text:p>
          </table:table-cell>
          <table:table-cell office:value-type="float" office:value="2.20095" calcext:value-type="float">
            <text:p>2,20095</text:p>
          </table:table-cell>
          <table:table-cell office:value-type="float" office:value="1.59847" calcext:value-type="float">
            <text:p>1,59847</text:p>
          </table:table-cell>
          <table:table-cell office:value-type="float" office:value="1.86101" calcext:value-type="float">
            <text:p>1,86101</text:p>
          </table:table-cell>
          <table:table-cell office:value-type="float" office:value="1.85511" calcext:value-type="float">
            <text:p>1,85511</text:p>
          </table:table-cell>
          <table:table-cell/>
          <table:table-cell table:formula="of:=MIN([.B12:.K12])" office:value-type="float" office:value="1.57987" calcext:value-type="float">
            <text:p>1,58</text:p>
          </table:table-cell>
          <table:table-cell table:formula="of:=MAX([.B12:.K12])" office:value-type="float" office:value="2.20095" calcext:value-type="float">
            <text:p>2,20</text:p>
          </table:table-cell>
          <table:table-cell table:formula="of:=[.N12]/[.M12]" office:value-type="float" office:value="1.3931209529898" calcext:value-type="float">
            <text:p>1,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3615" calcext:value-type="float">
            <text:p>1,93615</text:p>
          </table:table-cell>
          <table:table-cell office:value-type="float" office:value="1.58825" calcext:value-type="float">
            <text:p>1,58825</text:p>
          </table:table-cell>
          <table:table-cell office:value-type="float" office:value="1.89401" calcext:value-type="float">
            <text:p>1,89401</text:p>
          </table:table-cell>
          <table:table-cell office:value-type="float" office:value="1.62705" calcext:value-type="float">
            <text:p>1,62705</text:p>
          </table:table-cell>
          <table:table-cell office:value-type="float" office:value="1.92092" calcext:value-type="float">
            <text:p>1,92092</text:p>
          </table:table-cell>
          <table:table-cell office:value-type="float" office:value="1.62184" calcext:value-type="float">
            <text:p>1,62184</text:p>
          </table:table-cell>
          <table:table-cell office:value-type="float" office:value="2.19281" calcext:value-type="float">
            <text:p>2,19281</text:p>
          </table:table-cell>
          <table:table-cell office:value-type="float" office:value="1.56958" calcext:value-type="float">
            <text:p>1,56958</text:p>
          </table:table-cell>
          <table:table-cell office:value-type="float" office:value="1.86671" calcext:value-type="float">
            <text:p>1,86671</text:p>
          </table:table-cell>
          <table:table-cell office:value-type="float" office:value="1.94796" calcext:value-type="float">
            <text:p>1,94796</text:p>
          </table:table-cell>
          <table:table-cell/>
          <table:table-cell table:formula="of:=MIN([.B13:.K13])" office:value-type="float" office:value="1.56958" calcext:value-type="float">
            <text:p>1,57</text:p>
          </table:table-cell>
          <table:table-cell table:formula="of:=MAX([.B13:.K13])" office:value-type="float" office:value="2.19281" calcext:value-type="float">
            <text:p>2,19</text:p>
          </table:table-cell>
          <table:table-cell table:formula="of:=[.N13]/[.M13]" office:value-type="float" office:value="1.39706800545369" calcext:value-type="float">
            <text:p>1,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0457" calcext:value-type="float">
            <text:p>1,30457</text:p>
          </table:table-cell>
          <table:table-cell office:value-type="float" office:value="1.27881" calcext:value-type="float">
            <text:p>1,27881</text:p>
          </table:table-cell>
          <table:table-cell office:value-type="float" office:value="1.2892" calcext:value-type="float">
            <text:p>1,2892</text:p>
          </table:table-cell>
          <table:table-cell office:value-type="float" office:value="1.28015" calcext:value-type="float">
            <text:p>1,28015</text:p>
          </table:table-cell>
          <table:table-cell office:value-type="float" office:value="1.28883" calcext:value-type="float">
            <text:p>1,28883</text:p>
          </table:table-cell>
          <table:table-cell office:value-type="float" office:value="1.26192" calcext:value-type="float">
            <text:p>1,26192</text:p>
          </table:table-cell>
          <table:table-cell office:value-type="float" office:value="1.29621" calcext:value-type="float">
            <text:p>1,29621</text:p>
          </table:table-cell>
          <table:table-cell office:value-type="float" office:value="1.22185" calcext:value-type="float">
            <text:p>1,22185</text:p>
          </table:table-cell>
          <table:table-cell office:value-type="float" office:value="1.28906" calcext:value-type="float">
            <text:p>1,28906</text:p>
          </table:table-cell>
          <table:table-cell office:value-type="float" office:value="1.36323" calcext:value-type="float">
            <text:p>1,36323</text:p>
          </table:table-cell>
          <table:table-cell/>
          <table:table-cell table:formula="of:=MIN([.B14:.K14])" office:value-type="float" office:value="1.22185" calcext:value-type="float">
            <text:p>1,22</text:p>
          </table:table-cell>
          <table:table-cell table:formula="of:=MAX([.B14:.K14])" office:value-type="float" office:value="1.36323" calcext:value-type="float">
            <text:p>1,36</text:p>
          </table:table-cell>
          <table:table-cell table:formula="of:=[.N14]/[.M14]" office:value-type="float" office:value="1.11570978434341" calcext:value-type="float">
            <text:p>1,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8285" calcext:value-type="float">
            <text:p>1,58285</text:p>
          </table:table-cell>
          <table:table-cell office:value-type="float" office:value="1.59123" calcext:value-type="float">
            <text:p>1,59123</text:p>
          </table:table-cell>
          <table:table-cell office:value-type="float" office:value="1.85004" calcext:value-type="float">
            <text:p>1,85004</text:p>
          </table:table-cell>
          <table:table-cell office:value-type="float" office:value="1.58478" calcext:value-type="float">
            <text:p>1,58478</text:p>
          </table:table-cell>
          <table:table-cell office:value-type="float" office:value="1.92241" calcext:value-type="float">
            <text:p>1,92241</text:p>
          </table:table-cell>
          <table:table-cell office:value-type="float" office:value="1.59186" calcext:value-type="float">
            <text:p>1,59186</text:p>
          </table:table-cell>
          <table:table-cell office:value-type="float" office:value="1.26867" calcext:value-type="float">
            <text:p>1,26867</text:p>
          </table:table-cell>
          <table:table-cell office:value-type="float" office:value="1.35679" calcext:value-type="float">
            <text:p>1,35679</text:p>
          </table:table-cell>
          <table:table-cell office:value-type="float" office:value="1.58197" calcext:value-type="float">
            <text:p>1,58197</text:p>
          </table:table-cell>
          <table:table-cell office:value-type="float" office:value="1.92494" calcext:value-type="float">
            <text:p>1,92494</text:p>
          </table:table-cell>
          <table:table-cell/>
          <table:table-cell table:style-name="ce5" table:formula="of:=MIN([.B15:.K15])" office:value-type="float" office:value="1.26867" calcext:value-type="float">
            <text:p>1,27</text:p>
          </table:table-cell>
          <table:table-cell table:style-name="ce5" table:formula="of:=MAX([.B15:.K15])" office:value-type="float" office:value="1.92494" calcext:value-type="float">
            <text:p>1,92</text:p>
          </table:table-cell>
          <table:table-cell table:style-name="ce5" table:formula="of:=[.N15]/[.M15]" office:value-type="float" office:value="1.51728976014251" calcext:value-type="float">
            <text:p>1,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4354" calcext:value-type="float">
            <text:p>0,864354</text:p>
          </table:table-cell>
          <table:table-cell office:value-type="float" office:value="0.812575" calcext:value-type="float">
            <text:p>0,812575</text:p>
          </table:table-cell>
          <table:table-cell office:value-type="float" office:value="1.33478" calcext:value-type="float">
            <text:p>1,33478</text:p>
          </table:table-cell>
          <table:table-cell office:value-type="float" office:value="1.27924" calcext:value-type="float">
            <text:p>1,27924</text:p>
          </table:table-cell>
          <table:table-cell office:value-type="float" office:value="1.36644" calcext:value-type="float">
            <text:p>1,36644</text:p>
          </table:table-cell>
          <table:table-cell office:value-type="float" office:value="1.2792" calcext:value-type="float">
            <text:p>1,2792</text:p>
          </table:table-cell>
          <table:table-cell office:value-type="float" office:value="0.993701" calcext:value-type="float">
            <text:p>0,993701</text:p>
          </table:table-cell>
          <table:table-cell office:value-type="float" office:value="1.28973" calcext:value-type="float">
            <text:p>1,28973</text:p>
          </table:table-cell>
          <table:table-cell office:value-type="float" office:value="1.34788" calcext:value-type="float">
            <text:p>1,34788</text:p>
          </table:table-cell>
          <table:table-cell office:value-type="float" office:value="1.28034" calcext:value-type="float">
            <text:p>1,28034</text:p>
          </table:table-cell>
          <table:table-cell/>
          <table:table-cell table:formula="of:=MIN([.B16:.K16])" office:value-type="float" office:value="0.812575" calcext:value-type="float">
            <text:p>0,81</text:p>
          </table:table-cell>
          <table:table-cell table:formula="of:=MAX([.B16:.K16])" office:value-type="float" office:value="1.36644" calcext:value-type="float">
            <text:p>1,37</text:p>
          </table:table-cell>
          <table:table-cell table:formula="of:=[.N16]/[.M16]" office:value-type="float" office:value="1.68161708150017" calcext:value-type="float">
            <text:p>1,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7111" calcext:value-type="float">
            <text:p>1,17111</text:p>
          </table:table-cell>
          <table:table-cell office:value-type="float" office:value="1.04498" calcext:value-type="float">
            <text:p>1,04498</text:p>
          </table:table-cell>
          <table:table-cell office:value-type="float" office:value="1.3355" calcext:value-type="float">
            <text:p>1,3355</text:p>
          </table:table-cell>
          <table:table-cell office:value-type="float" office:value="1.28343" calcext:value-type="float">
            <text:p>1,28343</text:p>
          </table:table-cell>
          <table:table-cell office:value-type="float" office:value="1.35787" calcext:value-type="float">
            <text:p>1,35787</text:p>
          </table:table-cell>
          <table:table-cell office:value-type="float" office:value="1.28507" calcext:value-type="float">
            <text:p>1,28507</text:p>
          </table:table-cell>
          <table:table-cell office:value-type="float" office:value="1.13804" calcext:value-type="float">
            <text:p>1,13804</text:p>
          </table:table-cell>
          <table:table-cell office:value-type="float" office:value="1.03587" calcext:value-type="float">
            <text:p>1,03587</text:p>
          </table:table-cell>
          <table:table-cell office:value-type="float" office:value="1.32684" calcext:value-type="float">
            <text:p>1,32684</text:p>
          </table:table-cell>
          <table:table-cell office:value-type="float" office:value="1.28542" calcext:value-type="float">
            <text:p>1,28542</text:p>
          </table:table-cell>
          <table:table-cell/>
          <table:table-cell table:formula="of:=MIN([.B17:.K17])" office:value-type="float" office:value="1.03587" calcext:value-type="float">
            <text:p>1,04</text:p>
          </table:table-cell>
          <table:table-cell table:formula="of:=MAX([.B17:.K17])" office:value-type="float" office:value="1.35787" calcext:value-type="float">
            <text:p>1,36</text:p>
          </table:table-cell>
          <table:table-cell table:formula="of:=[.N17]/[.M17]" office:value-type="float" office:value="1.31084981706199" calcext:value-type="float">
            <text:p>1,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5773" calcext:value-type="float">
            <text:p>1,95773</text:p>
          </table:table-cell>
          <table:table-cell office:value-type="float" office:value="1.42529" calcext:value-type="float">
            <text:p>1,42529</text:p>
          </table:table-cell>
          <table:table-cell office:value-type="float" office:value="1.8484" calcext:value-type="float">
            <text:p>1,8484</text:p>
          </table:table-cell>
          <table:table-cell office:value-type="float" office:value="1.58273" calcext:value-type="float">
            <text:p>1,58273</text:p>
          </table:table-cell>
          <table:table-cell office:value-type="float" office:value="1.92063" calcext:value-type="float">
            <text:p>1,92063</text:p>
          </table:table-cell>
          <table:table-cell office:value-type="float" office:value="1.58473" calcext:value-type="float">
            <text:p>1,58473</text:p>
          </table:table-cell>
          <table:table-cell office:value-type="float" office:value="1.92186" calcext:value-type="float">
            <text:p>1,92186</text:p>
          </table:table-cell>
          <table:table-cell office:value-type="float" office:value="1.30826" calcext:value-type="float">
            <text:p>1,30826</text:p>
          </table:table-cell>
          <table:table-cell office:value-type="float" office:value="1.85453" calcext:value-type="float">
            <text:p>1,85453</text:p>
          </table:table-cell>
          <table:table-cell office:value-type="float" office:value="1.58636" calcext:value-type="float">
            <text:p>1,58636</text:p>
          </table:table-cell>
          <table:table-cell/>
          <table:table-cell table:formula="of:=MIN([.B18:.K18])" office:value-type="float" office:value="1.30826" calcext:value-type="float">
            <text:p>1,31</text:p>
          </table:table-cell>
          <table:table-cell table:formula="of:=MAX([.B18:.K18])" office:value-type="float" office:value="1.95773" calcext:value-type="float">
            <text:p>1,96</text:p>
          </table:table-cell>
          <table:table-cell table:formula="of:=[.N18]/[.M18]" office:value-type="float" office:value="1.49643801690795" calcext:value-type="float">
            <text:p>1,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6" calcext:value-type="float">
            <text:p>1,056</text:p>
          </table:table-cell>
          <table:table-cell office:value-type="float" office:value="1.05598" calcext:value-type="float">
            <text:p>1,05598</text:p>
          </table:table-cell>
          <table:table-cell office:value-type="float" office:value="1.33075" calcext:value-type="float">
            <text:p>1,33075</text:p>
          </table:table-cell>
          <table:table-cell office:value-type="float" office:value="1.28478" calcext:value-type="float">
            <text:p>1,28478</text:p>
          </table:table-cell>
          <table:table-cell office:value-type="float" office:value="1.37215" calcext:value-type="float">
            <text:p>1,37215</text:p>
          </table:table-cell>
          <table:table-cell office:value-type="float" office:value="1.28123" calcext:value-type="float">
            <text:p>1,28123</text:p>
          </table:table-cell>
          <table:table-cell office:value-type="float" office:value="1.35533" calcext:value-type="float">
            <text:p>1,35533</text:p>
          </table:table-cell>
          <table:table-cell office:value-type="float" office:value="1.01705" calcext:value-type="float">
            <text:p>1,01705</text:p>
          </table:table-cell>
          <table:table-cell office:value-type="float" office:value="1.33559" calcext:value-type="float">
            <text:p>1,33559</text:p>
          </table:table-cell>
          <table:table-cell office:value-type="float" office:value="1.28231" calcext:value-type="float">
            <text:p>1,28231</text:p>
          </table:table-cell>
          <table:table-cell/>
          <table:table-cell table:formula="of:=MIN([.B19:.K19])" office:value-type="float" office:value="1.01705" calcext:value-type="float">
            <text:p>1,02</text:p>
          </table:table-cell>
          <table:table-cell table:formula="of:=MAX([.B19:.K19])" office:value-type="float" office:value="1.37215" calcext:value-type="float">
            <text:p>1,37</text:p>
          </table:table-cell>
          <table:table-cell table:formula="of:=[.N19]/[.M19]" office:value-type="float" office:value="1.34914704291824" calcext:value-type="float">
            <text:p>1,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7504" calcext:value-type="float">
            <text:p>1,07504</text:p>
          </table:table-cell>
          <table:table-cell office:value-type="float" office:value="1.05061" calcext:value-type="float">
            <text:p>1,05061</text:p>
          </table:table-cell>
          <table:table-cell office:value-type="float" office:value="1.34826" calcext:value-type="float">
            <text:p>1,34826</text:p>
          </table:table-cell>
          <table:table-cell office:value-type="float" office:value="1.30691" calcext:value-type="float">
            <text:p>1,30691</text:p>
          </table:table-cell>
          <table:table-cell office:value-type="float" office:value="1.34947" calcext:value-type="float">
            <text:p>1,34947</text:p>
          </table:table-cell>
          <table:table-cell office:value-type="float" office:value="1.27393" calcext:value-type="float">
            <text:p>1,27393</text:p>
          </table:table-cell>
          <table:table-cell office:value-type="float" office:value="1.09531" calcext:value-type="float">
            <text:p>1,09531</text:p>
          </table:table-cell>
          <table:table-cell office:value-type="float" office:value="1.08609" calcext:value-type="float">
            <text:p>1,08609</text:p>
          </table:table-cell>
          <table:table-cell office:value-type="float" office:value="1.32915" calcext:value-type="float">
            <text:p>1,32915</text:p>
          </table:table-cell>
          <table:table-cell office:value-type="float" office:value="1.28297" calcext:value-type="float">
            <text:p>1,28297</text:p>
          </table:table-cell>
          <table:table-cell/>
          <table:table-cell table:formula="of:=MIN([.B20:.K20])" office:value-type="float" office:value="1.05061" calcext:value-type="float">
            <text:p>1,05</text:p>
          </table:table-cell>
          <table:table-cell table:formula="of:=MAX([.B20:.K20])" office:value-type="float" office:value="1.34947" calcext:value-type="float">
            <text:p>1,35</text:p>
          </table:table-cell>
          <table:table-cell table:formula="of:=[.N20]/[.M20]" office:value-type="float" office:value="1.28446331179029" calcext:value-type="float">
            <text:p>1,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6873" calcext:value-type="float">
            <text:p>1,36873</text:p>
          </table:table-cell>
          <table:table-cell office:value-type="float" office:value="1.24214" calcext:value-type="float">
            <text:p>1,24214</text:p>
          </table:table-cell>
          <table:table-cell office:value-type="float" office:value="1.30121" calcext:value-type="float">
            <text:p>1,30121</text:p>
          </table:table-cell>
          <table:table-cell office:value-type="float" office:value="1.2864" calcext:value-type="float">
            <text:p>1,2864</text:p>
          </table:table-cell>
          <table:table-cell office:value-type="float" office:value="1.29933" calcext:value-type="float">
            <text:p>1,29933</text:p>
          </table:table-cell>
          <table:table-cell office:value-type="float" office:value="1.28691" calcext:value-type="float">
            <text:p>1,28691</text:p>
          </table:table-cell>
          <table:table-cell office:value-type="float" office:value="1.37991" calcext:value-type="float">
            <text:p>1,37991</text:p>
          </table:table-cell>
          <table:table-cell office:value-type="float" office:value="1.40525" calcext:value-type="float">
            <text:p>1,40525</text:p>
          </table:table-cell>
          <table:table-cell office:value-type="float" office:value="1.3001" calcext:value-type="float">
            <text:p>1,3001</text:p>
          </table:table-cell>
          <table:table-cell office:value-type="float" office:value="1.30971" calcext:value-type="float">
            <text:p>1,30971</text:p>
          </table:table-cell>
          <table:table-cell/>
          <table:table-cell table:formula="of:=MIN([.B21:.K21])" office:value-type="float" office:value="1.24214" calcext:value-type="float">
            <text:p>1,24</text:p>
          </table:table-cell>
          <table:table-cell table:formula="of:=MAX([.B21:.K21])" office:value-type="float" office:value="1.40525" calcext:value-type="float">
            <text:p>1,41</text:p>
          </table:table-cell>
          <table:table-cell table:formula="of:=[.N21]/[.M21]" office:value-type="float" office:value="1.13131370054905" calcext:value-type="float">
            <text:p>1,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6034" calcext:value-type="float">
            <text:p>1,06034</text:p>
          </table:table-cell>
          <table:table-cell office:value-type="float" office:value="1.07589" calcext:value-type="float">
            <text:p>1,07589</text:p>
          </table:table-cell>
          <table:table-cell office:value-type="float" office:value="1.34109" calcext:value-type="float">
            <text:p>1,34109</text:p>
          </table:table-cell>
          <table:table-cell office:value-type="float" office:value="1.2917" calcext:value-type="float">
            <text:p>1,2917</text:p>
          </table:table-cell>
          <table:table-cell office:value-type="float" office:value="1.37216" calcext:value-type="float">
            <text:p>1,37216</text:p>
          </table:table-cell>
          <table:table-cell office:value-type="float" office:value="1.29128" calcext:value-type="float">
            <text:p>1,29128</text:p>
          </table:table-cell>
          <table:table-cell office:value-type="float" office:value="1.41136" calcext:value-type="float">
            <text:p>1,41136</text:p>
          </table:table-cell>
          <table:table-cell office:value-type="float" office:value="1.07894" calcext:value-type="float">
            <text:p>1,07894</text:p>
          </table:table-cell>
          <table:table-cell office:value-type="float" office:value="1.334" calcext:value-type="float">
            <text:p>1,334</text:p>
          </table:table-cell>
          <table:table-cell office:value-type="float" office:value="1.29238" calcext:value-type="float">
            <text:p>1,29238</text:p>
          </table:table-cell>
          <table:table-cell/>
          <table:table-cell table:formula="of:=MIN([.B22:.K22])" office:value-type="float" office:value="1.06034" calcext:value-type="float">
            <text:p>1,06</text:p>
          </table:table-cell>
          <table:table-cell table:formula="of:=MAX([.B22:.K22])" office:value-type="float" office:value="1.41136" calcext:value-type="float">
            <text:p>1,41</text:p>
          </table:table-cell>
          <table:table-cell table:formula="of:=[.N22]/[.M22]" office:value-type="float" office:value="1.33104475922817" calcext:value-type="float">
            <text:p>1,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6727" calcext:value-type="float">
            <text:p>1,46727</text:p>
          </table:table-cell>
          <table:table-cell office:value-type="float" office:value="1.42992" calcext:value-type="float">
            <text:p>1,42992</text:p>
          </table:table-cell>
          <table:table-cell office:value-type="float" office:value="1.92529" calcext:value-type="float">
            <text:p>1,92529</text:p>
          </table:table-cell>
          <table:table-cell office:value-type="float" office:value="1.59428" calcext:value-type="float">
            <text:p>1,59428</text:p>
          </table:table-cell>
          <table:table-cell office:value-type="float" office:value="1.88148" calcext:value-type="float">
            <text:p>1,88148</text:p>
          </table:table-cell>
          <table:table-cell office:value-type="float" office:value="1.59504" calcext:value-type="float">
            <text:p>1,59504</text:p>
          </table:table-cell>
          <table:table-cell office:value-type="float" office:value="1.28327" calcext:value-type="float">
            <text:p>1,28327</text:p>
          </table:table-cell>
          <table:table-cell office:value-type="float" office:value="1.65676" calcext:value-type="float">
            <text:p>1,65676</text:p>
          </table:table-cell>
          <table:table-cell office:value-type="float" office:value="1.92299" calcext:value-type="float">
            <text:p>1,92299</text:p>
          </table:table-cell>
          <table:table-cell office:value-type="float" office:value="1.59835" calcext:value-type="float">
            <text:p>1,59835</text:p>
          </table:table-cell>
          <table:table-cell/>
          <table:table-cell table:formula="of:=MIN([.B23:.K23])" office:value-type="float" office:value="1.28327" calcext:value-type="float">
            <text:p>1,28</text:p>
          </table:table-cell>
          <table:table-cell table:formula="of:=MAX([.B23:.K23])" office:value-type="float" office:value="1.92529" calcext:value-type="float">
            <text:p>1,93</text:p>
          </table:table-cell>
          <table:table-cell table:formula="of:=[.N23]/[.M23]" office:value-type="float" office:value="1.50030001480593" calcext:value-type="float">
            <text:p>1,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6403" calcext:value-type="float">
            <text:p>1,06403</text:p>
          </table:table-cell>
          <table:table-cell office:value-type="float" office:value="1.23995" calcext:value-type="float">
            <text:p>1,23995</text:p>
          </table:table-cell>
          <table:table-cell office:value-type="float" office:value="1.32588" calcext:value-type="float">
            <text:p>1,32588</text:p>
          </table:table-cell>
          <table:table-cell office:value-type="float" office:value="1.28463" calcext:value-type="float">
            <text:p>1,28463</text:p>
          </table:table-cell>
          <table:table-cell office:value-type="float" office:value="1.35867" calcext:value-type="float">
            <text:p>1,35867</text:p>
          </table:table-cell>
          <table:table-cell office:value-type="float" office:value="1.28058" calcext:value-type="float">
            <text:p>1,28058</text:p>
          </table:table-cell>
          <table:table-cell office:value-type="float" office:value="1.37695" calcext:value-type="float">
            <text:p>1,37695</text:p>
          </table:table-cell>
          <table:table-cell office:value-type="float" office:value="1.13771" calcext:value-type="float">
            <text:p>1,13771</text:p>
          </table:table-cell>
          <table:table-cell office:value-type="float" office:value="1.34732" calcext:value-type="float">
            <text:p>1,34732</text:p>
          </table:table-cell>
          <table:table-cell office:value-type="float" office:value="1.28693" calcext:value-type="float">
            <text:p>1,28693</text:p>
          </table:table-cell>
          <table:table-cell/>
          <table:table-cell table:formula="of:=MIN([.B24:.K24])" office:value-type="float" office:value="1.06403" calcext:value-type="float">
            <text:p>1,06</text:p>
          </table:table-cell>
          <table:table-cell table:formula="of:=MAX([.B24:.K24])" office:value-type="float" office:value="1.37695" calcext:value-type="float">
            <text:p>1,38</text:p>
          </table:table-cell>
          <table:table-cell table:formula="of:=[.N24]/[.M24]" office:value-type="float" office:value="1.29408945236506" calcext:value-type="float">
            <text:p>1,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83628" calcext:value-type="float">
            <text:p>1,83628</text:p>
          </table:table-cell>
          <table:table-cell office:value-type="float" office:value="1.88741" calcext:value-type="float">
            <text:p>1,88741</text:p>
          </table:table-cell>
          <table:table-cell office:value-type="float" office:value="1.85639" calcext:value-type="float">
            <text:p>1,85639</text:p>
          </table:table-cell>
          <table:table-cell office:value-type="float" office:value="1.58725" calcext:value-type="float">
            <text:p>1,58725</text:p>
          </table:table-cell>
          <table:table-cell office:value-type="float" office:value="1.92474" calcext:value-type="float">
            <text:p>1,92474</text:p>
          </table:table-cell>
          <table:table-cell office:value-type="float" office:value="1.58578" calcext:value-type="float">
            <text:p>1,58578</text:p>
          </table:table-cell>
          <table:table-cell office:value-type="float" office:value="1.66326" calcext:value-type="float">
            <text:p>1,66326</text:p>
          </table:table-cell>
          <table:table-cell office:value-type="float" office:value="1.90156" calcext:value-type="float">
            <text:p>1,90156</text:p>
          </table:table-cell>
          <table:table-cell office:value-type="float" office:value="1.84932" calcext:value-type="float">
            <text:p>1,84932</text:p>
          </table:table-cell>
          <table:table-cell office:value-type="float" office:value="1.58465" calcext:value-type="float">
            <text:p>1,58465</text:p>
          </table:table-cell>
          <table:table-cell/>
          <table:table-cell table:formula="of:=MIN([.B25:.K25])" office:value-type="float" office:value="1.58465" calcext:value-type="float">
            <text:p>1,58</text:p>
          </table:table-cell>
          <table:table-cell table:formula="of:=MAX([.B25:.K25])" office:value-type="float" office:value="1.92474" calcext:value-type="float">
            <text:p>1,92</text:p>
          </table:table-cell>
          <table:table-cell table:formula="of:=[.N25]/[.M25]" office:value-type="float" office:value="1.21461521471618" calcext:value-type="float">
            <text:p>1,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84416" calcext:value-type="float">
            <text:p>1,84416</text:p>
          </table:table-cell>
          <table:table-cell office:value-type="float" office:value="1.60613" calcext:value-type="float">
            <text:p>1,60613</text:p>
          </table:table-cell>
          <table:table-cell office:value-type="float" office:value="1.85273" calcext:value-type="float">
            <text:p>1,85273</text:p>
          </table:table-cell>
          <table:table-cell office:value-type="float" office:value="1.58169" calcext:value-type="float">
            <text:p>1,58169</text:p>
          </table:table-cell>
          <table:table-cell office:value-type="float" office:value="1.92652" calcext:value-type="float">
            <text:p>1,92652</text:p>
          </table:table-cell>
          <table:table-cell office:value-type="float" office:value="1.58833" calcext:value-type="float">
            <text:p>1,58833</text:p>
          </table:table-cell>
          <table:table-cell office:value-type="float" office:value="1.89078" calcext:value-type="float">
            <text:p>1,89078</text:p>
          </table:table-cell>
          <table:table-cell office:value-type="float" office:value="1.5233" calcext:value-type="float">
            <text:p>1,5233</text:p>
          </table:table-cell>
          <table:table-cell office:value-type="float" office:value="1.85115" calcext:value-type="float">
            <text:p>1,85115</text:p>
          </table:table-cell>
          <table:table-cell office:value-type="float" office:value="1.58729" calcext:value-type="float">
            <text:p>1,58729</text:p>
          </table:table-cell>
          <table:table-cell/>
          <table:table-cell table:formula="of:=MIN([.B26:.K26])" office:value-type="float" office:value="1.5233" calcext:value-type="float">
            <text:p>1,52</text:p>
          </table:table-cell>
          <table:table-cell table:formula="of:=MAX([.B26:.K26])" office:value-type="float" office:value="1.92652" calcext:value-type="float">
            <text:p>1,93</text:p>
          </table:table-cell>
          <table:table-cell table:formula="of:=[.N26]/[.M26]" office:value-type="float" office:value="1.26470163460907" calcext:value-type="float">
            <text:p>1,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4876" calcext:value-type="float">
            <text:p>1,04876</text:p>
          </table:table-cell>
          <table:table-cell office:value-type="float" office:value="1.2379" calcext:value-type="float">
            <text:p>1,2379</text:p>
          </table:table-cell>
          <table:table-cell office:value-type="float" office:value="1.34502" calcext:value-type="float">
            <text:p>1,34502</text:p>
          </table:table-cell>
          <table:table-cell office:value-type="float" office:value="1.28663" calcext:value-type="float">
            <text:p>1,28663</text:p>
          </table:table-cell>
          <table:table-cell office:value-type="float" office:value="1.35001" calcext:value-type="float">
            <text:p>1,35001</text:p>
          </table:table-cell>
          <table:table-cell office:value-type="float" office:value="1.2697" calcext:value-type="float">
            <text:p>1,2697</text:p>
          </table:table-cell>
          <table:table-cell office:value-type="float" office:value="1.32236" calcext:value-type="float">
            <text:p>1,32236</text:p>
          </table:table-cell>
          <table:table-cell office:value-type="float" office:value="1.89185" calcext:value-type="float">
            <text:p>1,89185</text:p>
          </table:table-cell>
          <table:table-cell office:value-type="float" office:value="1.3328" calcext:value-type="float">
            <text:p>1,3328</text:p>
          </table:table-cell>
          <table:table-cell office:value-type="float" office:value="1.28395" calcext:value-type="float">
            <text:p>1,28395</text:p>
          </table:table-cell>
          <table:table-cell/>
          <table:table-cell table:formula="of:=MIN([.B27:.K27])" office:value-type="float" office:value="1.04876" calcext:value-type="float">
            <text:p>1,05</text:p>
          </table:table-cell>
          <table:table-cell table:formula="of:=MAX([.B27:.K27])" office:value-type="float" office:value="1.89185" calcext:value-type="float">
            <text:p>1,89</text:p>
          </table:table-cell>
          <table:table-cell table:formula="of:=[.N27]/[.M27]" office:value-type="float" office:value="1.80389221556886" calcext:value-type="float">
            <text:p>1,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5494" calcext:value-type="float">
            <text:p>1,05494</text:p>
          </table:table-cell>
          <table:table-cell office:value-type="float" office:value="1.23461" calcext:value-type="float">
            <text:p>1,23461</text:p>
          </table:table-cell>
          <table:table-cell office:value-type="float" office:value="1.33262" calcext:value-type="float">
            <text:p>1,33262</text:p>
          </table:table-cell>
          <table:table-cell office:value-type="float" office:value="1.28878" calcext:value-type="float">
            <text:p>1,28878</text:p>
          </table:table-cell>
          <table:table-cell office:value-type="float" office:value="1.40052" calcext:value-type="float">
            <text:p>1,40052</text:p>
          </table:table-cell>
          <table:table-cell office:value-type="float" office:value="1.28686" calcext:value-type="float">
            <text:p>1,28686</text:p>
          </table:table-cell>
          <table:table-cell office:value-type="float" office:value="1.34199" calcext:value-type="float">
            <text:p>1,34199</text:p>
          </table:table-cell>
          <table:table-cell office:value-type="float" office:value="1.3322" calcext:value-type="float">
            <text:p>1,3322</text:p>
          </table:table-cell>
          <table:table-cell office:value-type="float" office:value="1.3273" calcext:value-type="float">
            <text:p>1,3273</text:p>
          </table:table-cell>
          <table:table-cell office:value-type="float" office:value="1.28961" calcext:value-type="float">
            <text:p>1,28961</text:p>
          </table:table-cell>
          <table:table-cell/>
          <table:table-cell table:formula="of:=MIN([.B28:.K28])" office:value-type="float" office:value="1.05494" calcext:value-type="float">
            <text:p>1,05</text:p>
          </table:table-cell>
          <table:table-cell table:formula="of:=MAX([.B28:.K28])" office:value-type="float" office:value="1.40052" calcext:value-type="float">
            <text:p>1,40</text:p>
          </table:table-cell>
          <table:table-cell table:formula="of:=[.N28]/[.M28]" office:value-type="float" office:value="1.32758261133335" calcext:value-type="float">
            <text:p>1,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4805" calcext:value-type="float">
            <text:p>1,84805</text:p>
          </table:table-cell>
          <table:table-cell office:value-type="float" office:value="1.61429" calcext:value-type="float">
            <text:p>1,61429</text:p>
          </table:table-cell>
          <table:table-cell office:value-type="float" office:value="1.87058" calcext:value-type="float">
            <text:p>1,87058</text:p>
          </table:table-cell>
          <table:table-cell office:value-type="float" office:value="1.67864" calcext:value-type="float">
            <text:p>1,67864</text:p>
          </table:table-cell>
          <table:table-cell office:value-type="float" office:value="1.92844" calcext:value-type="float">
            <text:p>1,92844</text:p>
          </table:table-cell>
          <table:table-cell office:value-type="float" office:value="1.58301" calcext:value-type="float">
            <text:p>1,58301</text:p>
          </table:table-cell>
          <table:table-cell office:value-type="float" office:value="1.8033" calcext:value-type="float">
            <text:p>1,8033</text:p>
          </table:table-cell>
          <table:table-cell office:value-type="float" office:value="1.63779" calcext:value-type="float">
            <text:p>1,63779</text:p>
          </table:table-cell>
          <table:table-cell office:value-type="float" office:value="1.85607" calcext:value-type="float">
            <text:p>1,85607</text:p>
          </table:table-cell>
          <table:table-cell office:value-type="float" office:value="1.62839" calcext:value-type="float">
            <text:p>1,62839</text:p>
          </table:table-cell>
          <table:table-cell/>
          <table:table-cell table:formula="of:=MIN([.B29:.K29])" office:value-type="float" office:value="1.58301" calcext:value-type="float">
            <text:p>1,58</text:p>
          </table:table-cell>
          <table:table-cell table:formula="of:=MAX([.B29:.K29])" office:value-type="float" office:value="1.92844" calcext:value-type="float">
            <text:p>1,93</text:p>
          </table:table-cell>
          <table:table-cell table:formula="of:=[.N29]/[.M29]" office:value-type="float" office:value="1.21821087674746" calcext:value-type="float">
            <text:p>1,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7723" calcext:value-type="float">
            <text:p>1,07723</text:p>
          </table:table-cell>
          <table:table-cell office:value-type="float" office:value="1.25019" calcext:value-type="float">
            <text:p>1,25019</text:p>
          </table:table-cell>
          <table:table-cell office:value-type="float" office:value="1.33917" calcext:value-type="float">
            <text:p>1,33917</text:p>
          </table:table-cell>
          <table:table-cell office:value-type="float" office:value="1.30569" calcext:value-type="float">
            <text:p>1,30569</text:p>
          </table:table-cell>
          <table:table-cell office:value-type="float" office:value="1.36229" calcext:value-type="float">
            <text:p>1,36229</text:p>
          </table:table-cell>
          <table:table-cell office:value-type="float" office:value="1.31276" calcext:value-type="float">
            <text:p>1,31276</text:p>
          </table:table-cell>
          <table:table-cell office:value-type="float" office:value="1.3475" calcext:value-type="float">
            <text:p>1,3475</text:p>
          </table:table-cell>
          <table:table-cell office:value-type="float" office:value="1.33983" calcext:value-type="float">
            <text:p>1,33983</text:p>
          </table:table-cell>
          <table:table-cell office:value-type="float" office:value="1.33768" calcext:value-type="float">
            <text:p>1,33768</text:p>
          </table:table-cell>
          <table:table-cell office:value-type="float" office:value="1.28246" calcext:value-type="float">
            <text:p>1,28246</text:p>
          </table:table-cell>
          <table:table-cell/>
          <table:table-cell table:formula="of:=MIN([.B30:.K30])" office:value-type="float" office:value="1.07723" calcext:value-type="float">
            <text:p>1,08</text:p>
          </table:table-cell>
          <table:table-cell table:formula="of:=MAX([.B30:.K30])" office:value-type="float" office:value="1.36229" calcext:value-type="float">
            <text:p>1,36</text:p>
          </table:table-cell>
          <table:table-cell table:formula="of:=[.N30]/[.M30]" office:value-type="float" office:value="1.26462315382973" calcext:value-type="float">
            <text:p>1,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5612" calcext:value-type="float">
            <text:p>1,55612</text:p>
          </table:table-cell>
          <table:table-cell office:value-type="float" office:value="1.47624" calcext:value-type="float">
            <text:p>1,47624</text:p>
          </table:table-cell>
          <table:table-cell office:value-type="float" office:value="1.58906" calcext:value-type="float">
            <text:p>1,58906</text:p>
          </table:table-cell>
          <table:table-cell office:value-type="float" office:value="1.59369" calcext:value-type="float">
            <text:p>1,59369</text:p>
          </table:table-cell>
          <table:table-cell office:value-type="float" office:value="1.93147" calcext:value-type="float">
            <text:p>1,93147</text:p>
          </table:table-cell>
          <table:table-cell office:value-type="float" office:value="1.5882" calcext:value-type="float">
            <text:p>1,5882</text:p>
          </table:table-cell>
          <table:table-cell office:value-type="float" office:value="2.44948" calcext:value-type="float">
            <text:p>2,44948</text:p>
          </table:table-cell>
          <table:table-cell office:value-type="float" office:value="1.62122" calcext:value-type="float">
            <text:p>1,62122</text:p>
          </table:table-cell>
          <table:table-cell office:value-type="float" office:value="1.595" calcext:value-type="float">
            <text:p>1,595</text:p>
          </table:table-cell>
          <table:table-cell office:value-type="float" office:value="1.59232" calcext:value-type="float">
            <text:p>1,59232</text:p>
          </table:table-cell>
          <table:table-cell/>
          <table:table-cell table:style-name="ce5" table:formula="of:=MIN([.B31:.K31])" office:value-type="float" office:value="1.47624" calcext:value-type="float">
            <text:p>1,48</text:p>
          </table:table-cell>
          <table:table-cell table:style-name="ce5" table:formula="of:=MAX([.B31:.K31])" office:value-type="float" office:value="2.44948" calcext:value-type="float">
            <text:p>2,45</text:p>
          </table:table-cell>
          <table:table-cell table:style-name="ce5" table:formula="of:=[.N31]/[.M31]" office:value-type="float" office:value="1.65926949547499" calcext:value-type="float">
            <text:p>1,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5469" calcext:value-type="float">
            <text:p>0,975469</text:p>
          </table:table-cell>
          <table:table-cell office:value-type="float" office:value="0.940872" calcext:value-type="float">
            <text:p>0,940872</text:p>
          </table:table-cell>
          <table:table-cell office:value-type="float" office:value="0.873477" calcext:value-type="float">
            <text:p>0,873477</text:p>
          </table:table-cell>
          <table:table-cell office:value-type="float" office:value="0.832173" calcext:value-type="float">
            <text:p>0,832173</text:p>
          </table:table-cell>
          <table:table-cell office:value-type="float" office:value="1.36291" calcext:value-type="float">
            <text:p>1,36291</text:p>
          </table:table-cell>
          <table:table-cell office:value-type="float" office:value="1.05117" calcext:value-type="float">
            <text:p>1,05117</text:p>
          </table:table-cell>
          <table:table-cell office:value-type="float" office:value="1.40233" calcext:value-type="float">
            <text:p>1,40233</text:p>
          </table:table-cell>
          <table:table-cell office:value-type="float" office:value="1.41419" calcext:value-type="float">
            <text:p>1,41419</text:p>
          </table:table-cell>
          <table:table-cell office:value-type="float" office:value="1.3119" calcext:value-type="float">
            <text:p>1,3119</text:p>
          </table:table-cell>
          <table:table-cell office:value-type="float" office:value="1.05285" calcext:value-type="float">
            <text:p>1,05285</text:p>
          </table:table-cell>
          <table:table-cell/>
          <table:table-cell table:formula="of:=MIN([.B32:.K32])" office:value-type="float" office:value="0.832173" calcext:value-type="float">
            <text:p>0,83</text:p>
          </table:table-cell>
          <table:table-cell table:formula="of:=MAX([.B32:.K32])" office:value-type="float" office:value="1.41419" calcext:value-type="float">
            <text:p>1,41</text:p>
          </table:table-cell>
          <table:table-cell table:formula="of:=[.N32]/[.M32]" office:value-type="float" office:value="1.69939423653495" calcext:value-type="float">
            <text:p>1,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3867" calcext:value-type="float">
            <text:p>1,73867</text:p>
          </table:table-cell>
          <table:table-cell office:value-type="float" office:value="1.64294" calcext:value-type="float">
            <text:p>1,64294</text:p>
          </table:table-cell>
          <table:table-cell office:value-type="float" office:value="1.62022" calcext:value-type="float">
            <text:p>1,62022</text:p>
          </table:table-cell>
          <table:table-cell office:value-type="float" office:value="1.44233" calcext:value-type="float">
            <text:p>1,44233</text:p>
          </table:table-cell>
          <table:table-cell office:value-type="float" office:value="1.92479" calcext:value-type="float">
            <text:p>1,92479</text:p>
          </table:table-cell>
          <table:table-cell office:value-type="float" office:value="1.58658" calcext:value-type="float">
            <text:p>1,58658</text:p>
          </table:table-cell>
          <table:table-cell office:value-type="float" office:value="2.19" calcext:value-type="float">
            <text:p>2,19</text:p>
          </table:table-cell>
          <table:table-cell office:value-type="float" office:value="1.79847" calcext:value-type="float">
            <text:p>1,79847</text:p>
          </table:table-cell>
          <table:table-cell office:value-type="float" office:value="1.84589" calcext:value-type="float">
            <text:p>1,84589</text:p>
          </table:table-cell>
          <table:table-cell office:value-type="float" office:value="1.58597" calcext:value-type="float">
            <text:p>1,58597</text:p>
          </table:table-cell>
          <table:table-cell/>
          <table:table-cell table:formula="of:=MIN([.B33:.K33])" office:value-type="float" office:value="1.44233" calcext:value-type="float">
            <text:p>1,44</text:p>
          </table:table-cell>
          <table:table-cell table:formula="of:=MAX([.B33:.K33])" office:value-type="float" office:value="2.19" calcext:value-type="float">
            <text:p>2,19</text:p>
          </table:table-cell>
          <table:table-cell table:formula="of:=[.N33]/[.M33]" office:value-type="float" office:value="1.51837651577656" calcext:value-type="float">
            <text:p>1,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5874" calcext:value-type="float">
            <text:p>1,55874</text:p>
          </table:table-cell>
          <table:table-cell office:value-type="float" office:value="1.34925" calcext:value-type="float">
            <text:p>1,34925</text:p>
          </table:table-cell>
          <table:table-cell office:value-type="float" office:value="1.08093" calcext:value-type="float">
            <text:p>1,08093</text:p>
          </table:table-cell>
          <table:table-cell office:value-type="float" office:value="1.0518" calcext:value-type="float">
            <text:p>1,0518</text:p>
          </table:table-cell>
          <table:table-cell office:value-type="float" office:value="1.35477" calcext:value-type="float">
            <text:p>1,35477</text:p>
          </table:table-cell>
          <table:table-cell office:value-type="float" office:value="1.28334" calcext:value-type="float">
            <text:p>1,28334</text:p>
          </table:table-cell>
          <table:table-cell office:value-type="float" office:value="1.69221" calcext:value-type="float">
            <text:p>1,69221</text:p>
          </table:table-cell>
          <table:table-cell office:value-type="float" office:value="1.42636" calcext:value-type="float">
            <text:p>1,42636</text:p>
          </table:table-cell>
          <table:table-cell office:value-type="float" office:value="1.40358" calcext:value-type="float">
            <text:p>1,40358</text:p>
          </table:table-cell>
          <table:table-cell office:value-type="float" office:value="1.28652" calcext:value-type="float">
            <text:p>1,28652</text:p>
          </table:table-cell>
          <table:table-cell/>
          <table:table-cell table:formula="of:=MIN([.B34:.K34])" office:value-type="float" office:value="1.0518" calcext:value-type="float">
            <text:p>1,05</text:p>
          </table:table-cell>
          <table:table-cell table:formula="of:=MAX([.B34:.K34])" office:value-type="float" office:value="1.69221" calcext:value-type="float">
            <text:p>1,69</text:p>
          </table:table-cell>
          <table:table-cell table:formula="of:=[.N34]/[.M34]" office:value-type="float" office:value="1.60887050770108" calcext:value-type="float">
            <text:p>1,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4709" calcext:value-type="float">
            <text:p>1,04709</text:p>
          </table:table-cell>
          <table:table-cell office:value-type="float" office:value="1.04168" calcext:value-type="float">
            <text:p>1,04168</text:p>
          </table:table-cell>
          <table:table-cell office:value-type="float" office:value="1.09053" calcext:value-type="float">
            <text:p>1,09053</text:p>
          </table:table-cell>
          <table:table-cell office:value-type="float" office:value="1.04014" calcext:value-type="float">
            <text:p>1,04014</text:p>
          </table:table-cell>
          <table:table-cell office:value-type="float" office:value="1.37154" calcext:value-type="float">
            <text:p>1,37154</text:p>
          </table:table-cell>
          <table:table-cell office:value-type="float" office:value="1.29089" calcext:value-type="float">
            <text:p>1,29089</text:p>
          </table:table-cell>
          <table:table-cell office:value-type="float" office:value="1.55785" calcext:value-type="float">
            <text:p>1,55785</text:p>
          </table:table-cell>
          <table:table-cell office:value-type="float" office:value="1.42645" calcext:value-type="float">
            <text:p>1,42645</text:p>
          </table:table-cell>
          <table:table-cell office:value-type="float" office:value="1.31892" calcext:value-type="float">
            <text:p>1,31892</text:p>
          </table:table-cell>
          <table:table-cell office:value-type="float" office:value="1.2807" calcext:value-type="float">
            <text:p>1,2807</text:p>
          </table:table-cell>
          <table:table-cell/>
          <table:table-cell table:formula="of:=MIN([.B35:.K35])" office:value-type="float" office:value="1.04014" calcext:value-type="float">
            <text:p>1,04</text:p>
          </table:table-cell>
          <table:table-cell table:formula="of:=MAX([.B35:.K35])" office:value-type="float" office:value="1.55785" calcext:value-type="float">
            <text:p>1,56</text:p>
          </table:table-cell>
          <table:table-cell table:formula="of:=[.N35]/[.M35]" office:value-type="float" office:value="1.49773107466303" calcext:value-type="float">
            <text:p>1,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953" calcext:value-type="float">
            <text:p>1,5953</text:p>
          </table:table-cell>
          <table:table-cell office:value-type="float" office:value="1.58376" calcext:value-type="float">
            <text:p>1,58376</text:p>
          </table:table-cell>
          <table:table-cell office:value-type="float" office:value="1.45423" calcext:value-type="float">
            <text:p>1,45423</text:p>
          </table:table-cell>
          <table:table-cell office:value-type="float" office:value="1.32523" calcext:value-type="float">
            <text:p>1,32523</text:p>
          </table:table-cell>
          <table:table-cell office:value-type="float" office:value="1.88729" calcext:value-type="float">
            <text:p>1,88729</text:p>
          </table:table-cell>
          <table:table-cell office:value-type="float" office:value="1.60109" calcext:value-type="float">
            <text:p>1,60109</text:p>
          </table:table-cell>
          <table:table-cell office:value-type="float" office:value="2.35229" calcext:value-type="float">
            <text:p>2,35229</text:p>
          </table:table-cell>
          <table:table-cell office:value-type="float" office:value="2.37805" calcext:value-type="float">
            <text:p>2,37805</text:p>
          </table:table-cell>
          <table:table-cell office:value-type="float" office:value="1.92141" calcext:value-type="float">
            <text:p>1,92141</text:p>
          </table:table-cell>
          <table:table-cell office:value-type="float" office:value="1.59732" calcext:value-type="float">
            <text:p>1,59732</text:p>
          </table:table-cell>
          <table:table-cell/>
          <table:table-cell table:formula="of:=MIN([.B36:.K36])" office:value-type="float" office:value="1.32523" calcext:value-type="float">
            <text:p>1,33</text:p>
          </table:table-cell>
          <table:table-cell table:formula="of:=MAX([.B36:.K36])" office:value-type="float" office:value="2.37805" calcext:value-type="float">
            <text:p>2,38</text:p>
          </table:table-cell>
          <table:table-cell table:formula="of:=[.N36]/[.M36]" office:value-type="float" office:value="1.79444322872256" calcext:value-type="float">
            <text:p>1,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4776" calcext:value-type="float">
            <text:p>1,74776</text:p>
          </table:table-cell>
          <table:table-cell office:value-type="float" office:value="1.56209" calcext:value-type="float">
            <text:p>1,56209</text:p>
          </table:table-cell>
          <table:table-cell office:value-type="float" office:value="1.74418" calcext:value-type="float">
            <text:p>1,74418</text:p>
          </table:table-cell>
          <table:table-cell office:value-type="float" office:value="1.61439" calcext:value-type="float">
            <text:p>1,61439</text:p>
          </table:table-cell>
          <table:table-cell office:value-type="float" office:value="1.92588" calcext:value-type="float">
            <text:p>1,92588</text:p>
          </table:table-cell>
          <table:table-cell office:value-type="float" office:value="1.65014" calcext:value-type="float">
            <text:p>1,65014</text:p>
          </table:table-cell>
          <table:table-cell office:value-type="float" office:value="1.94828" calcext:value-type="float">
            <text:p>1,94828</text:p>
          </table:table-cell>
          <table:table-cell office:value-type="float" office:value="1.75099" calcext:value-type="float">
            <text:p>1,75099</text:p>
          </table:table-cell>
          <table:table-cell office:value-type="float" office:value="1.85533" calcext:value-type="float">
            <text:p>1,85533</text:p>
          </table:table-cell>
          <table:table-cell office:value-type="float" office:value="1.64756" calcext:value-type="float">
            <text:p>1,64756</text:p>
          </table:table-cell>
          <table:table-cell/>
          <table:table-cell table:formula="of:=MIN([.B37:.K37])" office:value-type="float" office:value="1.56209" calcext:value-type="float">
            <text:p>1,56</text:p>
          </table:table-cell>
          <table:table-cell table:formula="of:=MAX([.B37:.K37])" office:value-type="float" office:value="1.94828" calcext:value-type="float">
            <text:p>1,95</text:p>
          </table:table-cell>
          <table:table-cell table:formula="of:=[.N37]/[.M37]" office:value-type="float" office:value="1.24722647222631" calcext:value-type="float">
            <text:p>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4906" calcext:value-type="float">
            <text:p>1,04906</text:p>
          </table:table-cell>
          <table:table-cell office:value-type="float" office:value="1.04503" calcext:value-type="float">
            <text:p>1,04503</text:p>
          </table:table-cell>
          <table:table-cell office:value-type="float" office:value="1.08502" calcext:value-type="float">
            <text:p>1,08502</text:p>
          </table:table-cell>
          <table:table-cell office:value-type="float" office:value="1.05354" calcext:value-type="float">
            <text:p>1,05354</text:p>
          </table:table-cell>
          <table:table-cell office:value-type="float" office:value="1.37021" calcext:value-type="float">
            <text:p>1,37021</text:p>
          </table:table-cell>
          <table:table-cell office:value-type="float" office:value="1.28253" calcext:value-type="float">
            <text:p>1,28253</text:p>
          </table:table-cell>
          <table:table-cell office:value-type="float" office:value="1.68583" calcext:value-type="float">
            <text:p>1,68583</text:p>
          </table:table-cell>
          <table:table-cell office:value-type="float" office:value="1.55659" calcext:value-type="float">
            <text:p>1,55659</text:p>
          </table:table-cell>
          <table:table-cell office:value-type="float" office:value="1.41503" calcext:value-type="float">
            <text:p>1,41503</text:p>
          </table:table-cell>
          <table:table-cell office:value-type="float" office:value="1.28343" calcext:value-type="float">
            <text:p>1,28343</text:p>
          </table:table-cell>
          <table:table-cell/>
          <table:table-cell table:formula="of:=MIN([.B38:.K38])" office:value-type="float" office:value="1.04503" calcext:value-type="float">
            <text:p>1,05</text:p>
          </table:table-cell>
          <table:table-cell table:formula="of:=MAX([.B38:.K38])" office:value-type="float" office:value="1.68583" calcext:value-type="float">
            <text:p>1,69</text:p>
          </table:table-cell>
          <table:table-cell table:formula="of:=[.N38]/[.M38]" office:value-type="float" office:value="1.61318813813958" calcext:value-type="float">
            <text:p>1,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1866" calcext:value-type="float">
            <text:p>1,51866</text:p>
          </table:table-cell>
          <table:table-cell office:value-type="float" office:value="1.42431" calcext:value-type="float">
            <text:p>1,42431</text:p>
          </table:table-cell>
          <table:table-cell office:value-type="float" office:value="1.43904" calcext:value-type="float">
            <text:p>1,43904</text:p>
          </table:table-cell>
          <table:table-cell office:value-type="float" office:value="1.4916" calcext:value-type="float">
            <text:p>1,4916</text:p>
          </table:table-cell>
          <table:table-cell office:value-type="float" office:value="1.92446" calcext:value-type="float">
            <text:p>1,92446</text:p>
          </table:table-cell>
          <table:table-cell office:value-type="float" office:value="1.59999" calcext:value-type="float">
            <text:p>1,59999</text:p>
          </table:table-cell>
          <table:table-cell office:value-type="float" office:value="1.94172" calcext:value-type="float">
            <text:p>1,94172</text:p>
          </table:table-cell>
          <table:table-cell office:value-type="float" office:value="1.94742" calcext:value-type="float">
            <text:p>1,94742</text:p>
          </table:table-cell>
          <table:table-cell office:value-type="float" office:value="1.84993" calcext:value-type="float">
            <text:p>1,84993</text:p>
          </table:table-cell>
          <table:table-cell office:value-type="float" office:value="1.59956" calcext:value-type="float">
            <text:p>1,59956</text:p>
          </table:table-cell>
          <table:table-cell/>
          <table:table-cell table:formula="of:=MIN([.B39:.K39])" office:value-type="float" office:value="1.42431" calcext:value-type="float">
            <text:p>1,42</text:p>
          </table:table-cell>
          <table:table-cell table:formula="of:=MAX([.B39:.K39])" office:value-type="float" office:value="1.94742" calcext:value-type="float">
            <text:p>1,95</text:p>
          </table:table-cell>
          <table:table-cell table:formula="of:=[.N39]/[.M39]" office:value-type="float" office:value="1.36727257408851" calcext:value-type="float">
            <text:p>1,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93" calcext:value-type="float">
            <text:p>1,593</text:p>
          </table:table-cell>
          <table:table-cell office:value-type="float" office:value="1.10523" calcext:value-type="float">
            <text:p>1,10523</text:p>
          </table:table-cell>
          <table:table-cell office:value-type="float" office:value="1.06472" calcext:value-type="float">
            <text:p>1,06472</text:p>
          </table:table-cell>
          <table:table-cell office:value-type="float" office:value="1.2411" calcext:value-type="float">
            <text:p>1,2411</text:p>
          </table:table-cell>
          <table:table-cell office:value-type="float" office:value="1.34418" calcext:value-type="float">
            <text:p>1,34418</text:p>
          </table:table-cell>
          <table:table-cell office:value-type="float" office:value="1.28851" calcext:value-type="float">
            <text:p>1,28851</text:p>
          </table:table-cell>
          <table:table-cell office:value-type="float" office:value="1.6211" calcext:value-type="float">
            <text:p>1,6211</text:p>
          </table:table-cell>
          <table:table-cell office:value-type="float" office:value="1.62575" calcext:value-type="float">
            <text:p>1,62575</text:p>
          </table:table-cell>
          <table:table-cell office:value-type="float" office:value="1.30898" calcext:value-type="float">
            <text:p>1,30898</text:p>
          </table:table-cell>
          <table:table-cell office:value-type="float" office:value="1.28463" calcext:value-type="float">
            <text:p>1,28463</text:p>
          </table:table-cell>
          <table:table-cell/>
          <table:table-cell table:formula="of:=MIN([.B40:.K40])" office:value-type="float" office:value="1.06472" calcext:value-type="float">
            <text:p>1,06</text:p>
          </table:table-cell>
          <table:table-cell table:formula="of:=MAX([.B40:.K40])" office:value-type="float" office:value="1.62575" calcext:value-type="float">
            <text:p>1,63</text:p>
          </table:table-cell>
          <table:table-cell table:formula="of:=[.N40]/[.M40]" office:value-type="float" office:value="1.52692726726275" calcext:value-type="float">
            <text:p>1,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2618" calcext:value-type="float">
            <text:p>1,42618</text:p>
          </table:table-cell>
          <table:table-cell office:value-type="float" office:value="1.36947" calcext:value-type="float">
            <text:p>1,36947</text:p>
          </table:table-cell>
          <table:table-cell office:value-type="float" office:value="1.4519" calcext:value-type="float">
            <text:p>1,4519</text:p>
          </table:table-cell>
          <table:table-cell office:value-type="float" office:value="1.49824" calcext:value-type="float">
            <text:p>1,49824</text:p>
          </table:table-cell>
          <table:table-cell office:value-type="float" office:value="1.89263" calcext:value-type="float">
            <text:p>1,89263</text:p>
          </table:table-cell>
          <table:table-cell office:value-type="float" office:value="1.60069" calcext:value-type="float">
            <text:p>1,60069</text:p>
          </table:table-cell>
          <table:table-cell office:value-type="float" office:value="2.1358" calcext:value-type="float">
            <text:p>2,1358</text:p>
          </table:table-cell>
          <table:table-cell office:value-type="float" office:value="2.07264" calcext:value-type="float">
            <text:p>2,07264</text:p>
          </table:table-cell>
          <table:table-cell office:value-type="float" office:value="1.92938" calcext:value-type="float">
            <text:p>1,92938</text:p>
          </table:table-cell>
          <table:table-cell office:value-type="float" office:value="1.59839" calcext:value-type="float">
            <text:p>1,59839</text:p>
          </table:table-cell>
          <table:table-cell/>
          <table:table-cell table:formula="of:=MIN([.B41:.K41])" office:value-type="float" office:value="1.36947" calcext:value-type="float">
            <text:p>1,37</text:p>
          </table:table-cell>
          <table:table-cell table:formula="of:=MAX([.B41:.K41])" office:value-type="float" office:value="2.1358" calcext:value-type="float">
            <text:p>2,14</text:p>
          </table:table-cell>
          <table:table-cell table:formula="of:=[.N41]/[.M41]" office:value-type="float" office:value="1.55958144391626" calcext:value-type="float">
            <text:p>1,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33716" calcext:value-type="float">
            <text:p>1,33716</text:p>
          </table:table-cell>
          <table:table-cell office:value-type="float" office:value="1.48642" calcext:value-type="float">
            <text:p>1,48642</text:p>
          </table:table-cell>
          <table:table-cell office:value-type="float" office:value="1.44512" calcext:value-type="float">
            <text:p>1,44512</text:p>
          </table:table-cell>
          <table:table-cell office:value-type="float" office:value="1.4896" calcext:value-type="float">
            <text:p>1,4896</text:p>
          </table:table-cell>
          <table:table-cell office:value-type="float" office:value="1.89203" calcext:value-type="float">
            <text:p>1,89203</text:p>
          </table:table-cell>
          <table:table-cell office:value-type="float" office:value="1.59663" calcext:value-type="float">
            <text:p>1,59663</text:p>
          </table:table-cell>
          <table:table-cell office:value-type="float" office:value="2.07565" calcext:value-type="float">
            <text:p>2,07565</text:p>
          </table:table-cell>
          <table:table-cell office:value-type="float" office:value="2.14049" calcext:value-type="float">
            <text:p>2,14049</text:p>
          </table:table-cell>
          <table:table-cell office:value-type="float" office:value="1.93153" calcext:value-type="float">
            <text:p>1,93153</text:p>
          </table:table-cell>
          <table:table-cell office:value-type="float" office:value="1.59981" calcext:value-type="float">
            <text:p>1,59981</text:p>
          </table:table-cell>
          <table:table-cell/>
          <table:table-cell table:formula="of:=MIN([.B42:.K42])" office:value-type="float" office:value="1.33716" calcext:value-type="float">
            <text:p>1,34</text:p>
          </table:table-cell>
          <table:table-cell table:formula="of:=MAX([.B42:.K42])" office:value-type="float" office:value="2.14049" calcext:value-type="float">
            <text:p>2,14</text:p>
          </table:table-cell>
          <table:table-cell table:formula="of:=[.N42]/[.M42]" office:value-type="float" office:value="1.60077328068444" calcext:value-type="float">
            <text:p>1,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2386" calcext:value-type="float">
            <text:p>1,42386</text:p>
          </table:table-cell>
          <table:table-cell office:value-type="float" office:value="2.09235" calcext:value-type="float">
            <text:p>2,09235</text:p>
          </table:table-cell>
          <table:table-cell office:value-type="float" office:value="1.46356" calcext:value-type="float">
            <text:p>1,46356</text:p>
          </table:table-cell>
          <table:table-cell office:value-type="float" office:value="1.51205" calcext:value-type="float">
            <text:p>1,51205</text:p>
          </table:table-cell>
          <table:table-cell office:value-type="float" office:value="1.88613" calcext:value-type="float">
            <text:p>1,88613</text:p>
          </table:table-cell>
          <table:table-cell office:value-type="float" office:value="1.60646" calcext:value-type="float">
            <text:p>1,60646</text:p>
          </table:table-cell>
          <table:table-cell office:value-type="float" office:value="2.1766" calcext:value-type="float">
            <text:p>2,1766</text:p>
          </table:table-cell>
          <table:table-cell office:value-type="float" office:value="1.94647" calcext:value-type="float">
            <text:p>1,94647</text:p>
          </table:table-cell>
          <table:table-cell office:value-type="float" office:value="1.92359" calcext:value-type="float">
            <text:p>1,92359</text:p>
          </table:table-cell>
          <table:table-cell office:value-type="float" office:value="1.60201" calcext:value-type="float">
            <text:p>1,60201</text:p>
          </table:table-cell>
          <table:table-cell/>
          <table:table-cell table:formula="of:=MIN([.B43:.K43])" office:value-type="float" office:value="1.42386" calcext:value-type="float">
            <text:p>1,42</text:p>
          </table:table-cell>
          <table:table-cell table:formula="of:=MAX([.B43:.K43])" office:value-type="float" office:value="2.1766" calcext:value-type="float">
            <text:p>2,18</text:p>
          </table:table-cell>
          <table:table-cell table:formula="of:=[.N43]/[.M43]" office:value-type="float" office:value="1.5286615257118" calcext:value-type="float">
            <text:p>1,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3483" calcext:value-type="float">
            <text:p>1,33483</text:p>
          </table:table-cell>
          <table:table-cell office:value-type="float" office:value="1.48868" calcext:value-type="float">
            <text:p>1,48868</text:p>
          </table:table-cell>
          <table:table-cell office:value-type="float" office:value="1.44208" calcext:value-type="float">
            <text:p>1,44208</text:p>
          </table:table-cell>
          <table:table-cell office:value-type="float" office:value="1.48935" calcext:value-type="float">
            <text:p>1,48935</text:p>
          </table:table-cell>
          <table:table-cell office:value-type="float" office:value="1.88767" calcext:value-type="float">
            <text:p>1,88767</text:p>
          </table:table-cell>
          <table:table-cell office:value-type="float" office:value="1.60585" calcext:value-type="float">
            <text:p>1,60585</text:p>
          </table:table-cell>
          <table:table-cell office:value-type="float" office:value="2.06714" calcext:value-type="float">
            <text:p>2,06714</text:p>
          </table:table-cell>
          <table:table-cell office:value-type="float" office:value="2.00678" calcext:value-type="float">
            <text:p>2,00678</text:p>
          </table:table-cell>
          <table:table-cell office:value-type="float" office:value="1.92427" calcext:value-type="float">
            <text:p>1,92427</text:p>
          </table:table-cell>
          <table:table-cell office:value-type="float" office:value="1.59907" calcext:value-type="float">
            <text:p>1,59907</text:p>
          </table:table-cell>
          <table:table-cell/>
          <table:table-cell table:formula="of:=MIN([.B44:.K44])" office:value-type="float" office:value="1.33483" calcext:value-type="float">
            <text:p>1,33</text:p>
          </table:table-cell>
          <table:table-cell table:formula="of:=MAX([.B44:.K44])" office:value-type="float" office:value="2.06714" calcext:value-type="float">
            <text:p>2,07</text:p>
          </table:table-cell>
          <table:table-cell table:formula="of:=[.N44]/[.M44]" office:value-type="float" office:value="1.54861667777919" calcext:value-type="float">
            <text:p>1,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3341" calcext:value-type="float">
            <text:p>1,43341</text:p>
          </table:table-cell>
          <table:table-cell office:value-type="float" office:value="1.49502" calcext:value-type="float">
            <text:p>1,49502</text:p>
          </table:table-cell>
          <table:table-cell office:value-type="float" office:value="1.44181" calcext:value-type="float">
            <text:p>1,44181</text:p>
          </table:table-cell>
          <table:table-cell office:value-type="float" office:value="1.48937" calcext:value-type="float">
            <text:p>1,48937</text:p>
          </table:table-cell>
          <table:table-cell office:value-type="float" office:value="1.88273" calcext:value-type="float">
            <text:p>1,88273</text:p>
          </table:table-cell>
          <table:table-cell office:value-type="float" office:value="1.59697" calcext:value-type="float">
            <text:p>1,59697</text:p>
          </table:table-cell>
          <table:table-cell office:value-type="float" office:value="2.1398" calcext:value-type="float">
            <text:p>2,1398</text:p>
          </table:table-cell>
          <table:table-cell office:value-type="float" office:value="2.08627" calcext:value-type="float">
            <text:p>2,08627</text:p>
          </table:table-cell>
          <table:table-cell office:value-type="float" office:value="1.92613" calcext:value-type="float">
            <text:p>1,92613</text:p>
          </table:table-cell>
          <table:table-cell office:value-type="float" office:value="1.59462" calcext:value-type="float">
            <text:p>1,59462</text:p>
          </table:table-cell>
          <table:table-cell/>
          <table:table-cell table:formula="of:=MIN([.B45:.K45])" office:value-type="float" office:value="1.43341" calcext:value-type="float">
            <text:p>1,43</text:p>
          </table:table-cell>
          <table:table-cell table:formula="of:=MAX([.B45:.K45])" office:value-type="float" office:value="2.1398" calcext:value-type="float">
            <text:p>2,14</text:p>
          </table:table-cell>
          <table:table-cell table:formula="of:=[.N45]/[.M45]" office:value-type="float" office:value="1.4928038732812" calcext:value-type="float">
            <text:p>1,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9097" calcext:value-type="float">
            <text:p>1,59097</text:p>
          </table:table-cell>
          <table:table-cell office:value-type="float" office:value="1.10358" calcext:value-type="float">
            <text:p>1,10358</text:p>
          </table:table-cell>
          <table:table-cell office:value-type="float" office:value="1.05787" calcext:value-type="float">
            <text:p>1,05787</text:p>
          </table:table-cell>
          <table:table-cell office:value-type="float" office:value="1.2282" calcext:value-type="float">
            <text:p>1,2282</text:p>
          </table:table-cell>
          <table:table-cell office:value-type="float" office:value="1.34989" calcext:value-type="float">
            <text:p>1,34989</text:p>
          </table:table-cell>
          <table:table-cell office:value-type="float" office:value="1.32315" calcext:value-type="float">
            <text:p>1,32315</text:p>
          </table:table-cell>
          <table:table-cell office:value-type="float" office:value="1.82281" calcext:value-type="float">
            <text:p>1,82281</text:p>
          </table:table-cell>
          <table:table-cell office:value-type="float" office:value="1.80795" calcext:value-type="float">
            <text:p>1,80795</text:p>
          </table:table-cell>
          <table:table-cell office:value-type="float" office:value="1.39699" calcext:value-type="float">
            <text:p>1,39699</text:p>
          </table:table-cell>
          <table:table-cell office:value-type="float" office:value="1.28516" calcext:value-type="float">
            <text:p>1,28516</text:p>
          </table:table-cell>
          <table:table-cell/>
          <table:table-cell table:formula="of:=MIN([.B46:.K46])" office:value-type="float" office:value="1.05787" calcext:value-type="float">
            <text:p>1,06</text:p>
          </table:table-cell>
          <table:table-cell table:formula="of:=MAX([.B46:.K46])" office:value-type="float" office:value="1.82281" calcext:value-type="float">
            <text:p>1,82</text:p>
          </table:table-cell>
          <table:table-cell table:formula="of:=[.N46]/[.M46]" office:value-type="float" office:value="1.72309452012062" calcext:value-type="float">
            <text:p>1,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5793" calcext:value-type="float">
            <text:p>1,65793</text:p>
          </table:table-cell>
          <table:table-cell office:value-type="float" office:value="1.47486" calcext:value-type="float">
            <text:p>1,47486</text:p>
          </table:table-cell>
          <table:table-cell office:value-type="float" office:value="1.43613" calcext:value-type="float">
            <text:p>1,43613</text:p>
          </table:table-cell>
          <table:table-cell office:value-type="float" office:value="1.4898" calcext:value-type="float">
            <text:p>1,4898</text:p>
          </table:table-cell>
          <table:table-cell office:value-type="float" office:value="1.95234" calcext:value-type="float">
            <text:p>1,95234</text:p>
          </table:table-cell>
          <table:table-cell office:value-type="float" office:value="1.59037" calcext:value-type="float">
            <text:p>1,59037</text:p>
          </table:table-cell>
          <table:table-cell office:value-type="float" office:value="2.14805" calcext:value-type="float">
            <text:p>2,14805</text:p>
          </table:table-cell>
          <table:table-cell office:value-type="float" office:value="2.40594" calcext:value-type="float">
            <text:p>2,40594</text:p>
          </table:table-cell>
          <table:table-cell office:value-type="float" office:value="1.92332" calcext:value-type="float">
            <text:p>1,92332</text:p>
          </table:table-cell>
          <table:table-cell office:value-type="float" office:value="1.59618" calcext:value-type="float">
            <text:p>1,59618</text:p>
          </table:table-cell>
          <table:table-cell/>
          <table:table-cell table:formula="of:=MIN([.B47:.K47])" office:value-type="float" office:value="1.43613" calcext:value-type="float">
            <text:p>1,44</text:p>
          </table:table-cell>
          <table:table-cell table:formula="of:=MAX([.B47:.K47])" office:value-type="float" office:value="2.40594" calcext:value-type="float">
            <text:p>2,41</text:p>
          </table:table-cell>
          <table:table-cell table:formula="of:=[.N47]/[.M47]" office:value-type="float" office:value="1.67529401934365" calcext:value-type="float">
            <text:p>1,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985" calcext:value-type="float">
            <text:p>1,0985</text:p>
          </table:table-cell>
          <table:table-cell office:value-type="float" office:value="1.13639" calcext:value-type="float">
            <text:p>1,13639</text:p>
          </table:table-cell>
          <table:table-cell office:value-type="float" office:value="1.29439" calcext:value-type="float">
            <text:p>1,29439</text:p>
          </table:table-cell>
          <table:table-cell office:value-type="float" office:value="1.09018" calcext:value-type="float">
            <text:p>1,09018</text:p>
          </table:table-cell>
          <table:table-cell office:value-type="float" office:value="1.32723" calcext:value-type="float">
            <text:p>1,32723</text:p>
          </table:table-cell>
          <table:table-cell office:value-type="float" office:value="1.04717" calcext:value-type="float">
            <text:p>1,04717</text:p>
          </table:table-cell>
          <table:table-cell office:value-type="float" office:value="1.86081" calcext:value-type="float">
            <text:p>1,86081</text:p>
          </table:table-cell>
          <table:table-cell office:value-type="float" office:value="1.87229" calcext:value-type="float">
            <text:p>1,87229</text:p>
          </table:table-cell>
          <table:table-cell office:value-type="float" office:value="1.30362" calcext:value-type="float">
            <text:p>1,30362</text:p>
          </table:table-cell>
          <table:table-cell office:value-type="float" office:value="1.04711" calcext:value-type="float">
            <text:p>1,04711</text:p>
          </table:table-cell>
          <table:table-cell/>
          <table:table-cell table:formula="of:=MIN([.B48:.K48])" office:value-type="float" office:value="1.04711" calcext:value-type="float">
            <text:p>1,05</text:p>
          </table:table-cell>
          <table:table-cell table:formula="of:=MAX([.B48:.K48])" office:value-type="float" office:value="1.87229" calcext:value-type="float">
            <text:p>1,87</text:p>
          </table:table-cell>
          <table:table-cell table:formula="of:=[.N48]/[.M48]" office:value-type="float" office:value="1.78805474114467" calcext:value-type="float">
            <text:p>1,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0981" calcext:value-type="float">
            <text:p>1,60981</text:p>
          </table:table-cell>
          <table:table-cell office:value-type="float" office:value="1.5405" calcext:value-type="float">
            <text:p>1,5405</text:p>
          </table:table-cell>
          <table:table-cell office:value-type="float" office:value="1.43536" calcext:value-type="float">
            <text:p>1,43536</text:p>
          </table:table-cell>
          <table:table-cell office:value-type="float" office:value="1.48073" calcext:value-type="float">
            <text:p>1,48073</text:p>
          </table:table-cell>
          <table:table-cell office:value-type="float" office:value="1.8765" calcext:value-type="float">
            <text:p>1,8765</text:p>
          </table:table-cell>
          <table:table-cell office:value-type="float" office:value="1.58969" calcext:value-type="float">
            <text:p>1,58969</text:p>
          </table:table-cell>
          <table:table-cell office:value-type="float" office:value="2.58712" calcext:value-type="float">
            <text:p>2,58712</text:p>
          </table:table-cell>
          <table:table-cell office:value-type="float" office:value="2.19638" calcext:value-type="float">
            <text:p>2,19638</text:p>
          </table:table-cell>
          <table:table-cell office:value-type="float" office:value="1.9135" calcext:value-type="float">
            <text:p>1,9135</text:p>
          </table:table-cell>
          <table:table-cell office:value-type="float" office:value="1.58431" calcext:value-type="float">
            <text:p>1,58431</text:p>
          </table:table-cell>
          <table:table-cell/>
          <table:table-cell table:formula="of:=MIN([.B49:.K49])" office:value-type="float" office:value="1.43536" calcext:value-type="float">
            <text:p>1,44</text:p>
          </table:table-cell>
          <table:table-cell table:formula="of:=MAX([.B49:.K49])" office:value-type="float" office:value="2.58712" calcext:value-type="float">
            <text:p>2,59</text:p>
          </table:table-cell>
          <table:table-cell table:formula="of:=[.N49]/[.M49]" office:value-type="float" office:value="1.80241890536172" calcext:value-type="float">
            <text:p>1,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447" calcext:value-type="float">
            <text:p>1,47447</text:p>
          </table:table-cell>
          <table:table-cell office:value-type="float" office:value="1.8393" calcext:value-type="float">
            <text:p>1,8393</text:p>
          </table:table-cell>
          <table:table-cell office:value-type="float" office:value="1.42287" calcext:value-type="float">
            <text:p>1,42287</text:p>
          </table:table-cell>
          <table:table-cell office:value-type="float" office:value="1.36093" calcext:value-type="float">
            <text:p>1,36093</text:p>
          </table:table-cell>
          <table:table-cell office:value-type="float" office:value="1.87132" calcext:value-type="float">
            <text:p>1,87132</text:p>
          </table:table-cell>
          <table:table-cell office:value-type="float" office:value="1.58685" calcext:value-type="float">
            <text:p>1,58685</text:p>
          </table:table-cell>
          <table:table-cell office:value-type="float" office:value="2.35067" calcext:value-type="float">
            <text:p>2,35067</text:p>
          </table:table-cell>
          <table:table-cell office:value-type="float" office:value="2.28419" calcext:value-type="float">
            <text:p>2,28419</text:p>
          </table:table-cell>
          <table:table-cell office:value-type="float" office:value="1.90684" calcext:value-type="float">
            <text:p>1,90684</text:p>
          </table:table-cell>
          <table:table-cell office:value-type="float" office:value="1.58351" calcext:value-type="float">
            <text:p>1,58351</text:p>
          </table:table-cell>
          <table:table-cell/>
          <table:table-cell table:formula="of:=MIN([.B50:.K50])" office:value-type="float" office:value="1.36093" calcext:value-type="float">
            <text:p>1,36</text:p>
          </table:table-cell>
          <table:table-cell table:formula="of:=MAX([.B50:.K50])" office:value-type="float" office:value="2.35067" calcext:value-type="float">
            <text:p>2,35</text:p>
          </table:table-cell>
          <table:table-cell table:formula="of:=[.N50]/[.M50]" office:value-type="float" office:value="1.72725268750046" calcext:value-type="float">
            <text:p>1,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8795" calcext:value-type="float">
            <text:p>1,28795</text:p>
          </table:table-cell>
          <table:table-cell office:value-type="float" office:value="1.1567" calcext:value-type="float">
            <text:p>1,1567</text:p>
          </table:table-cell>
          <table:table-cell office:value-type="float" office:value="1.05035" calcext:value-type="float">
            <text:p>1,05035</text:p>
          </table:table-cell>
          <table:table-cell office:value-type="float" office:value="1.22028" calcext:value-type="float">
            <text:p>1,22028</text:p>
          </table:table-cell>
          <table:table-cell office:value-type="float" office:value="1.34708" calcext:value-type="float">
            <text:p>1,34708</text:p>
          </table:table-cell>
          <table:table-cell office:value-type="float" office:value="1.27746" calcext:value-type="float">
            <text:p>1,27746</text:p>
          </table:table-cell>
          <table:table-cell office:value-type="float" office:value="2.12516" calcext:value-type="float">
            <text:p>2,12516</text:p>
          </table:table-cell>
          <table:table-cell office:value-type="float" office:value="2.05688" calcext:value-type="float">
            <text:p>2,05688</text:p>
          </table:table-cell>
          <table:table-cell office:value-type="float" office:value="1.40298" calcext:value-type="float">
            <text:p>1,40298</text:p>
          </table:table-cell>
          <table:table-cell office:value-type="float" office:value="1.27412" calcext:value-type="float">
            <text:p>1,27412</text:p>
          </table:table-cell>
          <table:table-cell/>
          <table:table-cell table:formula="of:=MIN([.B51:.K51])" office:value-type="float" office:value="1.05035" calcext:value-type="float">
            <text:p>1,05</text:p>
          </table:table-cell>
          <table:table-cell table:formula="of:=MAX([.B51:.K51])" office:value-type="float" office:value="2.12516" calcext:value-type="float">
            <text:p>2,13</text:p>
          </table:table-cell>
          <table:table-cell table:formula="of:=[.N51]/[.M51]" office:value-type="float" office:value="2.02328747560337" calcext:value-type="float">
            <text:p>2,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3841" calcext:value-type="float">
            <text:p>1,53841</text:p>
          </table:table-cell>
          <table:table-cell office:value-type="float" office:value="1.65792" calcext:value-type="float">
            <text:p>1,65792</text:p>
          </table:table-cell>
          <table:table-cell office:value-type="float" office:value="1.42833" calcext:value-type="float">
            <text:p>1,42833</text:p>
          </table:table-cell>
          <table:table-cell office:value-type="float" office:value="1.47552" calcext:value-type="float">
            <text:p>1,47552</text:p>
          </table:table-cell>
          <table:table-cell office:value-type="float" office:value="1.87297" calcext:value-type="float">
            <text:p>1,87297</text:p>
          </table:table-cell>
          <table:table-cell office:value-type="float" office:value="1.58471" calcext:value-type="float">
            <text:p>1,58471</text:p>
          </table:table-cell>
          <table:table-cell office:value-type="float" office:value="2.31282" calcext:value-type="float">
            <text:p>2,31282</text:p>
          </table:table-cell>
          <table:table-cell office:value-type="float" office:value="2.45273" calcext:value-type="float">
            <text:p>2,45273</text:p>
          </table:table-cell>
          <table:table-cell office:value-type="float" office:value="1.91439" calcext:value-type="float">
            <text:p>1,91439</text:p>
          </table:table-cell>
          <table:table-cell office:value-type="float" office:value="1.59003" calcext:value-type="float">
            <text:p>1,59003</text:p>
          </table:table-cell>
          <table:table-cell/>
          <table:table-cell table:formula="of:=MIN([.B52:.K52])" office:value-type="float" office:value="1.42833" calcext:value-type="float">
            <text:p>1,43</text:p>
          </table:table-cell>
          <table:table-cell table:formula="of:=MAX([.B52:.K52])" office:value-type="float" office:value="2.45273" calcext:value-type="float">
            <text:p>2,45</text:p>
          </table:table-cell>
          <table:table-cell table:formula="of:=[.N52]/[.M52]" office:value-type="float" office:value="1.71720120700398" calcext:value-type="float">
            <text:p>1,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59577" calcext:value-type="float">
            <text:p>1,59577</text:p>
          </table:table-cell>
          <table:table-cell office:value-type="float" office:value="1.54241" calcext:value-type="float">
            <text:p>1,54241</text:p>
          </table:table-cell>
          <table:table-cell office:value-type="float" office:value="1.80747" calcext:value-type="float">
            <text:p>1,80747</text:p>
          </table:table-cell>
          <table:table-cell office:value-type="float" office:value="1.56302" calcext:value-type="float">
            <text:p>1,56302</text:p>
          </table:table-cell>
          <table:table-cell office:value-type="float" office:value="1.87507" calcext:value-type="float">
            <text:p>1,87507</text:p>
          </table:table-cell>
          <table:table-cell office:value-type="float" office:value="1.58938" calcext:value-type="float">
            <text:p>1,58938</text:p>
          </table:table-cell>
          <table:table-cell office:value-type="float" office:value="2.38179" calcext:value-type="float">
            <text:p>2,38179</text:p>
          </table:table-cell>
          <table:table-cell office:value-type="float" office:value="2.31752" calcext:value-type="float">
            <text:p>2,31752</text:p>
          </table:table-cell>
          <table:table-cell office:value-type="float" office:value="1.91235" calcext:value-type="float">
            <text:p>1,91235</text:p>
          </table:table-cell>
          <table:table-cell office:value-type="float" office:value="1.58193" calcext:value-type="float">
            <text:p>1,58193</text:p>
          </table:table-cell>
          <table:table-cell/>
          <table:table-cell table:formula="of:=MIN([.B53:.K53])" office:value-type="float" office:value="1.54241" calcext:value-type="float">
            <text:p>1,54</text:p>
          </table:table-cell>
          <table:table-cell table:formula="of:=MAX([.B53:.K53])" office:value-type="float" office:value="2.38179" calcext:value-type="float">
            <text:p>2,38</text:p>
          </table:table-cell>
          <table:table-cell table:formula="of:=[.N53]/[.M53]" office:value-type="float" office:value="1.54420030990463" calcext:value-type="float">
            <text:p>1,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8645" calcext:value-type="float">
            <text:p>1,28645</text:p>
          </table:table-cell>
          <table:table-cell office:value-type="float" office:value="1.3372" calcext:value-type="float">
            <text:p>1,3372</text:p>
          </table:table-cell>
          <table:table-cell office:value-type="float" office:value="1.04993" calcext:value-type="float">
            <text:p>1,04993</text:p>
          </table:table-cell>
          <table:table-cell office:value-type="float" office:value="1.22167" calcext:value-type="float">
            <text:p>1,22167</text:p>
          </table:table-cell>
          <table:table-cell office:value-type="float" office:value="1.35107" calcext:value-type="float">
            <text:p>1,35107</text:p>
          </table:table-cell>
          <table:table-cell office:value-type="float" office:value="1.27234" calcext:value-type="float">
            <text:p>1,27234</text:p>
          </table:table-cell>
          <table:table-cell office:value-type="float" office:value="2.05676" calcext:value-type="float">
            <text:p>2,05676</text:p>
          </table:table-cell>
          <table:table-cell office:value-type="float" office:value="1.97467" calcext:value-type="float">
            <text:p>1,97467</text:p>
          </table:table-cell>
          <table:table-cell office:value-type="float" office:value="1.30453" calcext:value-type="float">
            <text:p>1,30453</text:p>
          </table:table-cell>
          <table:table-cell office:value-type="float" office:value="1.27741" calcext:value-type="float">
            <text:p>1,27741</text:p>
          </table:table-cell>
          <table:table-cell/>
          <table:table-cell table:formula="of:=MIN([.B54:.K54])" office:value-type="float" office:value="1.04993" calcext:value-type="float">
            <text:p>1,05</text:p>
          </table:table-cell>
          <table:table-cell table:formula="of:=MAX([.B54:.K54])" office:value-type="float" office:value="2.05676" calcext:value-type="float">
            <text:p>2,06</text:p>
          </table:table-cell>
          <table:table-cell table:formula="of:=[.N54]/[.M54]" office:value-type="float" office:value="1.958949644262" calcext:value-type="float">
            <text:p>1,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60278" calcext:value-type="float">
            <text:p>1,60278</text:p>
          </table:table-cell>
          <table:table-cell office:value-type="float" office:value="1.59406" calcext:value-type="float">
            <text:p>1,59406</text:p>
          </table:table-cell>
          <table:table-cell office:value-type="float" office:value="1.42545" calcext:value-type="float">
            <text:p>1,42545</text:p>
          </table:table-cell>
          <table:table-cell office:value-type="float" office:value="1.36139" calcext:value-type="float">
            <text:p>1,36139</text:p>
          </table:table-cell>
          <table:table-cell office:value-type="float" office:value="1.87501" calcext:value-type="float">
            <text:p>1,87501</text:p>
          </table:table-cell>
          <table:table-cell office:value-type="float" office:value="1.58939" calcext:value-type="float">
            <text:p>1,58939</text:p>
          </table:table-cell>
          <table:table-cell office:value-type="float" office:value="2.2996" calcext:value-type="float">
            <text:p>2,2996</text:p>
          </table:table-cell>
          <table:table-cell office:value-type="float" office:value="2.3495" calcext:value-type="float">
            <text:p>2,3495</text:p>
          </table:table-cell>
          <table:table-cell office:value-type="float" office:value="1.91364" calcext:value-type="float">
            <text:p>1,91364</text:p>
          </table:table-cell>
          <table:table-cell office:value-type="float" office:value="1.58538" calcext:value-type="float">
            <text:p>1,58538</text:p>
          </table:table-cell>
          <table:table-cell/>
          <table:table-cell table:formula="of:=MIN([.B55:.K55])" office:value-type="float" office:value="1.36139" calcext:value-type="float">
            <text:p>1,36</text:p>
          </table:table-cell>
          <table:table-cell table:formula="of:=MAX([.B55:.K55])" office:value-type="float" office:value="2.3495" calcext:value-type="float">
            <text:p>2,35</text:p>
          </table:table-cell>
          <table:table-cell table:formula="of:=[.N55]/[.M55]" office:value-type="float" office:value="1.72580965043081" calcext:value-type="float">
            <text:p>1,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8735" calcext:value-type="float">
            <text:p>1,28735</text:p>
          </table:table-cell>
          <table:table-cell office:value-type="float" office:value="1.33862" calcext:value-type="float">
            <text:p>1,33862</text:p>
          </table:table-cell>
          <table:table-cell office:value-type="float" office:value="1.29373" calcext:value-type="float">
            <text:p>1,29373</text:p>
          </table:table-cell>
          <table:table-cell office:value-type="float" office:value="1.27821" calcext:value-type="float">
            <text:p>1,27821</text:p>
          </table:table-cell>
          <table:table-cell office:value-type="float" office:value="1.32376" calcext:value-type="float">
            <text:p>1,32376</text:p>
          </table:table-cell>
          <table:table-cell office:value-type="float" office:value="1.27151" calcext:value-type="float">
            <text:p>1,27151</text:p>
          </table:table-cell>
          <table:table-cell office:value-type="float" office:value="2.58029" calcext:value-type="float">
            <text:p>2,58029</text:p>
          </table:table-cell>
          <table:table-cell office:value-type="float" office:value="2.3188" calcext:value-type="float">
            <text:p>2,3188</text:p>
          </table:table-cell>
          <table:table-cell office:value-type="float" office:value="1.38373" calcext:value-type="float">
            <text:p>1,38373</text:p>
          </table:table-cell>
          <table:table-cell office:value-type="float" office:value="1.27382" calcext:value-type="float">
            <text:p>1,27382</text:p>
          </table:table-cell>
          <table:table-cell/>
          <table:table-cell table:formula="of:=MIN([.B56:.K56])" office:value-type="float" office:value="1.27151" calcext:value-type="float">
            <text:p>1,27</text:p>
          </table:table-cell>
          <table:table-cell table:formula="of:=MAX([.B56:.K56])" office:value-type="float" office:value="2.58029" calcext:value-type="float">
            <text:p>2,58</text:p>
          </table:table-cell>
          <table:table-cell table:formula="of:=[.N56]/[.M56]" office:value-type="float" office:value="2.02931160588592" calcext:value-type="float">
            <text:p>2,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8433" calcext:value-type="float">
            <text:p>1,28433</text:p>
          </table:table-cell>
          <table:table-cell office:value-type="float" office:value="1.34051" calcext:value-type="float">
            <text:p>1,34051</text:p>
          </table:table-cell>
          <table:table-cell office:value-type="float" office:value="1.05575" calcext:value-type="float">
            <text:p>1,05575</text:p>
          </table:table-cell>
          <table:table-cell office:value-type="float" office:value="1.22809" calcext:value-type="float">
            <text:p>1,22809</text:p>
          </table:table-cell>
          <table:table-cell office:value-type="float" office:value="1.3469" calcext:value-type="float">
            <text:p>1,3469</text:p>
          </table:table-cell>
          <table:table-cell office:value-type="float" office:value="1.27819" calcext:value-type="float">
            <text:p>1,27819</text:p>
          </table:table-cell>
          <table:table-cell office:value-type="float" office:value="2.45052" calcext:value-type="float">
            <text:p>2,45052</text:p>
          </table:table-cell>
          <table:table-cell office:value-type="float" office:value="2.30279" calcext:value-type="float">
            <text:p>2,30279</text:p>
          </table:table-cell>
          <table:table-cell office:value-type="float" office:value="1.30416" calcext:value-type="float">
            <text:p>1,30416</text:p>
          </table:table-cell>
          <table:table-cell office:value-type="float" office:value="1.27283" calcext:value-type="float">
            <text:p>1,27283</text:p>
          </table:table-cell>
          <table:table-cell/>
          <table:table-cell table:formula="of:=MIN([.B57:.K57])" office:value-type="float" office:value="1.05575" calcext:value-type="float">
            <text:p>1,06</text:p>
          </table:table-cell>
          <table:table-cell table:formula="of:=MAX([.B57:.K57])" office:value-type="float" office:value="2.45052" calcext:value-type="float">
            <text:p>2,45</text:p>
          </table:table-cell>
          <table:table-cell table:formula="of:=[.N57]/[.M57]" office:value-type="float" office:value="2.32111768884679" calcext:value-type="float">
            <text:p>2,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61345" calcext:value-type="float">
            <text:p>1,61345</text:p>
          </table:table-cell>
          <table:table-cell office:value-type="float" office:value="1.71808" calcext:value-type="float">
            <text:p>1,71808</text:p>
          </table:table-cell>
          <table:table-cell office:value-type="float" office:value="1.44367" calcext:value-type="float">
            <text:p>1,44367</text:p>
          </table:table-cell>
          <table:table-cell office:value-type="float" office:value="1.48385" calcext:value-type="float">
            <text:p>1,48385</text:p>
          </table:table-cell>
          <table:table-cell office:value-type="float" office:value="1.87341" calcext:value-type="float">
            <text:p>1,87341</text:p>
          </table:table-cell>
          <table:table-cell office:value-type="float" office:value="1.58778" calcext:value-type="float">
            <text:p>1,58778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2.62201" calcext:value-type="float">
            <text:p>2,62201</text:p>
          </table:table-cell>
          <table:table-cell office:value-type="float" office:value="1.90859" calcext:value-type="float">
            <text:p>1,90859</text:p>
          </table:table-cell>
          <table:table-cell office:value-type="float" office:value="1.58537" calcext:value-type="float">
            <text:p>1,58537</text:p>
          </table:table-cell>
          <table:table-cell/>
          <table:table-cell table:formula="of:=MIN([.B58:.K58])" office:value-type="float" office:value="1.44367" calcext:value-type="float">
            <text:p>1,44</text:p>
          </table:table-cell>
          <table:table-cell table:formula="of:=MAX([.B58:.K58])" office:value-type="float" office:value="2.62679" calcext:value-type="float">
            <text:p>2,63</text:p>
          </table:table-cell>
          <table:table-cell table:formula="of:=[.N58]/[.M58]" office:value-type="float" office:value="1.81952246704579" calcext:value-type="float">
            <text:p>1,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9379" calcext:value-type="float">
            <text:p>1,29379</text:p>
          </table:table-cell>
          <table:table-cell office:value-type="float" office:value="1.3346" calcext:value-type="float">
            <text:p>1,3346</text:p>
          </table:table-cell>
          <table:table-cell office:value-type="float" office:value="1.07919" calcext:value-type="float">
            <text:p>1,07919</text:p>
          </table:table-cell>
          <table:table-cell office:value-type="float" office:value="1.22564" calcext:value-type="float">
            <text:p>1,22564</text:p>
          </table:table-cell>
          <table:table-cell office:value-type="float" office:value="1.28824" calcext:value-type="float">
            <text:p>1,28824</text:p>
          </table:table-cell>
          <table:table-cell office:value-type="float" office:value="1.27839" calcext:value-type="float">
            <text:p>1,27839</text:p>
          </table:table-cell>
          <table:table-cell office:value-type="float" office:value="2.2975" calcext:value-type="float">
            <text:p>2,2975</text:p>
          </table:table-cell>
          <table:table-cell office:value-type="float" office:value="2.22719" calcext:value-type="float">
            <text:p>2,22719</text:p>
          </table:table-cell>
          <table:table-cell office:value-type="float" office:value="1.28489" calcext:value-type="float">
            <text:p>1,28489</text:p>
          </table:table-cell>
          <table:table-cell office:value-type="float" office:value="1.26277" calcext:value-type="float">
            <text:p>1,26277</text:p>
          </table:table-cell>
          <table:table-cell/>
          <table:table-cell table:formula="of:=MIN([.B59:.K59])" office:value-type="float" office:value="1.07919" calcext:value-type="float">
            <text:p>1,08</text:p>
          </table:table-cell>
          <table:table-cell table:formula="of:=MAX([.B59:.K59])" office:value-type="float" office:value="2.2975" calcext:value-type="float">
            <text:p>2,30</text:p>
          </table:table-cell>
          <table:table-cell table:formula="of:=[.N59]/[.M59]" office:value-type="float" office:value="2.12891149843864" calcext:value-type="float">
            <text:p>2,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81204" calcext:value-type="float">
            <text:p>1,81204</text:p>
          </table:table-cell>
          <table:table-cell office:value-type="float" office:value="1.71906" calcext:value-type="float">
            <text:p>1,71906</text:p>
          </table:table-cell>
          <table:table-cell office:value-type="float" office:value="1.4291" calcext:value-type="float">
            <text:p>1,4291</text:p>
          </table:table-cell>
          <table:table-cell office:value-type="float" office:value="1.47542" calcext:value-type="float">
            <text:p>1,47542</text:p>
          </table:table-cell>
          <table:table-cell office:value-type="float" office:value="1.87586" calcext:value-type="float">
            <text:p>1,87586</text:p>
          </table:table-cell>
          <table:table-cell office:value-type="float" office:value="1.59163" calcext:value-type="float">
            <text:p>1,59163</text:p>
          </table:table-cell>
          <table:table-cell office:value-type="float" office:value="2.56146" calcext:value-type="float">
            <text:p>2,56146</text:p>
          </table:table-cell>
          <table:table-cell office:value-type="float" office:value="2.74452" calcext:value-type="float">
            <text:p>2,74452</text:p>
          </table:table-cell>
          <table:table-cell office:value-type="float" office:value="1.91372" calcext:value-type="float">
            <text:p>1,91372</text:p>
          </table:table-cell>
          <table:table-cell office:value-type="float" office:value="1.5896" calcext:value-type="float">
            <text:p>1,5896</text:p>
          </table:table-cell>
          <table:table-cell/>
          <table:table-cell table:formula="of:=MIN([.B60:.K60])" office:value-type="float" office:value="1.4291" calcext:value-type="float">
            <text:p>1,43</text:p>
          </table:table-cell>
          <table:table-cell table:formula="of:=MAX([.B60:.K60])" office:value-type="float" office:value="2.74452" calcext:value-type="float">
            <text:p>2,74</text:p>
          </table:table-cell>
          <table:table-cell table:formula="of:=[.N60]/[.M60]" office:value-type="float" office:value="1.92045343223007" calcext:value-type="float">
            <text:p>1,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8628" calcext:value-type="float">
            <text:p>1,78628</text:p>
          </table:table-cell>
          <table:table-cell office:value-type="float" office:value="1.72363" calcext:value-type="float">
            <text:p>1,72363</text:p>
          </table:table-cell>
          <table:table-cell office:value-type="float" office:value="1.79683" calcext:value-type="float">
            <text:p>1,79683</text:p>
          </table:table-cell>
          <table:table-cell office:value-type="float" office:value="1.56764" calcext:value-type="float">
            <text:p>1,56764</text:p>
          </table:table-cell>
          <table:table-cell office:value-type="float" office:value="1.87199" calcext:value-type="float">
            <text:p>1,87199</text:p>
          </table:table-cell>
          <table:table-cell office:value-type="float" office:value="1.58933" calcext:value-type="float">
            <text:p>1,58933</text:p>
          </table:table-cell>
          <table:table-cell office:value-type="float" office:value="2.51651" calcext:value-type="float">
            <text:p>2,51651</text:p>
          </table:table-cell>
          <table:table-cell office:value-type="float" office:value="2.7525" calcext:value-type="float">
            <text:p>2,7525</text:p>
          </table:table-cell>
          <table:table-cell office:value-type="float" office:value="1.90661" calcext:value-type="float">
            <text:p>1,90661</text:p>
          </table:table-cell>
          <table:table-cell office:value-type="float" office:value="1.58776" calcext:value-type="float">
            <text:p>1,58776</text:p>
          </table:table-cell>
          <table:table-cell/>
          <table:table-cell table:formula="of:=MIN([.B61:.K61])" office:value-type="float" office:value="1.56764" calcext:value-type="float">
            <text:p>1,57</text:p>
          </table:table-cell>
          <table:table-cell table:formula="of:=MAX([.B61:.K61])" office:value-type="float" office:value="2.7525" calcext:value-type="float">
            <text:p>2,75</text:p>
          </table:table-cell>
          <table:table-cell table:formula="of:=[.N61]/[.M61]" office:value-type="float" office:value="1.75582404123396" calcext:value-type="float">
            <text:p>1,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7849" calcext:value-type="float">
            <text:p>1,27849</text:p>
          </table:table-cell>
          <table:table-cell office:value-type="float" office:value="1.33832" calcext:value-type="float">
            <text:p>1,33832</text:p>
          </table:table-cell>
          <table:table-cell office:value-type="float" office:value="1.07729" calcext:value-type="float">
            <text:p>1,07729</text:p>
          </table:table-cell>
          <table:table-cell office:value-type="float" office:value="1.22007" calcext:value-type="float">
            <text:p>1,22007</text:p>
          </table:table-cell>
          <table:table-cell office:value-type="float" office:value="1.28886" calcext:value-type="float">
            <text:p>1,28886</text:p>
          </table:table-cell>
          <table:table-cell office:value-type="float" office:value="1.2688" calcext:value-type="float">
            <text:p>1,2688</text:p>
          </table:table-cell>
          <table:table-cell office:value-type="float" office:value="2.30501" calcext:value-type="float">
            <text:p>2,30501</text:p>
          </table:table-cell>
          <table:table-cell office:value-type="float" office:value="2.5592" calcext:value-type="float">
            <text:p>2,5592</text:p>
          </table:table-cell>
          <table:table-cell office:value-type="float" office:value="1.28848" calcext:value-type="float">
            <text:p>1,28848</text:p>
          </table:table-cell>
          <table:table-cell office:value-type="float" office:value="1.27361" calcext:value-type="float">
            <text:p>1,27361</text:p>
          </table:table-cell>
          <table:table-cell/>
          <table:table-cell table:formula="of:=MIN([.B62:.K62])" office:value-type="float" office:value="1.07729" calcext:value-type="float">
            <text:p>1,08</text:p>
          </table:table-cell>
          <table:table-cell table:formula="of:=MAX([.B62:.K62])" office:value-type="float" office:value="2.5592" calcext:value-type="float">
            <text:p>2,56</text:p>
          </table:table-cell>
          <table:table-cell table:formula="of:=[.N62]/[.M62]" office:value-type="float" office:value="2.37559060234477" calcext:value-type="float">
            <text:p>2,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1023" calcext:value-type="float">
            <text:p>1,81023</text:p>
          </table:table-cell>
          <table:table-cell office:value-type="float" office:value="1.77918" calcext:value-type="float">
            <text:p>1,77918</text:p>
          </table:table-cell>
          <table:table-cell office:value-type="float" office:value="1.21577" calcext:value-type="float">
            <text:p>1,21577</text:p>
          </table:table-cell>
          <table:table-cell office:value-type="float" office:value="1.47713" calcext:value-type="float">
            <text:p>1,47713</text:p>
          </table:table-cell>
          <table:table-cell office:value-type="float" office:value="1.63924" calcext:value-type="float">
            <text:p>1,63924</text:p>
          </table:table-cell>
          <table:table-cell office:value-type="float" office:value="1.58874" calcext:value-type="float">
            <text:p>1,58874</text:p>
          </table:table-cell>
          <table:table-cell office:value-type="float" office:value="2.48854" calcext:value-type="float">
            <text:p>2,48854</text:p>
          </table:table-cell>
          <table:table-cell office:value-type="float" office:value="2.68679" calcext:value-type="float">
            <text:p>2,68679</text:p>
          </table:table-cell>
          <table:table-cell office:value-type="float" office:value="1.64026" calcext:value-type="float">
            <text:p>1,64026</text:p>
          </table:table-cell>
          <table:table-cell office:value-type="float" office:value="1.58821" calcext:value-type="float">
            <text:p>1,58821</text:p>
          </table:table-cell>
          <table:table-cell/>
          <table:table-cell table:style-name="ce5" table:formula="of:=MIN([.B63:.K63])" office:value-type="float" office:value="1.21577" calcext:value-type="float">
            <text:p>1,22</text:p>
          </table:table-cell>
          <table:table-cell table:style-name="ce5" table:formula="of:=MAX([.B63:.K63])" office:value-type="float" office:value="2.68679" calcext:value-type="float">
            <text:p>2,69</text:p>
          </table:table-cell>
          <table:table-cell table:style-name="ce5" table:formula="of:=[.N63]/[.M63]" office:value-type="float" office:value="2.20994925026938" calcext:value-type="float">
            <text:p>2,21</text:p>
          </table:table-cell>
        </table:table-row>
      </table:table>
      <table:table table:name="results_3" table:style-name="ta1">
        <table:table-column table:style-name="co1" table:default-cell-style-name="Default"/>
        <table:table-column table:style-name="co7" table:number-columns-repeated="4" table:default-cell-style-name="ce14"/>
        <table:table-column table:style-name="co8" table:default-cell-style-name="ce14"/>
        <table:table-column table:style-name="co7" table:number-columns-repeated="5" table:default-cell-style-name="ce14"/>
        <table:table-column table:style-name="co6" table:number-columns-repeated="3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/>
          <table:table-cell table:number-columns-repeated="8" table:style-name="ce11" office:value-type="string" calcext:value-type="string">
            <text:p>Big</text:p>
          </table:table-cell>
          <table:table-cell table:number-columns-repeated="2" table:style-name="ce11" office:value-type="string" calcext:value-type="string">
            <text:p>Small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style-name="ce11" table:formula="of:=[$results_3_raw.B1]" office:value-type="string" office:string-value="BigLFSR&lt;N, std::uint16_t, false&gt;" calcext:value-type="string">
            <text:p>BigLFSR&lt;N, std::uint16_t, false&gt;</text:p>
          </table:table-cell>
          <table:table-cell table:style-name="ce11" table:formula="of:=[$results_3_raw.C1]" office:value-type="string" office:string-value="BigLFSR&lt;N, std::uint16_t, true&gt;" calcext:value-type="string">
            <text:p>BigLFSR&lt;N, std::uint16_t, true&gt;</text:p>
          </table:table-cell>
          <table:table-cell table:style-name="ce11" table:formula="of:=[$results_3_raw.D1]" office:value-type="string" office:string-value="BigLFSR&lt;N, std::uint32_t, false&gt;" calcext:value-type="string">
            <text:p>BigLFSR&lt;N, std::uint32_t, false&gt;</text:p>
          </table:table-cell>
          <table:table-cell table:style-name="ce11" table:formula="of:=[$results_3_raw.E1]" office:value-type="string" office:string-value="BigLFSR&lt;N, std::uint32_t, true&gt;" calcext:value-type="string">
            <text:p>BigLFSR&lt;N, std::uint32_t, true&gt;</text:p>
          </table:table-cell>
          <table:table-cell table:style-name="ce11" table:formula="of:=[$results_3_raw.F1]" office:value-type="string" office:string-value="BigLFSR&lt;N, std::uint64_t, false&gt;" calcext:value-type="string">
            <text:p>BigLFSR&lt;N, std::uint64_t, false&gt;</text:p>
          </table:table-cell>
          <table:table-cell table:style-name="ce11" table:formula="of:=[$results_3_raw.G1]" office:value-type="string" office:string-value="BigLFSR&lt;N, std::uint64_t, true&gt;" calcext:value-type="string">
            <text:p>BigLFSR&lt;N, std::uint64_t, true&gt;</text:p>
          </table:table-cell>
          <table:table-cell table:style-name="ce11" table:formula="of:=[$results_3_raw.H1]" office:value-type="string" office:string-value="BigLFSR&lt;N, std::uint8_t, false&gt;" calcext:value-type="string">
            <text:p>BigLFSR&lt;N, std::uint8_t, false&gt;</text:p>
          </table:table-cell>
          <table:table-cell table:style-name="ce11" table:formula="of:=[$results_3_raw.I1]" office:value-type="string" office:string-value="BigLFSR&lt;N, std::uint8_t, true&gt;" calcext:value-type="string">
            <text:p>BigLFSR&lt;N, std::uint8_t, true&gt;</text:p>
          </table:table-cell>
          <table:table-cell table:style-name="ce11" table:formula="of:=[$results_3_raw.J1]" office:value-type="string" office:string-value="SmallLFSR&lt;N, false&gt;" calcext:value-type="string">
            <text:p>SmallLFSR&lt;N, false&gt;</text:p>
          </table:table-cell>
          <table:table-cell table:style-name="ce11" table:formula="of:=[$results_3_raw.K1]" office:value-type="string" office:string-value="SmallLFSR&lt;N, true&gt;" calcext:value-type="string">
            <text:p>SmallLFSR&lt;N, true&gt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worst/best ratio</text:p>
          </table:table-cell>
          <table:table-cell/>
          <table:table-cell office:value-type="string" calcext:value-type="string">
            <text:p>SmallLFSR true/fals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table:formula="of:=[$results_3_raw.B2]/[$results_3_raw.$M2]" office:value-type="float" office:value="1.24295316251844" calcext:value-type="float">
            <text:p>1,24</text:p>
          </table:table-cell>
          <table:table-cell table:style-name="ce15" table:formula="of:=[$results_3_raw.C2]/[$results_3_raw.$M2]" office:value-type="float" office:value="1.05556466311151" calcext:value-type="float">
            <text:p>1,06</text:p>
          </table:table-cell>
          <table:table-cell table:style-name="ce15" table:formula="of:=[$results_3_raw.D2]/[$results_3_raw.$M2]" office:value-type="float" office:value="1.21887385606419" calcext:value-type="float">
            <text:p>1,22</text:p>
          </table:table-cell>
          <table:table-cell table:style-name="ce15" table:formula="of:=[$results_3_raw.E2]/[$results_3_raw.$M2]" office:value-type="float" office:value="1.00419483312279" calcext:value-type="float">
            <text:p>1,00</text:p>
          </table:table-cell>
          <table:table-cell table:style-name="ce15" table:formula="of:=[$results_3_raw.F2]/[$results_3_raw.$M2]" office:value-type="float" office:value="1.22910539156597" calcext:value-type="float">
            <text:p>1,23</text:p>
          </table:table-cell>
          <table:table-cell table:style-name="ce15" table:formula="of:=[$results_3_raw.G2]/[$results_3_raw.$M2]" office:value-type="float" office:value="1" calcext:value-type="float">
            <text:p>1,00</text:p>
          </table:table-cell>
          <table:table-cell table:style-name="ce15" table:formula="of:=[$results_3_raw.H2]/[$results_3_raw.$M2]" office:value-type="float" office:value="1.25261574364266" calcext:value-type="float">
            <text:p>1,25</text:p>
          </table:table-cell>
          <table:table-cell table:style-name="ce15" table:formula="of:=[$results_3_raw.I2]/[$results_3_raw.$M2]" office:value-type="float" office:value="1.02394430033077" calcext:value-type="float">
            <text:p>1,02</text:p>
          </table:table-cell>
          <table:table-cell table:style-name="ce15" table:formula="of:=[$results_3_raw.J2]/[$results_3_raw.$M2]" office:value-type="float" office:value="1.2333387978669" calcext:value-type="float">
            <text:p>1,23</text:p>
          </table:table-cell>
          <table:table-cell table:style-name="ce15" table:formula="of:=[$results_3_raw.K2]/[$results_3_raw.$M2]" office:value-type="float" office:value="1.08888224573043" calcext:value-type="float">
            <text:p>1,09</text:p>
          </table:table-cell>
          <table:table-cell table:formula="of:=MEDIAN([.B5:.K5])" office:value-type="float" office:value="1.15387805089731" calcext:value-type="float">
            <text:p>1,15</text:p>
          </table:table-cell>
          <table:table-cell table:formula="of:=MIN([.B5:.K5])" office:value-type="float" office:value="1" calcext:value-type="float">
            <text:p>1,00</text:p>
          </table:table-cell>
          <table:table-cell table:formula="of:=MAX([.B5:.K5])" office:value-type="float" office:value="1.25261574364266" calcext:value-type="float">
            <text:p>1,25</text:p>
          </table:table-cell>
          <table:table-cell table:style-name="ce2" table:formula="of:=[.N5]/[.M5]" office:value-type="float" office:value="1.25261574364266" calcext:value-type="float">
            <text:p>1,25</text:p>
          </table:table-cell>
          <table:table-cell/>
          <table:table-cell table:formula="of:=[.K5]/[.F5]" office:value-type="float" office:value="0.88591446527064" calcext:value-type="float">
            <text:p>0,89</text:p>
          </table:table-cell>
          <table:table-cell table:number-columns-repeated="2"/>
          <table:table-cell office:value-type="string" calcext:value-type="string">
            <text:p>Run 3 - 1000 benchmark samples per measure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table:formula="of:=[$results_3_raw.B3]/[$results_3_raw.$M3]" office:value-type="float" office:value="1.24088089628312" calcext:value-type="float">
            <text:p>1,24</text:p>
          </table:table-cell>
          <table:table-cell table:style-name="ce15" table:formula="of:=[$results_3_raw.C3]/[$results_3_raw.$M3]" office:value-type="float" office:value="1.00961677164976" calcext:value-type="float">
            <text:p>1,01</text:p>
          </table:table-cell>
          <table:table-cell table:style-name="ce15" table:formula="of:=[$results_3_raw.D3]/[$results_3_raw.$M3]" office:value-type="float" office:value="1.25877770832332" calcext:value-type="float">
            <text:p>1,26</text:p>
          </table:table-cell>
          <table:table-cell table:style-name="ce15" table:formula="of:=[$results_3_raw.E3]/[$results_3_raw.$M3]" office:value-type="float" office:value="1.01619464345819" calcext:value-type="float">
            <text:p>1,02</text:p>
          </table:table-cell>
          <table:table-cell table:style-name="ce15" table:formula="of:=[$results_3_raw.F3]/[$results_3_raw.$M3]" office:value-type="float" office:value="1.24461220368322" calcext:value-type="float">
            <text:p>1,24</text:p>
          </table:table-cell>
          <table:table-cell table:style-name="ce15" table:formula="of:=[$results_3_raw.G3]/[$results_3_raw.$M3]" office:value-type="float" office:value="1" calcext:value-type="float">
            <text:p>1,00</text:p>
          </table:table-cell>
          <table:table-cell table:style-name="ce15" table:formula="of:=[$results_3_raw.H3]/[$results_3_raw.$M3]" office:value-type="float" office:value="1.23617829494639" calcext:value-type="float">
            <text:p>1,24</text:p>
          </table:table-cell>
          <table:table-cell table:style-name="ce15" table:formula="of:=[$results_3_raw.I3]/[$results_3_raw.$M3]" office:value-type="float" office:value="1.00820310621724" calcext:value-type="float">
            <text:p>1,01</text:p>
          </table:table-cell>
          <table:table-cell table:style-name="ce15" table:formula="of:=[$results_3_raw.J3]/[$results_3_raw.$M3]" office:value-type="float" office:value="1.2334759821128" calcext:value-type="float">
            <text:p>1,23</text:p>
          </table:table-cell>
          <table:table-cell table:style-name="ce15" table:formula="of:=[$results_3_raw.K3]/[$results_3_raw.$M3]" office:value-type="float" office:value="1.11800740491417" calcext:value-type="float">
            <text:p>1,12</text:p>
          </table:table-cell>
          <table:table-cell table:formula="of:=MEDIAN([.B6:.K6])" office:value-type="float" office:value="1.17574169351349" calcext:value-type="float">
            <text:p>1,18</text:p>
          </table:table-cell>
          <table:table-cell table:formula="of:=MIN([.B6:.K6])" office:value-type="float" office:value="1" calcext:value-type="float">
            <text:p>1,00</text:p>
          </table:table-cell>
          <table:table-cell table:formula="of:=MAX([.B6:.K6])" office:value-type="float" office:value="1.25877770832332" calcext:value-type="float">
            <text:p>1,26</text:p>
          </table:table-cell>
          <table:table-cell table:style-name="ce2" table:formula="of:=[.N6]/[.M6]" office:value-type="float" office:value="1.25877770832332" calcext:value-type="float">
            <text:p>1,26</text:p>
          </table:table-cell>
          <table:table-cell/>
          <table:table-cell table:formula="of:=[.K6]/[.F6]" office:value-type="float" office:value="0.898277713817696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[$results_3_raw.B4]/[$results_3_raw.$M4]" office:value-type="float" office:value="1.27014569894028" calcext:value-type="float">
            <text:p>1,27</text:p>
          </table:table-cell>
          <table:table-cell table:style-name="ce15" table:formula="of:=[$results_3_raw.C4]/[$results_3_raw.$M4]" office:value-type="float" office:value="1" calcext:value-type="float">
            <text:p>1,00</text:p>
          </table:table-cell>
          <table:table-cell table:style-name="ce15" table:formula="of:=[$results_3_raw.D4]/[$results_3_raw.$M4]" office:value-type="float" office:value="1.28792656233427" calcext:value-type="float">
            <text:p>1,29</text:p>
          </table:table-cell>
          <table:table-cell table:style-name="ce15" table:formula="of:=[$results_3_raw.E4]/[$results_3_raw.$M4]" office:value-type="float" office:value="1.01768443788751" calcext:value-type="float">
            <text:p>1,02</text:p>
          </table:table-cell>
          <table:table-cell table:style-name="ce15" table:formula="of:=[$results_3_raw.F4]/[$results_3_raw.$M4]" office:value-type="float" office:value="1.31467499783043" calcext:value-type="float">
            <text:p>1,31</text:p>
          </table:table-cell>
          <table:table-cell table:style-name="ce15" table:formula="of:=[$results_3_raw.G4]/[$results_3_raw.$M4]" office:value-type="float" office:value="1.01927545874435" calcext:value-type="float">
            <text:p>1,02</text:p>
          </table:table-cell>
          <table:table-cell table:style-name="ce15" table:formula="of:=[$results_3_raw.H4]/[$results_3_raw.$M4]" office:value-type="float" office:value="1.30327750296508" calcext:value-type="float">
            <text:p>1,30</text:p>
          </table:table-cell>
          <table:table-cell table:style-name="ce15" table:formula="of:=[$results_3_raw.I4]/[$results_3_raw.$M4]" office:value-type="float" office:value="1.01411669414794" calcext:value-type="float">
            <text:p>1,01</text:p>
          </table:table-cell>
          <table:table-cell table:style-name="ce15" table:formula="of:=[$results_3_raw.J4]/[$results_3_raw.$M4]" office:value-type="float" office:value="1.27247919619698" calcext:value-type="float">
            <text:p>1,27</text:p>
          </table:table-cell>
          <table:table-cell table:style-name="ce15" table:formula="of:=[$results_3_raw.K4]/[$results_3_raw.$M4]" office:value-type="float" office:value="1.21620527061818" calcext:value-type="float">
            <text:p>1,22</text:p>
          </table:table-cell>
          <table:table-cell table:formula="of:=MEDIAN([.B7:.K7])" office:value-type="float" office:value="1.24317548477923" calcext:value-type="float">
            <text:p>1,24</text:p>
          </table:table-cell>
          <table:table-cell table:formula="of:=MIN([.B7:.K7])" office:value-type="float" office:value="1" calcext:value-type="float">
            <text:p>1,00</text:p>
          </table:table-cell>
          <table:table-cell table:formula="of:=MAX([.B7:.K7])" office:value-type="float" office:value="1.31467499783043" calcext:value-type="float">
            <text:p>1,31</text:p>
          </table:table-cell>
          <table:table-cell table:style-name="ce2" table:formula="of:=[.N7]/[.M7]" office:value-type="float" office:value="1.31467499783043" calcext:value-type="float">
            <text:p>1,31</text:p>
          </table:table-cell>
          <table:table-cell/>
          <table:table-cell table:formula="of:=[.K7]/[.F7]" office:value-type="float" office:value="0.925099566528044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table:formula="of:=[$results_3_raw.B5]/[$results_3_raw.$M5]" office:value-type="float" office:value="1.03600234815405" calcext:value-type="float">
            <text:p>1,04</text:p>
          </table:table-cell>
          <table:table-cell table:style-name="ce15" table:formula="of:=[$results_3_raw.C5]/[$results_3_raw.$M5]" office:value-type="float" office:value="1.02761493490306" calcext:value-type="float">
            <text:p>1,03</text:p>
          </table:table-cell>
          <table:table-cell table:style-name="ce15" table:formula="of:=[$results_3_raw.D5]/[$results_3_raw.$M5]" office:value-type="float" office:value="1.04061019838685" calcext:value-type="float">
            <text:p>1,04</text:p>
          </table:table-cell>
          <table:table-cell table:style-name="ce15" table:formula="of:=[$results_3_raw.E5]/[$results_3_raw.$M5]" office:value-type="float" office:value="1.02280604408418" calcext:value-type="float">
            <text:p>1,02</text:p>
          </table:table-cell>
          <table:table-cell table:style-name="ce15" table:formula="of:=[$results_3_raw.F5]/[$results_3_raw.$M5]" office:value-type="float" office:value="1.05002693943853" calcext:value-type="float">
            <text:p>1,05</text:p>
          </table:table-cell>
          <table:table-cell table:style-name="ce15" table:formula="of:=[$results_3_raw.G5]/[$results_3_raw.$M5]" office:value-type="float" office:value="1.04874832131111" calcext:value-type="float">
            <text:p>1,05</text:p>
          </table:table-cell>
          <table:table-cell table:style-name="ce15" table:formula="of:=[$results_3_raw.H5]/[$results_3_raw.$M5]" office:value-type="float" office:value="1.03629988822143" calcext:value-type="float">
            <text:p>1,04</text:p>
          </table:table-cell>
          <table:table-cell table:style-name="ce15" table:formula="of:=[$results_3_raw.I5]/[$results_3_raw.$M5]" office:value-type="float" office:value="1.02316791713911" calcext:value-type="float">
            <text:p>1,02</text:p>
          </table:table-cell>
          <table:table-cell table:style-name="ce15" table:formula="of:=[$results_3_raw.J5]/[$results_3_raw.$M5]" office:value-type="float" office:value="1.03703167595474" calcext:value-type="float">
            <text:p>1,04</text:p>
          </table:table-cell>
          <table:table-cell table:style-name="ce15" table:formula="of:=[$results_3_raw.K5]/[$results_3_raw.$M5]" office:value-type="float" office:value="1" calcext:value-type="float">
            <text:p>1,00</text:p>
          </table:table-cell>
          <table:table-cell table:formula="of:=MEDIAN([.B8:.K8])" office:value-type="float" office:value="1.03615111818774" calcext:value-type="float">
            <text:p>1,04</text:p>
          </table:table-cell>
          <table:table-cell table:formula="of:=MIN([.B8:.K8])" office:value-type="float" office:value="1" calcext:value-type="float">
            <text:p>1,00</text:p>
          </table:table-cell>
          <table:table-cell table:formula="of:=MAX([.B8:.K8])" office:value-type="float" office:value="1.05002693943853" calcext:value-type="float">
            <text:p>1,05</text:p>
          </table:table-cell>
          <table:table-cell table:style-name="ce2" table:formula="of:=[.N8]/[.M8]" office:value-type="float" office:value="1.05002693943853" calcext:value-type="float">
            <text:p>1,05</text:p>
          </table:table-cell>
          <table:table-cell/>
          <table:table-cell table:formula="of:=[.K8]/[.F8]" office:value-type="float" office:value="0.952356518142969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table:formula="of:=[$results_3_raw.B6]/[$results_3_raw.$M6]" office:value-type="float" office:value="1.1752013288095" calcext:value-type="float">
            <text:p>1,18</text:p>
          </table:table-cell>
          <table:table-cell table:style-name="ce15" table:formula="of:=[$results_3_raw.C6]/[$results_3_raw.$M6]" office:value-type="float" office:value="1.03054372554731" calcext:value-type="float">
            <text:p>1,03</text:p>
          </table:table-cell>
          <table:table-cell table:style-name="ce15" table:formula="of:=[$results_3_raw.D6]/[$results_3_raw.$M6]" office:value-type="float" office:value="1.01783816548716" calcext:value-type="float">
            <text:p>1,02</text:p>
          </table:table-cell>
          <table:table-cell table:style-name="ce15" table:formula="of:=[$results_3_raw.E6]/[$results_3_raw.$M6]" office:value-type="float" office:value="1.06017428816588" calcext:value-type="float">
            <text:p>1,06</text:p>
          </table:table-cell>
          <table:table-cell table:style-name="ce15" table:formula="of:=[$results_3_raw.F6]/[$results_3_raw.$M6]" office:value-type="float" office:value="1.02112082877408" calcext:value-type="float">
            <text:p>1,02</text:p>
          </table:table-cell>
          <table:table-cell table:style-name="ce15" table:formula="of:=[$results_3_raw.G6]/[$results_3_raw.$M6]" office:value-type="float" office:value="1.01298108335761" calcext:value-type="float">
            <text:p>1,01</text:p>
          </table:table-cell>
          <table:table-cell table:style-name="ce15" table:formula="of:=[$results_3_raw.H6]/[$results_3_raw.$M6]" office:value-type="float" office:value="1.04335162283222" calcext:value-type="float">
            <text:p>1,04</text:p>
          </table:table-cell>
          <table:table-cell table:style-name="ce15" table:formula="of:=[$results_3_raw.I6]/[$results_3_raw.$M6]" office:value-type="float" office:value="1.04757893742472" calcext:value-type="float">
            <text:p>1,05</text:p>
          </table:table-cell>
          <table:table-cell table:style-name="ce15" table:formula="of:=[$results_3_raw.J6]/[$results_3_raw.$M6]" office:value-type="float" office:value="1.02979587659705" calcext:value-type="float">
            <text:p>1,03</text:p>
          </table:table-cell>
          <table:table-cell table:style-name="ce15" table:formula="of:=[$results_3_raw.K6]/[$results_3_raw.$M6]" office:value-type="float" office:value="1" calcext:value-type="float">
            <text:p>1,00</text:p>
          </table:table-cell>
          <table:table-cell table:formula="of:=MEDIAN([.B9:.K9])" office:value-type="float" office:value="1.03016980107218" calcext:value-type="float">
            <text:p>1,03</text:p>
          </table:table-cell>
          <table:table-cell table:formula="of:=MIN([.B9:.K9])" office:value-type="float" office:value="1" calcext:value-type="float">
            <text:p>1,00</text:p>
          </table:table-cell>
          <table:table-cell table:formula="of:=MAX([.B9:.K9])" office:value-type="float" office:value="1.1752013288095" calcext:value-type="float">
            <text:p>1,18</text:p>
          </table:table-cell>
          <table:table-cell table:style-name="ce2" table:formula="of:=[.N9]/[.M9]" office:value-type="float" office:value="1.1752013288095" calcext:value-type="float">
            <text:p>1,18</text:p>
          </table:table-cell>
          <table:table-cell/>
          <table:table-cell table:formula="of:=[.K9]/[.F9]" office:value-type="float" office:value="0.979316033735757" calcext:value-type="float">
            <text:p>0,98</text:p>
          </table:table-cell>
          <table:table-cell table:number-columns-repeated="2"/>
          <table:table-cell office:value-type="string" calcext:value-type="string">
            <text:p>This shows the results from the extensive benchmark. Running times are in seconds, lower is better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5" table:formula="of:=[$results_3_raw.B7]/[$results_3_raw.$M7]" office:value-type="float" office:value="1.21157971323557" calcext:value-type="float">
            <text:p>1,21</text:p>
          </table:table-cell>
          <table:table-cell table:style-name="ce15" table:formula="of:=[$results_3_raw.C7]/[$results_3_raw.$M7]" office:value-type="float" office:value="1.03234567281759" calcext:value-type="float">
            <text:p>1,03</text:p>
          </table:table-cell>
          <table:table-cell table:style-name="ce15" table:formula="of:=[$results_3_raw.D7]/[$results_3_raw.$M7]" office:value-type="float" office:value="1.19088149328249" calcext:value-type="float">
            <text:p>1,19</text:p>
          </table:table-cell>
          <table:table-cell table:style-name="ce15" table:formula="of:=[$results_3_raw.E7]/[$results_3_raw.$M7]" office:value-type="float" office:value="1.01433194927054" calcext:value-type="float">
            <text:p>1,01</text:p>
          </table:table-cell>
          <table:table-cell table:style-name="ce15" table:formula="of:=[$results_3_raw.F7]/[$results_3_raw.$M7]" office:value-type="float" office:value="1.21156089667198" calcext:value-type="float">
            <text:p>1,21</text:p>
          </table:table-cell>
          <table:table-cell table:style-name="ce15" table:formula="of:=[$results_3_raw.G7]/[$results_3_raw.$M7]" office:value-type="float" office:value="1.0244489882961" calcext:value-type="float">
            <text:p>1,02</text:p>
          </table:table-cell>
          <table:table-cell table:style-name="ce15" table:formula="of:=[$results_3_raw.H7]/[$results_3_raw.$M7]" office:value-type="float" office:value="1" calcext:value-type="float">
            <text:p>1,00</text:p>
          </table:table-cell>
          <table:table-cell table:style-name="ce15" table:formula="of:=[$results_3_raw.I7]/[$results_3_raw.$M7]" office:value-type="float" office:value="1.02638709434625" calcext:value-type="float">
            <text:p>1,03</text:p>
          </table:table-cell>
          <table:table-cell table:style-name="ce15" table:formula="of:=[$results_3_raw.J7]/[$results_3_raw.$M7]" office:value-type="float" office:value="1.00390757303963" calcext:value-type="float">
            <text:p>1,00</text:p>
          </table:table-cell>
          <table:table-cell table:style-name="ce15" table:formula="of:=[$results_3_raw.K7]/[$results_3_raw.$M7]" office:value-type="float" office:value="1.15170540788038" calcext:value-type="float">
            <text:p>1,15</text:p>
          </table:table-cell>
          <table:table-cell table:formula="of:=MEDIAN([.B10:.K10])" office:value-type="float" office:value="1.02936638358192" calcext:value-type="float">
            <text:p>1,03</text:p>
          </table:table-cell>
          <table:table-cell table:style-name="ce5" table:formula="of:=MIN([.B10:.K10])" office:value-type="float" office:value="1" calcext:value-type="float">
            <text:p>1,00</text:p>
          </table:table-cell>
          <table:table-cell table:style-name="ce5" table:formula="of:=MAX([.B10:.K10])" office:value-type="float" office:value="1.21157971323557" calcext:value-type="float">
            <text:p>1,21</text:p>
          </table:table-cell>
          <table:table-cell table:style-name="ce5" table:formula="of:=[.N10]/[.M10]" office:value-type="float" office:value="1.21157971323557" calcext:value-type="float">
            <text:p>1,21</text:p>
          </table:table-cell>
          <table:table-cell table:style-name="ce1"/>
          <table:table-cell table:style-name="ce5" table:formula="of:=[.K10]/[.F10]" office:value-type="float" office:value="0.950596384419457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table:formula="of:=[$results_3_raw.B8]/[$results_3_raw.$M8]" office:value-type="float" office:value="1.64397345113316" calcext:value-type="float">
            <text:p>1,64</text:p>
          </table:table-cell>
          <table:table-cell table:style-name="ce15" table:formula="of:=[$results_3_raw.C8]/[$results_3_raw.$M8]" office:value-type="float" office:value="2.22068684582192" calcext:value-type="float">
            <text:p>2,22</text:p>
          </table:table-cell>
          <table:table-cell table:style-name="ce15" table:formula="of:=[$results_3_raw.D8]/[$results_3_raw.$M8]" office:value-type="float" office:value="1.62932571634863" calcext:value-type="float">
            <text:p>1,63</text:p>
          </table:table-cell>
          <table:table-cell table:style-name="ce15" table:formula="of:=[$results_3_raw.E8]/[$results_3_raw.$M8]" office:value-type="float" office:value="1.57585721568637" calcext:value-type="float">
            <text:p>1,58</text:p>
          </table:table-cell>
          <table:table-cell table:style-name="ce15" table:formula="of:=[$results_3_raw.F8]/[$results_3_raw.$M8]" office:value-type="float" office:value="1.63719231829369" calcext:value-type="float">
            <text:p>1,64</text:p>
          </table:table-cell>
          <table:table-cell table:style-name="ce15" table:formula="of:=[$results_3_raw.G8]/[$results_3_raw.$M8]" office:value-type="float" office:value="1.564661028732" calcext:value-type="float">
            <text:p>1,56</text:p>
          </table:table-cell>
          <table:table-cell table:style-name="ce15" table:formula="of:=[$results_3_raw.H8]/[$results_3_raw.$M8]" office:value-type="float" office:value="1.05963372125641" calcext:value-type="float">
            <text:p>1,06</text:p>
          </table:table-cell>
          <table:table-cell table:style-name="ce15" table:formula="of:=[$results_3_raw.I8]/[$results_3_raw.$M8]" office:value-type="float" office:value="1" calcext:value-type="float">
            <text:p>1,00</text:p>
          </table:table-cell>
          <table:table-cell table:style-name="ce15" table:formula="of:=[$results_3_raw.J8]/[$results_3_raw.$M8]" office:value-type="float" office:value="1.66867092235603" calcext:value-type="float">
            <text:p>1,67</text:p>
          </table:table-cell>
          <table:table-cell table:style-name="ce15" table:formula="of:=[$results_3_raw.K8]/[$results_3_raw.$M8]" office:value-type="float" office:value="1.67287863967548" calcext:value-type="float">
            <text:p>1,67</text:p>
          </table:table-cell>
          <table:table-cell table:formula="of:=MEDIAN([.B11:.K11])" office:value-type="float" office:value="1.63325901732116" calcext:value-type="float">
            <text:p>1,63</text:p>
          </table:table-cell>
          <table:table-cell table:formula="of:=MIN([.B11:.K11])" office:value-type="float" office:value="1" calcext:value-type="float">
            <text:p>1,00</text:p>
          </table:table-cell>
          <table:table-cell table:formula="of:=MAX([.B11:.K11])" office:value-type="float" office:value="2.22068684582192" calcext:value-type="float">
            <text:p>2,22</text:p>
          </table:table-cell>
          <table:table-cell table:style-name="ce2" table:formula="of:=[.N11]/[.M11]" office:value-type="float" office:value="2.22068684582192" calcext:value-type="float">
            <text:p>2,22</text:p>
          </table:table-cell>
          <table:table-cell/>
          <table:table-cell table:formula="of:=[.K11]/[.F11]" office:value-type="float" office:value="1.02179726900929" calcext:value-type="float">
            <text:p>1,02</text:p>
          </table:table-cell>
          <table:table-cell table:number-columns-repeated="2"/>
          <table:table-cell office:value-type="string" calcext:value-type="string">
            <text:p>Each row is a diffferent size of the LFS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table:formula="of:=[$results_3_raw.B9]/[$results_3_raw.$M9]" office:value-type="float" office:value="1.16421299151717" calcext:value-type="float">
            <text:p>1,16</text:p>
          </table:table-cell>
          <table:table-cell table:style-name="ce15" table:formula="of:=[$results_3_raw.C9]/[$results_3_raw.$M9]" office:value-type="float" office:value="1.61751271531111" calcext:value-type="float">
            <text:p>1,62</text:p>
          </table:table-cell>
          <table:table-cell table:style-name="ce15" table:formula="of:=[$results_3_raw.D9]/[$results_3_raw.$M9]" office:value-type="float" office:value="1.19775995995459" calcext:value-type="float">
            <text:p>1,20</text:p>
          </table:table-cell>
          <table:table-cell table:style-name="ce15" table:formula="of:=[$results_3_raw.E9]/[$results_3_raw.$M9]" office:value-type="float" office:value="1.14167851045382" calcext:value-type="float">
            <text:p>1,14</text:p>
          </table:table-cell>
          <table:table-cell table:style-name="ce15" table:formula="of:=[$results_3_raw.F9]/[$results_3_raw.$M9]" office:value-type="float" office:value="1.21628990015464" calcext:value-type="float">
            <text:p>1,22</text:p>
          </table:table-cell>
          <table:table-cell table:style-name="ce15" table:formula="of:=[$results_3_raw.G9]/[$results_3_raw.$M9]" office:value-type="float" office:value="1.15813467056394" calcext:value-type="float">
            <text:p>1,16</text:p>
          </table:table-cell>
          <table:table-cell table:style-name="ce15" table:formula="of:=[$results_3_raw.H9]/[$results_3_raw.$M9]" office:value-type="float" office:value="1.02176575223691" calcext:value-type="float">
            <text:p>1,02</text:p>
          </table:table-cell>
          <table:table-cell table:style-name="ce15" table:formula="of:=[$results_3_raw.I9]/[$results_3_raw.$M9]" office:value-type="float" office:value="1" calcext:value-type="float">
            <text:p>1,00</text:p>
          </table:table-cell>
          <table:table-cell table:style-name="ce15" table:formula="of:=[$results_3_raw.J9]/[$results_3_raw.$M9]" office:value-type="float" office:value="1.24314177683623" calcext:value-type="float">
            <text:p>1,24</text:p>
          </table:table-cell>
          <table:table-cell table:style-name="ce15" table:formula="of:=[$results_3_raw.K9]/[$results_3_raw.$M9]" office:value-type="float" office:value="1.22940298374049" calcext:value-type="float">
            <text:p>1,23</text:p>
          </table:table-cell>
          <table:table-cell table:formula="of:=MEDIAN([.B12:.K12])" office:value-type="float" office:value="1.18098647573588" calcext:value-type="float">
            <text:p>1,18</text:p>
          </table:table-cell>
          <table:table-cell table:formula="of:=MIN([.B12:.K12])" office:value-type="float" office:value="1" calcext:value-type="float">
            <text:p>1,00</text:p>
          </table:table-cell>
          <table:table-cell table:formula="of:=MAX([.B12:.K12])" office:value-type="float" office:value="1.61751271531111" calcext:value-type="float">
            <text:p>1,62</text:p>
          </table:table-cell>
          <table:table-cell table:style-name="ce2" table:formula="of:=[.N12]/[.M12]" office:value-type="float" office:value="1.61751271531111" calcext:value-type="float">
            <text:p>1,62</text:p>
          </table:table-cell>
          <table:table-cell/>
          <table:table-cell table:formula="of:=[.K12]/[.F12]" office:value-type="float" office:value="1.0107812155508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table:formula="of:=[$results_3_raw.B10]/[$results_3_raw.$M10]" office:value-type="float" office:value="1.28789171358699" calcext:value-type="float">
            <text:p>1,29</text:p>
          </table:table-cell>
          <table:table-cell table:style-name="ce15" table:formula="of:=[$results_3_raw.C10]/[$results_3_raw.$M10]" office:value-type="float" office:value="1.72714174676297" calcext:value-type="float">
            <text:p>1,73</text:p>
          </table:table-cell>
          <table:table-cell table:style-name="ce15" table:formula="of:=[$results_3_raw.D10]/[$results_3_raw.$M10]" office:value-type="float" office:value="1.26739843409354" calcext:value-type="float">
            <text:p>1,27</text:p>
          </table:table-cell>
          <table:table-cell table:style-name="ce15" table:formula="of:=[$results_3_raw.E10]/[$results_3_raw.$M10]" office:value-type="float" office:value="1.24201406661738" calcext:value-type="float">
            <text:p>1,24</text:p>
          </table:table-cell>
          <table:table-cell table:style-name="ce15" table:formula="of:=[$results_3_raw.F10]/[$results_3_raw.$M10]" office:value-type="float" office:value="1.28402434169368" calcext:value-type="float">
            <text:p>1,28</text:p>
          </table:table-cell>
          <table:table-cell table:style-name="ce15" table:formula="of:=[$results_3_raw.G10]/[$results_3_raw.$M10]" office:value-type="float" office:value="1.22046863447648" calcext:value-type="float">
            <text:p>1,22</text:p>
          </table:table-cell>
          <table:table-cell table:style-name="ce15" table:formula="of:=[$results_3_raw.H10]/[$results_3_raw.$M10]" office:value-type="float" office:value="1.23925572048759" calcext:value-type="float">
            <text:p>1,24</text:p>
          </table:table-cell>
          <table:table-cell table:style-name="ce15" table:formula="of:=[$results_3_raw.I10]/[$results_3_raw.$M10]" office:value-type="float" office:value="1" calcext:value-type="float">
            <text:p>1,00</text:p>
          </table:table-cell>
          <table:table-cell table:style-name="ce15" table:formula="of:=[$results_3_raw.J10]/[$results_3_raw.$M10]" office:value-type="float" office:value="1.29006237085063" calcext:value-type="float">
            <text:p>1,29</text:p>
          </table:table-cell>
          <table:table-cell table:style-name="ce15" table:formula="of:=[$results_3_raw.K10]/[$results_3_raw.$M10]" office:value-type="float" office:value="1.30162657111983" calcext:value-type="float">
            <text:p>1,30</text:p>
          </table:table-cell>
          <table:table-cell table:formula="of:=MEDIAN([.B13:.K13])" office:value-type="float" office:value="1.27571138789361" calcext:value-type="float">
            <text:p>1,28</text:p>
          </table:table-cell>
          <table:table-cell table:formula="of:=MIN([.B13:.K13])" office:value-type="float" office:value="1" calcext:value-type="float">
            <text:p>1,00</text:p>
          </table:table-cell>
          <table:table-cell table:formula="of:=MAX([.B13:.K13])" office:value-type="float" office:value="1.72714174676297" calcext:value-type="float">
            <text:p>1,73</text:p>
          </table:table-cell>
          <table:table-cell table:style-name="ce2" table:formula="of:=[.N13]/[.M13]" office:value-type="float" office:value="1.72714174676297" calcext:value-type="float">
            <text:p>1,73</text:p>
          </table:table-cell>
          <table:table-cell/>
          <table:table-cell table:formula="of:=[.K13]/[.F13]" office:value-type="float" office:value="1.01370864153785" calcext:value-type="float">
            <text:p>1,01</text:p>
          </table:table-cell>
          <table:table-cell table:number-columns-repeated="2"/>
          <table:table-cell office:value-type="string" calcext:value-type="string">
            <text:p>Each implementation has its own column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table:formula="of:=[$results_3_raw.B11]/[$results_3_raw.$M11]" office:value-type="float" office:value="1.36030727138798" calcext:value-type="float">
            <text:p>1,36</text:p>
          </table:table-cell>
          <table:table-cell table:style-name="ce15" table:formula="of:=[$results_3_raw.C11]/[$results_3_raw.$M11]" office:value-type="float" office:value="1.11517064786559" calcext:value-type="float">
            <text:p>1,12</text:p>
          </table:table-cell>
          <table:table-cell table:style-name="ce15" table:formula="of:=[$results_3_raw.D11]/[$results_3_raw.$M11]" office:value-type="float" office:value="1.29829878284051" calcext:value-type="float">
            <text:p>1,30</text:p>
          </table:table-cell>
          <table:table-cell table:style-name="ce15" table:formula="of:=[$results_3_raw.E11]/[$results_3_raw.$M11]" office:value-type="float" office:value="1.12144235153811" calcext:value-type="float">
            <text:p>1,12</text:p>
          </table:table-cell>
          <table:table-cell table:style-name="ce15" table:formula="of:=[$results_3_raw.F11]/[$results_3_raw.$M11]" office:value-type="float" office:value="1.34946858886667" calcext:value-type="float">
            <text:p>1,35</text:p>
          </table:table-cell>
          <table:table-cell table:style-name="ce15" table:formula="of:=[$results_3_raw.G11]/[$results_3_raw.$M11]" office:value-type="float" office:value="1.11869935809744" calcext:value-type="float">
            <text:p>1,12</text:p>
          </table:table-cell>
          <table:table-cell table:style-name="ce15" table:formula="of:=[$results_3_raw.H11]/[$results_3_raw.$M11]" office:value-type="float" office:value="1.10154687993265" calcext:value-type="float">
            <text:p>1,10</text:p>
          </table:table-cell>
          <table:table-cell table:style-name="ce15" table:formula="of:=[$results_3_raw.I11]/[$results_3_raw.$M11]" office:value-type="float" office:value="1" calcext:value-type="float">
            <text:p>1,00</text:p>
          </table:table-cell>
          <table:table-cell table:style-name="ce15" table:formula="of:=[$results_3_raw.J11]/[$results_3_raw.$M11]" office:value-type="float" office:value="1.29958960328317" calcext:value-type="float">
            <text:p>1,30</text:p>
          </table:table-cell>
          <table:table-cell table:style-name="ce15" table:formula="of:=[$results_3_raw.K11]/[$results_3_raw.$M11]" office:value-type="float" office:value="1.35292013048511" calcext:value-type="float">
            <text:p>1,35</text:p>
          </table:table-cell>
          <table:table-cell table:formula="of:=MEDIAN([.B14:.K14])" office:value-type="float" office:value="1.20987056718931" calcext:value-type="float">
            <text:p>1,21</text:p>
          </table:table-cell>
          <table:table-cell table:formula="of:=MIN([.B14:.K14])" office:value-type="float" office:value="1" calcext:value-type="float">
            <text:p>1,00</text:p>
          </table:table-cell>
          <table:table-cell table:formula="of:=MAX([.B14:.K14])" office:value-type="float" office:value="1.36030727138798" calcext:value-type="float">
            <text:p>1,36</text:p>
          </table:table-cell>
          <table:table-cell table:style-name="ce2" table:formula="of:=[.N14]/[.M14]" office:value-type="float" office:value="1.36030727138798" calcext:value-type="float">
            <text:p>1,36</text:p>
          </table:table-cell>
          <table:table-cell/>
          <table:table-cell table:formula="of:=[.K14]/[.F14]" office:value-type="float" office:value="1.00255770430443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table:formula="of:=[$results_3_raw.B12]/[$results_3_raw.$M12]" office:value-type="float" office:value="1.22248033066012" calcext:value-type="float">
            <text:p>1,22</text:p>
          </table:table-cell>
          <table:table-cell table:style-name="ce15" table:formula="of:=[$results_3_raw.C12]/[$results_3_raw.$M12]" office:value-type="float" office:value="1.00574730832284" calcext:value-type="float">
            <text:p>1,01</text:p>
          </table:table-cell>
          <table:table-cell table:style-name="ce15" table:formula="of:=[$results_3_raw.D12]/[$results_3_raw.$M12]" office:value-type="float" office:value="1.17612208599442" calcext:value-type="float">
            <text:p>1,18</text:p>
          </table:table-cell>
          <table:table-cell table:style-name="ce15" table:formula="of:=[$results_3_raw.E12]/[$results_3_raw.$M12]" office:value-type="float" office:value="1.00072790799243" calcext:value-type="float">
            <text:p>1,00</text:p>
          </table:table-cell>
          <table:table-cell table:style-name="ce15" table:formula="of:=[$results_3_raw.F12]/[$results_3_raw.$M12]" office:value-type="float" office:value="1.22388550956724" calcext:value-type="float">
            <text:p>1,22</text:p>
          </table:table-cell>
          <table:table-cell table:style-name="ce15" table:formula="of:=[$results_3_raw.G12]/[$results_3_raw.$M12]" office:value-type="float" office:value="1" calcext:value-type="float">
            <text:p>1,00</text:p>
          </table:table-cell>
          <table:table-cell table:style-name="ce15" table:formula="of:=[$results_3_raw.H12]/[$results_3_raw.$M12]" office:value-type="float" office:value="1.3931209529898" calcext:value-type="float">
            <text:p>1,39</text:p>
          </table:table-cell>
          <table:table-cell table:style-name="ce15" table:formula="of:=[$results_3_raw.I12]/[$results_3_raw.$M12]" office:value-type="float" office:value="1.01177312057321" calcext:value-type="float">
            <text:p>1,01</text:p>
          </table:table-cell>
          <table:table-cell table:style-name="ce15" table:formula="of:=[$results_3_raw.J12]/[$results_3_raw.$M12]" office:value-type="float" office:value="1.17795135042757" calcext:value-type="float">
            <text:p>1,18</text:p>
          </table:table-cell>
          <table:table-cell table:style-name="ce15" table:formula="of:=[$results_3_raw.K12]/[$results_3_raw.$M12]" office:value-type="float" office:value="1.17421686594467" calcext:value-type="float">
            <text:p>1,17</text:p>
          </table:table-cell>
          <table:table-cell table:formula="of:=MEDIAN([.B15:.K15])" office:value-type="float" office:value="1.17516947596954" calcext:value-type="float">
            <text:p>1,18</text:p>
          </table:table-cell>
          <table:table-cell table:formula="of:=MIN([.B15:.K15])" office:value-type="float" office:value="1" calcext:value-type="float">
            <text:p>1,00</text:p>
          </table:table-cell>
          <table:table-cell table:formula="of:=MAX([.B15:.K15])" office:value-type="float" office:value="1.3931209529898" calcext:value-type="float">
            <text:p>1,39</text:p>
          </table:table-cell>
          <table:table-cell table:style-name="ce2" table:formula="of:=[.N15]/[.M15]" office:value-type="float" office:value="1.3931209529898" calcext:value-type="float">
            <text:p>1,39</text:p>
          </table:table-cell>
          <table:table-cell/>
          <table:table-cell table:formula="of:=[.K15]/[.F15]" office:value-type="float" office:value="0.959417246765068" calcext:value-type="float">
            <text:p>0,96</text:p>
          </table:table-cell>
          <table:table-cell table:number-columns-repeated="2"/>
          <table:table-cell office:value-type="string" calcext:value-type="string">
            <text:p>Green items are the best, red are the wors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table:formula="of:=[$results_3_raw.B13]/[$results_3_raw.$M13]" office:value-type="float" office:value="1.23354655385517" calcext:value-type="float">
            <text:p>1,23</text:p>
          </table:table-cell>
          <table:table-cell table:style-name="ce15" table:formula="of:=[$results_3_raw.C13]/[$results_3_raw.$M13]" office:value-type="float" office:value="1.01189490182087" calcext:value-type="float">
            <text:p>1,01</text:p>
          </table:table-cell>
          <table:table-cell table:style-name="ce15" table:formula="of:=[$results_3_raw.D13]/[$results_3_raw.$M13]" office:value-type="float" office:value="1.20669860727073" calcext:value-type="float">
            <text:p>1,21</text:p>
          </table:table-cell>
          <table:table-cell table:style-name="ce15" table:formula="of:=[$results_3_raw.E13]/[$results_3_raw.$M13]" office:value-type="float" office:value="1.03661489060768" calcext:value-type="float">
            <text:p>1,04</text:p>
          </table:table-cell>
          <table:table-cell table:style-name="ce15" table:formula="of:=[$results_3_raw.F13]/[$results_3_raw.$M13]" office:value-type="float" office:value="1.22384332114324" calcext:value-type="float">
            <text:p>1,22</text:p>
          </table:table-cell>
          <table:table-cell table:style-name="ce15" table:formula="of:=[$results_3_raw.G13]/[$results_3_raw.$M13]" office:value-type="float" office:value="1.03329553128863" calcext:value-type="float">
            <text:p>1,03</text:p>
          </table:table-cell>
          <table:table-cell table:style-name="ce15" table:formula="of:=[$results_3_raw.H13]/[$results_3_raw.$M13]" office:value-type="float" office:value="1.39706800545369" calcext:value-type="float">
            <text:p>1,40</text:p>
          </table:table-cell>
          <table:table-cell table:style-name="ce15" table:formula="of:=[$results_3_raw.I13]/[$results_3_raw.$M13]" office:value-type="float" office:value="1" calcext:value-type="float">
            <text:p>1,00</text:p>
          </table:table-cell>
          <table:table-cell table:style-name="ce15" table:formula="of:=[$results_3_raw.J13]/[$results_3_raw.$M13]" office:value-type="float" office:value="1.18930541928414" calcext:value-type="float">
            <text:p>1,19</text:p>
          </table:table-cell>
          <table:table-cell table:style-name="ce15" table:formula="of:=[$results_3_raw.K13]/[$results_3_raw.$M13]" office:value-type="float" office:value="1.24107085972043" calcext:value-type="float">
            <text:p>1,24</text:p>
          </table:table-cell>
          <table:table-cell table:formula="of:=MEDIAN([.B16:.K16])" office:value-type="float" office:value="1.19800201327744" calcext:value-type="float">
            <text:p>1,20</text:p>
          </table:table-cell>
          <table:table-cell table:formula="of:=MIN([.B16:.K16])" office:value-type="float" office:value="1" calcext:value-type="float">
            <text:p>1,00</text:p>
          </table:table-cell>
          <table:table-cell table:formula="of:=MAX([.B16:.K16])" office:value-type="float" office:value="1.39706800545369" calcext:value-type="float">
            <text:p>1,40</text:p>
          </table:table-cell>
          <table:table-cell table:style-name="ce2" table:formula="of:=[.N16]/[.M16]" office:value-type="float" office:value="1.39706800545369" calcext:value-type="float">
            <text:p>1,40</text:p>
          </table:table-cell>
          <table:table-cell/>
          <table:table-cell table:formula="of:=[.K16]/[.F16]" office:value-type="float" office:value="1.01407658830144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table:formula="of:=[$results_3_raw.B14]/[$results_3_raw.$M14]" office:value-type="float" office:value="1.06770061791546" calcext:value-type="float">
            <text:p>1,07</text:p>
          </table:table-cell>
          <table:table-cell table:style-name="ce15" table:formula="of:=[$results_3_raw.C14]/[$results_3_raw.$M14]" office:value-type="float" office:value="1.04661783361296" calcext:value-type="float">
            <text:p>1,05</text:p>
          </table:table-cell>
          <table:table-cell table:style-name="ce15" table:formula="of:=[$results_3_raw.D14]/[$results_3_raw.$M14]" office:value-type="float" office:value="1.05512133240578" calcext:value-type="float">
            <text:p>1,06</text:p>
          </table:table-cell>
          <table:table-cell table:style-name="ce15" table:formula="of:=[$results_3_raw.E14]/[$results_3_raw.$M14]" office:value-type="float" office:value="1.04771453124361" calcext:value-type="float">
            <text:p>1,05</text:p>
          </table:table-cell>
          <table:table-cell table:style-name="ce15" table:formula="of:=[$results_3_raw.F14]/[$results_3_raw.$M14]" office:value-type="float" office:value="1.05481851291075" calcext:value-type="float">
            <text:p>1,05</text:p>
          </table:table-cell>
          <table:table-cell table:style-name="ce15" table:formula="of:=[$results_3_raw.G14]/[$results_3_raw.$M14]" office:value-type="float" office:value="1.03279453288047" calcext:value-type="float">
            <text:p>1,03</text:p>
          </table:table-cell>
          <table:table-cell table:style-name="ce15" table:formula="of:=[$results_3_raw.H14]/[$results_3_raw.$M14]" office:value-type="float" office:value="1.06085853418996" calcext:value-type="float">
            <text:p>1,06</text:p>
          </table:table-cell>
          <table:table-cell table:style-name="ce15" table:formula="of:=[$results_3_raw.I14]/[$results_3_raw.$M14]" office:value-type="float" office:value="1" calcext:value-type="float">
            <text:p>1,00</text:p>
          </table:table-cell>
          <table:table-cell table:style-name="ce15" table:formula="of:=[$results_3_raw.J14]/[$results_3_raw.$M14]" office:value-type="float" office:value="1.05500675205631" calcext:value-type="float">
            <text:p>1,06</text:p>
          </table:table-cell>
          <table:table-cell table:style-name="ce15" table:formula="of:=[$results_3_raw.K14]/[$results_3_raw.$M14]" office:value-type="float" office:value="1.11570978434341" calcext:value-type="float">
            <text:p>1,12</text:p>
          </table:table-cell>
          <table:table-cell table:formula="of:=MEDIAN([.B17:.K17])" office:value-type="float" office:value="1.05491263248353" calcext:value-type="float">
            <text:p>1,05</text:p>
          </table:table-cell>
          <table:table-cell table:formula="of:=MIN([.B17:.K17])" office:value-type="float" office:value="1" calcext:value-type="float">
            <text:p>1,00</text:p>
          </table:table-cell>
          <table:table-cell table:formula="of:=MAX([.B17:.K17])" office:value-type="float" office:value="1.11570978434341" calcext:value-type="float">
            <text:p>1,12</text:p>
          </table:table-cell>
          <table:table-cell table:style-name="ce2" table:formula="of:=[.N17]/[.M17]" office:value-type="float" office:value="1.11570978434341" calcext:value-type="float">
            <text:p>1,12</text:p>
          </table:table-cell>
          <table:table-cell/>
          <table:table-cell table:formula="of:=[.K17]/[.F17]" office:value-type="float" office:value="1.0577267754475" calcext:value-type="float">
            <text:p>1,06</text:p>
          </table:table-cell>
          <table:table-cell table:number-columns-repeated="2"/>
          <table:table-cell office:value-type="string" calcext:value-type="string">
            <text:p>The results were generated with: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5" table:formula="of:=[$results_3_raw.B15]/[$results_3_raw.$M15]" office:value-type="float" office:value="1.24764517171526" calcext:value-type="float">
            <text:p>1,25</text:p>
          </table:table-cell>
          <table:table-cell table:style-name="ce15" table:formula="of:=[$results_3_raw.C15]/[$results_3_raw.$M15]" office:value-type="float" office:value="1.25425051431814" calcext:value-type="float">
            <text:p>1,25</text:p>
          </table:table-cell>
          <table:table-cell table:style-name="ce15" table:formula="of:=[$results_3_raw.D15]/[$results_3_raw.$M15]" office:value-type="float" office:value="1.45825155477784" calcext:value-type="float">
            <text:p>1,46</text:p>
          </table:table-cell>
          <table:table-cell table:style-name="ce15" table:formula="of:=[$results_3_raw.E15]/[$results_3_raw.$M15]" office:value-type="float" office:value="1.24916644990423" calcext:value-type="float">
            <text:p>1,25</text:p>
          </table:table-cell>
          <table:table-cell table:style-name="ce15" table:formula="of:=[$results_3_raw.F15]/[$results_3_raw.$M15]" office:value-type="float" office:value="1.51529554572899" calcext:value-type="float">
            <text:p>1,52</text:p>
          </table:table-cell>
          <table:table-cell table:style-name="ce15" table:formula="of:=[$results_3_raw.G15]/[$results_3_raw.$M15]" office:value-type="float" office:value="1.25474709735392" calcext:value-type="float">
            <text:p>1,25</text:p>
          </table:table-cell>
          <table:table-cell table:style-name="ce15" table:formula="of:=[$results_3_raw.H15]/[$results_3_raw.$M15]" office:value-type="float" office:value="1" calcext:value-type="float">
            <text:p>1,00</text:p>
          </table:table-cell>
          <table:table-cell table:style-name="ce15" table:formula="of:=[$results_3_raw.I15]/[$results_3_raw.$M15]" office:value-type="float" office:value="1.06945856684559" calcext:value-type="float">
            <text:p>1,07</text:p>
          </table:table-cell>
          <table:table-cell table:style-name="ce15" table:formula="of:=[$results_3_raw.J15]/[$results_3_raw.$M15]" office:value-type="float" office:value="1.24695153191925" calcext:value-type="float">
            <text:p>1,25</text:p>
          </table:table-cell>
          <table:table-cell table:style-name="ce15" table:formula="of:=[$results_3_raw.K15]/[$results_3_raw.$M15]" office:value-type="float" office:value="1.51728976014251" calcext:value-type="float">
            <text:p>1,52</text:p>
          </table:table-cell>
          <table:table-cell table:formula="of:=MEDIAN([.B18:.K18])" office:value-type="float" office:value="1.25170848211119" calcext:value-type="float">
            <text:p>1,25</text:p>
          </table:table-cell>
          <table:table-cell table:style-name="ce5" table:formula="of:=MIN([.B18:.K18])" office:value-type="float" office:value="1" calcext:value-type="float">
            <text:p>1,00</text:p>
          </table:table-cell>
          <table:table-cell table:style-name="ce5" table:formula="of:=MAX([.B18:.K18])" office:value-type="float" office:value="1.51728976014251" calcext:value-type="float">
            <text:p>1,52</text:p>
          </table:table-cell>
          <table:table-cell table:style-name="ce5" table:formula="of:=[.N18]/[.M18]" office:value-type="float" office:value="1.51728976014251" calcext:value-type="float">
            <text:p>1,52</text:p>
          </table:table-cell>
          <table:table-cell table:style-name="ce1"/>
          <table:table-cell table:style-name="ce5" table:formula="of:=[.K18]/[.F18]" office:value-type="float" office:value="1.00131605640836" calcext:value-type="float">
            <text:p>1,00</text:p>
          </table:table-cell>
          <table:table-cell table:number-columns-repeated="2"/>
          <table:table-cell office:value-type="string" calcext:value-type="string">
            <text:p>benchmark/extensive_benchmark <text:s/>--reporter XML &gt;extensiveresults.x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table:formula="of:=[$results_3_raw.B16]/[$results_3_raw.$M16]" office:value-type="float" office:value="1.06372211795834" calcext:value-type="float">
            <text:p>1,06</text:p>
          </table:table-cell>
          <table:table-cell table:style-name="ce15" table:formula="of:=[$results_3_raw.C16]/[$results_3_raw.$M16]" office:value-type="float" office:value="1" calcext:value-type="float">
            <text:p>1,00</text:p>
          </table:table-cell>
          <table:table-cell table:style-name="ce15" table:formula="of:=[$results_3_raw.D16]/[$results_3_raw.$M16]" office:value-type="float" office:value="1.64265452419777" calcext:value-type="float">
            <text:p>1,64</text:p>
          </table:table-cell>
          <table:table-cell table:style-name="ce15" table:formula="of:=[$results_3_raw.E16]/[$results_3_raw.$M16]" office:value-type="float" office:value="1.57430391040827" calcext:value-type="float">
            <text:p>1,57</text:p>
          </table:table-cell>
          <table:table-cell table:style-name="ce15" table:formula="of:=[$results_3_raw.F16]/[$results_3_raw.$M16]" office:value-type="float" office:value="1.68161708150017" calcext:value-type="float">
            <text:p>1,68</text:p>
          </table:table-cell>
          <table:table-cell table:style-name="ce15" table:formula="of:=[$results_3_raw.G16]/[$results_3_raw.$M16]" office:value-type="float" office:value="1.574254684183" calcext:value-type="float">
            <text:p>1,57</text:p>
          </table:table-cell>
          <table:table-cell table:style-name="ce15" table:formula="of:=[$results_3_raw.H16]/[$results_3_raw.$M16]" office:value-type="float" office:value="1.2229037319632" calcext:value-type="float">
            <text:p>1,22</text:p>
          </table:table-cell>
          <table:table-cell table:style-name="ce15" table:formula="of:=[$results_3_raw.I16]/[$results_3_raw.$M16]" office:value-type="float" office:value="1.58721348798572" calcext:value-type="float">
            <text:p>1,59</text:p>
          </table:table-cell>
          <table:table-cell table:style-name="ce15" table:formula="of:=[$results_3_raw.J16]/[$results_3_raw.$M16]" office:value-type="float" office:value="1.65877611297419" calcext:value-type="float">
            <text:p>1,66</text:p>
          </table:table-cell>
          <table:table-cell table:style-name="ce15" table:formula="of:=[$results_3_raw.K16]/[$results_3_raw.$M16]" office:value-type="float" office:value="1.57565763160324" calcext:value-type="float">
            <text:p>1,58</text:p>
          </table:table-cell>
          <table:table-cell table:formula="of:=MEDIAN([.B19:.K19])" office:value-type="float" office:value="1.57498077100575" calcext:value-type="float">
            <text:p>1,57</text:p>
          </table:table-cell>
          <table:table-cell table:formula="of:=MIN([.B19:.K19])" office:value-type="float" office:value="1" calcext:value-type="float">
            <text:p>1,00</text:p>
          </table:table-cell>
          <table:table-cell table:formula="of:=MAX([.B19:.K19])" office:value-type="float" office:value="1.68161708150017" calcext:value-type="float">
            <text:p>1,68</text:p>
          </table:table-cell>
          <table:table-cell table:style-name="ce2" table:formula="of:=[.N19]/[.M19]" office:value-type="float" office:value="1.68161708150017" calcext:value-type="float">
            <text:p>1,68</text:p>
          </table:table-cell>
          <table:table-cell/>
          <table:table-cell table:formula="of:=[.K19]/[.F19]" office:value-type="float" office:value="0.936989549486256" calcext:value-type="float">
            <text:p>0,94</text:p>
          </table:table-cell>
          <table:table-cell table:number-columns-repeated="2"/>
          <table:table-cell office:value-type="string" calcext:value-type="string">
            <text:p>./parse_benchmark_xml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table:formula="of:=[$results_3_raw.B17]/[$results_3_raw.$M17]" office:value-type="float" office:value="1.13055692316603" calcext:value-type="float">
            <text:p>1,13</text:p>
          </table:table-cell>
          <table:table-cell table:style-name="ce15" table:formula="of:=[$results_3_raw.C17]/[$results_3_raw.$M17]" office:value-type="float" office:value="1.00879453985539" calcext:value-type="float">
            <text:p>1,01</text:p>
          </table:table-cell>
          <table:table-cell table:style-name="ce15" table:formula="of:=[$results_3_raw.D17]/[$results_3_raw.$M17]" office:value-type="float" office:value="1.2892544431251" calcext:value-type="float">
            <text:p>1,29</text:p>
          </table:table-cell>
          <table:table-cell table:style-name="ce15" table:formula="of:=[$results_3_raw.E17]/[$results_3_raw.$M17]" office:value-type="float" office:value="1.23898751773871" calcext:value-type="float">
            <text:p>1,24</text:p>
          </table:table-cell>
          <table:table-cell table:style-name="ce15" table:formula="of:=[$results_3_raw.F17]/[$results_3_raw.$M17]" office:value-type="float" office:value="1.31084981706199" calcext:value-type="float">
            <text:p>1,31</text:p>
          </table:table-cell>
          <table:table-cell table:style-name="ce15" table:formula="of:=[$results_3_raw.G17]/[$results_3_raw.$M17]" office:value-type="float" office:value="1.2405707279871" calcext:value-type="float">
            <text:p>1,24</text:p>
          </table:table-cell>
          <table:table-cell table:style-name="ce15" table:formula="of:=[$results_3_raw.H17]/[$results_3_raw.$M17]" office:value-type="float" office:value="1.09863206773051" calcext:value-type="float">
            <text:p>1,10</text:p>
          </table:table-cell>
          <table:table-cell table:style-name="ce15" table:formula="of:=[$results_3_raw.I17]/[$results_3_raw.$M17]" office:value-type="float" office:value="1" calcext:value-type="float">
            <text:p>1,00</text:p>
          </table:table-cell>
          <table:table-cell table:style-name="ce15" table:formula="of:=[$results_3_raw.J17]/[$results_3_raw.$M17]" office:value-type="float" office:value="1.28089432071592" calcext:value-type="float">
            <text:p>1,28</text:p>
          </table:table-cell>
          <table:table-cell table:style-name="ce15" table:formula="of:=[$results_3_raw.K17]/[$results_3_raw.$M17]" office:value-type="float" office:value="1.24090860822304" calcext:value-type="float">
            <text:p>1,24</text:p>
          </table:table-cell>
          <table:table-cell table:formula="of:=MEDIAN([.B20:.K20])" office:value-type="float" office:value="1.23977912286291" calcext:value-type="float">
            <text:p>1,24</text:p>
          </table:table-cell>
          <table:table-cell table:formula="of:=MIN([.B20:.K20])" office:value-type="float" office:value="1" calcext:value-type="float">
            <text:p>1,00</text:p>
          </table:table-cell>
          <table:table-cell table:formula="of:=MAX([.B20:.K20])" office:value-type="float" office:value="1.31084981706199" calcext:value-type="float">
            <text:p>1,31</text:p>
          </table:table-cell>
          <table:table-cell table:style-name="ce2" table:formula="of:=[.N20]/[.M20]" office:value-type="float" office:value="1.31084981706199" calcext:value-type="float">
            <text:p>1,31</text:p>
          </table:table-cell>
          <table:table-cell/>
          <table:table-cell table:formula="of:=[.K20]/[.F20]" office:value-type="float" office:value="0.946644376854927" calcext:value-type="float">
            <text:p>0,95</text:p>
          </table:table-cell>
          <table:table-cell table:number-columns-repeated="2"/>
          <table:table-cell office:value-type="string" calcext:value-type="string">
            <text:p>open output.csv with libreoff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table:formula="of:=[$results_3_raw.B18]/[$results_3_raw.$M18]" office:value-type="float" office:value="1.49643801690795" calcext:value-type="float">
            <text:p>1,50</text:p>
          </table:table-cell>
          <table:table-cell table:style-name="ce15" table:formula="of:=[$results_3_raw.C18]/[$results_3_raw.$M18]" office:value-type="float" office:value="1.08945469554981" calcext:value-type="float">
            <text:p>1,09</text:p>
          </table:table-cell>
          <table:table-cell table:style-name="ce15" table:formula="of:=[$results_3_raw.D18]/[$results_3_raw.$M18]" office:value-type="float" office:value="1.41286900157461" calcext:value-type="float">
            <text:p>1,41</text:p>
          </table:table-cell>
          <table:table-cell table:style-name="ce15" table:formula="of:=[$results_3_raw.E18]/[$results_3_raw.$M18]" office:value-type="float" office:value="1.20979774662529" calcext:value-type="float">
            <text:p>1,21</text:p>
          </table:table-cell>
          <table:table-cell table:style-name="ce15" table:formula="of:=[$results_3_raw.F18]/[$results_3_raw.$M18]" office:value-type="float" office:value="1.46807973950132" calcext:value-type="float">
            <text:p>1,47</text:p>
          </table:table-cell>
          <table:table-cell table:style-name="ce15" table:formula="of:=[$results_3_raw.G18]/[$results_3_raw.$M18]" office:value-type="float" office:value="1.21132649473346" calcext:value-type="float">
            <text:p>1,21</text:p>
          </table:table-cell>
          <table:table-cell table:style-name="ce15" table:formula="of:=[$results_3_raw.H18]/[$results_3_raw.$M18]" office:value-type="float" office:value="1.46901991958785" calcext:value-type="float">
            <text:p>1,47</text:p>
          </table:table-cell>
          <table:table-cell table:style-name="ce15" table:formula="of:=[$results_3_raw.I18]/[$results_3_raw.$M18]" office:value-type="float" office:value="1" calcext:value-type="float">
            <text:p>1,00</text:p>
          </table:table-cell>
          <table:table-cell table:style-name="ce15" table:formula="of:=[$results_3_raw.J18]/[$results_3_raw.$M18]" office:value-type="float" office:value="1.41755461452616" calcext:value-type="float">
            <text:p>1,42</text:p>
          </table:table-cell>
          <table:table-cell table:style-name="ce15" table:formula="of:=[$results_3_raw.K18]/[$results_3_raw.$M18]" office:value-type="float" office:value="1.21257242444162" calcext:value-type="float">
            <text:p>1,21</text:p>
          </table:table-cell>
          <table:table-cell table:formula="of:=MEDIAN([.B21:.K21])" office:value-type="float" office:value="1.31272071300812" calcext:value-type="float">
            <text:p>1,31</text:p>
          </table:table-cell>
          <table:table-cell table:formula="of:=MIN([.B21:.K21])" office:value-type="float" office:value="1" calcext:value-type="float">
            <text:p>1,00</text:p>
          </table:table-cell>
          <table:table-cell table:formula="of:=MAX([.B21:.K21])" office:value-type="float" office:value="1.49643801690795" calcext:value-type="float">
            <text:p>1,50</text:p>
          </table:table-cell>
          <table:table-cell table:style-name="ce2" table:formula="of:=[.N21]/[.M21]" office:value-type="float" office:value="1.49643801690795" calcext:value-type="float">
            <text:p>1,50</text:p>
          </table:table-cell>
          <table:table-cell/>
          <table:table-cell table:formula="of:=[.K21]/[.F21]" office:value-type="float" office:value="0.825958149148977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table:formula="of:=[$results_3_raw.B19]/[$results_3_raw.$M19]" office:value-type="float" office:value="1.03829703554398" calcext:value-type="float">
            <text:p>1,04</text:p>
          </table:table-cell>
          <table:table-cell table:style-name="ce15" table:formula="of:=[$results_3_raw.C19]/[$results_3_raw.$M19]" office:value-type="float" office:value="1.03827737082739" calcext:value-type="float">
            <text:p>1,04</text:p>
          </table:table-cell>
          <table:table-cell table:style-name="ce15" table:formula="of:=[$results_3_raw.D19]/[$results_3_raw.$M19]" office:value-type="float" office:value="1.30844107959294" calcext:value-type="float">
            <text:p>1,31</text:p>
          </table:table-cell>
          <table:table-cell table:style-name="ce15" table:formula="of:=[$results_3_raw.E19]/[$results_3_raw.$M19]" office:value-type="float" office:value="1.26324172852859" calcext:value-type="float">
            <text:p>1,26</text:p>
          </table:table-cell>
          <table:table-cell table:style-name="ce15" table:formula="of:=[$results_3_raw.F19]/[$results_3_raw.$M19]" office:value-type="float" office:value="1.34914704291824" calcext:value-type="float">
            <text:p>1,35</text:p>
          </table:table-cell>
          <table:table-cell table:style-name="ce15" table:formula="of:=[$results_3_raw.G19]/[$results_3_raw.$M19]" office:value-type="float" office:value="1.25975124133523" calcext:value-type="float">
            <text:p>1,26</text:p>
          </table:table-cell>
          <table:table-cell table:style-name="ce15" table:formula="of:=[$results_3_raw.H19]/[$results_3_raw.$M19]" office:value-type="float" office:value="1.33260901627255" calcext:value-type="float">
            <text:p>1,33</text:p>
          </table:table-cell>
          <table:table-cell table:style-name="ce15" table:formula="of:=[$results_3_raw.I19]/[$results_3_raw.$M19]" office:value-type="float" office:value="1" calcext:value-type="float">
            <text:p>1,00</text:p>
          </table:table-cell>
          <table:table-cell table:style-name="ce15" table:formula="of:=[$results_3_raw.J19]/[$results_3_raw.$M19]" office:value-type="float" office:value="1.31319994100585" calcext:value-type="float">
            <text:p>1,31</text:p>
          </table:table-cell>
          <table:table-cell table:style-name="ce15" table:formula="of:=[$results_3_raw.K19]/[$results_3_raw.$M19]" office:value-type="float" office:value="1.26081313603068" calcext:value-type="float">
            <text:p>1,26</text:p>
          </table:table-cell>
          <table:table-cell table:formula="of:=MEDIAN([.B22:.K22])" office:value-type="float" office:value="1.26202743227963" calcext:value-type="float">
            <text:p>1,26</text:p>
          </table:table-cell>
          <table:table-cell table:formula="of:=MIN([.B22:.K22])" office:value-type="float" office:value="1" calcext:value-type="float">
            <text:p>1,00</text:p>
          </table:table-cell>
          <table:table-cell table:formula="of:=MAX([.B22:.K22])" office:value-type="float" office:value="1.34914704291824" calcext:value-type="float">
            <text:p>1,35</text:p>
          </table:table-cell>
          <table:table-cell table:style-name="ce2" table:formula="of:=[.N22]/[.M22]" office:value-type="float" office:value="1.34914704291824" calcext:value-type="float">
            <text:p>1,35</text:p>
          </table:table-cell>
          <table:table-cell/>
          <table:table-cell table:formula="of:=[.K22]/[.F22]" office:value-type="float" office:value="0.934526108661589" calcext:value-type="float">
            <text:p>0,93</text:p>
          </table:table-cell>
          <table:table-cell table:number-columns-repeated="2"/>
          <table:table-cell office:value-type="string" calcext:value-type="string">
            <text:p>This is on an amd64 system (intel i7-10710U) using gcc 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table:formula="of:=[$results_3_raw.B20]/[$results_3_raw.$M20]" office:value-type="float" office:value="1.02325315768934" calcext:value-type="float">
            <text:p>1,02</text:p>
          </table:table-cell>
          <table:table-cell table:style-name="ce15" table:formula="of:=[$results_3_raw.C20]/[$results_3_raw.$M20]" office:value-type="float" office:value="1" calcext:value-type="float">
            <text:p>1,00</text:p>
          </table:table-cell>
          <table:table-cell table:style-name="ce15" table:formula="of:=[$results_3_raw.D20]/[$results_3_raw.$M20]" office:value-type="float" office:value="1.28331159992766" calcext:value-type="float">
            <text:p>1,28</text:p>
          </table:table-cell>
          <table:table-cell table:style-name="ce15" table:formula="of:=[$results_3_raw.E20]/[$results_3_raw.$M20]" office:value-type="float" office:value="1.24395351272118" calcext:value-type="float">
            <text:p>1,24</text:p>
          </table:table-cell>
          <table:table-cell table:style-name="ce15" table:formula="of:=[$results_3_raw.F20]/[$results_3_raw.$M20]" office:value-type="float" office:value="1.28446331179029" calcext:value-type="float">
            <text:p>1,28</text:p>
          </table:table-cell>
          <table:table-cell table:style-name="ce15" table:formula="of:=[$results_3_raw.G20]/[$results_3_raw.$M20]" office:value-type="float" office:value="1.21256222575456" calcext:value-type="float">
            <text:p>1,21</text:p>
          </table:table-cell>
          <table:table-cell table:style-name="ce15" table:formula="of:=[$results_3_raw.H20]/[$results_3_raw.$M20]" office:value-type="float" office:value="1.0425467109584" calcext:value-type="float">
            <text:p>1,04</text:p>
          </table:table-cell>
          <table:table-cell table:style-name="ce15" table:formula="of:=[$results_3_raw.I20]/[$results_3_raw.$M20]" office:value-type="float" office:value="1.03377085693074" calcext:value-type="float">
            <text:p>1,03</text:p>
          </table:table-cell>
          <table:table-cell table:style-name="ce15" table:formula="of:=[$results_3_raw.J20]/[$results_3_raw.$M20]" office:value-type="float" office:value="1.26512216712196" calcext:value-type="float">
            <text:p>1,27</text:p>
          </table:table-cell>
          <table:table-cell table:style-name="ce15" table:formula="of:=[$results_3_raw.K20]/[$results_3_raw.$M20]" office:value-type="float" office:value="1.22116675074481" calcext:value-type="float">
            <text:p>1,22</text:p>
          </table:table-cell>
          <table:table-cell table:formula="of:=MEDIAN([.B23:.K23])" office:value-type="float" office:value="1.21686448824968" calcext:value-type="float">
            <text:p>1,22</text:p>
          </table:table-cell>
          <table:table-cell table:formula="of:=MIN([.B23:.K23])" office:value-type="float" office:value="1" calcext:value-type="float">
            <text:p>1,00</text:p>
          </table:table-cell>
          <table:table-cell table:formula="of:=MAX([.B23:.K23])" office:value-type="float" office:value="1.28446331179029" calcext:value-type="float">
            <text:p>1,28</text:p>
          </table:table-cell>
          <table:table-cell table:style-name="ce2" table:formula="of:=[.N23]/[.M23]" office:value-type="float" office:value="1.28446331179029" calcext:value-type="float">
            <text:p>1,28</text:p>
          </table:table-cell>
          <table:table-cell/>
          <table:table-cell table:formula="of:=[.K23]/[.F23]" office:value-type="float" office:value="0.95072139432518" calcext:value-type="float">
            <text:p>0,95</text:p>
          </table:table-cell>
          <table:table-cell table:number-columns-repeated="2"/>
          <table:table-cell office:value-type="string" calcext:value-type="string">
            <text:p>The compilation flags were cmake release defaul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table:formula="of:=[$results_3_raw.B21]/[$results_3_raw.$M21]" office:value-type="float" office:value="1.10191282786159" calcext:value-type="float">
            <text:p>1,10</text:p>
          </table:table-cell>
          <table:table-cell table:style-name="ce15" table:formula="of:=[$results_3_raw.C21]/[$results_3_raw.$M21]" office:value-type="float" office:value="1" calcext:value-type="float">
            <text:p>1,00</text:p>
          </table:table-cell>
          <table:table-cell table:style-name="ce15" table:formula="of:=[$results_3_raw.D21]/[$results_3_raw.$M21]" office:value-type="float" office:value="1.04755502600351" calcext:value-type="float">
            <text:p>1,05</text:p>
          </table:table-cell>
          <table:table-cell table:style-name="ce15" table:formula="of:=[$results_3_raw.E21]/[$results_3_raw.$M21]" office:value-type="float" office:value="1.0356320543578" calcext:value-type="float">
            <text:p>1,04</text:p>
          </table:table-cell>
          <table:table-cell table:style-name="ce15" table:formula="of:=[$results_3_raw.F21]/[$results_3_raw.$M21]" office:value-type="float" office:value="1.04604150900865" calcext:value-type="float">
            <text:p>1,05</text:p>
          </table:table-cell>
          <table:table-cell table:style-name="ce15" table:formula="of:=[$results_3_raw.G21]/[$results_3_raw.$M21]" office:value-type="float" office:value="1.03604263609577" calcext:value-type="float">
            <text:p>1,04</text:p>
          </table:table-cell>
          <table:table-cell table:style-name="ce15" table:formula="of:=[$results_3_raw.H21]/[$results_3_raw.$M21]" office:value-type="float" office:value="1.11091342360764" calcext:value-type="float">
            <text:p>1,11</text:p>
          </table:table-cell>
          <table:table-cell table:style-name="ce15" table:formula="of:=[$results_3_raw.I21]/[$results_3_raw.$M21]" office:value-type="float" office:value="1.13131370054905" calcext:value-type="float">
            <text:p>1,13</text:p>
          </table:table-cell>
          <table:table-cell table:style-name="ce15" table:formula="of:=[$results_3_raw.J21]/[$results_3_raw.$M21]" office:value-type="float" office:value="1.04666140692676" calcext:value-type="float">
            <text:p>1,05</text:p>
          </table:table-cell>
          <table:table-cell table:style-name="ce15" table:formula="of:=[$results_3_raw.K21]/[$results_3_raw.$M21]" office:value-type="float" office:value="1.05439805496965" calcext:value-type="float">
            <text:p>1,05</text:p>
          </table:table-cell>
          <table:table-cell table:formula="of:=MEDIAN([.B24:.K24])" office:value-type="float" office:value="1.04710821646513" calcext:value-type="float">
            <text:p>1,05</text:p>
          </table:table-cell>
          <table:table-cell table:formula="of:=MIN([.B24:.K24])" office:value-type="float" office:value="1" calcext:value-type="float">
            <text:p>1,00</text:p>
          </table:table-cell>
          <table:table-cell table:formula="of:=MAX([.B24:.K24])" office:value-type="float" office:value="1.13131370054905" calcext:value-type="float">
            <text:p>1,13</text:p>
          </table:table-cell>
          <table:table-cell table:style-name="ce2" table:formula="of:=[.N24]/[.M24]" office:value-type="float" office:value="1.13131370054905" calcext:value-type="float">
            <text:p>1,13</text:p>
          </table:table-cell>
          <table:table-cell/>
          <table:table-cell table:formula="of:=[.K24]/[.F24]" office:value-type="float" office:value="1.007988732654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table:formula="of:=[$results_3_raw.B22]/[$results_3_raw.$M22]" office:value-type="float" office:value="1" calcext:value-type="float">
            <text:p>1,00</text:p>
          </table:table-cell>
          <table:table-cell table:style-name="ce15" table:formula="of:=[$results_3_raw.C22]/[$results_3_raw.$M22]" office:value-type="float" office:value="1.01466510741838" calcext:value-type="float">
            <text:p>1,01</text:p>
          </table:table-cell>
          <table:table-cell table:style-name="ce15" table:formula="of:=[$results_3_raw.D22]/[$results_3_raw.$M22]" office:value-type="float" office:value="1.26477356319671" calcext:value-type="float">
            <text:p>1,26</text:p>
          </table:table-cell>
          <table:table-cell table:style-name="ce15" table:formula="of:=[$results_3_raw.E22]/[$results_3_raw.$M22]" office:value-type="float" office:value="1.21819416413603" calcext:value-type="float">
            <text:p>1,22</text:p>
          </table:table-cell>
          <table:table-cell table:style-name="ce15" table:formula="of:=[$results_3_raw.F22]/[$results_3_raw.$M22]" office:value-type="float" office:value="1.29407548522172" calcext:value-type="float">
            <text:p>1,29</text:p>
          </table:table-cell>
          <table:table-cell table:style-name="ce15" table:formula="of:=[$results_3_raw.G22]/[$results_3_raw.$M22]" office:value-type="float" office:value="1.21779806477168" calcext:value-type="float">
            <text:p>1,22</text:p>
          </table:table-cell>
          <table:table-cell table:style-name="ce15" table:formula="of:=[$results_3_raw.H22]/[$results_3_raw.$M22]" office:value-type="float" office:value="1.33104475922817" calcext:value-type="float">
            <text:p>1,33</text:p>
          </table:table-cell>
          <table:table-cell table:style-name="ce15" table:formula="of:=[$results_3_raw.I22]/[$results_3_raw.$M22]" office:value-type="float" office:value="1.01754154327857" calcext:value-type="float">
            <text:p>1,02</text:p>
          </table:table-cell>
          <table:table-cell table:style-name="ce15" table:formula="of:=[$results_3_raw.J22]/[$results_3_raw.$M22]" office:value-type="float" office:value="1.25808702868891" calcext:value-type="float">
            <text:p>1,26</text:p>
          </table:table-cell>
          <table:table-cell table:style-name="ce15" table:formula="of:=[$results_3_raw.K22]/[$results_3_raw.$M22]" office:value-type="float" office:value="1.2188354678688" calcext:value-type="float">
            <text:p>1,22</text:p>
          </table:table-cell>
          <table:table-cell table:formula="of:=MEDIAN([.B25:.K25])" office:value-type="float" office:value="1.21851481600241" calcext:value-type="float">
            <text:p>1,22</text:p>
          </table:table-cell>
          <table:table-cell table:formula="of:=MIN([.B25:.K25])" office:value-type="float" office:value="1" calcext:value-type="float">
            <text:p>1,00</text:p>
          </table:table-cell>
          <table:table-cell table:formula="of:=MAX([.B25:.K25])" office:value-type="float" office:value="1.33104475922817" calcext:value-type="float">
            <text:p>1,33</text:p>
          </table:table-cell>
          <table:table-cell table:style-name="ce2" table:formula="of:=[.N25]/[.M25]" office:value-type="float" office:value="1.33104475922817" calcext:value-type="float">
            <text:p>1,33</text:p>
          </table:table-cell>
          <table:table-cell/>
          <table:table-cell table:formula="of:=[.K25]/[.F25]" office:value-type="float" office:value="0.941858092350746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table:formula="of:=[$results_3_raw.B23]/[$results_3_raw.$M23]" office:value-type="float" office:value="1.1433836994553" calcext:value-type="float">
            <text:p>1,14</text:p>
          </table:table-cell>
          <table:table-cell table:style-name="ce15" table:formula="of:=[$results_3_raw.C23]/[$results_3_raw.$M23]" office:value-type="float" office:value="1.11427836698434" calcext:value-type="float">
            <text:p>1,11</text:p>
          </table:table-cell>
          <table:table-cell table:style-name="ce15" table:formula="of:=[$results_3_raw.D23]/[$results_3_raw.$M23]" office:value-type="float" office:value="1.50030001480593" calcext:value-type="float">
            <text:p>1,50</text:p>
          </table:table-cell>
          <table:table-cell table:style-name="ce15" table:formula="of:=[$results_3_raw.E23]/[$results_3_raw.$M23]" office:value-type="float" office:value="1.24235741504126" calcext:value-type="float">
            <text:p>1,24</text:p>
          </table:table-cell>
          <table:table-cell table:style-name="ce15" table:formula="of:=[$results_3_raw.F23]/[$results_3_raw.$M23]" office:value-type="float" office:value="1.46616066766931" calcext:value-type="float">
            <text:p>1,47</text:p>
          </table:table-cell>
          <table:table-cell table:style-name="ce15" table:formula="of:=[$results_3_raw.G23]/[$results_3_raw.$M23]" office:value-type="float" office:value="1.24294965206075" calcext:value-type="float">
            <text:p>1,24</text:p>
          </table:table-cell>
          <table:table-cell table:style-name="ce15" table:formula="of:=[$results_3_raw.H23]/[$results_3_raw.$M23]" office:value-type="float" office:value="1" calcext:value-type="float">
            <text:p>1,00</text:p>
          </table:table-cell>
          <table:table-cell table:style-name="ce15" table:formula="of:=[$results_3_raw.I23]/[$results_3_raw.$M23]" office:value-type="float" office:value="1.29104553211717" calcext:value-type="float">
            <text:p>1,29</text:p>
          </table:table-cell>
          <table:table-cell table:style-name="ce15" table:formula="of:=[$results_3_raw.J23]/[$results_3_raw.$M23]" office:value-type="float" office:value="1.49850771856273" calcext:value-type="float">
            <text:p>1,50</text:p>
          </table:table-cell>
          <table:table-cell table:style-name="ce15" table:formula="of:=[$results_3_raw.K23]/[$results_3_raw.$M23]" office:value-type="float" office:value="1.24552900013247" calcext:value-type="float">
            <text:p>1,25</text:p>
          </table:table-cell>
          <table:table-cell table:formula="of:=MEDIAN([.B26:.K26])" office:value-type="float" office:value="1.24423932609661" calcext:value-type="float">
            <text:p>1,24</text:p>
          </table:table-cell>
          <table:table-cell table:formula="of:=MIN([.B26:.K26])" office:value-type="float" office:value="1" calcext:value-type="float">
            <text:p>1,00</text:p>
          </table:table-cell>
          <table:table-cell table:formula="of:=MAX([.B26:.K26])" office:value-type="float" office:value="1.50030001480593" calcext:value-type="float">
            <text:p>1,50</text:p>
          </table:table-cell>
          <table:table-cell table:style-name="ce2" table:formula="of:=[.N26]/[.M26]" office:value-type="float" office:value="1.50030001480593" calcext:value-type="float">
            <text:p>1,50</text:p>
          </table:table-cell>
          <table:table-cell/>
          <table:table-cell table:formula="of:=[.K26]/[.F26]" office:value-type="float" office:value="0.849517401194804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table:formula="of:=[$results_3_raw.B24]/[$results_3_raw.$M24]" office:value-type="float" office:value="1" calcext:value-type="float">
            <text:p>1,00</text:p>
          </table:table-cell>
          <table:table-cell table:style-name="ce15" table:formula="of:=[$results_3_raw.C24]/[$results_3_raw.$M24]" office:value-type="float" office:value="1.16533368420063" calcext:value-type="float">
            <text:p>1,17</text:p>
          </table:table-cell>
          <table:table-cell table:style-name="ce15" table:formula="of:=[$results_3_raw.D24]/[$results_3_raw.$M24]" office:value-type="float" office:value="1.24609268535662" calcext:value-type="float">
            <text:p>1,25</text:p>
          </table:table-cell>
          <table:table-cell table:style-name="ce15" table:formula="of:=[$results_3_raw.E24]/[$results_3_raw.$M24]" office:value-type="float" office:value="1.20732498143849" calcext:value-type="float">
            <text:p>1,21</text:p>
          </table:table-cell>
          <table:table-cell table:style-name="ce15" table:formula="of:=[$results_3_raw.F24]/[$results_3_raw.$M24]" office:value-type="float" office:value="1.2769094856348" calcext:value-type="float">
            <text:p>1,28</text:p>
          </table:table-cell>
          <table:table-cell table:style-name="ce15" table:formula="of:=[$results_3_raw.G24]/[$results_3_raw.$M24]" office:value-type="float" office:value="1.20351869778108" calcext:value-type="float">
            <text:p>1,20</text:p>
          </table:table-cell>
          <table:table-cell table:style-name="ce15" table:formula="of:=[$results_3_raw.H24]/[$results_3_raw.$M24]" office:value-type="float" office:value="1.29408945236506" calcext:value-type="float">
            <text:p>1,29</text:p>
          </table:table-cell>
          <table:table-cell table:style-name="ce15" table:formula="of:=[$results_3_raw.I24]/[$results_3_raw.$M24]" office:value-type="float" office:value="1.06924616787121" calcext:value-type="float">
            <text:p>1,07</text:p>
          </table:table-cell>
          <table:table-cell table:style-name="ce15" table:formula="of:=[$results_3_raw.J24]/[$results_3_raw.$M24]" office:value-type="float" office:value="1.26624249316279" calcext:value-type="float">
            <text:p>1,27</text:p>
          </table:table-cell>
          <table:table-cell table:style-name="ce15" table:formula="of:=[$results_3_raw.K24]/[$results_3_raw.$M24]" office:value-type="float" office:value="1.20948657462666" calcext:value-type="float">
            <text:p>1,21</text:p>
          </table:table-cell>
          <table:table-cell table:formula="of:=MEDIAN([.B27:.K27])" office:value-type="float" office:value="1.20840577803257" calcext:value-type="float">
            <text:p>1,21</text:p>
          </table:table-cell>
          <table:table-cell table:formula="of:=MIN([.B27:.K27])" office:value-type="float" office:value="1" calcext:value-type="float">
            <text:p>1,00</text:p>
          </table:table-cell>
          <table:table-cell table:formula="of:=MAX([.B27:.K27])" office:value-type="float" office:value="1.29408945236506" calcext:value-type="float">
            <text:p>1,29</text:p>
          </table:table-cell>
          <table:table-cell table:style-name="ce2" table:formula="of:=[.N27]/[.M27]" office:value-type="float" office:value="1.29408945236506" calcext:value-type="float">
            <text:p>1,29</text:p>
          </table:table-cell>
          <table:table-cell/>
          <table:table-cell table:formula="of:=[.K27]/[.F27]" office:value-type="float" office:value="0.947198363105095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table:formula="of:=[$results_3_raw.B25]/[$results_3_raw.$M25]" office:value-type="float" office:value="1.15879216230713" calcext:value-type="float">
            <text:p>1,16</text:p>
          </table:table-cell>
          <table:table-cell table:style-name="ce15" table:formula="of:=[$results_3_raw.C25]/[$results_3_raw.$M25]" office:value-type="float" office:value="1.19105796232607" calcext:value-type="float">
            <text:p>1,19</text:p>
          </table:table-cell>
          <table:table-cell table:style-name="ce15" table:formula="of:=[$results_3_raw.D25]/[$results_3_raw.$M25]" office:value-type="float" office:value="1.17148266178651" calcext:value-type="float">
            <text:p>1,17</text:p>
          </table:table-cell>
          <table:table-cell table:style-name="ce15" table:formula="of:=[$results_3_raw.E25]/[$results_3_raw.$M25]" office:value-type="float" office:value="1.0016407408576" calcext:value-type="float">
            <text:p>1,00</text:p>
          </table:table-cell>
          <table:table-cell table:style-name="ce15" table:formula="of:=[$results_3_raw.F25]/[$results_3_raw.$M25]" office:value-type="float" office:value="1.21461521471618" calcext:value-type="float">
            <text:p>1,21</text:p>
          </table:table-cell>
          <table:table-cell table:style-name="ce15" table:formula="of:=[$results_3_raw.G25]/[$results_3_raw.$M25]" office:value-type="float" office:value="1.00071309121888" calcext:value-type="float">
            <text:p>1,00</text:p>
          </table:table-cell>
          <table:table-cell table:style-name="ce15" table:formula="of:=[$results_3_raw.H25]/[$results_3_raw.$M25]" office:value-type="float" office:value="1.04960716877544" calcext:value-type="float">
            <text:p>1,05</text:p>
          </table:table-cell>
          <table:table-cell table:style-name="ce15" table:formula="of:=[$results_3_raw.I25]/[$results_3_raw.$M25]" office:value-type="float" office:value="1.19998737891648" calcext:value-type="float">
            <text:p>1,20</text:p>
          </table:table-cell>
          <table:table-cell table:style-name="ce15" table:formula="of:=[$results_3_raw.J25]/[$results_3_raw.$M25]" office:value-type="float" office:value="1.16702110876219" calcext:value-type="float">
            <text:p>1,17</text:p>
          </table:table-cell>
          <table:table-cell table:style-name="ce15" table:formula="of:=[$results_3_raw.K25]/[$results_3_raw.$M25]" office:value-type="float" office:value="1" calcext:value-type="float">
            <text:p>1,00</text:p>
          </table:table-cell>
          <table:table-cell table:formula="of:=MEDIAN([.B28:.K28])" office:value-type="float" office:value="1.16290663553466" calcext:value-type="float">
            <text:p>1,16</text:p>
          </table:table-cell>
          <table:table-cell table:formula="of:=MIN([.B28:.K28])" office:value-type="float" office:value="1" calcext:value-type="float">
            <text:p>1,00</text:p>
          </table:table-cell>
          <table:table-cell table:formula="of:=MAX([.B28:.K28])" office:value-type="float" office:value="1.21461521471618" calcext:value-type="float">
            <text:p>1,21</text:p>
          </table:table-cell>
          <table:table-cell table:style-name="ce2" table:formula="of:=[.N28]/[.M28]" office:value-type="float" office:value="1.21461521471618" calcext:value-type="float">
            <text:p>1,21</text:p>
          </table:table-cell>
          <table:table-cell/>
          <table:table-cell table:formula="of:=[.K28]/[.F28]" office:value-type="float" office:value="0.823306004966905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table:formula="of:=[$results_3_raw.B26]/[$results_3_raw.$M26]" office:value-type="float" office:value="1.21063480601326" calcext:value-type="float">
            <text:p>1,21</text:p>
          </table:table-cell>
          <table:table-cell table:style-name="ce15" table:formula="of:=[$results_3_raw.C26]/[$results_3_raw.$M26]" office:value-type="float" office:value="1.0543753692641" calcext:value-type="float">
            <text:p>1,05</text:p>
          </table:table-cell>
          <table:table-cell table:style-name="ce15" table:formula="of:=[$results_3_raw.D26]/[$results_3_raw.$M26]" office:value-type="float" office:value="1.21626074968818" calcext:value-type="float">
            <text:p>1,22</text:p>
          </table:table-cell>
          <table:table-cell table:style-name="ce15" table:formula="of:=[$results_3_raw.E26]/[$results_3_raw.$M26]" office:value-type="float" office:value="1.03833125451323" calcext:value-type="float">
            <text:p>1,04</text:p>
          </table:table-cell>
          <table:table-cell table:style-name="ce15" table:formula="of:=[$results_3_raw.F26]/[$results_3_raw.$M26]" office:value-type="float" office:value="1.26470163460907" calcext:value-type="float">
            <text:p>1,26</text:p>
          </table:table-cell>
          <table:table-cell table:style-name="ce15" table:formula="of:=[$results_3_raw.G26]/[$results_3_raw.$M26]" office:value-type="float" office:value="1.04269021203965" calcext:value-type="float">
            <text:p>1,04</text:p>
          </table:table-cell>
          <table:table-cell table:style-name="ce15" table:formula="of:=[$results_3_raw.H26]/[$results_3_raw.$M26]" office:value-type="float" office:value="1.2412394144292" calcext:value-type="float">
            <text:p>1,24</text:p>
          </table:table-cell>
          <table:table-cell table:style-name="ce15" table:formula="of:=[$results_3_raw.I26]/[$results_3_raw.$M26]" office:value-type="float" office:value="1" calcext:value-type="float">
            <text:p>1,00</text:p>
          </table:table-cell>
          <table:table-cell table:style-name="ce15" table:formula="of:=[$results_3_raw.J26]/[$results_3_raw.$M26]" office:value-type="float" office:value="1.21522352786713" calcext:value-type="float">
            <text:p>1,22</text:p>
          </table:table-cell>
          <table:table-cell table:style-name="ce15" table:formula="of:=[$results_3_raw.K26]/[$results_3_raw.$M26]" office:value-type="float" office:value="1.04200748375238" calcext:value-type="float">
            <text:p>1,04</text:p>
          </table:table-cell>
          <table:table-cell table:formula="of:=MEDIAN([.B29:.K29])" office:value-type="float" office:value="1.13250508763868" calcext:value-type="float">
            <text:p>1,13</text:p>
          </table:table-cell>
          <table:table-cell table:formula="of:=MIN([.B29:.K29])" office:value-type="float" office:value="1" calcext:value-type="float">
            <text:p>1,00</text:p>
          </table:table-cell>
          <table:table-cell table:formula="of:=MAX([.B29:.K29])" office:value-type="float" office:value="1.26470163460907" calcext:value-type="float">
            <text:p>1,26</text:p>
          </table:table-cell>
          <table:table-cell table:style-name="ce2" table:formula="of:=[.N29]/[.M29]" office:value-type="float" office:value="1.26470163460907" calcext:value-type="float">
            <text:p>1,26</text:p>
          </table:table-cell>
          <table:table-cell/>
          <table:table-cell table:formula="of:=[.K29]/[.F29]" office:value-type="float" office:value="0.82391566139983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table:formula="of:=[$results_3_raw.B27]/[$results_3_raw.$M27]" office:value-type="float" office:value="1" calcext:value-type="float">
            <text:p>1,00</text:p>
          </table:table-cell>
          <table:table-cell table:style-name="ce15" table:formula="of:=[$results_3_raw.C27]/[$results_3_raw.$M27]" office:value-type="float" office:value="1.18034631374194" calcext:value-type="float">
            <text:p>1,18</text:p>
          </table:table-cell>
          <table:table-cell table:style-name="ce15" table:formula="of:=[$results_3_raw.D27]/[$results_3_raw.$M27]" office:value-type="float" office:value="1.28248598344712" calcext:value-type="float">
            <text:p>1,28</text:p>
          </table:table-cell>
          <table:table-cell table:style-name="ce15" table:formula="of:=[$results_3_raw.E27]/[$results_3_raw.$M27]" office:value-type="float" office:value="1.22681070979061" calcext:value-type="float">
            <text:p>1,23</text:p>
          </table:table-cell>
          <table:table-cell table:style-name="ce15" table:formula="of:=[$results_3_raw.F27]/[$results_3_raw.$M27]" office:value-type="float" office:value="1.28724398337084" calcext:value-type="float">
            <text:p>1,29</text:p>
          </table:table-cell>
          <table:table-cell table:style-name="ce15" table:formula="of:=[$results_3_raw.G27]/[$results_3_raw.$M27]" office:value-type="float" office:value="1.21066783630192" calcext:value-type="float">
            <text:p>1,21</text:p>
          </table:table-cell>
          <table:table-cell table:style-name="ce15" table:formula="of:=[$results_3_raw.H27]/[$results_3_raw.$M27]" office:value-type="float" office:value="1.26087951485564" calcext:value-type="float">
            <text:p>1,26</text:p>
          </table:table-cell>
          <table:table-cell table:style-name="ce15" table:formula="of:=[$results_3_raw.I27]/[$results_3_raw.$M27]" office:value-type="float" office:value="1.80389221556886" calcext:value-type="float">
            <text:p>1,80</text:p>
          </table:table-cell>
          <table:table-cell table:style-name="ce15" table:formula="of:=[$results_3_raw.J27]/[$results_3_raw.$M27]" office:value-type="float" office:value="1.2708341279225" calcext:value-type="float">
            <text:p>1,27</text:p>
          </table:table-cell>
          <table:table-cell table:style-name="ce15" table:formula="of:=[$results_3_raw.K27]/[$results_3_raw.$M27]" office:value-type="float" office:value="1.22425531103398" calcext:value-type="float">
            <text:p>1,22</text:p>
          </table:table-cell>
          <table:table-cell table:formula="of:=MEDIAN([.B30:.K30])" office:value-type="float" office:value="1.24384511232312" calcext:value-type="float">
            <text:p>1,24</text:p>
          </table:table-cell>
          <table:table-cell table:formula="of:=MIN([.B30:.K30])" office:value-type="float" office:value="1" calcext:value-type="float">
            <text:p>1,00</text:p>
          </table:table-cell>
          <table:table-cell table:formula="of:=MAX([.B30:.K30])" office:value-type="float" office:value="1.80389221556886" calcext:value-type="float">
            <text:p>1,80</text:p>
          </table:table-cell>
          <table:table-cell table:style-name="ce2" table:formula="of:=[.N30]/[.M30]" office:value-type="float" office:value="1.80389221556886" calcext:value-type="float">
            <text:p>1,80</text:p>
          </table:table-cell>
          <table:table-cell/>
          <table:table-cell table:formula="of:=[.K30]/[.F30]" office:value-type="float" office:value="0.951067029133118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" table:formula="of:=[$results_3_raw.B28]/[$results_3_raw.$M28]" office:value-type="float" office:value="1" calcext:value-type="float">
            <text:p>1,00</text:p>
          </table:table-cell>
          <table:table-cell table:style-name="ce15" table:formula="of:=[$results_3_raw.C28]/[$results_3_raw.$M28]" office:value-type="float" office:value="1.17031300358314" calcext:value-type="float">
            <text:p>1,17</text:p>
          </table:table-cell>
          <table:table-cell table:style-name="ce15" table:formula="of:=[$results_3_raw.D28]/[$results_3_raw.$M28]" office:value-type="float" office:value="1.26321876125656" calcext:value-type="float">
            <text:p>1,26</text:p>
          </table:table-cell>
          <table:table-cell table:style-name="ce15" table:formula="of:=[$results_3_raw.E28]/[$results_3_raw.$M28]" office:value-type="float" office:value="1.22166189546325" calcext:value-type="float">
            <text:p>1,22</text:p>
          </table:table-cell>
          <table:table-cell table:style-name="ce15" table:formula="of:=[$results_3_raw.F28]/[$results_3_raw.$M28]" office:value-type="float" office:value="1.32758261133335" calcext:value-type="float">
            <text:p>1,33</text:p>
          </table:table-cell>
          <table:table-cell table:style-name="ce15" table:formula="of:=[$results_3_raw.G28]/[$results_3_raw.$M28]" office:value-type="float" office:value="1.21984188674237" calcext:value-type="float">
            <text:p>1,22</text:p>
          </table:table-cell>
          <table:table-cell table:style-name="ce15" table:formula="of:=[$results_3_raw.H28]/[$results_3_raw.$M28]" office:value-type="float" office:value="1.27210078298292" calcext:value-type="float">
            <text:p>1,27</text:p>
          </table:table-cell>
          <table:table-cell table:style-name="ce15" table:formula="of:=[$results_3_raw.I28]/[$results_3_raw.$M28]" office:value-type="float" office:value="1.26282063434887" calcext:value-type="float">
            <text:p>1,26</text:p>
          </table:table-cell>
          <table:table-cell table:style-name="ce15" table:formula="of:=[$results_3_raw.J28]/[$results_3_raw.$M28]" office:value-type="float" office:value="1.25817582042581" calcext:value-type="float">
            <text:p>1,26</text:p>
          </table:table-cell>
          <table:table-cell table:style-name="ce15" table:formula="of:=[$results_3_raw.K28]/[$results_3_raw.$M28]" office:value-type="float" office:value="1.22244867006654" calcext:value-type="float">
            <text:p>1,22</text:p>
          </table:table-cell>
          <table:table-cell table:formula="of:=MEDIAN([.B31:.K31])" office:value-type="float" office:value="1.24031224524618" calcext:value-type="float">
            <text:p>1,24</text:p>
          </table:table-cell>
          <table:table-cell table:formula="of:=MIN([.B31:.K31])" office:value-type="float" office:value="1" calcext:value-type="float">
            <text:p>1,00</text:p>
          </table:table-cell>
          <table:table-cell table:formula="of:=MAX([.B31:.K31])" office:value-type="float" office:value="1.32758261133335" calcext:value-type="float">
            <text:p>1,33</text:p>
          </table:table-cell>
          <table:table-cell table:style-name="ce2" table:formula="of:=[.N31]/[.M31]" office:value-type="float" office:value="1.32758261133335" calcext:value-type="float">
            <text:p>1,33</text:p>
          </table:table-cell>
          <table:table-cell/>
          <table:table-cell table:formula="of:=[.K31]/[.F31]" office:value-type="float" office:value="0.920807985605347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table:formula="of:=[$results_3_raw.B29]/[$results_3_raw.$M29]" office:value-type="float" office:value="1.16742787474495" calcext:value-type="float">
            <text:p>1,17</text:p>
          </table:table-cell>
          <table:table-cell table:style-name="ce15" table:formula="of:=[$results_3_raw.C29]/[$results_3_raw.$M29]" office:value-type="float" office:value="1.01975982463787" calcext:value-type="float">
            <text:p>1,02</text:p>
          </table:table-cell>
          <table:table-cell table:style-name="ce15" table:formula="of:=[$results_3_raw.D29]/[$results_3_raw.$M29]" office:value-type="float" office:value="1.18166025483099" calcext:value-type="float">
            <text:p>1,18</text:p>
          </table:table-cell>
          <table:table-cell table:style-name="ce15" table:formula="of:=[$results_3_raw.E29]/[$results_3_raw.$M29]" office:value-type="float" office:value="1.06041023114194" calcext:value-type="float">
            <text:p>1,06</text:p>
          </table:table-cell>
          <table:table-cell table:style-name="ce15" table:formula="of:=[$results_3_raw.F29]/[$results_3_raw.$M29]" office:value-type="float" office:value="1.21821087674746" calcext:value-type="float">
            <text:p>1,22</text:p>
          </table:table-cell>
          <table:table-cell table:style-name="ce15" table:formula="of:=[$results_3_raw.G29]/[$results_3_raw.$M29]" office:value-type="float" office:value="1" calcext:value-type="float">
            <text:p>1,00</text:p>
          </table:table-cell>
          <table:table-cell table:style-name="ce15" table:formula="of:=[$results_3_raw.H29]/[$results_3_raw.$M29]" office:value-type="float" office:value="1.13915894403699" calcext:value-type="float">
            <text:p>1,14</text:p>
          </table:table-cell>
          <table:table-cell table:style-name="ce15" table:formula="of:=[$results_3_raw.I29]/[$results_3_raw.$M29]" office:value-type="float" office:value="1.03460496143423" calcext:value-type="float">
            <text:p>1,03</text:p>
          </table:table-cell>
          <table:table-cell table:style-name="ce15" table:formula="of:=[$results_3_raw.J29]/[$results_3_raw.$M29]" office:value-type="float" office:value="1.17249417249417" calcext:value-type="float">
            <text:p>1,17</text:p>
          </table:table-cell>
          <table:table-cell table:style-name="ce15" table:formula="of:=[$results_3_raw.K29]/[$results_3_raw.$M29]" office:value-type="float" office:value="1.02866690671569" calcext:value-type="float">
            <text:p>1,03</text:p>
          </table:table-cell>
          <table:table-cell table:formula="of:=MEDIAN([.B32:.K32])" office:value-type="float" office:value="1.09978458758947" calcext:value-type="float">
            <text:p>1,10</text:p>
          </table:table-cell>
          <table:table-cell table:formula="of:=MIN([.B32:.K32])" office:value-type="float" office:value="1" calcext:value-type="float">
            <text:p>1,00</text:p>
          </table:table-cell>
          <table:table-cell table:formula="of:=MAX([.B32:.K32])" office:value-type="float" office:value="1.21821087674746" calcext:value-type="float">
            <text:p>1,22</text:p>
          </table:table-cell>
          <table:table-cell table:style-name="ce2" table:formula="of:=[.N32]/[.M32]" office:value-type="float" office:value="1.21821087674746" calcext:value-type="float">
            <text:p>1,22</text:p>
          </table:table-cell>
          <table:table-cell/>
          <table:table-cell table:formula="of:=[.K32]/[.F32]" office:value-type="float" office:value="0.844407915206074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5" table:formula="of:=[$results_3_raw.B30]/[$results_3_raw.$M30]" office:value-type="float" office:value="1" calcext:value-type="float">
            <text:p>1,00</text:p>
          </table:table-cell>
          <table:table-cell table:style-name="ce15" table:formula="of:=[$results_3_raw.C30]/[$results_3_raw.$M30]" office:value-type="float" office:value="1.16055995469863" calcext:value-type="float">
            <text:p>1,16</text:p>
          </table:table-cell>
          <table:table-cell table:style-name="ce15" table:formula="of:=[$results_3_raw.D30]/[$results_3_raw.$M30]" office:value-type="float" office:value="1.24316069920073" calcext:value-type="float">
            <text:p>1,24</text:p>
          </table:table-cell>
          <table:table-cell table:style-name="ce15" table:formula="of:=[$results_3_raw.E30]/[$results_3_raw.$M30]" office:value-type="float" office:value="1.21208098549056" calcext:value-type="float">
            <text:p>1,21</text:p>
          </table:table-cell>
          <table:table-cell table:style-name="ce15" table:formula="of:=[$results_3_raw.F30]/[$results_3_raw.$M30]" office:value-type="float" office:value="1.26462315382973" calcext:value-type="float">
            <text:p>1,26</text:p>
          </table:table-cell>
          <table:table-cell table:style-name="ce15" table:formula="of:=[$results_3_raw.G30]/[$results_3_raw.$M30]" office:value-type="float" office:value="1.21864411499865" calcext:value-type="float">
            <text:p>1,22</text:p>
          </table:table-cell>
          <table:table-cell table:style-name="ce15" table:formula="of:=[$results_3_raw.H30]/[$results_3_raw.$M30]" office:value-type="float" office:value="1.25089349535382" calcext:value-type="float">
            <text:p>1,25</text:p>
          </table:table-cell>
          <table:table-cell table:style-name="ce15" table:formula="of:=[$results_3_raw.I30]/[$results_3_raw.$M30]" office:value-type="float" office:value="1.24377338172906" calcext:value-type="float">
            <text:p>1,24</text:p>
          </table:table-cell>
          <table:table-cell table:style-name="ce15" table:formula="of:=[$results_3_raw.J30]/[$results_3_raw.$M30]" office:value-type="float" office:value="1.24177752197767" calcext:value-type="float">
            <text:p>1,24</text:p>
          </table:table-cell>
          <table:table-cell table:style-name="ce15" table:formula="of:=[$results_3_raw.K30]/[$results_3_raw.$M30]" office:value-type="float" office:value="1.19051641710684" calcext:value-type="float">
            <text:p>1,19</text:p>
          </table:table-cell>
          <table:table-cell table:formula="of:=MEDIAN([.B33:.K33])" office:value-type="float" office:value="1.23021081848816" calcext:value-type="float">
            <text:p>1,23</text:p>
          </table:table-cell>
          <table:table-cell table:formula="of:=MIN([.B33:.K33])" office:value-type="float" office:value="1" calcext:value-type="float">
            <text:p>1,00</text:p>
          </table:table-cell>
          <table:table-cell table:formula="of:=MAX([.B33:.K33])" office:value-type="float" office:value="1.26462315382973" calcext:value-type="float">
            <text:p>1,26</text:p>
          </table:table-cell>
          <table:table-cell table:style-name="ce2" table:formula="of:=[.N33]/[.M33]" office:value-type="float" office:value="1.26462315382973" calcext:value-type="float">
            <text:p>1,26</text:p>
          </table:table-cell>
          <table:table-cell/>
          <table:table-cell table:formula="of:=[.K33]/[.F33]" office:value-type="float" office:value="0.94140014240727" calcext:value-type="float">
            <text:p>0,94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5" table:formula="of:=[$results_3_raw.B31]/[$results_3_raw.$M31]" office:value-type="float" office:value="1.05411044274644" calcext:value-type="float">
            <text:p>1,05</text:p>
          </table:table-cell>
          <table:table-cell table:style-name="ce15" table:formula="of:=[$results_3_raw.C31]/[$results_3_raw.$M31]" office:value-type="float" office:value="1" calcext:value-type="float">
            <text:p>1,00</text:p>
          </table:table-cell>
          <table:table-cell table:style-name="ce15" table:formula="of:=[$results_3_raw.D31]/[$results_3_raw.$M31]" office:value-type="float" office:value="1.07642388771473" calcext:value-type="float">
            <text:p>1,08</text:p>
          </table:table-cell>
          <table:table-cell table:style-name="ce15" table:formula="of:=[$results_3_raw.E31]/[$results_3_raw.$M31]" office:value-type="float" office:value="1.07956023410828" calcext:value-type="float">
            <text:p>1,08</text:p>
          </table:table-cell>
          <table:table-cell table:style-name="ce15" table:formula="of:=[$results_3_raw.F31]/[$results_3_raw.$M31]" office:value-type="float" office:value="1.30837126754457" calcext:value-type="float">
            <text:p>1,31</text:p>
          </table:table-cell>
          <table:table-cell table:style-name="ce15" table:formula="of:=[$results_3_raw.G31]/[$results_3_raw.$M31]" office:value-type="float" office:value="1.07584132661356" calcext:value-type="float">
            <text:p>1,08</text:p>
          </table:table-cell>
          <table:table-cell table:style-name="ce15" table:formula="of:=[$results_3_raw.H31]/[$results_3_raw.$M31]" office:value-type="float" office:value="1.65926949547499" calcext:value-type="float">
            <text:p>1,66</text:p>
          </table:table-cell>
          <table:table-cell table:style-name="ce15" table:formula="of:=[$results_3_raw.I31]/[$results_3_raw.$M31]" office:value-type="float" office:value="1.0982089633122" calcext:value-type="float">
            <text:p>1,10</text:p>
          </table:table-cell>
          <table:table-cell table:style-name="ce15" table:formula="of:=[$results_3_raw.J31]/[$results_3_raw.$M31]" office:value-type="float" office:value="1.08044762369262" calcext:value-type="float">
            <text:p>1,08</text:p>
          </table:table-cell>
          <table:table-cell table:style-name="ce15" table:formula="of:=[$results_3_raw.K31]/[$results_3_raw.$M31]" office:value-type="float" office:value="1.07863220072617" calcext:value-type="float">
            <text:p>1,08</text:p>
          </table:table-cell>
          <table:table-cell table:formula="of:=MEDIAN([.B34:.K34])" office:value-type="float" office:value="1.07909621741722" calcext:value-type="float">
            <text:p>1,08</text:p>
          </table:table-cell>
          <table:table-cell table:style-name="ce5" table:formula="of:=MIN([.B34:.K34])" office:value-type="float" office:value="1" calcext:value-type="float">
            <text:p>1,00</text:p>
          </table:table-cell>
          <table:table-cell table:style-name="ce5" table:formula="of:=MAX([.B34:.K34])" office:value-type="float" office:value="1.65926949547499" calcext:value-type="float">
            <text:p>1,66</text:p>
          </table:table-cell>
          <table:table-cell table:style-name="ce5" table:formula="of:=[.N34]/[.M34]" office:value-type="float" office:value="1.65926949547499" calcext:value-type="float">
            <text:p>1,66</text:p>
          </table:table-cell>
          <table:table-cell table:style-name="ce1"/>
          <table:table-cell table:style-name="ce5" table:formula="of:=[.K34]/[.F34]" office:value-type="float" office:value="0.824408352187712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5" table:formula="of:=[$results_3_raw.B32]/[$results_3_raw.$M32]" office:value-type="float" office:value="1.17219496426825" calcext:value-type="float">
            <text:p>1,17</text:p>
          </table:table-cell>
          <table:table-cell table:style-name="ce15" table:formula="of:=[$results_3_raw.C32]/[$results_3_raw.$M32]" office:value-type="float" office:value="1.13062067622958" calcext:value-type="float">
            <text:p>1,13</text:p>
          </table:table-cell>
          <table:table-cell table:style-name="ce15" table:formula="of:=[$results_3_raw.D32]/[$results_3_raw.$M32]" office:value-type="float" office:value="1.04963391025664" calcext:value-type="float">
            <text:p>1,05</text:p>
          </table:table-cell>
          <table:table-cell table:style-name="ce15" table:formula="of:=[$results_3_raw.E32]/[$results_3_raw.$M32]" office:value-type="float" office:value="1" calcext:value-type="float">
            <text:p>1,00</text:p>
          </table:table-cell>
          <table:table-cell table:style-name="ce15" table:formula="of:=[$results_3_raw.F32]/[$results_3_raw.$M32]" office:value-type="float" office:value="1.63777243433757" calcext:value-type="float">
            <text:p>1,64</text:p>
          </table:table-cell>
          <table:table-cell table:style-name="ce15" table:formula="of:=[$results_3_raw.G32]/[$results_3_raw.$M32]" office:value-type="float" office:value="1.2631628279216" calcext:value-type="float">
            <text:p>1,26</text:p>
          </table:table-cell>
          <table:table-cell table:style-name="ce15" table:formula="of:=[$results_3_raw.H32]/[$results_3_raw.$M32]" office:value-type="float" office:value="1.68514239226699" calcext:value-type="float">
            <text:p>1,69</text:p>
          </table:table-cell>
          <table:table-cell table:style-name="ce15" table:formula="of:=[$results_3_raw.I32]/[$results_3_raw.$M32]" office:value-type="float" office:value="1.69939423653495" calcext:value-type="float">
            <text:p>1,70</text:p>
          </table:table-cell>
          <table:table-cell table:style-name="ce15" table:formula="of:=[$results_3_raw.J32]/[$results_3_raw.$M32]" office:value-type="float" office:value="1.57647508390683" calcext:value-type="float">
            <text:p>1,58</text:p>
          </table:table-cell>
          <table:table-cell table:style-name="ce15" table:formula="of:=[$results_3_raw.K32]/[$results_3_raw.$M32]" office:value-type="float" office:value="1.26518163891402" calcext:value-type="float">
            <text:p>1,27</text:p>
          </table:table-cell>
          <table:table-cell table:formula="of:=MEDIAN([.B35:.K35])" office:value-type="float" office:value="1.26417223341781" calcext:value-type="float">
            <text:p>1,26</text:p>
          </table:table-cell>
          <table:table-cell table:formula="of:=MIN([.B35:.K35])" office:value-type="float" office:value="1" calcext:value-type="float">
            <text:p>1,00</text:p>
          </table:table-cell>
          <table:table-cell table:formula="of:=MAX([.B35:.K35])" office:value-type="float" office:value="1.69939423653495" calcext:value-type="float">
            <text:p>1,70</text:p>
          </table:table-cell>
          <table:table-cell table:style-name="ce2" table:formula="of:=[.N35]/[.M35]" office:value-type="float" office:value="1.69939423653495" calcext:value-type="float">
            <text:p>1,70</text:p>
          </table:table-cell>
          <table:table-cell/>
          <table:table-cell table:formula="of:=[.K35]/[.F35]" office:value-type="float" office:value="0.772501485791432" calcext:value-type="float">
            <text:p>0,7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5" table:formula="of:=[$results_3_raw.B33]/[$results_3_raw.$M33]" office:value-type="float" office:value="1.2054592222307" calcext:value-type="float">
            <text:p>1,21</text:p>
          </table:table-cell>
          <table:table-cell table:style-name="ce15" table:formula="of:=[$results_3_raw.C33]/[$results_3_raw.$M33]" office:value-type="float" office:value="1.13908744878079" calcext:value-type="float">
            <text:p>1,14</text:p>
          </table:table-cell>
          <table:table-cell table:style-name="ce15" table:formula="of:=[$results_3_raw.D33]/[$results_3_raw.$M33]" office:value-type="float" office:value="1.12333515908287" calcext:value-type="float">
            <text:p>1,12</text:p>
          </table:table-cell>
          <table:table-cell table:style-name="ce15" table:formula="of:=[$results_3_raw.E33]/[$results_3_raw.$M33]" office:value-type="float" office:value="1" calcext:value-type="float">
            <text:p>1,00</text:p>
          </table:table-cell>
          <table:table-cell table:style-name="ce15" table:formula="of:=[$results_3_raw.F33]/[$results_3_raw.$M33]" office:value-type="float" office:value="1.33450042639341" calcext:value-type="float">
            <text:p>1,33</text:p>
          </table:table-cell>
          <table:table-cell table:style-name="ce15" table:formula="of:=[$results_3_raw.G33]/[$results_3_raw.$M33]" office:value-type="float" office:value="1.10001178648437" calcext:value-type="float">
            <text:p>1,10</text:p>
          </table:table-cell>
          <table:table-cell table:style-name="ce15" table:formula="of:=[$results_3_raw.H33]/[$results_3_raw.$M33]" office:value-type="float" office:value="1.51837651577656" calcext:value-type="float">
            <text:p>1,52</text:p>
          </table:table-cell>
          <table:table-cell table:style-name="ce15" table:formula="of:=[$results_3_raw.I33]/[$results_3_raw.$M33]" office:value-type="float" office:value="1.24691991430533" calcext:value-type="float">
            <text:p>1,25</text:p>
          </table:table-cell>
          <table:table-cell table:style-name="ce15" table:formula="of:=[$results_3_raw.J33]/[$results_3_raw.$M33]" office:value-type="float" office:value="1.27979727246885" calcext:value-type="float">
            <text:p>1,28</text:p>
          </table:table-cell>
          <table:table-cell table:style-name="ce15" table:formula="of:=[$results_3_raw.K33]/[$results_3_raw.$M33]" office:value-type="float" office:value="1.0995888596923" calcext:value-type="float">
            <text:p>1,10</text:p>
          </table:table-cell>
          <table:table-cell table:formula="of:=MEDIAN([.B36:.K36])" office:value-type="float" office:value="1.17227333550574" calcext:value-type="float">
            <text:p>1,17</text:p>
          </table:table-cell>
          <table:table-cell table:formula="of:=MIN([.B36:.K36])" office:value-type="float" office:value="1" calcext:value-type="float">
            <text:p>1,00</text:p>
          </table:table-cell>
          <table:table-cell table:formula="of:=MAX([.B36:.K36])" office:value-type="float" office:value="1.51837651577656" calcext:value-type="float">
            <text:p>1,52</text:p>
          </table:table-cell>
          <table:table-cell table:style-name="ce2" table:formula="of:=[.N36]/[.M36]" office:value-type="float" office:value="1.51837651577656" calcext:value-type="float">
            <text:p>1,52</text:p>
          </table:table-cell>
          <table:table-cell/>
          <table:table-cell table:formula="of:=[.K36]/[.F36]" office:value-type="float" office:value="0.823970407161301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5" table:formula="of:=[$results_3_raw.B34]/[$results_3_raw.$M34]" office:value-type="float" office:value="1.48197375926982" calcext:value-type="float">
            <text:p>1,48</text:p>
          </table:table-cell>
          <table:table-cell table:style-name="ce15" table:formula="of:=[$results_3_raw.C34]/[$results_3_raw.$M34]" office:value-type="float" office:value="1.28280091272105" calcext:value-type="float">
            <text:p>1,28</text:p>
          </table:table-cell>
          <table:table-cell table:style-name="ce15" table:formula="of:=[$results_3_raw.D34]/[$results_3_raw.$M34]" office:value-type="float" office:value="1.02769537934969" calcext:value-type="float">
            <text:p>1,03</text:p>
          </table:table-cell>
          <table:table-cell table:style-name="ce15" table:formula="of:=[$results_3_raw.E34]/[$results_3_raw.$M34]" office:value-type="float" office:value="1" calcext:value-type="float">
            <text:p>1,00</text:p>
          </table:table-cell>
          <table:table-cell table:style-name="ce15" table:formula="of:=[$results_3_raw.F34]/[$results_3_raw.$M34]" office:value-type="float" office:value="1.28804905875642" calcext:value-type="float">
            <text:p>1,29</text:p>
          </table:table-cell>
          <table:table-cell table:style-name="ce15" table:formula="of:=[$results_3_raw.G34]/[$results_3_raw.$M34]" office:value-type="float" office:value="1.22013690815744" calcext:value-type="float">
            <text:p>1,22</text:p>
          </table:table-cell>
          <table:table-cell table:style-name="ce15" table:formula="of:=[$results_3_raw.H34]/[$results_3_raw.$M34]" office:value-type="float" office:value="1.60887050770108" calcext:value-type="float">
            <text:p>1,61</text:p>
          </table:table-cell>
          <table:table-cell table:style-name="ce15" table:formula="of:=[$results_3_raw.I34]/[$results_3_raw.$M34]" office:value-type="float" office:value="1.35611332953033" calcext:value-type="float">
            <text:p>1,36</text:p>
          </table:table-cell>
          <table:table-cell table:style-name="ce15" table:formula="of:=[$results_3_raw.J34]/[$results_3_raw.$M34]" office:value-type="float" office:value="1.3344552196235" calcext:value-type="float">
            <text:p>1,33</text:p>
          </table:table-cell>
          <table:table-cell table:style-name="ce15" table:formula="of:=[$results_3_raw.K34]/[$results_3_raw.$M34]" office:value-type="float" office:value="1.22316029663434" calcext:value-type="float">
            <text:p>1,22</text:p>
          </table:table-cell>
          <table:table-cell table:formula="of:=MEDIAN([.B37:.K37])" office:value-type="float" office:value="1.28542498573873" calcext:value-type="float">
            <text:p>1,29</text:p>
          </table:table-cell>
          <table:table-cell table:formula="of:=MIN([.B37:.K37])" office:value-type="float" office:value="1" calcext:value-type="float">
            <text:p>1,00</text:p>
          </table:table-cell>
          <table:table-cell table:formula="of:=MAX([.B37:.K37])" office:value-type="float" office:value="1.60887050770108" calcext:value-type="float">
            <text:p>1,61</text:p>
          </table:table-cell>
          <table:table-cell table:style-name="ce2" table:formula="of:=[.N37]/[.M37]" office:value-type="float" office:value="1.60887050770108" calcext:value-type="float">
            <text:p>1,61</text:p>
          </table:table-cell>
          <table:table-cell/>
          <table:table-cell table:formula="of:=[.K37]/[.F37]" office:value-type="float" office:value="0.949622445138289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" table:formula="of:=[$results_3_raw.B35]/[$results_3_raw.$M35]" office:value-type="float" office:value="1.00668179283558" calcext:value-type="float">
            <text:p>1,01</text:p>
          </table:table-cell>
          <table:table-cell table:style-name="ce15" table:formula="of:=[$results_3_raw.C35]/[$results_3_raw.$M35]" office:value-type="float" office:value="1.00148056992328" calcext:value-type="float">
            <text:p>1,00</text:p>
          </table:table-cell>
          <table:table-cell table:style-name="ce15" table:formula="of:=[$results_3_raw.D35]/[$results_3_raw.$M35]" office:value-type="float" office:value="1.04844540158056" calcext:value-type="float">
            <text:p>1,05</text:p>
          </table:table-cell>
          <table:table-cell table:style-name="ce15" table:formula="of:=[$results_3_raw.E35]/[$results_3_raw.$M35]" office:value-type="float" office:value="1" calcext:value-type="float">
            <text:p>1,00</text:p>
          </table:table-cell>
          <table:table-cell table:style-name="ce15" table:formula="of:=[$results_3_raw.F35]/[$results_3_raw.$M35]" office:value-type="float" office:value="1.31861095621743" calcext:value-type="float">
            <text:p>1,32</text:p>
          </table:table-cell>
          <table:table-cell table:style-name="ce15" table:formula="of:=[$results_3_raw.G35]/[$results_3_raw.$M35]" office:value-type="float" office:value="1.24107331705347" calcext:value-type="float">
            <text:p>1,24</text:p>
          </table:table-cell>
          <table:table-cell table:style-name="ce15" table:formula="of:=[$results_3_raw.H35]/[$results_3_raw.$M35]" office:value-type="float" office:value="1.49773107466303" calcext:value-type="float">
            <text:p>1,50</text:p>
          </table:table-cell>
          <table:table-cell table:style-name="ce15" table:formula="of:=[$results_3_raw.I35]/[$results_3_raw.$M35]" office:value-type="float" office:value="1.37140192666372" calcext:value-type="float">
            <text:p>1,37</text:p>
          </table:table-cell>
          <table:table-cell table:style-name="ce15" table:formula="of:=[$results_3_raw.J35]/[$results_3_raw.$M35]" office:value-type="float" office:value="1.26802161247524" calcext:value-type="float">
            <text:p>1,27</text:p>
          </table:table-cell>
          <table:table-cell table:style-name="ce15" table:formula="of:=[$results_3_raw.K35]/[$results_3_raw.$M35]" office:value-type="float" office:value="1.23127655892476" calcext:value-type="float">
            <text:p>1,23</text:p>
          </table:table-cell>
          <table:table-cell table:formula="of:=MEDIAN([.B38:.K38])" office:value-type="float" office:value="1.23617493798912" calcext:value-type="float">
            <text:p>1,24</text:p>
          </table:table-cell>
          <table:table-cell table:formula="of:=MIN([.B38:.K38])" office:value-type="float" office:value="1" calcext:value-type="float">
            <text:p>1,00</text:p>
          </table:table-cell>
          <table:table-cell table:formula="of:=MAX([.B38:.K38])" office:value-type="float" office:value="1.49773107466303" calcext:value-type="float">
            <text:p>1,50</text:p>
          </table:table-cell>
          <table:table-cell table:style-name="ce2" table:formula="of:=[.N38]/[.M38]" office:value-type="float" office:value="1.49773107466303" calcext:value-type="float">
            <text:p>1,50</text:p>
          </table:table-cell>
          <table:table-cell/>
          <table:table-cell table:formula="of:=[.K38]/[.F38]" office:value-type="float" office:value="0.93376788135964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5" table:formula="of:=[$results_3_raw.B36]/[$results_3_raw.$M36]" office:value-type="float" office:value="1.20379104004588" calcext:value-type="float">
            <text:p>1,20</text:p>
          </table:table-cell>
          <table:table-cell table:style-name="ce15" table:formula="of:=[$results_3_raw.C36]/[$results_3_raw.$M36]" office:value-type="float" office:value="1.1950831176475" calcext:value-type="float">
            <text:p>1,20</text:p>
          </table:table-cell>
          <table:table-cell table:style-name="ce15" table:formula="of:=[$results_3_raw.D36]/[$results_3_raw.$M36]" office:value-type="float" office:value="1.09734159353471" calcext:value-type="float">
            <text:p>1,10</text:p>
          </table:table-cell>
          <table:table-cell table:style-name="ce15" table:formula="of:=[$results_3_raw.E36]/[$results_3_raw.$M36]" office:value-type="float" office:value="1" calcext:value-type="float">
            <text:p>1,00</text:p>
          </table:table-cell>
          <table:table-cell table:style-name="ce15" table:formula="of:=[$results_3_raw.F36]/[$results_3_raw.$M36]" office:value-type="float" office:value="1.42412260513269" calcext:value-type="float">
            <text:p>1,42</text:p>
          </table:table-cell>
          <table:table-cell table:style-name="ce15" table:formula="of:=[$results_3_raw.G36]/[$results_3_raw.$M36]" office:value-type="float" office:value="1.20816009296499" calcext:value-type="float">
            <text:p>1,21</text:p>
          </table:table-cell>
          <table:table-cell table:style-name="ce15" table:formula="of:=[$results_3_raw.H36]/[$results_3_raw.$M36]" office:value-type="float" office:value="1.77500509345548" calcext:value-type="float">
            <text:p>1,78</text:p>
          </table:table-cell>
          <table:table-cell table:style-name="ce15" table:formula="of:=[$results_3_raw.I36]/[$results_3_raw.$M36]" office:value-type="float" office:value="1.79444322872256" calcext:value-type="float">
            <text:p>1,79</text:p>
          </table:table-cell>
          <table:table-cell table:style-name="ce15" table:formula="of:=[$results_3_raw.J36]/[$results_3_raw.$M36]" office:value-type="float" office:value="1.44986907932963" calcext:value-type="float">
            <text:p>1,45</text:p>
          </table:table-cell>
          <table:table-cell table:style-name="ce15" table:formula="of:=[$results_3_raw.K36]/[$results_3_raw.$M36]" office:value-type="float" office:value="1.20531530375859" calcext:value-type="float">
            <text:p>1,21</text:p>
          </table:table-cell>
          <table:table-cell table:formula="of:=MEDIAN([.B39:.K39])" office:value-type="float" office:value="1.20673769836179" calcext:value-type="float">
            <text:p>1,21</text:p>
          </table:table-cell>
          <table:table-cell table:formula="of:=MIN([.B39:.K39])" office:value-type="float" office:value="1" calcext:value-type="float">
            <text:p>1,00</text:p>
          </table:table-cell>
          <table:table-cell table:formula="of:=MAX([.B39:.K39])" office:value-type="float" office:value="1.79444322872256" calcext:value-type="float">
            <text:p>1,79</text:p>
          </table:table-cell>
          <table:table-cell table:style-name="ce2" table:formula="of:=[.N39]/[.M39]" office:value-type="float" office:value="1.79444322872256" calcext:value-type="float">
            <text:p>1,79</text:p>
          </table:table-cell>
          <table:table-cell/>
          <table:table-cell table:formula="of:=[.K39]/[.F39]" office:value-type="float" office:value="0.8463564158131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5" table:formula="of:=[$results_3_raw.B37]/[$results_3_raw.$M37]" office:value-type="float" office:value="1.11885998886108" calcext:value-type="float">
            <text:p>1,12</text:p>
          </table:table-cell>
          <table:table-cell table:style-name="ce15" table:formula="of:=[$results_3_raw.C37]/[$results_3_raw.$M37]" office:value-type="float" office:value="1" calcext:value-type="float">
            <text:p>1,00</text:p>
          </table:table-cell>
          <table:table-cell table:style-name="ce15" table:formula="of:=[$results_3_raw.D37]/[$results_3_raw.$M37]" office:value-type="float" office:value="1.1165681874924" calcext:value-type="float">
            <text:p>1,12</text:p>
          </table:table-cell>
          <table:table-cell table:style-name="ce15" table:formula="of:=[$results_3_raw.E37]/[$results_3_raw.$M37]" office:value-type="float" office:value="1.03348078535808" calcext:value-type="float">
            <text:p>1,03</text:p>
          </table:table-cell>
          <table:table-cell table:style-name="ce15" table:formula="of:=[$results_3_raw.F37]/[$results_3_raw.$M37]" office:value-type="float" office:value="1.23288670947257" calcext:value-type="float">
            <text:p>1,23</text:p>
          </table:table-cell>
          <table:table-cell table:style-name="ce15" table:formula="of:=[$results_3_raw.G37]/[$results_3_raw.$M37]" office:value-type="float" office:value="1.05636679064587" calcext:value-type="float">
            <text:p>1,06</text:p>
          </table:table-cell>
          <table:table-cell table:style-name="ce15" table:formula="of:=[$results_3_raw.H37]/[$results_3_raw.$M37]" office:value-type="float" office:value="1.24722647222631" calcext:value-type="float">
            <text:p>1,25</text:p>
          </table:table-cell>
          <table:table-cell table:style-name="ce15" table:formula="of:=[$results_3_raw.I37]/[$results_3_raw.$M37]" office:value-type="float" office:value="1.12092773143673" calcext:value-type="float">
            <text:p>1,12</text:p>
          </table:table-cell>
          <table:table-cell table:style-name="ce15" table:formula="of:=[$results_3_raw.J37]/[$results_3_raw.$M37]" office:value-type="float" office:value="1.18772285847806" calcext:value-type="float">
            <text:p>1,19</text:p>
          </table:table-cell>
          <table:table-cell table:style-name="ce15" table:formula="of:=[$results_3_raw.K37]/[$results_3_raw.$M37]" office:value-type="float" office:value="1.05471515725726" calcext:value-type="float">
            <text:p>1,05</text:p>
          </table:table-cell>
          <table:table-cell table:formula="of:=MEDIAN([.B40:.K40])" office:value-type="float" office:value="1.11771408817674" calcext:value-type="float">
            <text:p>1,12</text:p>
          </table:table-cell>
          <table:table-cell table:formula="of:=MIN([.B40:.K40])" office:value-type="float" office:value="1" calcext:value-type="float">
            <text:p>1,00</text:p>
          </table:table-cell>
          <table:table-cell table:formula="of:=MAX([.B40:.K40])" office:value-type="float" office:value="1.24722647222631" calcext:value-type="float">
            <text:p>1,25</text:p>
          </table:table-cell>
          <table:table-cell table:style-name="ce2" table:formula="of:=[.N40]/[.M40]" office:value-type="float" office:value="1.24722647222631" calcext:value-type="float">
            <text:p>1,25</text:p>
          </table:table-cell>
          <table:table-cell/>
          <table:table-cell table:formula="of:=[.K40]/[.F40]" office:value-type="float" office:value="0.855484246162793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5" table:formula="of:=[$results_3_raw.B38]/[$results_3_raw.$M38]" office:value-type="float" office:value="1.00385634862157" calcext:value-type="float">
            <text:p>1,00</text:p>
          </table:table-cell>
          <table:table-cell table:style-name="ce15" table:formula="of:=[$results_3_raw.C38]/[$results_3_raw.$M38]" office:value-type="float" office:value="1" calcext:value-type="float">
            <text:p>1,00</text:p>
          </table:table-cell>
          <table:table-cell table:style-name="ce15" table:formula="of:=[$results_3_raw.D38]/[$results_3_raw.$M38]" office:value-type="float" office:value="1.03826684401405" calcext:value-type="float">
            <text:p>1,04</text:p>
          </table:table-cell>
          <table:table-cell table:style-name="ce15" table:formula="of:=[$results_3_raw.E38]/[$results_3_raw.$M38]" office:value-type="float" office:value="1.00814330689071" calcext:value-type="float">
            <text:p>1,01</text:p>
          </table:table-cell>
          <table:table-cell table:style-name="ce15" table:formula="of:=[$results_3_raw.F38]/[$results_3_raw.$M38]" office:value-type="float" office:value="1.31116810043731" calcext:value-type="float">
            <text:p>1,31</text:p>
          </table:table-cell>
          <table:table-cell table:style-name="ce15" table:formula="of:=[$results_3_raw.G38]/[$results_3_raw.$M38]" office:value-type="float" office:value="1.22726620288413" calcext:value-type="float">
            <text:p>1,23</text:p>
          </table:table-cell>
          <table:table-cell table:style-name="ce15" table:formula="of:=[$results_3_raw.H38]/[$results_3_raw.$M38]" office:value-type="float" office:value="1.61318813813958" calcext:value-type="float">
            <text:p>1,61</text:p>
          </table:table-cell>
          <table:table-cell table:style-name="ce15" table:formula="of:=[$results_3_raw.I38]/[$results_3_raw.$M38]" office:value-type="float" office:value="1.48951704735749" calcext:value-type="float">
            <text:p>1,49</text:p>
          </table:table-cell>
          <table:table-cell table:style-name="ce15" table:formula="of:=[$results_3_raw.J38]/[$results_3_raw.$M38]" office:value-type="float" office:value="1.35405682133527" calcext:value-type="float">
            <text:p>1,35</text:p>
          </table:table-cell>
          <table:table-cell table:style-name="ce15" table:formula="of:=[$results_3_raw.K38]/[$results_3_raw.$M38]" office:value-type="float" office:value="1.22812742217927" calcext:value-type="float">
            <text:p>1,23</text:p>
          </table:table-cell>
          <table:table-cell table:formula="of:=MEDIAN([.B41:.K41])" office:value-type="float" office:value="1.2276968125317" calcext:value-type="float">
            <text:p>1,23</text:p>
          </table:table-cell>
          <table:table-cell table:formula="of:=MIN([.B41:.K41])" office:value-type="float" office:value="1" calcext:value-type="float">
            <text:p>1,00</text:p>
          </table:table-cell>
          <table:table-cell table:formula="of:=MAX([.B41:.K41])" office:value-type="float" office:value="1.61318813813958" calcext:value-type="float">
            <text:p>1,61</text:p>
          </table:table-cell>
          <table:table-cell table:style-name="ce2" table:formula="of:=[.N41]/[.M41]" office:value-type="float" office:value="1.61318813813958" calcext:value-type="float">
            <text:p>1,61</text:p>
          </table:table-cell>
          <table:table-cell/>
          <table:table-cell table:formula="of:=[.K41]/[.F41]" office:value-type="float" office:value="0.936666642339495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5" table:formula="of:=[$results_3_raw.B39]/[$results_3_raw.$M39]" office:value-type="float" office:value="1.06624260168081" calcext:value-type="float">
            <text:p>1,07</text:p>
          </table:table-cell>
          <table:table-cell table:style-name="ce15" table:formula="of:=[$results_3_raw.C39]/[$results_3_raw.$M39]" office:value-type="float" office:value="1" calcext:value-type="float">
            <text:p>1,00</text:p>
          </table:table-cell>
          <table:table-cell table:style-name="ce15" table:formula="of:=[$results_3_raw.D39]/[$results_3_raw.$M39]" office:value-type="float" office:value="1.01034184973777" calcext:value-type="float">
            <text:p>1,01</text:p>
          </table:table-cell>
          <table:table-cell table:style-name="ce15" table:formula="of:=[$results_3_raw.E39]/[$results_3_raw.$M39]" office:value-type="float" office:value="1.04724392863913" calcext:value-type="float">
            <text:p>1,05</text:p>
          </table:table-cell>
          <table:table-cell table:style-name="ce15" table:formula="of:=[$results_3_raw.F39]/[$results_3_raw.$M39]" office:value-type="float" office:value="1.35115248787132" calcext:value-type="float">
            <text:p>1,35</text:p>
          </table:table-cell>
          <table:table-cell table:style-name="ce15" table:formula="of:=[$results_3_raw.G39]/[$results_3_raw.$M39]" office:value-type="float" office:value="1.12334393495798" calcext:value-type="float">
            <text:p>1,12</text:p>
          </table:table-cell>
          <table:table-cell table:style-name="ce15" table:formula="of:=[$results_3_raw.H39]/[$results_3_raw.$M39]" office:value-type="float" office:value="1.36327063630811" calcext:value-type="float">
            <text:p>1,36</text:p>
          </table:table-cell>
          <table:table-cell table:style-name="ce15" table:formula="of:=[$results_3_raw.I39]/[$results_3_raw.$M39]" office:value-type="float" office:value="1.36727257408851" calcext:value-type="float">
            <text:p>1,37</text:p>
          </table:table-cell>
          <table:table-cell table:style-name="ce15" table:formula="of:=[$results_3_raw.J39]/[$results_3_raw.$M39]" office:value-type="float" office:value="1.29882539615674" calcext:value-type="float">
            <text:p>1,30</text:p>
          </table:table-cell>
          <table:table-cell table:style-name="ce15" table:formula="of:=[$results_3_raw.K39]/[$results_3_raw.$M39]" office:value-type="float" office:value="1.12304203438858" calcext:value-type="float">
            <text:p>1,12</text:p>
          </table:table-cell>
          <table:table-cell table:formula="of:=MEDIAN([.B42:.K42])" office:value-type="float" office:value="1.12319298467328" calcext:value-type="float">
            <text:p>1,12</text:p>
          </table:table-cell>
          <table:table-cell table:formula="of:=MIN([.B42:.K42])" office:value-type="float" office:value="1" calcext:value-type="float">
            <text:p>1,00</text:p>
          </table:table-cell>
          <table:table-cell table:formula="of:=MAX([.B42:.K42])" office:value-type="float" office:value="1.36727257408851" calcext:value-type="float">
            <text:p>1,37</text:p>
          </table:table-cell>
          <table:table-cell table:style-name="ce2" table:formula="of:=[.N42]/[.M42]" office:value-type="float" office:value="1.36727257408851" calcext:value-type="float">
            <text:p>1,37</text:p>
          </table:table-cell>
          <table:table-cell/>
          <table:table-cell table:formula="of:=[.K42]/[.F42]" office:value-type="float" office:value="0.831173420076281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5" table:formula="of:=[$results_3_raw.B40]/[$results_3_raw.$M40]" office:value-type="float" office:value="1.49616800661207" calcext:value-type="float">
            <text:p>1,50</text:p>
          </table:table-cell>
          <table:table-cell table:style-name="ce15" table:formula="of:=[$results_3_raw.C40]/[$results_3_raw.$M40]" office:value-type="float" office:value="1.03804756180029" calcext:value-type="float">
            <text:p>1,04</text:p>
          </table:table-cell>
          <table:table-cell table:style-name="ce15" table:formula="of:=[$results_3_raw.D40]/[$results_3_raw.$M40]" office:value-type="float" office:value="1" calcext:value-type="float">
            <text:p>1,00</text:p>
          </table:table-cell>
          <table:table-cell table:style-name="ce15" table:formula="of:=[$results_3_raw.E40]/[$results_3_raw.$M40]" office:value-type="float" office:value="1.16565857690285" calcext:value-type="float">
            <text:p>1,17</text:p>
          </table:table-cell>
          <table:table-cell table:style-name="ce15" table:formula="of:=[$results_3_raw.F40]/[$results_3_raw.$M40]" office:value-type="float" office:value="1.2624727627921" calcext:value-type="float">
            <text:p>1,26</text:p>
          </table:table-cell>
          <table:table-cell table:style-name="ce15" table:formula="of:=[$results_3_raw.G40]/[$results_3_raw.$M40]" office:value-type="float" office:value="1.21018671575626" calcext:value-type="float">
            <text:p>1,21</text:p>
          </table:table-cell>
          <table:table-cell table:style-name="ce15" table:formula="of:=[$results_3_raw.H40]/[$results_3_raw.$M40]" office:value-type="float" office:value="1.52255992185739" calcext:value-type="float">
            <text:p>1,52</text:p>
          </table:table-cell>
          <table:table-cell table:style-name="ce15" table:formula="of:=[$results_3_raw.I40]/[$results_3_raw.$M40]" office:value-type="float" office:value="1.52692726726275" calcext:value-type="float">
            <text:p>1,53</text:p>
          </table:table-cell>
          <table:table-cell table:style-name="ce15" table:formula="of:=[$results_3_raw.J40]/[$results_3_raw.$M40]" office:value-type="float" office:value="1.22941242768052" calcext:value-type="float">
            <text:p>1,23</text:p>
          </table:table-cell>
          <table:table-cell table:style-name="ce15" table:formula="of:=[$results_3_raw.K40]/[$results_3_raw.$M40]" office:value-type="float" office:value="1.20654256518146" calcext:value-type="float">
            <text:p>1,21</text:p>
          </table:table-cell>
          <table:table-cell table:formula="of:=MEDIAN([.B43:.K43])" office:value-type="float" office:value="1.21979957171839" calcext:value-type="float">
            <text:p>1,22</text:p>
          </table:table-cell>
          <table:table-cell table:formula="of:=MIN([.B43:.K43])" office:value-type="float" office:value="1" calcext:value-type="float">
            <text:p>1,00</text:p>
          </table:table-cell>
          <table:table-cell table:formula="of:=MAX([.B43:.K43])" office:value-type="float" office:value="1.52692726726275" calcext:value-type="float">
            <text:p>1,53</text:p>
          </table:table-cell>
          <table:table-cell table:style-name="ce2" table:formula="of:=[.N43]/[.M43]" office:value-type="float" office:value="1.52692726726275" calcext:value-type="float">
            <text:p>1,53</text:p>
          </table:table-cell>
          <table:table-cell/>
          <table:table-cell table:formula="of:=[.K43]/[.F43]" office:value-type="float" office:value="0.955697897603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table:formula="of:=[$results_3_raw.B41]/[$results_3_raw.$M41]" office:value-type="float" office:value="1.04141018058081" calcext:value-type="float">
            <text:p>1,04</text:p>
          </table:table-cell>
          <table:table-cell table:style-name="ce15" table:formula="of:=[$results_3_raw.C41]/[$results_3_raw.$M41]" office:value-type="float" office:value="1" calcext:value-type="float">
            <text:p>1,00</text:p>
          </table:table-cell>
          <table:table-cell table:style-name="ce15" table:formula="of:=[$results_3_raw.D41]/[$results_3_raw.$M41]" office:value-type="float" office:value="1.06019116884634" calcext:value-type="float">
            <text:p>1,06</text:p>
          </table:table-cell>
          <table:table-cell table:style-name="ce15" table:formula="of:=[$results_3_raw.E41]/[$results_3_raw.$M41]" office:value-type="float" office:value="1.09402907694217" calcext:value-type="float">
            <text:p>1,09</text:p>
          </table:table-cell>
          <table:table-cell table:style-name="ce15" table:formula="of:=[$results_3_raw.F41]/[$results_3_raw.$M41]" office:value-type="float" office:value="1.3820164005053" calcext:value-type="float">
            <text:p>1,38</text:p>
          </table:table-cell>
          <table:table-cell table:style-name="ce15" table:formula="of:=[$results_3_raw.G41]/[$results_3_raw.$M41]" office:value-type="float" office:value="1.16883903992055" calcext:value-type="float">
            <text:p>1,17</text:p>
          </table:table-cell>
          <table:table-cell table:style-name="ce15" table:formula="of:=[$results_3_raw.H41]/[$results_3_raw.$M41]" office:value-type="float" office:value="1.55958144391626" calcext:value-type="float">
            <text:p>1,56</text:p>
          </table:table-cell>
          <table:table-cell table:style-name="ce15" table:formula="of:=[$results_3_raw.I41]/[$results_3_raw.$M41]" office:value-type="float" office:value="1.51346141207913" calcext:value-type="float">
            <text:p>1,51</text:p>
          </table:table-cell>
          <table:table-cell table:style-name="ce15" table:formula="of:=[$results_3_raw.J41]/[$results_3_raw.$M41]" office:value-type="float" office:value="1.4088515995239" calcext:value-type="float">
            <text:p>1,41</text:p>
          </table:table-cell>
          <table:table-cell table:style-name="ce15" table:formula="of:=[$results_3_raw.K41]/[$results_3_raw.$M41]" office:value-type="float" office:value="1.16715955807721" calcext:value-type="float">
            <text:p>1,17</text:p>
          </table:table-cell>
          <table:table-cell table:formula="of:=MEDIAN([.B44:.K44])" office:value-type="float" office:value="1.16799929899888" calcext:value-type="float">
            <text:p>1,17</text:p>
          </table:table-cell>
          <table:table-cell table:formula="of:=MIN([.B44:.K44])" office:value-type="float" office:value="1" calcext:value-type="float">
            <text:p>1,00</text:p>
          </table:table-cell>
          <table:table-cell table:formula="of:=MAX([.B44:.K44])" office:value-type="float" office:value="1.55958144391626" calcext:value-type="float">
            <text:p>1,56</text:p>
          </table:table-cell>
          <table:table-cell table:style-name="ce2" table:formula="of:=[.N44]/[.M44]" office:value-type="float" office:value="1.55958144391626" calcext:value-type="float">
            <text:p>1,56</text:p>
          </table:table-cell>
          <table:table-cell/>
          <table:table-cell table:formula="of:=[.K44]/[.F44]" office:value-type="float" office:value="0.844533796885815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5" table:formula="of:=[$results_3_raw.B42]/[$results_3_raw.$M42]" office:value-type="float" office:value="1" calcext:value-type="float">
            <text:p>1,00</text:p>
          </table:table-cell>
          <table:table-cell table:style-name="ce15" table:formula="of:=[$results_3_raw.C42]/[$results_3_raw.$M42]" office:value-type="float" office:value="1.11162463729097" calcext:value-type="float">
            <text:p>1,11</text:p>
          </table:table-cell>
          <table:table-cell table:style-name="ce15" table:formula="of:=[$results_3_raw.D42]/[$results_3_raw.$M42]" office:value-type="float" office:value="1.08073828113315" calcext:value-type="float">
            <text:p>1,08</text:p>
          </table:table-cell>
          <table:table-cell table:style-name="ce15" table:formula="of:=[$results_3_raw.E42]/[$results_3_raw.$M42]" office:value-type="float" office:value="1.11400281192976" calcext:value-type="float">
            <text:p>1,11</text:p>
          </table:table-cell>
          <table:table-cell table:style-name="ce15" table:formula="of:=[$results_3_raw.F42]/[$results_3_raw.$M42]" office:value-type="float" office:value="1.41496156032188" calcext:value-type="float">
            <text:p>1,41</text:p>
          </table:table-cell>
          <table:table-cell table:style-name="ce15" table:formula="of:=[$results_3_raw.G42]/[$results_3_raw.$M42]" office:value-type="float" office:value="1.19404558915911" calcext:value-type="float">
            <text:p>1,19</text:p>
          </table:table-cell>
          <table:table-cell table:style-name="ce15" table:formula="of:=[$results_3_raw.H42]/[$results_3_raw.$M42]" office:value-type="float" office:value="1.55228244937031" calcext:value-type="float">
            <text:p>1,55</text:p>
          </table:table-cell>
          <table:table-cell table:style-name="ce15" table:formula="of:=[$results_3_raw.I42]/[$results_3_raw.$M42]" office:value-type="float" office:value="1.60077328068444" calcext:value-type="float">
            <text:p>1,60</text:p>
          </table:table-cell>
          <table:table-cell table:style-name="ce15" table:formula="of:=[$results_3_raw.J42]/[$results_3_raw.$M42]" office:value-type="float" office:value="1.44450177989171" calcext:value-type="float">
            <text:p>1,44</text:p>
          </table:table-cell>
          <table:table-cell table:style-name="ce15" table:formula="of:=[$results_3_raw.K42]/[$results_3_raw.$M42]" office:value-type="float" office:value="1.1964237637979" calcext:value-type="float">
            <text:p>1,20</text:p>
          </table:table-cell>
          <table:table-cell table:formula="of:=MEDIAN([.B45:.K45])" office:value-type="float" office:value="1.19523467647851" calcext:value-type="float">
            <text:p>1,20</text:p>
          </table:table-cell>
          <table:table-cell table:formula="of:=MIN([.B45:.K45])" office:value-type="float" office:value="1" calcext:value-type="float">
            <text:p>1,00</text:p>
          </table:table-cell>
          <table:table-cell table:formula="of:=MAX([.B45:.K45])" office:value-type="float" office:value="1.60077328068444" calcext:value-type="float">
            <text:p>1,60</text:p>
          </table:table-cell>
          <table:table-cell table:style-name="ce2" table:formula="of:=[.N45]/[.M45]" office:value-type="float" office:value="1.60077328068444" calcext:value-type="float">
            <text:p>1,60</text:p>
          </table:table-cell>
          <table:table-cell/>
          <table:table-cell table:formula="of:=[.K45]/[.F45]" office:value-type="float" office:value="0.845552131837233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5" table:formula="of:=[$results_3_raw.B43]/[$results_3_raw.$M43]" office:value-type="float" office:value="1" calcext:value-type="float">
            <text:p>1,00</text:p>
          </table:table-cell>
          <table:table-cell table:style-name="ce15" table:formula="of:=[$results_3_raw.C43]/[$results_3_raw.$M43]" office:value-type="float" office:value="1.46949138257975" calcext:value-type="float">
            <text:p>1,47</text:p>
          </table:table-cell>
          <table:table-cell table:style-name="ce15" table:formula="of:=[$results_3_raw.D43]/[$results_3_raw.$M43]" office:value-type="float" office:value="1.02788195468656" calcext:value-type="float">
            <text:p>1,03</text:p>
          </table:table-cell>
          <table:table-cell table:style-name="ce15" table:formula="of:=[$results_3_raw.E43]/[$results_3_raw.$M43]" office:value-type="float" office:value="1.06193726911354" calcext:value-type="float">
            <text:p>1,06</text:p>
          </table:table-cell>
          <table:table-cell table:style-name="ce15" table:formula="of:=[$results_3_raw.F43]/[$results_3_raw.$M43]" office:value-type="float" office:value="1.32465972778223" calcext:value-type="float">
            <text:p>1,32</text:p>
          </table:table-cell>
          <table:table-cell table:style-name="ce15" table:formula="of:=[$results_3_raw.G43]/[$results_3_raw.$M43]" office:value-type="float" office:value="1.12824294523338" calcext:value-type="float">
            <text:p>1,13</text:p>
          </table:table-cell>
          <table:table-cell table:style-name="ce15" table:formula="of:=[$results_3_raw.H43]/[$results_3_raw.$M43]" office:value-type="float" office:value="1.5286615257118" calcext:value-type="float">
            <text:p>1,53</text:p>
          </table:table-cell>
          <table:table-cell table:style-name="ce15" table:formula="of:=[$results_3_raw.I43]/[$results_3_raw.$M43]" office:value-type="float" office:value="1.36703748964084" calcext:value-type="float">
            <text:p>1,37</text:p>
          </table:table-cell>
          <table:table-cell table:style-name="ce15" table:formula="of:=[$results_3_raw.J43]/[$results_3_raw.$M43]" office:value-type="float" office:value="1.35096849409352" calcext:value-type="float">
            <text:p>1,35</text:p>
          </table:table-cell>
          <table:table-cell table:style-name="ce15" table:formula="of:=[$results_3_raw.K43]/[$results_3_raw.$M43]" office:value-type="float" office:value="1.12511763797003" calcext:value-type="float">
            <text:p>1,13</text:p>
          </table:table-cell>
          <table:table-cell table:formula="of:=MEDIAN([.B46:.K46])" office:value-type="float" office:value="1.2264513365078" calcext:value-type="float">
            <text:p>1,23</text:p>
          </table:table-cell>
          <table:table-cell table:formula="of:=MIN([.B46:.K46])" office:value-type="float" office:value="1" calcext:value-type="float">
            <text:p>1,00</text:p>
          </table:table-cell>
          <table:table-cell table:formula="of:=MAX([.B46:.K46])" office:value-type="float" office:value="1.5286615257118" calcext:value-type="float">
            <text:p>1,53</text:p>
          </table:table-cell>
          <table:table-cell table:style-name="ce2" table:formula="of:=[.N46]/[.M46]" office:value-type="float" office:value="1.5286615257118" calcext:value-type="float">
            <text:p>1,53</text:p>
          </table:table-cell>
          <table:table-cell/>
          <table:table-cell table:formula="of:=[.K46]/[.F46]" office:value-type="float" office:value="0.849363511528898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5" table:formula="of:=[$results_3_raw.B44]/[$results_3_raw.$M44]" office:value-type="float" office:value="1" calcext:value-type="float">
            <text:p>1,00</text:p>
          </table:table-cell>
          <table:table-cell table:style-name="ce15" table:formula="of:=[$results_3_raw.C44]/[$results_3_raw.$M44]" office:value-type="float" office:value="1.11525812275721" calcext:value-type="float">
            <text:p>1,12</text:p>
          </table:table-cell>
          <table:table-cell table:style-name="ce15" table:formula="of:=[$results_3_raw.D44]/[$results_3_raw.$M44]" office:value-type="float" office:value="1.08034731014436" calcext:value-type="float">
            <text:p>1,08</text:p>
          </table:table-cell>
          <table:table-cell table:style-name="ce15" table:formula="of:=[$results_3_raw.E44]/[$results_3_raw.$M44]" office:value-type="float" office:value="1.1157600593334" calcext:value-type="float">
            <text:p>1,12</text:p>
          </table:table-cell>
          <table:table-cell table:style-name="ce15" table:formula="of:=[$results_3_raw.F44]/[$results_3_raw.$M44]" office:value-type="float" office:value="1.41416509967561" calcext:value-type="float">
            <text:p>1,41</text:p>
          </table:table-cell>
          <table:table-cell table:style-name="ce15" table:formula="of:=[$results_3_raw.G44]/[$results_3_raw.$M44]" office:value-type="float" office:value="1.2030370908655" calcext:value-type="float">
            <text:p>1,20</text:p>
          </table:table-cell>
          <table:table-cell table:style-name="ce15" table:formula="of:=[$results_3_raw.H44]/[$results_3_raw.$M44]" office:value-type="float" office:value="1.54861667777919" calcext:value-type="float">
            <text:p>1,55</text:p>
          </table:table-cell>
          <table:table-cell table:style-name="ce15" table:formula="of:=[$results_3_raw.I44]/[$results_3_raw.$M44]" office:value-type="float" office:value="1.50339743637767" calcext:value-type="float">
            <text:p>1,50</text:p>
          </table:table-cell>
          <table:table-cell table:style-name="ce15" table:formula="of:=[$results_3_raw.J44]/[$results_3_raw.$M44]" office:value-type="float" office:value="1.44158432159901" calcext:value-type="float">
            <text:p>1,44</text:p>
          </table:table-cell>
          <table:table-cell table:style-name="ce15" table:formula="of:=[$results_3_raw.K44]/[$results_3_raw.$M44]" office:value-type="float" office:value="1.19795779237806" calcext:value-type="float">
            <text:p>1,20</text:p>
          </table:table-cell>
          <table:table-cell table:formula="of:=MEDIAN([.B47:.K47])" office:value-type="float" office:value="1.20049744162178" calcext:value-type="float">
            <text:p>1,20</text:p>
          </table:table-cell>
          <table:table-cell table:formula="of:=MIN([.B47:.K47])" office:value-type="float" office:value="1" calcext:value-type="float">
            <text:p>1,00</text:p>
          </table:table-cell>
          <table:table-cell table:formula="of:=MAX([.B47:.K47])" office:value-type="float" office:value="1.54861667777919" calcext:value-type="float">
            <text:p>1,55</text:p>
          </table:table-cell>
          <table:table-cell table:style-name="ce2" table:formula="of:=[.N47]/[.M47]" office:value-type="float" office:value="1.54861667777919" calcext:value-type="float">
            <text:p>1,55</text:p>
          </table:table-cell>
          <table:table-cell/>
          <table:table-cell table:formula="of:=[.K47]/[.F47]" office:value-type="float" office:value="0.84711310769361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5" table:formula="of:=[$results_3_raw.B45]/[$results_3_raw.$M45]" office:value-type="float" office:value="1" calcext:value-type="float">
            <text:p>1,00</text:p>
          </table:table-cell>
          <table:table-cell table:style-name="ce15" table:formula="of:=[$results_3_raw.C45]/[$results_3_raw.$M45]" office:value-type="float" office:value="1.04298142192394" calcext:value-type="float">
            <text:p>1,04</text:p>
          </table:table-cell>
          <table:table-cell table:style-name="ce15" table:formula="of:=[$results_3_raw.D45]/[$results_3_raw.$M45]" office:value-type="float" office:value="1.00586015166631" calcext:value-type="float">
            <text:p>1,01</text:p>
          </table:table-cell>
          <table:table-cell table:style-name="ce15" table:formula="of:=[$results_3_raw.E45]/[$results_3_raw.$M45]" office:value-type="float" office:value="1.03903977229125" calcext:value-type="float">
            <text:p>1,04</text:p>
          </table:table-cell>
          <table:table-cell table:style-name="ce15" table:formula="of:=[$results_3_raw.F45]/[$results_3_raw.$M45]" office:value-type="float" office:value="1.31346230317913" calcext:value-type="float">
            <text:p>1,31</text:p>
          </table:table-cell>
          <table:table-cell table:style-name="ce15" table:formula="of:=[$results_3_raw.G45]/[$results_3_raw.$M45]" office:value-type="float" office:value="1.11410552458822" calcext:value-type="float">
            <text:p>1,11</text:p>
          </table:table-cell>
          <table:table-cell table:style-name="ce15" table:formula="of:=[$results_3_raw.H45]/[$results_3_raw.$M45]" office:value-type="float" office:value="1.4928038732812" calcext:value-type="float">
            <text:p>1,49</text:p>
          </table:table-cell>
          <table:table-cell table:style-name="ce15" table:formula="of:=[$results_3_raw.I45]/[$results_3_raw.$M45]" office:value-type="float" office:value="1.45545935915056" calcext:value-type="float">
            <text:p>1,46</text:p>
          </table:table-cell>
          <table:table-cell table:style-name="ce15" table:formula="of:=[$results_3_raw.J45]/[$results_3_raw.$M45]" office:value-type="float" office:value="1.34373975345505" calcext:value-type="float">
            <text:p>1,34</text:p>
          </table:table-cell>
          <table:table-cell table:style-name="ce15" table:formula="of:=[$results_3_raw.K45]/[$results_3_raw.$M45]" office:value-type="float" office:value="1.11246607739586" calcext:value-type="float">
            <text:p>1,11</text:p>
          </table:table-cell>
          <table:table-cell table:formula="of:=MEDIAN([.B48:.K48])" office:value-type="float" office:value="1.11328580099204" calcext:value-type="float">
            <text:p>1,11</text:p>
          </table:table-cell>
          <table:table-cell table:formula="of:=MIN([.B48:.K48])" office:value-type="float" office:value="1" calcext:value-type="float">
            <text:p>1,00</text:p>
          </table:table-cell>
          <table:table-cell table:formula="of:=MAX([.B48:.K48])" office:value-type="float" office:value="1.4928038732812" calcext:value-type="float">
            <text:p>1,49</text:p>
          </table:table-cell>
          <table:table-cell table:style-name="ce2" table:formula="of:=[.N48]/[.M48]" office:value-type="float" office:value="1.4928038732812" calcext:value-type="float">
            <text:p>1,49</text:p>
          </table:table-cell>
          <table:table-cell/>
          <table:table-cell table:formula="of:=[.K48]/[.F48]" office:value-type="float" office:value="0.84697221587800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5" table:formula="of:=[$results_3_raw.B46]/[$results_3_raw.$M46]" office:value-type="float" office:value="1.50393715673949" calcext:value-type="float">
            <text:p>1,50</text:p>
          </table:table-cell>
          <table:table-cell table:style-name="ce15" table:formula="of:=[$results_3_raw.C46]/[$results_3_raw.$M46]" office:value-type="float" office:value="1.04320946808209" calcext:value-type="float">
            <text:p>1,04</text:p>
          </table:table-cell>
          <table:table-cell table:style-name="ce15" table:formula="of:=[$results_3_raw.D46]/[$results_3_raw.$M46]" office:value-type="float" office:value="1" calcext:value-type="float">
            <text:p>1,00</text:p>
          </table:table-cell>
          <table:table-cell table:style-name="ce15" table:formula="of:=[$results_3_raw.E46]/[$results_3_raw.$M46]" office:value-type="float" office:value="1.16101222267386" calcext:value-type="float">
            <text:p>1,16</text:p>
          </table:table-cell>
          <table:table-cell table:style-name="ce15" table:formula="of:=[$results_3_raw.F46]/[$results_3_raw.$M46]" office:value-type="float" office:value="1.27604526075983" calcext:value-type="float">
            <text:p>1,28</text:p>
          </table:table-cell>
          <table:table-cell table:style-name="ce15" table:formula="of:=[$results_3_raw.G46]/[$results_3_raw.$M46]" office:value-type="float" office:value="1.25076805278531" calcext:value-type="float">
            <text:p>1,25</text:p>
          </table:table-cell>
          <table:table-cell table:style-name="ce15" table:formula="of:=[$results_3_raw.H46]/[$results_3_raw.$M46]" office:value-type="float" office:value="1.72309452012062" calcext:value-type="float">
            <text:p>1,72</text:p>
          </table:table-cell>
          <table:table-cell table:style-name="ce15" table:formula="of:=[$results_3_raw.I46]/[$results_3_raw.$M46]" office:value-type="float" office:value="1.70904742548706" calcext:value-type="float">
            <text:p>1,71</text:p>
          </table:table-cell>
          <table:table-cell table:style-name="ce15" table:formula="of:=[$results_3_raw.J46]/[$results_3_raw.$M46]" office:value-type="float" office:value="1.32056868991464" calcext:value-type="float">
            <text:p>1,32</text:p>
          </table:table-cell>
          <table:table-cell table:style-name="ce15" table:formula="of:=[$results_3_raw.K46]/[$results_3_raw.$M46]" office:value-type="float" office:value="1.21485626778338" calcext:value-type="float">
            <text:p>1,21</text:p>
          </table:table-cell>
          <table:table-cell table:formula="of:=MEDIAN([.B49:.K49])" office:value-type="float" office:value="1.26340665677257" calcext:value-type="float">
            <text:p>1,26</text:p>
          </table:table-cell>
          <table:table-cell table:formula="of:=MIN([.B49:.K49])" office:value-type="float" office:value="1" calcext:value-type="float">
            <text:p>1,00</text:p>
          </table:table-cell>
          <table:table-cell table:formula="of:=MAX([.B49:.K49])" office:value-type="float" office:value="1.72309452012062" calcext:value-type="float">
            <text:p>1,72</text:p>
          </table:table-cell>
          <table:table-cell table:style-name="ce2" table:formula="of:=[.N49]/[.M49]" office:value-type="float" office:value="1.72309452012062" calcext:value-type="float">
            <text:p>1,72</text:p>
          </table:table-cell>
          <table:table-cell/>
          <table:table-cell table:formula="of:=[.K49]/[.F49]" office:value-type="float" office:value="0.952047944647342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" table:formula="of:=[$results_3_raw.B47]/[$results_3_raw.$M47]" office:value-type="float" office:value="1.15444284291812" calcext:value-type="float">
            <text:p>1,15</text:p>
          </table:table-cell>
          <table:table-cell table:style-name="ce15" table:formula="of:=[$results_3_raw.C47]/[$results_3_raw.$M47]" office:value-type="float" office:value="1.02696831066825" calcext:value-type="float">
            <text:p>1,03</text:p>
          </table:table-cell>
          <table:table-cell table:style-name="ce15" table:formula="of:=[$results_3_raw.D47]/[$results_3_raw.$M47]" office:value-type="float" office:value="1" calcext:value-type="float">
            <text:p>1,00</text:p>
          </table:table-cell>
          <table:table-cell table:style-name="ce15" table:formula="of:=[$results_3_raw.E47]/[$results_3_raw.$M47]" office:value-type="float" office:value="1.03737126861774" calcext:value-type="float">
            <text:p>1,04</text:p>
          </table:table-cell>
          <table:table-cell table:style-name="ce15" table:formula="of:=[$results_3_raw.F47]/[$results_3_raw.$M47]" office:value-type="float" office:value="1.35944517557603" calcext:value-type="float">
            <text:p>1,36</text:p>
          </table:table-cell>
          <table:table-cell table:style-name="ce15" table:formula="of:=[$results_3_raw.G47]/[$results_3_raw.$M47]" office:value-type="float" office:value="1.10739974793368" calcext:value-type="float">
            <text:p>1,11</text:p>
          </table:table-cell>
          <table:table-cell table:style-name="ce15" table:formula="of:=[$results_3_raw.H47]/[$results_3_raw.$M47]" office:value-type="float" office:value="1.49572113945116" calcext:value-type="float">
            <text:p>1,50</text:p>
          </table:table-cell>
          <table:table-cell table:style-name="ce15" table:formula="of:=[$results_3_raw.I47]/[$results_3_raw.$M47]" office:value-type="float" office:value="1.67529401934365" calcext:value-type="float">
            <text:p>1,68</text:p>
          </table:table-cell>
          <table:table-cell table:style-name="ce15" table:formula="of:=[$results_3_raw.J47]/[$results_3_raw.$M47]" office:value-type="float" office:value="1.33923809125915" calcext:value-type="float">
            <text:p>1,34</text:p>
          </table:table-cell>
          <table:table-cell table:style-name="ce15" table:formula="of:=[$results_3_raw.K47]/[$results_3_raw.$M47]" office:value-type="float" office:value="1.11144534269182" calcext:value-type="float">
            <text:p>1,11</text:p>
          </table:table-cell>
          <table:table-cell table:formula="of:=MEDIAN([.B50:.K50])" office:value-type="float" office:value="1.13294409280497" calcext:value-type="float">
            <text:p>1,13</text:p>
          </table:table-cell>
          <table:table-cell table:formula="of:=MIN([.B50:.K50])" office:value-type="float" office:value="1" calcext:value-type="float">
            <text:p>1,00</text:p>
          </table:table-cell>
          <table:table-cell table:formula="of:=MAX([.B50:.K50])" office:value-type="float" office:value="1.67529401934365" calcext:value-type="float">
            <text:p>1,68</text:p>
          </table:table-cell>
          <table:table-cell table:style-name="ce2" table:formula="of:=[.N50]/[.M50]" office:value-type="float" office:value="1.67529401934365" calcext:value-type="float">
            <text:p>1,68</text:p>
          </table:table-cell>
          <table:table-cell/>
          <table:table-cell table:formula="of:=[.K50]/[.F50]" office:value-type="float" office:value="0.817572758843234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5" table:formula="of:=[$results_3_raw.B48]/[$results_3_raw.$M48]" office:value-type="float" office:value="1.04907793832549" calcext:value-type="float">
            <text:p>1,05</text:p>
          </table:table-cell>
          <table:table-cell table:style-name="ce15" table:formula="of:=[$results_3_raw.C48]/[$results_3_raw.$M48]" office:value-type="float" office:value="1.08526324836932" calcext:value-type="float">
            <text:p>1,09</text:p>
          </table:table-cell>
          <table:table-cell table:style-name="ce15" table:formula="of:=[$results_3_raw.D48]/[$results_3_raw.$M48]" office:value-type="float" office:value="1.23615474973976" calcext:value-type="float">
            <text:p>1,24</text:p>
          </table:table-cell>
          <table:table-cell table:style-name="ce15" table:formula="of:=[$results_3_raw.E48]/[$results_3_raw.$M48]" office:value-type="float" office:value="1.04113225926598" calcext:value-type="float">
            <text:p>1,04</text:p>
          </table:table-cell>
          <table:table-cell table:style-name="ce15" table:formula="of:=[$results_3_raw.F48]/[$results_3_raw.$M48]" office:value-type="float" office:value="1.26751726179675" calcext:value-type="float">
            <text:p>1,27</text:p>
          </table:table-cell>
          <table:table-cell table:style-name="ce15" table:formula="of:=[$results_3_raw.G48]/[$results_3_raw.$M48]" office:value-type="float" office:value="1.00005730057014" calcext:value-type="float">
            <text:p>1,00</text:p>
          </table:table-cell>
          <table:table-cell table:style-name="ce15" table:formula="of:=[$results_3_raw.H48]/[$results_3_raw.$M48]" office:value-type="float" office:value="1.77709123205776" calcext:value-type="float">
            <text:p>1,78</text:p>
          </table:table-cell>
          <table:table-cell table:style-name="ce15" table:formula="of:=[$results_3_raw.I48]/[$results_3_raw.$M48]" office:value-type="float" office:value="1.78805474114467" calcext:value-type="float">
            <text:p>1,79</text:p>
          </table:table-cell>
          <table:table-cell table:style-name="ce15" table:formula="of:=[$results_3_raw.J48]/[$results_3_raw.$M48]" office:value-type="float" office:value="1.2449694874464" calcext:value-type="float">
            <text:p>1,24</text:p>
          </table:table-cell>
          <table:table-cell table:style-name="ce15" table:formula="of:=[$results_3_raw.K48]/[$results_3_raw.$M48]" office:value-type="float" office:value="1" calcext:value-type="float">
            <text:p>1,00</text:p>
          </table:table-cell>
          <table:table-cell table:formula="of:=MEDIAN([.B51:.K51])" office:value-type="float" office:value="1.16070899905454" calcext:value-type="float">
            <text:p>1,16</text:p>
          </table:table-cell>
          <table:table-cell table:formula="of:=MIN([.B51:.K51])" office:value-type="float" office:value="1" calcext:value-type="float">
            <text:p>1,00</text:p>
          </table:table-cell>
          <table:table-cell table:formula="of:=MAX([.B51:.K51])" office:value-type="float" office:value="1.78805474114467" calcext:value-type="float">
            <text:p>1,79</text:p>
          </table:table-cell>
          <table:table-cell table:style-name="ce2" table:formula="of:=[.N51]/[.M51]" office:value-type="float" office:value="1.78805474114467" calcext:value-type="float">
            <text:p>1,79</text:p>
          </table:table-cell>
          <table:table-cell/>
          <table:table-cell table:formula="of:=[.K51]/[.F51]" office:value-type="float" office:value="0.788943890659494" calcext:value-type="float">
            <text:p>0,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" table:formula="of:=[$results_3_raw.B49]/[$results_3_raw.$M49]" office:value-type="float" office:value="1.1215374540185" calcext:value-type="float">
            <text:p>1,12</text:p>
          </table:table-cell>
          <table:table-cell table:style-name="ce15" table:formula="of:=[$results_3_raw.C49]/[$results_3_raw.$M49]" office:value-type="float" office:value="1.07324991639728" calcext:value-type="float">
            <text:p>1,07</text:p>
          </table:table-cell>
          <table:table-cell table:style-name="ce15" table:formula="of:=[$results_3_raw.D49]/[$results_3_raw.$M49]" office:value-type="float" office:value="1" calcext:value-type="float">
            <text:p>1,00</text:p>
          </table:table-cell>
          <table:table-cell table:style-name="ce15" table:formula="of:=[$results_3_raw.E49]/[$results_3_raw.$M49]" office:value-type="float" office:value="1.03160879500613" calcext:value-type="float">
            <text:p>1,03</text:p>
          </table:table-cell>
          <table:table-cell table:style-name="ce15" table:formula="of:=[$results_3_raw.F49]/[$results_3_raw.$M49]" office:value-type="float" office:value="1.30733753204771" calcext:value-type="float">
            <text:p>1,31</text:p>
          </table:table-cell>
          <table:table-cell table:style-name="ce15" table:formula="of:=[$results_3_raw.G49]/[$results_3_raw.$M49]" office:value-type="float" office:value="1.10752006465277" calcext:value-type="float">
            <text:p>1,11</text:p>
          </table:table-cell>
          <table:table-cell table:style-name="ce15" table:formula="of:=[$results_3_raw.H49]/[$results_3_raw.$M49]" office:value-type="float" office:value="1.80241890536172" calcext:value-type="float">
            <text:p>1,80</text:p>
          </table:table-cell>
          <table:table-cell table:style-name="ce15" table:formula="of:=[$results_3_raw.I49]/[$results_3_raw.$M49]" office:value-type="float" office:value="1.53019451566158" calcext:value-type="float">
            <text:p>1,53</text:p>
          </table:table-cell>
          <table:table-cell table:style-name="ce15" table:formula="of:=[$results_3_raw.J49]/[$results_3_raw.$M49]" office:value-type="float" office:value="1.33311503734255" calcext:value-type="float">
            <text:p>1,33</text:p>
          </table:table-cell>
          <table:table-cell table:style-name="ce15" table:formula="of:=[$results_3_raw.K49]/[$results_3_raw.$M49]" office:value-type="float" office:value="1.10377187604503" calcext:value-type="float">
            <text:p>1,10</text:p>
          </table:table-cell>
          <table:table-cell table:formula="of:=MEDIAN([.B52:.K52])" office:value-type="float" office:value="1.11452875933564" calcext:value-type="float">
            <text:p>1,11</text:p>
          </table:table-cell>
          <table:table-cell table:formula="of:=MIN([.B52:.K52])" office:value-type="float" office:value="1" calcext:value-type="float">
            <text:p>1,00</text:p>
          </table:table-cell>
          <table:table-cell table:formula="of:=MAX([.B52:.K52])" office:value-type="float" office:value="1.80241890536172" calcext:value-type="float">
            <text:p>1,80</text:p>
          </table:table-cell>
          <table:table-cell table:style-name="ce2" table:formula="of:=[.N52]/[.M52]" office:value-type="float" office:value="1.80241890536172" calcext:value-type="float">
            <text:p>1,80</text:p>
          </table:table-cell>
          <table:table-cell/>
          <table:table-cell table:formula="of:=[.K52]/[.F52]" office:value-type="float" office:value="0.844289901412204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" table:formula="of:=[$results_3_raw.B50]/[$results_3_raw.$M50]" office:value-type="float" office:value="1.08342824392144" calcext:value-type="float">
            <text:p>1,08</text:p>
          </table:table-cell>
          <table:table-cell table:style-name="ce15" table:formula="of:=[$results_3_raw.C50]/[$results_3_raw.$M50]" office:value-type="float" office:value="1.35150228152807" calcext:value-type="float">
            <text:p>1,35</text:p>
          </table:table-cell>
          <table:table-cell table:style-name="ce15" table:formula="of:=[$results_3_raw.D50]/[$results_3_raw.$M50]" office:value-type="float" office:value="1.04551299479033" calcext:value-type="float">
            <text:p>1,05</text:p>
          </table:table-cell>
          <table:table-cell table:style-name="ce15" table:formula="of:=[$results_3_raw.E50]/[$results_3_raw.$M50]" office:value-type="float" office:value="1" calcext:value-type="float">
            <text:p>1,00</text:p>
          </table:table-cell>
          <table:table-cell table:style-name="ce15" table:formula="of:=[$results_3_raw.F50]/[$results_3_raw.$M50]" office:value-type="float" office:value="1.37503031015556" calcext:value-type="float">
            <text:p>1,38</text:p>
          </table:table-cell>
          <table:table-cell table:style-name="ce15" table:formula="of:=[$results_3_raw.G50]/[$results_3_raw.$M50]" office:value-type="float" office:value="1.16600412952907" calcext:value-type="float">
            <text:p>1,17</text:p>
          </table:table-cell>
          <table:table-cell table:style-name="ce15" table:formula="of:=[$results_3_raw.H50]/[$results_3_raw.$M50]" office:value-type="float" office:value="1.72725268750046" calcext:value-type="float">
            <text:p>1,73</text:p>
          </table:table-cell>
          <table:table-cell table:style-name="ce15" table:formula="of:=[$results_3_raw.I50]/[$results_3_raw.$M50]" office:value-type="float" office:value="1.67840373861991" calcext:value-type="float">
            <text:p>1,68</text:p>
          </table:table-cell>
          <table:table-cell table:style-name="ce15" table:formula="of:=[$results_3_raw.J50]/[$results_3_raw.$M50]" office:value-type="float" office:value="1.40113010955743" calcext:value-type="float">
            <text:p>1,40</text:p>
          </table:table-cell>
          <table:table-cell table:style-name="ce15" table:formula="of:=[$results_3_raw.K50]/[$results_3_raw.$M50]" office:value-type="float" office:value="1.16354992541865" calcext:value-type="float">
            <text:p>1,16</text:p>
          </table:table-cell>
          <table:table-cell table:formula="of:=MEDIAN([.B53:.K53])" office:value-type="float" office:value="1.25875320552857" calcext:value-type="float">
            <text:p>1,26</text:p>
          </table:table-cell>
          <table:table-cell table:formula="of:=MIN([.B53:.K53])" office:value-type="float" office:value="1" calcext:value-type="float">
            <text:p>1,00</text:p>
          </table:table-cell>
          <table:table-cell table:formula="of:=MAX([.B53:.K53])" office:value-type="float" office:value="1.72725268750046" calcext:value-type="float">
            <text:p>1,73</text:p>
          </table:table-cell>
          <table:table-cell table:style-name="ce2" table:formula="of:=[.N53]/[.M53]" office:value-type="float" office:value="1.72725268750046" calcext:value-type="float">
            <text:p>1,73</text:p>
          </table:table-cell>
          <table:table-cell/>
          <table:table-cell table:formula="of:=[.K53]/[.F53]" office:value-type="float" office:value="0.84619947416796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" table:formula="of:=[$results_3_raw.B51]/[$results_3_raw.$M51]" office:value-type="float" office:value="1.22621031084876" calcext:value-type="float">
            <text:p>1,23</text:p>
          </table:table-cell>
          <table:table-cell table:style-name="ce15" table:formula="of:=[$results_3_raw.C51]/[$results_3_raw.$M51]" office:value-type="float" office:value="1.10125196363117" calcext:value-type="float">
            <text:p>1,10</text:p>
          </table:table-cell>
          <table:table-cell table:style-name="ce15" table:formula="of:=[$results_3_raw.D51]/[$results_3_raw.$M51]" office:value-type="float" office:value="1" calcext:value-type="float">
            <text:p>1,00</text:p>
          </table:table-cell>
          <table:table-cell table:style-name="ce15" table:formula="of:=[$results_3_raw.E51]/[$results_3_raw.$M51]" office:value-type="float" office:value="1.16178416718237" calcext:value-type="float">
            <text:p>1,16</text:p>
          </table:table-cell>
          <table:table-cell table:style-name="ce15" table:formula="of:=[$results_3_raw.F51]/[$results_3_raw.$M51]" office:value-type="float" office:value="1.28250583138954" calcext:value-type="float">
            <text:p>1,28</text:p>
          </table:table-cell>
          <table:table-cell table:style-name="ce15" table:formula="of:=[$results_3_raw.G51]/[$results_3_raw.$M51]" office:value-type="float" office:value="1.21622316370734" calcext:value-type="float">
            <text:p>1,22</text:p>
          </table:table-cell>
          <table:table-cell table:style-name="ce15" table:formula="of:=[$results_3_raw.H51]/[$results_3_raw.$M51]" office:value-type="float" office:value="2.02328747560337" calcext:value-type="float">
            <text:p>2,02</text:p>
          </table:table-cell>
          <table:table-cell table:style-name="ce15" table:formula="of:=[$results_3_raw.I51]/[$results_3_raw.$M51]" office:value-type="float" office:value="1.95828057314229" calcext:value-type="float">
            <text:p>1,96</text:p>
          </table:table-cell>
          <table:table-cell table:style-name="ce15" table:formula="of:=[$results_3_raw.J51]/[$results_3_raw.$M51]" office:value-type="float" office:value="1.33572618650926" calcext:value-type="float">
            <text:p>1,34</text:p>
          </table:table-cell>
          <table:table-cell table:style-name="ce15" table:formula="of:=[$results_3_raw.K51]/[$results_3_raw.$M51]" office:value-type="float" office:value="1.21304327129052" calcext:value-type="float">
            <text:p>1,21</text:p>
          </table:table-cell>
          <table:table-cell table:formula="of:=MEDIAN([.B54:.K54])" office:value-type="float" office:value="1.22121673727805" calcext:value-type="float">
            <text:p>1,22</text:p>
          </table:table-cell>
          <table:table-cell table:formula="of:=MIN([.B54:.K54])" office:value-type="float" office:value="1" calcext:value-type="float">
            <text:p>1,00</text:p>
          </table:table-cell>
          <table:table-cell table:formula="of:=MAX([.B54:.K54])" office:value-type="float" office:value="2.02328747560337" calcext:value-type="float">
            <text:p>2,02</text:p>
          </table:table-cell>
          <table:table-cell table:style-name="ce2" table:formula="of:=[.N54]/[.M54]" office:value-type="float" office:value="2.02328747560337" calcext:value-type="float">
            <text:p>2,02</text:p>
          </table:table-cell>
          <table:table-cell/>
          <table:table-cell table:formula="of:=[.K54]/[.F54]" office:value-type="float" office:value="0.945838406033792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" table:formula="of:=[$results_3_raw.B52]/[$results_3_raw.$M52]" office:value-type="float" office:value="1.07706902466517" calcext:value-type="float">
            <text:p>1,08</text:p>
          </table:table-cell>
          <table:table-cell table:style-name="ce15" table:formula="of:=[$results_3_raw.C52]/[$results_3_raw.$M52]" office:value-type="float" office:value="1.1607401650879" calcext:value-type="float">
            <text:p>1,16</text:p>
          </table:table-cell>
          <table:table-cell table:style-name="ce15" table:formula="of:=[$results_3_raw.D52]/[$results_3_raw.$M52]" office:value-type="float" office:value="1" calcext:value-type="float">
            <text:p>1,00</text:p>
          </table:table-cell>
          <table:table-cell table:style-name="ce15" table:formula="of:=[$results_3_raw.E52]/[$results_3_raw.$M52]" office:value-type="float" office:value="1.03303858352062" calcext:value-type="float">
            <text:p>1,03</text:p>
          </table:table-cell>
          <table:table-cell table:style-name="ce15" table:formula="of:=[$results_3_raw.F52]/[$results_3_raw.$M52]" office:value-type="float" office:value="1.31130060980306" calcext:value-type="float">
            <text:p>1,31</text:p>
          </table:table-cell>
          <table:table-cell table:style-name="ce15" table:formula="of:=[$results_3_raw.G52]/[$results_3_raw.$M52]" office:value-type="float" office:value="1.10948450288099" calcext:value-type="float">
            <text:p>1,11</text:p>
          </table:table-cell>
          <table:table-cell table:style-name="ce15" table:formula="of:=[$results_3_raw.H52]/[$results_3_raw.$M52]" office:value-type="float" office:value="1.61924765285333" calcext:value-type="float">
            <text:p>1,62</text:p>
          </table:table-cell>
          <table:table-cell table:style-name="ce15" table:formula="of:=[$results_3_raw.I52]/[$results_3_raw.$M52]" office:value-type="float" office:value="1.71720120700398" calcext:value-type="float">
            <text:p>1,72</text:p>
          </table:table-cell>
          <table:table-cell table:style-name="ce15" table:formula="of:=[$results_3_raw.J52]/[$results_3_raw.$M52]" office:value-type="float" office:value="1.34029951061729" calcext:value-type="float">
            <text:p>1,34</text:p>
          </table:table-cell>
          <table:table-cell table:style-name="ce15" table:formula="of:=[$results_3_raw.K52]/[$results_3_raw.$M52]" office:value-type="float" office:value="1.11320913234337" calcext:value-type="float">
            <text:p>1,11</text:p>
          </table:table-cell>
          <table:table-cell table:formula="of:=MEDIAN([.B55:.K55])" office:value-type="float" office:value="1.13697464871563" calcext:value-type="float">
            <text:p>1,14</text:p>
          </table:table-cell>
          <table:table-cell table:formula="of:=MIN([.B55:.K55])" office:value-type="float" office:value="1" calcext:value-type="float">
            <text:p>1,00</text:p>
          </table:table-cell>
          <table:table-cell table:formula="of:=MAX([.B55:.K55])" office:value-type="float" office:value="1.71720120700398" calcext:value-type="float">
            <text:p>1,72</text:p>
          </table:table-cell>
          <table:table-cell table:style-name="ce2" table:formula="of:=[.N55]/[.M55]" office:value-type="float" office:value="1.71720120700398" calcext:value-type="float">
            <text:p>1,72</text:p>
          </table:table-cell>
          <table:table-cell/>
          <table:table-cell table:formula="of:=[.K55]/[.F55]" office:value-type="float" office:value="0.8489351137498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5" table:formula="of:=[$results_3_raw.B53]/[$results_3_raw.$M53]" office:value-type="float" office:value="1.03459521138997" calcext:value-type="float">
            <text:p>1,03</text:p>
          </table:table-cell>
          <table:table-cell table:style-name="ce15" table:formula="of:=[$results_3_raw.C53]/[$results_3_raw.$M53]" office:value-type="float" office:value="1" calcext:value-type="float">
            <text:p>1,00</text:p>
          </table:table-cell>
          <table:table-cell table:style-name="ce15" table:formula="of:=[$results_3_raw.D53]/[$results_3_raw.$M53]" office:value-type="float" office:value="1.1718479522306" calcext:value-type="float">
            <text:p>1,17</text:p>
          </table:table-cell>
          <table:table-cell table:style-name="ce15" table:formula="of:=[$results_3_raw.E53]/[$results_3_raw.$M53]" office:value-type="float" office:value="1.01336220589856" calcext:value-type="float">
            <text:p>1,01</text:p>
          </table:table-cell>
          <table:table-cell table:style-name="ce15" table:formula="of:=[$results_3_raw.F53]/[$results_3_raw.$M53]" office:value-type="float" office:value="1.21567546890905" calcext:value-type="float">
            <text:p>1,22</text:p>
          </table:table-cell>
          <table:table-cell table:style-name="ce15" table:formula="of:=[$results_3_raw.G53]/[$results_3_raw.$M53]" office:value-type="float" office:value="1.03045234405897" calcext:value-type="float">
            <text:p>1,03</text:p>
          </table:table-cell>
          <table:table-cell table:style-name="ce15" table:formula="of:=[$results_3_raw.H53]/[$results_3_raw.$M53]" office:value-type="float" office:value="1.54420030990463" calcext:value-type="float">
            <text:p>1,54</text:p>
          </table:table-cell>
          <table:table-cell table:style-name="ce15" table:formula="of:=[$results_3_raw.I53]/[$results_3_raw.$M53]" office:value-type="float" office:value="1.50253175225783" calcext:value-type="float">
            <text:p>1,50</text:p>
          </table:table-cell>
          <table:table-cell table:style-name="ce15" table:formula="of:=[$results_3_raw.J53]/[$results_3_raw.$M53]" office:value-type="float" office:value="1.23984543668674" calcext:value-type="float">
            <text:p>1,24</text:p>
          </table:table-cell>
          <table:table-cell table:style-name="ce15" table:formula="of:=[$results_3_raw.K53]/[$results_3_raw.$M53]" office:value-type="float" office:value="1.02562224051971" calcext:value-type="float">
            <text:p>1,03</text:p>
          </table:table-cell>
          <table:table-cell table:formula="of:=MEDIAN([.B56:.K56])" office:value-type="float" office:value="1.10322158181028" calcext:value-type="float">
            <text:p>1,10</text:p>
          </table:table-cell>
          <table:table-cell table:formula="of:=MIN([.B56:.K56])" office:value-type="float" office:value="1" calcext:value-type="float">
            <text:p>1,00</text:p>
          </table:table-cell>
          <table:table-cell table:formula="of:=MAX([.B56:.K56])" office:value-type="float" office:value="1.54420030990463" calcext:value-type="float">
            <text:p>1,54</text:p>
          </table:table-cell>
          <table:table-cell table:style-name="ce2" table:formula="of:=[.N56]/[.M56]" office:value-type="float" office:value="1.54420030990463" calcext:value-type="float">
            <text:p>1,54</text:p>
          </table:table-cell>
          <table:table-cell/>
          <table:table-cell table:formula="of:=[.K56]/[.F56]" office:value-type="float" office:value="0.843664503191881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5" table:formula="of:=[$results_3_raw.B54]/[$results_3_raw.$M54]" office:value-type="float" office:value="1.22527216100121" calcext:value-type="float">
            <text:p>1,23</text:p>
          </table:table-cell>
          <table:table-cell table:style-name="ce15" table:formula="of:=[$results_3_raw.C54]/[$results_3_raw.$M54]" office:value-type="float" office:value="1.27360871677159" calcext:value-type="float">
            <text:p>1,27</text:p>
          </table:table-cell>
          <table:table-cell table:style-name="ce15" table:formula="of:=[$results_3_raw.D54]/[$results_3_raw.$M54]" office:value-type="float" office:value="1" calcext:value-type="float">
            <text:p>1,00</text:p>
          </table:table-cell>
          <table:table-cell table:style-name="ce15" table:formula="of:=[$results_3_raw.E54]/[$results_3_raw.$M54]" office:value-type="float" office:value="1.16357280961588" calcext:value-type="float">
            <text:p>1,16</text:p>
          </table:table-cell>
          <table:table-cell table:style-name="ce15" table:formula="of:=[$results_3_raw.F54]/[$results_3_raw.$M54]" office:value-type="float" office:value="1.28681912127475" calcext:value-type="float">
            <text:p>1,29</text:p>
          </table:table-cell>
          <table:table-cell table:style-name="ce15" table:formula="of:=[$results_3_raw.G54]/[$results_3_raw.$M54]" office:value-type="float" office:value="1.21183316983037" calcext:value-type="float">
            <text:p>1,21</text:p>
          </table:table-cell>
          <table:table-cell table:style-name="ce15" table:formula="of:=[$results_3_raw.H54]/[$results_3_raw.$M54]" office:value-type="float" office:value="1.958949644262" calcext:value-type="float">
            <text:p>1,96</text:p>
          </table:table-cell>
          <table:table-cell table:style-name="ce15" table:formula="of:=[$results_3_raw.I54]/[$results_3_raw.$M54]" office:value-type="float" office:value="1.88076347947006" calcext:value-type="float">
            <text:p>1,88</text:p>
          </table:table-cell>
          <table:table-cell table:style-name="ce15" table:formula="of:=[$results_3_raw.J54]/[$results_3_raw.$M54]" office:value-type="float" office:value="1.2424923566333" calcext:value-type="float">
            <text:p>1,24</text:p>
          </table:table-cell>
          <table:table-cell table:style-name="ce15" table:formula="of:=[$results_3_raw.K54]/[$results_3_raw.$M54]" office:value-type="float" office:value="1.21666206318516" calcext:value-type="float">
            <text:p>1,22</text:p>
          </table:table-cell>
          <table:table-cell table:formula="of:=MEDIAN([.B57:.K57])" office:value-type="float" office:value="1.23388225881725" calcext:value-type="float">
            <text:p>1,23</text:p>
          </table:table-cell>
          <table:table-cell table:formula="of:=MIN([.B57:.K57])" office:value-type="float" office:value="1" calcext:value-type="float">
            <text:p>1,00</text:p>
          </table:table-cell>
          <table:table-cell table:formula="of:=MAX([.B57:.K57])" office:value-type="float" office:value="1.958949644262" calcext:value-type="float">
            <text:p>1,96</text:p>
          </table:table-cell>
          <table:table-cell table:style-name="ce2" table:formula="of:=[.N57]/[.M57]" office:value-type="float" office:value="1.958949644262" calcext:value-type="float">
            <text:p>1,96</text:p>
          </table:table-cell>
          <table:table-cell/>
          <table:table-cell table:formula="of:=[.K57]/[.F57]" office:value-type="float" office:value="0.945480248987839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5" table:formula="of:=[$results_3_raw.B55]/[$results_3_raw.$M55]" office:value-type="float" office:value="1.17731142435305" calcext:value-type="float">
            <text:p>1,18</text:p>
          </table:table-cell>
          <table:table-cell table:style-name="ce15" table:formula="of:=[$results_3_raw.C55]/[$results_3_raw.$M55]" office:value-type="float" office:value="1.17090620615694" calcext:value-type="float">
            <text:p>1,17</text:p>
          </table:table-cell>
          <table:table-cell table:style-name="ce15" table:formula="of:=[$results_3_raw.D55]/[$results_3_raw.$M55]" office:value-type="float" office:value="1.04705484835352" calcext:value-type="float">
            <text:p>1,05</text:p>
          </table:table-cell>
          <table:table-cell table:style-name="ce15" table:formula="of:=[$results_3_raw.E55]/[$results_3_raw.$M55]" office:value-type="float" office:value="1" calcext:value-type="float">
            <text:p>1,00</text:p>
          </table:table-cell>
          <table:table-cell table:style-name="ce15" table:formula="of:=[$results_3_raw.F55]/[$results_3_raw.$M55]" office:value-type="float" office:value="1.37727616627124" calcext:value-type="float">
            <text:p>1,38</text:p>
          </table:table-cell>
          <table:table-cell table:style-name="ce15" table:formula="of:=[$results_3_raw.G55]/[$results_3_raw.$M55]" office:value-type="float" office:value="1.16747588861384" calcext:value-type="float">
            <text:p>1,17</text:p>
          </table:table-cell>
          <table:table-cell table:style-name="ce15" table:formula="of:=[$results_3_raw.H55]/[$results_3_raw.$M55]" office:value-type="float" office:value="1.68915593621225" calcext:value-type="float">
            <text:p>1,69</text:p>
          </table:table-cell>
          <table:table-cell table:style-name="ce15" table:formula="of:=[$results_3_raw.I55]/[$results_3_raw.$M55]" office:value-type="float" office:value="1.72580965043081" calcext:value-type="float">
            <text:p>1,73</text:p>
          </table:table-cell>
          <table:table-cell table:style-name="ce15" table:formula="of:=[$results_3_raw.J55]/[$results_3_raw.$M55]" office:value-type="float" office:value="1.40565157669735" calcext:value-type="float">
            <text:p>1,41</text:p>
          </table:table-cell>
          <table:table-cell table:style-name="ce15" table:formula="of:=[$results_3_raw.K55]/[$results_3_raw.$M55]" office:value-type="float" office:value="1.16453036969568" calcext:value-type="float">
            <text:p>1,16</text:p>
          </table:table-cell>
          <table:table-cell table:formula="of:=MEDIAN([.B58:.K58])" office:value-type="float" office:value="1.174108815255" calcext:value-type="float">
            <text:p>1,17</text:p>
          </table:table-cell>
          <table:table-cell table:formula="of:=MIN([.B58:.K58])" office:value-type="float" office:value="1" calcext:value-type="float">
            <text:p>1,00</text:p>
          </table:table-cell>
          <table:table-cell table:formula="of:=MAX([.B58:.K58])" office:value-type="float" office:value="1.72580965043081" calcext:value-type="float">
            <text:p>1,73</text:p>
          </table:table-cell>
          <table:table-cell table:style-name="ce2" table:formula="of:=[.N58]/[.M58]" office:value-type="float" office:value="1.72580965043081" calcext:value-type="float">
            <text:p>1,73</text:p>
          </table:table-cell>
          <table:table-cell/>
          <table:table-cell table:formula="of:=[.K58]/[.F58]" office:value-type="float" office:value="0.845531490498718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5" table:formula="of:=[$results_3_raw.B56]/[$results_3_raw.$M56]" office:value-type="float" office:value="1.01245762911814" calcext:value-type="float">
            <text:p>1,01</text:p>
          </table:table-cell>
          <table:table-cell table:style-name="ce15" table:formula="of:=[$results_3_raw.C56]/[$results_3_raw.$M56]" office:value-type="float" office:value="1.05277976579028" calcext:value-type="float">
            <text:p>1,05</text:p>
          </table:table-cell>
          <table:table-cell table:style-name="ce15" table:formula="of:=[$results_3_raw.D56]/[$results_3_raw.$M56]" office:value-type="float" office:value="1.01747528529072" calcext:value-type="float">
            <text:p>1,02</text:p>
          </table:table-cell>
          <table:table-cell table:style-name="ce15" table:formula="of:=[$results_3_raw.E56]/[$results_3_raw.$M56]" office:value-type="float" office:value="1.0052693254477" calcext:value-type="float">
            <text:p>1,01</text:p>
          </table:table-cell>
          <table:table-cell table:style-name="ce15" table:formula="of:=[$results_3_raw.F56]/[$results_3_raw.$M56]" office:value-type="float" office:value="1.04109287382718" calcext:value-type="float">
            <text:p>1,04</text:p>
          </table:table-cell>
          <table:table-cell table:style-name="ce15" table:formula="of:=[$results_3_raw.G56]/[$results_3_raw.$M56]" office:value-type="float" office:value="1" calcext:value-type="float">
            <text:p>1,00</text:p>
          </table:table-cell>
          <table:table-cell table:style-name="ce15" table:formula="of:=[$results_3_raw.H56]/[$results_3_raw.$M56]" office:value-type="float" office:value="2.02931160588592" calcext:value-type="float">
            <text:p>2,03</text:p>
          </table:table-cell>
          <table:table-cell table:style-name="ce15" table:formula="of:=[$results_3_raw.I56]/[$results_3_raw.$M56]" office:value-type="float" office:value="1.82365848479367" calcext:value-type="float">
            <text:p>1,82</text:p>
          </table:table-cell>
          <table:table-cell table:style-name="ce15" table:formula="of:=[$results_3_raw.J56]/[$results_3_raw.$M56]" office:value-type="float" office:value="1.08825726891649" calcext:value-type="float">
            <text:p>1,09</text:p>
          </table:table-cell>
          <table:table-cell table:style-name="ce15" table:formula="of:=[$results_3_raw.K56]/[$results_3_raw.$M56]" office:value-type="float" office:value="1.00181673757973" calcext:value-type="float">
            <text:p>1,00</text:p>
          </table:table-cell>
          <table:table-cell table:formula="of:=MEDIAN([.B59:.K59])" office:value-type="float" office:value="1.02928407955895" calcext:value-type="float">
            <text:p>1,03</text:p>
          </table:table-cell>
          <table:table-cell table:formula="of:=MIN([.B59:.K59])" office:value-type="float" office:value="1" calcext:value-type="float">
            <text:p>1,00</text:p>
          </table:table-cell>
          <table:table-cell table:formula="of:=MAX([.B59:.K59])" office:value-type="float" office:value="2.02931160588592" calcext:value-type="float">
            <text:p>2,03</text:p>
          </table:table-cell>
          <table:table-cell table:style-name="ce2" table:formula="of:=[.N59]/[.M59]" office:value-type="float" office:value="2.02931160588592" calcext:value-type="float">
            <text:p>2,03</text:p>
          </table:table-cell>
          <table:table-cell/>
          <table:table-cell table:formula="of:=[.K59]/[.F59]" office:value-type="float" office:value="0.962274128240769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5" table:formula="of:=[$results_3_raw.B57]/[$results_3_raw.$M57]" office:value-type="float" office:value="1.21650959033862" calcext:value-type="float">
            <text:p>1,22</text:p>
          </table:table-cell>
          <table:table-cell table:style-name="ce15" table:formula="of:=[$results_3_raw.C57]/[$results_3_raw.$M57]" office:value-type="float" office:value="1.26972294577315" calcext:value-type="float">
            <text:p>1,27</text:p>
          </table:table-cell>
          <table:table-cell table:style-name="ce15" table:formula="of:=[$results_3_raw.D57]/[$results_3_raw.$M57]" office:value-type="float" office:value="1" calcext:value-type="float">
            <text:p>1,00</text:p>
          </table:table-cell>
          <table:table-cell table:style-name="ce15" table:formula="of:=[$results_3_raw.E57]/[$results_3_raw.$M57]" office:value-type="float" office:value="1.16323940326782" calcext:value-type="float">
            <text:p>1,16</text:p>
          </table:table-cell>
          <table:table-cell table:style-name="ce15" table:formula="of:=[$results_3_raw.F57]/[$results_3_raw.$M57]" office:value-type="float" office:value="1.2757755150367" calcext:value-type="float">
            <text:p>1,28</text:p>
          </table:table-cell>
          <table:table-cell table:style-name="ce15" table:formula="of:=[$results_3_raw.G57]/[$results_3_raw.$M57]" office:value-type="float" office:value="1.21069381955956" calcext:value-type="float">
            <text:p>1,21</text:p>
          </table:table-cell>
          <table:table-cell table:style-name="ce15" table:formula="of:=[$results_3_raw.H57]/[$results_3_raw.$M57]" office:value-type="float" office:value="2.32111768884679" calcext:value-type="float">
            <text:p>2,32</text:p>
          </table:table-cell>
          <table:table-cell table:style-name="ce15" table:formula="of:=[$results_3_raw.I57]/[$results_3_raw.$M57]" office:value-type="float" office:value="2.18118872839214" calcext:value-type="float">
            <text:p>2,18</text:p>
          </table:table-cell>
          <table:table-cell table:style-name="ce15" table:formula="of:=[$results_3_raw.J57]/[$results_3_raw.$M57]" office:value-type="float" office:value="1.23529244612834" calcext:value-type="float">
            <text:p>1,24</text:p>
          </table:table-cell>
          <table:table-cell table:style-name="ce15" table:formula="of:=[$results_3_raw.K57]/[$results_3_raw.$M57]" office:value-type="float" office:value="1.2056168600521" calcext:value-type="float">
            <text:p>1,21</text:p>
          </table:table-cell>
          <table:table-cell table:formula="of:=MEDIAN([.B60:.K60])" office:value-type="float" office:value="1.22590101823348" calcext:value-type="float">
            <text:p>1,23</text:p>
          </table:table-cell>
          <table:table-cell table:formula="of:=MIN([.B60:.K60])" office:value-type="float" office:value="1" calcext:value-type="float">
            <text:p>1,00</text:p>
          </table:table-cell>
          <table:table-cell table:formula="of:=MAX([.B60:.K60])" office:value-type="float" office:value="2.32111768884679" calcext:value-type="float">
            <text:p>2,32</text:p>
          </table:table-cell>
          <table:table-cell table:style-name="ce2" table:formula="of:=[.N60]/[.M60]" office:value-type="float" office:value="2.32111768884679" calcext:value-type="float">
            <text:p>2,32</text:p>
          </table:table-cell>
          <table:table-cell/>
          <table:table-cell table:formula="of:=[.K60]/[.F60]" office:value-type="float" office:value="0.945007053233351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5" table:formula="of:=[$results_3_raw.B58]/[$results_3_raw.$M58]" office:value-type="float" office:value="1.11760305332936" calcext:value-type="float">
            <text:p>1,12</text:p>
          </table:table-cell>
          <table:table-cell table:style-name="ce15" table:formula="of:=[$results_3_raw.C58]/[$results_3_raw.$M58]" office:value-type="float" office:value="1.19007806493174" calcext:value-type="float">
            <text:p>1,19</text:p>
          </table:table-cell>
          <table:table-cell table:style-name="ce15" table:formula="of:=[$results_3_raw.D58]/[$results_3_raw.$M58]" office:value-type="float" office:value="1" calcext:value-type="float">
            <text:p>1,00</text:p>
          </table:table-cell>
          <table:table-cell table:style-name="ce15" table:formula="of:=[$results_3_raw.E58]/[$results_3_raw.$M58]" office:value-type="float" office:value="1.02783184522779" calcext:value-type="float">
            <text:p>1,03</text:p>
          </table:table-cell>
          <table:table-cell table:style-name="ce15" table:formula="of:=[$results_3_raw.F58]/[$results_3_raw.$M58]" office:value-type="float" office:value="1.2976719056294" calcext:value-type="float">
            <text:p>1,30</text:p>
          </table:table-cell>
          <table:table-cell table:style-name="ce15" table:formula="of:=[$results_3_raw.G58]/[$results_3_raw.$M58]" office:value-type="float" office:value="1.09982198147776" calcext:value-type="float">
            <text:p>1,10</text:p>
          </table:table-cell>
          <table:table-cell table:style-name="ce15" table:formula="of:=[$results_3_raw.H58]/[$results_3_raw.$M58]" office:value-type="float" office:value="1.81952246704579" calcext:value-type="float">
            <text:p>1,82</text:p>
          </table:table-cell>
          <table:table-cell table:style-name="ce15" table:formula="of:=[$results_3_raw.I58]/[$results_3_raw.$M58]" office:value-type="float" office:value="1.81621146106797" calcext:value-type="float">
            <text:p>1,82</text:p>
          </table:table-cell>
          <table:table-cell table:style-name="ce15" table:formula="of:=[$results_3_raw.J58]/[$results_3_raw.$M58]" office:value-type="float" office:value="1.3220403554829" calcext:value-type="float">
            <text:p>1,32</text:p>
          </table:table-cell>
          <table:table-cell table:style-name="ce15" table:formula="of:=[$results_3_raw.K58]/[$results_3_raw.$M58]" office:value-type="float" office:value="1.09815262490735" calcext:value-type="float">
            <text:p>1,10</text:p>
          </table:table-cell>
          <table:table-cell table:formula="of:=MEDIAN([.B61:.K61])" office:value-type="float" office:value="1.15384055913055" calcext:value-type="float">
            <text:p>1,15</text:p>
          </table:table-cell>
          <table:table-cell table:formula="of:=MIN([.B61:.K61])" office:value-type="float" office:value="1" calcext:value-type="float">
            <text:p>1,00</text:p>
          </table:table-cell>
          <table:table-cell table:formula="of:=MAX([.B61:.K61])" office:value-type="float" office:value="1.81952246704579" calcext:value-type="float">
            <text:p>1,82</text:p>
          </table:table-cell>
          <table:table-cell table:style-name="ce2" table:formula="of:=[.N61]/[.M61]" office:value-type="float" office:value="1.81952246704579" calcext:value-type="float">
            <text:p>1,82</text:p>
          </table:table-cell>
          <table:table-cell/>
          <table:table-cell table:formula="of:=[.K61]/[.F61]" office:value-type="float" office:value="0.84624828521252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5" table:formula="of:=[$results_3_raw.B59]/[$results_3_raw.$M59]" office:value-type="float" office:value="1.19885284333621" calcext:value-type="float">
            <text:p>1,20</text:p>
          </table:table-cell>
          <table:table-cell table:style-name="ce15" table:formula="of:=[$results_3_raw.C59]/[$results_3_raw.$M59]" office:value-type="float" office:value="1.23666824192218" calcext:value-type="float">
            <text:p>1,24</text:p>
          </table:table-cell>
          <table:table-cell table:style-name="ce15" table:formula="of:=[$results_3_raw.D59]/[$results_3_raw.$M59]" office:value-type="float" office:value="1" calcext:value-type="float">
            <text:p>1,00</text:p>
          </table:table-cell>
          <table:table-cell table:style-name="ce15" table:formula="of:=[$results_3_raw.E59]/[$results_3_raw.$M59]" office:value-type="float" office:value="1.13570362957403" calcext:value-type="float">
            <text:p>1,14</text:p>
          </table:table-cell>
          <table:table-cell table:style-name="ce15" table:formula="of:=[$results_3_raw.F59]/[$results_3_raw.$M59]" office:value-type="float" office:value="1.19371009738786" calcext:value-type="float">
            <text:p>1,19</text:p>
          </table:table-cell>
          <table:table-cell table:style-name="ce15" table:formula="of:=[$results_3_raw.G59]/[$results_3_raw.$M59]" office:value-type="float" office:value="1.18458288160565" calcext:value-type="float">
            <text:p>1,18</text:p>
          </table:table-cell>
          <table:table-cell table:style-name="ce15" table:formula="of:=[$results_3_raw.H59]/[$results_3_raw.$M59]" office:value-type="float" office:value="2.12891149843864" calcext:value-type="float">
            <text:p>2,13</text:p>
          </table:table-cell>
          <table:table-cell table:style-name="ce15" table:formula="of:=[$results_3_raw.I59]/[$results_3_raw.$M59]" office:value-type="float" office:value="2.06376078355063" calcext:value-type="float">
            <text:p>2,06</text:p>
          </table:table-cell>
          <table:table-cell table:style-name="ce15" table:formula="of:=[$results_3_raw.J59]/[$results_3_raw.$M59]" office:value-type="float" office:value="1.19060591740101" calcext:value-type="float">
            <text:p>1,19</text:p>
          </table:table-cell>
          <table:table-cell table:style-name="ce15" table:formula="of:=[$results_3_raw.K59]/[$results_3_raw.$M59]" office:value-type="float" office:value="1.17010906327894" calcext:value-type="float">
            <text:p>1,17</text:p>
          </table:table-cell>
          <table:table-cell table:formula="of:=MEDIAN([.B62:.K62])" office:value-type="float" office:value="1.19215800739444" calcext:value-type="float">
            <text:p>1,19</text:p>
          </table:table-cell>
          <table:table-cell table:formula="of:=MIN([.B62:.K62])" office:value-type="float" office:value="1" calcext:value-type="float">
            <text:p>1,00</text:p>
          </table:table-cell>
          <table:table-cell table:formula="of:=MAX([.B62:.K62])" office:value-type="float" office:value="2.12891149843864" calcext:value-type="float">
            <text:p>2,13</text:p>
          </table:table-cell>
          <table:table-cell table:style-name="ce2" table:formula="of:=[.N62]/[.M62]" office:value-type="float" office:value="2.12891149843864" calcext:value-type="float">
            <text:p>2,13</text:p>
          </table:table-cell>
          <table:table-cell/>
          <table:table-cell table:formula="of:=[.K62]/[.F62]" office:value-type="float" office:value="0.980228839346706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5" table:formula="of:=[$results_3_raw.B60]/[$results_3_raw.$M60]" office:value-type="float" office:value="1.26795885522357" calcext:value-type="float">
            <text:p>1,27</text:p>
          </table:table-cell>
          <table:table-cell table:style-name="ce15" table:formula="of:=[$results_3_raw.C60]/[$results_3_raw.$M60]" office:value-type="float" office:value="1.20289692813659" calcext:value-type="float">
            <text:p>1,20</text:p>
          </table:table-cell>
          <table:table-cell table:style-name="ce15" table:formula="of:=[$results_3_raw.D60]/[$results_3_raw.$M60]" office:value-type="float" office:value="1" calcext:value-type="float">
            <text:p>1,00</text:p>
          </table:table-cell>
          <table:table-cell table:style-name="ce15" table:formula="of:=[$results_3_raw.E60]/[$results_3_raw.$M60]" office:value-type="float" office:value="1.0324120075572" calcext:value-type="float">
            <text:p>1,03</text:p>
          </table:table-cell>
          <table:table-cell table:style-name="ce15" table:formula="of:=[$results_3_raw.F60]/[$results_3_raw.$M60]" office:value-type="float" office:value="1.31261633195718" calcext:value-type="float">
            <text:p>1,31</text:p>
          </table:table-cell>
          <table:table-cell table:style-name="ce15" table:formula="of:=[$results_3_raw.G60]/[$results_3_raw.$M60]" office:value-type="float" office:value="1.11372892029949" calcext:value-type="float">
            <text:p>1,11</text:p>
          </table:table-cell>
          <table:table-cell table:style-name="ce15" table:formula="of:=[$results_3_raw.H60]/[$results_3_raw.$M60]" office:value-type="float" office:value="1.79235882723392" calcext:value-type="float">
            <text:p>1,79</text:p>
          </table:table-cell>
          <table:table-cell table:style-name="ce15" table:formula="of:=[$results_3_raw.I60]/[$results_3_raw.$M60]" office:value-type="float" office:value="1.92045343223007" calcext:value-type="float">
            <text:p>1,92</text:p>
          </table:table-cell>
          <table:table-cell table:style-name="ce15" table:formula="of:=[$results_3_raw.J60]/[$results_3_raw.$M60]" office:value-type="float" office:value="1.33910852984396" calcext:value-type="float">
            <text:p>1,34</text:p>
          </table:table-cell>
          <table:table-cell table:style-name="ce15" table:formula="of:=[$results_3_raw.K60]/[$results_3_raw.$M60]" office:value-type="float" office:value="1.11230844587503" calcext:value-type="float">
            <text:p>1,11</text:p>
          </table:table-cell>
          <table:table-cell table:formula="of:=MEDIAN([.B63:.K63])" office:value-type="float" office:value="1.23542789168008" calcext:value-type="float">
            <text:p>1,24</text:p>
          </table:table-cell>
          <table:table-cell table:formula="of:=MIN([.B63:.K63])" office:value-type="float" office:value="1" calcext:value-type="float">
            <text:p>1,00</text:p>
          </table:table-cell>
          <table:table-cell table:formula="of:=MAX([.B63:.K63])" office:value-type="float" office:value="1.92045343223007" calcext:value-type="float">
            <text:p>1,92</text:p>
          </table:table-cell>
          <table:table-cell table:style-name="ce2" table:formula="of:=[.N63]/[.M63]" office:value-type="float" office:value="1.92045343223007" calcext:value-type="float">
            <text:p>1,92</text:p>
          </table:table-cell>
          <table:table-cell/>
          <table:table-cell table:formula="of:=[.K63]/[.F63]" office:value-type="float" office:value="0.847397993453669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5" table:formula="of:=[$results_3_raw.B61]/[$results_3_raw.$M61]" office:value-type="float" office:value="1.13947079686663" calcext:value-type="float">
            <text:p>1,14</text:p>
          </table:table-cell>
          <table:table-cell table:style-name="ce15" table:formula="of:=[$results_3_raw.C61]/[$results_3_raw.$M61]" office:value-type="float" office:value="1.09950626419331" calcext:value-type="float">
            <text:p>1,10</text:p>
          </table:table-cell>
          <table:table-cell table:style-name="ce15" table:formula="of:=[$results_3_raw.D61]/[$results_3_raw.$M61]" office:value-type="float" office:value="1.14620065831441" calcext:value-type="float">
            <text:p>1,15</text:p>
          </table:table-cell>
          <table:table-cell table:style-name="ce15" table:formula="of:=[$results_3_raw.E61]/[$results_3_raw.$M61]" office:value-type="float" office:value="1" calcext:value-type="float">
            <text:p>1,00</text:p>
          </table:table-cell>
          <table:table-cell table:style-name="ce15" table:formula="of:=[$results_3_raw.F61]/[$results_3_raw.$M61]" office:value-type="float" office:value="1.19414533949121" calcext:value-type="float">
            <text:p>1,19</text:p>
          </table:table-cell>
          <table:table-cell table:style-name="ce15" table:formula="of:=[$results_3_raw.G61]/[$results_3_raw.$M61]" office:value-type="float" office:value="1.01383608481539" calcext:value-type="float">
            <text:p>1,01</text:p>
          </table:table-cell>
          <table:table-cell table:style-name="ce15" table:formula="of:=[$results_3_raw.H61]/[$results_3_raw.$M61]" office:value-type="float" office:value="1.60528565231813" calcext:value-type="float">
            <text:p>1,61</text:p>
          </table:table-cell>
          <table:table-cell table:style-name="ce15" table:formula="of:=[$results_3_raw.I61]/[$results_3_raw.$M61]" office:value-type="float" office:value="1.75582404123396" calcext:value-type="float">
            <text:p>1,76</text:p>
          </table:table-cell>
          <table:table-cell table:style-name="ce15" table:formula="of:=[$results_3_raw.J61]/[$results_3_raw.$M61]" office:value-type="float" office:value="1.21622949146488" calcext:value-type="float">
            <text:p>1,22</text:p>
          </table:table-cell>
          <table:table-cell table:style-name="ce15" table:formula="of:=[$results_3_raw.K61]/[$results_3_raw.$M61]" office:value-type="float" office:value="1.01283457936771" calcext:value-type="float">
            <text:p>1,01</text:p>
          </table:table-cell>
          <table:table-cell table:formula="of:=MEDIAN([.B64:.K64])" office:value-type="float" office:value="1.14283572759052" calcext:value-type="float">
            <text:p>1,14</text:p>
          </table:table-cell>
          <table:table-cell table:formula="of:=MIN([.B64:.K64])" office:value-type="float" office:value="1" calcext:value-type="float">
            <text:p>1,00</text:p>
          </table:table-cell>
          <table:table-cell table:formula="of:=MAX([.B64:.K64])" office:value-type="float" office:value="1.75582404123396" calcext:value-type="float">
            <text:p>1,76</text:p>
          </table:table-cell>
          <table:table-cell table:style-name="ce2" table:formula="of:=[.N64]/[.M64]" office:value-type="float" office:value="1.75582404123396" calcext:value-type="float">
            <text:p>1,76</text:p>
          </table:table-cell>
          <table:table-cell/>
          <table:table-cell table:formula="of:=[.K64]/[.F64]" office:value-type="float" office:value="0.84816692396861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5" table:formula="of:=[$results_3_raw.B62]/[$results_3_raw.$M62]" office:value-type="float" office:value="1.18676493794614" calcext:value-type="float">
            <text:p>1,19</text:p>
          </table:table-cell>
          <table:table-cell table:style-name="ce15" table:formula="of:=[$results_3_raw.C62]/[$results_3_raw.$M62]" office:value-type="float" office:value="1.24230244409583" calcext:value-type="float">
            <text:p>1,24</text:p>
          </table:table-cell>
          <table:table-cell table:style-name="ce15" table:formula="of:=[$results_3_raw.D62]/[$results_3_raw.$M62]" office:value-type="float" office:value="1" calcext:value-type="float">
            <text:p>1,00</text:p>
          </table:table-cell>
          <table:table-cell table:style-name="ce15" table:formula="of:=[$results_3_raw.E62]/[$results_3_raw.$M62]" office:value-type="float" office:value="1.13253627157033" calcext:value-type="float">
            <text:p>1,13</text:p>
          </table:table-cell>
          <table:table-cell table:style-name="ce15" table:formula="of:=[$results_3_raw.F62]/[$results_3_raw.$M62]" office:value-type="float" office:value="1.19639094394267" calcext:value-type="float">
            <text:p>1,20</text:p>
          </table:table-cell>
          <table:table-cell table:style-name="ce15" table:formula="of:=[$results_3_raw.G62]/[$results_3_raw.$M62]" office:value-type="float" office:value="1.17777014545758" calcext:value-type="float">
            <text:p>1,18</text:p>
          </table:table-cell>
          <table:table-cell table:style-name="ce15" table:formula="of:=[$results_3_raw.H62]/[$results_3_raw.$M62]" office:value-type="float" office:value="2.13963742353498" calcext:value-type="float">
            <text:p>2,14</text:p>
          </table:table-cell>
          <table:table-cell table:style-name="ce15" table:formula="of:=[$results_3_raw.I62]/[$results_3_raw.$M62]" office:value-type="float" office:value="2.37559060234477" calcext:value-type="float">
            <text:p>2,38</text:p>
          </table:table-cell>
          <table:table-cell table:style-name="ce15" table:formula="of:=[$results_3_raw.J62]/[$results_3_raw.$M62]" office:value-type="float" office:value="1.19603820698234" calcext:value-type="float">
            <text:p>1,20</text:p>
          </table:table-cell>
          <table:table-cell table:style-name="ce15" table:formula="of:=[$results_3_raw.K62]/[$results_3_raw.$M62]" office:value-type="float" office:value="1.18223505277131" calcext:value-type="float">
            <text:p>1,18</text:p>
          </table:table-cell>
          <table:table-cell table:formula="of:=MEDIAN([.B65:.K65])" office:value-type="float" office:value="1.19140157246424" calcext:value-type="float">
            <text:p>1,19</text:p>
          </table:table-cell>
          <table:table-cell table:formula="of:=MIN([.B65:.K65])" office:value-type="float" office:value="1" calcext:value-type="float">
            <text:p>1,00</text:p>
          </table:table-cell>
          <table:table-cell table:formula="of:=MAX([.B65:.K65])" office:value-type="float" office:value="2.37559060234477" calcext:value-type="float">
            <text:p>2,38</text:p>
          </table:table-cell>
          <table:table-cell table:style-name="ce2" table:formula="of:=[.N65]/[.M65]" office:value-type="float" office:value="2.37559060234477" calcext:value-type="float">
            <text:p>2,38</text:p>
          </table:table-cell>
          <table:table-cell/>
          <table:table-cell table:formula="of:=[.K65]/[.F65]" office:value-type="float" office:value="0.98816783824465" calcext:value-type="float">
            <text:p>0,99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5" table:formula="of:=[$results_3_raw.B63]/[$results_3_raw.$M63]" office:value-type="float" office:value="1.48895761533843" calcext:value-type="float">
            <text:p>1,49</text:p>
          </table:table-cell>
          <table:table-cell table:style-name="ce15" table:formula="of:=[$results_3_raw.C63]/[$results_3_raw.$M63]" office:value-type="float" office:value="1.4634182452273" calcext:value-type="float">
            <text:p>1,46</text:p>
          </table:table-cell>
          <table:table-cell table:style-name="ce15" table:formula="of:=[$results_3_raw.D63]/[$results_3_raw.$M63]" office:value-type="float" office:value="1" calcext:value-type="float">
            <text:p>1,00</text:p>
          </table:table-cell>
          <table:table-cell table:style-name="ce15" table:formula="of:=[$results_3_raw.E63]/[$results_3_raw.$M63]" office:value-type="float" office:value="1.21497487189189" calcext:value-type="float">
            <text:p>1,21</text:p>
          </table:table-cell>
          <table:table-cell table:style-name="ce15" table:formula="of:=[$results_3_raw.F63]/[$results_3_raw.$M63]" office:value-type="float" office:value="1.34831423706787" calcext:value-type="float">
            <text:p>1,35</text:p>
          </table:table-cell>
          <table:table-cell table:style-name="ce15" table:formula="of:=[$results_3_raw.G63]/[$results_3_raw.$M63]" office:value-type="float" office:value="1.30677677521242" calcext:value-type="float">
            <text:p>1,31</text:p>
          </table:table-cell>
          <table:table-cell table:style-name="ce15" table:formula="of:=[$results_3_raw.H63]/[$results_3_raw.$M63]" office:value-type="float" office:value="2.04688386783684" calcext:value-type="float">
            <text:p>2,05</text:p>
          </table:table-cell>
          <table:table-cell table:style-name="ce15" table:formula="of:=[$results_3_raw.I63]/[$results_3_raw.$M63]" office:value-type="float" office:value="2.20994925026938" calcext:value-type="float">
            <text:p>2,21</text:p>
          </table:table-cell>
          <table:table-cell table:style-name="ce15" table:formula="of:=[$results_3_raw.J63]/[$results_3_raw.$M63]" office:value-type="float" office:value="1.34915321154495" calcext:value-type="float">
            <text:p>1,35</text:p>
          </table:table-cell>
          <table:table-cell table:style-name="ce15" table:formula="of:=[$results_3_raw.K63]/[$results_3_raw.$M63]" office:value-type="float" office:value="1.30634083749393" calcext:value-type="float">
            <text:p>1,31</text:p>
          </table:table-cell>
          <table:table-cell table:formula="of:=MEDIAN([.B66:.K66])" office:value-type="float" office:value="1.34873372430641" calcext:value-type="float">
            <text:p>1,35</text:p>
          </table:table-cell>
          <table:table-cell table:style-name="ce5" table:formula="of:=MIN([.B66:.K66])" office:value-type="float" office:value="1" calcext:value-type="float">
            <text:p>1,00</text:p>
          </table:table-cell>
          <table:table-cell table:style-name="ce5" table:formula="of:=MAX([.B66:.K66])" office:value-type="float" office:value="2.20994925026938" calcext:value-type="float">
            <text:p>2,21</text:p>
          </table:table-cell>
          <table:table-cell table:style-name="ce5" table:formula="of:=[.N66]/[.M66]" office:value-type="float" office:value="2.20994925026938" calcext:value-type="float">
            <text:p>2,21</text:p>
          </table:table-cell>
          <table:table-cell table:style-name="ce1"/>
          <table:table-cell table:style-name="ce5" table:formula="of:=[.K66]/[.F66]" office:value-type="float" office:value="0.968869720114199" calcext:value-type="float">
            <text:p>0,97</text:p>
          </table:table-cell>
          <table:table-cell table:number-columns-repeated="3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results_3.B5:results_3.K66">
            <calcext:condition calcext:apply-style-name="Good" calcext:value="&lt;1.02" calcext:base-cell-address="results_3.B5"/>
            <calcext:condition calcext:apply-style-name="Bad" calcext:value="&gt;1.2" calcext:base-cell-address="results_3.B5"/>
          </calcext:conditional-format>
        </calcext:conditional-formats>
      </table:table>
      <table:table table:name="results_3_altcolor" table:style-name="ta1">
        <table:table-column table:style-name="co1" table:default-cell-style-name="Default"/>
        <table:table-column table:style-name="co14" table:number-columns-repeated="10" table:default-cell-style-name="ce14"/>
        <table:table-column table:style-name="co6" table:number-columns-repeated="3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/>
          <table:table-cell table:number-columns-repeated="8" table:style-name="ce11" office:value-type="string" calcext:value-type="string">
            <text:p>Big</text:p>
          </table:table-cell>
          <table:table-cell table:number-columns-repeated="2" table:style-name="ce11" office:value-type="string" calcext:value-type="string">
            <text:p>Small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/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style-name="ce11" table:formula="of:=[$results_3_raw.B1]" office:value-type="string" office:string-value="BigLFSR&lt;N, std::uint16_t, false&gt;" calcext:value-type="string">
            <text:p>BigLFSR&lt;N, std::uint16_t, false&gt;</text:p>
          </table:table-cell>
          <table:table-cell table:style-name="ce11" table:formula="of:=[$results_3_raw.C1]" office:value-type="string" office:string-value="BigLFSR&lt;N, std::uint16_t, true&gt;" calcext:value-type="string">
            <text:p>BigLFSR&lt;N, std::uint16_t, true&gt;</text:p>
          </table:table-cell>
          <table:table-cell table:style-name="ce11" table:formula="of:=[$results_3_raw.D1]" office:value-type="string" office:string-value="BigLFSR&lt;N, std::uint32_t, false&gt;" calcext:value-type="string">
            <text:p>BigLFSR&lt;N, std::uint32_t, false&gt;</text:p>
          </table:table-cell>
          <table:table-cell table:style-name="ce11" table:formula="of:=[$results_3_raw.E1]" office:value-type="string" office:string-value="BigLFSR&lt;N, std::uint32_t, true&gt;" calcext:value-type="string">
            <text:p>BigLFSR&lt;N, std::uint32_t, true&gt;</text:p>
          </table:table-cell>
          <table:table-cell table:style-name="ce11" table:formula="of:=[$results_3_raw.F1]" office:value-type="string" office:string-value="BigLFSR&lt;N, std::uint64_t, false&gt;" calcext:value-type="string">
            <text:p>BigLFSR&lt;N, std::uint64_t, false&gt;</text:p>
          </table:table-cell>
          <table:table-cell table:style-name="ce11" table:formula="of:=[$results_3_raw.G1]" office:value-type="string" office:string-value="BigLFSR&lt;N, std::uint64_t, true&gt;" calcext:value-type="string">
            <text:p>BigLFSR&lt;N, std::uint64_t, true&gt;</text:p>
          </table:table-cell>
          <table:table-cell table:style-name="ce11" table:formula="of:=[$results_3_raw.H1]" office:value-type="string" office:string-value="BigLFSR&lt;N, std::uint8_t, false&gt;" calcext:value-type="string">
            <text:p>BigLFSR&lt;N, std::uint8_t, false&gt;</text:p>
          </table:table-cell>
          <table:table-cell table:style-name="ce11" table:formula="of:=[$results_3_raw.I1]" office:value-type="string" office:string-value="BigLFSR&lt;N, std::uint8_t, true&gt;" calcext:value-type="string">
            <text:p>BigLFSR&lt;N, std::uint8_t, true&gt;</text:p>
          </table:table-cell>
          <table:table-cell table:style-name="ce11" table:formula="of:=[$results_3_raw.J1]" office:value-type="string" office:string-value="SmallLFSR&lt;N, false&gt;" calcext:value-type="string">
            <text:p>SmallLFSR&lt;N, false&gt;</text:p>
          </table:table-cell>
          <table:table-cell table:style-name="ce11" table:formula="of:=[$results_3_raw.K1]" office:value-type="string" office:string-value="SmallLFSR&lt;N, true&gt;" calcext:value-type="string">
            <text:p>SmallLFSR&lt;N, true&gt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worst/best ratio</text:p>
          </table:table-cell>
          <table:table-cell/>
          <table:table-cell office:value-type="string" calcext:value-type="string">
            <text:p>SmallLFSR true/fals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[$results_3_raw.B2]/[$results_3_raw.$M2]" office:value-type="float" office:value="1.24295316251844" calcext:value-type="float">
            <text:p>1,24</text:p>
          </table:table-cell>
          <table:table-cell table:style-name="ce78" table:formula="of:=[$results_3_raw.C2]/[$results_3_raw.$M2]" office:value-type="float" office:value="1.05556466311151" calcext:value-type="float">
            <text:p>1,06</text:p>
          </table:table-cell>
          <table:table-cell table:style-name="ce140" table:formula="of:=[$results_3_raw.D2]/[$results_3_raw.$M2]" office:value-type="float" office:value="1.21887385606419" calcext:value-type="float">
            <text:p>1,22</text:p>
          </table:table-cell>
          <table:table-cell table:style-name="ce202" table:formula="of:=[$results_3_raw.E2]/[$results_3_raw.$M2]" office:value-type="float" office:value="1.00419483312279" calcext:value-type="float">
            <text:p>1,00</text:p>
          </table:table-cell>
          <table:table-cell table:style-name="ce264" table:formula="of:=[$results_3_raw.F2]/[$results_3_raw.$M2]" office:value-type="float" office:value="1.22910539156597" calcext:value-type="float">
            <text:p>1,23</text:p>
          </table:table-cell>
          <table:table-cell table:style-name="ce326" table:formula="of:=[$results_3_raw.G2]/[$results_3_raw.$M2]" office:value-type="float" office:value="1" calcext:value-type="float">
            <text:p>1,00</text:p>
          </table:table-cell>
          <table:table-cell table:style-name="ce388" table:formula="of:=[$results_3_raw.H2]/[$results_3_raw.$M2]" office:value-type="float" office:value="1.25261574364266" calcext:value-type="float">
            <text:p>1,25</text:p>
          </table:table-cell>
          <table:table-cell table:style-name="ce450" table:formula="of:=[$results_3_raw.I2]/[$results_3_raw.$M2]" office:value-type="float" office:value="1.02394430033077" calcext:value-type="float">
            <text:p>1,02</text:p>
          </table:table-cell>
          <table:table-cell table:style-name="ce512" table:formula="of:=[$results_3_raw.J2]/[$results_3_raw.$M2]" office:value-type="float" office:value="1.2333387978669" calcext:value-type="float">
            <text:p>1,23</text:p>
          </table:table-cell>
          <table:table-cell table:style-name="ce574" table:formula="of:=[$results_3_raw.K2]/[$results_3_raw.$M2]" office:value-type="float" office:value="1.08888224573043" calcext:value-type="float">
            <text:p>1,09</text:p>
          </table:table-cell>
          <table:table-cell table:formula="of:=MEDIAN([.B5:.K5])" office:value-type="float" office:value="1.15387805089731" calcext:value-type="float">
            <text:p>1,15</text:p>
          </table:table-cell>
          <table:table-cell table:formula="of:=MIN([.B5:.K5])" office:value-type="float" office:value="1" calcext:value-type="float">
            <text:p>1,00</text:p>
          </table:table-cell>
          <table:table-cell table:formula="of:=MAX([.B5:.K5])" office:value-type="float" office:value="1.25261574364266" calcext:value-type="float">
            <text:p>1,25</text:p>
          </table:table-cell>
          <table:table-cell table:style-name="ce2" table:formula="of:=[.N5]/[.M5]" office:value-type="float" office:value="1.25261574364266" calcext:value-type="float">
            <text:p>1,25</text:p>
          </table:table-cell>
          <table:table-cell/>
          <table:table-cell table:formula="of:=[.K5]/[.F5]" office:value-type="float" office:value="0.88591446527064" calcext:value-type="float">
            <text:p>0,89</text:p>
          </table:table-cell>
          <table:table-cell table:number-columns-repeated="2"/>
          <table:table-cell office:value-type="string" calcext:value-type="string">
            <text:p>Run 3 - 1000 benchmark samples per measure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[$results_3_raw.B3]/[$results_3_raw.$M3]" office:value-type="float" office:value="1.24088089628312" calcext:value-type="float">
            <text:p>1,24</text:p>
          </table:table-cell>
          <table:table-cell table:style-name="ce79" table:formula="of:=[$results_3_raw.C3]/[$results_3_raw.$M3]" office:value-type="float" office:value="1.00961677164976" calcext:value-type="float">
            <text:p>1,01</text:p>
          </table:table-cell>
          <table:table-cell table:style-name="ce141" table:formula="of:=[$results_3_raw.D3]/[$results_3_raw.$M3]" office:value-type="float" office:value="1.25877770832332" calcext:value-type="float">
            <text:p>1,26</text:p>
          </table:table-cell>
          <table:table-cell table:style-name="ce203" table:formula="of:=[$results_3_raw.E3]/[$results_3_raw.$M3]" office:value-type="float" office:value="1.01619464345819" calcext:value-type="float">
            <text:p>1,02</text:p>
          </table:table-cell>
          <table:table-cell table:style-name="ce265" table:formula="of:=[$results_3_raw.F3]/[$results_3_raw.$M3]" office:value-type="float" office:value="1.24461220368322" calcext:value-type="float">
            <text:p>1,24</text:p>
          </table:table-cell>
          <table:table-cell table:style-name="ce327" table:formula="of:=[$results_3_raw.G3]/[$results_3_raw.$M3]" office:value-type="float" office:value="1" calcext:value-type="float">
            <text:p>1,00</text:p>
          </table:table-cell>
          <table:table-cell table:style-name="ce389" table:formula="of:=[$results_3_raw.H3]/[$results_3_raw.$M3]" office:value-type="float" office:value="1.23617829494639" calcext:value-type="float">
            <text:p>1,24</text:p>
          </table:table-cell>
          <table:table-cell table:style-name="ce451" table:formula="of:=[$results_3_raw.I3]/[$results_3_raw.$M3]" office:value-type="float" office:value="1.00820310621724" calcext:value-type="float">
            <text:p>1,01</text:p>
          </table:table-cell>
          <table:table-cell table:style-name="ce513" table:formula="of:=[$results_3_raw.J3]/[$results_3_raw.$M3]" office:value-type="float" office:value="1.2334759821128" calcext:value-type="float">
            <text:p>1,23</text:p>
          </table:table-cell>
          <table:table-cell table:style-name="ce575" table:formula="of:=[$results_3_raw.K3]/[$results_3_raw.$M3]" office:value-type="float" office:value="1.11800740491417" calcext:value-type="float">
            <text:p>1,12</text:p>
          </table:table-cell>
          <table:table-cell table:formula="of:=MEDIAN([.B6:.K6])" office:value-type="float" office:value="1.17574169351349" calcext:value-type="float">
            <text:p>1,18</text:p>
          </table:table-cell>
          <table:table-cell table:formula="of:=MIN([.B6:.K6])" office:value-type="float" office:value="1" calcext:value-type="float">
            <text:p>1,00</text:p>
          </table:table-cell>
          <table:table-cell table:formula="of:=MAX([.B6:.K6])" office:value-type="float" office:value="1.25877770832332" calcext:value-type="float">
            <text:p>1,26</text:p>
          </table:table-cell>
          <table:table-cell table:style-name="ce2" table:formula="of:=[.N6]/[.M6]" office:value-type="float" office:value="1.25877770832332" calcext:value-type="float">
            <text:p>1,26</text:p>
          </table:table-cell>
          <table:table-cell/>
          <table:table-cell table:formula="of:=[.K6]/[.F6]" office:value-type="float" office:value="0.898277713817696" calcext:value-type="float">
            <text:p>0,9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[$results_3_raw.B4]/[$results_3_raw.$M4]" office:value-type="float" office:value="1.27014569894028" calcext:value-type="float">
            <text:p>1,27</text:p>
          </table:table-cell>
          <table:table-cell table:style-name="ce80" table:formula="of:=[$results_3_raw.C4]/[$results_3_raw.$M4]" office:value-type="float" office:value="1" calcext:value-type="float">
            <text:p>1,00</text:p>
          </table:table-cell>
          <table:table-cell table:style-name="ce142" table:formula="of:=[$results_3_raw.D4]/[$results_3_raw.$M4]" office:value-type="float" office:value="1.28792656233427" calcext:value-type="float">
            <text:p>1,29</text:p>
          </table:table-cell>
          <table:table-cell table:style-name="ce204" table:formula="of:=[$results_3_raw.E4]/[$results_3_raw.$M4]" office:value-type="float" office:value="1.01768443788751" calcext:value-type="float">
            <text:p>1,02</text:p>
          </table:table-cell>
          <table:table-cell table:style-name="ce266" table:formula="of:=[$results_3_raw.F4]/[$results_3_raw.$M4]" office:value-type="float" office:value="1.31467499783043" calcext:value-type="float">
            <text:p>1,31</text:p>
          </table:table-cell>
          <table:table-cell table:style-name="ce328" table:formula="of:=[$results_3_raw.G4]/[$results_3_raw.$M4]" office:value-type="float" office:value="1.01927545874435" calcext:value-type="float">
            <text:p>1,02</text:p>
          </table:table-cell>
          <table:table-cell table:style-name="ce390" table:formula="of:=[$results_3_raw.H4]/[$results_3_raw.$M4]" office:value-type="float" office:value="1.30327750296508" calcext:value-type="float">
            <text:p>1,30</text:p>
          </table:table-cell>
          <table:table-cell table:style-name="ce452" table:formula="of:=[$results_3_raw.I4]/[$results_3_raw.$M4]" office:value-type="float" office:value="1.01411669414794" calcext:value-type="float">
            <text:p>1,01</text:p>
          </table:table-cell>
          <table:table-cell table:style-name="ce514" table:formula="of:=[$results_3_raw.J4]/[$results_3_raw.$M4]" office:value-type="float" office:value="1.27247919619698" calcext:value-type="float">
            <text:p>1,27</text:p>
          </table:table-cell>
          <table:table-cell table:style-name="ce576" table:formula="of:=[$results_3_raw.K4]/[$results_3_raw.$M4]" office:value-type="float" office:value="1.21620527061818" calcext:value-type="float">
            <text:p>1,22</text:p>
          </table:table-cell>
          <table:table-cell table:formula="of:=MEDIAN([.B7:.K7])" office:value-type="float" office:value="1.24317548477923" calcext:value-type="float">
            <text:p>1,24</text:p>
          </table:table-cell>
          <table:table-cell table:formula="of:=MIN([.B7:.K7])" office:value-type="float" office:value="1" calcext:value-type="float">
            <text:p>1,00</text:p>
          </table:table-cell>
          <table:table-cell table:formula="of:=MAX([.B7:.K7])" office:value-type="float" office:value="1.31467499783043" calcext:value-type="float">
            <text:p>1,31</text:p>
          </table:table-cell>
          <table:table-cell table:style-name="ce2" table:formula="of:=[.N7]/[.M7]" office:value-type="float" office:value="1.31467499783043" calcext:value-type="float">
            <text:p>1,31</text:p>
          </table:table-cell>
          <table:table-cell/>
          <table:table-cell table:formula="of:=[.K7]/[.F7]" office:value-type="float" office:value="0.925099566528044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table:formula="of:=[$results_3_raw.B5]/[$results_3_raw.$M5]" office:value-type="float" office:value="1.03600234815405" calcext:value-type="float">
            <text:p>1,04</text:p>
          </table:table-cell>
          <table:table-cell table:style-name="ce81" table:formula="of:=[$results_3_raw.C5]/[$results_3_raw.$M5]" office:value-type="float" office:value="1.02761493490306" calcext:value-type="float">
            <text:p>1,03</text:p>
          </table:table-cell>
          <table:table-cell table:style-name="ce143" table:formula="of:=[$results_3_raw.D5]/[$results_3_raw.$M5]" office:value-type="float" office:value="1.04061019838685" calcext:value-type="float">
            <text:p>1,04</text:p>
          </table:table-cell>
          <table:table-cell table:style-name="ce205" table:formula="of:=[$results_3_raw.E5]/[$results_3_raw.$M5]" office:value-type="float" office:value="1.02280604408418" calcext:value-type="float">
            <text:p>1,02</text:p>
          </table:table-cell>
          <table:table-cell table:style-name="ce267" table:formula="of:=[$results_3_raw.F5]/[$results_3_raw.$M5]" office:value-type="float" office:value="1.05002693943853" calcext:value-type="float">
            <text:p>1,05</text:p>
          </table:table-cell>
          <table:table-cell table:style-name="ce329" table:formula="of:=[$results_3_raw.G5]/[$results_3_raw.$M5]" office:value-type="float" office:value="1.04874832131111" calcext:value-type="float">
            <text:p>1,05</text:p>
          </table:table-cell>
          <table:table-cell table:style-name="ce391" table:formula="of:=[$results_3_raw.H5]/[$results_3_raw.$M5]" office:value-type="float" office:value="1.03629988822143" calcext:value-type="float">
            <text:p>1,04</text:p>
          </table:table-cell>
          <table:table-cell table:style-name="ce453" table:formula="of:=[$results_3_raw.I5]/[$results_3_raw.$M5]" office:value-type="float" office:value="1.02316791713911" calcext:value-type="float">
            <text:p>1,02</text:p>
          </table:table-cell>
          <table:table-cell table:style-name="ce515" table:formula="of:=[$results_3_raw.J5]/[$results_3_raw.$M5]" office:value-type="float" office:value="1.03703167595474" calcext:value-type="float">
            <text:p>1,04</text:p>
          </table:table-cell>
          <table:table-cell table:style-name="ce577" table:formula="of:=[$results_3_raw.K5]/[$results_3_raw.$M5]" office:value-type="float" office:value="1" calcext:value-type="float">
            <text:p>1,00</text:p>
          </table:table-cell>
          <table:table-cell table:formula="of:=MEDIAN([.B8:.K8])" office:value-type="float" office:value="1.03615111818774" calcext:value-type="float">
            <text:p>1,04</text:p>
          </table:table-cell>
          <table:table-cell table:formula="of:=MIN([.B8:.K8])" office:value-type="float" office:value="1" calcext:value-type="float">
            <text:p>1,00</text:p>
          </table:table-cell>
          <table:table-cell table:formula="of:=MAX([.B8:.K8])" office:value-type="float" office:value="1.05002693943853" calcext:value-type="float">
            <text:p>1,05</text:p>
          </table:table-cell>
          <table:table-cell table:style-name="ce2" table:formula="of:=[.N8]/[.M8]" office:value-type="float" office:value="1.05002693943853" calcext:value-type="float">
            <text:p>1,05</text:p>
          </table:table-cell>
          <table:table-cell/>
          <table:table-cell table:formula="of:=[.K8]/[.F8]" office:value-type="float" office:value="0.952356518142969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table:formula="of:=[$results_3_raw.B6]/[$results_3_raw.$M6]" office:value-type="float" office:value="1.1752013288095" calcext:value-type="float">
            <text:p>1,18</text:p>
          </table:table-cell>
          <table:table-cell table:style-name="ce82" table:formula="of:=[$results_3_raw.C6]/[$results_3_raw.$M6]" office:value-type="float" office:value="1.03054372554731" calcext:value-type="float">
            <text:p>1,03</text:p>
          </table:table-cell>
          <table:table-cell table:style-name="ce144" table:formula="of:=[$results_3_raw.D6]/[$results_3_raw.$M6]" office:value-type="float" office:value="1.01783816548716" calcext:value-type="float">
            <text:p>1,02</text:p>
          </table:table-cell>
          <table:table-cell table:style-name="ce206" table:formula="of:=[$results_3_raw.E6]/[$results_3_raw.$M6]" office:value-type="float" office:value="1.06017428816588" calcext:value-type="float">
            <text:p>1,06</text:p>
          </table:table-cell>
          <table:table-cell table:style-name="ce268" table:formula="of:=[$results_3_raw.F6]/[$results_3_raw.$M6]" office:value-type="float" office:value="1.02112082877408" calcext:value-type="float">
            <text:p>1,02</text:p>
          </table:table-cell>
          <table:table-cell table:style-name="ce330" table:formula="of:=[$results_3_raw.G6]/[$results_3_raw.$M6]" office:value-type="float" office:value="1.01298108335761" calcext:value-type="float">
            <text:p>1,01</text:p>
          </table:table-cell>
          <table:table-cell table:style-name="ce392" table:formula="of:=[$results_3_raw.H6]/[$results_3_raw.$M6]" office:value-type="float" office:value="1.04335162283222" calcext:value-type="float">
            <text:p>1,04</text:p>
          </table:table-cell>
          <table:table-cell table:style-name="ce454" table:formula="of:=[$results_3_raw.I6]/[$results_3_raw.$M6]" office:value-type="float" office:value="1.04757893742472" calcext:value-type="float">
            <text:p>1,05</text:p>
          </table:table-cell>
          <table:table-cell table:style-name="ce516" table:formula="of:=[$results_3_raw.J6]/[$results_3_raw.$M6]" office:value-type="float" office:value="1.02979587659705" calcext:value-type="float">
            <text:p>1,03</text:p>
          </table:table-cell>
          <table:table-cell table:style-name="ce578" table:formula="of:=[$results_3_raw.K6]/[$results_3_raw.$M6]" office:value-type="float" office:value="1" calcext:value-type="float">
            <text:p>1,00</text:p>
          </table:table-cell>
          <table:table-cell table:formula="of:=MEDIAN([.B9:.K9])" office:value-type="float" office:value="1.03016980107218" calcext:value-type="float">
            <text:p>1,03</text:p>
          </table:table-cell>
          <table:table-cell table:formula="of:=MIN([.B9:.K9])" office:value-type="float" office:value="1" calcext:value-type="float">
            <text:p>1,00</text:p>
          </table:table-cell>
          <table:table-cell table:formula="of:=MAX([.B9:.K9])" office:value-type="float" office:value="1.1752013288095" calcext:value-type="float">
            <text:p>1,18</text:p>
          </table:table-cell>
          <table:table-cell table:style-name="ce2" table:formula="of:=[.N9]/[.M9]" office:value-type="float" office:value="1.1752013288095" calcext:value-type="float">
            <text:p>1,18</text:p>
          </table:table-cell>
          <table:table-cell/>
          <table:table-cell table:formula="of:=[.K9]/[.F9]" office:value-type="float" office:value="0.979316033735757" calcext:value-type="float">
            <text:p>0,98</text:p>
          </table:table-cell>
          <table:table-cell table:number-columns-repeated="2"/>
          <table:table-cell office:value-type="string" calcext:value-type="string">
            <text:p>This shows the results from the extensive benchmark. Running times is relative to the best, lower is better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1" table:formula="of:=[$results_3_raw.B7]/[$results_3_raw.$M7]" office:value-type="float" office:value="1.21157971323557" calcext:value-type="float">
            <text:p>1,21</text:p>
          </table:table-cell>
          <table:table-cell table:style-name="ce83" table:formula="of:=[$results_3_raw.C7]/[$results_3_raw.$M7]" office:value-type="float" office:value="1.03234567281759" calcext:value-type="float">
            <text:p>1,03</text:p>
          </table:table-cell>
          <table:table-cell table:style-name="ce145" table:formula="of:=[$results_3_raw.D7]/[$results_3_raw.$M7]" office:value-type="float" office:value="1.19088149328249" calcext:value-type="float">
            <text:p>1,19</text:p>
          </table:table-cell>
          <table:table-cell table:style-name="ce207" table:formula="of:=[$results_3_raw.E7]/[$results_3_raw.$M7]" office:value-type="float" office:value="1.01433194927054" calcext:value-type="float">
            <text:p>1,01</text:p>
          </table:table-cell>
          <table:table-cell table:style-name="ce269" table:formula="of:=[$results_3_raw.F7]/[$results_3_raw.$M7]" office:value-type="float" office:value="1.21156089667198" calcext:value-type="float">
            <text:p>1,21</text:p>
          </table:table-cell>
          <table:table-cell table:style-name="ce331" table:formula="of:=[$results_3_raw.G7]/[$results_3_raw.$M7]" office:value-type="float" office:value="1.0244489882961" calcext:value-type="float">
            <text:p>1,02</text:p>
          </table:table-cell>
          <table:table-cell table:style-name="ce393" table:formula="of:=[$results_3_raw.H7]/[$results_3_raw.$M7]" office:value-type="float" office:value="1" calcext:value-type="float">
            <text:p>1,00</text:p>
          </table:table-cell>
          <table:table-cell table:style-name="ce455" table:formula="of:=[$results_3_raw.I7]/[$results_3_raw.$M7]" office:value-type="float" office:value="1.02638709434625" calcext:value-type="float">
            <text:p>1,03</text:p>
          </table:table-cell>
          <table:table-cell table:style-name="ce517" table:formula="of:=[$results_3_raw.J7]/[$results_3_raw.$M7]" office:value-type="float" office:value="1.00390757303963" calcext:value-type="float">
            <text:p>1,00</text:p>
          </table:table-cell>
          <table:table-cell table:style-name="ce579" table:formula="of:=[$results_3_raw.K7]/[$results_3_raw.$M7]" office:value-type="float" office:value="1.15170540788038" calcext:value-type="float">
            <text:p>1,15</text:p>
          </table:table-cell>
          <table:table-cell table:formula="of:=MEDIAN([.B10:.K10])" office:value-type="float" office:value="1.02936638358192" calcext:value-type="float">
            <text:p>1,03</text:p>
          </table:table-cell>
          <table:table-cell table:style-name="ce5" table:formula="of:=MIN([.B10:.K10])" office:value-type="float" office:value="1" calcext:value-type="float">
            <text:p>1,00</text:p>
          </table:table-cell>
          <table:table-cell table:style-name="ce5" table:formula="of:=MAX([.B10:.K10])" office:value-type="float" office:value="1.21157971323557" calcext:value-type="float">
            <text:p>1,21</text:p>
          </table:table-cell>
          <table:table-cell table:style-name="ce5" table:formula="of:=[.N10]/[.M10]" office:value-type="float" office:value="1.21157971323557" calcext:value-type="float">
            <text:p>1,21</text:p>
          </table:table-cell>
          <table:table-cell table:style-name="ce1"/>
          <table:table-cell table:style-name="ce5" table:formula="of:=[.K10]/[.F10]" office:value-type="float" office:value="0.950596384419457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table:formula="of:=[$results_3_raw.B8]/[$results_3_raw.$M8]" office:value-type="float" office:value="1.64397345113316" calcext:value-type="float">
            <text:p>1,64</text:p>
          </table:table-cell>
          <table:table-cell table:style-name="ce84" table:formula="of:=[$results_3_raw.C8]/[$results_3_raw.$M8]" office:value-type="float" office:value="2.22068684582192" calcext:value-type="float">
            <text:p>2,22</text:p>
          </table:table-cell>
          <table:table-cell table:style-name="ce146" table:formula="of:=[$results_3_raw.D8]/[$results_3_raw.$M8]" office:value-type="float" office:value="1.62932571634863" calcext:value-type="float">
            <text:p>1,63</text:p>
          </table:table-cell>
          <table:table-cell table:style-name="ce208" table:formula="of:=[$results_3_raw.E8]/[$results_3_raw.$M8]" office:value-type="float" office:value="1.57585721568637" calcext:value-type="float">
            <text:p>1,58</text:p>
          </table:table-cell>
          <table:table-cell table:style-name="ce270" table:formula="of:=[$results_3_raw.F8]/[$results_3_raw.$M8]" office:value-type="float" office:value="1.63719231829369" calcext:value-type="float">
            <text:p>1,64</text:p>
          </table:table-cell>
          <table:table-cell table:style-name="ce332" table:formula="of:=[$results_3_raw.G8]/[$results_3_raw.$M8]" office:value-type="float" office:value="1.564661028732" calcext:value-type="float">
            <text:p>1,56</text:p>
          </table:table-cell>
          <table:table-cell table:style-name="ce394" table:formula="of:=[$results_3_raw.H8]/[$results_3_raw.$M8]" office:value-type="float" office:value="1.05963372125641" calcext:value-type="float">
            <text:p>1,06</text:p>
          </table:table-cell>
          <table:table-cell table:style-name="ce456" table:formula="of:=[$results_3_raw.I8]/[$results_3_raw.$M8]" office:value-type="float" office:value="1" calcext:value-type="float">
            <text:p>1,00</text:p>
          </table:table-cell>
          <table:table-cell table:style-name="ce518" table:formula="of:=[$results_3_raw.J8]/[$results_3_raw.$M8]" office:value-type="float" office:value="1.66867092235603" calcext:value-type="float">
            <text:p>1,67</text:p>
          </table:table-cell>
          <table:table-cell table:style-name="ce580" table:formula="of:=[$results_3_raw.K8]/[$results_3_raw.$M8]" office:value-type="float" office:value="1.67287863967548" calcext:value-type="float">
            <text:p>1,67</text:p>
          </table:table-cell>
          <table:table-cell table:formula="of:=MEDIAN([.B11:.K11])" office:value-type="float" office:value="1.63325901732116" calcext:value-type="float">
            <text:p>1,63</text:p>
          </table:table-cell>
          <table:table-cell table:formula="of:=MIN([.B11:.K11])" office:value-type="float" office:value="1" calcext:value-type="float">
            <text:p>1,00</text:p>
          </table:table-cell>
          <table:table-cell table:formula="of:=MAX([.B11:.K11])" office:value-type="float" office:value="2.22068684582192" calcext:value-type="float">
            <text:p>2,22</text:p>
          </table:table-cell>
          <table:table-cell table:style-name="ce2" table:formula="of:=[.N11]/[.M11]" office:value-type="float" office:value="2.22068684582192" calcext:value-type="float">
            <text:p>2,22</text:p>
          </table:table-cell>
          <table:table-cell/>
          <table:table-cell table:formula="of:=[.K11]/[.F11]" office:value-type="float" office:value="1.02179726900929" calcext:value-type="float">
            <text:p>1,02</text:p>
          </table:table-cell>
          <table:table-cell table:number-columns-repeated="2"/>
          <table:table-cell office:value-type="string" calcext:value-type="string">
            <text:p>Each row is a diffferent size of the LFS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results_3_raw.B9]/[$results_3_raw.$M9]" office:value-type="float" office:value="1.16421299151717" calcext:value-type="float">
            <text:p>1,16</text:p>
          </table:table-cell>
          <table:table-cell table:style-name="ce85" table:formula="of:=[$results_3_raw.C9]/[$results_3_raw.$M9]" office:value-type="float" office:value="1.61751271531111" calcext:value-type="float">
            <text:p>1,62</text:p>
          </table:table-cell>
          <table:table-cell table:style-name="ce147" table:formula="of:=[$results_3_raw.D9]/[$results_3_raw.$M9]" office:value-type="float" office:value="1.19775995995459" calcext:value-type="float">
            <text:p>1,20</text:p>
          </table:table-cell>
          <table:table-cell table:style-name="ce209" table:formula="of:=[$results_3_raw.E9]/[$results_3_raw.$M9]" office:value-type="float" office:value="1.14167851045382" calcext:value-type="float">
            <text:p>1,14</text:p>
          </table:table-cell>
          <table:table-cell table:style-name="ce271" table:formula="of:=[$results_3_raw.F9]/[$results_3_raw.$M9]" office:value-type="float" office:value="1.21628990015464" calcext:value-type="float">
            <text:p>1,22</text:p>
          </table:table-cell>
          <table:table-cell table:style-name="ce333" table:formula="of:=[$results_3_raw.G9]/[$results_3_raw.$M9]" office:value-type="float" office:value="1.15813467056394" calcext:value-type="float">
            <text:p>1,16</text:p>
          </table:table-cell>
          <table:table-cell table:style-name="ce395" table:formula="of:=[$results_3_raw.H9]/[$results_3_raw.$M9]" office:value-type="float" office:value="1.02176575223691" calcext:value-type="float">
            <text:p>1,02</text:p>
          </table:table-cell>
          <table:table-cell table:style-name="ce457" table:formula="of:=[$results_3_raw.I9]/[$results_3_raw.$M9]" office:value-type="float" office:value="1" calcext:value-type="float">
            <text:p>1,00</text:p>
          </table:table-cell>
          <table:table-cell table:style-name="ce519" table:formula="of:=[$results_3_raw.J9]/[$results_3_raw.$M9]" office:value-type="float" office:value="1.24314177683623" calcext:value-type="float">
            <text:p>1,24</text:p>
          </table:table-cell>
          <table:table-cell table:style-name="ce581" table:formula="of:=[$results_3_raw.K9]/[$results_3_raw.$M9]" office:value-type="float" office:value="1.22940298374049" calcext:value-type="float">
            <text:p>1,23</text:p>
          </table:table-cell>
          <table:table-cell table:formula="of:=MEDIAN([.B12:.K12])" office:value-type="float" office:value="1.18098647573588" calcext:value-type="float">
            <text:p>1,18</text:p>
          </table:table-cell>
          <table:table-cell table:formula="of:=MIN([.B12:.K12])" office:value-type="float" office:value="1" calcext:value-type="float">
            <text:p>1,00</text:p>
          </table:table-cell>
          <table:table-cell table:formula="of:=MAX([.B12:.K12])" office:value-type="float" office:value="1.61751271531111" calcext:value-type="float">
            <text:p>1,62</text:p>
          </table:table-cell>
          <table:table-cell table:style-name="ce2" table:formula="of:=[.N12]/[.M12]" office:value-type="float" office:value="1.61751271531111" calcext:value-type="float">
            <text:p>1,62</text:p>
          </table:table-cell>
          <table:table-cell/>
          <table:table-cell table:formula="of:=[.K12]/[.F12]" office:value-type="float" office:value="1.0107812155508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4" table:formula="of:=[$results_3_raw.B10]/[$results_3_raw.$M10]" office:value-type="float" office:value="1.28789171358699" calcext:value-type="float">
            <text:p>1,29</text:p>
          </table:table-cell>
          <table:table-cell table:style-name="ce86" table:formula="of:=[$results_3_raw.C10]/[$results_3_raw.$M10]" office:value-type="float" office:value="1.72714174676297" calcext:value-type="float">
            <text:p>1,73</text:p>
          </table:table-cell>
          <table:table-cell table:style-name="ce148" table:formula="of:=[$results_3_raw.D10]/[$results_3_raw.$M10]" office:value-type="float" office:value="1.26739843409354" calcext:value-type="float">
            <text:p>1,27</text:p>
          </table:table-cell>
          <table:table-cell table:style-name="ce210" table:formula="of:=[$results_3_raw.E10]/[$results_3_raw.$M10]" office:value-type="float" office:value="1.24201406661738" calcext:value-type="float">
            <text:p>1,24</text:p>
          </table:table-cell>
          <table:table-cell table:style-name="ce272" table:formula="of:=[$results_3_raw.F10]/[$results_3_raw.$M10]" office:value-type="float" office:value="1.28402434169368" calcext:value-type="float">
            <text:p>1,28</text:p>
          </table:table-cell>
          <table:table-cell table:style-name="ce334" table:formula="of:=[$results_3_raw.G10]/[$results_3_raw.$M10]" office:value-type="float" office:value="1.22046863447648" calcext:value-type="float">
            <text:p>1,22</text:p>
          </table:table-cell>
          <table:table-cell table:style-name="ce396" table:formula="of:=[$results_3_raw.H10]/[$results_3_raw.$M10]" office:value-type="float" office:value="1.23925572048759" calcext:value-type="float">
            <text:p>1,24</text:p>
          </table:table-cell>
          <table:table-cell table:style-name="ce458" table:formula="of:=[$results_3_raw.I10]/[$results_3_raw.$M10]" office:value-type="float" office:value="1" calcext:value-type="float">
            <text:p>1,00</text:p>
          </table:table-cell>
          <table:table-cell table:style-name="ce520" table:formula="of:=[$results_3_raw.J10]/[$results_3_raw.$M10]" office:value-type="float" office:value="1.29006237085063" calcext:value-type="float">
            <text:p>1,29</text:p>
          </table:table-cell>
          <table:table-cell table:style-name="ce582" table:formula="of:=[$results_3_raw.K10]/[$results_3_raw.$M10]" office:value-type="float" office:value="1.30162657111983" calcext:value-type="float">
            <text:p>1,30</text:p>
          </table:table-cell>
          <table:table-cell table:formula="of:=MEDIAN([.B13:.K13])" office:value-type="float" office:value="1.27571138789361" calcext:value-type="float">
            <text:p>1,28</text:p>
          </table:table-cell>
          <table:table-cell table:formula="of:=MIN([.B13:.K13])" office:value-type="float" office:value="1" calcext:value-type="float">
            <text:p>1,00</text:p>
          </table:table-cell>
          <table:table-cell table:formula="of:=MAX([.B13:.K13])" office:value-type="float" office:value="1.72714174676297" calcext:value-type="float">
            <text:p>1,73</text:p>
          </table:table-cell>
          <table:table-cell table:style-name="ce2" table:formula="of:=[.N13]/[.M13]" office:value-type="float" office:value="1.72714174676297" calcext:value-type="float">
            <text:p>1,73</text:p>
          </table:table-cell>
          <table:table-cell/>
          <table:table-cell table:formula="of:=[.K13]/[.F13]" office:value-type="float" office:value="1.01370864153785" calcext:value-type="float">
            <text:p>1,01</text:p>
          </table:table-cell>
          <table:table-cell table:number-columns-repeated="2"/>
          <table:table-cell office:value-type="string" calcext:value-type="string">
            <text:p>Each implementation has its own column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table:formula="of:=[$results_3_raw.B11]/[$results_3_raw.$M11]" office:value-type="float" office:value="1.36030727138798" calcext:value-type="float">
            <text:p>1,36</text:p>
          </table:table-cell>
          <table:table-cell table:style-name="ce87" table:formula="of:=[$results_3_raw.C11]/[$results_3_raw.$M11]" office:value-type="float" office:value="1.11517064786559" calcext:value-type="float">
            <text:p>1,12</text:p>
          </table:table-cell>
          <table:table-cell table:style-name="ce149" table:formula="of:=[$results_3_raw.D11]/[$results_3_raw.$M11]" office:value-type="float" office:value="1.29829878284051" calcext:value-type="float">
            <text:p>1,30</text:p>
          </table:table-cell>
          <table:table-cell table:style-name="ce211" table:formula="of:=[$results_3_raw.E11]/[$results_3_raw.$M11]" office:value-type="float" office:value="1.12144235153811" calcext:value-type="float">
            <text:p>1,12</text:p>
          </table:table-cell>
          <table:table-cell table:style-name="ce273" table:formula="of:=[$results_3_raw.F11]/[$results_3_raw.$M11]" office:value-type="float" office:value="1.34946858886667" calcext:value-type="float">
            <text:p>1,35</text:p>
          </table:table-cell>
          <table:table-cell table:style-name="ce335" table:formula="of:=[$results_3_raw.G11]/[$results_3_raw.$M11]" office:value-type="float" office:value="1.11869935809744" calcext:value-type="float">
            <text:p>1,12</text:p>
          </table:table-cell>
          <table:table-cell table:style-name="ce397" table:formula="of:=[$results_3_raw.H11]/[$results_3_raw.$M11]" office:value-type="float" office:value="1.10154687993265" calcext:value-type="float">
            <text:p>1,10</text:p>
          </table:table-cell>
          <table:table-cell table:style-name="ce459" table:formula="of:=[$results_3_raw.I11]/[$results_3_raw.$M11]" office:value-type="float" office:value="1" calcext:value-type="float">
            <text:p>1,00</text:p>
          </table:table-cell>
          <table:table-cell table:style-name="ce521" table:formula="of:=[$results_3_raw.J11]/[$results_3_raw.$M11]" office:value-type="float" office:value="1.29958960328317" calcext:value-type="float">
            <text:p>1,30</text:p>
          </table:table-cell>
          <table:table-cell table:style-name="ce583" table:formula="of:=[$results_3_raw.K11]/[$results_3_raw.$M11]" office:value-type="float" office:value="1.35292013048511" calcext:value-type="float">
            <text:p>1,35</text:p>
          </table:table-cell>
          <table:table-cell table:formula="of:=MEDIAN([.B14:.K14])" office:value-type="float" office:value="1.20987056718931" calcext:value-type="float">
            <text:p>1,21</text:p>
          </table:table-cell>
          <table:table-cell table:formula="of:=MIN([.B14:.K14])" office:value-type="float" office:value="1" calcext:value-type="float">
            <text:p>1,00</text:p>
          </table:table-cell>
          <table:table-cell table:formula="of:=MAX([.B14:.K14])" office:value-type="float" office:value="1.36030727138798" calcext:value-type="float">
            <text:p>1,36</text:p>
          </table:table-cell>
          <table:table-cell table:style-name="ce2" table:formula="of:=[.N14]/[.M14]" office:value-type="float" office:value="1.36030727138798" calcext:value-type="float">
            <text:p>1,36</text:p>
          </table:table-cell>
          <table:table-cell/>
          <table:table-cell table:formula="of:=[.K14]/[.F14]" office:value-type="float" office:value="1.00255770430443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table:formula="of:=[$results_3_raw.B12]/[$results_3_raw.$M12]" office:value-type="float" office:value="1.22248033066012" calcext:value-type="float">
            <text:p>1,22</text:p>
          </table:table-cell>
          <table:table-cell table:style-name="ce88" table:formula="of:=[$results_3_raw.C12]/[$results_3_raw.$M12]" office:value-type="float" office:value="1.00574730832284" calcext:value-type="float">
            <text:p>1,01</text:p>
          </table:table-cell>
          <table:table-cell table:style-name="ce150" table:formula="of:=[$results_3_raw.D12]/[$results_3_raw.$M12]" office:value-type="float" office:value="1.17612208599442" calcext:value-type="float">
            <text:p>1,18</text:p>
          </table:table-cell>
          <table:table-cell table:style-name="ce212" table:formula="of:=[$results_3_raw.E12]/[$results_3_raw.$M12]" office:value-type="float" office:value="1.00072790799243" calcext:value-type="float">
            <text:p>1,00</text:p>
          </table:table-cell>
          <table:table-cell table:style-name="ce274" table:formula="of:=[$results_3_raw.F12]/[$results_3_raw.$M12]" office:value-type="float" office:value="1.22388550956724" calcext:value-type="float">
            <text:p>1,22</text:p>
          </table:table-cell>
          <table:table-cell table:style-name="ce336" table:formula="of:=[$results_3_raw.G12]/[$results_3_raw.$M12]" office:value-type="float" office:value="1" calcext:value-type="float">
            <text:p>1,00</text:p>
          </table:table-cell>
          <table:table-cell table:style-name="ce398" table:formula="of:=[$results_3_raw.H12]/[$results_3_raw.$M12]" office:value-type="float" office:value="1.3931209529898" calcext:value-type="float">
            <text:p>1,39</text:p>
          </table:table-cell>
          <table:table-cell table:style-name="ce460" table:formula="of:=[$results_3_raw.I12]/[$results_3_raw.$M12]" office:value-type="float" office:value="1.01177312057321" calcext:value-type="float">
            <text:p>1,01</text:p>
          </table:table-cell>
          <table:table-cell table:style-name="ce522" table:formula="of:=[$results_3_raw.J12]/[$results_3_raw.$M12]" office:value-type="float" office:value="1.17795135042757" calcext:value-type="float">
            <text:p>1,18</text:p>
          </table:table-cell>
          <table:table-cell table:style-name="ce584" table:formula="of:=[$results_3_raw.K12]/[$results_3_raw.$M12]" office:value-type="float" office:value="1.17421686594467" calcext:value-type="float">
            <text:p>1,17</text:p>
          </table:table-cell>
          <table:table-cell table:formula="of:=MEDIAN([.B15:.K15])" office:value-type="float" office:value="1.17516947596954" calcext:value-type="float">
            <text:p>1,18</text:p>
          </table:table-cell>
          <table:table-cell table:formula="of:=MIN([.B15:.K15])" office:value-type="float" office:value="1" calcext:value-type="float">
            <text:p>1,00</text:p>
          </table:table-cell>
          <table:table-cell table:formula="of:=MAX([.B15:.K15])" office:value-type="float" office:value="1.3931209529898" calcext:value-type="float">
            <text:p>1,39</text:p>
          </table:table-cell>
          <table:table-cell table:style-name="ce2" table:formula="of:=[.N15]/[.M15]" office:value-type="float" office:value="1.3931209529898" calcext:value-type="float">
            <text:p>1,39</text:p>
          </table:table-cell>
          <table:table-cell/>
          <table:table-cell table:formula="of:=[.K15]/[.F15]" office:value-type="float" office:value="0.959417246765068" calcext:value-type="float">
            <text:p>0,96</text:p>
          </table:table-cell>
          <table:table-cell table:number-columns-repeated="2"/>
          <table:table-cell office:value-type="string" calcext:value-type="string">
            <text:p>Green items are the best, red are the wors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7" table:formula="of:=[$results_3_raw.B13]/[$results_3_raw.$M13]" office:value-type="float" office:value="1.23354655385517" calcext:value-type="float">
            <text:p>1,23</text:p>
          </table:table-cell>
          <table:table-cell table:style-name="ce89" table:formula="of:=[$results_3_raw.C13]/[$results_3_raw.$M13]" office:value-type="float" office:value="1.01189490182087" calcext:value-type="float">
            <text:p>1,01</text:p>
          </table:table-cell>
          <table:table-cell table:style-name="ce151" table:formula="of:=[$results_3_raw.D13]/[$results_3_raw.$M13]" office:value-type="float" office:value="1.20669860727073" calcext:value-type="float">
            <text:p>1,21</text:p>
          </table:table-cell>
          <table:table-cell table:style-name="ce213" table:formula="of:=[$results_3_raw.E13]/[$results_3_raw.$M13]" office:value-type="float" office:value="1.03661489060768" calcext:value-type="float">
            <text:p>1,04</text:p>
          </table:table-cell>
          <table:table-cell table:style-name="ce275" table:formula="of:=[$results_3_raw.F13]/[$results_3_raw.$M13]" office:value-type="float" office:value="1.22384332114324" calcext:value-type="float">
            <text:p>1,22</text:p>
          </table:table-cell>
          <table:table-cell table:style-name="ce337" table:formula="of:=[$results_3_raw.G13]/[$results_3_raw.$M13]" office:value-type="float" office:value="1.03329553128863" calcext:value-type="float">
            <text:p>1,03</text:p>
          </table:table-cell>
          <table:table-cell table:style-name="ce399" table:formula="of:=[$results_3_raw.H13]/[$results_3_raw.$M13]" office:value-type="float" office:value="1.39706800545369" calcext:value-type="float">
            <text:p>1,40</text:p>
          </table:table-cell>
          <table:table-cell table:style-name="ce461" table:formula="of:=[$results_3_raw.I13]/[$results_3_raw.$M13]" office:value-type="float" office:value="1" calcext:value-type="float">
            <text:p>1,00</text:p>
          </table:table-cell>
          <table:table-cell table:style-name="ce523" table:formula="of:=[$results_3_raw.J13]/[$results_3_raw.$M13]" office:value-type="float" office:value="1.18930541928414" calcext:value-type="float">
            <text:p>1,19</text:p>
          </table:table-cell>
          <table:table-cell table:style-name="ce585" table:formula="of:=[$results_3_raw.K13]/[$results_3_raw.$M13]" office:value-type="float" office:value="1.24107085972043" calcext:value-type="float">
            <text:p>1,24</text:p>
          </table:table-cell>
          <table:table-cell table:formula="of:=MEDIAN([.B16:.K16])" office:value-type="float" office:value="1.19800201327744" calcext:value-type="float">
            <text:p>1,20</text:p>
          </table:table-cell>
          <table:table-cell table:formula="of:=MIN([.B16:.K16])" office:value-type="float" office:value="1" calcext:value-type="float">
            <text:p>1,00</text:p>
          </table:table-cell>
          <table:table-cell table:formula="of:=MAX([.B16:.K16])" office:value-type="float" office:value="1.39706800545369" calcext:value-type="float">
            <text:p>1,40</text:p>
          </table:table-cell>
          <table:table-cell table:style-name="ce2" table:formula="of:=[.N16]/[.M16]" office:value-type="float" office:value="1.39706800545369" calcext:value-type="float">
            <text:p>1,40</text:p>
          </table:table-cell>
          <table:table-cell/>
          <table:table-cell table:formula="of:=[.K16]/[.F16]" office:value-type="float" office:value="1.01407658830144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table:formula="of:=[$results_3_raw.B14]/[$results_3_raw.$M14]" office:value-type="float" office:value="1.06770061791546" calcext:value-type="float">
            <text:p>1,07</text:p>
          </table:table-cell>
          <table:table-cell table:style-name="ce90" table:formula="of:=[$results_3_raw.C14]/[$results_3_raw.$M14]" office:value-type="float" office:value="1.04661783361296" calcext:value-type="float">
            <text:p>1,05</text:p>
          </table:table-cell>
          <table:table-cell table:style-name="ce152" table:formula="of:=[$results_3_raw.D14]/[$results_3_raw.$M14]" office:value-type="float" office:value="1.05512133240578" calcext:value-type="float">
            <text:p>1,06</text:p>
          </table:table-cell>
          <table:table-cell table:style-name="ce214" table:formula="of:=[$results_3_raw.E14]/[$results_3_raw.$M14]" office:value-type="float" office:value="1.04771453124361" calcext:value-type="float">
            <text:p>1,05</text:p>
          </table:table-cell>
          <table:table-cell table:style-name="ce276" table:formula="of:=[$results_3_raw.F14]/[$results_3_raw.$M14]" office:value-type="float" office:value="1.05481851291075" calcext:value-type="float">
            <text:p>1,05</text:p>
          </table:table-cell>
          <table:table-cell table:style-name="ce338" table:formula="of:=[$results_3_raw.G14]/[$results_3_raw.$M14]" office:value-type="float" office:value="1.03279453288047" calcext:value-type="float">
            <text:p>1,03</text:p>
          </table:table-cell>
          <table:table-cell table:style-name="ce400" table:formula="of:=[$results_3_raw.H14]/[$results_3_raw.$M14]" office:value-type="float" office:value="1.06085853418996" calcext:value-type="float">
            <text:p>1,06</text:p>
          </table:table-cell>
          <table:table-cell table:style-name="ce462" table:formula="of:=[$results_3_raw.I14]/[$results_3_raw.$M14]" office:value-type="float" office:value="1" calcext:value-type="float">
            <text:p>1,00</text:p>
          </table:table-cell>
          <table:table-cell table:style-name="ce524" table:formula="of:=[$results_3_raw.J14]/[$results_3_raw.$M14]" office:value-type="float" office:value="1.05500675205631" calcext:value-type="float">
            <text:p>1,06</text:p>
          </table:table-cell>
          <table:table-cell table:style-name="ce586" table:formula="of:=[$results_3_raw.K14]/[$results_3_raw.$M14]" office:value-type="float" office:value="1.11570978434341" calcext:value-type="float">
            <text:p>1,12</text:p>
          </table:table-cell>
          <table:table-cell table:formula="of:=MEDIAN([.B17:.K17])" office:value-type="float" office:value="1.05491263248353" calcext:value-type="float">
            <text:p>1,05</text:p>
          </table:table-cell>
          <table:table-cell table:formula="of:=MIN([.B17:.K17])" office:value-type="float" office:value="1" calcext:value-type="float">
            <text:p>1,00</text:p>
          </table:table-cell>
          <table:table-cell table:formula="of:=MAX([.B17:.K17])" office:value-type="float" office:value="1.11570978434341" calcext:value-type="float">
            <text:p>1,12</text:p>
          </table:table-cell>
          <table:table-cell table:style-name="ce2" table:formula="of:=[.N17]/[.M17]" office:value-type="float" office:value="1.11570978434341" calcext:value-type="float">
            <text:p>1,12</text:p>
          </table:table-cell>
          <table:table-cell/>
          <table:table-cell table:formula="of:=[.K17]/[.F17]" office:value-type="float" office:value="1.0577267754475" calcext:value-type="float">
            <text:p>1,06</text:p>
          </table:table-cell>
          <table:table-cell table:number-columns-repeated="2"/>
          <table:table-cell office:value-type="string" calcext:value-type="string">
            <text:p>The results were generated with: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9" table:formula="of:=[$results_3_raw.B15]/[$results_3_raw.$M15]" office:value-type="float" office:value="1.24764517171526" calcext:value-type="float">
            <text:p>1,25</text:p>
          </table:table-cell>
          <table:table-cell table:style-name="ce91" table:formula="of:=[$results_3_raw.C15]/[$results_3_raw.$M15]" office:value-type="float" office:value="1.25425051431814" calcext:value-type="float">
            <text:p>1,25</text:p>
          </table:table-cell>
          <table:table-cell table:style-name="ce153" table:formula="of:=[$results_3_raw.D15]/[$results_3_raw.$M15]" office:value-type="float" office:value="1.45825155477784" calcext:value-type="float">
            <text:p>1,46</text:p>
          </table:table-cell>
          <table:table-cell table:style-name="ce215" table:formula="of:=[$results_3_raw.E15]/[$results_3_raw.$M15]" office:value-type="float" office:value="1.24916644990423" calcext:value-type="float">
            <text:p>1,25</text:p>
          </table:table-cell>
          <table:table-cell table:style-name="ce277" table:formula="of:=[$results_3_raw.F15]/[$results_3_raw.$M15]" office:value-type="float" office:value="1.51529554572899" calcext:value-type="float">
            <text:p>1,52</text:p>
          </table:table-cell>
          <table:table-cell table:style-name="ce339" table:formula="of:=[$results_3_raw.G15]/[$results_3_raw.$M15]" office:value-type="float" office:value="1.25474709735392" calcext:value-type="float">
            <text:p>1,25</text:p>
          </table:table-cell>
          <table:table-cell table:style-name="ce401" table:formula="of:=[$results_3_raw.H15]/[$results_3_raw.$M15]" office:value-type="float" office:value="1" calcext:value-type="float">
            <text:p>1,00</text:p>
          </table:table-cell>
          <table:table-cell table:style-name="ce463" table:formula="of:=[$results_3_raw.I15]/[$results_3_raw.$M15]" office:value-type="float" office:value="1.06945856684559" calcext:value-type="float">
            <text:p>1,07</text:p>
          </table:table-cell>
          <table:table-cell table:style-name="ce525" table:formula="of:=[$results_3_raw.J15]/[$results_3_raw.$M15]" office:value-type="float" office:value="1.24695153191925" calcext:value-type="float">
            <text:p>1,25</text:p>
          </table:table-cell>
          <table:table-cell table:style-name="ce587" table:formula="of:=[$results_3_raw.K15]/[$results_3_raw.$M15]" office:value-type="float" office:value="1.51728976014251" calcext:value-type="float">
            <text:p>1,52</text:p>
          </table:table-cell>
          <table:table-cell table:formula="of:=MEDIAN([.B18:.K18])" office:value-type="float" office:value="1.25170848211119" calcext:value-type="float">
            <text:p>1,25</text:p>
          </table:table-cell>
          <table:table-cell table:style-name="ce5" table:formula="of:=MIN([.B18:.K18])" office:value-type="float" office:value="1" calcext:value-type="float">
            <text:p>1,00</text:p>
          </table:table-cell>
          <table:table-cell table:style-name="ce5" table:formula="of:=MAX([.B18:.K18])" office:value-type="float" office:value="1.51728976014251" calcext:value-type="float">
            <text:p>1,52</text:p>
          </table:table-cell>
          <table:table-cell table:style-name="ce5" table:formula="of:=[.N18]/[.M18]" office:value-type="float" office:value="1.51728976014251" calcext:value-type="float">
            <text:p>1,52</text:p>
          </table:table-cell>
          <table:table-cell table:style-name="ce1"/>
          <table:table-cell table:style-name="ce5" table:formula="of:=[.K18]/[.F18]" office:value-type="float" office:value="1.00131605640836" calcext:value-type="float">
            <text:p>1,00</text:p>
          </table:table-cell>
          <table:table-cell table:number-columns-repeated="2"/>
          <table:table-cell office:value-type="string" calcext:value-type="string">
            <text:p>benchmark/extensive_benchmark <text:s/>--reporter XML &gt;extensiveresults.x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" table:formula="of:=[$results_3_raw.B16]/[$results_3_raw.$M16]" office:value-type="float" office:value="1.06372211795834" calcext:value-type="float">
            <text:p>1,06</text:p>
          </table:table-cell>
          <table:table-cell table:style-name="ce92" table:formula="of:=[$results_3_raw.C16]/[$results_3_raw.$M16]" office:value-type="float" office:value="1" calcext:value-type="float">
            <text:p>1,00</text:p>
          </table:table-cell>
          <table:table-cell table:style-name="ce154" table:formula="of:=[$results_3_raw.D16]/[$results_3_raw.$M16]" office:value-type="float" office:value="1.64265452419777" calcext:value-type="float">
            <text:p>1,64</text:p>
          </table:table-cell>
          <table:table-cell table:style-name="ce216" table:formula="of:=[$results_3_raw.E16]/[$results_3_raw.$M16]" office:value-type="float" office:value="1.57430391040827" calcext:value-type="float">
            <text:p>1,57</text:p>
          </table:table-cell>
          <table:table-cell table:style-name="ce278" table:formula="of:=[$results_3_raw.F16]/[$results_3_raw.$M16]" office:value-type="float" office:value="1.68161708150017" calcext:value-type="float">
            <text:p>1,68</text:p>
          </table:table-cell>
          <table:table-cell table:style-name="ce340" table:formula="of:=[$results_3_raw.G16]/[$results_3_raw.$M16]" office:value-type="float" office:value="1.574254684183" calcext:value-type="float">
            <text:p>1,57</text:p>
          </table:table-cell>
          <table:table-cell table:style-name="ce402" table:formula="of:=[$results_3_raw.H16]/[$results_3_raw.$M16]" office:value-type="float" office:value="1.2229037319632" calcext:value-type="float">
            <text:p>1,22</text:p>
          </table:table-cell>
          <table:table-cell table:style-name="ce464" table:formula="of:=[$results_3_raw.I16]/[$results_3_raw.$M16]" office:value-type="float" office:value="1.58721348798572" calcext:value-type="float">
            <text:p>1,59</text:p>
          </table:table-cell>
          <table:table-cell table:style-name="ce526" table:formula="of:=[$results_3_raw.J16]/[$results_3_raw.$M16]" office:value-type="float" office:value="1.65877611297419" calcext:value-type="float">
            <text:p>1,66</text:p>
          </table:table-cell>
          <table:table-cell table:style-name="ce588" table:formula="of:=[$results_3_raw.K16]/[$results_3_raw.$M16]" office:value-type="float" office:value="1.57565763160324" calcext:value-type="float">
            <text:p>1,58</text:p>
          </table:table-cell>
          <table:table-cell table:formula="of:=MEDIAN([.B19:.K19])" office:value-type="float" office:value="1.57498077100575" calcext:value-type="float">
            <text:p>1,57</text:p>
          </table:table-cell>
          <table:table-cell table:formula="of:=MIN([.B19:.K19])" office:value-type="float" office:value="1" calcext:value-type="float">
            <text:p>1,00</text:p>
          </table:table-cell>
          <table:table-cell table:formula="of:=MAX([.B19:.K19])" office:value-type="float" office:value="1.68161708150017" calcext:value-type="float">
            <text:p>1,68</text:p>
          </table:table-cell>
          <table:table-cell table:style-name="ce2" table:formula="of:=[.N19]/[.M19]" office:value-type="float" office:value="1.68161708150017" calcext:value-type="float">
            <text:p>1,68</text:p>
          </table:table-cell>
          <table:table-cell/>
          <table:table-cell table:formula="of:=[.K19]/[.F19]" office:value-type="float" office:value="0.936989549486256" calcext:value-type="float">
            <text:p>0,94</text:p>
          </table:table-cell>
          <table:table-cell table:number-columns-repeated="2"/>
          <table:table-cell office:value-type="string" calcext:value-type="string">
            <text:p>./parse_benchmark_xml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table:formula="of:=[$results_3_raw.B17]/[$results_3_raw.$M17]" office:value-type="float" office:value="1.13055692316603" calcext:value-type="float">
            <text:p>1,13</text:p>
          </table:table-cell>
          <table:table-cell table:style-name="ce93" table:formula="of:=[$results_3_raw.C17]/[$results_3_raw.$M17]" office:value-type="float" office:value="1.00879453985539" calcext:value-type="float">
            <text:p>1,01</text:p>
          </table:table-cell>
          <table:table-cell table:style-name="ce155" table:formula="of:=[$results_3_raw.D17]/[$results_3_raw.$M17]" office:value-type="float" office:value="1.2892544431251" calcext:value-type="float">
            <text:p>1,29</text:p>
          </table:table-cell>
          <table:table-cell table:style-name="ce217" table:formula="of:=[$results_3_raw.E17]/[$results_3_raw.$M17]" office:value-type="float" office:value="1.23898751773871" calcext:value-type="float">
            <text:p>1,24</text:p>
          </table:table-cell>
          <table:table-cell table:style-name="ce279" table:formula="of:=[$results_3_raw.F17]/[$results_3_raw.$M17]" office:value-type="float" office:value="1.31084981706199" calcext:value-type="float">
            <text:p>1,31</text:p>
          </table:table-cell>
          <table:table-cell table:style-name="ce341" table:formula="of:=[$results_3_raw.G17]/[$results_3_raw.$M17]" office:value-type="float" office:value="1.2405707279871" calcext:value-type="float">
            <text:p>1,24</text:p>
          </table:table-cell>
          <table:table-cell table:style-name="ce403" table:formula="of:=[$results_3_raw.H17]/[$results_3_raw.$M17]" office:value-type="float" office:value="1.09863206773051" calcext:value-type="float">
            <text:p>1,10</text:p>
          </table:table-cell>
          <table:table-cell table:style-name="ce465" table:formula="of:=[$results_3_raw.I17]/[$results_3_raw.$M17]" office:value-type="float" office:value="1" calcext:value-type="float">
            <text:p>1,00</text:p>
          </table:table-cell>
          <table:table-cell table:style-name="ce527" table:formula="of:=[$results_3_raw.J17]/[$results_3_raw.$M17]" office:value-type="float" office:value="1.28089432071592" calcext:value-type="float">
            <text:p>1,28</text:p>
          </table:table-cell>
          <table:table-cell table:style-name="ce589" table:formula="of:=[$results_3_raw.K17]/[$results_3_raw.$M17]" office:value-type="float" office:value="1.24090860822304" calcext:value-type="float">
            <text:p>1,24</text:p>
          </table:table-cell>
          <table:table-cell table:formula="of:=MEDIAN([.B20:.K20])" office:value-type="float" office:value="1.23977912286291" calcext:value-type="float">
            <text:p>1,24</text:p>
          </table:table-cell>
          <table:table-cell table:formula="of:=MIN([.B20:.K20])" office:value-type="float" office:value="1" calcext:value-type="float">
            <text:p>1,00</text:p>
          </table:table-cell>
          <table:table-cell table:formula="of:=MAX([.B20:.K20])" office:value-type="float" office:value="1.31084981706199" calcext:value-type="float">
            <text:p>1,31</text:p>
          </table:table-cell>
          <table:table-cell table:style-name="ce2" table:formula="of:=[.N20]/[.M20]" office:value-type="float" office:value="1.31084981706199" calcext:value-type="float">
            <text:p>1,31</text:p>
          </table:table-cell>
          <table:table-cell/>
          <table:table-cell table:formula="of:=[.K20]/[.F20]" office:value-type="float" office:value="0.946644376854927" calcext:value-type="float">
            <text:p>0,95</text:p>
          </table:table-cell>
          <table:table-cell table:number-columns-repeated="2"/>
          <table:table-cell office:value-type="string" calcext:value-type="string">
            <text:p>open output.csv with libreoffi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2" table:formula="of:=[$results_3_raw.B18]/[$results_3_raw.$M18]" office:value-type="float" office:value="1.49643801690795" calcext:value-type="float">
            <text:p>1,50</text:p>
          </table:table-cell>
          <table:table-cell table:style-name="ce94" table:formula="of:=[$results_3_raw.C18]/[$results_3_raw.$M18]" office:value-type="float" office:value="1.08945469554981" calcext:value-type="float">
            <text:p>1,09</text:p>
          </table:table-cell>
          <table:table-cell table:style-name="ce156" table:formula="of:=[$results_3_raw.D18]/[$results_3_raw.$M18]" office:value-type="float" office:value="1.41286900157461" calcext:value-type="float">
            <text:p>1,41</text:p>
          </table:table-cell>
          <table:table-cell table:style-name="ce218" table:formula="of:=[$results_3_raw.E18]/[$results_3_raw.$M18]" office:value-type="float" office:value="1.20979774662529" calcext:value-type="float">
            <text:p>1,21</text:p>
          </table:table-cell>
          <table:table-cell table:style-name="ce280" table:formula="of:=[$results_3_raw.F18]/[$results_3_raw.$M18]" office:value-type="float" office:value="1.46807973950132" calcext:value-type="float">
            <text:p>1,47</text:p>
          </table:table-cell>
          <table:table-cell table:style-name="ce342" table:formula="of:=[$results_3_raw.G18]/[$results_3_raw.$M18]" office:value-type="float" office:value="1.21132649473346" calcext:value-type="float">
            <text:p>1,21</text:p>
          </table:table-cell>
          <table:table-cell table:style-name="ce404" table:formula="of:=[$results_3_raw.H18]/[$results_3_raw.$M18]" office:value-type="float" office:value="1.46901991958785" calcext:value-type="float">
            <text:p>1,47</text:p>
          </table:table-cell>
          <table:table-cell table:style-name="ce466" table:formula="of:=[$results_3_raw.I18]/[$results_3_raw.$M18]" office:value-type="float" office:value="1" calcext:value-type="float">
            <text:p>1,00</text:p>
          </table:table-cell>
          <table:table-cell table:style-name="ce528" table:formula="of:=[$results_3_raw.J18]/[$results_3_raw.$M18]" office:value-type="float" office:value="1.41755461452616" calcext:value-type="float">
            <text:p>1,42</text:p>
          </table:table-cell>
          <table:table-cell table:style-name="ce590" table:formula="of:=[$results_3_raw.K18]/[$results_3_raw.$M18]" office:value-type="float" office:value="1.21257242444162" calcext:value-type="float">
            <text:p>1,21</text:p>
          </table:table-cell>
          <table:table-cell table:formula="of:=MEDIAN([.B21:.K21])" office:value-type="float" office:value="1.31272071300812" calcext:value-type="float">
            <text:p>1,31</text:p>
          </table:table-cell>
          <table:table-cell table:formula="of:=MIN([.B21:.K21])" office:value-type="float" office:value="1" calcext:value-type="float">
            <text:p>1,00</text:p>
          </table:table-cell>
          <table:table-cell table:formula="of:=MAX([.B21:.K21])" office:value-type="float" office:value="1.49643801690795" calcext:value-type="float">
            <text:p>1,50</text:p>
          </table:table-cell>
          <table:table-cell table:style-name="ce2" table:formula="of:=[.N21]/[.M21]" office:value-type="float" office:value="1.49643801690795" calcext:value-type="float">
            <text:p>1,50</text:p>
          </table:table-cell>
          <table:table-cell/>
          <table:table-cell table:formula="of:=[.K21]/[.F21]" office:value-type="float" office:value="0.825958149148977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3" table:formula="of:=[$results_3_raw.B19]/[$results_3_raw.$M19]" office:value-type="float" office:value="1.03829703554398" calcext:value-type="float">
            <text:p>1,04</text:p>
          </table:table-cell>
          <table:table-cell table:style-name="ce95" table:formula="of:=[$results_3_raw.C19]/[$results_3_raw.$M19]" office:value-type="float" office:value="1.03827737082739" calcext:value-type="float">
            <text:p>1,04</text:p>
          </table:table-cell>
          <table:table-cell table:style-name="ce157" table:formula="of:=[$results_3_raw.D19]/[$results_3_raw.$M19]" office:value-type="float" office:value="1.30844107959294" calcext:value-type="float">
            <text:p>1,31</text:p>
          </table:table-cell>
          <table:table-cell table:style-name="ce219" table:formula="of:=[$results_3_raw.E19]/[$results_3_raw.$M19]" office:value-type="float" office:value="1.26324172852859" calcext:value-type="float">
            <text:p>1,26</text:p>
          </table:table-cell>
          <table:table-cell table:style-name="ce281" table:formula="of:=[$results_3_raw.F19]/[$results_3_raw.$M19]" office:value-type="float" office:value="1.34914704291824" calcext:value-type="float">
            <text:p>1,35</text:p>
          </table:table-cell>
          <table:table-cell table:style-name="ce343" table:formula="of:=[$results_3_raw.G19]/[$results_3_raw.$M19]" office:value-type="float" office:value="1.25975124133523" calcext:value-type="float">
            <text:p>1,26</text:p>
          </table:table-cell>
          <table:table-cell table:style-name="ce405" table:formula="of:=[$results_3_raw.H19]/[$results_3_raw.$M19]" office:value-type="float" office:value="1.33260901627255" calcext:value-type="float">
            <text:p>1,33</text:p>
          </table:table-cell>
          <table:table-cell table:style-name="ce467" table:formula="of:=[$results_3_raw.I19]/[$results_3_raw.$M19]" office:value-type="float" office:value="1" calcext:value-type="float">
            <text:p>1,00</text:p>
          </table:table-cell>
          <table:table-cell table:style-name="ce529" table:formula="of:=[$results_3_raw.J19]/[$results_3_raw.$M19]" office:value-type="float" office:value="1.31319994100585" calcext:value-type="float">
            <text:p>1,31</text:p>
          </table:table-cell>
          <table:table-cell table:style-name="ce591" table:formula="of:=[$results_3_raw.K19]/[$results_3_raw.$M19]" office:value-type="float" office:value="1.26081313603068" calcext:value-type="float">
            <text:p>1,26</text:p>
          </table:table-cell>
          <table:table-cell table:formula="of:=MEDIAN([.B22:.K22])" office:value-type="float" office:value="1.26202743227963" calcext:value-type="float">
            <text:p>1,26</text:p>
          </table:table-cell>
          <table:table-cell table:formula="of:=MIN([.B22:.K22])" office:value-type="float" office:value="1" calcext:value-type="float">
            <text:p>1,00</text:p>
          </table:table-cell>
          <table:table-cell table:formula="of:=MAX([.B22:.K22])" office:value-type="float" office:value="1.34914704291824" calcext:value-type="float">
            <text:p>1,35</text:p>
          </table:table-cell>
          <table:table-cell table:style-name="ce2" table:formula="of:=[.N22]/[.M22]" office:value-type="float" office:value="1.34914704291824" calcext:value-type="float">
            <text:p>1,35</text:p>
          </table:table-cell>
          <table:table-cell/>
          <table:table-cell table:formula="of:=[.K22]/[.F22]" office:value-type="float" office:value="0.934526108661589" calcext:value-type="float">
            <text:p>0,93</text:p>
          </table:table-cell>
          <table:table-cell table:number-columns-repeated="2"/>
          <table:table-cell office:value-type="string" calcext:value-type="string">
            <text:p>This is on an amd64 system (intel i7-10710U) using gcc 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4" table:formula="of:=[$results_3_raw.B20]/[$results_3_raw.$M20]" office:value-type="float" office:value="1.02325315768934" calcext:value-type="float">
            <text:p>1,02</text:p>
          </table:table-cell>
          <table:table-cell table:style-name="ce96" table:formula="of:=[$results_3_raw.C20]/[$results_3_raw.$M20]" office:value-type="float" office:value="1" calcext:value-type="float">
            <text:p>1,00</text:p>
          </table:table-cell>
          <table:table-cell table:style-name="ce158" table:formula="of:=[$results_3_raw.D20]/[$results_3_raw.$M20]" office:value-type="float" office:value="1.28331159992766" calcext:value-type="float">
            <text:p>1,28</text:p>
          </table:table-cell>
          <table:table-cell table:style-name="ce220" table:formula="of:=[$results_3_raw.E20]/[$results_3_raw.$M20]" office:value-type="float" office:value="1.24395351272118" calcext:value-type="float">
            <text:p>1,24</text:p>
          </table:table-cell>
          <table:table-cell table:style-name="ce282" table:formula="of:=[$results_3_raw.F20]/[$results_3_raw.$M20]" office:value-type="float" office:value="1.28446331179029" calcext:value-type="float">
            <text:p>1,28</text:p>
          </table:table-cell>
          <table:table-cell table:style-name="ce344" table:formula="of:=[$results_3_raw.G20]/[$results_3_raw.$M20]" office:value-type="float" office:value="1.21256222575456" calcext:value-type="float">
            <text:p>1,21</text:p>
          </table:table-cell>
          <table:table-cell table:style-name="ce406" table:formula="of:=[$results_3_raw.H20]/[$results_3_raw.$M20]" office:value-type="float" office:value="1.0425467109584" calcext:value-type="float">
            <text:p>1,04</text:p>
          </table:table-cell>
          <table:table-cell table:style-name="ce468" table:formula="of:=[$results_3_raw.I20]/[$results_3_raw.$M20]" office:value-type="float" office:value="1.03377085693074" calcext:value-type="float">
            <text:p>1,03</text:p>
          </table:table-cell>
          <table:table-cell table:style-name="ce530" table:formula="of:=[$results_3_raw.J20]/[$results_3_raw.$M20]" office:value-type="float" office:value="1.26512216712196" calcext:value-type="float">
            <text:p>1,27</text:p>
          </table:table-cell>
          <table:table-cell table:style-name="ce592" table:formula="of:=[$results_3_raw.K20]/[$results_3_raw.$M20]" office:value-type="float" office:value="1.22116675074481" calcext:value-type="float">
            <text:p>1,22</text:p>
          </table:table-cell>
          <table:table-cell table:formula="of:=MEDIAN([.B23:.K23])" office:value-type="float" office:value="1.21686448824968" calcext:value-type="float">
            <text:p>1,22</text:p>
          </table:table-cell>
          <table:table-cell table:formula="of:=MIN([.B23:.K23])" office:value-type="float" office:value="1" calcext:value-type="float">
            <text:p>1,00</text:p>
          </table:table-cell>
          <table:table-cell table:formula="of:=MAX([.B23:.K23])" office:value-type="float" office:value="1.28446331179029" calcext:value-type="float">
            <text:p>1,28</text:p>
          </table:table-cell>
          <table:table-cell table:style-name="ce2" table:formula="of:=[.N23]/[.M23]" office:value-type="float" office:value="1.28446331179029" calcext:value-type="float">
            <text:p>1,28</text:p>
          </table:table-cell>
          <table:table-cell/>
          <table:table-cell table:formula="of:=[.K23]/[.F23]" office:value-type="float" office:value="0.95072139432518" calcext:value-type="float">
            <text:p>0,95</text:p>
          </table:table-cell>
          <table:table-cell table:number-columns-repeated="2"/>
          <table:table-cell office:value-type="string" calcext:value-type="string">
            <text:p>The compilation flags were cmake release defaul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5" table:formula="of:=[$results_3_raw.B21]/[$results_3_raw.$M21]" office:value-type="float" office:value="1.10191282786159" calcext:value-type="float">
            <text:p>1,10</text:p>
          </table:table-cell>
          <table:table-cell table:style-name="ce97" table:formula="of:=[$results_3_raw.C21]/[$results_3_raw.$M21]" office:value-type="float" office:value="1" calcext:value-type="float">
            <text:p>1,00</text:p>
          </table:table-cell>
          <table:table-cell table:style-name="ce159" table:formula="of:=[$results_3_raw.D21]/[$results_3_raw.$M21]" office:value-type="float" office:value="1.04755502600351" calcext:value-type="float">
            <text:p>1,05</text:p>
          </table:table-cell>
          <table:table-cell table:style-name="ce221" table:formula="of:=[$results_3_raw.E21]/[$results_3_raw.$M21]" office:value-type="float" office:value="1.0356320543578" calcext:value-type="float">
            <text:p>1,04</text:p>
          </table:table-cell>
          <table:table-cell table:style-name="ce283" table:formula="of:=[$results_3_raw.F21]/[$results_3_raw.$M21]" office:value-type="float" office:value="1.04604150900865" calcext:value-type="float">
            <text:p>1,05</text:p>
          </table:table-cell>
          <table:table-cell table:style-name="ce345" table:formula="of:=[$results_3_raw.G21]/[$results_3_raw.$M21]" office:value-type="float" office:value="1.03604263609577" calcext:value-type="float">
            <text:p>1,04</text:p>
          </table:table-cell>
          <table:table-cell table:style-name="ce407" table:formula="of:=[$results_3_raw.H21]/[$results_3_raw.$M21]" office:value-type="float" office:value="1.11091342360764" calcext:value-type="float">
            <text:p>1,11</text:p>
          </table:table-cell>
          <table:table-cell table:style-name="ce469" table:formula="of:=[$results_3_raw.I21]/[$results_3_raw.$M21]" office:value-type="float" office:value="1.13131370054905" calcext:value-type="float">
            <text:p>1,13</text:p>
          </table:table-cell>
          <table:table-cell table:style-name="ce531" table:formula="of:=[$results_3_raw.J21]/[$results_3_raw.$M21]" office:value-type="float" office:value="1.04666140692676" calcext:value-type="float">
            <text:p>1,05</text:p>
          </table:table-cell>
          <table:table-cell table:style-name="ce593" table:formula="of:=[$results_3_raw.K21]/[$results_3_raw.$M21]" office:value-type="float" office:value="1.05439805496965" calcext:value-type="float">
            <text:p>1,05</text:p>
          </table:table-cell>
          <table:table-cell table:formula="of:=MEDIAN([.B24:.K24])" office:value-type="float" office:value="1.04710821646513" calcext:value-type="float">
            <text:p>1,05</text:p>
          </table:table-cell>
          <table:table-cell table:formula="of:=MIN([.B24:.K24])" office:value-type="float" office:value="1" calcext:value-type="float">
            <text:p>1,00</text:p>
          </table:table-cell>
          <table:table-cell table:formula="of:=MAX([.B24:.K24])" office:value-type="float" office:value="1.13131370054905" calcext:value-type="float">
            <text:p>1,13</text:p>
          </table:table-cell>
          <table:table-cell table:style-name="ce2" table:formula="of:=[.N24]/[.M24]" office:value-type="float" office:value="1.13131370054905" calcext:value-type="float">
            <text:p>1,13</text:p>
          </table:table-cell>
          <table:table-cell/>
          <table:table-cell table:formula="of:=[.K24]/[.F24]" office:value-type="float" office:value="1.00798873265452" calcext:value-type="float">
            <text:p>1,0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6" table:formula="of:=[$results_3_raw.B22]/[$results_3_raw.$M22]" office:value-type="float" office:value="1" calcext:value-type="float">
            <text:p>1,00</text:p>
          </table:table-cell>
          <table:table-cell table:style-name="ce98" table:formula="of:=[$results_3_raw.C22]/[$results_3_raw.$M22]" office:value-type="float" office:value="1.01466510741838" calcext:value-type="float">
            <text:p>1,01</text:p>
          </table:table-cell>
          <table:table-cell table:style-name="ce160" table:formula="of:=[$results_3_raw.D22]/[$results_3_raw.$M22]" office:value-type="float" office:value="1.26477356319671" calcext:value-type="float">
            <text:p>1,26</text:p>
          </table:table-cell>
          <table:table-cell table:style-name="ce222" table:formula="of:=[$results_3_raw.E22]/[$results_3_raw.$M22]" office:value-type="float" office:value="1.21819416413603" calcext:value-type="float">
            <text:p>1,22</text:p>
          </table:table-cell>
          <table:table-cell table:style-name="ce284" table:formula="of:=[$results_3_raw.F22]/[$results_3_raw.$M22]" office:value-type="float" office:value="1.29407548522172" calcext:value-type="float">
            <text:p>1,29</text:p>
          </table:table-cell>
          <table:table-cell table:style-name="ce346" table:formula="of:=[$results_3_raw.G22]/[$results_3_raw.$M22]" office:value-type="float" office:value="1.21779806477168" calcext:value-type="float">
            <text:p>1,22</text:p>
          </table:table-cell>
          <table:table-cell table:style-name="ce408" table:formula="of:=[$results_3_raw.H22]/[$results_3_raw.$M22]" office:value-type="float" office:value="1.33104475922817" calcext:value-type="float">
            <text:p>1,33</text:p>
          </table:table-cell>
          <table:table-cell table:style-name="ce470" table:formula="of:=[$results_3_raw.I22]/[$results_3_raw.$M22]" office:value-type="float" office:value="1.01754154327857" calcext:value-type="float">
            <text:p>1,02</text:p>
          </table:table-cell>
          <table:table-cell table:style-name="ce532" table:formula="of:=[$results_3_raw.J22]/[$results_3_raw.$M22]" office:value-type="float" office:value="1.25808702868891" calcext:value-type="float">
            <text:p>1,26</text:p>
          </table:table-cell>
          <table:table-cell table:style-name="ce594" table:formula="of:=[$results_3_raw.K22]/[$results_3_raw.$M22]" office:value-type="float" office:value="1.2188354678688" calcext:value-type="float">
            <text:p>1,22</text:p>
          </table:table-cell>
          <table:table-cell table:formula="of:=MEDIAN([.B25:.K25])" office:value-type="float" office:value="1.21851481600241" calcext:value-type="float">
            <text:p>1,22</text:p>
          </table:table-cell>
          <table:table-cell table:formula="of:=MIN([.B25:.K25])" office:value-type="float" office:value="1" calcext:value-type="float">
            <text:p>1,00</text:p>
          </table:table-cell>
          <table:table-cell table:formula="of:=MAX([.B25:.K25])" office:value-type="float" office:value="1.33104475922817" calcext:value-type="float">
            <text:p>1,33</text:p>
          </table:table-cell>
          <table:table-cell table:style-name="ce2" table:formula="of:=[.N25]/[.M25]" office:value-type="float" office:value="1.33104475922817" calcext:value-type="float">
            <text:p>1,33</text:p>
          </table:table-cell>
          <table:table-cell/>
          <table:table-cell table:formula="of:=[.K25]/[.F25]" office:value-type="float" office:value="0.941858092350746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table:formula="of:=[$results_3_raw.B23]/[$results_3_raw.$M23]" office:value-type="float" office:value="1.1433836994553" calcext:value-type="float">
            <text:p>1,14</text:p>
          </table:table-cell>
          <table:table-cell table:style-name="ce99" table:formula="of:=[$results_3_raw.C23]/[$results_3_raw.$M23]" office:value-type="float" office:value="1.11427836698434" calcext:value-type="float">
            <text:p>1,11</text:p>
          </table:table-cell>
          <table:table-cell table:style-name="ce161" table:formula="of:=[$results_3_raw.D23]/[$results_3_raw.$M23]" office:value-type="float" office:value="1.50030001480593" calcext:value-type="float">
            <text:p>1,50</text:p>
          </table:table-cell>
          <table:table-cell table:style-name="ce223" table:formula="of:=[$results_3_raw.E23]/[$results_3_raw.$M23]" office:value-type="float" office:value="1.24235741504126" calcext:value-type="float">
            <text:p>1,24</text:p>
          </table:table-cell>
          <table:table-cell table:style-name="ce285" table:formula="of:=[$results_3_raw.F23]/[$results_3_raw.$M23]" office:value-type="float" office:value="1.46616066766931" calcext:value-type="float">
            <text:p>1,47</text:p>
          </table:table-cell>
          <table:table-cell table:style-name="ce347" table:formula="of:=[$results_3_raw.G23]/[$results_3_raw.$M23]" office:value-type="float" office:value="1.24294965206075" calcext:value-type="float">
            <text:p>1,24</text:p>
          </table:table-cell>
          <table:table-cell table:style-name="ce409" table:formula="of:=[$results_3_raw.H23]/[$results_3_raw.$M23]" office:value-type="float" office:value="1" calcext:value-type="float">
            <text:p>1,00</text:p>
          </table:table-cell>
          <table:table-cell table:style-name="ce471" table:formula="of:=[$results_3_raw.I23]/[$results_3_raw.$M23]" office:value-type="float" office:value="1.29104553211717" calcext:value-type="float">
            <text:p>1,29</text:p>
          </table:table-cell>
          <table:table-cell table:style-name="ce533" table:formula="of:=[$results_3_raw.J23]/[$results_3_raw.$M23]" office:value-type="float" office:value="1.49850771856273" calcext:value-type="float">
            <text:p>1,50</text:p>
          </table:table-cell>
          <table:table-cell table:style-name="ce595" table:formula="of:=[$results_3_raw.K23]/[$results_3_raw.$M23]" office:value-type="float" office:value="1.24552900013247" calcext:value-type="float">
            <text:p>1,25</text:p>
          </table:table-cell>
          <table:table-cell table:formula="of:=MEDIAN([.B26:.K26])" office:value-type="float" office:value="1.24423932609661" calcext:value-type="float">
            <text:p>1,24</text:p>
          </table:table-cell>
          <table:table-cell table:formula="of:=MIN([.B26:.K26])" office:value-type="float" office:value="1" calcext:value-type="float">
            <text:p>1,00</text:p>
          </table:table-cell>
          <table:table-cell table:formula="of:=MAX([.B26:.K26])" office:value-type="float" office:value="1.50030001480593" calcext:value-type="float">
            <text:p>1,50</text:p>
          </table:table-cell>
          <table:table-cell table:style-name="ce2" table:formula="of:=[.N26]/[.M26]" office:value-type="float" office:value="1.50030001480593" calcext:value-type="float">
            <text:p>1,50</text:p>
          </table:table-cell>
          <table:table-cell/>
          <table:table-cell table:formula="of:=[.K26]/[.F26]" office:value-type="float" office:value="0.849517401194804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8" table:formula="of:=[$results_3_raw.B24]/[$results_3_raw.$M24]" office:value-type="float" office:value="1" calcext:value-type="float">
            <text:p>1,00</text:p>
          </table:table-cell>
          <table:table-cell table:style-name="ce100" table:formula="of:=[$results_3_raw.C24]/[$results_3_raw.$M24]" office:value-type="float" office:value="1.16533368420063" calcext:value-type="float">
            <text:p>1,17</text:p>
          </table:table-cell>
          <table:table-cell table:style-name="ce162" table:formula="of:=[$results_3_raw.D24]/[$results_3_raw.$M24]" office:value-type="float" office:value="1.24609268535662" calcext:value-type="float">
            <text:p>1,25</text:p>
          </table:table-cell>
          <table:table-cell table:style-name="ce224" table:formula="of:=[$results_3_raw.E24]/[$results_3_raw.$M24]" office:value-type="float" office:value="1.20732498143849" calcext:value-type="float">
            <text:p>1,21</text:p>
          </table:table-cell>
          <table:table-cell table:style-name="ce286" table:formula="of:=[$results_3_raw.F24]/[$results_3_raw.$M24]" office:value-type="float" office:value="1.2769094856348" calcext:value-type="float">
            <text:p>1,28</text:p>
          </table:table-cell>
          <table:table-cell table:style-name="ce348" table:formula="of:=[$results_3_raw.G24]/[$results_3_raw.$M24]" office:value-type="float" office:value="1.20351869778108" calcext:value-type="float">
            <text:p>1,20</text:p>
          </table:table-cell>
          <table:table-cell table:style-name="ce410" table:formula="of:=[$results_3_raw.H24]/[$results_3_raw.$M24]" office:value-type="float" office:value="1.29408945236506" calcext:value-type="float">
            <text:p>1,29</text:p>
          </table:table-cell>
          <table:table-cell table:style-name="ce472" table:formula="of:=[$results_3_raw.I24]/[$results_3_raw.$M24]" office:value-type="float" office:value="1.06924616787121" calcext:value-type="float">
            <text:p>1,07</text:p>
          </table:table-cell>
          <table:table-cell table:style-name="ce534" table:formula="of:=[$results_3_raw.J24]/[$results_3_raw.$M24]" office:value-type="float" office:value="1.26624249316279" calcext:value-type="float">
            <text:p>1,27</text:p>
          </table:table-cell>
          <table:table-cell table:style-name="ce596" table:formula="of:=[$results_3_raw.K24]/[$results_3_raw.$M24]" office:value-type="float" office:value="1.20948657462666" calcext:value-type="float">
            <text:p>1,21</text:p>
          </table:table-cell>
          <table:table-cell table:formula="of:=MEDIAN([.B27:.K27])" office:value-type="float" office:value="1.20840577803257" calcext:value-type="float">
            <text:p>1,21</text:p>
          </table:table-cell>
          <table:table-cell table:formula="of:=MIN([.B27:.K27])" office:value-type="float" office:value="1" calcext:value-type="float">
            <text:p>1,00</text:p>
          </table:table-cell>
          <table:table-cell table:formula="of:=MAX([.B27:.K27])" office:value-type="float" office:value="1.29408945236506" calcext:value-type="float">
            <text:p>1,29</text:p>
          </table:table-cell>
          <table:table-cell table:style-name="ce2" table:formula="of:=[.N27]/[.M27]" office:value-type="float" office:value="1.29408945236506" calcext:value-type="float">
            <text:p>1,29</text:p>
          </table:table-cell>
          <table:table-cell/>
          <table:table-cell table:formula="of:=[.K27]/[.F27]" office:value-type="float" office:value="0.947198363105095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9" table:formula="of:=[$results_3_raw.B25]/[$results_3_raw.$M25]" office:value-type="float" office:value="1.15879216230713" calcext:value-type="float">
            <text:p>1,16</text:p>
          </table:table-cell>
          <table:table-cell table:style-name="ce101" table:formula="of:=[$results_3_raw.C25]/[$results_3_raw.$M25]" office:value-type="float" office:value="1.19105796232607" calcext:value-type="float">
            <text:p>1,19</text:p>
          </table:table-cell>
          <table:table-cell table:style-name="ce163" table:formula="of:=[$results_3_raw.D25]/[$results_3_raw.$M25]" office:value-type="float" office:value="1.17148266178651" calcext:value-type="float">
            <text:p>1,17</text:p>
          </table:table-cell>
          <table:table-cell table:style-name="ce225" table:formula="of:=[$results_3_raw.E25]/[$results_3_raw.$M25]" office:value-type="float" office:value="1.0016407408576" calcext:value-type="float">
            <text:p>1,00</text:p>
          </table:table-cell>
          <table:table-cell table:style-name="ce287" table:formula="of:=[$results_3_raw.F25]/[$results_3_raw.$M25]" office:value-type="float" office:value="1.21461521471618" calcext:value-type="float">
            <text:p>1,21</text:p>
          </table:table-cell>
          <table:table-cell table:style-name="ce349" table:formula="of:=[$results_3_raw.G25]/[$results_3_raw.$M25]" office:value-type="float" office:value="1.00071309121888" calcext:value-type="float">
            <text:p>1,00</text:p>
          </table:table-cell>
          <table:table-cell table:style-name="ce411" table:formula="of:=[$results_3_raw.H25]/[$results_3_raw.$M25]" office:value-type="float" office:value="1.04960716877544" calcext:value-type="float">
            <text:p>1,05</text:p>
          </table:table-cell>
          <table:table-cell table:style-name="ce473" table:formula="of:=[$results_3_raw.I25]/[$results_3_raw.$M25]" office:value-type="float" office:value="1.19998737891648" calcext:value-type="float">
            <text:p>1,20</text:p>
          </table:table-cell>
          <table:table-cell table:style-name="ce535" table:formula="of:=[$results_3_raw.J25]/[$results_3_raw.$M25]" office:value-type="float" office:value="1.16702110876219" calcext:value-type="float">
            <text:p>1,17</text:p>
          </table:table-cell>
          <table:table-cell table:style-name="ce597" table:formula="of:=[$results_3_raw.K25]/[$results_3_raw.$M25]" office:value-type="float" office:value="1" calcext:value-type="float">
            <text:p>1,00</text:p>
          </table:table-cell>
          <table:table-cell table:formula="of:=MEDIAN([.B28:.K28])" office:value-type="float" office:value="1.16290663553466" calcext:value-type="float">
            <text:p>1,16</text:p>
          </table:table-cell>
          <table:table-cell table:formula="of:=MIN([.B28:.K28])" office:value-type="float" office:value="1" calcext:value-type="float">
            <text:p>1,00</text:p>
          </table:table-cell>
          <table:table-cell table:formula="of:=MAX([.B28:.K28])" office:value-type="float" office:value="1.21461521471618" calcext:value-type="float">
            <text:p>1,21</text:p>
          </table:table-cell>
          <table:table-cell table:style-name="ce2" table:formula="of:=[.N28]/[.M28]" office:value-type="float" office:value="1.21461521471618" calcext:value-type="float">
            <text:p>1,21</text:p>
          </table:table-cell>
          <table:table-cell/>
          <table:table-cell table:formula="of:=[.K28]/[.F28]" office:value-type="float" office:value="0.823306004966905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0" table:formula="of:=[$results_3_raw.B26]/[$results_3_raw.$M26]" office:value-type="float" office:value="1.21063480601326" calcext:value-type="float">
            <text:p>1,21</text:p>
          </table:table-cell>
          <table:table-cell table:style-name="ce102" table:formula="of:=[$results_3_raw.C26]/[$results_3_raw.$M26]" office:value-type="float" office:value="1.0543753692641" calcext:value-type="float">
            <text:p>1,05</text:p>
          </table:table-cell>
          <table:table-cell table:style-name="ce164" table:formula="of:=[$results_3_raw.D26]/[$results_3_raw.$M26]" office:value-type="float" office:value="1.21626074968818" calcext:value-type="float">
            <text:p>1,22</text:p>
          </table:table-cell>
          <table:table-cell table:style-name="ce226" table:formula="of:=[$results_3_raw.E26]/[$results_3_raw.$M26]" office:value-type="float" office:value="1.03833125451323" calcext:value-type="float">
            <text:p>1,04</text:p>
          </table:table-cell>
          <table:table-cell table:style-name="ce288" table:formula="of:=[$results_3_raw.F26]/[$results_3_raw.$M26]" office:value-type="float" office:value="1.26470163460907" calcext:value-type="float">
            <text:p>1,26</text:p>
          </table:table-cell>
          <table:table-cell table:style-name="ce350" table:formula="of:=[$results_3_raw.G26]/[$results_3_raw.$M26]" office:value-type="float" office:value="1.04269021203965" calcext:value-type="float">
            <text:p>1,04</text:p>
          </table:table-cell>
          <table:table-cell table:style-name="ce412" table:formula="of:=[$results_3_raw.H26]/[$results_3_raw.$M26]" office:value-type="float" office:value="1.2412394144292" calcext:value-type="float">
            <text:p>1,24</text:p>
          </table:table-cell>
          <table:table-cell table:style-name="ce474" table:formula="of:=[$results_3_raw.I26]/[$results_3_raw.$M26]" office:value-type="float" office:value="1" calcext:value-type="float">
            <text:p>1,00</text:p>
          </table:table-cell>
          <table:table-cell table:style-name="ce536" table:formula="of:=[$results_3_raw.J26]/[$results_3_raw.$M26]" office:value-type="float" office:value="1.21522352786713" calcext:value-type="float">
            <text:p>1,22</text:p>
          </table:table-cell>
          <table:table-cell table:style-name="ce598" table:formula="of:=[$results_3_raw.K26]/[$results_3_raw.$M26]" office:value-type="float" office:value="1.04200748375238" calcext:value-type="float">
            <text:p>1,04</text:p>
          </table:table-cell>
          <table:table-cell table:formula="of:=MEDIAN([.B29:.K29])" office:value-type="float" office:value="1.13250508763868" calcext:value-type="float">
            <text:p>1,13</text:p>
          </table:table-cell>
          <table:table-cell table:formula="of:=MIN([.B29:.K29])" office:value-type="float" office:value="1" calcext:value-type="float">
            <text:p>1,00</text:p>
          </table:table-cell>
          <table:table-cell table:formula="of:=MAX([.B29:.K29])" office:value-type="float" office:value="1.26470163460907" calcext:value-type="float">
            <text:p>1,26</text:p>
          </table:table-cell>
          <table:table-cell table:style-name="ce2" table:formula="of:=[.N29]/[.M29]" office:value-type="float" office:value="1.26470163460907" calcext:value-type="float">
            <text:p>1,26</text:p>
          </table:table-cell>
          <table:table-cell/>
          <table:table-cell table:formula="of:=[.K29]/[.F29]" office:value-type="float" office:value="0.82391566139983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1" table:formula="of:=[$results_3_raw.B27]/[$results_3_raw.$M27]" office:value-type="float" office:value="1" calcext:value-type="float">
            <text:p>1,00</text:p>
          </table:table-cell>
          <table:table-cell table:style-name="ce103" table:formula="of:=[$results_3_raw.C27]/[$results_3_raw.$M27]" office:value-type="float" office:value="1.18034631374194" calcext:value-type="float">
            <text:p>1,18</text:p>
          </table:table-cell>
          <table:table-cell table:style-name="ce165" table:formula="of:=[$results_3_raw.D27]/[$results_3_raw.$M27]" office:value-type="float" office:value="1.28248598344712" calcext:value-type="float">
            <text:p>1,28</text:p>
          </table:table-cell>
          <table:table-cell table:style-name="ce227" table:formula="of:=[$results_3_raw.E27]/[$results_3_raw.$M27]" office:value-type="float" office:value="1.22681070979061" calcext:value-type="float">
            <text:p>1,23</text:p>
          </table:table-cell>
          <table:table-cell table:style-name="ce289" table:formula="of:=[$results_3_raw.F27]/[$results_3_raw.$M27]" office:value-type="float" office:value="1.28724398337084" calcext:value-type="float">
            <text:p>1,29</text:p>
          </table:table-cell>
          <table:table-cell table:style-name="ce351" table:formula="of:=[$results_3_raw.G27]/[$results_3_raw.$M27]" office:value-type="float" office:value="1.21066783630192" calcext:value-type="float">
            <text:p>1,21</text:p>
          </table:table-cell>
          <table:table-cell table:style-name="ce413" table:formula="of:=[$results_3_raw.H27]/[$results_3_raw.$M27]" office:value-type="float" office:value="1.26087951485564" calcext:value-type="float">
            <text:p>1,26</text:p>
          </table:table-cell>
          <table:table-cell table:style-name="ce475" table:formula="of:=[$results_3_raw.I27]/[$results_3_raw.$M27]" office:value-type="float" office:value="1.80389221556886" calcext:value-type="float">
            <text:p>1,80</text:p>
          </table:table-cell>
          <table:table-cell table:style-name="ce537" table:formula="of:=[$results_3_raw.J27]/[$results_3_raw.$M27]" office:value-type="float" office:value="1.2708341279225" calcext:value-type="float">
            <text:p>1,27</text:p>
          </table:table-cell>
          <table:table-cell table:style-name="ce599" table:formula="of:=[$results_3_raw.K27]/[$results_3_raw.$M27]" office:value-type="float" office:value="1.22425531103398" calcext:value-type="float">
            <text:p>1,22</text:p>
          </table:table-cell>
          <table:table-cell table:formula="of:=MEDIAN([.B30:.K30])" office:value-type="float" office:value="1.24384511232312" calcext:value-type="float">
            <text:p>1,24</text:p>
          </table:table-cell>
          <table:table-cell table:formula="of:=MIN([.B30:.K30])" office:value-type="float" office:value="1" calcext:value-type="float">
            <text:p>1,00</text:p>
          </table:table-cell>
          <table:table-cell table:formula="of:=MAX([.B30:.K30])" office:value-type="float" office:value="1.80389221556886" calcext:value-type="float">
            <text:p>1,80</text:p>
          </table:table-cell>
          <table:table-cell table:style-name="ce2" table:formula="of:=[.N30]/[.M30]" office:value-type="float" office:value="1.80389221556886" calcext:value-type="float">
            <text:p>1,80</text:p>
          </table:table-cell>
          <table:table-cell/>
          <table:table-cell table:formula="of:=[.K30]/[.F30]" office:value-type="float" office:value="0.951067029133118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2" table:formula="of:=[$results_3_raw.B28]/[$results_3_raw.$M28]" office:value-type="float" office:value="1" calcext:value-type="float">
            <text:p>1,00</text:p>
          </table:table-cell>
          <table:table-cell table:style-name="ce104" table:formula="of:=[$results_3_raw.C28]/[$results_3_raw.$M28]" office:value-type="float" office:value="1.17031300358314" calcext:value-type="float">
            <text:p>1,17</text:p>
          </table:table-cell>
          <table:table-cell table:style-name="ce166" table:formula="of:=[$results_3_raw.D28]/[$results_3_raw.$M28]" office:value-type="float" office:value="1.26321876125656" calcext:value-type="float">
            <text:p>1,26</text:p>
          </table:table-cell>
          <table:table-cell table:style-name="ce228" table:formula="of:=[$results_3_raw.E28]/[$results_3_raw.$M28]" office:value-type="float" office:value="1.22166189546325" calcext:value-type="float">
            <text:p>1,22</text:p>
          </table:table-cell>
          <table:table-cell table:style-name="ce290" table:formula="of:=[$results_3_raw.F28]/[$results_3_raw.$M28]" office:value-type="float" office:value="1.32758261133335" calcext:value-type="float">
            <text:p>1,33</text:p>
          </table:table-cell>
          <table:table-cell table:style-name="ce352" table:formula="of:=[$results_3_raw.G28]/[$results_3_raw.$M28]" office:value-type="float" office:value="1.21984188674237" calcext:value-type="float">
            <text:p>1,22</text:p>
          </table:table-cell>
          <table:table-cell table:style-name="ce414" table:formula="of:=[$results_3_raw.H28]/[$results_3_raw.$M28]" office:value-type="float" office:value="1.27210078298292" calcext:value-type="float">
            <text:p>1,27</text:p>
          </table:table-cell>
          <table:table-cell table:style-name="ce476" table:formula="of:=[$results_3_raw.I28]/[$results_3_raw.$M28]" office:value-type="float" office:value="1.26282063434887" calcext:value-type="float">
            <text:p>1,26</text:p>
          </table:table-cell>
          <table:table-cell table:style-name="ce538" table:formula="of:=[$results_3_raw.J28]/[$results_3_raw.$M28]" office:value-type="float" office:value="1.25817582042581" calcext:value-type="float">
            <text:p>1,26</text:p>
          </table:table-cell>
          <table:table-cell table:style-name="ce600" table:formula="of:=[$results_3_raw.K28]/[$results_3_raw.$M28]" office:value-type="float" office:value="1.22244867006654" calcext:value-type="float">
            <text:p>1,22</text:p>
          </table:table-cell>
          <table:table-cell table:formula="of:=MEDIAN([.B31:.K31])" office:value-type="float" office:value="1.24031224524618" calcext:value-type="float">
            <text:p>1,24</text:p>
          </table:table-cell>
          <table:table-cell table:formula="of:=MIN([.B31:.K31])" office:value-type="float" office:value="1" calcext:value-type="float">
            <text:p>1,00</text:p>
          </table:table-cell>
          <table:table-cell table:formula="of:=MAX([.B31:.K31])" office:value-type="float" office:value="1.32758261133335" calcext:value-type="float">
            <text:p>1,33</text:p>
          </table:table-cell>
          <table:table-cell table:style-name="ce2" table:formula="of:=[.N31]/[.M31]" office:value-type="float" office:value="1.32758261133335" calcext:value-type="float">
            <text:p>1,33</text:p>
          </table:table-cell>
          <table:table-cell/>
          <table:table-cell table:formula="of:=[.K31]/[.F31]" office:value-type="float" office:value="0.920807985605347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3" table:formula="of:=[$results_3_raw.B29]/[$results_3_raw.$M29]" office:value-type="float" office:value="1.16742787474495" calcext:value-type="float">
            <text:p>1,17</text:p>
          </table:table-cell>
          <table:table-cell table:style-name="ce105" table:formula="of:=[$results_3_raw.C29]/[$results_3_raw.$M29]" office:value-type="float" office:value="1.01975982463787" calcext:value-type="float">
            <text:p>1,02</text:p>
          </table:table-cell>
          <table:table-cell table:style-name="ce167" table:formula="of:=[$results_3_raw.D29]/[$results_3_raw.$M29]" office:value-type="float" office:value="1.18166025483099" calcext:value-type="float">
            <text:p>1,18</text:p>
          </table:table-cell>
          <table:table-cell table:style-name="ce229" table:formula="of:=[$results_3_raw.E29]/[$results_3_raw.$M29]" office:value-type="float" office:value="1.06041023114194" calcext:value-type="float">
            <text:p>1,06</text:p>
          </table:table-cell>
          <table:table-cell table:style-name="ce291" table:formula="of:=[$results_3_raw.F29]/[$results_3_raw.$M29]" office:value-type="float" office:value="1.21821087674746" calcext:value-type="float">
            <text:p>1,22</text:p>
          </table:table-cell>
          <table:table-cell table:style-name="ce353" table:formula="of:=[$results_3_raw.G29]/[$results_3_raw.$M29]" office:value-type="float" office:value="1" calcext:value-type="float">
            <text:p>1,00</text:p>
          </table:table-cell>
          <table:table-cell table:style-name="ce415" table:formula="of:=[$results_3_raw.H29]/[$results_3_raw.$M29]" office:value-type="float" office:value="1.13915894403699" calcext:value-type="float">
            <text:p>1,14</text:p>
          </table:table-cell>
          <table:table-cell table:style-name="ce477" table:formula="of:=[$results_3_raw.I29]/[$results_3_raw.$M29]" office:value-type="float" office:value="1.03460496143423" calcext:value-type="float">
            <text:p>1,03</text:p>
          </table:table-cell>
          <table:table-cell table:style-name="ce539" table:formula="of:=[$results_3_raw.J29]/[$results_3_raw.$M29]" office:value-type="float" office:value="1.17249417249417" calcext:value-type="float">
            <text:p>1,17</text:p>
          </table:table-cell>
          <table:table-cell table:style-name="ce601" table:formula="of:=[$results_3_raw.K29]/[$results_3_raw.$M29]" office:value-type="float" office:value="1.02866690671569" calcext:value-type="float">
            <text:p>1,03</text:p>
          </table:table-cell>
          <table:table-cell table:formula="of:=MEDIAN([.B32:.K32])" office:value-type="float" office:value="1.09978458758947" calcext:value-type="float">
            <text:p>1,10</text:p>
          </table:table-cell>
          <table:table-cell table:formula="of:=MIN([.B32:.K32])" office:value-type="float" office:value="1" calcext:value-type="float">
            <text:p>1,00</text:p>
          </table:table-cell>
          <table:table-cell table:formula="of:=MAX([.B32:.K32])" office:value-type="float" office:value="1.21821087674746" calcext:value-type="float">
            <text:p>1,22</text:p>
          </table:table-cell>
          <table:table-cell table:style-name="ce2" table:formula="of:=[.N32]/[.M32]" office:value-type="float" office:value="1.21821087674746" calcext:value-type="float">
            <text:p>1,22</text:p>
          </table:table-cell>
          <table:table-cell/>
          <table:table-cell table:formula="of:=[.K32]/[.F32]" office:value-type="float" office:value="0.844407915206074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4" table:formula="of:=[$results_3_raw.B30]/[$results_3_raw.$M30]" office:value-type="float" office:value="1" calcext:value-type="float">
            <text:p>1,00</text:p>
          </table:table-cell>
          <table:table-cell table:style-name="ce106" table:formula="of:=[$results_3_raw.C30]/[$results_3_raw.$M30]" office:value-type="float" office:value="1.16055995469863" calcext:value-type="float">
            <text:p>1,16</text:p>
          </table:table-cell>
          <table:table-cell table:style-name="ce168" table:formula="of:=[$results_3_raw.D30]/[$results_3_raw.$M30]" office:value-type="float" office:value="1.24316069920073" calcext:value-type="float">
            <text:p>1,24</text:p>
          </table:table-cell>
          <table:table-cell table:style-name="ce230" table:formula="of:=[$results_3_raw.E30]/[$results_3_raw.$M30]" office:value-type="float" office:value="1.21208098549056" calcext:value-type="float">
            <text:p>1,21</text:p>
          </table:table-cell>
          <table:table-cell table:style-name="ce292" table:formula="of:=[$results_3_raw.F30]/[$results_3_raw.$M30]" office:value-type="float" office:value="1.26462315382973" calcext:value-type="float">
            <text:p>1,26</text:p>
          </table:table-cell>
          <table:table-cell table:style-name="ce354" table:formula="of:=[$results_3_raw.G30]/[$results_3_raw.$M30]" office:value-type="float" office:value="1.21864411499865" calcext:value-type="float">
            <text:p>1,22</text:p>
          </table:table-cell>
          <table:table-cell table:style-name="ce416" table:formula="of:=[$results_3_raw.H30]/[$results_3_raw.$M30]" office:value-type="float" office:value="1.25089349535382" calcext:value-type="float">
            <text:p>1,25</text:p>
          </table:table-cell>
          <table:table-cell table:style-name="ce478" table:formula="of:=[$results_3_raw.I30]/[$results_3_raw.$M30]" office:value-type="float" office:value="1.24377338172906" calcext:value-type="float">
            <text:p>1,24</text:p>
          </table:table-cell>
          <table:table-cell table:style-name="ce540" table:formula="of:=[$results_3_raw.J30]/[$results_3_raw.$M30]" office:value-type="float" office:value="1.24177752197767" calcext:value-type="float">
            <text:p>1,24</text:p>
          </table:table-cell>
          <table:table-cell table:style-name="ce602" table:formula="of:=[$results_3_raw.K30]/[$results_3_raw.$M30]" office:value-type="float" office:value="1.19051641710684" calcext:value-type="float">
            <text:p>1,19</text:p>
          </table:table-cell>
          <table:table-cell table:formula="of:=MEDIAN([.B33:.K33])" office:value-type="float" office:value="1.23021081848816" calcext:value-type="float">
            <text:p>1,23</text:p>
          </table:table-cell>
          <table:table-cell table:formula="of:=MIN([.B33:.K33])" office:value-type="float" office:value="1" calcext:value-type="float">
            <text:p>1,00</text:p>
          </table:table-cell>
          <table:table-cell table:formula="of:=MAX([.B33:.K33])" office:value-type="float" office:value="1.26462315382973" calcext:value-type="float">
            <text:p>1,26</text:p>
          </table:table-cell>
          <table:table-cell table:style-name="ce2" table:formula="of:=[.N33]/[.M33]" office:value-type="float" office:value="1.26462315382973" calcext:value-type="float">
            <text:p>1,26</text:p>
          </table:table-cell>
          <table:table-cell/>
          <table:table-cell table:formula="of:=[.K33]/[.F33]" office:value-type="float" office:value="0.94140014240727" calcext:value-type="float">
            <text:p>0,94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5" table:formula="of:=[$results_3_raw.B31]/[$results_3_raw.$M31]" office:value-type="float" office:value="1.05411044274644" calcext:value-type="float">
            <text:p>1,05</text:p>
          </table:table-cell>
          <table:table-cell table:style-name="ce107" table:formula="of:=[$results_3_raw.C31]/[$results_3_raw.$M31]" office:value-type="float" office:value="1" calcext:value-type="float">
            <text:p>1,00</text:p>
          </table:table-cell>
          <table:table-cell table:style-name="ce169" table:formula="of:=[$results_3_raw.D31]/[$results_3_raw.$M31]" office:value-type="float" office:value="1.07642388771473" calcext:value-type="float">
            <text:p>1,08</text:p>
          </table:table-cell>
          <table:table-cell table:style-name="ce231" table:formula="of:=[$results_3_raw.E31]/[$results_3_raw.$M31]" office:value-type="float" office:value="1.07956023410828" calcext:value-type="float">
            <text:p>1,08</text:p>
          </table:table-cell>
          <table:table-cell table:style-name="ce293" table:formula="of:=[$results_3_raw.F31]/[$results_3_raw.$M31]" office:value-type="float" office:value="1.30837126754457" calcext:value-type="float">
            <text:p>1,31</text:p>
          </table:table-cell>
          <table:table-cell table:style-name="ce355" table:formula="of:=[$results_3_raw.G31]/[$results_3_raw.$M31]" office:value-type="float" office:value="1.07584132661356" calcext:value-type="float">
            <text:p>1,08</text:p>
          </table:table-cell>
          <table:table-cell table:style-name="ce417" table:formula="of:=[$results_3_raw.H31]/[$results_3_raw.$M31]" office:value-type="float" office:value="1.65926949547499" calcext:value-type="float">
            <text:p>1,66</text:p>
          </table:table-cell>
          <table:table-cell table:style-name="ce479" table:formula="of:=[$results_3_raw.I31]/[$results_3_raw.$M31]" office:value-type="float" office:value="1.0982089633122" calcext:value-type="float">
            <text:p>1,10</text:p>
          </table:table-cell>
          <table:table-cell table:style-name="ce541" table:formula="of:=[$results_3_raw.J31]/[$results_3_raw.$M31]" office:value-type="float" office:value="1.08044762369262" calcext:value-type="float">
            <text:p>1,08</text:p>
          </table:table-cell>
          <table:table-cell table:style-name="ce603" table:formula="of:=[$results_3_raw.K31]/[$results_3_raw.$M31]" office:value-type="float" office:value="1.07863220072617" calcext:value-type="float">
            <text:p>1,08</text:p>
          </table:table-cell>
          <table:table-cell table:formula="of:=MEDIAN([.B34:.K34])" office:value-type="float" office:value="1.07909621741722" calcext:value-type="float">
            <text:p>1,08</text:p>
          </table:table-cell>
          <table:table-cell table:style-name="ce5" table:formula="of:=MIN([.B34:.K34])" office:value-type="float" office:value="1" calcext:value-type="float">
            <text:p>1,00</text:p>
          </table:table-cell>
          <table:table-cell table:style-name="ce5" table:formula="of:=MAX([.B34:.K34])" office:value-type="float" office:value="1.65926949547499" calcext:value-type="float">
            <text:p>1,66</text:p>
          </table:table-cell>
          <table:table-cell table:style-name="ce5" table:formula="of:=[.N34]/[.M34]" office:value-type="float" office:value="1.65926949547499" calcext:value-type="float">
            <text:p>1,66</text:p>
          </table:table-cell>
          <table:table-cell table:style-name="ce1"/>
          <table:table-cell table:style-name="ce5" table:formula="of:=[.K34]/[.F34]" office:value-type="float" office:value="0.824408352187712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6" table:formula="of:=[$results_3_raw.B32]/[$results_3_raw.$M32]" office:value-type="float" office:value="1.17219496426825" calcext:value-type="float">
            <text:p>1,17</text:p>
          </table:table-cell>
          <table:table-cell table:style-name="ce108" table:formula="of:=[$results_3_raw.C32]/[$results_3_raw.$M32]" office:value-type="float" office:value="1.13062067622958" calcext:value-type="float">
            <text:p>1,13</text:p>
          </table:table-cell>
          <table:table-cell table:style-name="ce170" table:formula="of:=[$results_3_raw.D32]/[$results_3_raw.$M32]" office:value-type="float" office:value="1.04963391025664" calcext:value-type="float">
            <text:p>1,05</text:p>
          </table:table-cell>
          <table:table-cell table:style-name="ce232" table:formula="of:=[$results_3_raw.E32]/[$results_3_raw.$M32]" office:value-type="float" office:value="1" calcext:value-type="float">
            <text:p>1,00</text:p>
          </table:table-cell>
          <table:table-cell table:style-name="ce294" table:formula="of:=[$results_3_raw.F32]/[$results_3_raw.$M32]" office:value-type="float" office:value="1.63777243433757" calcext:value-type="float">
            <text:p>1,64</text:p>
          </table:table-cell>
          <table:table-cell table:style-name="ce356" table:formula="of:=[$results_3_raw.G32]/[$results_3_raw.$M32]" office:value-type="float" office:value="1.2631628279216" calcext:value-type="float">
            <text:p>1,26</text:p>
          </table:table-cell>
          <table:table-cell table:style-name="ce418" table:formula="of:=[$results_3_raw.H32]/[$results_3_raw.$M32]" office:value-type="float" office:value="1.68514239226699" calcext:value-type="float">
            <text:p>1,69</text:p>
          </table:table-cell>
          <table:table-cell table:style-name="ce480" table:formula="of:=[$results_3_raw.I32]/[$results_3_raw.$M32]" office:value-type="float" office:value="1.69939423653495" calcext:value-type="float">
            <text:p>1,70</text:p>
          </table:table-cell>
          <table:table-cell table:style-name="ce542" table:formula="of:=[$results_3_raw.J32]/[$results_3_raw.$M32]" office:value-type="float" office:value="1.57647508390683" calcext:value-type="float">
            <text:p>1,58</text:p>
          </table:table-cell>
          <table:table-cell table:style-name="ce604" table:formula="of:=[$results_3_raw.K32]/[$results_3_raw.$M32]" office:value-type="float" office:value="1.26518163891402" calcext:value-type="float">
            <text:p>1,27</text:p>
          </table:table-cell>
          <table:table-cell table:formula="of:=MEDIAN([.B35:.K35])" office:value-type="float" office:value="1.26417223341781" calcext:value-type="float">
            <text:p>1,26</text:p>
          </table:table-cell>
          <table:table-cell table:formula="of:=MIN([.B35:.K35])" office:value-type="float" office:value="1" calcext:value-type="float">
            <text:p>1,00</text:p>
          </table:table-cell>
          <table:table-cell table:formula="of:=MAX([.B35:.K35])" office:value-type="float" office:value="1.69939423653495" calcext:value-type="float">
            <text:p>1,70</text:p>
          </table:table-cell>
          <table:table-cell table:style-name="ce2" table:formula="of:=[.N35]/[.M35]" office:value-type="float" office:value="1.69939423653495" calcext:value-type="float">
            <text:p>1,70</text:p>
          </table:table-cell>
          <table:table-cell/>
          <table:table-cell table:formula="of:=[.K35]/[.F35]" office:value-type="float" office:value="0.772501485791432" calcext:value-type="float">
            <text:p>0,7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7" table:formula="of:=[$results_3_raw.B33]/[$results_3_raw.$M33]" office:value-type="float" office:value="1.2054592222307" calcext:value-type="float">
            <text:p>1,21</text:p>
          </table:table-cell>
          <table:table-cell table:style-name="ce109" table:formula="of:=[$results_3_raw.C33]/[$results_3_raw.$M33]" office:value-type="float" office:value="1.13908744878079" calcext:value-type="float">
            <text:p>1,14</text:p>
          </table:table-cell>
          <table:table-cell table:style-name="ce171" table:formula="of:=[$results_3_raw.D33]/[$results_3_raw.$M33]" office:value-type="float" office:value="1.12333515908287" calcext:value-type="float">
            <text:p>1,12</text:p>
          </table:table-cell>
          <table:table-cell table:style-name="ce233" table:formula="of:=[$results_3_raw.E33]/[$results_3_raw.$M33]" office:value-type="float" office:value="1" calcext:value-type="float">
            <text:p>1,00</text:p>
          </table:table-cell>
          <table:table-cell table:style-name="ce295" table:formula="of:=[$results_3_raw.F33]/[$results_3_raw.$M33]" office:value-type="float" office:value="1.33450042639341" calcext:value-type="float">
            <text:p>1,33</text:p>
          </table:table-cell>
          <table:table-cell table:style-name="ce357" table:formula="of:=[$results_3_raw.G33]/[$results_3_raw.$M33]" office:value-type="float" office:value="1.10001178648437" calcext:value-type="float">
            <text:p>1,10</text:p>
          </table:table-cell>
          <table:table-cell table:style-name="ce419" table:formula="of:=[$results_3_raw.H33]/[$results_3_raw.$M33]" office:value-type="float" office:value="1.51837651577656" calcext:value-type="float">
            <text:p>1,52</text:p>
          </table:table-cell>
          <table:table-cell table:style-name="ce481" table:formula="of:=[$results_3_raw.I33]/[$results_3_raw.$M33]" office:value-type="float" office:value="1.24691991430533" calcext:value-type="float">
            <text:p>1,25</text:p>
          </table:table-cell>
          <table:table-cell table:style-name="ce543" table:formula="of:=[$results_3_raw.J33]/[$results_3_raw.$M33]" office:value-type="float" office:value="1.27979727246885" calcext:value-type="float">
            <text:p>1,28</text:p>
          </table:table-cell>
          <table:table-cell table:style-name="ce605" table:formula="of:=[$results_3_raw.K33]/[$results_3_raw.$M33]" office:value-type="float" office:value="1.0995888596923" calcext:value-type="float">
            <text:p>1,10</text:p>
          </table:table-cell>
          <table:table-cell table:formula="of:=MEDIAN([.B36:.K36])" office:value-type="float" office:value="1.17227333550574" calcext:value-type="float">
            <text:p>1,17</text:p>
          </table:table-cell>
          <table:table-cell table:formula="of:=MIN([.B36:.K36])" office:value-type="float" office:value="1" calcext:value-type="float">
            <text:p>1,00</text:p>
          </table:table-cell>
          <table:table-cell table:formula="of:=MAX([.B36:.K36])" office:value-type="float" office:value="1.51837651577656" calcext:value-type="float">
            <text:p>1,52</text:p>
          </table:table-cell>
          <table:table-cell table:style-name="ce2" table:formula="of:=[.N36]/[.M36]" office:value-type="float" office:value="1.51837651577656" calcext:value-type="float">
            <text:p>1,52</text:p>
          </table:table-cell>
          <table:table-cell/>
          <table:table-cell table:formula="of:=[.K36]/[.F36]" office:value-type="float" office:value="0.823970407161301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8" table:formula="of:=[$results_3_raw.B34]/[$results_3_raw.$M34]" office:value-type="float" office:value="1.48197375926982" calcext:value-type="float">
            <text:p>1,48</text:p>
          </table:table-cell>
          <table:table-cell table:style-name="ce110" table:formula="of:=[$results_3_raw.C34]/[$results_3_raw.$M34]" office:value-type="float" office:value="1.28280091272105" calcext:value-type="float">
            <text:p>1,28</text:p>
          </table:table-cell>
          <table:table-cell table:style-name="ce172" table:formula="of:=[$results_3_raw.D34]/[$results_3_raw.$M34]" office:value-type="float" office:value="1.02769537934969" calcext:value-type="float">
            <text:p>1,03</text:p>
          </table:table-cell>
          <table:table-cell table:style-name="ce234" table:formula="of:=[$results_3_raw.E34]/[$results_3_raw.$M34]" office:value-type="float" office:value="1" calcext:value-type="float">
            <text:p>1,00</text:p>
          </table:table-cell>
          <table:table-cell table:style-name="ce296" table:formula="of:=[$results_3_raw.F34]/[$results_3_raw.$M34]" office:value-type="float" office:value="1.28804905875642" calcext:value-type="float">
            <text:p>1,29</text:p>
          </table:table-cell>
          <table:table-cell table:style-name="ce358" table:formula="of:=[$results_3_raw.G34]/[$results_3_raw.$M34]" office:value-type="float" office:value="1.22013690815744" calcext:value-type="float">
            <text:p>1,22</text:p>
          </table:table-cell>
          <table:table-cell table:style-name="ce420" table:formula="of:=[$results_3_raw.H34]/[$results_3_raw.$M34]" office:value-type="float" office:value="1.60887050770108" calcext:value-type="float">
            <text:p>1,61</text:p>
          </table:table-cell>
          <table:table-cell table:style-name="ce482" table:formula="of:=[$results_3_raw.I34]/[$results_3_raw.$M34]" office:value-type="float" office:value="1.35611332953033" calcext:value-type="float">
            <text:p>1,36</text:p>
          </table:table-cell>
          <table:table-cell table:style-name="ce544" table:formula="of:=[$results_3_raw.J34]/[$results_3_raw.$M34]" office:value-type="float" office:value="1.3344552196235" calcext:value-type="float">
            <text:p>1,33</text:p>
          </table:table-cell>
          <table:table-cell table:style-name="ce606" table:formula="of:=[$results_3_raw.K34]/[$results_3_raw.$M34]" office:value-type="float" office:value="1.22316029663434" calcext:value-type="float">
            <text:p>1,22</text:p>
          </table:table-cell>
          <table:table-cell table:formula="of:=MEDIAN([.B37:.K37])" office:value-type="float" office:value="1.28542498573873" calcext:value-type="float">
            <text:p>1,29</text:p>
          </table:table-cell>
          <table:table-cell table:formula="of:=MIN([.B37:.K37])" office:value-type="float" office:value="1" calcext:value-type="float">
            <text:p>1,00</text:p>
          </table:table-cell>
          <table:table-cell table:formula="of:=MAX([.B37:.K37])" office:value-type="float" office:value="1.60887050770108" calcext:value-type="float">
            <text:p>1,61</text:p>
          </table:table-cell>
          <table:table-cell table:style-name="ce2" table:formula="of:=[.N37]/[.M37]" office:value-type="float" office:value="1.60887050770108" calcext:value-type="float">
            <text:p>1,61</text:p>
          </table:table-cell>
          <table:table-cell/>
          <table:table-cell table:formula="of:=[.K37]/[.F37]" office:value-type="float" office:value="0.949622445138289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9" table:formula="of:=[$results_3_raw.B35]/[$results_3_raw.$M35]" office:value-type="float" office:value="1.00668179283558" calcext:value-type="float">
            <text:p>1,01</text:p>
          </table:table-cell>
          <table:table-cell table:style-name="ce111" table:formula="of:=[$results_3_raw.C35]/[$results_3_raw.$M35]" office:value-type="float" office:value="1.00148056992328" calcext:value-type="float">
            <text:p>1,00</text:p>
          </table:table-cell>
          <table:table-cell table:style-name="ce173" table:formula="of:=[$results_3_raw.D35]/[$results_3_raw.$M35]" office:value-type="float" office:value="1.04844540158056" calcext:value-type="float">
            <text:p>1,05</text:p>
          </table:table-cell>
          <table:table-cell table:style-name="ce235" table:formula="of:=[$results_3_raw.E35]/[$results_3_raw.$M35]" office:value-type="float" office:value="1" calcext:value-type="float">
            <text:p>1,00</text:p>
          </table:table-cell>
          <table:table-cell table:style-name="ce297" table:formula="of:=[$results_3_raw.F35]/[$results_3_raw.$M35]" office:value-type="float" office:value="1.31861095621743" calcext:value-type="float">
            <text:p>1,32</text:p>
          </table:table-cell>
          <table:table-cell table:style-name="ce359" table:formula="of:=[$results_3_raw.G35]/[$results_3_raw.$M35]" office:value-type="float" office:value="1.24107331705347" calcext:value-type="float">
            <text:p>1,24</text:p>
          </table:table-cell>
          <table:table-cell table:style-name="ce421" table:formula="of:=[$results_3_raw.H35]/[$results_3_raw.$M35]" office:value-type="float" office:value="1.49773107466303" calcext:value-type="float">
            <text:p>1,50</text:p>
          </table:table-cell>
          <table:table-cell table:style-name="ce483" table:formula="of:=[$results_3_raw.I35]/[$results_3_raw.$M35]" office:value-type="float" office:value="1.37140192666372" calcext:value-type="float">
            <text:p>1,37</text:p>
          </table:table-cell>
          <table:table-cell table:style-name="ce545" table:formula="of:=[$results_3_raw.J35]/[$results_3_raw.$M35]" office:value-type="float" office:value="1.26802161247524" calcext:value-type="float">
            <text:p>1,27</text:p>
          </table:table-cell>
          <table:table-cell table:style-name="ce607" table:formula="of:=[$results_3_raw.K35]/[$results_3_raw.$M35]" office:value-type="float" office:value="1.23127655892476" calcext:value-type="float">
            <text:p>1,23</text:p>
          </table:table-cell>
          <table:table-cell table:formula="of:=MEDIAN([.B38:.K38])" office:value-type="float" office:value="1.23617493798912" calcext:value-type="float">
            <text:p>1,24</text:p>
          </table:table-cell>
          <table:table-cell table:formula="of:=MIN([.B38:.K38])" office:value-type="float" office:value="1" calcext:value-type="float">
            <text:p>1,00</text:p>
          </table:table-cell>
          <table:table-cell table:formula="of:=MAX([.B38:.K38])" office:value-type="float" office:value="1.49773107466303" calcext:value-type="float">
            <text:p>1,50</text:p>
          </table:table-cell>
          <table:table-cell table:style-name="ce2" table:formula="of:=[.N38]/[.M38]" office:value-type="float" office:value="1.49773107466303" calcext:value-type="float">
            <text:p>1,50</text:p>
          </table:table-cell>
          <table:table-cell/>
          <table:table-cell table:formula="of:=[.K38]/[.F38]" office:value-type="float" office:value="0.93376788135964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0" table:formula="of:=[$results_3_raw.B36]/[$results_3_raw.$M36]" office:value-type="float" office:value="1.20379104004588" calcext:value-type="float">
            <text:p>1,20</text:p>
          </table:table-cell>
          <table:table-cell table:style-name="ce112" table:formula="of:=[$results_3_raw.C36]/[$results_3_raw.$M36]" office:value-type="float" office:value="1.1950831176475" calcext:value-type="float">
            <text:p>1,20</text:p>
          </table:table-cell>
          <table:table-cell table:style-name="ce174" table:formula="of:=[$results_3_raw.D36]/[$results_3_raw.$M36]" office:value-type="float" office:value="1.09734159353471" calcext:value-type="float">
            <text:p>1,10</text:p>
          </table:table-cell>
          <table:table-cell table:style-name="ce236" table:formula="of:=[$results_3_raw.E36]/[$results_3_raw.$M36]" office:value-type="float" office:value="1" calcext:value-type="float">
            <text:p>1,00</text:p>
          </table:table-cell>
          <table:table-cell table:style-name="ce298" table:formula="of:=[$results_3_raw.F36]/[$results_3_raw.$M36]" office:value-type="float" office:value="1.42412260513269" calcext:value-type="float">
            <text:p>1,42</text:p>
          </table:table-cell>
          <table:table-cell table:style-name="ce360" table:formula="of:=[$results_3_raw.G36]/[$results_3_raw.$M36]" office:value-type="float" office:value="1.20816009296499" calcext:value-type="float">
            <text:p>1,21</text:p>
          </table:table-cell>
          <table:table-cell table:style-name="ce422" table:formula="of:=[$results_3_raw.H36]/[$results_3_raw.$M36]" office:value-type="float" office:value="1.77500509345548" calcext:value-type="float">
            <text:p>1,78</text:p>
          </table:table-cell>
          <table:table-cell table:style-name="ce484" table:formula="of:=[$results_3_raw.I36]/[$results_3_raw.$M36]" office:value-type="float" office:value="1.79444322872256" calcext:value-type="float">
            <text:p>1,79</text:p>
          </table:table-cell>
          <table:table-cell table:style-name="ce546" table:formula="of:=[$results_3_raw.J36]/[$results_3_raw.$M36]" office:value-type="float" office:value="1.44986907932963" calcext:value-type="float">
            <text:p>1,45</text:p>
          </table:table-cell>
          <table:table-cell table:style-name="ce608" table:formula="of:=[$results_3_raw.K36]/[$results_3_raw.$M36]" office:value-type="float" office:value="1.20531530375859" calcext:value-type="float">
            <text:p>1,21</text:p>
          </table:table-cell>
          <table:table-cell table:formula="of:=MEDIAN([.B39:.K39])" office:value-type="float" office:value="1.20673769836179" calcext:value-type="float">
            <text:p>1,21</text:p>
          </table:table-cell>
          <table:table-cell table:formula="of:=MIN([.B39:.K39])" office:value-type="float" office:value="1" calcext:value-type="float">
            <text:p>1,00</text:p>
          </table:table-cell>
          <table:table-cell table:formula="of:=MAX([.B39:.K39])" office:value-type="float" office:value="1.79444322872256" calcext:value-type="float">
            <text:p>1,79</text:p>
          </table:table-cell>
          <table:table-cell table:style-name="ce2" table:formula="of:=[.N39]/[.M39]" office:value-type="float" office:value="1.79444322872256" calcext:value-type="float">
            <text:p>1,79</text:p>
          </table:table-cell>
          <table:table-cell/>
          <table:table-cell table:formula="of:=[.K39]/[.F39]" office:value-type="float" office:value="0.8463564158131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1" table:formula="of:=[$results_3_raw.B37]/[$results_3_raw.$M37]" office:value-type="float" office:value="1.11885998886108" calcext:value-type="float">
            <text:p>1,12</text:p>
          </table:table-cell>
          <table:table-cell table:style-name="ce113" table:formula="of:=[$results_3_raw.C37]/[$results_3_raw.$M37]" office:value-type="float" office:value="1" calcext:value-type="float">
            <text:p>1,00</text:p>
          </table:table-cell>
          <table:table-cell table:style-name="ce175" table:formula="of:=[$results_3_raw.D37]/[$results_3_raw.$M37]" office:value-type="float" office:value="1.1165681874924" calcext:value-type="float">
            <text:p>1,12</text:p>
          </table:table-cell>
          <table:table-cell table:style-name="ce237" table:formula="of:=[$results_3_raw.E37]/[$results_3_raw.$M37]" office:value-type="float" office:value="1.03348078535808" calcext:value-type="float">
            <text:p>1,03</text:p>
          </table:table-cell>
          <table:table-cell table:style-name="ce299" table:formula="of:=[$results_3_raw.F37]/[$results_3_raw.$M37]" office:value-type="float" office:value="1.23288670947257" calcext:value-type="float">
            <text:p>1,23</text:p>
          </table:table-cell>
          <table:table-cell table:style-name="ce361" table:formula="of:=[$results_3_raw.G37]/[$results_3_raw.$M37]" office:value-type="float" office:value="1.05636679064587" calcext:value-type="float">
            <text:p>1,06</text:p>
          </table:table-cell>
          <table:table-cell table:style-name="ce423" table:formula="of:=[$results_3_raw.H37]/[$results_3_raw.$M37]" office:value-type="float" office:value="1.24722647222631" calcext:value-type="float">
            <text:p>1,25</text:p>
          </table:table-cell>
          <table:table-cell table:style-name="ce485" table:formula="of:=[$results_3_raw.I37]/[$results_3_raw.$M37]" office:value-type="float" office:value="1.12092773143673" calcext:value-type="float">
            <text:p>1,12</text:p>
          </table:table-cell>
          <table:table-cell table:style-name="ce547" table:formula="of:=[$results_3_raw.J37]/[$results_3_raw.$M37]" office:value-type="float" office:value="1.18772285847806" calcext:value-type="float">
            <text:p>1,19</text:p>
          </table:table-cell>
          <table:table-cell table:style-name="ce609" table:formula="of:=[$results_3_raw.K37]/[$results_3_raw.$M37]" office:value-type="float" office:value="1.05471515725726" calcext:value-type="float">
            <text:p>1,05</text:p>
          </table:table-cell>
          <table:table-cell table:formula="of:=MEDIAN([.B40:.K40])" office:value-type="float" office:value="1.11771408817674" calcext:value-type="float">
            <text:p>1,12</text:p>
          </table:table-cell>
          <table:table-cell table:formula="of:=MIN([.B40:.K40])" office:value-type="float" office:value="1" calcext:value-type="float">
            <text:p>1,00</text:p>
          </table:table-cell>
          <table:table-cell table:formula="of:=MAX([.B40:.K40])" office:value-type="float" office:value="1.24722647222631" calcext:value-type="float">
            <text:p>1,25</text:p>
          </table:table-cell>
          <table:table-cell table:style-name="ce2" table:formula="of:=[.N40]/[.M40]" office:value-type="float" office:value="1.24722647222631" calcext:value-type="float">
            <text:p>1,25</text:p>
          </table:table-cell>
          <table:table-cell/>
          <table:table-cell table:formula="of:=[.K40]/[.F40]" office:value-type="float" office:value="0.855484246162793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2" table:formula="of:=[$results_3_raw.B38]/[$results_3_raw.$M38]" office:value-type="float" office:value="1.00385634862157" calcext:value-type="float">
            <text:p>1,00</text:p>
          </table:table-cell>
          <table:table-cell table:style-name="ce114" table:formula="of:=[$results_3_raw.C38]/[$results_3_raw.$M38]" office:value-type="float" office:value="1" calcext:value-type="float">
            <text:p>1,00</text:p>
          </table:table-cell>
          <table:table-cell table:style-name="ce176" table:formula="of:=[$results_3_raw.D38]/[$results_3_raw.$M38]" office:value-type="float" office:value="1.03826684401405" calcext:value-type="float">
            <text:p>1,04</text:p>
          </table:table-cell>
          <table:table-cell table:style-name="ce238" table:formula="of:=[$results_3_raw.E38]/[$results_3_raw.$M38]" office:value-type="float" office:value="1.00814330689071" calcext:value-type="float">
            <text:p>1,01</text:p>
          </table:table-cell>
          <table:table-cell table:style-name="ce300" table:formula="of:=[$results_3_raw.F38]/[$results_3_raw.$M38]" office:value-type="float" office:value="1.31116810043731" calcext:value-type="float">
            <text:p>1,31</text:p>
          </table:table-cell>
          <table:table-cell table:style-name="ce362" table:formula="of:=[$results_3_raw.G38]/[$results_3_raw.$M38]" office:value-type="float" office:value="1.22726620288413" calcext:value-type="float">
            <text:p>1,23</text:p>
          </table:table-cell>
          <table:table-cell table:style-name="ce424" table:formula="of:=[$results_3_raw.H38]/[$results_3_raw.$M38]" office:value-type="float" office:value="1.61318813813958" calcext:value-type="float">
            <text:p>1,61</text:p>
          </table:table-cell>
          <table:table-cell table:style-name="ce486" table:formula="of:=[$results_3_raw.I38]/[$results_3_raw.$M38]" office:value-type="float" office:value="1.48951704735749" calcext:value-type="float">
            <text:p>1,49</text:p>
          </table:table-cell>
          <table:table-cell table:style-name="ce548" table:formula="of:=[$results_3_raw.J38]/[$results_3_raw.$M38]" office:value-type="float" office:value="1.35405682133527" calcext:value-type="float">
            <text:p>1,35</text:p>
          </table:table-cell>
          <table:table-cell table:style-name="ce610" table:formula="of:=[$results_3_raw.K38]/[$results_3_raw.$M38]" office:value-type="float" office:value="1.22812742217927" calcext:value-type="float">
            <text:p>1,23</text:p>
          </table:table-cell>
          <table:table-cell table:formula="of:=MEDIAN([.B41:.K41])" office:value-type="float" office:value="1.2276968125317" calcext:value-type="float">
            <text:p>1,23</text:p>
          </table:table-cell>
          <table:table-cell table:formula="of:=MIN([.B41:.K41])" office:value-type="float" office:value="1" calcext:value-type="float">
            <text:p>1,00</text:p>
          </table:table-cell>
          <table:table-cell table:formula="of:=MAX([.B41:.K41])" office:value-type="float" office:value="1.61318813813958" calcext:value-type="float">
            <text:p>1,61</text:p>
          </table:table-cell>
          <table:table-cell table:style-name="ce2" table:formula="of:=[.N41]/[.M41]" office:value-type="float" office:value="1.61318813813958" calcext:value-type="float">
            <text:p>1,61</text:p>
          </table:table-cell>
          <table:table-cell/>
          <table:table-cell table:formula="of:=[.K41]/[.F41]" office:value-type="float" office:value="0.936666642339495" calcext:value-type="float">
            <text:p>0,9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3" table:formula="of:=[$results_3_raw.B39]/[$results_3_raw.$M39]" office:value-type="float" office:value="1.06624260168081" calcext:value-type="float">
            <text:p>1,07</text:p>
          </table:table-cell>
          <table:table-cell table:style-name="ce115" table:formula="of:=[$results_3_raw.C39]/[$results_3_raw.$M39]" office:value-type="float" office:value="1" calcext:value-type="float">
            <text:p>1,00</text:p>
          </table:table-cell>
          <table:table-cell table:style-name="ce177" table:formula="of:=[$results_3_raw.D39]/[$results_3_raw.$M39]" office:value-type="float" office:value="1.01034184973777" calcext:value-type="float">
            <text:p>1,01</text:p>
          </table:table-cell>
          <table:table-cell table:style-name="ce239" table:formula="of:=[$results_3_raw.E39]/[$results_3_raw.$M39]" office:value-type="float" office:value="1.04724392863913" calcext:value-type="float">
            <text:p>1,05</text:p>
          </table:table-cell>
          <table:table-cell table:style-name="ce301" table:formula="of:=[$results_3_raw.F39]/[$results_3_raw.$M39]" office:value-type="float" office:value="1.35115248787132" calcext:value-type="float">
            <text:p>1,35</text:p>
          </table:table-cell>
          <table:table-cell table:style-name="ce363" table:formula="of:=[$results_3_raw.G39]/[$results_3_raw.$M39]" office:value-type="float" office:value="1.12334393495798" calcext:value-type="float">
            <text:p>1,12</text:p>
          </table:table-cell>
          <table:table-cell table:style-name="ce425" table:formula="of:=[$results_3_raw.H39]/[$results_3_raw.$M39]" office:value-type="float" office:value="1.36327063630811" calcext:value-type="float">
            <text:p>1,36</text:p>
          </table:table-cell>
          <table:table-cell table:style-name="ce487" table:formula="of:=[$results_3_raw.I39]/[$results_3_raw.$M39]" office:value-type="float" office:value="1.36727257408851" calcext:value-type="float">
            <text:p>1,37</text:p>
          </table:table-cell>
          <table:table-cell table:style-name="ce549" table:formula="of:=[$results_3_raw.J39]/[$results_3_raw.$M39]" office:value-type="float" office:value="1.29882539615674" calcext:value-type="float">
            <text:p>1,30</text:p>
          </table:table-cell>
          <table:table-cell table:style-name="ce611" table:formula="of:=[$results_3_raw.K39]/[$results_3_raw.$M39]" office:value-type="float" office:value="1.12304203438858" calcext:value-type="float">
            <text:p>1,12</text:p>
          </table:table-cell>
          <table:table-cell table:formula="of:=MEDIAN([.B42:.K42])" office:value-type="float" office:value="1.12319298467328" calcext:value-type="float">
            <text:p>1,12</text:p>
          </table:table-cell>
          <table:table-cell table:formula="of:=MIN([.B42:.K42])" office:value-type="float" office:value="1" calcext:value-type="float">
            <text:p>1,00</text:p>
          </table:table-cell>
          <table:table-cell table:formula="of:=MAX([.B42:.K42])" office:value-type="float" office:value="1.36727257408851" calcext:value-type="float">
            <text:p>1,37</text:p>
          </table:table-cell>
          <table:table-cell table:style-name="ce2" table:formula="of:=[.N42]/[.M42]" office:value-type="float" office:value="1.36727257408851" calcext:value-type="float">
            <text:p>1,37</text:p>
          </table:table-cell>
          <table:table-cell/>
          <table:table-cell table:formula="of:=[.K42]/[.F42]" office:value-type="float" office:value="0.831173420076281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4" table:formula="of:=[$results_3_raw.B40]/[$results_3_raw.$M40]" office:value-type="float" office:value="1.49616800661207" calcext:value-type="float">
            <text:p>1,50</text:p>
          </table:table-cell>
          <table:table-cell table:style-name="ce116" table:formula="of:=[$results_3_raw.C40]/[$results_3_raw.$M40]" office:value-type="float" office:value="1.03804756180029" calcext:value-type="float">
            <text:p>1,04</text:p>
          </table:table-cell>
          <table:table-cell table:style-name="ce178" table:formula="of:=[$results_3_raw.D40]/[$results_3_raw.$M40]" office:value-type="float" office:value="1" calcext:value-type="float">
            <text:p>1,00</text:p>
          </table:table-cell>
          <table:table-cell table:style-name="ce240" table:formula="of:=[$results_3_raw.E40]/[$results_3_raw.$M40]" office:value-type="float" office:value="1.16565857690285" calcext:value-type="float">
            <text:p>1,17</text:p>
          </table:table-cell>
          <table:table-cell table:style-name="ce302" table:formula="of:=[$results_3_raw.F40]/[$results_3_raw.$M40]" office:value-type="float" office:value="1.2624727627921" calcext:value-type="float">
            <text:p>1,26</text:p>
          </table:table-cell>
          <table:table-cell table:style-name="ce364" table:formula="of:=[$results_3_raw.G40]/[$results_3_raw.$M40]" office:value-type="float" office:value="1.21018671575626" calcext:value-type="float">
            <text:p>1,21</text:p>
          </table:table-cell>
          <table:table-cell table:style-name="ce426" table:formula="of:=[$results_3_raw.H40]/[$results_3_raw.$M40]" office:value-type="float" office:value="1.52255992185739" calcext:value-type="float">
            <text:p>1,52</text:p>
          </table:table-cell>
          <table:table-cell table:style-name="ce488" table:formula="of:=[$results_3_raw.I40]/[$results_3_raw.$M40]" office:value-type="float" office:value="1.52692726726275" calcext:value-type="float">
            <text:p>1,53</text:p>
          </table:table-cell>
          <table:table-cell table:style-name="ce550" table:formula="of:=[$results_3_raw.J40]/[$results_3_raw.$M40]" office:value-type="float" office:value="1.22941242768052" calcext:value-type="float">
            <text:p>1,23</text:p>
          </table:table-cell>
          <table:table-cell table:style-name="ce612" table:formula="of:=[$results_3_raw.K40]/[$results_3_raw.$M40]" office:value-type="float" office:value="1.20654256518146" calcext:value-type="float">
            <text:p>1,21</text:p>
          </table:table-cell>
          <table:table-cell table:formula="of:=MEDIAN([.B43:.K43])" office:value-type="float" office:value="1.21979957171839" calcext:value-type="float">
            <text:p>1,22</text:p>
          </table:table-cell>
          <table:table-cell table:formula="of:=MIN([.B43:.K43])" office:value-type="float" office:value="1" calcext:value-type="float">
            <text:p>1,00</text:p>
          </table:table-cell>
          <table:table-cell table:formula="of:=MAX([.B43:.K43])" office:value-type="float" office:value="1.52692726726275" calcext:value-type="float">
            <text:p>1,53</text:p>
          </table:table-cell>
          <table:table-cell table:style-name="ce2" table:formula="of:=[.N43]/[.M43]" office:value-type="float" office:value="1.52692726726275" calcext:value-type="float">
            <text:p>1,53</text:p>
          </table:table-cell>
          <table:table-cell/>
          <table:table-cell table:formula="of:=[.K43]/[.F43]" office:value-type="float" office:value="0.955697897603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5" table:formula="of:=[$results_3_raw.B41]/[$results_3_raw.$M41]" office:value-type="float" office:value="1.04141018058081" calcext:value-type="float">
            <text:p>1,04</text:p>
          </table:table-cell>
          <table:table-cell table:style-name="ce117" table:formula="of:=[$results_3_raw.C41]/[$results_3_raw.$M41]" office:value-type="float" office:value="1" calcext:value-type="float">
            <text:p>1,00</text:p>
          </table:table-cell>
          <table:table-cell table:style-name="ce179" table:formula="of:=[$results_3_raw.D41]/[$results_3_raw.$M41]" office:value-type="float" office:value="1.06019116884634" calcext:value-type="float">
            <text:p>1,06</text:p>
          </table:table-cell>
          <table:table-cell table:style-name="ce241" table:formula="of:=[$results_3_raw.E41]/[$results_3_raw.$M41]" office:value-type="float" office:value="1.09402907694217" calcext:value-type="float">
            <text:p>1,09</text:p>
          </table:table-cell>
          <table:table-cell table:style-name="ce303" table:formula="of:=[$results_3_raw.F41]/[$results_3_raw.$M41]" office:value-type="float" office:value="1.3820164005053" calcext:value-type="float">
            <text:p>1,38</text:p>
          </table:table-cell>
          <table:table-cell table:style-name="ce365" table:formula="of:=[$results_3_raw.G41]/[$results_3_raw.$M41]" office:value-type="float" office:value="1.16883903992055" calcext:value-type="float">
            <text:p>1,17</text:p>
          </table:table-cell>
          <table:table-cell table:style-name="ce427" table:formula="of:=[$results_3_raw.H41]/[$results_3_raw.$M41]" office:value-type="float" office:value="1.55958144391626" calcext:value-type="float">
            <text:p>1,56</text:p>
          </table:table-cell>
          <table:table-cell table:style-name="ce489" table:formula="of:=[$results_3_raw.I41]/[$results_3_raw.$M41]" office:value-type="float" office:value="1.51346141207913" calcext:value-type="float">
            <text:p>1,51</text:p>
          </table:table-cell>
          <table:table-cell table:style-name="ce551" table:formula="of:=[$results_3_raw.J41]/[$results_3_raw.$M41]" office:value-type="float" office:value="1.4088515995239" calcext:value-type="float">
            <text:p>1,41</text:p>
          </table:table-cell>
          <table:table-cell table:style-name="ce613" table:formula="of:=[$results_3_raw.K41]/[$results_3_raw.$M41]" office:value-type="float" office:value="1.16715955807721" calcext:value-type="float">
            <text:p>1,17</text:p>
          </table:table-cell>
          <table:table-cell table:formula="of:=MEDIAN([.B44:.K44])" office:value-type="float" office:value="1.16799929899888" calcext:value-type="float">
            <text:p>1,17</text:p>
          </table:table-cell>
          <table:table-cell table:formula="of:=MIN([.B44:.K44])" office:value-type="float" office:value="1" calcext:value-type="float">
            <text:p>1,00</text:p>
          </table:table-cell>
          <table:table-cell table:formula="of:=MAX([.B44:.K44])" office:value-type="float" office:value="1.55958144391626" calcext:value-type="float">
            <text:p>1,56</text:p>
          </table:table-cell>
          <table:table-cell table:style-name="ce2" table:formula="of:=[.N44]/[.M44]" office:value-type="float" office:value="1.55958144391626" calcext:value-type="float">
            <text:p>1,56</text:p>
          </table:table-cell>
          <table:table-cell/>
          <table:table-cell table:formula="of:=[.K44]/[.F44]" office:value-type="float" office:value="0.844533796885815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6" table:formula="of:=[$results_3_raw.B42]/[$results_3_raw.$M42]" office:value-type="float" office:value="1" calcext:value-type="float">
            <text:p>1,00</text:p>
          </table:table-cell>
          <table:table-cell table:style-name="ce118" table:formula="of:=[$results_3_raw.C42]/[$results_3_raw.$M42]" office:value-type="float" office:value="1.11162463729097" calcext:value-type="float">
            <text:p>1,11</text:p>
          </table:table-cell>
          <table:table-cell table:style-name="ce180" table:formula="of:=[$results_3_raw.D42]/[$results_3_raw.$M42]" office:value-type="float" office:value="1.08073828113315" calcext:value-type="float">
            <text:p>1,08</text:p>
          </table:table-cell>
          <table:table-cell table:style-name="ce242" table:formula="of:=[$results_3_raw.E42]/[$results_3_raw.$M42]" office:value-type="float" office:value="1.11400281192976" calcext:value-type="float">
            <text:p>1,11</text:p>
          </table:table-cell>
          <table:table-cell table:style-name="ce304" table:formula="of:=[$results_3_raw.F42]/[$results_3_raw.$M42]" office:value-type="float" office:value="1.41496156032188" calcext:value-type="float">
            <text:p>1,41</text:p>
          </table:table-cell>
          <table:table-cell table:style-name="ce366" table:formula="of:=[$results_3_raw.G42]/[$results_3_raw.$M42]" office:value-type="float" office:value="1.19404558915911" calcext:value-type="float">
            <text:p>1,19</text:p>
          </table:table-cell>
          <table:table-cell table:style-name="ce428" table:formula="of:=[$results_3_raw.H42]/[$results_3_raw.$M42]" office:value-type="float" office:value="1.55228244937031" calcext:value-type="float">
            <text:p>1,55</text:p>
          </table:table-cell>
          <table:table-cell table:style-name="ce490" table:formula="of:=[$results_3_raw.I42]/[$results_3_raw.$M42]" office:value-type="float" office:value="1.60077328068444" calcext:value-type="float">
            <text:p>1,60</text:p>
          </table:table-cell>
          <table:table-cell table:style-name="ce552" table:formula="of:=[$results_3_raw.J42]/[$results_3_raw.$M42]" office:value-type="float" office:value="1.44450177989171" calcext:value-type="float">
            <text:p>1,44</text:p>
          </table:table-cell>
          <table:table-cell table:style-name="ce614" table:formula="of:=[$results_3_raw.K42]/[$results_3_raw.$M42]" office:value-type="float" office:value="1.1964237637979" calcext:value-type="float">
            <text:p>1,20</text:p>
          </table:table-cell>
          <table:table-cell table:formula="of:=MEDIAN([.B45:.K45])" office:value-type="float" office:value="1.19523467647851" calcext:value-type="float">
            <text:p>1,20</text:p>
          </table:table-cell>
          <table:table-cell table:formula="of:=MIN([.B45:.K45])" office:value-type="float" office:value="1" calcext:value-type="float">
            <text:p>1,00</text:p>
          </table:table-cell>
          <table:table-cell table:formula="of:=MAX([.B45:.K45])" office:value-type="float" office:value="1.60077328068444" calcext:value-type="float">
            <text:p>1,60</text:p>
          </table:table-cell>
          <table:table-cell table:style-name="ce2" table:formula="of:=[.N45]/[.M45]" office:value-type="float" office:value="1.60077328068444" calcext:value-type="float">
            <text:p>1,60</text:p>
          </table:table-cell>
          <table:table-cell/>
          <table:table-cell table:formula="of:=[.K45]/[.F45]" office:value-type="float" office:value="0.845552131837233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7" table:formula="of:=[$results_3_raw.B43]/[$results_3_raw.$M43]" office:value-type="float" office:value="1" calcext:value-type="float">
            <text:p>1,00</text:p>
          </table:table-cell>
          <table:table-cell table:style-name="ce119" table:formula="of:=[$results_3_raw.C43]/[$results_3_raw.$M43]" office:value-type="float" office:value="1.46949138257975" calcext:value-type="float">
            <text:p>1,47</text:p>
          </table:table-cell>
          <table:table-cell table:style-name="ce181" table:formula="of:=[$results_3_raw.D43]/[$results_3_raw.$M43]" office:value-type="float" office:value="1.02788195468656" calcext:value-type="float">
            <text:p>1,03</text:p>
          </table:table-cell>
          <table:table-cell table:style-name="ce243" table:formula="of:=[$results_3_raw.E43]/[$results_3_raw.$M43]" office:value-type="float" office:value="1.06193726911354" calcext:value-type="float">
            <text:p>1,06</text:p>
          </table:table-cell>
          <table:table-cell table:style-name="ce305" table:formula="of:=[$results_3_raw.F43]/[$results_3_raw.$M43]" office:value-type="float" office:value="1.32465972778223" calcext:value-type="float">
            <text:p>1,32</text:p>
          </table:table-cell>
          <table:table-cell table:style-name="ce367" table:formula="of:=[$results_3_raw.G43]/[$results_3_raw.$M43]" office:value-type="float" office:value="1.12824294523338" calcext:value-type="float">
            <text:p>1,13</text:p>
          </table:table-cell>
          <table:table-cell table:style-name="ce429" table:formula="of:=[$results_3_raw.H43]/[$results_3_raw.$M43]" office:value-type="float" office:value="1.5286615257118" calcext:value-type="float">
            <text:p>1,53</text:p>
          </table:table-cell>
          <table:table-cell table:style-name="ce491" table:formula="of:=[$results_3_raw.I43]/[$results_3_raw.$M43]" office:value-type="float" office:value="1.36703748964084" calcext:value-type="float">
            <text:p>1,37</text:p>
          </table:table-cell>
          <table:table-cell table:style-name="ce553" table:formula="of:=[$results_3_raw.J43]/[$results_3_raw.$M43]" office:value-type="float" office:value="1.35096849409352" calcext:value-type="float">
            <text:p>1,35</text:p>
          </table:table-cell>
          <table:table-cell table:style-name="ce615" table:formula="of:=[$results_3_raw.K43]/[$results_3_raw.$M43]" office:value-type="float" office:value="1.12511763797003" calcext:value-type="float">
            <text:p>1,13</text:p>
          </table:table-cell>
          <table:table-cell table:formula="of:=MEDIAN([.B46:.K46])" office:value-type="float" office:value="1.2264513365078" calcext:value-type="float">
            <text:p>1,23</text:p>
          </table:table-cell>
          <table:table-cell table:formula="of:=MIN([.B46:.K46])" office:value-type="float" office:value="1" calcext:value-type="float">
            <text:p>1,00</text:p>
          </table:table-cell>
          <table:table-cell table:formula="of:=MAX([.B46:.K46])" office:value-type="float" office:value="1.5286615257118" calcext:value-type="float">
            <text:p>1,53</text:p>
          </table:table-cell>
          <table:table-cell table:style-name="ce2" table:formula="of:=[.N46]/[.M46]" office:value-type="float" office:value="1.5286615257118" calcext:value-type="float">
            <text:p>1,53</text:p>
          </table:table-cell>
          <table:table-cell/>
          <table:table-cell table:formula="of:=[.K46]/[.F46]" office:value-type="float" office:value="0.849363511528898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8" table:formula="of:=[$results_3_raw.B44]/[$results_3_raw.$M44]" office:value-type="float" office:value="1" calcext:value-type="float">
            <text:p>1,00</text:p>
          </table:table-cell>
          <table:table-cell table:style-name="ce120" table:formula="of:=[$results_3_raw.C44]/[$results_3_raw.$M44]" office:value-type="float" office:value="1.11525812275721" calcext:value-type="float">
            <text:p>1,12</text:p>
          </table:table-cell>
          <table:table-cell table:style-name="ce182" table:formula="of:=[$results_3_raw.D44]/[$results_3_raw.$M44]" office:value-type="float" office:value="1.08034731014436" calcext:value-type="float">
            <text:p>1,08</text:p>
          </table:table-cell>
          <table:table-cell table:style-name="ce244" table:formula="of:=[$results_3_raw.E44]/[$results_3_raw.$M44]" office:value-type="float" office:value="1.1157600593334" calcext:value-type="float">
            <text:p>1,12</text:p>
          </table:table-cell>
          <table:table-cell table:style-name="ce306" table:formula="of:=[$results_3_raw.F44]/[$results_3_raw.$M44]" office:value-type="float" office:value="1.41416509967561" calcext:value-type="float">
            <text:p>1,41</text:p>
          </table:table-cell>
          <table:table-cell table:style-name="ce368" table:formula="of:=[$results_3_raw.G44]/[$results_3_raw.$M44]" office:value-type="float" office:value="1.2030370908655" calcext:value-type="float">
            <text:p>1,20</text:p>
          </table:table-cell>
          <table:table-cell table:style-name="ce430" table:formula="of:=[$results_3_raw.H44]/[$results_3_raw.$M44]" office:value-type="float" office:value="1.54861667777919" calcext:value-type="float">
            <text:p>1,55</text:p>
          </table:table-cell>
          <table:table-cell table:style-name="ce492" table:formula="of:=[$results_3_raw.I44]/[$results_3_raw.$M44]" office:value-type="float" office:value="1.50339743637767" calcext:value-type="float">
            <text:p>1,50</text:p>
          </table:table-cell>
          <table:table-cell table:style-name="ce554" table:formula="of:=[$results_3_raw.J44]/[$results_3_raw.$M44]" office:value-type="float" office:value="1.44158432159901" calcext:value-type="float">
            <text:p>1,44</text:p>
          </table:table-cell>
          <table:table-cell table:style-name="ce616" table:formula="of:=[$results_3_raw.K44]/[$results_3_raw.$M44]" office:value-type="float" office:value="1.19795779237806" calcext:value-type="float">
            <text:p>1,20</text:p>
          </table:table-cell>
          <table:table-cell table:formula="of:=MEDIAN([.B47:.K47])" office:value-type="float" office:value="1.20049744162178" calcext:value-type="float">
            <text:p>1,20</text:p>
          </table:table-cell>
          <table:table-cell table:formula="of:=MIN([.B47:.K47])" office:value-type="float" office:value="1" calcext:value-type="float">
            <text:p>1,00</text:p>
          </table:table-cell>
          <table:table-cell table:formula="of:=MAX([.B47:.K47])" office:value-type="float" office:value="1.54861667777919" calcext:value-type="float">
            <text:p>1,55</text:p>
          </table:table-cell>
          <table:table-cell table:style-name="ce2" table:formula="of:=[.N47]/[.M47]" office:value-type="float" office:value="1.54861667777919" calcext:value-type="float">
            <text:p>1,55</text:p>
          </table:table-cell>
          <table:table-cell/>
          <table:table-cell table:formula="of:=[.K47]/[.F47]" office:value-type="float" office:value="0.84711310769361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9" table:formula="of:=[$results_3_raw.B45]/[$results_3_raw.$M45]" office:value-type="float" office:value="1" calcext:value-type="float">
            <text:p>1,00</text:p>
          </table:table-cell>
          <table:table-cell table:style-name="ce121" table:formula="of:=[$results_3_raw.C45]/[$results_3_raw.$M45]" office:value-type="float" office:value="1.04298142192394" calcext:value-type="float">
            <text:p>1,04</text:p>
          </table:table-cell>
          <table:table-cell table:style-name="ce183" table:formula="of:=[$results_3_raw.D45]/[$results_3_raw.$M45]" office:value-type="float" office:value="1.00586015166631" calcext:value-type="float">
            <text:p>1,01</text:p>
          </table:table-cell>
          <table:table-cell table:style-name="ce245" table:formula="of:=[$results_3_raw.E45]/[$results_3_raw.$M45]" office:value-type="float" office:value="1.03903977229125" calcext:value-type="float">
            <text:p>1,04</text:p>
          </table:table-cell>
          <table:table-cell table:style-name="ce307" table:formula="of:=[$results_3_raw.F45]/[$results_3_raw.$M45]" office:value-type="float" office:value="1.31346230317913" calcext:value-type="float">
            <text:p>1,31</text:p>
          </table:table-cell>
          <table:table-cell table:style-name="ce369" table:formula="of:=[$results_3_raw.G45]/[$results_3_raw.$M45]" office:value-type="float" office:value="1.11410552458822" calcext:value-type="float">
            <text:p>1,11</text:p>
          </table:table-cell>
          <table:table-cell table:style-name="ce431" table:formula="of:=[$results_3_raw.H45]/[$results_3_raw.$M45]" office:value-type="float" office:value="1.4928038732812" calcext:value-type="float">
            <text:p>1,49</text:p>
          </table:table-cell>
          <table:table-cell table:style-name="ce493" table:formula="of:=[$results_3_raw.I45]/[$results_3_raw.$M45]" office:value-type="float" office:value="1.45545935915056" calcext:value-type="float">
            <text:p>1,46</text:p>
          </table:table-cell>
          <table:table-cell table:style-name="ce555" table:formula="of:=[$results_3_raw.J45]/[$results_3_raw.$M45]" office:value-type="float" office:value="1.34373975345505" calcext:value-type="float">
            <text:p>1,34</text:p>
          </table:table-cell>
          <table:table-cell table:style-name="ce617" table:formula="of:=[$results_3_raw.K45]/[$results_3_raw.$M45]" office:value-type="float" office:value="1.11246607739586" calcext:value-type="float">
            <text:p>1,11</text:p>
          </table:table-cell>
          <table:table-cell table:formula="of:=MEDIAN([.B48:.K48])" office:value-type="float" office:value="1.11328580099204" calcext:value-type="float">
            <text:p>1,11</text:p>
          </table:table-cell>
          <table:table-cell table:formula="of:=MIN([.B48:.K48])" office:value-type="float" office:value="1" calcext:value-type="float">
            <text:p>1,00</text:p>
          </table:table-cell>
          <table:table-cell table:formula="of:=MAX([.B48:.K48])" office:value-type="float" office:value="1.4928038732812" calcext:value-type="float">
            <text:p>1,49</text:p>
          </table:table-cell>
          <table:table-cell table:style-name="ce2" table:formula="of:=[.N48]/[.M48]" office:value-type="float" office:value="1.4928038732812" calcext:value-type="float">
            <text:p>1,49</text:p>
          </table:table-cell>
          <table:table-cell/>
          <table:table-cell table:formula="of:=[.K48]/[.F48]" office:value-type="float" office:value="0.84697221587800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0" table:formula="of:=[$results_3_raw.B46]/[$results_3_raw.$M46]" office:value-type="float" office:value="1.50393715673949" calcext:value-type="float">
            <text:p>1,50</text:p>
          </table:table-cell>
          <table:table-cell table:style-name="ce122" table:formula="of:=[$results_3_raw.C46]/[$results_3_raw.$M46]" office:value-type="float" office:value="1.04320946808209" calcext:value-type="float">
            <text:p>1,04</text:p>
          </table:table-cell>
          <table:table-cell table:style-name="ce184" table:formula="of:=[$results_3_raw.D46]/[$results_3_raw.$M46]" office:value-type="float" office:value="1" calcext:value-type="float">
            <text:p>1,00</text:p>
          </table:table-cell>
          <table:table-cell table:style-name="ce246" table:formula="of:=[$results_3_raw.E46]/[$results_3_raw.$M46]" office:value-type="float" office:value="1.16101222267386" calcext:value-type="float">
            <text:p>1,16</text:p>
          </table:table-cell>
          <table:table-cell table:style-name="ce308" table:formula="of:=[$results_3_raw.F46]/[$results_3_raw.$M46]" office:value-type="float" office:value="1.27604526075983" calcext:value-type="float">
            <text:p>1,28</text:p>
          </table:table-cell>
          <table:table-cell table:style-name="ce370" table:formula="of:=[$results_3_raw.G46]/[$results_3_raw.$M46]" office:value-type="float" office:value="1.25076805278531" calcext:value-type="float">
            <text:p>1,25</text:p>
          </table:table-cell>
          <table:table-cell table:style-name="ce432" table:formula="of:=[$results_3_raw.H46]/[$results_3_raw.$M46]" office:value-type="float" office:value="1.72309452012062" calcext:value-type="float">
            <text:p>1,72</text:p>
          </table:table-cell>
          <table:table-cell table:style-name="ce494" table:formula="of:=[$results_3_raw.I46]/[$results_3_raw.$M46]" office:value-type="float" office:value="1.70904742548706" calcext:value-type="float">
            <text:p>1,71</text:p>
          </table:table-cell>
          <table:table-cell table:style-name="ce556" table:formula="of:=[$results_3_raw.J46]/[$results_3_raw.$M46]" office:value-type="float" office:value="1.32056868991464" calcext:value-type="float">
            <text:p>1,32</text:p>
          </table:table-cell>
          <table:table-cell table:style-name="ce618" table:formula="of:=[$results_3_raw.K46]/[$results_3_raw.$M46]" office:value-type="float" office:value="1.21485626778338" calcext:value-type="float">
            <text:p>1,21</text:p>
          </table:table-cell>
          <table:table-cell table:formula="of:=MEDIAN([.B49:.K49])" office:value-type="float" office:value="1.26340665677257" calcext:value-type="float">
            <text:p>1,26</text:p>
          </table:table-cell>
          <table:table-cell table:formula="of:=MIN([.B49:.K49])" office:value-type="float" office:value="1" calcext:value-type="float">
            <text:p>1,00</text:p>
          </table:table-cell>
          <table:table-cell table:formula="of:=MAX([.B49:.K49])" office:value-type="float" office:value="1.72309452012062" calcext:value-type="float">
            <text:p>1,72</text:p>
          </table:table-cell>
          <table:table-cell table:style-name="ce2" table:formula="of:=[.N49]/[.M49]" office:value-type="float" office:value="1.72309452012062" calcext:value-type="float">
            <text:p>1,72</text:p>
          </table:table-cell>
          <table:table-cell/>
          <table:table-cell table:formula="of:=[.K49]/[.F49]" office:value-type="float" office:value="0.952047944647342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1" table:formula="of:=[$results_3_raw.B47]/[$results_3_raw.$M47]" office:value-type="float" office:value="1.15444284291812" calcext:value-type="float">
            <text:p>1,15</text:p>
          </table:table-cell>
          <table:table-cell table:style-name="ce123" table:formula="of:=[$results_3_raw.C47]/[$results_3_raw.$M47]" office:value-type="float" office:value="1.02696831066825" calcext:value-type="float">
            <text:p>1,03</text:p>
          </table:table-cell>
          <table:table-cell table:style-name="ce185" table:formula="of:=[$results_3_raw.D47]/[$results_3_raw.$M47]" office:value-type="float" office:value="1" calcext:value-type="float">
            <text:p>1,00</text:p>
          </table:table-cell>
          <table:table-cell table:style-name="ce247" table:formula="of:=[$results_3_raw.E47]/[$results_3_raw.$M47]" office:value-type="float" office:value="1.03737126861774" calcext:value-type="float">
            <text:p>1,04</text:p>
          </table:table-cell>
          <table:table-cell table:style-name="ce309" table:formula="of:=[$results_3_raw.F47]/[$results_3_raw.$M47]" office:value-type="float" office:value="1.35944517557603" calcext:value-type="float">
            <text:p>1,36</text:p>
          </table:table-cell>
          <table:table-cell table:style-name="ce371" table:formula="of:=[$results_3_raw.G47]/[$results_3_raw.$M47]" office:value-type="float" office:value="1.10739974793368" calcext:value-type="float">
            <text:p>1,11</text:p>
          </table:table-cell>
          <table:table-cell table:style-name="ce433" table:formula="of:=[$results_3_raw.H47]/[$results_3_raw.$M47]" office:value-type="float" office:value="1.49572113945116" calcext:value-type="float">
            <text:p>1,50</text:p>
          </table:table-cell>
          <table:table-cell table:style-name="ce495" table:formula="of:=[$results_3_raw.I47]/[$results_3_raw.$M47]" office:value-type="float" office:value="1.67529401934365" calcext:value-type="float">
            <text:p>1,68</text:p>
          </table:table-cell>
          <table:table-cell table:style-name="ce557" table:formula="of:=[$results_3_raw.J47]/[$results_3_raw.$M47]" office:value-type="float" office:value="1.33923809125915" calcext:value-type="float">
            <text:p>1,34</text:p>
          </table:table-cell>
          <table:table-cell table:style-name="ce619" table:formula="of:=[$results_3_raw.K47]/[$results_3_raw.$M47]" office:value-type="float" office:value="1.11144534269182" calcext:value-type="float">
            <text:p>1,11</text:p>
          </table:table-cell>
          <table:table-cell table:formula="of:=MEDIAN([.B50:.K50])" office:value-type="float" office:value="1.13294409280497" calcext:value-type="float">
            <text:p>1,13</text:p>
          </table:table-cell>
          <table:table-cell table:formula="of:=MIN([.B50:.K50])" office:value-type="float" office:value="1" calcext:value-type="float">
            <text:p>1,00</text:p>
          </table:table-cell>
          <table:table-cell table:formula="of:=MAX([.B50:.K50])" office:value-type="float" office:value="1.67529401934365" calcext:value-type="float">
            <text:p>1,68</text:p>
          </table:table-cell>
          <table:table-cell table:style-name="ce2" table:formula="of:=[.N50]/[.M50]" office:value-type="float" office:value="1.67529401934365" calcext:value-type="float">
            <text:p>1,68</text:p>
          </table:table-cell>
          <table:table-cell/>
          <table:table-cell table:formula="of:=[.K50]/[.F50]" office:value-type="float" office:value="0.817572758843234" calcext:value-type="float">
            <text:p>0,8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" table:formula="of:=[$results_3_raw.B48]/[$results_3_raw.$M48]" office:value-type="float" office:value="1.04907793832549" calcext:value-type="float">
            <text:p>1,05</text:p>
          </table:table-cell>
          <table:table-cell table:style-name="ce124" table:formula="of:=[$results_3_raw.C48]/[$results_3_raw.$M48]" office:value-type="float" office:value="1.08526324836932" calcext:value-type="float">
            <text:p>1,09</text:p>
          </table:table-cell>
          <table:table-cell table:style-name="ce186" table:formula="of:=[$results_3_raw.D48]/[$results_3_raw.$M48]" office:value-type="float" office:value="1.23615474973976" calcext:value-type="float">
            <text:p>1,24</text:p>
          </table:table-cell>
          <table:table-cell table:style-name="ce248" table:formula="of:=[$results_3_raw.E48]/[$results_3_raw.$M48]" office:value-type="float" office:value="1.04113225926598" calcext:value-type="float">
            <text:p>1,04</text:p>
          </table:table-cell>
          <table:table-cell table:style-name="ce310" table:formula="of:=[$results_3_raw.F48]/[$results_3_raw.$M48]" office:value-type="float" office:value="1.26751726179675" calcext:value-type="float">
            <text:p>1,27</text:p>
          </table:table-cell>
          <table:table-cell table:style-name="ce372" table:formula="of:=[$results_3_raw.G48]/[$results_3_raw.$M48]" office:value-type="float" office:value="1.00005730057014" calcext:value-type="float">
            <text:p>1,00</text:p>
          </table:table-cell>
          <table:table-cell table:style-name="ce434" table:formula="of:=[$results_3_raw.H48]/[$results_3_raw.$M48]" office:value-type="float" office:value="1.77709123205776" calcext:value-type="float">
            <text:p>1,78</text:p>
          </table:table-cell>
          <table:table-cell table:style-name="ce496" table:formula="of:=[$results_3_raw.I48]/[$results_3_raw.$M48]" office:value-type="float" office:value="1.78805474114467" calcext:value-type="float">
            <text:p>1,79</text:p>
          </table:table-cell>
          <table:table-cell table:style-name="ce558" table:formula="of:=[$results_3_raw.J48]/[$results_3_raw.$M48]" office:value-type="float" office:value="1.2449694874464" calcext:value-type="float">
            <text:p>1,24</text:p>
          </table:table-cell>
          <table:table-cell table:style-name="ce620" table:formula="of:=[$results_3_raw.K48]/[$results_3_raw.$M48]" office:value-type="float" office:value="1" calcext:value-type="float">
            <text:p>1,00</text:p>
          </table:table-cell>
          <table:table-cell table:formula="of:=MEDIAN([.B51:.K51])" office:value-type="float" office:value="1.16070899905454" calcext:value-type="float">
            <text:p>1,16</text:p>
          </table:table-cell>
          <table:table-cell table:formula="of:=MIN([.B51:.K51])" office:value-type="float" office:value="1" calcext:value-type="float">
            <text:p>1,00</text:p>
          </table:table-cell>
          <table:table-cell table:formula="of:=MAX([.B51:.K51])" office:value-type="float" office:value="1.78805474114467" calcext:value-type="float">
            <text:p>1,79</text:p>
          </table:table-cell>
          <table:table-cell table:style-name="ce2" table:formula="of:=[.N51]/[.M51]" office:value-type="float" office:value="1.78805474114467" calcext:value-type="float">
            <text:p>1,79</text:p>
          </table:table-cell>
          <table:table-cell/>
          <table:table-cell table:formula="of:=[.K51]/[.F51]" office:value-type="float" office:value="0.788943890659494" calcext:value-type="float">
            <text:p>0,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3" table:formula="of:=[$results_3_raw.B49]/[$results_3_raw.$M49]" office:value-type="float" office:value="1.1215374540185" calcext:value-type="float">
            <text:p>1,12</text:p>
          </table:table-cell>
          <table:table-cell table:style-name="ce125" table:formula="of:=[$results_3_raw.C49]/[$results_3_raw.$M49]" office:value-type="float" office:value="1.07324991639728" calcext:value-type="float">
            <text:p>1,07</text:p>
          </table:table-cell>
          <table:table-cell table:style-name="ce187" table:formula="of:=[$results_3_raw.D49]/[$results_3_raw.$M49]" office:value-type="float" office:value="1" calcext:value-type="float">
            <text:p>1,00</text:p>
          </table:table-cell>
          <table:table-cell table:style-name="ce249" table:formula="of:=[$results_3_raw.E49]/[$results_3_raw.$M49]" office:value-type="float" office:value="1.03160879500613" calcext:value-type="float">
            <text:p>1,03</text:p>
          </table:table-cell>
          <table:table-cell table:style-name="ce311" table:formula="of:=[$results_3_raw.F49]/[$results_3_raw.$M49]" office:value-type="float" office:value="1.30733753204771" calcext:value-type="float">
            <text:p>1,31</text:p>
          </table:table-cell>
          <table:table-cell table:style-name="ce373" table:formula="of:=[$results_3_raw.G49]/[$results_3_raw.$M49]" office:value-type="float" office:value="1.10752006465277" calcext:value-type="float">
            <text:p>1,11</text:p>
          </table:table-cell>
          <table:table-cell table:style-name="ce435" table:formula="of:=[$results_3_raw.H49]/[$results_3_raw.$M49]" office:value-type="float" office:value="1.80241890536172" calcext:value-type="float">
            <text:p>1,80</text:p>
          </table:table-cell>
          <table:table-cell table:style-name="ce497" table:formula="of:=[$results_3_raw.I49]/[$results_3_raw.$M49]" office:value-type="float" office:value="1.53019451566158" calcext:value-type="float">
            <text:p>1,53</text:p>
          </table:table-cell>
          <table:table-cell table:style-name="ce559" table:formula="of:=[$results_3_raw.J49]/[$results_3_raw.$M49]" office:value-type="float" office:value="1.33311503734255" calcext:value-type="float">
            <text:p>1,33</text:p>
          </table:table-cell>
          <table:table-cell table:style-name="ce621" table:formula="of:=[$results_3_raw.K49]/[$results_3_raw.$M49]" office:value-type="float" office:value="1.10377187604503" calcext:value-type="float">
            <text:p>1,10</text:p>
          </table:table-cell>
          <table:table-cell table:formula="of:=MEDIAN([.B52:.K52])" office:value-type="float" office:value="1.11452875933564" calcext:value-type="float">
            <text:p>1,11</text:p>
          </table:table-cell>
          <table:table-cell table:formula="of:=MIN([.B52:.K52])" office:value-type="float" office:value="1" calcext:value-type="float">
            <text:p>1,00</text:p>
          </table:table-cell>
          <table:table-cell table:formula="of:=MAX([.B52:.K52])" office:value-type="float" office:value="1.80241890536172" calcext:value-type="float">
            <text:p>1,80</text:p>
          </table:table-cell>
          <table:table-cell table:style-name="ce2" table:formula="of:=[.N52]/[.M52]" office:value-type="float" office:value="1.80241890536172" calcext:value-type="float">
            <text:p>1,80</text:p>
          </table:table-cell>
          <table:table-cell/>
          <table:table-cell table:formula="of:=[.K52]/[.F52]" office:value-type="float" office:value="0.844289901412204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4" table:formula="of:=[$results_3_raw.B50]/[$results_3_raw.$M50]" office:value-type="float" office:value="1.08342824392144" calcext:value-type="float">
            <text:p>1,08</text:p>
          </table:table-cell>
          <table:table-cell table:style-name="ce126" table:formula="of:=[$results_3_raw.C50]/[$results_3_raw.$M50]" office:value-type="float" office:value="1.35150228152807" calcext:value-type="float">
            <text:p>1,35</text:p>
          </table:table-cell>
          <table:table-cell table:style-name="ce188" table:formula="of:=[$results_3_raw.D50]/[$results_3_raw.$M50]" office:value-type="float" office:value="1.04551299479033" calcext:value-type="float">
            <text:p>1,05</text:p>
          </table:table-cell>
          <table:table-cell table:style-name="ce250" table:formula="of:=[$results_3_raw.E50]/[$results_3_raw.$M50]" office:value-type="float" office:value="1" calcext:value-type="float">
            <text:p>1,00</text:p>
          </table:table-cell>
          <table:table-cell table:style-name="ce312" table:formula="of:=[$results_3_raw.F50]/[$results_3_raw.$M50]" office:value-type="float" office:value="1.37503031015556" calcext:value-type="float">
            <text:p>1,38</text:p>
          </table:table-cell>
          <table:table-cell table:style-name="ce374" table:formula="of:=[$results_3_raw.G50]/[$results_3_raw.$M50]" office:value-type="float" office:value="1.16600412952907" calcext:value-type="float">
            <text:p>1,17</text:p>
          </table:table-cell>
          <table:table-cell table:style-name="ce436" table:formula="of:=[$results_3_raw.H50]/[$results_3_raw.$M50]" office:value-type="float" office:value="1.72725268750046" calcext:value-type="float">
            <text:p>1,73</text:p>
          </table:table-cell>
          <table:table-cell table:style-name="ce498" table:formula="of:=[$results_3_raw.I50]/[$results_3_raw.$M50]" office:value-type="float" office:value="1.67840373861991" calcext:value-type="float">
            <text:p>1,68</text:p>
          </table:table-cell>
          <table:table-cell table:style-name="ce560" table:formula="of:=[$results_3_raw.J50]/[$results_3_raw.$M50]" office:value-type="float" office:value="1.40113010955743" calcext:value-type="float">
            <text:p>1,40</text:p>
          </table:table-cell>
          <table:table-cell table:style-name="ce622" table:formula="of:=[$results_3_raw.K50]/[$results_3_raw.$M50]" office:value-type="float" office:value="1.16354992541865" calcext:value-type="float">
            <text:p>1,16</text:p>
          </table:table-cell>
          <table:table-cell table:formula="of:=MEDIAN([.B53:.K53])" office:value-type="float" office:value="1.25875320552857" calcext:value-type="float">
            <text:p>1,26</text:p>
          </table:table-cell>
          <table:table-cell table:formula="of:=MIN([.B53:.K53])" office:value-type="float" office:value="1" calcext:value-type="float">
            <text:p>1,00</text:p>
          </table:table-cell>
          <table:table-cell table:formula="of:=MAX([.B53:.K53])" office:value-type="float" office:value="1.72725268750046" calcext:value-type="float">
            <text:p>1,73</text:p>
          </table:table-cell>
          <table:table-cell table:style-name="ce2" table:formula="of:=[.N53]/[.M53]" office:value-type="float" office:value="1.72725268750046" calcext:value-type="float">
            <text:p>1,73</text:p>
          </table:table-cell>
          <table:table-cell/>
          <table:table-cell table:formula="of:=[.K53]/[.F53]" office:value-type="float" office:value="0.84619947416796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5" table:formula="of:=[$results_3_raw.B51]/[$results_3_raw.$M51]" office:value-type="float" office:value="1.22621031084876" calcext:value-type="float">
            <text:p>1,23</text:p>
          </table:table-cell>
          <table:table-cell table:style-name="ce127" table:formula="of:=[$results_3_raw.C51]/[$results_3_raw.$M51]" office:value-type="float" office:value="1.10125196363117" calcext:value-type="float">
            <text:p>1,10</text:p>
          </table:table-cell>
          <table:table-cell table:style-name="ce189" table:formula="of:=[$results_3_raw.D51]/[$results_3_raw.$M51]" office:value-type="float" office:value="1" calcext:value-type="float">
            <text:p>1,00</text:p>
          </table:table-cell>
          <table:table-cell table:style-name="ce251" table:formula="of:=[$results_3_raw.E51]/[$results_3_raw.$M51]" office:value-type="float" office:value="1.16178416718237" calcext:value-type="float">
            <text:p>1,16</text:p>
          </table:table-cell>
          <table:table-cell table:style-name="ce313" table:formula="of:=[$results_3_raw.F51]/[$results_3_raw.$M51]" office:value-type="float" office:value="1.28250583138954" calcext:value-type="float">
            <text:p>1,28</text:p>
          </table:table-cell>
          <table:table-cell table:style-name="ce375" table:formula="of:=[$results_3_raw.G51]/[$results_3_raw.$M51]" office:value-type="float" office:value="1.21622316370734" calcext:value-type="float">
            <text:p>1,22</text:p>
          </table:table-cell>
          <table:table-cell table:style-name="ce437" table:formula="of:=[$results_3_raw.H51]/[$results_3_raw.$M51]" office:value-type="float" office:value="2.02328747560337" calcext:value-type="float">
            <text:p>2,02</text:p>
          </table:table-cell>
          <table:table-cell table:style-name="ce499" table:formula="of:=[$results_3_raw.I51]/[$results_3_raw.$M51]" office:value-type="float" office:value="1.95828057314229" calcext:value-type="float">
            <text:p>1,96</text:p>
          </table:table-cell>
          <table:table-cell table:style-name="ce561" table:formula="of:=[$results_3_raw.J51]/[$results_3_raw.$M51]" office:value-type="float" office:value="1.33572618650926" calcext:value-type="float">
            <text:p>1,34</text:p>
          </table:table-cell>
          <table:table-cell table:style-name="ce623" table:formula="of:=[$results_3_raw.K51]/[$results_3_raw.$M51]" office:value-type="float" office:value="1.21304327129052" calcext:value-type="float">
            <text:p>1,21</text:p>
          </table:table-cell>
          <table:table-cell table:formula="of:=MEDIAN([.B54:.K54])" office:value-type="float" office:value="1.22121673727805" calcext:value-type="float">
            <text:p>1,22</text:p>
          </table:table-cell>
          <table:table-cell table:formula="of:=MIN([.B54:.K54])" office:value-type="float" office:value="1" calcext:value-type="float">
            <text:p>1,00</text:p>
          </table:table-cell>
          <table:table-cell table:formula="of:=MAX([.B54:.K54])" office:value-type="float" office:value="2.02328747560337" calcext:value-type="float">
            <text:p>2,02</text:p>
          </table:table-cell>
          <table:table-cell table:style-name="ce2" table:formula="of:=[.N54]/[.M54]" office:value-type="float" office:value="2.02328747560337" calcext:value-type="float">
            <text:p>2,02</text:p>
          </table:table-cell>
          <table:table-cell/>
          <table:table-cell table:formula="of:=[.K54]/[.F54]" office:value-type="float" office:value="0.945838406033792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6" table:formula="of:=[$results_3_raw.B52]/[$results_3_raw.$M52]" office:value-type="float" office:value="1.07706902466517" calcext:value-type="float">
            <text:p>1,08</text:p>
          </table:table-cell>
          <table:table-cell table:style-name="ce128" table:formula="of:=[$results_3_raw.C52]/[$results_3_raw.$M52]" office:value-type="float" office:value="1.1607401650879" calcext:value-type="float">
            <text:p>1,16</text:p>
          </table:table-cell>
          <table:table-cell table:style-name="ce190" table:formula="of:=[$results_3_raw.D52]/[$results_3_raw.$M52]" office:value-type="float" office:value="1" calcext:value-type="float">
            <text:p>1,00</text:p>
          </table:table-cell>
          <table:table-cell table:style-name="ce252" table:formula="of:=[$results_3_raw.E52]/[$results_3_raw.$M52]" office:value-type="float" office:value="1.03303858352062" calcext:value-type="float">
            <text:p>1,03</text:p>
          </table:table-cell>
          <table:table-cell table:style-name="ce314" table:formula="of:=[$results_3_raw.F52]/[$results_3_raw.$M52]" office:value-type="float" office:value="1.31130060980306" calcext:value-type="float">
            <text:p>1,31</text:p>
          </table:table-cell>
          <table:table-cell table:style-name="ce376" table:formula="of:=[$results_3_raw.G52]/[$results_3_raw.$M52]" office:value-type="float" office:value="1.10948450288099" calcext:value-type="float">
            <text:p>1,11</text:p>
          </table:table-cell>
          <table:table-cell table:style-name="ce438" table:formula="of:=[$results_3_raw.H52]/[$results_3_raw.$M52]" office:value-type="float" office:value="1.61924765285333" calcext:value-type="float">
            <text:p>1,62</text:p>
          </table:table-cell>
          <table:table-cell table:style-name="ce500" table:formula="of:=[$results_3_raw.I52]/[$results_3_raw.$M52]" office:value-type="float" office:value="1.71720120700398" calcext:value-type="float">
            <text:p>1,72</text:p>
          </table:table-cell>
          <table:table-cell table:style-name="ce562" table:formula="of:=[$results_3_raw.J52]/[$results_3_raw.$M52]" office:value-type="float" office:value="1.34029951061729" calcext:value-type="float">
            <text:p>1,34</text:p>
          </table:table-cell>
          <table:table-cell table:style-name="ce624" table:formula="of:=[$results_3_raw.K52]/[$results_3_raw.$M52]" office:value-type="float" office:value="1.11320913234337" calcext:value-type="float">
            <text:p>1,11</text:p>
          </table:table-cell>
          <table:table-cell table:formula="of:=MEDIAN([.B55:.K55])" office:value-type="float" office:value="1.13697464871563" calcext:value-type="float">
            <text:p>1,14</text:p>
          </table:table-cell>
          <table:table-cell table:formula="of:=MIN([.B55:.K55])" office:value-type="float" office:value="1" calcext:value-type="float">
            <text:p>1,00</text:p>
          </table:table-cell>
          <table:table-cell table:formula="of:=MAX([.B55:.K55])" office:value-type="float" office:value="1.71720120700398" calcext:value-type="float">
            <text:p>1,72</text:p>
          </table:table-cell>
          <table:table-cell table:style-name="ce2" table:formula="of:=[.N55]/[.M55]" office:value-type="float" office:value="1.71720120700398" calcext:value-type="float">
            <text:p>1,72</text:p>
          </table:table-cell>
          <table:table-cell/>
          <table:table-cell table:formula="of:=[.K55]/[.F55]" office:value-type="float" office:value="0.84893511374982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7" table:formula="of:=[$results_3_raw.B53]/[$results_3_raw.$M53]" office:value-type="float" office:value="1.03459521138997" calcext:value-type="float">
            <text:p>1,03</text:p>
          </table:table-cell>
          <table:table-cell table:style-name="ce129" table:formula="of:=[$results_3_raw.C53]/[$results_3_raw.$M53]" office:value-type="float" office:value="1" calcext:value-type="float">
            <text:p>1,00</text:p>
          </table:table-cell>
          <table:table-cell table:style-name="ce191" table:formula="of:=[$results_3_raw.D53]/[$results_3_raw.$M53]" office:value-type="float" office:value="1.1718479522306" calcext:value-type="float">
            <text:p>1,17</text:p>
          </table:table-cell>
          <table:table-cell table:style-name="ce253" table:formula="of:=[$results_3_raw.E53]/[$results_3_raw.$M53]" office:value-type="float" office:value="1.01336220589856" calcext:value-type="float">
            <text:p>1,01</text:p>
          </table:table-cell>
          <table:table-cell table:style-name="ce315" table:formula="of:=[$results_3_raw.F53]/[$results_3_raw.$M53]" office:value-type="float" office:value="1.21567546890905" calcext:value-type="float">
            <text:p>1,22</text:p>
          </table:table-cell>
          <table:table-cell table:style-name="ce377" table:formula="of:=[$results_3_raw.G53]/[$results_3_raw.$M53]" office:value-type="float" office:value="1.03045234405897" calcext:value-type="float">
            <text:p>1,03</text:p>
          </table:table-cell>
          <table:table-cell table:style-name="ce439" table:formula="of:=[$results_3_raw.H53]/[$results_3_raw.$M53]" office:value-type="float" office:value="1.54420030990463" calcext:value-type="float">
            <text:p>1,54</text:p>
          </table:table-cell>
          <table:table-cell table:style-name="ce501" table:formula="of:=[$results_3_raw.I53]/[$results_3_raw.$M53]" office:value-type="float" office:value="1.50253175225783" calcext:value-type="float">
            <text:p>1,50</text:p>
          </table:table-cell>
          <table:table-cell table:style-name="ce563" table:formula="of:=[$results_3_raw.J53]/[$results_3_raw.$M53]" office:value-type="float" office:value="1.23984543668674" calcext:value-type="float">
            <text:p>1,24</text:p>
          </table:table-cell>
          <table:table-cell table:style-name="ce625" table:formula="of:=[$results_3_raw.K53]/[$results_3_raw.$M53]" office:value-type="float" office:value="1.02562224051971" calcext:value-type="float">
            <text:p>1,03</text:p>
          </table:table-cell>
          <table:table-cell table:formula="of:=MEDIAN([.B56:.K56])" office:value-type="float" office:value="1.10322158181028" calcext:value-type="float">
            <text:p>1,10</text:p>
          </table:table-cell>
          <table:table-cell table:formula="of:=MIN([.B56:.K56])" office:value-type="float" office:value="1" calcext:value-type="float">
            <text:p>1,00</text:p>
          </table:table-cell>
          <table:table-cell table:formula="of:=MAX([.B56:.K56])" office:value-type="float" office:value="1.54420030990463" calcext:value-type="float">
            <text:p>1,54</text:p>
          </table:table-cell>
          <table:table-cell table:style-name="ce2" table:formula="of:=[.N56]/[.M56]" office:value-type="float" office:value="1.54420030990463" calcext:value-type="float">
            <text:p>1,54</text:p>
          </table:table-cell>
          <table:table-cell/>
          <table:table-cell table:formula="of:=[.K56]/[.F56]" office:value-type="float" office:value="0.843664503191881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8" table:formula="of:=[$results_3_raw.B54]/[$results_3_raw.$M54]" office:value-type="float" office:value="1.22527216100121" calcext:value-type="float">
            <text:p>1,23</text:p>
          </table:table-cell>
          <table:table-cell table:style-name="ce130" table:formula="of:=[$results_3_raw.C54]/[$results_3_raw.$M54]" office:value-type="float" office:value="1.27360871677159" calcext:value-type="float">
            <text:p>1,27</text:p>
          </table:table-cell>
          <table:table-cell table:style-name="ce192" table:formula="of:=[$results_3_raw.D54]/[$results_3_raw.$M54]" office:value-type="float" office:value="1" calcext:value-type="float">
            <text:p>1,00</text:p>
          </table:table-cell>
          <table:table-cell table:style-name="ce254" table:formula="of:=[$results_3_raw.E54]/[$results_3_raw.$M54]" office:value-type="float" office:value="1.16357280961588" calcext:value-type="float">
            <text:p>1,16</text:p>
          </table:table-cell>
          <table:table-cell table:style-name="ce316" table:formula="of:=[$results_3_raw.F54]/[$results_3_raw.$M54]" office:value-type="float" office:value="1.28681912127475" calcext:value-type="float">
            <text:p>1,29</text:p>
          </table:table-cell>
          <table:table-cell table:style-name="ce378" table:formula="of:=[$results_3_raw.G54]/[$results_3_raw.$M54]" office:value-type="float" office:value="1.21183316983037" calcext:value-type="float">
            <text:p>1,21</text:p>
          </table:table-cell>
          <table:table-cell table:style-name="ce440" table:formula="of:=[$results_3_raw.H54]/[$results_3_raw.$M54]" office:value-type="float" office:value="1.958949644262" calcext:value-type="float">
            <text:p>1,96</text:p>
          </table:table-cell>
          <table:table-cell table:style-name="ce502" table:formula="of:=[$results_3_raw.I54]/[$results_3_raw.$M54]" office:value-type="float" office:value="1.88076347947006" calcext:value-type="float">
            <text:p>1,88</text:p>
          </table:table-cell>
          <table:table-cell table:style-name="ce564" table:formula="of:=[$results_3_raw.J54]/[$results_3_raw.$M54]" office:value-type="float" office:value="1.2424923566333" calcext:value-type="float">
            <text:p>1,24</text:p>
          </table:table-cell>
          <table:table-cell table:style-name="ce626" table:formula="of:=[$results_3_raw.K54]/[$results_3_raw.$M54]" office:value-type="float" office:value="1.21666206318516" calcext:value-type="float">
            <text:p>1,22</text:p>
          </table:table-cell>
          <table:table-cell table:formula="of:=MEDIAN([.B57:.K57])" office:value-type="float" office:value="1.23388225881725" calcext:value-type="float">
            <text:p>1,23</text:p>
          </table:table-cell>
          <table:table-cell table:formula="of:=MIN([.B57:.K57])" office:value-type="float" office:value="1" calcext:value-type="float">
            <text:p>1,00</text:p>
          </table:table-cell>
          <table:table-cell table:formula="of:=MAX([.B57:.K57])" office:value-type="float" office:value="1.958949644262" calcext:value-type="float">
            <text:p>1,96</text:p>
          </table:table-cell>
          <table:table-cell table:style-name="ce2" table:formula="of:=[.N57]/[.M57]" office:value-type="float" office:value="1.958949644262" calcext:value-type="float">
            <text:p>1,96</text:p>
          </table:table-cell>
          <table:table-cell/>
          <table:table-cell table:formula="of:=[.K57]/[.F57]" office:value-type="float" office:value="0.945480248987839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9" table:formula="of:=[$results_3_raw.B55]/[$results_3_raw.$M55]" office:value-type="float" office:value="1.17731142435305" calcext:value-type="float">
            <text:p>1,18</text:p>
          </table:table-cell>
          <table:table-cell table:style-name="ce131" table:formula="of:=[$results_3_raw.C55]/[$results_3_raw.$M55]" office:value-type="float" office:value="1.17090620615694" calcext:value-type="float">
            <text:p>1,17</text:p>
          </table:table-cell>
          <table:table-cell table:style-name="ce193" table:formula="of:=[$results_3_raw.D55]/[$results_3_raw.$M55]" office:value-type="float" office:value="1.04705484835352" calcext:value-type="float">
            <text:p>1,05</text:p>
          </table:table-cell>
          <table:table-cell table:style-name="ce255" table:formula="of:=[$results_3_raw.E55]/[$results_3_raw.$M55]" office:value-type="float" office:value="1" calcext:value-type="float">
            <text:p>1,00</text:p>
          </table:table-cell>
          <table:table-cell table:style-name="ce317" table:formula="of:=[$results_3_raw.F55]/[$results_3_raw.$M55]" office:value-type="float" office:value="1.37727616627124" calcext:value-type="float">
            <text:p>1,38</text:p>
          </table:table-cell>
          <table:table-cell table:style-name="ce379" table:formula="of:=[$results_3_raw.G55]/[$results_3_raw.$M55]" office:value-type="float" office:value="1.16747588861384" calcext:value-type="float">
            <text:p>1,17</text:p>
          </table:table-cell>
          <table:table-cell table:style-name="ce441" table:formula="of:=[$results_3_raw.H55]/[$results_3_raw.$M55]" office:value-type="float" office:value="1.68915593621225" calcext:value-type="float">
            <text:p>1,69</text:p>
          </table:table-cell>
          <table:table-cell table:style-name="ce503" table:formula="of:=[$results_3_raw.I55]/[$results_3_raw.$M55]" office:value-type="float" office:value="1.72580965043081" calcext:value-type="float">
            <text:p>1,73</text:p>
          </table:table-cell>
          <table:table-cell table:style-name="ce565" table:formula="of:=[$results_3_raw.J55]/[$results_3_raw.$M55]" office:value-type="float" office:value="1.40565157669735" calcext:value-type="float">
            <text:p>1,41</text:p>
          </table:table-cell>
          <table:table-cell table:style-name="ce627" table:formula="of:=[$results_3_raw.K55]/[$results_3_raw.$M55]" office:value-type="float" office:value="1.16453036969568" calcext:value-type="float">
            <text:p>1,16</text:p>
          </table:table-cell>
          <table:table-cell table:formula="of:=MEDIAN([.B58:.K58])" office:value-type="float" office:value="1.174108815255" calcext:value-type="float">
            <text:p>1,17</text:p>
          </table:table-cell>
          <table:table-cell table:formula="of:=MIN([.B58:.K58])" office:value-type="float" office:value="1" calcext:value-type="float">
            <text:p>1,00</text:p>
          </table:table-cell>
          <table:table-cell table:formula="of:=MAX([.B58:.K58])" office:value-type="float" office:value="1.72580965043081" calcext:value-type="float">
            <text:p>1,73</text:p>
          </table:table-cell>
          <table:table-cell table:style-name="ce2" table:formula="of:=[.N58]/[.M58]" office:value-type="float" office:value="1.72580965043081" calcext:value-type="float">
            <text:p>1,73</text:p>
          </table:table-cell>
          <table:table-cell/>
          <table:table-cell table:formula="of:=[.K58]/[.F58]" office:value-type="float" office:value="0.845531490498718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0" table:formula="of:=[$results_3_raw.B56]/[$results_3_raw.$M56]" office:value-type="float" office:value="1.01245762911814" calcext:value-type="float">
            <text:p>1,01</text:p>
          </table:table-cell>
          <table:table-cell table:style-name="ce132" table:formula="of:=[$results_3_raw.C56]/[$results_3_raw.$M56]" office:value-type="float" office:value="1.05277976579028" calcext:value-type="float">
            <text:p>1,05</text:p>
          </table:table-cell>
          <table:table-cell table:style-name="ce194" table:formula="of:=[$results_3_raw.D56]/[$results_3_raw.$M56]" office:value-type="float" office:value="1.01747528529072" calcext:value-type="float">
            <text:p>1,02</text:p>
          </table:table-cell>
          <table:table-cell table:style-name="ce256" table:formula="of:=[$results_3_raw.E56]/[$results_3_raw.$M56]" office:value-type="float" office:value="1.0052693254477" calcext:value-type="float">
            <text:p>1,01</text:p>
          </table:table-cell>
          <table:table-cell table:style-name="ce318" table:formula="of:=[$results_3_raw.F56]/[$results_3_raw.$M56]" office:value-type="float" office:value="1.04109287382718" calcext:value-type="float">
            <text:p>1,04</text:p>
          </table:table-cell>
          <table:table-cell table:style-name="ce380" table:formula="of:=[$results_3_raw.G56]/[$results_3_raw.$M56]" office:value-type="float" office:value="1" calcext:value-type="float">
            <text:p>1,00</text:p>
          </table:table-cell>
          <table:table-cell table:style-name="ce442" table:formula="of:=[$results_3_raw.H56]/[$results_3_raw.$M56]" office:value-type="float" office:value="2.02931160588592" calcext:value-type="float">
            <text:p>2,03</text:p>
          </table:table-cell>
          <table:table-cell table:style-name="ce504" table:formula="of:=[$results_3_raw.I56]/[$results_3_raw.$M56]" office:value-type="float" office:value="1.82365848479367" calcext:value-type="float">
            <text:p>1,82</text:p>
          </table:table-cell>
          <table:table-cell table:style-name="ce566" table:formula="of:=[$results_3_raw.J56]/[$results_3_raw.$M56]" office:value-type="float" office:value="1.08825726891649" calcext:value-type="float">
            <text:p>1,09</text:p>
          </table:table-cell>
          <table:table-cell table:style-name="ce628" table:formula="of:=[$results_3_raw.K56]/[$results_3_raw.$M56]" office:value-type="float" office:value="1.00181673757973" calcext:value-type="float">
            <text:p>1,00</text:p>
          </table:table-cell>
          <table:table-cell table:formula="of:=MEDIAN([.B59:.K59])" office:value-type="float" office:value="1.02928407955895" calcext:value-type="float">
            <text:p>1,03</text:p>
          </table:table-cell>
          <table:table-cell table:formula="of:=MIN([.B59:.K59])" office:value-type="float" office:value="1" calcext:value-type="float">
            <text:p>1,00</text:p>
          </table:table-cell>
          <table:table-cell table:formula="of:=MAX([.B59:.K59])" office:value-type="float" office:value="2.02931160588592" calcext:value-type="float">
            <text:p>2,03</text:p>
          </table:table-cell>
          <table:table-cell table:style-name="ce2" table:formula="of:=[.N59]/[.M59]" office:value-type="float" office:value="2.02931160588592" calcext:value-type="float">
            <text:p>2,03</text:p>
          </table:table-cell>
          <table:table-cell/>
          <table:table-cell table:formula="of:=[.K59]/[.F59]" office:value-type="float" office:value="0.962274128240769" calcext:value-type="float">
            <text:p>0,9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1" table:formula="of:=[$results_3_raw.B57]/[$results_3_raw.$M57]" office:value-type="float" office:value="1.21650959033862" calcext:value-type="float">
            <text:p>1,22</text:p>
          </table:table-cell>
          <table:table-cell table:style-name="ce133" table:formula="of:=[$results_3_raw.C57]/[$results_3_raw.$M57]" office:value-type="float" office:value="1.26972294577315" calcext:value-type="float">
            <text:p>1,27</text:p>
          </table:table-cell>
          <table:table-cell table:style-name="ce195" table:formula="of:=[$results_3_raw.D57]/[$results_3_raw.$M57]" office:value-type="float" office:value="1" calcext:value-type="float">
            <text:p>1,00</text:p>
          </table:table-cell>
          <table:table-cell table:style-name="ce257" table:formula="of:=[$results_3_raw.E57]/[$results_3_raw.$M57]" office:value-type="float" office:value="1.16323940326782" calcext:value-type="float">
            <text:p>1,16</text:p>
          </table:table-cell>
          <table:table-cell table:style-name="ce319" table:formula="of:=[$results_3_raw.F57]/[$results_3_raw.$M57]" office:value-type="float" office:value="1.2757755150367" calcext:value-type="float">
            <text:p>1,28</text:p>
          </table:table-cell>
          <table:table-cell table:style-name="ce381" table:formula="of:=[$results_3_raw.G57]/[$results_3_raw.$M57]" office:value-type="float" office:value="1.21069381955956" calcext:value-type="float">
            <text:p>1,21</text:p>
          </table:table-cell>
          <table:table-cell table:style-name="ce443" table:formula="of:=[$results_3_raw.H57]/[$results_3_raw.$M57]" office:value-type="float" office:value="2.32111768884679" calcext:value-type="float">
            <text:p>2,32</text:p>
          </table:table-cell>
          <table:table-cell table:style-name="ce505" table:formula="of:=[$results_3_raw.I57]/[$results_3_raw.$M57]" office:value-type="float" office:value="2.18118872839214" calcext:value-type="float">
            <text:p>2,18</text:p>
          </table:table-cell>
          <table:table-cell table:style-name="ce567" table:formula="of:=[$results_3_raw.J57]/[$results_3_raw.$M57]" office:value-type="float" office:value="1.23529244612834" calcext:value-type="float">
            <text:p>1,24</text:p>
          </table:table-cell>
          <table:table-cell table:style-name="ce629" table:formula="of:=[$results_3_raw.K57]/[$results_3_raw.$M57]" office:value-type="float" office:value="1.2056168600521" calcext:value-type="float">
            <text:p>1,21</text:p>
          </table:table-cell>
          <table:table-cell table:formula="of:=MEDIAN([.B60:.K60])" office:value-type="float" office:value="1.22590101823348" calcext:value-type="float">
            <text:p>1,23</text:p>
          </table:table-cell>
          <table:table-cell table:formula="of:=MIN([.B60:.K60])" office:value-type="float" office:value="1" calcext:value-type="float">
            <text:p>1,00</text:p>
          </table:table-cell>
          <table:table-cell table:formula="of:=MAX([.B60:.K60])" office:value-type="float" office:value="2.32111768884679" calcext:value-type="float">
            <text:p>2,32</text:p>
          </table:table-cell>
          <table:table-cell table:style-name="ce2" table:formula="of:=[.N60]/[.M60]" office:value-type="float" office:value="2.32111768884679" calcext:value-type="float">
            <text:p>2,32</text:p>
          </table:table-cell>
          <table:table-cell/>
          <table:table-cell table:formula="of:=[.K60]/[.F60]" office:value-type="float" office:value="0.945007053233351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2" table:formula="of:=[$results_3_raw.B58]/[$results_3_raw.$M58]" office:value-type="float" office:value="1.11760305332936" calcext:value-type="float">
            <text:p>1,12</text:p>
          </table:table-cell>
          <table:table-cell table:style-name="ce134" table:formula="of:=[$results_3_raw.C58]/[$results_3_raw.$M58]" office:value-type="float" office:value="1.19007806493174" calcext:value-type="float">
            <text:p>1,19</text:p>
          </table:table-cell>
          <table:table-cell table:style-name="ce196" table:formula="of:=[$results_3_raw.D58]/[$results_3_raw.$M58]" office:value-type="float" office:value="1" calcext:value-type="float">
            <text:p>1,00</text:p>
          </table:table-cell>
          <table:table-cell table:style-name="ce258" table:formula="of:=[$results_3_raw.E58]/[$results_3_raw.$M58]" office:value-type="float" office:value="1.02783184522779" calcext:value-type="float">
            <text:p>1,03</text:p>
          </table:table-cell>
          <table:table-cell table:style-name="ce320" table:formula="of:=[$results_3_raw.F58]/[$results_3_raw.$M58]" office:value-type="float" office:value="1.2976719056294" calcext:value-type="float">
            <text:p>1,30</text:p>
          </table:table-cell>
          <table:table-cell table:style-name="ce382" table:formula="of:=[$results_3_raw.G58]/[$results_3_raw.$M58]" office:value-type="float" office:value="1.09982198147776" calcext:value-type="float">
            <text:p>1,10</text:p>
          </table:table-cell>
          <table:table-cell table:style-name="ce444" table:formula="of:=[$results_3_raw.H58]/[$results_3_raw.$M58]" office:value-type="float" office:value="1.81952246704579" calcext:value-type="float">
            <text:p>1,82</text:p>
          </table:table-cell>
          <table:table-cell table:style-name="ce506" table:formula="of:=[$results_3_raw.I58]/[$results_3_raw.$M58]" office:value-type="float" office:value="1.81621146106797" calcext:value-type="float">
            <text:p>1,82</text:p>
          </table:table-cell>
          <table:table-cell table:style-name="ce568" table:formula="of:=[$results_3_raw.J58]/[$results_3_raw.$M58]" office:value-type="float" office:value="1.3220403554829" calcext:value-type="float">
            <text:p>1,32</text:p>
          </table:table-cell>
          <table:table-cell table:style-name="ce630" table:formula="of:=[$results_3_raw.K58]/[$results_3_raw.$M58]" office:value-type="float" office:value="1.09815262490735" calcext:value-type="float">
            <text:p>1,10</text:p>
          </table:table-cell>
          <table:table-cell table:formula="of:=MEDIAN([.B61:.K61])" office:value-type="float" office:value="1.15384055913055" calcext:value-type="float">
            <text:p>1,15</text:p>
          </table:table-cell>
          <table:table-cell table:formula="of:=MIN([.B61:.K61])" office:value-type="float" office:value="1" calcext:value-type="float">
            <text:p>1,00</text:p>
          </table:table-cell>
          <table:table-cell table:formula="of:=MAX([.B61:.K61])" office:value-type="float" office:value="1.81952246704579" calcext:value-type="float">
            <text:p>1,82</text:p>
          </table:table-cell>
          <table:table-cell table:style-name="ce2" table:formula="of:=[.N61]/[.M61]" office:value-type="float" office:value="1.81952246704579" calcext:value-type="float">
            <text:p>1,82</text:p>
          </table:table-cell>
          <table:table-cell/>
          <table:table-cell table:formula="of:=[.K61]/[.F61]" office:value-type="float" office:value="0.846248285212527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3" table:formula="of:=[$results_3_raw.B59]/[$results_3_raw.$M59]" office:value-type="float" office:value="1.19885284333621" calcext:value-type="float">
            <text:p>1,20</text:p>
          </table:table-cell>
          <table:table-cell table:style-name="ce135" table:formula="of:=[$results_3_raw.C59]/[$results_3_raw.$M59]" office:value-type="float" office:value="1.23666824192218" calcext:value-type="float">
            <text:p>1,24</text:p>
          </table:table-cell>
          <table:table-cell table:style-name="ce197" table:formula="of:=[$results_3_raw.D59]/[$results_3_raw.$M59]" office:value-type="float" office:value="1" calcext:value-type="float">
            <text:p>1,00</text:p>
          </table:table-cell>
          <table:table-cell table:style-name="ce259" table:formula="of:=[$results_3_raw.E59]/[$results_3_raw.$M59]" office:value-type="float" office:value="1.13570362957403" calcext:value-type="float">
            <text:p>1,14</text:p>
          </table:table-cell>
          <table:table-cell table:style-name="ce321" table:formula="of:=[$results_3_raw.F59]/[$results_3_raw.$M59]" office:value-type="float" office:value="1.19371009738786" calcext:value-type="float">
            <text:p>1,19</text:p>
          </table:table-cell>
          <table:table-cell table:style-name="ce383" table:formula="of:=[$results_3_raw.G59]/[$results_3_raw.$M59]" office:value-type="float" office:value="1.18458288160565" calcext:value-type="float">
            <text:p>1,18</text:p>
          </table:table-cell>
          <table:table-cell table:style-name="ce445" table:formula="of:=[$results_3_raw.H59]/[$results_3_raw.$M59]" office:value-type="float" office:value="2.12891149843864" calcext:value-type="float">
            <text:p>2,13</text:p>
          </table:table-cell>
          <table:table-cell table:style-name="ce507" table:formula="of:=[$results_3_raw.I59]/[$results_3_raw.$M59]" office:value-type="float" office:value="2.06376078355063" calcext:value-type="float">
            <text:p>2,06</text:p>
          </table:table-cell>
          <table:table-cell table:style-name="ce569" table:formula="of:=[$results_3_raw.J59]/[$results_3_raw.$M59]" office:value-type="float" office:value="1.19060591740101" calcext:value-type="float">
            <text:p>1,19</text:p>
          </table:table-cell>
          <table:table-cell table:style-name="ce631" table:formula="of:=[$results_3_raw.K59]/[$results_3_raw.$M59]" office:value-type="float" office:value="1.17010906327894" calcext:value-type="float">
            <text:p>1,17</text:p>
          </table:table-cell>
          <table:table-cell table:formula="of:=MEDIAN([.B62:.K62])" office:value-type="float" office:value="1.19215800739444" calcext:value-type="float">
            <text:p>1,19</text:p>
          </table:table-cell>
          <table:table-cell table:formula="of:=MIN([.B62:.K62])" office:value-type="float" office:value="1" calcext:value-type="float">
            <text:p>1,00</text:p>
          </table:table-cell>
          <table:table-cell table:formula="of:=MAX([.B62:.K62])" office:value-type="float" office:value="2.12891149843864" calcext:value-type="float">
            <text:p>2,13</text:p>
          </table:table-cell>
          <table:table-cell table:style-name="ce2" table:formula="of:=[.N62]/[.M62]" office:value-type="float" office:value="2.12891149843864" calcext:value-type="float">
            <text:p>2,13</text:p>
          </table:table-cell>
          <table:table-cell/>
          <table:table-cell table:formula="of:=[.K62]/[.F62]" office:value-type="float" office:value="0.980228839346706" calcext:value-type="float">
            <text:p>0,9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4" table:formula="of:=[$results_3_raw.B60]/[$results_3_raw.$M60]" office:value-type="float" office:value="1.26795885522357" calcext:value-type="float">
            <text:p>1,27</text:p>
          </table:table-cell>
          <table:table-cell table:style-name="ce136" table:formula="of:=[$results_3_raw.C60]/[$results_3_raw.$M60]" office:value-type="float" office:value="1.20289692813659" calcext:value-type="float">
            <text:p>1,20</text:p>
          </table:table-cell>
          <table:table-cell table:style-name="ce198" table:formula="of:=[$results_3_raw.D60]/[$results_3_raw.$M60]" office:value-type="float" office:value="1" calcext:value-type="float">
            <text:p>1,00</text:p>
          </table:table-cell>
          <table:table-cell table:style-name="ce260" table:formula="of:=[$results_3_raw.E60]/[$results_3_raw.$M60]" office:value-type="float" office:value="1.0324120075572" calcext:value-type="float">
            <text:p>1,03</text:p>
          </table:table-cell>
          <table:table-cell table:style-name="ce322" table:formula="of:=[$results_3_raw.F60]/[$results_3_raw.$M60]" office:value-type="float" office:value="1.31261633195718" calcext:value-type="float">
            <text:p>1,31</text:p>
          </table:table-cell>
          <table:table-cell table:style-name="ce384" table:formula="of:=[$results_3_raw.G60]/[$results_3_raw.$M60]" office:value-type="float" office:value="1.11372892029949" calcext:value-type="float">
            <text:p>1,11</text:p>
          </table:table-cell>
          <table:table-cell table:style-name="ce446" table:formula="of:=[$results_3_raw.H60]/[$results_3_raw.$M60]" office:value-type="float" office:value="1.79235882723392" calcext:value-type="float">
            <text:p>1,79</text:p>
          </table:table-cell>
          <table:table-cell table:style-name="ce508" table:formula="of:=[$results_3_raw.I60]/[$results_3_raw.$M60]" office:value-type="float" office:value="1.92045343223007" calcext:value-type="float">
            <text:p>1,92</text:p>
          </table:table-cell>
          <table:table-cell table:style-name="ce570" table:formula="of:=[$results_3_raw.J60]/[$results_3_raw.$M60]" office:value-type="float" office:value="1.33910852984396" calcext:value-type="float">
            <text:p>1,34</text:p>
          </table:table-cell>
          <table:table-cell table:style-name="ce632" table:formula="of:=[$results_3_raw.K60]/[$results_3_raw.$M60]" office:value-type="float" office:value="1.11230844587503" calcext:value-type="float">
            <text:p>1,11</text:p>
          </table:table-cell>
          <table:table-cell table:formula="of:=MEDIAN([.B63:.K63])" office:value-type="float" office:value="1.23542789168008" calcext:value-type="float">
            <text:p>1,24</text:p>
          </table:table-cell>
          <table:table-cell table:formula="of:=MIN([.B63:.K63])" office:value-type="float" office:value="1" calcext:value-type="float">
            <text:p>1,00</text:p>
          </table:table-cell>
          <table:table-cell table:formula="of:=MAX([.B63:.K63])" office:value-type="float" office:value="1.92045343223007" calcext:value-type="float">
            <text:p>1,92</text:p>
          </table:table-cell>
          <table:table-cell table:style-name="ce2" table:formula="of:=[.N63]/[.M63]" office:value-type="float" office:value="1.92045343223007" calcext:value-type="float">
            <text:p>1,92</text:p>
          </table:table-cell>
          <table:table-cell/>
          <table:table-cell table:formula="of:=[.K63]/[.F63]" office:value-type="float" office:value="0.847397993453669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5" table:formula="of:=[$results_3_raw.B61]/[$results_3_raw.$M61]" office:value-type="float" office:value="1.13947079686663" calcext:value-type="float">
            <text:p>1,14</text:p>
          </table:table-cell>
          <table:table-cell table:style-name="ce137" table:formula="of:=[$results_3_raw.C61]/[$results_3_raw.$M61]" office:value-type="float" office:value="1.09950626419331" calcext:value-type="float">
            <text:p>1,10</text:p>
          </table:table-cell>
          <table:table-cell table:style-name="ce199" table:formula="of:=[$results_3_raw.D61]/[$results_3_raw.$M61]" office:value-type="float" office:value="1.14620065831441" calcext:value-type="float">
            <text:p>1,15</text:p>
          </table:table-cell>
          <table:table-cell table:style-name="ce261" table:formula="of:=[$results_3_raw.E61]/[$results_3_raw.$M61]" office:value-type="float" office:value="1" calcext:value-type="float">
            <text:p>1,00</text:p>
          </table:table-cell>
          <table:table-cell table:style-name="ce323" table:formula="of:=[$results_3_raw.F61]/[$results_3_raw.$M61]" office:value-type="float" office:value="1.19414533949121" calcext:value-type="float">
            <text:p>1,19</text:p>
          </table:table-cell>
          <table:table-cell table:style-name="ce385" table:formula="of:=[$results_3_raw.G61]/[$results_3_raw.$M61]" office:value-type="float" office:value="1.01383608481539" calcext:value-type="float">
            <text:p>1,01</text:p>
          </table:table-cell>
          <table:table-cell table:style-name="ce447" table:formula="of:=[$results_3_raw.H61]/[$results_3_raw.$M61]" office:value-type="float" office:value="1.60528565231813" calcext:value-type="float">
            <text:p>1,61</text:p>
          </table:table-cell>
          <table:table-cell table:style-name="ce509" table:formula="of:=[$results_3_raw.I61]/[$results_3_raw.$M61]" office:value-type="float" office:value="1.75582404123396" calcext:value-type="float">
            <text:p>1,76</text:p>
          </table:table-cell>
          <table:table-cell table:style-name="ce571" table:formula="of:=[$results_3_raw.J61]/[$results_3_raw.$M61]" office:value-type="float" office:value="1.21622949146488" calcext:value-type="float">
            <text:p>1,22</text:p>
          </table:table-cell>
          <table:table-cell table:style-name="ce633" table:formula="of:=[$results_3_raw.K61]/[$results_3_raw.$M61]" office:value-type="float" office:value="1.01283457936771" calcext:value-type="float">
            <text:p>1,01</text:p>
          </table:table-cell>
          <table:table-cell table:formula="of:=MEDIAN([.B64:.K64])" office:value-type="float" office:value="1.14283572759052" calcext:value-type="float">
            <text:p>1,14</text:p>
          </table:table-cell>
          <table:table-cell table:formula="of:=MIN([.B64:.K64])" office:value-type="float" office:value="1" calcext:value-type="float">
            <text:p>1,00</text:p>
          </table:table-cell>
          <table:table-cell table:formula="of:=MAX([.B64:.K64])" office:value-type="float" office:value="1.75582404123396" calcext:value-type="float">
            <text:p>1,76</text:p>
          </table:table-cell>
          <table:table-cell table:style-name="ce2" table:formula="of:=[.N64]/[.M64]" office:value-type="float" office:value="1.75582404123396" calcext:value-type="float">
            <text:p>1,76</text:p>
          </table:table-cell>
          <table:table-cell/>
          <table:table-cell table:formula="of:=[.K64]/[.F64]" office:value-type="float" office:value="0.848166923968611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6" table:formula="of:=[$results_3_raw.B62]/[$results_3_raw.$M62]" office:value-type="float" office:value="1.18676493794614" calcext:value-type="float">
            <text:p>1,19</text:p>
          </table:table-cell>
          <table:table-cell table:style-name="ce138" table:formula="of:=[$results_3_raw.C62]/[$results_3_raw.$M62]" office:value-type="float" office:value="1.24230244409583" calcext:value-type="float">
            <text:p>1,24</text:p>
          </table:table-cell>
          <table:table-cell table:style-name="ce200" table:formula="of:=[$results_3_raw.D62]/[$results_3_raw.$M62]" office:value-type="float" office:value="1" calcext:value-type="float">
            <text:p>1,00</text:p>
          </table:table-cell>
          <table:table-cell table:style-name="ce262" table:formula="of:=[$results_3_raw.E62]/[$results_3_raw.$M62]" office:value-type="float" office:value="1.13253627157033" calcext:value-type="float">
            <text:p>1,13</text:p>
          </table:table-cell>
          <table:table-cell table:style-name="ce324" table:formula="of:=[$results_3_raw.F62]/[$results_3_raw.$M62]" office:value-type="float" office:value="1.19639094394267" calcext:value-type="float">
            <text:p>1,20</text:p>
          </table:table-cell>
          <table:table-cell table:style-name="ce386" table:formula="of:=[$results_3_raw.G62]/[$results_3_raw.$M62]" office:value-type="float" office:value="1.17777014545758" calcext:value-type="float">
            <text:p>1,18</text:p>
          </table:table-cell>
          <table:table-cell table:style-name="ce448" table:formula="of:=[$results_3_raw.H62]/[$results_3_raw.$M62]" office:value-type="float" office:value="2.13963742353498" calcext:value-type="float">
            <text:p>2,14</text:p>
          </table:table-cell>
          <table:table-cell table:style-name="ce510" table:formula="of:=[$results_3_raw.I62]/[$results_3_raw.$M62]" office:value-type="float" office:value="2.37559060234477" calcext:value-type="float">
            <text:p>2,38</text:p>
          </table:table-cell>
          <table:table-cell table:style-name="ce572" table:formula="of:=[$results_3_raw.J62]/[$results_3_raw.$M62]" office:value-type="float" office:value="1.19603820698234" calcext:value-type="float">
            <text:p>1,20</text:p>
          </table:table-cell>
          <table:table-cell table:style-name="ce634" table:formula="of:=[$results_3_raw.K62]/[$results_3_raw.$M62]" office:value-type="float" office:value="1.18223505277131" calcext:value-type="float">
            <text:p>1,18</text:p>
          </table:table-cell>
          <table:table-cell table:formula="of:=MEDIAN([.B65:.K65])" office:value-type="float" office:value="1.19140157246424" calcext:value-type="float">
            <text:p>1,19</text:p>
          </table:table-cell>
          <table:table-cell table:formula="of:=MIN([.B65:.K65])" office:value-type="float" office:value="1" calcext:value-type="float">
            <text:p>1,00</text:p>
          </table:table-cell>
          <table:table-cell table:formula="of:=MAX([.B65:.K65])" office:value-type="float" office:value="2.37559060234477" calcext:value-type="float">
            <text:p>2,38</text:p>
          </table:table-cell>
          <table:table-cell table:style-name="ce2" table:formula="of:=[.N65]/[.M65]" office:value-type="float" office:value="2.37559060234477" calcext:value-type="float">
            <text:p>2,38</text:p>
          </table:table-cell>
          <table:table-cell/>
          <table:table-cell table:formula="of:=[.K65]/[.F65]" office:value-type="float" office:value="0.98816783824465" calcext:value-type="float">
            <text:p>0,99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77" table:formula="of:=[$results_3_raw.B63]/[$results_3_raw.$M63]" office:value-type="float" office:value="1.48895761533843" calcext:value-type="float">
            <text:p>1,49</text:p>
          </table:table-cell>
          <table:table-cell table:style-name="ce139" table:formula="of:=[$results_3_raw.C63]/[$results_3_raw.$M63]" office:value-type="float" office:value="1.4634182452273" calcext:value-type="float">
            <text:p>1,46</text:p>
          </table:table-cell>
          <table:table-cell table:style-name="ce201" table:formula="of:=[$results_3_raw.D63]/[$results_3_raw.$M63]" office:value-type="float" office:value="1" calcext:value-type="float">
            <text:p>1,00</text:p>
          </table:table-cell>
          <table:table-cell table:style-name="ce263" table:formula="of:=[$results_3_raw.E63]/[$results_3_raw.$M63]" office:value-type="float" office:value="1.21497487189189" calcext:value-type="float">
            <text:p>1,21</text:p>
          </table:table-cell>
          <table:table-cell table:style-name="ce325" table:formula="of:=[$results_3_raw.F63]/[$results_3_raw.$M63]" office:value-type="float" office:value="1.34831423706787" calcext:value-type="float">
            <text:p>1,35</text:p>
          </table:table-cell>
          <table:table-cell table:style-name="ce387" table:formula="of:=[$results_3_raw.G63]/[$results_3_raw.$M63]" office:value-type="float" office:value="1.30677677521242" calcext:value-type="float">
            <text:p>1,31</text:p>
          </table:table-cell>
          <table:table-cell table:style-name="ce449" table:formula="of:=[$results_3_raw.H63]/[$results_3_raw.$M63]" office:value-type="float" office:value="2.04688386783684" calcext:value-type="float">
            <text:p>2,05</text:p>
          </table:table-cell>
          <table:table-cell table:style-name="ce511" table:formula="of:=[$results_3_raw.I63]/[$results_3_raw.$M63]" office:value-type="float" office:value="2.20994925026938" calcext:value-type="float">
            <text:p>2,21</text:p>
          </table:table-cell>
          <table:table-cell table:style-name="ce573" table:formula="of:=[$results_3_raw.J63]/[$results_3_raw.$M63]" office:value-type="float" office:value="1.34915321154495" calcext:value-type="float">
            <text:p>1,35</text:p>
          </table:table-cell>
          <table:table-cell table:style-name="ce635" table:formula="of:=[$results_3_raw.K63]/[$results_3_raw.$M63]" office:value-type="float" office:value="1.30634083749393" calcext:value-type="float">
            <text:p>1,31</text:p>
          </table:table-cell>
          <table:table-cell table:formula="of:=MEDIAN([.B66:.K66])" office:value-type="float" office:value="1.34873372430641" calcext:value-type="float">
            <text:p>1,35</text:p>
          </table:table-cell>
          <table:table-cell table:style-name="ce5" table:formula="of:=MIN([.B66:.K66])" office:value-type="float" office:value="1" calcext:value-type="float">
            <text:p>1,00</text:p>
          </table:table-cell>
          <table:table-cell table:style-name="ce5" table:formula="of:=MAX([.B66:.K66])" office:value-type="float" office:value="2.20994925026938" calcext:value-type="float">
            <text:p>2,21</text:p>
          </table:table-cell>
          <table:table-cell table:style-name="ce5" table:formula="of:=[.N66]/[.M66]" office:value-type="float" office:value="2.20994925026938" calcext:value-type="float">
            <text:p>2,21</text:p>
          </table:table-cell>
          <table:table-cell table:style-name="ce1"/>
          <table:table-cell table:style-name="ce5" table:formula="of:=[.K66]/[.F66]" office:value-type="float" office:value="0.968869720114199" calcext:value-type="float">
            <text:p>0,97</text:p>
          </table:table-cell>
          <table:table-cell table:number-columns-repeated="3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results_3_altcolor.B5:results_3_altcolor.B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:results_3_altcolor.C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:results_3_altcolor.D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:results_3_altcolor.E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:results_3_altcolor.F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:results_3_altcolor.G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:results_3_altcolor.H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:results_3_altcolor.I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:results_3_altcolor.J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:results_3_altcolor.K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:results_3_altcolor.B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:results_3_altcolor.C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:results_3_altcolor.D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:results_3_altcolor.E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:results_3_altcolor.F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:results_3_altcolor.G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:results_3_altcolor.H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:results_3_altcolor.I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:results_3_altcolor.J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:results_3_altcolor.K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7:results_3_altcolor.B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7:results_3_altcolor.C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7:results_3_altcolor.D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7:results_3_altcolor.E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7:results_3_altcolor.F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7:results_3_altcolor.G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7:results_3_altcolor.H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7:results_3_altcolor.I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7:results_3_altcolor.J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7:results_3_altcolor.K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8:results_3_altcolor.B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8:results_3_altcolor.C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8:results_3_altcolor.D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8:results_3_altcolor.E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8:results_3_altcolor.F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8:results_3_altcolor.G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8:results_3_altcolor.H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8:results_3_altcolor.I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8:results_3_altcolor.J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8:results_3_altcolor.K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9:results_3_altcolor.B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9:results_3_altcolor.C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9:results_3_altcolor.D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9:results_3_altcolor.E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9:results_3_altcolor.F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9:results_3_altcolor.G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9:results_3_altcolor.H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9:results_3_altcolor.I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9:results_3_altcolor.J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9:results_3_altcolor.K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0:results_3_altcolor.B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0:results_3_altcolor.C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0:results_3_altcolor.D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0:results_3_altcolor.E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0:results_3_altcolor.F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0:results_3_altcolor.G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0:results_3_altcolor.H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0:results_3_altcolor.I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0:results_3_altcolor.J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0:results_3_altcolor.K1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1:results_3_altcolor.B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1:results_3_altcolor.C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1:results_3_altcolor.D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1:results_3_altcolor.E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1:results_3_altcolor.F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1:results_3_altcolor.G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1:results_3_altcolor.H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1:results_3_altcolor.I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1:results_3_altcolor.J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1:results_3_altcolor.K1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2:results_3_altcolor.B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2:results_3_altcolor.C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2:results_3_altcolor.D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2:results_3_altcolor.E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2:results_3_altcolor.F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2:results_3_altcolor.G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2:results_3_altcolor.H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2:results_3_altcolor.I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2:results_3_altcolor.J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2:results_3_altcolor.K1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3:results_3_altcolor.B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3:results_3_altcolor.C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3:results_3_altcolor.D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3:results_3_altcolor.E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3:results_3_altcolor.F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3:results_3_altcolor.G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3:results_3_altcolor.H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3:results_3_altcolor.I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3:results_3_altcolor.J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3:results_3_altcolor.K1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4:results_3_altcolor.B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4:results_3_altcolor.C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4:results_3_altcolor.D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4:results_3_altcolor.E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4:results_3_altcolor.F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4:results_3_altcolor.G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4:results_3_altcolor.H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4:results_3_altcolor.I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4:results_3_altcolor.J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4:results_3_altcolor.K1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5:results_3_altcolor.B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5:results_3_altcolor.C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5:results_3_altcolor.D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5:results_3_altcolor.E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5:results_3_altcolor.F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5:results_3_altcolor.G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5:results_3_altcolor.H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5:results_3_altcolor.I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5:results_3_altcolor.J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5:results_3_altcolor.K1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6:results_3_altcolor.B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6:results_3_altcolor.C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6:results_3_altcolor.D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6:results_3_altcolor.E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6:results_3_altcolor.F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6:results_3_altcolor.G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6:results_3_altcolor.H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6:results_3_altcolor.I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6:results_3_altcolor.J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6:results_3_altcolor.K1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7:results_3_altcolor.B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7:results_3_altcolor.C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7:results_3_altcolor.D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7:results_3_altcolor.E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7:results_3_altcolor.F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7:results_3_altcolor.G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7:results_3_altcolor.H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7:results_3_altcolor.I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7:results_3_altcolor.J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7:results_3_altcolor.K1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8:results_3_altcolor.B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8:results_3_altcolor.C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8:results_3_altcolor.D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8:results_3_altcolor.E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8:results_3_altcolor.F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8:results_3_altcolor.G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8:results_3_altcolor.H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8:results_3_altcolor.I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8:results_3_altcolor.J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8:results_3_altcolor.K1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19:results_3_altcolor.B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19:results_3_altcolor.C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19:results_3_altcolor.D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19:results_3_altcolor.E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19:results_3_altcolor.F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19:results_3_altcolor.G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19:results_3_altcolor.H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19:results_3_altcolor.I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19:results_3_altcolor.J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19:results_3_altcolor.K1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0:results_3_altcolor.B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0:results_3_altcolor.C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0:results_3_altcolor.D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0:results_3_altcolor.E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0:results_3_altcolor.F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0:results_3_altcolor.G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0:results_3_altcolor.H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0:results_3_altcolor.I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0:results_3_altcolor.J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0:results_3_altcolor.K2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1:results_3_altcolor.B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1:results_3_altcolor.C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1:results_3_altcolor.D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1:results_3_altcolor.E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1:results_3_altcolor.F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1:results_3_altcolor.G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1:results_3_altcolor.H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1:results_3_altcolor.I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1:results_3_altcolor.J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1:results_3_altcolor.K2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2:results_3_altcolor.B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2:results_3_altcolor.C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2:results_3_altcolor.D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2:results_3_altcolor.E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2:results_3_altcolor.F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2:results_3_altcolor.G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2:results_3_altcolor.H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2:results_3_altcolor.I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2:results_3_altcolor.J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2:results_3_altcolor.K2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3:results_3_altcolor.B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3:results_3_altcolor.C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3:results_3_altcolor.D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3:results_3_altcolor.E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3:results_3_altcolor.F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3:results_3_altcolor.G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3:results_3_altcolor.H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3:results_3_altcolor.I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3:results_3_altcolor.J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3:results_3_altcolor.K2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4:results_3_altcolor.B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4:results_3_altcolor.C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4:results_3_altcolor.D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4:results_3_altcolor.E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4:results_3_altcolor.F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4:results_3_altcolor.G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4:results_3_altcolor.H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4:results_3_altcolor.I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4:results_3_altcolor.J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4:results_3_altcolor.K2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5:results_3_altcolor.B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5:results_3_altcolor.C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5:results_3_altcolor.D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5:results_3_altcolor.E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5:results_3_altcolor.F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5:results_3_altcolor.G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5:results_3_altcolor.H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5:results_3_altcolor.I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5:results_3_altcolor.J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5:results_3_altcolor.K2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6:results_3_altcolor.B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6:results_3_altcolor.C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6:results_3_altcolor.D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6:results_3_altcolor.E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6:results_3_altcolor.F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6:results_3_altcolor.G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6:results_3_altcolor.H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6:results_3_altcolor.I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6:results_3_altcolor.J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6:results_3_altcolor.K2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7:results_3_altcolor.B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7:results_3_altcolor.C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7:results_3_altcolor.D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7:results_3_altcolor.E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7:results_3_altcolor.F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7:results_3_altcolor.G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7:results_3_altcolor.H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7:results_3_altcolor.I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7:results_3_altcolor.J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7:results_3_altcolor.K2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8:results_3_altcolor.B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8:results_3_altcolor.C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8:results_3_altcolor.D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8:results_3_altcolor.E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8:results_3_altcolor.F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8:results_3_altcolor.G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8:results_3_altcolor.H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8:results_3_altcolor.I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8:results_3_altcolor.J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8:results_3_altcolor.K2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29:results_3_altcolor.B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29:results_3_altcolor.C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29:results_3_altcolor.D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29:results_3_altcolor.E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29:results_3_altcolor.F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29:results_3_altcolor.G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29:results_3_altcolor.H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29:results_3_altcolor.I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29:results_3_altcolor.J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29:results_3_altcolor.K2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0:results_3_altcolor.B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0:results_3_altcolor.C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0:results_3_altcolor.D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0:results_3_altcolor.E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0:results_3_altcolor.F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0:results_3_altcolor.G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0:results_3_altcolor.H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0:results_3_altcolor.I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0:results_3_altcolor.J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0:results_3_altcolor.K3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1:results_3_altcolor.B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1:results_3_altcolor.C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1:results_3_altcolor.D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1:results_3_altcolor.E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1:results_3_altcolor.F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1:results_3_altcolor.G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1:results_3_altcolor.H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1:results_3_altcolor.I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1:results_3_altcolor.J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1:results_3_altcolor.K3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2:results_3_altcolor.B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2:results_3_altcolor.C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2:results_3_altcolor.D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2:results_3_altcolor.E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2:results_3_altcolor.F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2:results_3_altcolor.G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2:results_3_altcolor.H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2:results_3_altcolor.I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2:results_3_altcolor.J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2:results_3_altcolor.K3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3:results_3_altcolor.B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3:results_3_altcolor.C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3:results_3_altcolor.D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3:results_3_altcolor.E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3:results_3_altcolor.F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3:results_3_altcolor.G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3:results_3_altcolor.H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3:results_3_altcolor.I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3:results_3_altcolor.J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3:results_3_altcolor.K3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4:results_3_altcolor.B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4:results_3_altcolor.C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4:results_3_altcolor.D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4:results_3_altcolor.E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4:results_3_altcolor.F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4:results_3_altcolor.G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4:results_3_altcolor.H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4:results_3_altcolor.I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4:results_3_altcolor.J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4:results_3_altcolor.K3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5:results_3_altcolor.B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5:results_3_altcolor.C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5:results_3_altcolor.D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5:results_3_altcolor.E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5:results_3_altcolor.F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5:results_3_altcolor.G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5:results_3_altcolor.H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5:results_3_altcolor.I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5:results_3_altcolor.J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5:results_3_altcolor.K3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6:results_3_altcolor.B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6:results_3_altcolor.C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6:results_3_altcolor.D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6:results_3_altcolor.E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6:results_3_altcolor.F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6:results_3_altcolor.G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6:results_3_altcolor.H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6:results_3_altcolor.I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6:results_3_altcolor.J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6:results_3_altcolor.K3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7:results_3_altcolor.B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7:results_3_altcolor.C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7:results_3_altcolor.D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7:results_3_altcolor.E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7:results_3_altcolor.F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7:results_3_altcolor.G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7:results_3_altcolor.H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7:results_3_altcolor.I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7:results_3_altcolor.J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7:results_3_altcolor.K3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8:results_3_altcolor.B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8:results_3_altcolor.C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8:results_3_altcolor.D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8:results_3_altcolor.E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8:results_3_altcolor.F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8:results_3_altcolor.G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8:results_3_altcolor.H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8:results_3_altcolor.I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8:results_3_altcolor.J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8:results_3_altcolor.K3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39:results_3_altcolor.B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39:results_3_altcolor.C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39:results_3_altcolor.D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39:results_3_altcolor.E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39:results_3_altcolor.F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39:results_3_altcolor.G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39:results_3_altcolor.H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39:results_3_altcolor.I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39:results_3_altcolor.J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39:results_3_altcolor.K3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0:results_3_altcolor.B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0:results_3_altcolor.C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0:results_3_altcolor.D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0:results_3_altcolor.E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0:results_3_altcolor.F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0:results_3_altcolor.G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0:results_3_altcolor.H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0:results_3_altcolor.I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0:results_3_altcolor.J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0:results_3_altcolor.K4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1:results_3_altcolor.B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1:results_3_altcolor.C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1:results_3_altcolor.D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1:results_3_altcolor.E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1:results_3_altcolor.F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1:results_3_altcolor.G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1:results_3_altcolor.H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1:results_3_altcolor.I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1:results_3_altcolor.J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1:results_3_altcolor.K4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2:results_3_altcolor.B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2:results_3_altcolor.C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2:results_3_altcolor.D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2:results_3_altcolor.E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2:results_3_altcolor.F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2:results_3_altcolor.G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2:results_3_altcolor.H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2:results_3_altcolor.I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2:results_3_altcolor.J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2:results_3_altcolor.K4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3:results_3_altcolor.B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3:results_3_altcolor.C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3:results_3_altcolor.D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3:results_3_altcolor.E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3:results_3_altcolor.F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3:results_3_altcolor.G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3:results_3_altcolor.H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3:results_3_altcolor.I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3:results_3_altcolor.J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3:results_3_altcolor.K4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4:results_3_altcolor.B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4:results_3_altcolor.C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4:results_3_altcolor.D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4:results_3_altcolor.E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4:results_3_altcolor.F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4:results_3_altcolor.G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4:results_3_altcolor.H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4:results_3_altcolor.I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4:results_3_altcolor.J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4:results_3_altcolor.K4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5:results_3_altcolor.B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5:results_3_altcolor.C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5:results_3_altcolor.D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5:results_3_altcolor.E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5:results_3_altcolor.F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5:results_3_altcolor.G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5:results_3_altcolor.H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5:results_3_altcolor.I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5:results_3_altcolor.J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5:results_3_altcolor.K4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6:results_3_altcolor.B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6:results_3_altcolor.C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6:results_3_altcolor.D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6:results_3_altcolor.E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6:results_3_altcolor.F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6:results_3_altcolor.G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6:results_3_altcolor.H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6:results_3_altcolor.I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6:results_3_altcolor.J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6:results_3_altcolor.K4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7:results_3_altcolor.B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7:results_3_altcolor.C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7:results_3_altcolor.D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7:results_3_altcolor.E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7:results_3_altcolor.F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7:results_3_altcolor.G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7:results_3_altcolor.H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7:results_3_altcolor.I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7:results_3_altcolor.J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7:results_3_altcolor.K4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8:results_3_altcolor.B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8:results_3_altcolor.C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8:results_3_altcolor.D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8:results_3_altcolor.E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8:results_3_altcolor.F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8:results_3_altcolor.G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8:results_3_altcolor.H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8:results_3_altcolor.I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8:results_3_altcolor.J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8:results_3_altcolor.K4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49:results_3_altcolor.B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49:results_3_altcolor.C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49:results_3_altcolor.D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49:results_3_altcolor.E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49:results_3_altcolor.F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49:results_3_altcolor.G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49:results_3_altcolor.H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49:results_3_altcolor.I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49:results_3_altcolor.J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49:results_3_altcolor.K4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0:results_3_altcolor.B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0:results_3_altcolor.C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0:results_3_altcolor.D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0:results_3_altcolor.E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0:results_3_altcolor.F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0:results_3_altcolor.G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0:results_3_altcolor.H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0:results_3_altcolor.I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0:results_3_altcolor.J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0:results_3_altcolor.K5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1:results_3_altcolor.B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1:results_3_altcolor.C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1:results_3_altcolor.D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1:results_3_altcolor.E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1:results_3_altcolor.F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1:results_3_altcolor.G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1:results_3_altcolor.H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1:results_3_altcolor.I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1:results_3_altcolor.J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1:results_3_altcolor.K5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2:results_3_altcolor.B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2:results_3_altcolor.C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2:results_3_altcolor.D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2:results_3_altcolor.E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2:results_3_altcolor.F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2:results_3_altcolor.G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2:results_3_altcolor.H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2:results_3_altcolor.I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2:results_3_altcolor.J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2:results_3_altcolor.K5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3:results_3_altcolor.B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3:results_3_altcolor.C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3:results_3_altcolor.D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3:results_3_altcolor.E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3:results_3_altcolor.F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3:results_3_altcolor.G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3:results_3_altcolor.H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3:results_3_altcolor.I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3:results_3_altcolor.J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3:results_3_altcolor.K5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4:results_3_altcolor.B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4:results_3_altcolor.C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4:results_3_altcolor.D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4:results_3_altcolor.E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4:results_3_altcolor.F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4:results_3_altcolor.G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4:results_3_altcolor.H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4:results_3_altcolor.I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4:results_3_altcolor.J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4:results_3_altcolor.K5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5:results_3_altcolor.B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5:results_3_altcolor.C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5:results_3_altcolor.D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5:results_3_altcolor.E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5:results_3_altcolor.F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5:results_3_altcolor.G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5:results_3_altcolor.H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5:results_3_altcolor.I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5:results_3_altcolor.J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5:results_3_altcolor.K5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6:results_3_altcolor.B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6:results_3_altcolor.C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6:results_3_altcolor.D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6:results_3_altcolor.E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6:results_3_altcolor.F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6:results_3_altcolor.G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6:results_3_altcolor.H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6:results_3_altcolor.I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6:results_3_altcolor.J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6:results_3_altcolor.K5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7:results_3_altcolor.B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7:results_3_altcolor.C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7:results_3_altcolor.D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7:results_3_altcolor.E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7:results_3_altcolor.F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7:results_3_altcolor.G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7:results_3_altcolor.H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7:results_3_altcolor.I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7:results_3_altcolor.J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7:results_3_altcolor.K57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8:results_3_altcolor.B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8:results_3_altcolor.C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8:results_3_altcolor.D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8:results_3_altcolor.E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8:results_3_altcolor.F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8:results_3_altcolor.G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8:results_3_altcolor.H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8:results_3_altcolor.I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8:results_3_altcolor.J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8:results_3_altcolor.K58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59:results_3_altcolor.B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59:results_3_altcolor.C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59:results_3_altcolor.D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59:results_3_altcolor.E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59:results_3_altcolor.F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59:results_3_altcolor.G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59:results_3_altcolor.H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59:results_3_altcolor.I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59:results_3_altcolor.J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59:results_3_altcolor.K59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0:results_3_altcolor.B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0:results_3_altcolor.C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0:results_3_altcolor.D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0:results_3_altcolor.E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0:results_3_altcolor.F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0:results_3_altcolor.G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0:results_3_altcolor.H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0:results_3_altcolor.I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0:results_3_altcolor.J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0:results_3_altcolor.K60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1:results_3_altcolor.B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1:results_3_altcolor.C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1:results_3_altcolor.D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1:results_3_altcolor.E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1:results_3_altcolor.F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1:results_3_altcolor.G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1:results_3_altcolor.H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1:results_3_altcolor.I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1:results_3_altcolor.J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1:results_3_altcolor.K61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2:results_3_altcolor.B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2:results_3_altcolor.C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2:results_3_altcolor.D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2:results_3_altcolor.E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2:results_3_altcolor.F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2:results_3_altcolor.G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2:results_3_altcolor.H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2:results_3_altcolor.I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2:results_3_altcolor.J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2:results_3_altcolor.K62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3:results_3_altcolor.B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3:results_3_altcolor.C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3:results_3_altcolor.D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3:results_3_altcolor.E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3:results_3_altcolor.F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3:results_3_altcolor.G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3:results_3_altcolor.H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3:results_3_altcolor.I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3:results_3_altcolor.J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3:results_3_altcolor.K63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4:results_3_altcolor.B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4:results_3_altcolor.C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4:results_3_altcolor.D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4:results_3_altcolor.E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4:results_3_altcolor.F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4:results_3_altcolor.G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4:results_3_altcolor.H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4:results_3_altcolor.I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4:results_3_altcolor.J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4:results_3_altcolor.K64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5:results_3_altcolor.B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5:results_3_altcolor.C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5:results_3_altcolor.D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5:results_3_altcolor.E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5:results_3_altcolor.F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5:results_3_altcolor.G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5:results_3_altcolor.H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5:results_3_altcolor.I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5:results_3_altcolor.J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5:results_3_altcolor.K65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B66:results_3_altcolor.B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C66:results_3_altcolor.C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D66:results_3_altcolor.D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E66:results_3_altcolor.E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F66:results_3_altcolor.F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G66:results_3_altcolor.G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H66:results_3_altcolor.H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I66:results_3_altcolor.I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J66:results_3_altcolor.J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  <calcext:conditional-format calcext:target-range-address="results_3_altcolor.K66:results_3_altcolor.K66">
            <calcext:color-scale>
              <calcext:color-scale-entry calcext:value="1" calcext:type="number" calcext:color="#bbe33d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6:46:38.235593607</dc:date>
    <meta:editing-duration>PT1H40M9S</meta:editing-duration>
    <meta:editing-cycles>9</meta:editing-cycles>
    <meta:generator>LibreOffice/7.4.7.2$Linux_X86_64 LibreOffice_project/40$Build-2</meta:generator>
    <meta:document-statistic meta:table-count="5" meta:cell-count="4972" meta:object-count="0"/>
  </office:meta>
</office:document-meta>
</file>